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484in"/>
    </style:style>
    <style:style style:name="co2" style:family="table-column">
      <style:table-column-properties fo:break-before="auto" style:column-width="1.1555in"/>
    </style:style>
    <style:style style:name="co3" style:family="table-column">
      <style:table-column-properties fo:break-before="auto" style:column-width="0.5028in"/>
    </style:style>
    <style:style style:name="co4" style:family="table-column">
      <style:table-column-properties fo:break-before="auto" style:column-width="0.5354in"/>
    </style:style>
    <style:style style:name="co5" style:family="table-column">
      <style:table-column-properties fo:break-before="auto" style:column-width="1.0465in"/>
    </style:style>
    <style:style style:name="co6" style:family="table-column">
      <style:table-column-properties fo:break-before="auto" style:column-width="1.1228in"/>
    </style:style>
    <style:style style:name="co7" style:family="table-column">
      <style:table-column-properties fo:break-before="auto" style:column-width="0.372in"/>
    </style:style>
    <style:style style:name="co8" style:family="table-column">
      <style:table-column-properties fo:break-before="auto" style:column-width="0.4264in"/>
    </style:style>
    <style:style style:name="co9" style:family="table-column">
      <style:table-column-properties fo:break-before="auto" style:column-width="0.3071in"/>
    </style:style>
    <style:style style:name="co10" style:family="table-column">
      <style:table-column-properties fo:break-before="auto" style:column-width="0.4701in"/>
    </style:style>
    <style:style style:name="co11" style:family="table-column">
      <style:table-column-properties fo:break-before="auto" style:column-width="0.8075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5681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in" svg:height="4.9819in" svg:x="0.6094in" svg:y="4.7055in">
            <draw:object draw:notify-on-update-of-ranges="Sheet1.B1:Sheet1.B1 Sheet1.B2:Sheet1.B265 Sheet1.H1:Sheet1.H1 Sheet1.H2:Sheet1.H265 Sheet1.B1:Sheet1.B1 Sheet1.B2:Sheet1.B265 Sheet1.L1:Sheet1.L1 Sheet1.L2:Sheet1.L265 Sheet1.B1:Sheet1.B1 Sheet1.B2:Sheet1.B265 Sheet1.R1:Sheet1.R1 Sheet1.R2:Sheet1.R26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10.0772in" svg:height="3.7815in" svg:x="2.5433in" svg:y="0.6358in">
            <draw:object draw:notify-on-update-of-ranges="Sheet1.B1:Sheet1.B1 Sheet1.B2:Sheet1.B265 Sheet1.R1:Sheet1.R1 Sheet1.R2:Sheet1.R265 Sheet1.B1:Sheet1.B1 Sheet1.B2:Sheet1.B265 Sheet1.U1:Sheet1.U1 Sheet1.U2:Sheet1.U26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default-cell-style-name="ce1"/>
        <table:table-column table:style-name="co13" table:number-columns-repeated="3" table:default-cell-style-name="Default"/>
        <table:table-column table:style-name="co12" table:number-columns-repeated="1000" table:default-cell-style-name="Default"/>
        <table:table-row table:style-name="ro1">
          <table:table-cell table:style-name="ce1" office:value-type="string">
            <text:p>datetime</text:p>
          </table:table-cell>
          <table:table-cell table:style-name="ce1" office:value-type="string">
            <text:p>reltime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adxl_x</text:p>
          </table:table-cell>
          <table:table-cell table:style-name="ce1" office:value-type="string">
            <text:p>adxl_y</text:p>
          </table:table-cell>
          <table:table-cell table:style-name="ce1" office:value-type="string">
            <text:p>adxl_z</text:p>
          </table:table-cell>
          <table:table-cell table:style-name="ce1" office:value-type="string">
            <text:p>mpu_x</text:p>
          </table:table-cell>
          <table:table-cell table:style-name="ce1" office:value-type="string">
            <text:p>x2</text:p>
          </table:table-cell>
          <table:table-cell table:style-name="ce1" office:value-type="string">
            <text:p>mpu_y</text:p>
          </table:table-cell>
          <table:table-cell table:style-name="ce1" office:value-type="string">
            <text:p>y2</text:p>
          </table:table-cell>
          <table:table-cell table:style-name="ce1" office:value-type="string">
            <text:p>mpu_z</text:p>
          </table:table-cell>
          <table:table-cell table:style-name="ce1" office:value-type="string">
            <text:p>gx</text:p>
          </table:table-cell>
          <table:table-cell table:style-name="ce1" office:value-type="string">
            <text:p>gy</text:p>
          </table:table-cell>
          <table:table-cell table:style-name="ce1" office:value-type="string">
            <text:p>gz</text:p>
          </table:table-cell>
          <table:table-cell table:style-name="ce1" office:value-type="string">
            <text:p>yaw</text:p>
          </table:table-cell>
          <table:table-cell table:style-name="ce1" office:value-type="string">
            <text:p>pitch</text:p>
          </table:table-cell>
          <table:table-cell table:style-name="ce1" office:value-type="string">
            <text:p>rol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speed_real</text:p>
          </table:table-cell>
          <table:table-cell table:style-name="ce1"/>
          <table:table-cell office:value-type="string">
            <text:p>angle</text:p>
          </table:table-cell>
          <table:table-cell table:style-name="ce1" table:number-columns-repeated="1003"/>
        </table:table-row>
        <table:table-row table:style-name="ro1">
          <table:table-cell office:value-type="string">
            <text:p>2014-02-01_17:09:17_624064</text:p>
          </table:table-cell>
          <table:table-cell office:value-type="float" office:value="2340.40625">
            <text:p>2340.40625</text:p>
          </table:table-cell>
          <table:table-cell office:value-type="float" office:value="0.1">
            <text:p>0.1</text:p>
          </table:table-cell>
          <table:table-cell office:value-type="float" office:value="39">
            <text:p>39</text:p>
          </table:table-cell>
          <table:table-cell office:value-type="float" office:value="149">
            <text:p>149</text:p>
          </table:table-cell>
          <table:table-cell office:value-type="float" office:value="-206">
            <text:p>-206</text:p>
          </table:table-cell>
          <table:table-cell office:value-type="float" office:value="-0.5361328125">
            <text:p>-0.5361328125</text:p>
          </table:table-cell>
          <table:table-cell table:formula="of:=[.G2]*[.$T$2]" office:value-type="float" office:value="-26.806640625">
            <text:p>-26.806640625</text:p>
          </table:table-cell>
          <table:table-cell office:value-type="float" office:value="0.077880859375">
            <text:p>0.0778808594</text:p>
          </table:table-cell>
          <table:table-cell table:formula="of:=[.I2]*[.$T$2]" office:value-type="float" office:value="3.89404296875">
            <text:p>3.8940429688</text:p>
          </table:table-cell>
          <table:table-cell office:value-type="float" office:value="0.796875">
            <text:p>0.796875</text:p>
          </table:table-cell>
          <table:table-cell office:value-type="float" office:value="-3.40458015267176">
            <text:p>-3.4045801527</text:p>
          </table:table-cell>
          <table:table-cell office:value-type="float" office:value="3.00763358778626">
            <text:p>3.0076335878</text:p>
          </table:table-cell>
          <table:table-cell office:value-type="float" office:value="-0.49618320610687">
            <text:p>-0.4961832061</text:p>
          </table:table-cell>
          <table:table-cell table:number-columns-repeated="3" office:value-type="float" office:value="0">
            <text:p>0</text:p>
          </table:table-cell>
          <table:table-cell office:value-type="float" office:value="25.26">
            <text:p>25.26</text:p>
          </table:table-cell>
          <table:table-cell office:value-type="float" office:value="220">
            <text:p>220</text:p>
          </table:table-cell>
          <table:table-cell office:value-type="float" office:value="50">
            <text:p>50</text:p>
          </table:table-cell>
          <table:table-cell office:value-type="float" office:value="-60">
            <text:p>-60</text:p>
          </table:table-cell>
          <table:table-cell office:value-type="float" office:value="0.98">
            <text:p>0.98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table:number-columns-repeated="1000"/>
        </table:table-row>
        <table:table-row table:style-name="ro1">
          <table:table-cell office:value-type="string">
            <text:p>2014-02-01_17:09:17_737821</text:p>
          </table:table-cell>
          <table:table-cell office:value-type="float" office:value="13669.796875">
            <text:p>13669.796875</text:p>
          </table:table-cell>
          <table:table-cell office:value-type="float" office:value="0.2">
            <text:p>0.2</text:p>
          </table:table-cell>
          <table:table-cell office:value-type="float" office:value="30">
            <text:p>30</text:p>
          </table:table-cell>
          <table:table-cell office:value-type="float" office:value="163">
            <text:p>163</text:p>
          </table:table-cell>
          <table:table-cell office:value-type="float" office:value="-221">
            <text:p>-221</text:p>
          </table:table-cell>
          <table:table-cell office:value-type="float" office:value="-0.55810546875">
            <text:p>-0.5581054688</text:p>
          </table:table-cell>
          <table:table-cell table:formula="of:=[.G3]*[.$T$2]" office:value-type="float" office:value="-27.9052734375">
            <text:p>-27.9052734375</text:p>
          </table:table-cell>
          <table:table-cell office:value-type="float" office:value="0.031982421875">
            <text:p>0.0319824219</text:p>
          </table:table-cell>
          <table:table-cell table:formula="of:=[.I3]*[.$T$2]" office:value-type="float" office:value="1.59912109375">
            <text:p>1.5991210938</text:p>
          </table:table-cell>
          <table:table-cell office:value-type="float" office:value="0.81591796875">
            <text:p>0.8159179688</text:p>
          </table:table-cell>
          <table:table-cell office:value-type="float" office:value="-3.17557251908397">
            <text:p>-3.1755725191</text:p>
          </table:table-cell>
          <table:table-cell office:value-type="float" office:value="3.00763358778626">
            <text:p>3.0076335878</text:p>
          </table:table-cell>
          <table:table-cell office:value-type="float" office:value="-0.618320610687023">
            <text:p>-0.6183206107</text:p>
          </table:table-cell>
          <table:table-cell table:number-columns-repeated="3" office:value-type="float" office:value="0">
            <text:p>0</text:p>
          </table:table-cell>
          <table:table-cell office:value-type="float" office:value="24.94">
            <text:p>24.94</text:p>
          </table:table-cell>
          <table:table-cell office:value-type="float" office:value="220">
            <text:p>220</text:p>
          </table:table-cell>
          <table:table-cell/>
          <table:table-cell table:formula="of:=([.$V$2]*(([.U2]/[.$V$3])+[.L3]*[.$X$2])+[.$W$2]*[.H3])*[.$V$3]" office:value-type="float" office:value="-59.9805176824905">
            <text:p>-59.9805176825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2014-02-01_17:09:17_852848</text:p>
          </table:table-cell>
          <table:table-cell office:value-type="float" office:value="25145.59375">
            <text:p>25145.59375</text:p>
          </table:table-cell>
          <table:table-cell office:value-type="float" office:value="0.3">
            <text:p>0.3</text:p>
          </table:table-cell>
          <table:table-cell office:value-type="float" office:value="42">
            <text:p>42</text:p>
          </table:table-cell>
          <table:table-cell office:value-type="float" office:value="162">
            <text:p>162</text:p>
          </table:table-cell>
          <table:table-cell office:value-type="float" office:value="-219">
            <text:p>-219</text:p>
          </table:table-cell>
          <table:table-cell office:value-type="float" office:value="-0.53955078125">
            <text:p>-0.5395507813</text:p>
          </table:table-cell>
          <table:table-cell table:formula="of:=[.G4]*[.$T$2]" office:value-type="float" office:value="-26.9775390625">
            <text:p>-26.9775390625</text:p>
          </table:table-cell>
          <table:table-cell office:value-type="float" office:value="0.11279296875">
            <text:p>0.1127929688</text:p>
          </table:table-cell>
          <table:table-cell table:formula="of:=[.I4]*[.$T$2]" office:value-type="float" office:value="5.6396484375">
            <text:p>5.6396484375</text:p>
          </table:table-cell>
          <table:table-cell office:value-type="float" office:value="0.8349609375">
            <text:p>0.8349609375</text:p>
          </table:table-cell>
          <table:table-cell office:value-type="float" office:value="-3.48091603053435">
            <text:p>-3.4809160305</text:p>
          </table:table-cell>
          <table:table-cell office:value-type="float" office:value="3.29770992366412">
            <text:p>3.2977099237</text:p>
          </table:table-cell>
          <table:table-cell office:value-type="float" office:value="-0.229007633587786">
            <text:p>-0.2290076336</text:p>
          </table:table-cell>
          <table:table-cell table:number-columns-repeated="3" office:value-type="float" office:value="0">
            <text:p>0</text:p>
          </table:table-cell>
          <table:table-cell office:value-type="float" office:value="25.18">
            <text:p>25.18</text:p>
          </table:table-cell>
          <table:table-cell office:value-type="float" office:value="221">
            <text:p>221</text:p>
          </table:table-cell>
          <table:table-cell/>
          <table:table-cell table:formula="of:=([.$V$2]*(([.U3]/[.$V$3])+[.L4]*[.$X$2])+[.$W$2]*[.H4])*[.$V$3]" office:value-type="float" office:value="-60.0027176520754">
            <text:p>-60.0027176521</text:p>
          </table:table-cell>
          <table:table-cell table:number-columns-repeated="1003"/>
        </table:table-row>
        <table:table-row table:style-name="ro1">
          <table:table-cell office:value-type="string">
            <text:p>2014-02-01_17:09:17_965916</text:p>
          </table:table-cell>
          <table:table-cell office:value-type="float" office:value="36451.5">
            <text:p>36451.5</text:p>
          </table:table-cell>
          <table:table-cell office:value-type="float" office:value="0.4">
            <text:p>0.4</text:p>
          </table:table-cell>
          <table:table-cell office:value-type="float" office:value="51">
            <text:p>51</text:p>
          </table:table-cell>
          <table:table-cell office:value-type="float" office:value="144">
            <text:p>144</text:p>
          </table:table-cell>
          <table:table-cell office:value-type="float" office:value="-210">
            <text:p>-210</text:p>
          </table:table-cell>
          <table:table-cell office:value-type="float" office:value="-0.502197265625">
            <text:p>-0.5021972656</text:p>
          </table:table-cell>
          <table:table-cell table:formula="of:=[.G5]*[.$T$2]" office:value-type="float" office:value="-25.10986328125">
            <text:p>-25.1098632813</text:p>
          </table:table-cell>
          <table:table-cell office:value-type="float" office:value="0.013916015625">
            <text:p>0.0139160156</text:p>
          </table:table-cell>
          <table:table-cell table:formula="of:=[.I5]*[.$T$2]" office:value-type="float" office:value="0.69580078125">
            <text:p>0.6958007813</text:p>
          </table:table-cell>
          <table:table-cell office:value-type="float" office:value="0.837158203125">
            <text:p>0.8371582031</text:p>
          </table:table-cell>
          <table:table-cell office:value-type="float" office:value="-4.41221374045802">
            <text:p>-4.4122137405</text:p>
          </table:table-cell>
          <table:table-cell office:value-type="float" office:value="2.30534351145038">
            <text:p>2.3053435115</text:p>
          </table:table-cell>
          <table:table-cell office:value-type="float" office:value="-0.618320610687023">
            <text:p>-0.6183206107</text:p>
          </table:table-cell>
          <table:table-cell table:number-columns-repeated="3" office:value-type="float" office:value="0">
            <text:p>0</text:p>
          </table:table-cell>
          <table:table-cell office:value-type="float" office:value="24.87">
            <text:p>24.87</text:p>
          </table:table-cell>
          <table:table-cell office:value-type="float" office:value="221">
            <text:p>221</text:p>
          </table:table-cell>
          <table:table-cell/>
          <table:table-cell table:formula="of:=([.$V$2]*(([.U4]/[.$V$3])+[.L5]*[.$X$2])+[.$W$2]*[.H5])*[.$V$3]" office:value-type="float" office:value="-60.1696544577886">
            <text:p>-60.1696544578</text:p>
          </table:table-cell>
          <table:table-cell table:number-columns-repeated="1003"/>
        </table:table-row>
        <table:table-row table:style-name="ro1">
          <table:table-cell office:value-type="string">
            <text:p>2014-02-01_17:09:18_079519</text:p>
          </table:table-cell>
          <table:table-cell office:value-type="float" office:value="47812.5">
            <text:p>47812.5</text:p>
          </table:table-cell>
          <table:table-cell office:value-type="float" office:value="0.5">
            <text:p>0.5</text:p>
          </table:table-cell>
          <table:table-cell office:value-type="float" office:value="37">
            <text:p>37</text:p>
          </table:table-cell>
          <table:table-cell office:value-type="float" office:value="159">
            <text:p>159</text:p>
          </table:table-cell>
          <table:table-cell office:value-type="float" office:value="-190">
            <text:p>-190</text:p>
          </table:table-cell>
          <table:table-cell office:value-type="float" office:value="-0.5546875">
            <text:p>-0.5546875</text:p>
          </table:table-cell>
          <table:table-cell table:formula="of:=[.G6]*[.$T$2]" office:value-type="float" office:value="-27.734375">
            <text:p>-27.734375</text:p>
          </table:table-cell>
          <table:table-cell office:value-type="float" office:value="0.125244140625">
            <text:p>0.1252441406</text:p>
          </table:table-cell>
          <table:table-cell table:formula="of:=[.I6]*[.$T$2]" office:value-type="float" office:value="6.26220703125">
            <text:p>6.2622070313</text:p>
          </table:table-cell>
          <table:table-cell office:value-type="float" office:value="0.861083984375">
            <text:p>0.8610839844</text:p>
          </table:table-cell>
          <table:table-cell office:value-type="float" office:value="-3.02290076335878">
            <text:p>-3.0229007634</text:p>
          </table:table-cell>
          <table:table-cell office:value-type="float" office:value="4.49618320610687">
            <text:p>4.4961832061</text:p>
          </table:table-cell>
          <table:table-cell office:value-type="float" office:value="-0.740458015267176">
            <text:p>-0.7404580153</text:p>
          </table:table-cell>
          <table:table-cell table:number-columns-repeated="3" office:value-type="float" office:value="0">
            <text:p>0</text:p>
          </table:table-cell>
          <table:table-cell office:value-type="float" office:value="26.88">
            <text:p>26.88</text:p>
          </table:table-cell>
          <table:table-cell office:value-type="float" office:value="221">
            <text:p>221</text:p>
          </table:table-cell>
          <table:table-cell/>
          <table:table-cell table:formula="of:=([.$V$2]*(([.U5]/[.$V$3])+[.L6]*[.$X$2])+[.$W$2]*[.H6])*[.$V$3]" office:value-type="float" office:value="-60.1134374182512">
            <text:p>-60.1134374183</text:p>
          </table:table-cell>
          <table:table-cell table:number-columns-repeated="1003"/>
        </table:table-row>
        <table:table-row table:style-name="ro1">
          <table:table-cell office:value-type="string">
            <text:p>2014-02-01_17:09:18_192277</text:p>
          </table:table-cell>
          <table:table-cell office:value-type="float" office:value="59087.796875">
            <text:p>59087.796875</text:p>
          </table:table-cell>
          <table:table-cell office:value-type="float" office:value="0.6">
            <text:p>0.6</text:p>
          </table:table-cell>
          <table:table-cell office:value-type="float" office:value="66">
            <text:p>66</text:p>
          </table:table-cell>
          <table:table-cell office:value-type="float" office:value="174">
            <text:p>174</text:p>
          </table:table-cell>
          <table:table-cell office:value-type="float" office:value="-257">
            <text:p>-257</text:p>
          </table:table-cell>
          <table:table-cell office:value-type="float" office:value="-0.54052734375">
            <text:p>-0.5405273438</text:p>
          </table:table-cell>
          <table:table-cell table:formula="of:=[.G7]*[.$T$2]" office:value-type="float" office:value="-27.0263671875">
            <text:p>-27.0263671875</text:p>
          </table:table-cell>
          <table:table-cell office:value-type="float" office:value="-0.019287109375">
            <text:p>-0.0192871094</text:p>
          </table:table-cell>
          <table:table-cell table:formula="of:=[.I7]*[.$T$2]" office:value-type="float" office:value="-0.96435546875">
            <text:p>-0.9643554688</text:p>
          </table:table-cell>
          <table:table-cell office:value-type="float" office:value="0.856201171875">
            <text:p>0.8562011719</text:p>
          </table:table-cell>
          <table:table-cell office:value-type="float" office:value="-2.55725190839695">
            <text:p>-2.5572519084</text:p>
          </table:table-cell>
          <table:table-cell office:value-type="float" office:value="2.57251908396947">
            <text:p>2.572519084</text:p>
          </table:table-cell>
          <table:table-cell office:value-type="float" office:value="-0.290076335877863">
            <text:p>-0.2900763359</text:p>
          </table:table-cell>
          <table:table-cell table:number-columns-repeated="3" office:value-type="float" office:value="0">
            <text:p>0</text:p>
          </table:table-cell>
          <table:table-cell office:value-type="float" office:value="24.72">
            <text:p>24.72</text:p>
          </table:table-cell>
          <table:table-cell office:value-type="float" office:value="222">
            <text:p>222</text:p>
          </table:table-cell>
          <table:table-cell/>
          <table:table-cell table:formula="of:=([.$V$2]*(([.U6]/[.$V$3])+[.L7]*[.$X$2])+[.$W$2]*[.H7])*[.$V$3]" office:value-type="float" office:value="-59.952917387682">
            <text:p>-59.9529173877</text:p>
          </table:table-cell>
          <table:table-cell table:number-columns-repeated="1003"/>
        </table:table-row>
        <table:table-row table:style-name="ro1">
          <table:table-cell office:value-type="string">
            <text:p>2014-02-01_17:09:18_305799</text:p>
          </table:table-cell>
          <table:table-cell office:value-type="float" office:value="70440.71875">
            <text:p>70440.71875</text:p>
          </table:table-cell>
          <table:table-cell office:value-type="float" office:value="0.7">
            <text:p>0.7</text:p>
          </table:table-cell>
          <table:table-cell office:value-type="float" office:value="27">
            <text:p>27</text:p>
          </table:table-cell>
          <table:table-cell office:value-type="float" office:value="134">
            <text:p>134</text:p>
          </table:table-cell>
          <table:table-cell office:value-type="float" office:value="-180">
            <text:p>-180</text:p>
          </table:table-cell>
          <table:table-cell office:value-type="float" office:value="-0.5615234375">
            <text:p>-0.5615234375</text:p>
          </table:table-cell>
          <table:table-cell table:formula="of:=[.G8]*[.$T$2]" office:value-type="float" office:value="-28.076171875">
            <text:p>-28.076171875</text:p>
          </table:table-cell>
          <table:table-cell office:value-type="float" office:value="-0.0498046875">
            <text:p>-0.0498046875</text:p>
          </table:table-cell>
          <table:table-cell table:formula="of:=[.I8]*[.$T$2]" office:value-type="float" office:value="-2.490234375">
            <text:p>-2.490234375</text:p>
          </table:table-cell>
          <table:table-cell office:value-type="float" office:value="0.902099609375">
            <text:p>0.9020996094</text:p>
          </table:table-cell>
          <table:table-cell office:value-type="float" office:value="-3.10687022900763">
            <text:p>-3.106870229</text:p>
          </table:table-cell>
          <table:table-cell office:value-type="float" office:value="1.87022900763359">
            <text:p>1.8702290076</text:p>
          </table:table-cell>
          <table:table-cell office:value-type="float" office:value="-0.343511450381679">
            <text:p>-0.3435114504</text:p>
          </table:table-cell>
          <table:table-cell table:number-columns-repeated="3" office:value-type="float" office:value="0">
            <text:p>0</text:p>
          </table:table-cell>
          <table:table-cell office:value-type="float" office:value="25.16">
            <text:p>25.16</text:p>
          </table:table-cell>
          <table:table-cell office:value-type="float" office:value="222">
            <text:p>222</text:p>
          </table:table-cell>
          <table:table-cell/>
          <table:table-cell table:formula="of:=([.$V$2]*(([.U7]/[.$V$3])+[.L8]*[.$X$2])+[.$W$2]*[.H8])*[.$V$3]" office:value-type="float" office:value="-59.9243290423138">
            <text:p>-59.9243290423</text:p>
          </table:table-cell>
          <table:table-cell table:number-columns-repeated="1003"/>
        </table:table-row>
        <table:table-row table:style-name="ro1">
          <table:table-cell office:value-type="string">
            <text:p>2014-02-01_17:09:18_418680</text:p>
          </table:table-cell>
          <table:table-cell office:value-type="float" office:value="81727.71875">
            <text:p>81727.71875</text:p>
          </table:table-cell>
          <table:table-cell office:value-type="float" office:value="0.8">
            <text:p>0.8</text:p>
          </table:table-cell>
          <table:table-cell office:value-type="float" office:value="25">
            <text:p>25</text:p>
          </table:table-cell>
          <table:table-cell office:value-type="float" office:value="143">
            <text:p>143</text:p>
          </table:table-cell>
          <table:table-cell office:value-type="float" office:value="-210">
            <text:p>-210</text:p>
          </table:table-cell>
          <table:table-cell office:value-type="float" office:value="-0.498779296875">
            <text:p>-0.4987792969</text:p>
          </table:table-cell>
          <table:table-cell table:formula="of:=[.G9]*[.$T$2]" office:value-type="float" office:value="-24.93896484375">
            <text:p>-24.9389648438</text:p>
          </table:table-cell>
          <table:table-cell office:value-type="float" office:value="0.141357421875">
            <text:p>0.1413574219</text:p>
          </table:table-cell>
          <table:table-cell table:formula="of:=[.I9]*[.$T$2]" office:value-type="float" office:value="7.06787109375">
            <text:p>7.0678710938</text:p>
          </table:table-cell>
          <table:table-cell office:value-type="float" office:value="0.755126953125">
            <text:p>0.7551269531</text:p>
          </table:table-cell>
          <table:table-cell office:value-type="float" office:value="-0.786259541984733">
            <text:p>-0.786259542</text:p>
          </table:table-cell>
          <table:table-cell office:value-type="float" office:value="3.72519083969466">
            <text:p>3.7251908397</text:p>
          </table:table-cell>
          <table:table-cell office:value-type="float" office:value="-0.213740458015267">
            <text:p>-0.213740458</text:p>
          </table:table-cell>
          <table:table-cell table:number-columns-repeated="3" office:value-type="float" office:value="0">
            <text:p>0</text:p>
          </table:table-cell>
          <table:table-cell office:value-type="float" office:value="24.65">
            <text:p>24.65</text:p>
          </table:table-cell>
          <table:table-cell office:value-type="float" office:value="223">
            <text:p>223</text:p>
          </table:table-cell>
          <table:table-cell/>
          <table:table-cell table:formula="of:=([.$V$2]*(([.U8]/[.$V$3])+[.L9]*[.$X$2])+[.$W$2]*[.H9])*[.$V$3]" office:value-type="float" office:value="-59.3787286285716">
            <text:p>-59.3787286286</text:p>
          </table:table-cell>
          <table:table-cell table:number-columns-repeated="1003"/>
        </table:table-row>
        <table:table-row table:style-name="ro1">
          <table:table-cell office:value-type="string">
            <text:p>2014-02-01_17:09:18_532494</text:p>
          </table:table-cell>
          <table:table-cell office:value-type="float" office:value="93110.703125">
            <text:p>93110.703125</text:p>
          </table:table-cell>
          <table:table-cell office:value-type="float" office:value="0.9">
            <text:p>0.9</text:p>
          </table:table-cell>
          <table:table-cell office:value-type="float" office:value="35">
            <text:p>35</text:p>
          </table:table-cell>
          <table:table-cell office:value-type="float" office:value="131">
            <text:p>131</text:p>
          </table:table-cell>
          <table:table-cell office:value-type="float" office:value="-217">
            <text:p>-217</text:p>
          </table:table-cell>
          <table:table-cell office:value-type="float" office:value="-0.48388671875">
            <text:p>-0.4838867188</text:p>
          </table:table-cell>
          <table:table-cell table:formula="of:=[.G10]*[.$T$2]" office:value-type="float" office:value="-24.1943359375">
            <text:p>-24.1943359375</text:p>
          </table:table-cell>
          <table:table-cell office:value-type="float" office:value="0.073974609375">
            <text:p>0.0739746094</text:p>
          </table:table-cell>
          <table:table-cell table:formula="of:=[.I10]*[.$T$2]" office:value-type="float" office:value="3.69873046875">
            <text:p>3.6987304688</text:p>
          </table:table-cell>
          <table:table-cell office:value-type="float" office:value="0.948974609375">
            <text:p>0.9489746094</text:p>
          </table:table-cell>
          <table:table-cell office:value-type="float" office:value="-3.29770992366412">
            <text:p>-3.2977099237</text:p>
          </table:table-cell>
          <table:table-cell office:value-type="float" office:value="3.14503816793893">
            <text:p>3.1450381679</text:p>
          </table:table-cell>
          <table:table-cell office:value-type="float" office:value="0.106870229007634">
            <text:p>0.106870229</text:p>
          </table:table-cell>
          <table:table-cell table:number-columns-repeated="3" office:value-type="float" office:value="0">
            <text:p>0</text:p>
          </table:table-cell>
          <table:table-cell office:value-type="float" office:value="24.81">
            <text:p>24.81</text:p>
          </table:table-cell>
          <table:table-cell office:value-type="float" office:value="223">
            <text:p>223</text:p>
          </table:table-cell>
          <table:table-cell/>
          <table:table-cell table:formula="of:=([.$V$2]*(([.U9]/[.$V$3])+[.L10]*[.$X$2])+[.$W$2]*[.H10])*[.$V$3]" office:value-type="float" office:value="-59.3213919197883">
            <text:p>-59.3213919198</text:p>
          </table:table-cell>
          <table:table-cell table:number-columns-repeated="1003"/>
        </table:table-row>
        <table:table-row table:style-name="ro1">
          <table:table-cell office:value-type="string">
            <text:p>2014-02-01_17:09:18_645200</text:p>
          </table:table-cell>
          <table:table-cell office:value-type="float" office:value="104380.3125">
            <text:p>104380.312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41">
            <text:p>141</text:p>
          </table:table-cell>
          <table:table-cell office:value-type="float" office:value="-225">
            <text:p>-225</text:p>
          </table:table-cell>
          <table:table-cell office:value-type="float" office:value="-0.47900390625">
            <text:p>-0.4790039063</text:p>
          </table:table-cell>
          <table:table-cell table:formula="of:=[.G11]*[.$T$2]" office:value-type="float" office:value="-23.9501953125">
            <text:p>-23.9501953125</text:p>
          </table:table-cell>
          <table:table-cell office:value-type="float" office:value="0.082275390625">
            <text:p>0.0822753906</text:p>
          </table:table-cell>
          <table:table-cell table:formula="of:=[.I11]*[.$T$2]" office:value-type="float" office:value="4.11376953125">
            <text:p>4.1137695313</text:p>
          </table:table-cell>
          <table:table-cell office:value-type="float" office:value="0.79248046875">
            <text:p>0.7924804688</text:p>
          </table:table-cell>
          <table:table-cell office:value-type="float" office:value="-2.73282442748092">
            <text:p>-2.7328244275</text:p>
          </table:table-cell>
          <table:table-cell office:value-type="float" office:value="3.08396946564885">
            <text:p>3.0839694656</text:p>
          </table:table-cell>
          <table:table-cell office:value-type="float" office:value="0.511450381679389">
            <text:p>0.5114503817</text:p>
          </table:table-cell>
          <table:table-cell table:number-columns-repeated="3" office:value-type="float" office:value="0">
            <text:p>0</text:p>
          </table:table-cell>
          <table:table-cell office:value-type="float" office:value="25.13">
            <text:p>25.13</text:p>
          </table:table-cell>
          <table:table-cell office:value-type="float" office:value="223">
            <text:p>223</text:p>
          </table:table-cell>
          <table:table-cell/>
          <table:table-cell table:formula="of:=([.$V$2]*(([.U10]/[.$V$3])+[.L11]*[.$X$2])+[.$W$2]*[.H11])*[.$V$3]" office:value-type="float" office:value="-59.1496015754288">
            <text:p>-59.1496015754</text:p>
          </table:table-cell>
          <table:table-cell table:number-columns-repeated="1003"/>
        </table:table-row>
        <table:table-row table:style-name="ro1">
          <table:table-cell office:value-type="string">
            <text:p>2014-02-01_17:09:18_760237</text:p>
          </table:table-cell>
          <table:table-cell office:value-type="float" office:value="115884.703125">
            <text:p>115884.703125</text:p>
          </table:table-cell>
          <table:table-cell office:value-type="float" office:value="1.1">
            <text:p>1.1</text:p>
          </table:table-cell>
          <table:table-cell office:value-type="float" office:value="41">
            <text:p>41</text:p>
          </table:table-cell>
          <table:table-cell office:value-type="float" office:value="124">
            <text:p>124</text:p>
          </table:table-cell>
          <table:table-cell office:value-type="float" office:value="-220">
            <text:p>-220</text:p>
          </table:table-cell>
          <table:table-cell office:value-type="float" office:value="-0.5986328125">
            <text:p>-0.5986328125</text:p>
          </table:table-cell>
          <table:table-cell table:formula="of:=[.G12]*[.$T$2]" office:value-type="float" office:value="-29.931640625">
            <text:p>-29.931640625</text:p>
          </table:table-cell>
          <table:table-cell office:value-type="float" office:value="0.176025390625">
            <text:p>0.1760253906</text:p>
          </table:table-cell>
          <table:table-cell table:formula="of:=[.I12]*[.$T$2]" office:value-type="float" office:value="8.80126953125">
            <text:p>8.8012695313</text:p>
          </table:table-cell>
          <table:table-cell office:value-type="float" office:value="0.7529296875">
            <text:p>0.7529296875</text:p>
          </table:table-cell>
          <table:table-cell office:value-type="float" office:value="-2.77099236641221">
            <text:p>-2.7709923664</text:p>
          </table:table-cell>
          <table:table-cell office:value-type="float" office:value="2.73282442748092">
            <text:p>2.7328244275</text:p>
          </table:table-cell>
          <table:table-cell office:value-type="float" office:value="0.49618320610687">
            <text:p>0.4961832061</text:p>
          </table:table-cell>
          <table:table-cell table:number-columns-repeated="3" office:value-type="float" office:value="0">
            <text:p>0</text:p>
          </table:table-cell>
          <table:table-cell office:value-type="float" office:value="49.3">
            <text:p>49.3</text:p>
          </table:table-cell>
          <table:table-cell office:value-type="float" office:value="224">
            <text:p>224</text:p>
          </table:table-cell>
          <table:table-cell/>
          <table:table-cell table:formula="of:=([.$V$2]*(([.U11]/[.$V$3])+[.L12]*[.$X$2])+[.$W$2]*[.H12])*[.$V$3]" office:value-type="float" office:value="-59.108356860237">
            <text:p>-59.1083568602</text:p>
          </table:table-cell>
          <table:table-cell table:number-columns-repeated="1003"/>
        </table:table-row>
        <table:table-row table:style-name="ro1">
          <table:table-cell office:value-type="string">
            <text:p>2014-02-01_17:09:18_872585</text:p>
          </table:table-cell>
          <table:table-cell office:value-type="float" office:value="127119.203125">
            <text:p>127119.203125</text:p>
          </table:table-cell>
          <table:table-cell office:value-type="float" office:value="1.2">
            <text:p>1.2</text:p>
          </table:table-cell>
          <table:table-cell office:value-type="float" office:value="95">
            <text:p>95</text:p>
          </table:table-cell>
          <table:table-cell office:value-type="float" office:value="194">
            <text:p>194</text:p>
          </table:table-cell>
          <table:table-cell office:value-type="float" office:value="-177">
            <text:p>-177</text:p>
          </table:table-cell>
          <table:table-cell office:value-type="float" office:value="-0.643310546875">
            <text:p>-0.6433105469</text:p>
          </table:table-cell>
          <table:table-cell table:formula="of:=[.G13]*[.$T$2]" office:value-type="float" office:value="-32.16552734375">
            <text:p>-32.1655273438</text:p>
          </table:table-cell>
          <table:table-cell office:value-type="float" office:value="0.11279296875">
            <text:p>0.1127929688</text:p>
          </table:table-cell>
          <table:table-cell table:formula="of:=[.I13]*[.$T$2]" office:value-type="float" office:value="5.6396484375">
            <text:p>5.6396484375</text:p>
          </table:table-cell>
          <table:table-cell office:value-type="float" office:value="0.28955078125">
            <text:p>0.2895507813</text:p>
          </table:table-cell>
          <table:table-cell office:value-type="float" office:value="-3.08396946564885">
            <text:p>-3.0839694656</text:p>
          </table:table-cell>
          <table:table-cell office:value-type="float" office:value="3.16030534351145">
            <text:p>3.1603053435</text:p>
          </table:table-cell>
          <table:table-cell office:value-type="float" office:value="-0.931297709923664">
            <text:p>-0.9312977099</text:p>
          </table:table-cell>
          <table:table-cell table:number-columns-repeated="3" office:value-type="float" office:value="0">
            <text:p>0</text:p>
          </table:table-cell>
          <table:table-cell office:value-type="float" office:value="15.57">
            <text:p>15.57</text:p>
          </table:table-cell>
          <table:table-cell office:value-type="float" office:value="224">
            <text:p>224</text:p>
          </table:table-cell>
          <table:table-cell/>
          <table:table-cell table:formula="of:=([.$V$2]*(([.U12]/[.$V$3])+[.L13]*[.$X$2])+[.$W$2]*[.H13])*[.$V$3]" office:value-type="float" office:value="-59.1739582851744">
            <text:p>-59.1739582852</text:p>
          </table:table-cell>
          <table:table-cell table:number-columns-repeated="1003"/>
        </table:table-row>
        <table:table-row table:style-name="ro1">
          <table:table-cell office:value-type="string">
            <text:p>2014-02-01_17:09:18_985401</text:p>
          </table:table-cell>
          <table:table-cell office:value-type="float" office:value="138400.90625">
            <text:p>138400.90625</text:p>
          </table:table-cell>
          <table:table-cell office:value-type="float" office:value="1.3">
            <text:p>1.3</text:p>
          </table:table-cell>
          <table:table-cell office:value-type="float" office:value="116">
            <text:p>116</text:p>
          </table:table-cell>
          <table:table-cell office:value-type="float" office:value="184">
            <text:p>184</text:p>
          </table:table-cell>
          <table:table-cell office:value-type="float" office:value="-222">
            <text:p>-222</text:p>
          </table:table-cell>
          <table:table-cell office:value-type="float" office:value="-0.498291015625">
            <text:p>-0.4982910156</text:p>
          </table:table-cell>
          <table:table-cell table:formula="of:=[.G14]*[.$T$2]" office:value-type="float" office:value="-24.91455078125">
            <text:p>-24.9145507813</text:p>
          </table:table-cell>
          <table:table-cell office:value-type="float" office:value="0.0673828125">
            <text:p>0.0673828125</text:p>
          </table:table-cell>
          <table:table-cell table:formula="of:=[.I14]*[.$T$2]" office:value-type="float" office:value="3.369140625">
            <text:p>3.369140625</text:p>
          </table:table-cell>
          <table:table-cell office:value-type="float" office:value="0.75537109375">
            <text:p>0.7553710938</text:p>
          </table:table-cell>
          <table:table-cell office:value-type="float" office:value="-6.19083969465649">
            <text:p>-6.1908396947</text:p>
          </table:table-cell>
          <table:table-cell office:value-type="float" office:value="1.42748091603053">
            <text:p>1.427480916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15.56">
            <text:p>15.56</text:p>
          </table:table-cell>
          <table:table-cell office:value-type="float" office:value="224">
            <text:p>224</text:p>
          </table:table-cell>
          <table:table-cell/>
          <table:table-cell table:formula="of:=([.$V$2]*(([.U13]/[.$V$3])+[.L14]*[.$X$2])+[.$W$2]*[.H14])*[.$V$3]" office:value-type="float" office:value="-59.7021747152486">
            <text:p>-59.7021747152</text:p>
          </table:table-cell>
          <table:table-cell table:number-columns-repeated="1003"/>
        </table:table-row>
        <table:table-row table:style-name="ro1">
          <table:table-cell office:value-type="string">
            <text:p>2014-02-01_17:09:19_098643</text:p>
          </table:table-cell>
          <table:table-cell office:value-type="float" office:value="149725">
            <text:p>149725</text:p>
          </table:table-cell>
          <table:table-cell office:value-type="float" office:value="1.4">
            <text:p>1.4</text:p>
          </table:table-cell>
          <table:table-cell office:value-type="float" office:value="108">
            <text:p>108</text:p>
          </table:table-cell>
          <table:table-cell office:value-type="float" office:value="186">
            <text:p>186</text:p>
          </table:table-cell>
          <table:table-cell office:value-type="float" office:value="-226">
            <text:p>-226</text:p>
          </table:table-cell>
          <table:table-cell office:value-type="float" office:value="-0.556640625">
            <text:p>-0.556640625</text:p>
          </table:table-cell>
          <table:table-cell table:formula="of:=[.G15]*[.$T$2]" office:value-type="float" office:value="-27.83203125">
            <text:p>-27.83203125</text:p>
          </table:table-cell>
          <table:table-cell office:value-type="float" office:value="0.1591796875">
            <text:p>0.1591796875</text:p>
          </table:table-cell>
          <table:table-cell table:formula="of:=[.I15]*[.$T$2]" office:value-type="float" office:value="7.958984375">
            <text:p>7.958984375</text:p>
          </table:table-cell>
          <table:table-cell office:value-type="float" office:value="0.91552734375">
            <text:p>0.9155273438</text:p>
          </table:table-cell>
          <table:table-cell office:value-type="float" office:value="-3.55725190839695">
            <text:p>-3.5572519084</text:p>
          </table:table-cell>
          <table:table-cell office:value-type="float" office:value="3.04580152671756">
            <text:p>3.0458015267</text:p>
          </table:table-cell>
          <table:table-cell office:value-type="float" office:value="-0.213740458015267">
            <text:p>-0.213740458</text:p>
          </table:table-cell>
          <table:table-cell table:number-columns-repeated="3" office:value-type="float" office:value="0">
            <text:p>0</text:p>
          </table:table-cell>
          <table:table-cell office:value-type="float" office:value="16.18">
            <text:p>16.18</text:p>
          </table:table-cell>
          <table:table-cell office:value-type="float" office:value="225">
            <text:p>225</text:p>
          </table:table-cell>
          <table:table-cell/>
          <table:table-cell table:formula="of:=([.$V$2]*(([.U14]/[.$V$3])+[.L15]*[.$X$2])+[.$W$2]*[.H15])*[.$V$3]" office:value-type="float" office:value="-59.7619932199895">
            <text:p>-59.76199322</text:p>
          </table:table-cell>
          <table:table-cell table:number-columns-repeated="1003"/>
        </table:table-row>
        <table:table-row table:style-name="ro1">
          <table:table-cell office:value-type="string">
            <text:p>2014-02-01_17:09:19_211141</text:p>
          </table:table-cell>
          <table:table-cell office:value-type="float" office:value="160975">
            <text:p>160975</text:p>
          </table:table-cell>
          <table:table-cell office:value-type="float" office:value="1.5">
            <text:p>1.5</text:p>
          </table:table-cell>
          <table:table-cell office:value-type="float" office:value="64">
            <text:p>64</text:p>
          </table:table-cell>
          <table:table-cell office:value-type="float" office:value="210">
            <text:p>210</text:p>
          </table:table-cell>
          <table:table-cell office:value-type="float" office:value="-220">
            <text:p>-220</text:p>
          </table:table-cell>
          <table:table-cell office:value-type="float" office:value="-0.581298828125">
            <text:p>-0.5812988281</text:p>
          </table:table-cell>
          <table:table-cell table:formula="of:=[.G16]*[.$T$2]" office:value-type="float" office:value="-29.06494140625">
            <text:p>-29.0649414063</text:p>
          </table:table-cell>
          <table:table-cell office:value-type="float" office:value="-0.0244140625">
            <text:p>-0.0244140625</text:p>
          </table:table-cell>
          <table:table-cell table:formula="of:=[.I16]*[.$T$2]" office:value-type="float" office:value="-1.220703125">
            <text:p>-1.220703125</text:p>
          </table:table-cell>
          <table:table-cell office:value-type="float" office:value="0.87939453125">
            <text:p>0.8793945313</text:p>
          </table:table-cell>
          <table:table-cell office:value-type="float" office:value="-2.90839694656489">
            <text:p>-2.9083969466</text:p>
          </table:table-cell>
          <table:table-cell office:value-type="float" office:value="4.13740458015267">
            <text:p>4.1374045802</text:p>
          </table:table-cell>
          <table:table-cell office:value-type="float" office:value="-0.732824427480916">
            <text:p>-0.7328244275</text:p>
          </table:table-cell>
          <table:table-cell table:number-columns-repeated="3" office:value-type="float" office:value="0">
            <text:p>0</text:p>
          </table:table-cell>
          <table:table-cell office:value-type="float" office:value="16.05">
            <text:p>16.05</text:p>
          </table:table-cell>
          <table:table-cell office:value-type="float" office:value="225">
            <text:p>225</text:p>
          </table:table-cell>
          <table:table-cell/>
          <table:table-cell table:formula="of:=([.$V$2]*(([.U15]/[.$V$3])+[.L16]*[.$X$2])+[.$W$2]*[.H16])*[.$V$3]" office:value-type="float" office:value="-59.7180979852414">
            <text:p>-59.7180979852</text:p>
          </table:table-cell>
          <table:table-cell table:number-columns-repeated="1003"/>
        </table:table-row>
        <table:table-row table:style-name="ro1">
          <table:table-cell office:value-type="string">
            <text:p>2014-02-01_17:09:19_324938</text:p>
          </table:table-cell>
          <table:table-cell office:value-type="float" office:value="172381.109375">
            <text:p>172381.109375</text:p>
          </table:table-cell>
          <table:table-cell office:value-type="float" office:value="1.6">
            <text:p>1.6</text:p>
          </table:table-cell>
          <table:table-cell office:value-type="float" office:value="84">
            <text:p>84</text:p>
          </table:table-cell>
          <table:table-cell office:value-type="float" office:value="179">
            <text:p>179</text:p>
          </table:table-cell>
          <table:table-cell office:value-type="float" office:value="-238">
            <text:p>-238</text:p>
          </table:table-cell>
          <table:table-cell office:value-type="float" office:value="-0.581787109375">
            <text:p>-0.5817871094</text:p>
          </table:table-cell>
          <table:table-cell table:formula="of:=[.G17]*[.$T$2]" office:value-type="float" office:value="-29.08935546875">
            <text:p>-29.0893554688</text:p>
          </table:table-cell>
          <table:table-cell office:value-type="float" office:value="0.029052734375">
            <text:p>0.0290527344</text:p>
          </table:table-cell>
          <table:table-cell table:formula="of:=[.I17]*[.$T$2]" office:value-type="float" office:value="1.45263671875">
            <text:p>1.4526367188</text:p>
          </table:table-cell>
          <table:table-cell office:value-type="float" office:value="0.5634765625">
            <text:p>0.5634765625</text:p>
          </table:table-cell>
          <table:table-cell office:value-type="float" office:value="-3.0381679389313">
            <text:p>-3.0381679389</text:p>
          </table:table-cell>
          <table:table-cell office:value-type="float" office:value="2.81679389312977">
            <text:p>2.8167938931</text:p>
          </table:table-cell>
          <table:table-cell office:value-type="float" office:value="-1.91603053435115">
            <text:p>-1.9160305344</text:p>
          </table:table-cell>
          <table:table-cell table:number-columns-repeated="3" office:value-type="float" office:value="0">
            <text:p>0</text:p>
          </table:table-cell>
          <table:table-cell office:value-type="float" office:value="25.13">
            <text:p>25.13</text:p>
          </table:table-cell>
          <table:table-cell office:value-type="float" office:value="226">
            <text:p>226</text:p>
          </table:table-cell>
          <table:table-cell/>
          <table:table-cell table:formula="of:=([.$V$2]*(([.U16]/[.$V$3])+[.L17]*[.$X$2])+[.$W$2]*[.H17])*[.$V$3]" office:value-type="float" office:value="-59.7010040509421">
            <text:p>-59.7010040509</text:p>
          </table:table-cell>
          <table:table-cell table:number-columns-repeated="1003"/>
        </table:table-row>
        <table:table-row table:style-name="ro1">
          <table:table-cell office:value-type="string">
            <text:p>2014-02-01_17:09:19_438831</text:p>
          </table:table-cell>
          <table:table-cell office:value-type="float" office:value="183780.3125">
            <text:p>183780.3125</text:p>
          </table:table-cell>
          <table:table-cell office:value-type="float" office:value="1.7">
            <text:p>1.7</text:p>
          </table:table-cell>
          <table:table-cell office:value-type="float" office:value="76">
            <text:p>76</text:p>
          </table:table-cell>
          <table:table-cell office:value-type="float" office:value="227">
            <text:p>227</text:p>
          </table:table-cell>
          <table:table-cell office:value-type="float" office:value="-264">
            <text:p>-264</text:p>
          </table:table-cell>
          <table:table-cell office:value-type="float" office:value="-0.4775390625">
            <text:p>-0.4775390625</text:p>
          </table:table-cell>
          <table:table-cell table:formula="of:=[.G18]*[.$T$2]" office:value-type="float" office:value="-23.876953125">
            <text:p>-23.876953125</text:p>
          </table:table-cell>
          <table:table-cell office:value-type="float" office:value="0.1015625">
            <text:p>0.1015625</text:p>
          </table:table-cell>
          <table:table-cell table:formula="of:=[.I18]*[.$T$2]" office:value-type="float" office:value="5.078125">
            <text:p>5.078125</text:p>
          </table:table-cell>
          <table:table-cell office:value-type="float" office:value="0.785888671875">
            <text:p>0.7858886719</text:p>
          </table:table-cell>
          <table:table-cell office:value-type="float" office:value="-6.61832061068702">
            <text:p>-6.6183206107</text:p>
          </table:table-cell>
          <table:table-cell office:value-type="float" office:value="2.08396946564885">
            <text:p>2.0839694656</text:p>
          </table:table-cell>
          <table:table-cell office:value-type="float" office:value="-0.99236641221374">
            <text:p>-0.9923664122</text:p>
          </table:table-cell>
          <table:table-cell table:number-columns-repeated="3" office:value-type="float" office:value="0">
            <text:p>0</text:p>
          </table:table-cell>
          <table:table-cell office:value-type="float" office:value="26.22">
            <text:p>26.22</text:p>
          </table:table-cell>
          <table:table-cell office:value-type="float" office:value="226">
            <text:p>226</text:p>
          </table:table-cell>
          <table:table-cell/>
          <table:table-cell table:formula="of:=([.$V$2]*(([.U17]/[.$V$3])+[.L18]*[.$X$2])+[.$W$2]*[.H18])*[.$V$3]" office:value-type="float" office:value="-60.2817138721179">
            <text:p>-60.2817138721</text:p>
          </table:table-cell>
          <table:table-cell table:number-columns-repeated="1003"/>
        </table:table-row>
        <table:table-row table:style-name="ro1">
          <table:table-cell office:value-type="string">
            <text:p>2014-02-01_17:09:19_553075</text:p>
          </table:table-cell>
          <table:table-cell office:value-type="float" office:value="195168.515625">
            <text:p>195168.515625</text:p>
          </table:table-cell>
          <table:table-cell office:value-type="float" office:value="1.8">
            <text:p>1.8</text:p>
          </table:table-cell>
          <table:table-cell office:value-type="float" office:value="75">
            <text:p>75</text:p>
          </table:table-cell>
          <table:table-cell office:value-type="float" office:value="126">
            <text:p>126</text:p>
          </table:table-cell>
          <table:table-cell office:value-type="float" office:value="-220">
            <text:p>-220</text:p>
          </table:table-cell>
          <table:table-cell office:value-type="float" office:value="-0.67138671875">
            <text:p>-0.6713867188</text:p>
          </table:table-cell>
          <table:table-cell table:formula="of:=[.G19]*[.$T$2]" office:value-type="float" office:value="-33.5693359375">
            <text:p>-33.5693359375</text:p>
          </table:table-cell>
          <table:table-cell office:value-type="float" office:value="0.048095703125">
            <text:p>0.0480957031</text:p>
          </table:table-cell>
          <table:table-cell table:formula="of:=[.I19]*[.$T$2]" office:value-type="float" office:value="2.40478515625">
            <text:p>2.4047851563</text:p>
          </table:table-cell>
          <table:table-cell office:value-type="float" office:value="0.706298828125">
            <text:p>0.7062988281</text:p>
          </table:table-cell>
          <table:table-cell office:value-type="float" office:value="-3.09160305343511">
            <text:p>-3.0916030534</text:p>
          </table:table-cell>
          <table:table-cell office:value-type="float" office:value="2.37404580152672">
            <text:p>2.3740458015</text:p>
          </table:table-cell>
          <table:table-cell office:value-type="float" office:value="-0.633587786259542">
            <text:p>-0.6335877863</text:p>
          </table:table-cell>
          <table:table-cell table:number-columns-repeated="3" office:value-type="float" office:value="0">
            <text:p>0</text:p>
          </table:table-cell>
          <table:table-cell office:value-type="float" office:value="24.75">
            <text:p>24.75</text:p>
          </table:table-cell>
          <table:table-cell office:value-type="float" office:value="226">
            <text:p>226</text:p>
          </table:table-cell>
          <table:table-cell/>
          <table:table-cell table:formula="of:=([.$V$2]*(([.U18]/[.$V$3])+[.L19]*[.$X$2])+[.$W$2]*[.H19])*[.$V$3]" office:value-type="float" office:value="-60.3534205118988">
            <text:p>-60.3534205119</text:p>
          </table:table-cell>
          <table:table-cell table:number-columns-repeated="1003"/>
        </table:table-row>
        <table:table-row table:style-name="ro1">
          <table:table-cell office:value-type="string">
            <text:p>2014-02-01_17:09:19_665572</text:p>
          </table:table-cell>
          <table:table-cell office:value-type="float" office:value="206425.390625">
            <text:p>206425.390625</text:p>
          </table:table-cell>
          <table:table-cell office:value-type="float" office:value="1.9">
            <text:p>1.9</text:p>
          </table:table-cell>
          <table:table-cell office:value-type="float" office:value="64">
            <text:p>64</text:p>
          </table:table-cell>
          <table:table-cell office:value-type="float" office:value="118">
            <text:p>118</text:p>
          </table:table-cell>
          <table:table-cell office:value-type="float" office:value="-209">
            <text:p>-209</text:p>
          </table:table-cell>
          <table:table-cell office:value-type="float" office:value="-0.612060546875">
            <text:p>-0.6120605469</text:p>
          </table:table-cell>
          <table:table-cell table:formula="of:=[.G20]*[.$T$2]" office:value-type="float" office:value="-30.60302734375">
            <text:p>-30.6030273438</text:p>
          </table:table-cell>
          <table:table-cell office:value-type="float" office:value="0.057861328125">
            <text:p>0.0578613281</text:p>
          </table:table-cell>
          <table:table-cell table:formula="of:=[.I20]*[.$T$2]" office:value-type="float" office:value="2.89306640625">
            <text:p>2.8930664063</text:p>
          </table:table-cell>
          <table:table-cell office:value-type="float" office:value="0.95556640625">
            <text:p>0.9555664063</text:p>
          </table:table-cell>
          <table:table-cell office:value-type="float" office:value="-2.70992366412214">
            <text:p>-2.7099236641</text:p>
          </table:table-cell>
          <table:table-cell office:value-type="float" office:value="2.74809160305344">
            <text:p>2.7480916031</text:p>
          </table:table-cell>
          <table:table-cell table:number-columns-repeated="4" office:value-type="float" office:value="0">
            <text:p>0</text:p>
          </table:table-cell>
          <table:table-cell office:value-type="float" office:value="16.91">
            <text:p>16.91</text:p>
          </table:table-cell>
          <table:table-cell office:value-type="float" office:value="227">
            <text:p>227</text:p>
          </table:table-cell>
          <table:table-cell/>
          <table:table-cell table:formula="of:=([.$V$2]*(([.U19]/[.$V$3])+[.L20]*[.$X$2])+[.$W$2]*[.H20])*[.$V$3]" office:value-type="float" office:value="-60.2895576867038">
            <text:p>-60.2895576867</text:p>
          </table:table-cell>
          <table:table-cell table:number-columns-repeated="1003"/>
        </table:table-row>
        <table:table-row table:style-name="ro1">
          <table:table-cell office:value-type="string">
            <text:p>2014-02-01_17:09:19_779723</text:p>
          </table:table-cell>
          <table:table-cell office:value-type="float" office:value="217833.109375">
            <text:p>217833.109375</text:p>
          </table:table-cell>
          <table:table-cell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40">
            <text:p>140</text:p>
          </table:table-cell>
          <table:table-cell office:value-type="float" office:value="-242">
            <text:p>-242</text:p>
          </table:table-cell>
          <table:table-cell office:value-type="float" office:value="-0.51513671875">
            <text:p>-0.5151367188</text:p>
          </table:table-cell>
          <table:table-cell table:formula="of:=[.G21]*[.$T$2]" office:value-type="float" office:value="-25.7568359375">
            <text:p>-25.7568359375</text:p>
          </table:table-cell>
          <table:table-cell office:value-type="float" office:value="0.149658203125">
            <text:p>0.1496582031</text:p>
          </table:table-cell>
          <table:table-cell table:formula="of:=[.I21]*[.$T$2]" office:value-type="float" office:value="7.48291015625">
            <text:p>7.4829101563</text:p>
          </table:table-cell>
          <table:table-cell office:value-type="float" office:value="0.724609375">
            <text:p>0.724609375</text:p>
          </table:table-cell>
          <table:table-cell office:value-type="float" office:value="-2.62595419847328">
            <text:p>-2.6259541985</text:p>
          </table:table-cell>
          <table:table-cell office:value-type="float" office:value="4.06106870229008">
            <text:p>4.0610687023</text:p>
          </table:table-cell>
          <table:table-cell office:value-type="float" office:value="-0.870229007633588">
            <text:p>-0.8702290076</text:p>
          </table:table-cell>
          <table:table-cell table:number-columns-repeated="3" office:value-type="float" office:value="0">
            <text:p>0</text:p>
          </table:table-cell>
          <table:table-cell office:value-type="float" office:value="25.04">
            <text:p>25.04</text:p>
          </table:table-cell>
          <table:table-cell office:value-type="float" office:value="227">
            <text:p>227</text:p>
          </table:table-cell>
          <table:table-cell/>
          <table:table-cell table:formula="of:=([.$V$2]*(([.U20]/[.$V$3])+[.L21]*[.$X$2])+[.$W$2]*[.H21])*[.$V$3]" office:value-type="float" office:value="-60.1135902746205">
            <text:p>-60.1135902746</text:p>
          </table:table-cell>
          <table:table-cell table:number-columns-repeated="1003"/>
        </table:table-row>
        <table:table-row table:style-name="ro1">
          <table:table-cell office:value-type="string">
            <text:p>2014-02-01_17:09:19_892743</text:p>
          </table:table-cell>
          <table:table-cell office:value-type="float" office:value="229135.09375">
            <text:p>229135.09375</text:p>
          </table:table-cell>
          <table:table-cell office:value-type="float" office:value="2.1">
            <text:p>2.1</text:p>
          </table:table-cell>
          <table:table-cell office:value-type="float" office:value="-13">
            <text:p>-13</text:p>
          </table:table-cell>
          <table:table-cell office:value-type="float" office:value="117">
            <text:p>117</text:p>
          </table:table-cell>
          <table:table-cell office:value-type="float" office:value="-220">
            <text:p>-220</text:p>
          </table:table-cell>
          <table:table-cell office:value-type="float" office:value="-0.47802734375">
            <text:p>-0.4780273438</text:p>
          </table:table-cell>
          <table:table-cell table:formula="of:=[.G22]*[.$T$2]" office:value-type="float" office:value="-23.9013671875">
            <text:p>-23.9013671875</text:p>
          </table:table-cell>
          <table:table-cell office:value-type="float" office:value="0.089599609375">
            <text:p>0.0895996094</text:p>
          </table:table-cell>
          <table:table-cell table:formula="of:=[.I22]*[.$T$2]" office:value-type="float" office:value="4.47998046875">
            <text:p>4.4799804688</text:p>
          </table:table-cell>
          <table:table-cell office:value-type="float" office:value="1.071044921875">
            <text:p>1.0710449219</text:p>
          </table:table-cell>
          <table:table-cell office:value-type="float" office:value="0.305343511450382">
            <text:p>0.3053435115</text:p>
          </table:table-cell>
          <table:table-cell office:value-type="float" office:value="3.02290076335878">
            <text:p>3.0229007634</text:p>
          </table:table-cell>
          <table:table-cell office:value-type="float" office:value="-0.786259541984733">
            <text:p>-0.786259542</text:p>
          </table:table-cell>
          <table:table-cell table:number-columns-repeated="3" office:value-type="float" office:value="0">
            <text:p>0</text:p>
          </table:table-cell>
          <table:table-cell office:value-type="float" office:value="24.58">
            <text:p>24.58</text:p>
          </table:table-cell>
          <table:table-cell office:value-type="float" office:value="227">
            <text:p>227</text:p>
          </table:table-cell>
          <table:table-cell/>
          <table:table-cell table:formula="of:=([.$V$2]*(([.U21]/[.$V$3])+[.L22]*[.$X$2])+[.$W$2]*[.H22])*[.$V$3]" office:value-type="float" office:value="-59.3294984846338">
            <text:p>-59.3294984846</text:p>
          </table:table-cell>
          <table:table-cell table:number-columns-repeated="1003"/>
        </table:table-row>
        <table:table-row table:style-name="ro1">
          <table:table-cell office:value-type="string">
            <text:p>2014-02-01_17:09:20_006321</text:p>
          </table:table-cell>
          <table:table-cell office:value-type="float" office:value="240493.40625">
            <text:p>240493.40625</text:p>
          </table:table-cell>
          <table:table-cell office:value-type="float" office:value="2.2">
            <text:p>2.2</text:p>
          </table:table-cell>
          <table:table-cell office:value-type="float" office:value="-4">
            <text:p>-4</text:p>
          </table:table-cell>
          <table:table-cell office:value-type="float" office:value="153">
            <text:p>153</text:p>
          </table:table-cell>
          <table:table-cell office:value-type="float" office:value="-219">
            <text:p>-219</text:p>
          </table:table-cell>
          <table:table-cell office:value-type="float" office:value="-0.54345703125">
            <text:p>-0.5434570313</text:p>
          </table:table-cell>
          <table:table-cell table:formula="of:=[.G23]*[.$T$2]" office:value-type="float" office:value="-27.1728515625">
            <text:p>-27.1728515625</text:p>
          </table:table-cell>
          <table:table-cell office:value-type="float" office:value="0.009033203125">
            <text:p>0.0090332031</text:p>
          </table:table-cell>
          <table:table-cell table:formula="of:=[.I23]*[.$T$2]" office:value-type="float" office:value="0.45166015625">
            <text:p>0.4516601563</text:p>
          </table:table-cell>
          <table:table-cell office:value-type="float" office:value="0.947998046875">
            <text:p>0.9479980469</text:p>
          </table:table-cell>
          <table:table-cell office:value-type="float" office:value="-7.30534351145038">
            <text:p>-7.3053435115</text:p>
          </table:table-cell>
          <table:table-cell office:value-type="float" office:value="3.82442748091603">
            <text:p>3.8244274809</text:p>
          </table:table-cell>
          <table:table-cell office:value-type="float" office:value="-0.66412213740458">
            <text:p>-0.6641221374</text:p>
          </table:table-cell>
          <table:table-cell table:number-columns-repeated="3" office:value-type="float" office:value="0">
            <text:p>0</text:p>
          </table:table-cell>
          <table:table-cell office:value-type="float" office:value="25.14">
            <text:p>25.14</text:p>
          </table:table-cell>
          <table:table-cell office:value-type="float" office:value="228">
            <text:p>228</text:p>
          </table:table-cell>
          <table:table-cell/>
          <table:table-cell table:formula="of:=([.$V$2]*(([.U22]/[.$V$3])+[.L23]*[.$X$2])+[.$W$2]*[.H23])*[.$V$3]" office:value-type="float" office:value="-60.1182128744354">
            <text:p>-60.1182128744</text:p>
          </table:table-cell>
          <table:table-cell table:number-columns-repeated="1003"/>
        </table:table-row>
        <table:table-row table:style-name="ro1">
          <table:table-cell office:value-type="string">
            <text:p>2014-02-01_17:09:20_119209</text:p>
          </table:table-cell>
          <table:table-cell office:value-type="float" office:value="251781.40625">
            <text:p>251781.40625</text:p>
          </table:table-cell>
          <table:table-cell office:value-type="float" office:value="2.3">
            <text:p>2.3</text:p>
          </table:table-cell>
          <table:table-cell office:value-type="float" office:value="115">
            <text:p>115</text:p>
          </table:table-cell>
          <table:table-cell office:value-type="float" office:value="138">
            <text:p>138</text:p>
          </table:table-cell>
          <table:table-cell office:value-type="float" office:value="-227">
            <text:p>-227</text:p>
          </table:table-cell>
          <table:table-cell office:value-type="float" office:value="-0.558837890625">
            <text:p>-0.5588378906</text:p>
          </table:table-cell>
          <table:table-cell table:formula="of:=[.G24]*[.$T$2]" office:value-type="float" office:value="-27.94189453125">
            <text:p>-27.9418945313</text:p>
          </table:table-cell>
          <table:table-cell office:value-type="float" office:value="0.09521484375">
            <text:p>0.0952148438</text:p>
          </table:table-cell>
          <table:table-cell table:formula="of:=[.I24]*[.$T$2]" office:value-type="float" office:value="4.7607421875">
            <text:p>4.7607421875</text:p>
          </table:table-cell>
          <table:table-cell office:value-type="float" office:value="0.97607421875">
            <text:p>0.9760742188</text:p>
          </table:table-cell>
          <table:table-cell office:value-type="float" office:value="-1.20610687022901">
            <text:p>-1.2061068702</text:p>
          </table:table-cell>
          <table:table-cell office:value-type="float" office:value="2.68702290076336">
            <text:p>2.6870229008</text:p>
          </table:table-cell>
          <table:table-cell office:value-type="float" office:value="-0.427480916030534">
            <text:p>-0.427480916</text:p>
          </table:table-cell>
          <table:table-cell table:number-columns-repeated="3" office:value-type="float" office:value="0">
            <text:p>0</text:p>
          </table:table-cell>
          <table:table-cell office:value-type="float" office:value="24.9">
            <text:p>24.9</text:p>
          </table:table-cell>
          <table:table-cell office:value-type="float" office:value="228">
            <text:p>228</text:p>
          </table:table-cell>
          <table:table-cell/>
          <table:table-cell table:formula="of:=([.$V$2]*(([.U23]/[.$V$3])+[.L24]*[.$X$2])+[.$W$2]*[.H24])*[.$V$3]" office:value-type="float" office:value="-59.7110834541365">
            <text:p>-59.7110834541</text:p>
          </table:table-cell>
          <table:table-cell table:number-columns-repeated="1003"/>
        </table:table-row>
        <table:table-row table:style-name="ro1">
          <table:table-cell office:value-type="string">
            <text:p>2014-02-01_17:09:20_232658</text:p>
          </table:table-cell>
          <table:table-cell office:value-type="float" office:value="263126.296875">
            <text:p>263126.296875</text:p>
          </table:table-cell>
          <table:table-cell office:value-type="float" office:value="2.4">
            <text:p>2.4</text:p>
          </table:table-cell>
          <table:table-cell office:value-type="float" office:value="67">
            <text:p>67</text:p>
          </table:table-cell>
          <table:table-cell office:value-type="float" office:value="191">
            <text:p>191</text:p>
          </table:table-cell>
          <table:table-cell office:value-type="float" office:value="-197">
            <text:p>-197</text:p>
          </table:table-cell>
          <table:table-cell office:value-type="float" office:value="-0.5673828125">
            <text:p>-0.5673828125</text:p>
          </table:table-cell>
          <table:table-cell table:formula="of:=[.G25]*[.$T$2]" office:value-type="float" office:value="-28.369140625">
            <text:p>-28.369140625</text:p>
          </table:table-cell>
          <table:table-cell office:value-type="float" office:value="0.10791015625">
            <text:p>0.1079101563</text:p>
          </table:table-cell>
          <table:table-cell table:formula="of:=[.I25]*[.$T$2]" office:value-type="float" office:value="5.3955078125">
            <text:p>5.3955078125</text:p>
          </table:table-cell>
          <table:table-cell office:value-type="float" office:value="0.629638671875">
            <text:p>0.6296386719</text:p>
          </table:table-cell>
          <table:table-cell office:value-type="float" office:value="-3.16030534351145">
            <text:p>-3.1603053435</text:p>
          </table:table-cell>
          <table:table-cell office:value-type="float" office:value="2.65648854961832">
            <text:p>2.6564885496</text:p>
          </table:table-cell>
          <table:table-cell office:value-type="float" office:value="0.251908396946565">
            <text:p>0.2519083969</text:p>
          </table:table-cell>
          <table:table-cell table:number-columns-repeated="3" office:value-type="float" office:value="0">
            <text:p>0</text:p>
          </table:table-cell>
          <table:table-cell office:value-type="float" office:value="24.23">
            <text:p>24.23</text:p>
          </table:table-cell>
          <table:table-cell office:value-type="float" office:value="229">
            <text:p>229</text:p>
          </table:table-cell>
          <table:table-cell/>
          <table:table-cell table:formula="of:=([.$V$2]*(([.U24]/[.$V$3])+[.L25]*[.$X$2])+[.$W$2]*[.H25])*[.$V$3]" office:value-type="float" office:value="-59.7036644448821">
            <text:p>-59.7036644449</text:p>
          </table:table-cell>
          <table:table-cell table:number-columns-repeated="1003"/>
        </table:table-row>
        <table:table-row table:style-name="ro1">
          <table:table-cell office:value-type="string">
            <text:p>2014-02-01_17:09:20_345360</text:p>
          </table:table-cell>
          <table:table-cell office:value-type="float" office:value="274424.71875">
            <text:p>274424.71875</text:p>
          </table:table-cell>
          <table:table-cell office:value-type="float" office:value="2.5">
            <text:p>2.5</text:p>
          </table:table-cell>
          <table:table-cell office:value-type="float" office:value="24">
            <text:p>24</text:p>
          </table:table-cell>
          <table:table-cell office:value-type="float" office:value="130">
            <text:p>130</text:p>
          </table:table-cell>
          <table:table-cell office:value-type="float" office:value="-216">
            <text:p>-216</text:p>
          </table:table-cell>
          <table:table-cell office:value-type="float" office:value="-0.5693359375">
            <text:p>-0.5693359375</text:p>
          </table:table-cell>
          <table:table-cell table:formula="of:=[.G26]*[.$T$2]" office:value-type="float" office:value="-28.466796875">
            <text:p>-28.466796875</text:p>
          </table:table-cell>
          <table:table-cell office:value-type="float" office:value="0.07373046875">
            <text:p>0.0737304688</text:p>
          </table:table-cell>
          <table:table-cell table:formula="of:=[.I26]*[.$T$2]" office:value-type="float" office:value="3.6865234375">
            <text:p>3.6865234375</text:p>
          </table:table-cell>
          <table:table-cell office:value-type="float" office:value="0.649658203125">
            <text:p>0.6496582031</text:p>
          </table:table-cell>
          <table:table-cell office:value-type="float" office:value="-1.69465648854962">
            <text:p>-1.6946564885</text:p>
          </table:table-cell>
          <table:table-cell office:value-type="float" office:value="2.06870229007634">
            <text:p>2.0687022901</text:p>
          </table:table-cell>
          <table:table-cell office:value-type="float" office:value="-0.755725190839695">
            <text:p>-0.7557251908</text:p>
          </table:table-cell>
          <table:table-cell table:number-columns-repeated="3" office:value-type="float" office:value="0">
            <text:p>0</text:p>
          </table:table-cell>
          <table:table-cell office:value-type="float" office:value="25.94">
            <text:p>25.94</text:p>
          </table:table-cell>
          <table:table-cell office:value-type="float" office:value="229">
            <text:p>229</text:p>
          </table:table-cell>
          <table:table-cell/>
          <table:table-cell table:formula="of:=([.$V$2]*(([.U25]/[.$V$3])+[.L26]*[.$X$2])+[.$W$2]*[.H26])*[.$V$3]" office:value-type="float" office:value="-59.4110797652401">
            <text:p>-59.4110797652</text:p>
          </table:table-cell>
          <table:table-cell table:number-columns-repeated="1003"/>
        </table:table-row>
        <table:table-row table:style-name="ro1">
          <table:table-cell office:value-type="string">
            <text:p>2014-02-01_17:09:20_459359</text:p>
          </table:table-cell>
          <table:table-cell office:value-type="float" office:value="285828.515625">
            <text:p>285828.515625</text:p>
          </table:table-cell>
          <table:table-cell office:value-type="float" office:value="2.6">
            <text:p>2.6</text:p>
          </table:table-cell>
          <table:table-cell office:value-type="float" office:value="97">
            <text:p>97</text:p>
          </table:table-cell>
          <table:table-cell office:value-type="float" office:value="172">
            <text:p>172</text:p>
          </table:table-cell>
          <table:table-cell office:value-type="float" office:value="-223">
            <text:p>-223</text:p>
          </table:table-cell>
          <table:table-cell office:value-type="float" office:value="-0.4951171875">
            <text:p>-0.4951171875</text:p>
          </table:table-cell>
          <table:table-cell table:formula="of:=[.G27]*[.$T$2]" office:value-type="float" office:value="-24.755859375">
            <text:p>-24.755859375</text:p>
          </table:table-cell>
          <table:table-cell office:value-type="float" office:value="0.07861328125">
            <text:p>0.0786132813</text:p>
          </table:table-cell>
          <table:table-cell table:formula="of:=[.I27]*[.$T$2]" office:value-type="float" office:value="3.9306640625">
            <text:p>3.9306640625</text:p>
          </table:table-cell>
          <table:table-cell office:value-type="float" office:value="0.701416015625">
            <text:p>0.7014160156</text:p>
          </table:table-cell>
          <table:table-cell office:value-type="float" office:value="-0.610687022900763">
            <text:p>-0.6106870229</text:p>
          </table:table-cell>
          <table:table-cell office:value-type="float" office:value="2.65648854961832">
            <text:p>2.6564885496</text:p>
          </table:table-cell>
          <table:table-cell office:value-type="float" office:value="-0.16030534351145">
            <text:p>-0.1603053435</text:p>
          </table:table-cell>
          <table:table-cell table:number-columns-repeated="3" office:value-type="float" office:value="0">
            <text:p>0</text:p>
          </table:table-cell>
          <table:table-cell office:value-type="float" office:value="25.89">
            <text:p>25.89</text:p>
          </table:table-cell>
          <table:table-cell office:value-type="float" office:value="229">
            <text:p>229</text:p>
          </table:table-cell>
          <table:table-cell/>
          <table:table-cell table:formula="of:=([.$V$2]*(([.U26]/[.$V$3])+[.L27]*[.$X$2])+[.$W$2]*[.H27])*[.$V$3]" office:value-type="float" office:value="-58.8376700139239">
            <text:p>-58.8376700139</text:p>
          </table:table-cell>
          <table:table-cell table:number-columns-repeated="1003"/>
        </table:table-row>
        <table:table-row table:style-name="ro1">
          <table:table-cell office:value-type="string">
            <text:p>2014-02-01_17:09:20_572472</text:p>
          </table:table-cell>
          <table:table-cell office:value-type="float" office:value="297108.09375">
            <text:p>297108.09375</text:p>
          </table:table-cell>
          <table:table-cell office:value-type="float" office:value="2.7">
            <text:p>2.7</text:p>
          </table:table-cell>
          <table:table-cell office:value-type="float" office:value="43">
            <text:p>43</text:p>
          </table:table-cell>
          <table:table-cell office:value-type="float" office:value="203">
            <text:p>203</text:p>
          </table:table-cell>
          <table:table-cell office:value-type="float" office:value="-226">
            <text:p>-226</text:p>
          </table:table-cell>
          <table:table-cell office:value-type="float" office:value="-0.55224609375">
            <text:p>-0.5522460938</text:p>
          </table:table-cell>
          <table:table-cell table:formula="of:=[.G28]*[.$T$2]" office:value-type="float" office:value="-27.6123046875">
            <text:p>-27.6123046875</text:p>
          </table:table-cell>
          <table:table-cell office:value-type="float" office:value="0.080322265625">
            <text:p>0.0803222656</text:p>
          </table:table-cell>
          <table:table-cell table:formula="of:=[.I28]*[.$T$2]" office:value-type="float" office:value="4.01611328125">
            <text:p>4.0161132813</text:p>
          </table:table-cell>
          <table:table-cell office:value-type="float" office:value="0.740966796875">
            <text:p>0.7409667969</text:p>
          </table:table-cell>
          <table:table-cell office:value-type="float" office:value="-3.6412213740458">
            <text:p>-3.641221374</text:p>
          </table:table-cell>
          <table:table-cell office:value-type="float" office:value="2.38167938931298">
            <text:p>2.3816793893</text:p>
          </table:table-cell>
          <table:table-cell office:value-type="float" office:value="-0.969465648854962">
            <text:p>-0.9694656489</text:p>
          </table:table-cell>
          <table:table-cell table:number-columns-repeated="3" office:value-type="float" office:value="0">
            <text:p>0</text:p>
          </table:table-cell>
          <table:table-cell office:value-type="float" office:value="25.11">
            <text:p>25.11</text:p>
          </table:table-cell>
          <table:table-cell office:value-type="float" office:value="230">
            <text:p>230</text:p>
          </table:table-cell>
          <table:table-cell/>
          <table:table-cell table:formula="of:=([.$V$2]*(([.U27]/[.$V$3])+[.L28]*[.$X$2])+[.$W$2]*[.H28])*[.$V$3]" office:value-type="float" office:value="-58.9268420967084">
            <text:p>-58.9268420967</text:p>
          </table:table-cell>
          <table:table-cell table:number-columns-repeated="1003"/>
        </table:table-row>
        <table:table-row table:style-name="ro1">
          <table:table-cell office:value-type="string">
            <text:p>2014-02-01_17:09:20_685918</text:p>
          </table:table-cell>
          <table:table-cell office:value-type="float" office:value="308485.8125">
            <text:p>308485.8125</text:p>
          </table:table-cell>
          <table:table-cell office:value-type="float" office:value="2.8">
            <text:p>2.8</text:p>
          </table:table-cell>
          <table:table-cell office:value-type="float" office:value="25">
            <text:p>25</text:p>
          </table:table-cell>
          <table:table-cell office:value-type="float" office:value="212">
            <text:p>212</text:p>
          </table:table-cell>
          <table:table-cell office:value-type="float" office:value="-226">
            <text:p>-226</text:p>
          </table:table-cell>
          <table:table-cell office:value-type="float" office:value="-0.57275390625">
            <text:p>-0.5727539063</text:p>
          </table:table-cell>
          <table:table-cell table:formula="of:=[.G29]*[.$T$2]" office:value-type="float" office:value="-28.6376953125">
            <text:p>-28.6376953125</text:p>
          </table:table-cell>
          <table:table-cell office:value-type="float" office:value="0.076416015625">
            <text:p>0.0764160156</text:p>
          </table:table-cell>
          <table:table-cell table:formula="of:=[.I29]*[.$T$2]" office:value-type="float" office:value="3.82080078125">
            <text:p>3.8208007813</text:p>
          </table:table-cell>
          <table:table-cell office:value-type="float" office:value="0.991943359375">
            <text:p>0.9919433594</text:p>
          </table:table-cell>
          <table:table-cell office:value-type="float" office:value="-2.6412213740458">
            <text:p>-2.641221374</text:p>
          </table:table-cell>
          <table:table-cell office:value-type="float" office:value="3.31297709923664">
            <text:p>3.3129770992</text:p>
          </table:table-cell>
          <table:table-cell office:value-type="float" office:value="-1.21374045801527">
            <text:p>-1.213740458</text:p>
          </table:table-cell>
          <table:table-cell table:number-columns-repeated="3" office:value-type="float" office:value="0">
            <text:p>0</text:p>
          </table:table-cell>
          <table:table-cell office:value-type="float" office:value="24.6">
            <text:p>24.6</text:p>
          </table:table-cell>
          <table:table-cell office:value-type="float" office:value="230">
            <text:p>230</text:p>
          </table:table-cell>
          <table:table-cell/>
          <table:table-cell table:formula="of:=([.$V$2]*(([.U28]/[.$V$3])+[.L29]*[.$X$2])+[.$W$2]*[.H29])*[.$V$3]" office:value-type="float" office:value="-58.8387385503372">
            <text:p>-58.8387385503</text:p>
          </table:table-cell>
          <table:table-cell table:number-columns-repeated="1003"/>
        </table:table-row>
        <table:table-row table:style-name="ro1">
          <table:table-cell office:value-type="string">
            <text:p>2014-02-01_17:09:20_799211</text:p>
          </table:table-cell>
          <table:table-cell office:value-type="float" office:value="319781.203125">
            <text:p>319781.203125</text:p>
          </table:table-cell>
          <table:table-cell office:value-type="float" office:value="2.9">
            <text:p>2.9</text:p>
          </table:table-cell>
          <table:table-cell office:value-type="float" office:value="73">
            <text:p>73</text:p>
          </table:table-cell>
          <table:table-cell office:value-type="float" office:value="172">
            <text:p>172</text:p>
          </table:table-cell>
          <table:table-cell office:value-type="float" office:value="-228">
            <text:p>-228</text:p>
          </table:table-cell>
          <table:table-cell office:value-type="float" office:value="-0.527099609375">
            <text:p>-0.5270996094</text:p>
          </table:table-cell>
          <table:table-cell table:formula="of:=[.G30]*[.$T$2]" office:value-type="float" office:value="-26.35498046875">
            <text:p>-26.3549804688</text:p>
          </table:table-cell>
          <table:table-cell office:value-type="float" office:value="0.09716796875">
            <text:p>0.0971679688</text:p>
          </table:table-cell>
          <table:table-cell table:formula="of:=[.I30]*[.$T$2]" office:value-type="float" office:value="4.8583984375">
            <text:p>4.8583984375</text:p>
          </table:table-cell>
          <table:table-cell office:value-type="float" office:value="0.872802734375">
            <text:p>0.8728027344</text:p>
          </table:table-cell>
          <table:table-cell office:value-type="float" office:value="-2.82442748091603">
            <text:p>-2.8244274809</text:p>
          </table:table-cell>
          <table:table-cell office:value-type="float" office:value="2.65648854961832">
            <text:p>2.6564885496</text:p>
          </table:table-cell>
          <table:table-cell office:value-type="float" office:value="-0.900763358778626">
            <text:p>-0.9007633588</text:p>
          </table:table-cell>
          <table:table-cell table:number-columns-repeated="3" office:value-type="float" office:value="0">
            <text:p>0</text:p>
          </table:table-cell>
          <table:table-cell office:value-type="float" office:value="24.87">
            <text:p>24.87</text:p>
          </table:table-cell>
          <table:table-cell office:value-type="float" office:value="231">
            <text:p>231</text:p>
          </table:table-cell>
          <table:table-cell/>
          <table:table-cell table:formula="of:=([.$V$2]*(([.U29]/[.$V$3])+[.L30]*[.$X$2])+[.$W$2]*[.H30])*[.$V$3]" office:value-type="float" office:value="-58.742651174965">
            <text:p>-58.742651175</text:p>
          </table:table-cell>
          <table:table-cell table:number-columns-repeated="1003"/>
        </table:table-row>
        <table:table-row table:style-name="ro1">
          <table:table-cell office:value-type="string">
            <text:p>2014-02-01_17:09:20_912680</text:p>
          </table:table-cell>
          <table:table-cell office:value-type="float" office:value="331129.109375">
            <text:p>331129.109375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11">
            <text:p>111</text:p>
          </table:table-cell>
          <table:table-cell office:value-type="float" office:value="-220">
            <text:p>-220</text:p>
          </table:table-cell>
          <table:table-cell office:value-type="float" office:value="-0.56494140625">
            <text:p>-0.5649414063</text:p>
          </table:table-cell>
          <table:table-cell table:formula="of:=[.G31]*[.$T$2]" office:value-type="float" office:value="-28.2470703125">
            <text:p>-28.2470703125</text:p>
          </table:table-cell>
          <table:table-cell office:value-type="float" office:value="0.1015625">
            <text:p>0.1015625</text:p>
          </table:table-cell>
          <table:table-cell table:formula="of:=[.I31]*[.$T$2]" office:value-type="float" office:value="5.078125">
            <text:p>5.078125</text:p>
          </table:table-cell>
          <table:table-cell office:value-type="float" office:value="0.853759765625">
            <text:p>0.8537597656</text:p>
          </table:table-cell>
          <table:table-cell office:value-type="float" office:value="-5.13740458015267">
            <text:p>-5.1374045802</text:p>
          </table:table-cell>
          <table:table-cell office:value-type="float" office:value="2.16793893129771">
            <text:p>2.1679389313</text:p>
          </table:table-cell>
          <table:table-cell office:value-type="float" office:value="-0.0458015267175573">
            <text:p>-0.0458015267</text:p>
          </table:table-cell>
          <table:table-cell table:number-columns-repeated="3" office:value-type="float" office:value="0">
            <text:p>0</text:p>
          </table:table-cell>
          <table:table-cell office:value-type="float" office:value="25.18">
            <text:p>25.18</text:p>
          </table:table-cell>
          <table:table-cell office:value-type="float" office:value="231">
            <text:p>231</text:p>
          </table:table-cell>
          <table:table-cell/>
          <table:table-cell table:formula="of:=([.$V$2]*(([.U30]/[.$V$3])+[.L31]*[.$X$2])+[.$W$2]*[.H31])*[.$V$3]" office:value-type="float" office:value="-59.1396708554256">
            <text:p>-59.1396708554</text:p>
          </table:table-cell>
          <table:table-cell table:number-columns-repeated="1003"/>
        </table:table-row>
        <table:table-row table:style-name="ro1">
          <table:table-cell office:value-type="string">
            <text:p>2014-02-01_17:09:21_025579</text:p>
          </table:table-cell>
          <table:table-cell office:value-type="float" office:value="342418.71875">
            <text:p>342418.71875</text:p>
          </table:table-cell>
          <table:table-cell office:value-type="float" office:value="3.1">
            <text:p>3.1</text:p>
          </table:table-cell>
          <table:table-cell office:value-type="float" office:value="39">
            <text:p>39</text:p>
          </table:table-cell>
          <table:table-cell office:value-type="float" office:value="200">
            <text:p>200</text:p>
          </table:table-cell>
          <table:table-cell office:value-type="float" office:value="-226">
            <text:p>-226</text:p>
          </table:table-cell>
          <table:table-cell office:value-type="float" office:value="-0.5322265625">
            <text:p>-0.5322265625</text:p>
          </table:table-cell>
          <table:table-cell table:formula="of:=[.G32]*[.$T$2]" office:value-type="float" office:value="-26.611328125">
            <text:p>-26.611328125</text:p>
          </table:table-cell>
          <table:table-cell office:value-type="float" office:value="0.09228515625">
            <text:p>0.0922851563</text:p>
          </table:table-cell>
          <table:table-cell table:formula="of:=[.I32]*[.$T$2]" office:value-type="float" office:value="4.6142578125">
            <text:p>4.6142578125</text:p>
          </table:table-cell>
          <table:table-cell office:value-type="float" office:value="0.816162109375">
            <text:p>0.8161621094</text:p>
          </table:table-cell>
          <table:table-cell office:value-type="float" office:value="-1.44274809160305">
            <text:p>-1.4427480916</text:p>
          </table:table-cell>
          <table:table-cell office:value-type="float" office:value="1.00763358778626">
            <text:p>1.0076335878</text:p>
          </table:table-cell>
          <table:table-cell office:value-type="float" office:value="1.91603053435115">
            <text:p>1.9160305344</text:p>
          </table:table-cell>
          <table:table-cell table:number-columns-repeated="3" office:value-type="float" office:value="0">
            <text:p>0</text:p>
          </table:table-cell>
          <table:table-cell office:value-type="float" office:value="21.47">
            <text:p>21.47</text:p>
          </table:table-cell>
          <table:table-cell office:value-type="float" office:value="231">
            <text:p>231</text:p>
          </table:table-cell>
          <table:table-cell/>
          <table:table-cell table:formula="of:=([.$V$2]*(([.U31]/[.$V$3])+[.L32]*[.$X$2])+[.$W$2]*[.H32])*[.$V$3]" office:value-type="float" office:value="-58.7718826267713">
            <text:p>-58.7718826268</text:p>
          </table:table-cell>
          <table:table-cell table:number-columns-repeated="1003"/>
        </table:table-row>
        <table:table-row table:style-name="ro1">
          <table:table-cell office:value-type="string">
            <text:p>2014-02-01_17:09:21_139316</text:p>
          </table:table-cell>
          <table:table-cell office:value-type="float" office:value="353792.609375">
            <text:p>353792.609375</text:p>
          </table:table-cell>
          <table:table-cell office:value-type="float" office:value="3.2">
            <text:p>3.2</text:p>
          </table:table-cell>
          <table:table-cell office:value-type="float" office:value="12">
            <text:p>12</text:p>
          </table:table-cell>
          <table:table-cell office:value-type="float" office:value="130">
            <text:p>130</text:p>
          </table:table-cell>
          <table:table-cell office:value-type="float" office:value="-205">
            <text:p>-205</text:p>
          </table:table-cell>
          <table:table-cell office:value-type="float" office:value="-0.5263671875">
            <text:p>-0.5263671875</text:p>
          </table:table-cell>
          <table:table-cell table:formula="of:=[.G33]*[.$T$2]" office:value-type="float" office:value="-26.318359375">
            <text:p>-26.318359375</text:p>
          </table:table-cell>
          <table:table-cell office:value-type="float" office:value="0.072509765625">
            <text:p>0.0725097656</text:p>
          </table:table-cell>
          <table:table-cell table:formula="of:=[.I33]*[.$T$2]" office:value-type="float" office:value="3.62548828125">
            <text:p>3.6254882813</text:p>
          </table:table-cell>
          <table:table-cell office:value-type="float" office:value="0.600830078125">
            <text:p>0.6008300781</text:p>
          </table:table-cell>
          <table:table-cell office:value-type="float" office:value="-2.29007633587786">
            <text:p>-2.2900763359</text:p>
          </table:table-cell>
          <table:table-cell office:value-type="float" office:value="5.00763358778626">
            <text:p>5.0076335878</text:p>
          </table:table-cell>
          <table:table-cell office:value-type="float" office:value="-0.969465648854962">
            <text:p>-0.9694656489</text:p>
          </table:table-cell>
          <table:table-cell table:number-columns-repeated="3" office:value-type="float" office:value="0">
            <text:p>0</text:p>
          </table:table-cell>
          <table:table-cell office:value-type="float" office:value="25.08">
            <text:p>25.08</text:p>
          </table:table-cell>
          <table:table-cell office:value-type="float" office:value="232">
            <text:p>232</text:p>
          </table:table-cell>
          <table:table-cell/>
          <table:table-cell table:formula="of:=([.$V$2]*(([.U32]/[.$V$3])+[.L33]*[.$X$2])+[.$W$2]*[.H33])*[.$V$3]" office:value-type="float" office:value="-58.5716671235679">
            <text:p>-58.5716671236</text:p>
          </table:table-cell>
          <table:table-cell table:number-columns-repeated="1003"/>
        </table:table-row>
        <table:table-row table:style-name="ro1">
          <table:table-cell office:value-type="string">
            <text:p>2014-02-01_17:09:21_252166</text:p>
          </table:table-cell>
          <table:table-cell office:value-type="float" office:value="365076.796875">
            <text:p>365076.796875</text:p>
          </table:table-cell>
          <table:table-cell office:value-type="float" office:value="3.3">
            <text:p>3.3</text:p>
          </table:table-cell>
          <table:table-cell office:value-type="float" office:value="43">
            <text:p>43</text:p>
          </table:table-cell>
          <table:table-cell office:value-type="float" office:value="185">
            <text:p>185</text:p>
          </table:table-cell>
          <table:table-cell office:value-type="float" office:value="-212">
            <text:p>-212</text:p>
          </table:table-cell>
          <table:table-cell office:value-type="float" office:value="-0.566162109375">
            <text:p>-0.5661621094</text:p>
          </table:table-cell>
          <table:table-cell table:formula="of:=[.G34]*[.$T$2]" office:value-type="float" office:value="-28.30810546875">
            <text:p>-28.3081054688</text:p>
          </table:table-cell>
          <table:table-cell office:value-type="float" office:value="0.076416015625">
            <text:p>0.0764160156</text:p>
          </table:table-cell>
          <table:table-cell table:formula="of:=[.I34]*[.$T$2]" office:value-type="float" office:value="3.82080078125">
            <text:p>3.8208007813</text:p>
          </table:table-cell>
          <table:table-cell office:value-type="float" office:value="0.760009765625">
            <text:p>0.7600097656</text:p>
          </table:table-cell>
          <table:table-cell office:value-type="float" office:value="-4.20610687022901">
            <text:p>-4.2061068702</text:p>
          </table:table-cell>
          <table:table-cell office:value-type="float" office:value="3.77099236641221">
            <text:p>3.7709923664</text:p>
          </table:table-cell>
          <table:table-cell office:value-type="float" office:value="-0.610687022900763">
            <text:p>-0.6106870229</text:p>
          </table:table-cell>
          <table:table-cell table:number-columns-repeated="3" office:value-type="float" office:value="0">
            <text:p>0</text:p>
          </table:table-cell>
          <table:table-cell office:value-type="float" office:value="24.89">
            <text:p>24.89</text:p>
          </table:table-cell>
          <table:table-cell office:value-type="float" office:value="232">
            <text:p>232</text:p>
          </table:table-cell>
          <table:table-cell/>
          <table:table-cell table:formula="of:=([.$V$2]*(([.U33]/[.$V$3])+[.L34]*[.$X$2])+[.$W$2]*[.H34])*[.$V$3]" office:value-type="float" office:value="-58.7907928370365">
            <text:p>-58.790792837</text:p>
          </table:table-cell>
          <table:table-cell table:number-columns-repeated="1003"/>
        </table:table-row>
        <table:table-row table:style-name="ro1">
          <table:table-cell office:value-type="string">
            <text:p>2014-02-01_17:09:21_365691</text:p>
          </table:table-cell>
          <table:table-cell office:value-type="float" office:value="376429.3125">
            <text:p>376429.3125</text:p>
          </table:table-cell>
          <table:table-cell office:value-type="float" office:value="3.4">
            <text:p>3.4</text:p>
          </table:table-cell>
          <table:table-cell office:value-type="float" office:value="40">
            <text:p>40</text:p>
          </table:table-cell>
          <table:table-cell office:value-type="float" office:value="192">
            <text:p>192</text:p>
          </table:table-cell>
          <table:table-cell office:value-type="float" office:value="-253">
            <text:p>-253</text:p>
          </table:table-cell>
          <table:table-cell office:value-type="float" office:value="-0.5205078125">
            <text:p>-0.5205078125</text:p>
          </table:table-cell>
          <table:table-cell table:formula="of:=[.G35]*[.$T$2]" office:value-type="float" office:value="-26.025390625">
            <text:p>-26.025390625</text:p>
          </table:table-cell>
          <table:table-cell office:value-type="float" office:value="0.131591796875">
            <text:p>0.1315917969</text:p>
          </table:table-cell>
          <table:table-cell table:formula="of:=[.I35]*[.$T$2]" office:value-type="float" office:value="6.57958984375">
            <text:p>6.5795898438</text:p>
          </table:table-cell>
          <table:table-cell office:value-type="float" office:value="0.64990234375">
            <text:p>0.6499023438</text:p>
          </table:table-cell>
          <table:table-cell office:value-type="float" office:value="-3.02290076335878">
            <text:p>-3.0229007634</text:p>
          </table:table-cell>
          <table:table-cell office:value-type="float" office:value="1.09160305343511">
            <text:p>1.0916030534</text:p>
          </table:table-cell>
          <table:table-cell office:value-type="float" office:value="-0.702290076335878">
            <text:p>-0.7022900763</text:p>
          </table:table-cell>
          <table:table-cell table:number-columns-repeated="3" office:value-type="float" office:value="0">
            <text:p>0</text:p>
          </table:table-cell>
          <table:table-cell office:value-type="float" office:value="25.15">
            <text:p>25.15</text:p>
          </table:table-cell>
          <table:table-cell office:value-type="float" office:value="232">
            <text:p>232</text:p>
          </table:table-cell>
          <table:table-cell/>
          <table:table-cell table:formula="of:=([.$V$2]*(([.U34]/[.$V$3])+[.L35]*[.$X$2])+[.$W$2]*[.H35])*[.$V$3]" office:value-type="float" office:value="-58.7279733424141">
            <text:p>-58.7279733424</text:p>
          </table:table-cell>
          <table:table-cell table:number-columns-repeated="1003"/>
        </table:table-row>
        <table:table-row table:style-name="ro1">
          <table:table-cell office:value-type="string">
            <text:p>2014-02-01_17:09:21_477923</text:p>
          </table:table-cell>
          <table:table-cell office:value-type="float" office:value="387653.203125">
            <text:p>387653.203125</text:p>
          </table:table-cell>
          <table:table-cell office:value-type="float" office:value="3.5">
            <text:p>3.5</text:p>
          </table:table-cell>
          <table:table-cell office:value-type="float" office:value="8">
            <text:p>8</text:p>
          </table:table-cell>
          <table:table-cell office:value-type="float" office:value="156">
            <text:p>156</text:p>
          </table:table-cell>
          <table:table-cell office:value-type="float" office:value="-228">
            <text:p>-228</text:p>
          </table:table-cell>
          <table:table-cell office:value-type="float" office:value="-0.5078125">
            <text:p>-0.5078125</text:p>
          </table:table-cell>
          <table:table-cell table:formula="of:=[.G36]*[.$T$2]" office:value-type="float" office:value="-25.390625">
            <text:p>-25.390625</text:p>
          </table:table-cell>
          <table:table-cell office:value-type="float" office:value="0.083740234375">
            <text:p>0.0837402344</text:p>
          </table:table-cell>
          <table:table-cell table:formula="of:=[.I36]*[.$T$2]" office:value-type="float" office:value="4.18701171875">
            <text:p>4.1870117188</text:p>
          </table:table-cell>
          <table:table-cell office:value-type="float" office:value="0.77294921875">
            <text:p>0.7729492188</text:p>
          </table:table-cell>
          <table:table-cell office:value-type="float" office:value="-6.16793893129771">
            <text:p>-6.1679389313</text:p>
          </table:table-cell>
          <table:table-cell office:value-type="float" office:value="2.30534351145038">
            <text:p>2.3053435115</text:p>
          </table:table-cell>
          <table:table-cell office:value-type="float" office:value="-0.122137404580153">
            <text:p>-0.1221374046</text:p>
          </table:table-cell>
          <table:table-cell table:number-columns-repeated="3" office:value-type="float" office:value="0">
            <text:p>0</text:p>
          </table:table-cell>
          <table:table-cell office:value-type="float" office:value="15.4">
            <text:p>15.4</text:p>
          </table:table-cell>
          <table:table-cell office:value-type="float" office:value="233">
            <text:p>233</text:p>
          </table:table-cell>
          <table:table-cell/>
          <table:table-cell table:formula="of:=([.$V$2]*(([.U35]/[.$V$3])+[.L36]*[.$X$2])+[.$W$2]*[.H36])*[.$V$3]" office:value-type="float" office:value="-59.2701424061001">
            <text:p>-59.2701424061</text:p>
          </table:table-cell>
          <table:table-cell table:number-columns-repeated="1003"/>
        </table:table-row>
        <table:table-row table:style-name="ro1">
          <table:table-cell office:value-type="string">
            <text:p>2014-02-01_17:09:21_590871</text:p>
          </table:table-cell>
          <table:table-cell office:value-type="float" office:value="398947.796875">
            <text:p>398947.796875</text:p>
          </table:table-cell>
          <table:table-cell office:value-type="float" office:value="3.6">
            <text:p>3.6</text:p>
          </table:table-cell>
          <table:table-cell office:value-type="float" office:value="37">
            <text:p>37</text:p>
          </table:table-cell>
          <table:table-cell office:value-type="float" office:value="163">
            <text:p>163</text:p>
          </table:table-cell>
          <table:table-cell office:value-type="float" office:value="-192">
            <text:p>-192</text:p>
          </table:table-cell>
          <table:table-cell office:value-type="float" office:value="-0.45361328125">
            <text:p>-0.4536132813</text:p>
          </table:table-cell>
          <table:table-cell table:formula="of:=[.G37]*[.$T$2]" office:value-type="float" office:value="-22.6806640625">
            <text:p>-22.6806640625</text:p>
          </table:table-cell>
          <table:table-cell office:value-type="float" office:value="0.055419921875">
            <text:p>0.0554199219</text:p>
          </table:table-cell>
          <table:table-cell table:formula="of:=[.I37]*[.$T$2]" office:value-type="float" office:value="2.77099609375">
            <text:p>2.7709960938</text:p>
          </table:table-cell>
          <table:table-cell office:value-type="float" office:value="1.1357421875">
            <text:p>1.1357421875</text:p>
          </table:table-cell>
          <table:table-cell office:value-type="float" office:value="-4.93893129770992">
            <text:p>-4.9389312977</text:p>
          </table:table-cell>
          <table:table-cell office:value-type="float" office:value="2.70992366412214">
            <text:p>2.7099236641</text:p>
          </table:table-cell>
          <table:table-cell office:value-type="float" office:value="-1.16030534351145">
            <text:p>-1.1603053435</text:p>
          </table:table-cell>
          <table:table-cell table:number-columns-repeated="3" office:value-type="float" office:value="0">
            <text:p>0</text:p>
          </table:table-cell>
          <table:table-cell office:value-type="float" office:value="16.76">
            <text:p>16.76</text:p>
          </table:table-cell>
          <table:table-cell office:value-type="float" office:value="233">
            <text:p>233</text:p>
          </table:table-cell>
          <table:table-cell/>
          <table:table-cell table:formula="of:=([.$V$2]*(([.U36]/[.$V$3])+[.L37]*[.$X$2])+[.$W$2]*[.H37])*[.$V$3]" office:value-type="float" office:value="-59.5063833735793">
            <text:p>-59.5063833736</text:p>
          </table:table-cell>
          <table:table-cell table:number-columns-repeated="1003"/>
        </table:table-row>
        <table:table-row table:style-name="ro1">
          <table:table-cell office:value-type="string">
            <text:p>2014-02-01_17:09:21_703394</text:p>
          </table:table-cell>
          <table:table-cell office:value-type="float" office:value="410199.796875">
            <text:p>410199.796875</text:p>
          </table:table-cell>
          <table:table-cell office:value-type="float" office:value="3.7">
            <text:p>3.7</text:p>
          </table:table-cell>
          <table:table-cell office:value-type="float" office:value="56">
            <text:p>56</text:p>
          </table:table-cell>
          <table:table-cell office:value-type="float" office:value="125">
            <text:p>125</text:p>
          </table:table-cell>
          <table:table-cell office:value-type="float" office:value="-211">
            <text:p>-211</text:p>
          </table:table-cell>
          <table:table-cell office:value-type="float" office:value="-0.615234375">
            <text:p>-0.615234375</text:p>
          </table:table-cell>
          <table:table-cell table:formula="of:=[.G38]*[.$T$2]" office:value-type="float" office:value="-30.76171875">
            <text:p>-30.76171875</text:p>
          </table:table-cell>
          <table:table-cell office:value-type="float" office:value="0.026123046875">
            <text:p>0.0261230469</text:p>
          </table:table-cell>
          <table:table-cell table:formula="of:=[.I38]*[.$T$2]" office:value-type="float" office:value="1.30615234375">
            <text:p>1.3061523438</text:p>
          </table:table-cell>
          <table:table-cell office:value-type="float" office:value="0.865966796875">
            <text:p>0.8659667969</text:p>
          </table:table-cell>
          <table:table-cell office:value-type="float" office:value="-2.91603053435115">
            <text:p>-2.9160305344</text:p>
          </table:table-cell>
          <table:table-cell office:value-type="float" office:value="3.27480916030534">
            <text:p>3.2748091603</text:p>
          </table:table-cell>
          <table:table-cell office:value-type="float" office:value="-0.351145038167939">
            <text:p>-0.3511450382</text:p>
          </table:table-cell>
          <table:table-cell table:number-columns-repeated="3" office:value-type="float" office:value="0">
            <text:p>0</text:p>
          </table:table-cell>
          <table:table-cell office:value-type="float" office:value="17.12">
            <text:p>17.12</text:p>
          </table:table-cell>
          <table:table-cell office:value-type="float" office:value="234">
            <text:p>234</text:p>
          </table:table-cell>
          <table:table-cell/>
          <table:table-cell table:formula="of:=([.$V$2]*(([.U37]/[.$V$3])+[.L38]*[.$X$2])+[.$W$2]*[.H38])*[.$V$3]" office:value-type="float" office:value="-59.5030320658405">
            <text:p>-59.5030320658</text:p>
          </table:table-cell>
          <table:table-cell table:number-columns-repeated="1003"/>
        </table:table-row>
        <table:table-row table:style-name="ro1">
          <table:table-cell office:value-type="string">
            <text:p>2014-02-01_17:09:21_816366</text:p>
          </table:table-cell>
          <table:table-cell office:value-type="float" office:value="421497.5">
            <text:p>421497.5</text:p>
          </table:table-cell>
          <table:table-cell office:value-type="float" office:value="3.8">
            <text:p>3.8</text:p>
          </table:table-cell>
          <table:table-cell office:value-type="float" office:value="47">
            <text:p>47</text:p>
          </table:table-cell>
          <table:table-cell office:value-type="float" office:value="141">
            <text:p>141</text:p>
          </table:table-cell>
          <table:table-cell office:value-type="float" office:value="-175">
            <text:p>-175</text:p>
          </table:table-cell>
          <table:table-cell office:value-type="float" office:value="-0.473388671875">
            <text:p>-0.4733886719</text:p>
          </table:table-cell>
          <table:table-cell table:formula="of:=[.G39]*[.$T$2]" office:value-type="float" office:value="-23.66943359375">
            <text:p>-23.6694335938</text:p>
          </table:table-cell>
          <table:table-cell office:value-type="float" office:value="0.09814453125">
            <text:p>0.0981445313</text:p>
          </table:table-cell>
          <table:table-cell table:formula="of:=[.I39]*[.$T$2]" office:value-type="float" office:value="4.9072265625">
            <text:p>4.9072265625</text:p>
          </table:table-cell>
          <table:table-cell office:value-type="float" office:value="0.936279296875">
            <text:p>0.9362792969</text:p>
          </table:table-cell>
          <table:table-cell office:value-type="float" office:value="-4.43511450381679">
            <text:p>-4.4351145038</text:p>
          </table:table-cell>
          <table:table-cell office:value-type="float" office:value="2.91603053435115">
            <text:p>2.9160305344</text:p>
          </table:table-cell>
          <table:table-cell office:value-type="float" office:value="-0.755725190839695">
            <text:p>-0.7557251908</text:p>
          </table:table-cell>
          <table:table-cell table:number-columns-repeated="3" office:value-type="float" office:value="0">
            <text:p>0</text:p>
          </table:table-cell>
          <table:table-cell office:value-type="float" office:value="16.03">
            <text:p>16.03</text:p>
          </table:table-cell>
          <table:table-cell office:value-type="float" office:value="234">
            <text:p>234</text:p>
          </table:table-cell>
          <table:table-cell/>
          <table:table-cell table:formula="of:=([.$V$2]*(([.U38]/[.$V$3])+[.L39]*[.$X$2])+[.$W$2]*[.H39])*[.$V$3]" office:value-type="float" office:value="-59.6556425391468">
            <text:p>-59.6556425391</text:p>
          </table:table-cell>
          <table:table-cell table:number-columns-repeated="1003"/>
        </table:table-row>
        <table:table-row table:style-name="ro1">
          <table:table-cell office:value-type="string">
            <text:p>2014-02-01_17:09:21_929510</text:p>
          </table:table-cell>
          <table:table-cell office:value-type="float" office:value="432810.890625">
            <text:p>432810.890625</text:p>
          </table:table-cell>
          <table:table-cell office:value-type="float" office:value="3.9">
            <text:p>3.9</text:p>
          </table:table-cell>
          <table:table-cell office:value-type="float" office:value="72">
            <text:p>72</text:p>
          </table:table-cell>
          <table:table-cell office:value-type="float" office:value="164">
            <text:p>164</text:p>
          </table:table-cell>
          <table:table-cell office:value-type="float" office:value="-231">
            <text:p>-231</text:p>
          </table:table-cell>
          <table:table-cell office:value-type="float" office:value="-0.55419921875">
            <text:p>-0.5541992188</text:p>
          </table:table-cell>
          <table:table-cell table:formula="of:=[.G40]*[.$T$2]" office:value-type="float" office:value="-27.7099609375">
            <text:p>-27.7099609375</text:p>
          </table:table-cell>
          <table:table-cell office:value-type="float" office:value="-0.013427734375">
            <text:p>-0.0134277344</text:p>
          </table:table-cell>
          <table:table-cell table:formula="of:=[.I40]*[.$T$2]" office:value-type="float" office:value="-0.67138671875">
            <text:p>-0.6713867188</text:p>
          </table:table-cell>
          <table:table-cell office:value-type="float" office:value="0.939208984375">
            <text:p>0.9392089844</text:p>
          </table:table-cell>
          <table:table-cell office:value-type="float" office:value="-5.66412213740458">
            <text:p>-5.6641221374</text:p>
          </table:table-cell>
          <table:table-cell office:value-type="float" office:value="2.45038167938931">
            <text:p>2.4503816794</text:p>
          </table:table-cell>
          <table:table-cell office:value-type="float" office:value="-0.908396946564885">
            <text:p>-0.9083969466</text:p>
          </table:table-cell>
          <table:table-cell table:number-columns-repeated="3" office:value-type="float" office:value="0">
            <text:p>0</text:p>
          </table:table-cell>
          <table:table-cell office:value-type="float" office:value="25.91">
            <text:p>25.91</text:p>
          </table:table-cell>
          <table:table-cell office:value-type="float" office:value="234">
            <text:p>234</text:p>
          </table:table-cell>
          <table:table-cell/>
          <table:table-cell table:formula="of:=([.$V$2]*(([.U39]/[.$V$3])+[.L40]*[.$X$2])+[.$W$2]*[.H40])*[.$V$3]" office:value-type="float" office:value="-60.1268968460452">
            <text:p>-60.126896846</text:p>
          </table:table-cell>
          <table:table-cell table:number-columns-repeated="1003"/>
        </table:table-row>
        <table:table-row table:style-name="ro1">
          <table:table-cell office:value-type="string">
            <text:p>2014-02-01_17:09:22_043047</text:p>
          </table:table-cell>
          <table:table-cell office:value-type="float" office:value="444198.90625">
            <text:p>444198.90625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164">
            <text:p>164</text:p>
          </table:table-cell>
          <table:table-cell office:value-type="float" office:value="-221">
            <text:p>-221</text:p>
          </table:table-cell>
          <table:table-cell office:value-type="float" office:value="-0.62939453125">
            <text:p>-0.6293945313</text:p>
          </table:table-cell>
          <table:table-cell table:formula="of:=[.G41]*[.$T$2]" office:value-type="float" office:value="-31.4697265625">
            <text:p>-31.4697265625</text:p>
          </table:table-cell>
          <table:table-cell office:value-type="float" office:value="0.215576171875">
            <text:p>0.2155761719</text:p>
          </table:table-cell>
          <table:table-cell table:formula="of:=[.I41]*[.$T$2]" office:value-type="float" office:value="10.77880859375">
            <text:p>10.7788085938</text:p>
          </table:table-cell>
          <table:table-cell office:value-type="float" office:value="0.823974609375">
            <text:p>0.8239746094</text:p>
          </table:table-cell>
          <table:table-cell office:value-type="float" office:value="-4.03053435114504">
            <text:p>-4.0305343511</text:p>
          </table:table-cell>
          <table:table-cell office:value-type="float" office:value="3.43511450381679">
            <text:p>3.4351145038</text:p>
          </table:table-cell>
          <table:table-cell office:value-type="float" office:value="1.87786259541985">
            <text:p>1.8778625954</text:p>
          </table:table-cell>
          <table:table-cell table:number-columns-repeated="3" office:value-type="float" office:value="0">
            <text:p>0</text:p>
          </table:table-cell>
          <table:table-cell office:value-type="float" office:value="16.83">
            <text:p>16.83</text:p>
          </table:table-cell>
          <table:table-cell office:value-type="float" office:value="235">
            <text:p>235</text:p>
          </table:table-cell>
          <table:table-cell/>
          <table:table-cell table:formula="of:=([.$V$2]*(([.U40]/[.$V$3])+[.L41]*[.$X$2])+[.$W$2]*[.H41])*[.$V$3]" office:value-type="float" office:value="-60.3437381731987">
            <text:p>-60.3437381732</text:p>
          </table:table-cell>
          <table:table-cell table:number-columns-repeated="1003"/>
        </table:table-row>
        <table:table-row table:style-name="ro1">
          <table:table-cell office:value-type="string">
            <text:p>2014-02-01_17:09:22_155581</text:p>
          </table:table-cell>
          <table:table-cell office:value-type="float" office:value="455419.109375">
            <text:p>455419.109375</text:p>
          </table:table-cell>
          <table:table-cell office:value-type="float" office:value="4.1">
            <text:p>4.1</text:p>
          </table:table-cell>
          <table:table-cell office:value-type="float" office:value="17">
            <text:p>17</text:p>
          </table:table-cell>
          <table:table-cell office:value-type="float" office:value="103">
            <text:p>103</text:p>
          </table:table-cell>
          <table:table-cell office:value-type="float" office:value="-211">
            <text:p>-211</text:p>
          </table:table-cell>
          <table:table-cell office:value-type="float" office:value="-0.598388671875">
            <text:p>-0.5983886719</text:p>
          </table:table-cell>
          <table:table-cell table:formula="of:=[.G42]*[.$T$2]" office:value-type="float" office:value="-29.91943359375">
            <text:p>-29.9194335938</text:p>
          </table:table-cell>
          <table:table-cell office:value-type="float" office:value="0.089111328125">
            <text:p>0.0891113281</text:p>
          </table:table-cell>
          <table:table-cell table:formula="of:=[.I42]*[.$T$2]" office:value-type="float" office:value="4.45556640625">
            <text:p>4.4555664063</text:p>
          </table:table-cell>
          <table:table-cell office:value-type="float" office:value="0.727294921875">
            <text:p>0.7272949219</text:p>
          </table:table-cell>
          <table:table-cell office:value-type="float" office:value="-2.91603053435115">
            <text:p>-2.9160305344</text:p>
          </table:table-cell>
          <table:table-cell office:value-type="float" office:value="2.12213740458015">
            <text:p>2.1221374046</text:p>
          </table:table-cell>
          <table:table-cell office:value-type="float" office:value="-0.511450381679389">
            <text:p>-0.5114503817</text:p>
          </table:table-cell>
          <table:table-cell table:number-columns-repeated="3" office:value-type="float" office:value="0">
            <text:p>0</text:p>
          </table:table-cell>
          <table:table-cell office:value-type="float" office:value="16.01">
            <text:p>16.01</text:p>
          </table:table-cell>
          <table:table-cell office:value-type="float" office:value="235">
            <text:p>235</text:p>
          </table:table-cell>
          <table:table-cell/>
          <table:table-cell table:formula="of:=([.$V$2]*(([.U41]/[.$V$3])+[.L42]*[.$X$2])+[.$W$2]*[.H42])*[.$V$3]" office:value-type="float" office:value="-60.3067940663425">
            <text:p>-60.3067940663</text:p>
          </table:table-cell>
          <table:table-cell table:number-columns-repeated="1003"/>
        </table:table-row>
        <table:table-row table:style-name="ro1">
          <table:table-cell office:value-type="string">
            <text:p>2014-02-01_17:09:22_269291</text:p>
          </table:table-cell>
          <table:table-cell office:value-type="float" office:value="466822.40625">
            <text:p>466822.40625</text:p>
          </table:table-cell>
          <table:table-cell office:value-type="float" office:value="4.2">
            <text:p>4.2</text:p>
          </table:table-cell>
          <table:table-cell office:value-type="float" office:value="55">
            <text:p>55</text:p>
          </table:table-cell>
          <table:table-cell office:value-type="float" office:value="128">
            <text:p>128</text:p>
          </table:table-cell>
          <table:table-cell office:value-type="float" office:value="-218">
            <text:p>-218</text:p>
          </table:table-cell>
          <table:table-cell office:value-type="float" office:value="-0.49365234375">
            <text:p>-0.4936523438</text:p>
          </table:table-cell>
          <table:table-cell table:formula="of:=[.G43]*[.$T$2]" office:value-type="float" office:value="-24.6826171875">
            <text:p>-24.6826171875</text:p>
          </table:table-cell>
          <table:table-cell office:value-type="float" office:value="0.060546875">
            <text:p>0.060546875</text:p>
          </table:table-cell>
          <table:table-cell table:formula="of:=[.I43]*[.$T$2]" office:value-type="float" office:value="3.02734375">
            <text:p>3.02734375</text:p>
          </table:table-cell>
          <table:table-cell office:value-type="float" office:value="0.943115234375">
            <text:p>0.9431152344</text:p>
          </table:table-cell>
          <table:table-cell office:value-type="float" office:value="-3.35114503816794">
            <text:p>-3.3511450382</text:p>
          </table:table-cell>
          <table:table-cell office:value-type="float" office:value="2.65648854961832">
            <text:p>2.6564885496</text:p>
          </table:table-cell>
          <table:table-cell office:value-type="float" office:value="-0.725190839694657">
            <text:p>-0.7251908397</text:p>
          </table:table-cell>
          <table:table-cell table:number-columns-repeated="3" office:value-type="float" office:value="0">
            <text:p>0</text:p>
          </table:table-cell>
          <table:table-cell office:value-type="float" office:value="25.43">
            <text:p>25.43</text:p>
          </table:table-cell>
          <table:table-cell office:value-type="float" office:value="235">
            <text:p>235</text:p>
          </table:table-cell>
          <table:table-cell/>
          <table:table-cell table:formula="of:=([.$V$2]*(([.U42]/[.$V$3])+[.L43]*[.$X$2])+[.$W$2]*[.H43])*[.$V$3]" office:value-type="float" office:value="-60.2511349562466">
            <text:p>-60.2511349562</text:p>
          </table:table-cell>
          <table:table-cell table:number-columns-repeated="1003"/>
        </table:table-row>
        <table:table-row table:style-name="ro1">
          <table:table-cell office:value-type="string">
            <text:p>2014-02-01_17:09:22_383983</text:p>
          </table:table-cell>
          <table:table-cell office:value-type="float" office:value="478258.90625">
            <text:p>478258.90625</text:p>
          </table:table-cell>
          <table:table-cell office:value-type="float" office:value="4.3">
            <text:p>4.3</text:p>
          </table:table-cell>
          <table:table-cell office:value-type="float" office:value="33">
            <text:p>33</text:p>
          </table:table-cell>
          <table:table-cell office:value-type="float" office:value="141">
            <text:p>141</text:p>
          </table:table-cell>
          <table:table-cell office:value-type="float" office:value="-196">
            <text:p>-196</text:p>
          </table:table-cell>
          <table:table-cell office:value-type="float" office:value="-0.549560546875">
            <text:p>-0.5495605469</text:p>
          </table:table-cell>
          <table:table-cell table:formula="of:=[.G44]*[.$T$2]" office:value-type="float" office:value="-27.47802734375">
            <text:p>-27.4780273438</text:p>
          </table:table-cell>
          <table:table-cell office:value-type="float" office:value="0.105712890625">
            <text:p>0.1057128906</text:p>
          </table:table-cell>
          <table:table-cell table:formula="of:=[.I44]*[.$T$2]" office:value-type="float" office:value="5.28564453125">
            <text:p>5.2856445313</text:p>
          </table:table-cell>
          <table:table-cell office:value-type="float" office:value="0.520751953125">
            <text:p>0.5207519531</text:p>
          </table:table-cell>
          <table:table-cell office:value-type="float" office:value="-2.52671755725191">
            <text:p>-2.5267175573</text:p>
          </table:table-cell>
          <table:table-cell office:value-type="float" office:value="1.98473282442748">
            <text:p>1.9847328244</text:p>
          </table:table-cell>
          <table:table-cell office:value-type="float" office:value="-0.938931297709924">
            <text:p>-0.9389312977</text:p>
          </table:table-cell>
          <table:table-cell table:number-columns-repeated="3" office:value-type="float" office:value="0">
            <text:p>0</text:p>
          </table:table-cell>
          <table:table-cell office:value-type="float" office:value="49.52">
            <text:p>49.52</text:p>
          </table:table-cell>
          <table:table-cell office:value-type="float" office:value="236">
            <text:p>236</text:p>
          </table:table-cell>
          <table:table-cell/>
          <table:table-cell table:formula="of:=([.$V$2]*(([.U43]/[.$V$3])+[.L44]*[.$X$2])+[.$W$2]*[.H44])*[.$V$3]" office:value-type="float" office:value="-60.090909445218">
            <text:p>-60.0909094452</text:p>
          </table:table-cell>
          <table:table-cell table:number-columns-repeated="1003"/>
        </table:table-row>
        <table:table-row table:style-name="ro1">
          <table:table-cell office:value-type="string">
            <text:p>2014-02-01_17:09:22_497547</text:p>
          </table:table-cell>
          <table:table-cell office:value-type="float" office:value="489616.09375">
            <text:p>489616.09375</text:p>
          </table:table-cell>
          <table:table-cell office:value-type="float" office:value="4.4">
            <text:p>4.4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-187">
            <text:p>-187</text:p>
          </table:table-cell>
          <table:table-cell office:value-type="float" office:value="-0.578369140625">
            <text:p>-0.5783691406</text:p>
          </table:table-cell>
          <table:table-cell table:formula="of:=[.G45]*[.$T$2]" office:value-type="float" office:value="-28.91845703125">
            <text:p>-28.9184570313</text:p>
          </table:table-cell>
          <table:table-cell office:value-type="float" office:value="0.023681640625">
            <text:p>0.0236816406</text:p>
          </table:table-cell>
          <table:table-cell table:formula="of:=[.I45]*[.$T$2]" office:value-type="float" office:value="1.18408203125">
            <text:p>1.1840820313</text:p>
          </table:table-cell>
          <table:table-cell office:value-type="float" office:value="0.8095703125">
            <text:p>0.8095703125</text:p>
          </table:table-cell>
          <table:table-cell office:value-type="float" office:value="-4.15267175572519">
            <text:p>-4.1526717557</text:p>
          </table:table-cell>
          <table:table-cell office:value-type="float" office:value="4.68702290076336">
            <text:p>4.6870229008</text:p>
          </table:table-cell>
          <table:table-cell office:value-type="float" office:value="-0.778625954198473">
            <text:p>-0.7786259542</text:p>
          </table:table-cell>
          <table:table-cell table:number-columns-repeated="3" office:value-type="float" office:value="0">
            <text:p>0</text:p>
          </table:table-cell>
          <table:table-cell office:value-type="float" office:value="26.06">
            <text:p>26.06</text:p>
          </table:table-cell>
          <table:table-cell office:value-type="float" office:value="236">
            <text:p>236</text:p>
          </table:table-cell>
          <table:table-cell/>
          <table:table-cell table:formula="of:=([.$V$2]*(([.U44]/[.$V$3])+[.L45]*[.$X$2])+[.$W$2]*[.H45])*[.$V$3]" office:value-type="float" office:value="-60.2813840610608">
            <text:p>-60.2813840611</text:p>
          </table:table-cell>
          <table:table-cell table:number-columns-repeated="1003"/>
        </table:table-row>
        <table:table-row table:style-name="ro1">
          <table:table-cell office:value-type="string">
            <text:p>2014-02-01_17:09:22_610449</text:p>
          </table:table-cell>
          <table:table-cell office:value-type="float" office:value="500905.203125">
            <text:p>500905.203125</text:p>
          </table:table-cell>
          <table:table-cell office:value-type="float" office:value="4.5">
            <text:p>4.5</text:p>
          </table:table-cell>
          <table:table-cell office:value-type="float" office:value="29">
            <text:p>29</text:p>
          </table:table-cell>
          <table:table-cell office:value-type="float" office:value="165">
            <text:p>165</text:p>
          </table:table-cell>
          <table:table-cell office:value-type="float" office:value="-235">
            <text:p>-235</text:p>
          </table:table-cell>
          <table:table-cell office:value-type="float" office:value="-0.491943359375">
            <text:p>-0.4919433594</text:p>
          </table:table-cell>
          <table:table-cell table:formula="of:=[.G46]*[.$T$2]" office:value-type="float" office:value="-24.59716796875">
            <text:p>-24.5971679688</text:p>
          </table:table-cell>
          <table:table-cell office:value-type="float" office:value="0.0703125">
            <text:p>0.0703125</text:p>
          </table:table-cell>
          <table:table-cell table:formula="of:=[.I46]*[.$T$2]" office:value-type="float" office:value="3.515625">
            <text:p>3.515625</text:p>
          </table:table-cell>
          <table:table-cell office:value-type="float" office:value="0.81298828125">
            <text:p>0.8129882813</text:p>
          </table:table-cell>
          <table:table-cell office:value-type="float" office:value="-3.02290076335878">
            <text:p>-3.0229007634</text:p>
          </table:table-cell>
          <table:table-cell office:value-type="float" office:value="3.6030534351145">
            <text:p>3.6030534351</text:p>
          </table:table-cell>
          <table:table-cell office:value-type="float" office:value="-0.916030534351145">
            <text:p>-0.9160305344</text:p>
          </table:table-cell>
          <table:table-cell table:number-columns-repeated="3" office:value-type="float" office:value="0">
            <text:p>0</text:p>
          </table:table-cell>
          <table:table-cell office:value-type="float" office:value="24.26">
            <text:p>24.26</text:p>
          </table:table-cell>
          <table:table-cell office:value-type="float" office:value="237">
            <text:p>237</text:p>
          </table:table-cell>
          <table:table-cell/>
          <table:table-cell table:formula="of:=([.$V$2]*(([.U45]/[.$V$3])+[.L46]*[.$X$2])+[.$W$2]*[.H46])*[.$V$3]" office:value-type="float" office:value="-60.1601882888329">
            <text:p>-60.1601882888</text:p>
          </table:table-cell>
          <table:table-cell table:number-columns-repeated="1003"/>
        </table:table-row>
        <table:table-row table:style-name="ro1">
          <table:table-cell office:value-type="string">
            <text:p>2014-02-01_17:09:22_723380</text:p>
          </table:table-cell>
          <table:table-cell office:value-type="float" office:value="512232.296875">
            <text:p>512232.296875</text:p>
          </table:table-cell>
          <table:table-cell office:value-type="float" office:value="4.6">
            <text:p>4.6</text:p>
          </table:table-cell>
          <table:table-cell office:value-type="float" office:value="20">
            <text:p>20</text:p>
          </table:table-cell>
          <table:table-cell office:value-type="float" office:value="184">
            <text:p>184</text:p>
          </table:table-cell>
          <table:table-cell office:value-type="float" office:value="-212">
            <text:p>-212</text:p>
          </table:table-cell>
          <table:table-cell office:value-type="float" office:value="-0.553955078125">
            <text:p>-0.5539550781</text:p>
          </table:table-cell>
          <table:table-cell table:formula="of:=[.G47]*[.$T$2]" office:value-type="float" office:value="-27.69775390625">
            <text:p>-27.6977539063</text:p>
          </table:table-cell>
          <table:table-cell office:value-type="float" office:value="0.003173828125">
            <text:p>0.0031738281</text:p>
          </table:table-cell>
          <table:table-cell table:formula="of:=[.I47]*[.$T$2]" office:value-type="float" office:value="0.15869140625">
            <text:p>0.1586914063</text:p>
          </table:table-cell>
          <table:table-cell office:value-type="float" office:value="1.029052734375">
            <text:p>1.0290527344</text:p>
          </table:table-cell>
          <table:table-cell office:value-type="float" office:value="-3.79389312977099">
            <text:p>-3.7938931298</text:p>
          </table:table-cell>
          <table:table-cell office:value-type="float" office:value="2.43511450381679">
            <text:p>2.4351145038</text:p>
          </table:table-cell>
          <table:table-cell office:value-type="float" office:value="-0.694656488549618">
            <text:p>-0.6946564885</text:p>
          </table:table-cell>
          <table:table-cell table:number-columns-repeated="3" office:value-type="float" office:value="0">
            <text:p>0</text:p>
          </table:table-cell>
          <table:table-cell office:value-type="float" office:value="15.98">
            <text:p>15.98</text:p>
          </table:table-cell>
          <table:table-cell office:value-type="float" office:value="237">
            <text:p>237</text:p>
          </table:table-cell>
          <table:table-cell/>
          <table:table-cell table:formula="of:=([.$V$2]*(([.U46]/[.$V$3])+[.L47]*[.$X$2])+[.$W$2]*[.H47])*[.$V$3]" office:value-type="float" office:value="-60.2545426546164">
            <text:p>-60.2545426546</text:p>
          </table:table-cell>
          <table:table-cell table:number-columns-repeated="1003"/>
        </table:table-row>
        <table:table-row table:style-name="ro1">
          <table:table-cell office:value-type="string">
            <text:p>2014-02-01_17:09:22_838344</text:p>
          </table:table-cell>
          <table:table-cell office:value-type="float" office:value="523732.703125">
            <text:p>523732.703125</text:p>
          </table:table-cell>
          <table:table-cell office:value-type="float" office:value="4.7">
            <text:p>4.7</text:p>
          </table:table-cell>
          <table:table-cell office:value-type="float" office:value="103">
            <text:p>103</text:p>
          </table:table-cell>
          <table:table-cell office:value-type="float" office:value="182">
            <text:p>182</text:p>
          </table:table-cell>
          <table:table-cell office:value-type="float" office:value="-205">
            <text:p>-205</text:p>
          </table:table-cell>
          <table:table-cell office:value-type="float" office:value="-0.522216796875">
            <text:p>-0.5222167969</text:p>
          </table:table-cell>
          <table:table-cell table:formula="of:=[.G48]*[.$T$2]" office:value-type="float" office:value="-26.11083984375">
            <text:p>-26.1108398438</text:p>
          </table:table-cell>
          <table:table-cell office:value-type="float" office:value="0.059326171875">
            <text:p>0.0593261719</text:p>
          </table:table-cell>
          <table:table-cell table:formula="of:=[.I48]*[.$T$2]" office:value-type="float" office:value="2.96630859375">
            <text:p>2.9663085938</text:p>
          </table:table-cell>
          <table:table-cell office:value-type="float" office:value="1.01806640625">
            <text:p>1.0180664063</text:p>
          </table:table-cell>
          <table:table-cell office:value-type="float" office:value="-3.41221374045802">
            <text:p>-3.4122137405</text:p>
          </table:table-cell>
          <table:table-cell office:value-type="float" office:value="5.32824427480916">
            <text:p>5.3282442748</text:p>
          </table:table-cell>
          <table:table-cell office:value-type="float" office:value="-1.19847328244275">
            <text:p>-1.1984732824</text:p>
          </table:table-cell>
          <table:table-cell table:number-columns-repeated="3" office:value-type="float" office:value="0">
            <text:p>0</text:p>
          </table:table-cell>
          <table:table-cell office:value-type="float" office:value="48.69">
            <text:p>48.69</text:p>
          </table:table-cell>
          <table:table-cell office:value-type="float" office:value="237">
            <text:p>237</text:p>
          </table:table-cell>
          <table:table-cell/>
          <table:table-cell table:formula="of:=([.$V$2]*(([.U47]/[.$V$3])+[.L48]*[.$X$2])+[.$W$2]*[.H48])*[.$V$3]" office:value-type="float" office:value="-60.2404624915288">
            <text:p>-60.2404624915</text:p>
          </table:table-cell>
          <table:table-cell table:number-columns-repeated="1003"/>
        </table:table-row>
        <table:table-row table:style-name="ro1">
          <table:table-cell office:value-type="string">
            <text:p>2014-02-01_17:09:22_952915</text:p>
          </table:table-cell>
          <table:table-cell office:value-type="float" office:value="535153.90625">
            <text:p>535153.90625</text:p>
          </table:table-cell>
          <table:table-cell office:value-type="float" office:value="4.8">
            <text:p>4.8</text:p>
          </table:table-cell>
          <table:table-cell office:value-type="float" office:value="39">
            <text:p>39</text:p>
          </table:table-cell>
          <table:table-cell office:value-type="float" office:value="174">
            <text:p>174</text:p>
          </table:table-cell>
          <table:table-cell office:value-type="float" office:value="-219">
            <text:p>-219</text:p>
          </table:table-cell>
          <table:table-cell office:value-type="float" office:value="-0.518310546875">
            <text:p>-0.5183105469</text:p>
          </table:table-cell>
          <table:table-cell table:formula="of:=[.G49]*[.$T$2]" office:value-type="float" office:value="-25.91552734375">
            <text:p>-25.9155273438</text:p>
          </table:table-cell>
          <table:table-cell office:value-type="float" office:value="0.19091796875">
            <text:p>0.1909179688</text:p>
          </table:table-cell>
          <table:table-cell table:formula="of:=[.I49]*[.$T$2]" office:value-type="float" office:value="9.5458984375">
            <text:p>9.5458984375</text:p>
          </table:table-cell>
          <table:table-cell office:value-type="float" office:value="0.464111328125">
            <text:p>0.4641113281</text:p>
          </table:table-cell>
          <table:table-cell office:value-type="float" office:value="-2.25190839694656">
            <text:p>-2.2519083969</text:p>
          </table:table-cell>
          <table:table-cell office:value-type="float" office:value="2.0763358778626">
            <text:p>2.0763358779</text:p>
          </table:table-cell>
          <table:table-cell office:value-type="float" office:value="-0.610687022900763">
            <text:p>-0.6106870229</text:p>
          </table:table-cell>
          <table:table-cell table:number-columns-repeated="3" office:value-type="float" office:value="0">
            <text:p>0</text:p>
          </table:table-cell>
          <table:table-cell office:value-type="float" office:value="24.31">
            <text:p>24.31</text:p>
          </table:table-cell>
          <table:table-cell office:value-type="float" office:value="238">
            <text:p>238</text:p>
          </table:table-cell>
          <table:table-cell/>
          <table:table-cell table:formula="of:=([.$V$2]*(([.U48]/[.$V$3])+[.L49]*[.$X$2])+[.$W$2]*[.H49])*[.$V$3]" office:value-type="float" office:value="-59.9953378343748">
            <text:p>-59.9953378344</text:p>
          </table:table-cell>
          <table:table-cell table:number-columns-repeated="1003"/>
        </table:table-row>
        <table:table-row table:style-name="ro1">
          <table:table-cell office:value-type="string">
            <text:p>2014-02-01_17:09:23_065798</text:p>
          </table:table-cell>
          <table:table-cell office:value-type="float" office:value="546446">
            <text:p>546446</text:p>
          </table:table-cell>
          <table:table-cell office:value-type="float" office:value="4.9">
            <text:p>4.9</text:p>
          </table:table-cell>
          <table:table-cell office:value-type="float" office:value="99">
            <text:p>99</text:p>
          </table:table-cell>
          <table:table-cell office:value-type="float" office:value="180">
            <text:p>180</text:p>
          </table:table-cell>
          <table:table-cell office:value-type="float" office:value="-206">
            <text:p>-206</text:p>
          </table:table-cell>
          <table:table-cell office:value-type="float" office:value="-0.434814453125">
            <text:p>-0.4348144531</text:p>
          </table:table-cell>
          <table:table-cell table:formula="of:=[.G50]*[.$T$2]" office:value-type="float" office:value="-21.74072265625">
            <text:p>-21.7407226563</text:p>
          </table:table-cell>
          <table:table-cell office:value-type="float" office:value="0.021484375">
            <text:p>0.021484375</text:p>
          </table:table-cell>
          <table:table-cell table:formula="of:=[.I50]*[.$T$2]" office:value-type="float" office:value="1.07421875">
            <text:p>1.07421875</text:p>
          </table:table-cell>
          <table:table-cell office:value-type="float" office:value="0.6259765625">
            <text:p>0.6259765625</text:p>
          </table:table-cell>
          <table:table-cell office:value-type="float" office:value="-3.38167938931298">
            <text:p>-3.3816793893</text:p>
          </table:table-cell>
          <table:table-cell office:value-type="float" office:value="1.2824427480916">
            <text:p>1.2824427481</text:p>
          </table:table-cell>
          <table:table-cell office:value-type="float" office:value="-0.709923664122137">
            <text:p>-0.7099236641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38">
            <text:p>238</text:p>
          </table:table-cell>
          <table:table-cell/>
          <table:table-cell table:formula="of:=([.$V$2]*(([.U49]/[.$V$3])+[.L50]*[.$X$2])+[.$W$2]*[.H50])*[.$V$3]" office:value-type="float" office:value="-59.8930546911176">
            <text:p>-59.8930546911</text:p>
          </table:table-cell>
          <table:table-cell table:number-columns-repeated="1003"/>
        </table:table-row>
        <table:table-row table:style-name="ro1">
          <table:table-cell office:value-type="string">
            <text:p>2014-02-01_17:09:23_178994</text:p>
          </table:table-cell>
          <table:table-cell office:value-type="float" office:value="557761.3125">
            <text:p>557761.3125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152">
            <text:p>152</text:p>
          </table:table-cell>
          <table:table-cell office:value-type="float" office:value="-249">
            <text:p>-249</text:p>
          </table:table-cell>
          <table:table-cell office:value-type="float" office:value="-0.523681640625">
            <text:p>-0.5236816406</text:p>
          </table:table-cell>
          <table:table-cell table:formula="of:=[.G51]*[.$T$2]" office:value-type="float" office:value="-26.18408203125">
            <text:p>-26.1840820313</text:p>
          </table:table-cell>
          <table:table-cell office:value-type="float" office:value="0.038330078125">
            <text:p>0.0383300781</text:p>
          </table:table-cell>
          <table:table-cell table:formula="of:=[.I51]*[.$T$2]" office:value-type="float" office:value="1.91650390625">
            <text:p>1.9165039063</text:p>
          </table:table-cell>
          <table:table-cell office:value-type="float" office:value="0.666259765625">
            <text:p>0.6662597656</text:p>
          </table:table-cell>
          <table:table-cell office:value-type="float" office:value="-7.25190839694657">
            <text:p>-7.2519083969</text:p>
          </table:table-cell>
          <table:table-cell office:value-type="float" office:value="1.95419847328244">
            <text:p>1.9541984733</text:p>
          </table:table-cell>
          <table:table-cell office:value-type="float" office:value="-0.526717557251908">
            <text:p>-0.5267175573</text:p>
          </table:table-cell>
          <table:table-cell table:number-columns-repeated="3" office:value-type="float" office:value="0">
            <text:p>0</text:p>
          </table:table-cell>
          <table:table-cell office:value-type="float" office:value="16.71">
            <text:p>16.71</text:p>
          </table:table-cell>
          <table:table-cell office:value-type="float" office:value="239">
            <text:p>239</text:p>
          </table:table-cell>
          <table:table-cell/>
          <table:table-cell table:formula="of:=([.$V$2]*(([.U50]/[.$V$3])+[.L51]*[.$X$2])+[.$W$2]*[.H51])*[.$V$3]" office:value-type="float" office:value="-60.6402492837218">
            <text:p>-60.6402492837</text:p>
          </table:table-cell>
          <table:table-cell table:number-columns-repeated="1003"/>
        </table:table-row>
        <table:table-row table:style-name="ro1">
          <table:table-cell office:value-type="string">
            <text:p>2014-02-01_17:09:23_291563</text:p>
          </table:table-cell>
          <table:table-cell office:value-type="float" office:value="569017.21875">
            <text:p>569017.21875</text:p>
          </table:table-cell>
          <table:table-cell office:value-type="float" office:value="5.1">
            <text:p>5.1</text:p>
          </table:table-cell>
          <table:table-cell office:value-type="float" office:value="41">
            <text:p>41</text:p>
          </table:table-cell>
          <table:table-cell office:value-type="float" office:value="156">
            <text:p>156</text:p>
          </table:table-cell>
          <table:table-cell office:value-type="float" office:value="-237">
            <text:p>-237</text:p>
          </table:table-cell>
          <table:table-cell office:value-type="float" office:value="-0.68017578125">
            <text:p>-0.6801757813</text:p>
          </table:table-cell>
          <table:table-cell table:formula="of:=[.G52]*[.$T$2]" office:value-type="float" office:value="-34.0087890625">
            <text:p>-34.0087890625</text:p>
          </table:table-cell>
          <table:table-cell office:value-type="float" office:value="0.07763671875">
            <text:p>0.0776367188</text:p>
          </table:table-cell>
          <table:table-cell table:formula="of:=[.I52]*[.$T$2]" office:value-type="float" office:value="3.8818359375">
            <text:p>3.8818359375</text:p>
          </table:table-cell>
          <table:table-cell office:value-type="float" office:value="0.587890625">
            <text:p>0.587890625</text:p>
          </table:table-cell>
          <table:table-cell office:value-type="float" office:value="-1.89312977099237">
            <text:p>-1.893129771</text:p>
          </table:table-cell>
          <table:table-cell office:value-type="float" office:value="3.10687022900763">
            <text:p>3.106870229</text:p>
          </table:table-cell>
          <table:table-cell office:value-type="float" office:value="-0.16030534351145">
            <text:p>-0.1603053435</text:p>
          </table:table-cell>
          <table:table-cell table:number-columns-repeated="3" office:value-type="float" office:value="0">
            <text:p>0</text:p>
          </table:table-cell>
          <table:table-cell office:value-type="float" office:value="16.03">
            <text:p>16.03</text:p>
          </table:table-cell>
          <table:table-cell office:value-type="float" office:value="239">
            <text:p>239</text:p>
          </table:table-cell>
          <table:table-cell/>
          <table:table-cell table:formula="of:=([.$V$2]*(([.U51]/[.$V$3])+[.L52]*[.$X$2])+[.$W$2]*[.H52])*[.$V$3]" office:value-type="float" office:value="-60.4786735144119">
            <text:p>-60.4786735144</text:p>
          </table:table-cell>
          <table:table-cell table:number-columns-repeated="1003"/>
        </table:table-row>
        <table:table-row table:style-name="ro1">
          <table:table-cell office:value-type="string">
            <text:p>2014-02-01_17:09:23_405063</text:p>
          </table:table-cell>
          <table:table-cell office:value-type="float" office:value="580367.109375">
            <text:p>580367.109375</text:p>
          </table:table-cell>
          <table:table-cell office:value-type="float" office:value="5.2">
            <text:p>5.2</text:p>
          </table:table-cell>
          <table:table-cell office:value-type="float" office:value="5">
            <text:p>5</text:p>
          </table:table-cell>
          <table:table-cell office:value-type="float" office:value="161">
            <text:p>161</text:p>
          </table:table-cell>
          <table:table-cell office:value-type="float" office:value="-232">
            <text:p>-232</text:p>
          </table:table-cell>
          <table:table-cell office:value-type="float" office:value="-0.5361328125">
            <text:p>-0.5361328125</text:p>
          </table:table-cell>
          <table:table-cell table:formula="of:=[.G53]*[.$T$2]" office:value-type="float" office:value="-26.806640625">
            <text:p>-26.806640625</text:p>
          </table:table-cell>
          <table:table-cell office:value-type="float" office:value="0.08837890625">
            <text:p>0.0883789063</text:p>
          </table:table-cell>
          <table:table-cell table:formula="of:=[.I53]*[.$T$2]" office:value-type="float" office:value="4.4189453125">
            <text:p>4.4189453125</text:p>
          </table:table-cell>
          <table:table-cell office:value-type="float" office:value="0.72119140625">
            <text:p>0.7211914063</text:p>
          </table:table-cell>
          <table:table-cell office:value-type="float" office:value="-7.70229007633588">
            <text:p>-7.7022900763</text:p>
          </table:table-cell>
          <table:table-cell office:value-type="float" office:value="2.27480916030534">
            <text:p>2.2748091603</text:p>
          </table:table-cell>
          <table:table-cell office:value-type="float" office:value="-0.748091603053435">
            <text:p>-0.7480916031</text:p>
          </table:table-cell>
          <table:table-cell table:number-columns-repeated="3" office:value-type="float" office:value="0">
            <text:p>0</text:p>
          </table:table-cell>
          <table:table-cell office:value-type="float" office:value="25.04">
            <text:p>25.04</text:p>
          </table:table-cell>
          <table:table-cell office:value-type="float" office:value="239">
            <text:p>239</text:p>
          </table:table-cell>
          <table:table-cell/>
          <table:table-cell table:formula="of:=([.$V$2]*(([.U52]/[.$V$3])+[.L53]*[.$X$2])+[.$W$2]*[.H53])*[.$V$3]" office:value-type="float" office:value="-61.3148817115855">
            <text:p>-61.3148817116</text:p>
          </table:table-cell>
          <table:table-cell table:number-columns-repeated="1003"/>
        </table:table-row>
        <table:table-row table:style-name="ro1">
          <table:table-cell office:value-type="string">
            <text:p>2014-02-01_17:09:23_517646</text:p>
          </table:table-cell>
          <table:table-cell office:value-type="float" office:value="591625.890625">
            <text:p>591625.890625</text:p>
          </table:table-cell>
          <table:table-cell office:value-type="float" office:value="5.3">
            <text:p>5.3</text:p>
          </table:table-cell>
          <table:table-cell office:value-type="float" office:value="30">
            <text:p>30</text:p>
          </table:table-cell>
          <table:table-cell office:value-type="float" office:value="178">
            <text:p>178</text:p>
          </table:table-cell>
          <table:table-cell office:value-type="float" office:value="-171">
            <text:p>-171</text:p>
          </table:table-cell>
          <table:table-cell office:value-type="float" office:value="-0.57275390625">
            <text:p>-0.5727539063</text:p>
          </table:table-cell>
          <table:table-cell table:formula="of:=[.G54]*[.$T$2]" office:value-type="float" office:value="-28.6376953125">
            <text:p>-28.6376953125</text:p>
          </table:table-cell>
          <table:table-cell office:value-type="float" office:value="0.042236328125">
            <text:p>0.0422363281</text:p>
          </table:table-cell>
          <table:table-cell table:formula="of:=[.I54]*[.$T$2]" office:value-type="float" office:value="2.11181640625">
            <text:p>2.1118164063</text:p>
          </table:table-cell>
          <table:table-cell office:value-type="float" office:value="0.249267578125">
            <text:p>0.2492675781</text:p>
          </table:table-cell>
          <table:table-cell office:value-type="float" office:value="0.816793893129771">
            <text:p>0.8167938931</text:p>
          </table:table-cell>
          <table:table-cell office:value-type="float" office:value="3.15267175572519">
            <text:p>3.1526717557</text:p>
          </table:table-cell>
          <table:table-cell office:value-type="float" office:value="-1.2824427480916">
            <text:p>-1.2824427481</text:p>
          </table:table-cell>
          <table:table-cell table:number-columns-repeated="3" office:value-type="float" office:value="0">
            <text:p>0</text:p>
          </table:table-cell>
          <table:table-cell office:value-type="float" office:value="13.59">
            <text:p>13.59</text:p>
          </table:table-cell>
          <table:table-cell office:value-type="float" office:value="240">
            <text:p>240</text:p>
          </table:table-cell>
          <table:table-cell/>
          <table:table-cell table:formula="of:=([.$V$2]*(([.U53]/[.$V$3])+[.L54]*[.$X$2])+[.$W$2]*[.H54])*[.$V$3]" office:value-type="float" office:value="-60.5012463805503">
            <text:p>-60.5012463806</text:p>
          </table:table-cell>
          <table:table-cell table:number-columns-repeated="1003"/>
        </table:table-row>
        <table:table-row table:style-name="ro1">
          <table:table-cell office:value-type="string">
            <text:p>2014-02-01_17:09:23_631174</text:p>
          </table:table-cell>
          <table:table-cell office:value-type="float" office:value="602978.203125">
            <text:p>602978.203125</text:p>
          </table:table-cell>
          <table:table-cell office:value-type="float" office:value="5.4">
            <text:p>5.4</text:p>
          </table:table-cell>
          <table:table-cell office:value-type="float" office:value="75">
            <text:p>75</text:p>
          </table:table-cell>
          <table:table-cell office:value-type="float" office:value="157">
            <text:p>157</text:p>
          </table:table-cell>
          <table:table-cell office:value-type="float" office:value="-241">
            <text:p>-241</text:p>
          </table:table-cell>
          <table:table-cell office:value-type="float" office:value="-0.6064453125">
            <text:p>-0.6064453125</text:p>
          </table:table-cell>
          <table:table-cell table:formula="of:=[.G55]*[.$T$2]" office:value-type="float" office:value="-30.322265625">
            <text:p>-30.322265625</text:p>
          </table:table-cell>
          <table:table-cell office:value-type="float" office:value="0.189453125">
            <text:p>0.189453125</text:p>
          </table:table-cell>
          <table:table-cell table:formula="of:=[.I55]*[.$T$2]" office:value-type="float" office:value="9.47265625">
            <text:p>9.47265625</text:p>
          </table:table-cell>
          <table:table-cell office:value-type="float" office:value="1.31689453125">
            <text:p>1.3168945313</text:p>
          </table:table-cell>
          <table:table-cell office:value-type="float" office:value="-4.42748091603053">
            <text:p>-4.427480916</text:p>
          </table:table-cell>
          <table:table-cell office:value-type="float" office:value="4.64885496183206">
            <text:p>4.6488549618</text:p>
          </table:table-cell>
          <table:table-cell office:value-type="float" office:value="-0.206106870229008">
            <text:p>-0.2061068702</text:p>
          </table:table-cell>
          <table:table-cell table:number-columns-repeated="3" office:value-type="float" office:value="0">
            <text:p>0</text:p>
          </table:table-cell>
          <table:table-cell office:value-type="float" office:value="24.77">
            <text:p>24.77</text:p>
          </table:table-cell>
          <table:table-cell office:value-type="float" office:value="240">
            <text:p>240</text:p>
          </table:table-cell>
          <table:table-cell/>
          <table:table-cell table:formula="of:=([.$V$2]*(([.U54]/[.$V$3])+[.L55]*[.$X$2])+[.$W$2]*[.H55])*[.$V$3]" office:value-type="float" office:value="-60.7654530249813">
            <text:p>-60.765453025</text:p>
          </table:table-cell>
          <table:table-cell table:number-columns-repeated="1003"/>
        </table:table-row>
        <table:table-row table:style-name="ro1">
          <table:table-cell office:value-type="string">
            <text:p>2014-02-01_17:09:23_743409</text:p>
          </table:table-cell>
          <table:table-cell office:value-type="float" office:value="614201.390625">
            <text:p>614201.390625</text:p>
          </table:table-cell>
          <table:table-cell office:value-type="float" office:value="5.5">
            <text:p>5.5</text:p>
          </table:table-cell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 office:value-type="float" office:value="-311">
            <text:p>-311</text:p>
          </table:table-cell>
          <table:table-cell office:value-type="float" office:value="-0.484130859375">
            <text:p>-0.4841308594</text:p>
          </table:table-cell>
          <table:table-cell table:formula="of:=[.G56]*[.$T$2]" office:value-type="float" office:value="-24.20654296875">
            <text:p>-24.2065429688</text:p>
          </table:table-cell>
          <table:table-cell office:value-type="float" office:value="0.114990234375">
            <text:p>0.1149902344</text:p>
          </table:table-cell>
          <table:table-cell table:formula="of:=[.I56]*[.$T$2]" office:value-type="float" office:value="5.74951171875">
            <text:p>5.7495117188</text:p>
          </table:table-cell>
          <table:table-cell office:value-type="float" office:value="0.236328125">
            <text:p>0.236328125</text:p>
          </table:table-cell>
          <table:table-cell office:value-type="float" office:value="-7.29770992366412">
            <text:p>-7.2977099237</text:p>
          </table:table-cell>
          <table:table-cell office:value-type="float" office:value="1.23664122137405">
            <text:p>1.2366412214</text:p>
          </table:table-cell>
          <table:table-cell office:value-type="float" office:value="-0.458015267175573">
            <text:p>-0.4580152672</text:p>
          </table:table-cell>
          <table:table-cell table:number-columns-repeated="3" office:value-type="float" office:value="0">
            <text:p>0</text:p>
          </table:table-cell>
          <table:table-cell office:value-type="float" office:value="15.25">
            <text:p>15.25</text:p>
          </table:table-cell>
          <table:table-cell office:value-type="float" office:value="240">
            <text:p>240</text:p>
          </table:table-cell>
          <table:table-cell/>
          <table:table-cell table:formula="of:=([.$V$2]*(([.U55]/[.$V$3])+[.L56]*[.$X$2])+[.$W$2]*[.H56])*[.$V$3]" office:value-type="float" office:value="-61.4646259688948">
            <text:p>-61.4646259689</text:p>
          </table:table-cell>
          <table:table-cell table:number-columns-repeated="1003"/>
        </table:table-row>
        <table:table-row table:style-name="ro1">
          <table:table-cell office:value-type="string">
            <text:p>2014-02-01_17:09:23_858080</text:p>
          </table:table-cell>
          <table:table-cell office:value-type="float" office:value="625676.90625">
            <text:p>625676.90625</text:p>
          </table:table-cell>
          <table:table-cell office:value-type="float" office:value="5.6">
            <text:p>5.6</text:p>
          </table:table-cell>
          <table:table-cell office:value-type="float" office:value="37">
            <text:p>37</text:p>
          </table:table-cell>
          <table:table-cell office:value-type="float" office:value="188">
            <text:p>188</text:p>
          </table:table-cell>
          <table:table-cell office:value-type="float" office:value="-169">
            <text:p>-169</text:p>
          </table:table-cell>
          <table:table-cell office:value-type="float" office:value="-0.530517578125">
            <text:p>-0.5305175781</text:p>
          </table:table-cell>
          <table:table-cell table:formula="of:=[.G57]*[.$T$2]" office:value-type="float" office:value="-26.52587890625">
            <text:p>-26.5258789063</text:p>
          </table:table-cell>
          <table:table-cell office:value-type="float" office:value="0.165283203125">
            <text:p>0.1652832031</text:p>
          </table:table-cell>
          <table:table-cell table:formula="of:=[.I57]*[.$T$2]" office:value-type="float" office:value="8.26416015625">
            <text:p>8.2641601563</text:p>
          </table:table-cell>
          <table:table-cell office:value-type="float" office:value="0.640869140625">
            <text:p>0.6408691406</text:p>
          </table:table-cell>
          <table:table-cell office:value-type="float" office:value="-6.54198473282443">
            <text:p>-6.5419847328</text:p>
          </table:table-cell>
          <table:table-cell office:value-type="float" office:value="0.083969465648855">
            <text:p>0.0839694656</text:p>
          </table:table-cell>
          <table:table-cell office:value-type="float" office:value="-0.267175572519084">
            <text:p>-0.2671755725</text:p>
          </table:table-cell>
          <table:table-cell table:number-columns-repeated="3" office:value-type="float" office:value="0">
            <text:p>0</text:p>
          </table:table-cell>
          <table:table-cell office:value-type="float" office:value="38.17">
            <text:p>38.17</text:p>
          </table:table-cell>
          <table:table-cell office:value-type="float" office:value="241">
            <text:p>241</text:p>
          </table:table-cell>
          <table:table-cell/>
          <table:table-cell table:formula="of:=([.$V$2]*(([.U56]/[.$V$3])+[.L57]*[.$X$2])+[.$W$2]*[.H57])*[.$V$3]" office:value-type="float" office:value="-62.0480800352755">
            <text:p>-62.0480800353</text:p>
          </table:table-cell>
          <table:table-cell table:number-columns-repeated="1003"/>
        </table:table-row>
        <table:table-row table:style-name="ro1">
          <table:table-cell office:value-type="string">
            <text:p>2014-02-01_17:09:23_970425</text:p>
          </table:table-cell>
          <table:table-cell office:value-type="float" office:value="636902.890625">
            <text:p>636902.890625</text:p>
          </table:table-cell>
          <table:table-cell office:value-type="float" office:value="5.7">
            <text:p>5.7</text:p>
          </table:table-cell>
          <table:table-cell office:value-type="float" office:value="11">
            <text:p>11</text:p>
          </table:table-cell>
          <table:table-cell office:value-type="float" office:value="164">
            <text:p>164</text:p>
          </table:table-cell>
          <table:table-cell office:value-type="float" office:value="-202">
            <text:p>-202</text:p>
          </table:table-cell>
          <table:table-cell office:value-type="float" office:value="-0.418701171875">
            <text:p>-0.4187011719</text:p>
          </table:table-cell>
          <table:table-cell table:formula="of:=[.G58]*[.$T$2]" office:value-type="float" office:value="-20.93505859375">
            <text:p>-20.9350585938</text:p>
          </table:table-cell>
          <table:table-cell office:value-type="float" office:value="0.119384765625">
            <text:p>0.1193847656</text:p>
          </table:table-cell>
          <table:table-cell table:formula="of:=[.I58]*[.$T$2]" office:value-type="float" office:value="5.96923828125">
            <text:p>5.9692382813</text:p>
          </table:table-cell>
          <table:table-cell office:value-type="float" office:value="0.627197265625">
            <text:p>0.6271972656</text:p>
          </table:table-cell>
          <table:table-cell office:value-type="float" office:value="0.290076335877863">
            <text:p>0.2900763359</text:p>
          </table:table-cell>
          <table:table-cell office:value-type="float" office:value="1.06870229007634">
            <text:p>1.0687022901</text:p>
          </table:table-cell>
          <table:table-cell office:value-type="float" office:value="-1.08396946564886">
            <text:p>-1.0839694656</text:p>
          </table:table-cell>
          <table:table-cell table:number-columns-repeated="3" office:value-type="float" office:value="0">
            <text:p>0</text:p>
          </table:table-cell>
          <table:table-cell office:value-type="float" office:value="15.71">
            <text:p>15.71</text:p>
          </table:table-cell>
          <table:table-cell office:value-type="float" office:value="241">
            <text:p>241</text:p>
          </table:table-cell>
          <table:table-cell/>
          <table:table-cell table:formula="of:=([.$V$2]*(([.U57]/[.$V$3])+[.L58]*[.$X$2])+[.$W$2]*[.H58])*[.$V$3]" office:value-type="float" office:value="-61.168964644613">
            <text:p>-61.1689646446</text:p>
          </table:table-cell>
          <table:table-cell table:number-columns-repeated="1003"/>
        </table:table-row>
        <table:table-row table:style-name="ro1">
          <table:table-cell office:value-type="string">
            <text:p>2014-02-01_17:09:24_083351</text:p>
          </table:table-cell>
          <table:table-cell office:value-type="float" office:value="648196.3125">
            <text:p>648196.3125</text:p>
          </table:table-cell>
          <table:table-cell office:value-type="float" office:value="5.8">
            <text:p>5.8</text:p>
          </table:table-cell>
          <table:table-cell office:value-type="float" office:value="49">
            <text:p>49</text:p>
          </table:table-cell>
          <table:table-cell office:value-type="float" office:value="111">
            <text:p>111</text:p>
          </table:table-cell>
          <table:table-cell office:value-type="float" office:value="-218">
            <text:p>-218</text:p>
          </table:table-cell>
          <table:table-cell office:value-type="float" office:value="-0.390869140625">
            <text:p>-0.3908691406</text:p>
          </table:table-cell>
          <table:table-cell table:formula="of:=[.G59]*[.$T$2]" office:value-type="float" office:value="-19.54345703125">
            <text:p>-19.5434570313</text:p>
          </table:table-cell>
          <table:table-cell office:value-type="float" office:value="-0.03271484375">
            <text:p>-0.0327148438</text:p>
          </table:table-cell>
          <table:table-cell table:formula="of:=[.I59]*[.$T$2]" office:value-type="float" office:value="-1.6357421875">
            <text:p>-1.6357421875</text:p>
          </table:table-cell>
          <table:table-cell office:value-type="float" office:value="0.797607421875">
            <text:p>0.7976074219</text:p>
          </table:table-cell>
          <table:table-cell office:value-type="float" office:value="3.61832061068702">
            <text:p>3.6183206107</text:p>
          </table:table-cell>
          <table:table-cell office:value-type="float" office:value="2.20610687022901">
            <text:p>2.2061068702</text:p>
          </table:table-cell>
          <table:table-cell office:value-type="float" office:value="-0.938931297709924">
            <text:p>-0.9389312977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42">
            <text:p>242</text:p>
          </table:table-cell>
          <table:table-cell/>
          <table:table-cell table:formula="of:=([.$V$2]*(([.U58]/[.$V$3])+[.L59]*[.$X$2])+[.$W$2]*[.H59])*[.$V$3]" office:value-type="float" office:value="-59.627263652651">
            <text:p>-59.6272636527</text:p>
          </table:table-cell>
          <table:table-cell table:number-columns-repeated="1003"/>
        </table:table-row>
        <table:table-row table:style-name="ro1">
          <table:table-cell office:value-type="string">
            <text:p>2014-02-01_17:09:24_196247</text:p>
          </table:table-cell>
          <table:table-cell office:value-type="float" office:value="659485.71875">
            <text:p>659485.71875</text:p>
          </table:table-cell>
          <table:table-cell office:value-type="float" office:value="5.9">
            <text:p>5.9</text:p>
          </table:table-cell>
          <table:table-cell office:value-type="float" office:value="56">
            <text:p>56</text:p>
          </table:table-cell>
          <table:table-cell office:value-type="float" office:value="145">
            <text:p>145</text:p>
          </table:table-cell>
          <table:table-cell office:value-type="float" office:value="-209">
            <text:p>-209</text:p>
          </table:table-cell>
          <table:table-cell office:value-type="float" office:value="-0.49853515625">
            <text:p>-0.4985351563</text:p>
          </table:table-cell>
          <table:table-cell table:formula="of:=[.G60]*[.$T$2]" office:value-type="float" office:value="-24.9267578125">
            <text:p>-24.9267578125</text:p>
          </table:table-cell>
          <table:table-cell office:value-type="float" office:value="0.08251953125">
            <text:p>0.0825195313</text:p>
          </table:table-cell>
          <table:table-cell table:formula="of:=[.I60]*[.$T$2]" office:value-type="float" office:value="4.1259765625">
            <text:p>4.1259765625</text:p>
          </table:table-cell>
          <table:table-cell office:value-type="float" office:value="0.40625">
            <text:p>0.40625</text:p>
          </table:table-cell>
          <table:table-cell office:value-type="float" office:value="4.58015267175573">
            <text:p>4.5801526718</text:p>
          </table:table-cell>
          <table:table-cell office:value-type="float" office:value="2.0763358778626">
            <text:p>2.0763358779</text:p>
          </table:table-cell>
          <table:table-cell office:value-type="float" office:value="-1.12213740458015">
            <text:p>-1.1221374046</text:p>
          </table:table-cell>
          <table:table-cell table:number-columns-repeated="3" office:value-type="float" office:value="0">
            <text:p>0</text:p>
          </table:table-cell>
          <table:table-cell office:value-type="float" office:value="16.73">
            <text:p>16.73</text:p>
          </table:table-cell>
          <table:table-cell office:value-type="float" office:value="242">
            <text:p>242</text:p>
          </table:table-cell>
          <table:table-cell/>
          <table:table-cell table:formula="of:=([.$V$2]*(([.U59]/[.$V$3])+[.L60]*[.$X$2])+[.$W$2]*[.H60])*[.$V$3]" office:value-type="float" office:value="-58.0355436121839">
            <text:p>-58.0355436122</text:p>
          </table:table-cell>
          <table:table-cell table:number-columns-repeated="1003"/>
        </table:table-row>
        <table:table-row table:style-name="ro1">
          <table:table-cell office:value-type="string">
            <text:p>2014-02-01_17:09:24_309242</text:p>
          </table:table-cell>
          <table:table-cell office:value-type="float" office:value="670785.109375">
            <text:p>670785.109375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158">
            <text:p>158</text:p>
          </table:table-cell>
          <table:table-cell office:value-type="float" office:value="-195">
            <text:p>-195</text:p>
          </table:table-cell>
          <table:table-cell office:value-type="float" office:value="-0.483154296875">
            <text:p>-0.4831542969</text:p>
          </table:table-cell>
          <table:table-cell table:formula="of:=[.G61]*[.$T$2]" office:value-type="float" office:value="-24.15771484375">
            <text:p>-24.1577148438</text:p>
          </table:table-cell>
          <table:table-cell office:value-type="float" office:value="0.186767578125">
            <text:p>0.1867675781</text:p>
          </table:table-cell>
          <table:table-cell table:formula="of:=[.I61]*[.$T$2]" office:value-type="float" office:value="9.33837890625">
            <text:p>9.3383789063</text:p>
          </table:table-cell>
          <table:table-cell office:value-type="float" office:value="0.355712890625">
            <text:p>0.3557128906</text:p>
          </table:table-cell>
          <table:table-cell office:value-type="float" office:value="-7.83969465648855">
            <text:p>-7.8396946565</text:p>
          </table:table-cell>
          <table:table-cell office:value-type="float" office:value="1.35114503816794">
            <text:p>1.3511450382</text:p>
          </table:table-cell>
          <table:table-cell office:value-type="float" office:value="-0.763358778625954">
            <text:p>-0.7633587786</text:p>
          </table:table-cell>
          <table:table-cell table:number-columns-repeated="3" office:value-type="float" office:value="0">
            <text:p>0</text:p>
          </table:table-cell>
          <table:table-cell office:value-type="float" office:value="15.11">
            <text:p>15.11</text:p>
          </table:table-cell>
          <table:table-cell office:value-type="float" office:value="242">
            <text:p>242</text:p>
          </table:table-cell>
          <table:table-cell/>
          <table:table-cell table:formula="of:=([.$V$2]*(([.U60]/[.$V$3])+[.L61]*[.$X$2])+[.$W$2]*[.H61])*[.$V$3]" office:value-type="float" office:value="-58.894567189487">
            <text:p>-58.8945671895</text:p>
          </table:table-cell>
          <table:table-cell table:number-columns-repeated="1003"/>
        </table:table-row>
        <table:table-row table:style-name="ro1">
          <table:table-cell office:value-type="string">
            <text:p>2014-02-01_17:09:24_421731</text:p>
          </table:table-cell>
          <table:table-cell office:value-type="float" office:value="682033.296875">
            <text:p>682033.296875</text:p>
          </table:table-cell>
          <table:table-cell office:value-type="float" office:value="6.1">
            <text:p>6.1</text:p>
          </table:table-cell>
          <table:table-cell office:value-type="float" office:value="81">
            <text:p>81</text:p>
          </table:table-cell>
          <table:table-cell office:value-type="float" office:value="157">
            <text:p>157</text:p>
          </table:table-cell>
          <table:table-cell office:value-type="float" office:value="-224">
            <text:p>-224</text:p>
          </table:table-cell>
          <table:table-cell office:value-type="float" office:value="-0.470703125">
            <text:p>-0.470703125</text:p>
          </table:table-cell>
          <table:table-cell table:formula="of:=[.G62]*[.$T$2]" office:value-type="float" office:value="-23.53515625">
            <text:p>-23.53515625</text:p>
          </table:table-cell>
          <table:table-cell office:value-type="float" office:value="-0.17529296875">
            <text:p>-0.1752929688</text:p>
          </table:table-cell>
          <table:table-cell table:formula="of:=[.I62]*[.$T$2]" office:value-type="float" office:value="-8.7646484375">
            <text:p>-8.7646484375</text:p>
          </table:table-cell>
          <table:table-cell office:value-type="float" office:value="1.349365234375">
            <text:p>1.3493652344</text:p>
          </table:table-cell>
          <table:table-cell office:value-type="float" office:value="-7.33587786259542">
            <text:p>-7.3358778626</text:p>
          </table:table-cell>
          <table:table-cell office:value-type="float" office:value="3.49618320610687">
            <text:p>3.4961832061</text:p>
          </table:table-cell>
          <table:table-cell office:value-type="float" office:value="0.0687022900763359">
            <text:p>0.0687022901</text:p>
          </table:table-cell>
          <table:table-cell table:number-columns-repeated="3" office:value-type="float" office:value="0">
            <text:p>0</text:p>
          </table:table-cell>
          <table:table-cell office:value-type="float" office:value="16.65">
            <text:p>16.65</text:p>
          </table:table-cell>
          <table:table-cell office:value-type="float" office:value="243">
            <text:p>243</text:p>
          </table:table-cell>
          <table:table-cell/>
          <table:table-cell table:formula="of:=([.$V$2]*(([.U61]/[.$V$3])+[.L62]*[.$X$2])+[.$W$2]*[.H62])*[.$V$3]" office:value-type="float" office:value="-59.6252110317659">
            <text:p>-59.6252110318</text:p>
          </table:table-cell>
          <table:table-cell table:number-columns-repeated="1003"/>
        </table:table-row>
        <table:table-row table:style-name="ro1">
          <table:table-cell office:value-type="string">
            <text:p>2014-02-01_17:09:24_534689</text:p>
          </table:table-cell>
          <table:table-cell office:value-type="float" office:value="693329.703125">
            <text:p>693329.703125</text:p>
          </table:table-cell>
          <table:table-cell office:value-type="float" office:value="6.2">
            <text:p>6.2</text:p>
          </table:table-cell>
          <table:table-cell office:value-type="float" office:value="39">
            <text:p>39</text:p>
          </table:table-cell>
          <table:table-cell office:value-type="float" office:value="201">
            <text:p>201</text:p>
          </table:table-cell>
          <table:table-cell office:value-type="float" office:value="-301">
            <text:p>-301</text:p>
          </table:table-cell>
          <table:table-cell office:value-type="float" office:value="-0.765380859375">
            <text:p>-0.7653808594</text:p>
          </table:table-cell>
          <table:table-cell table:formula="of:=[.G63]*[.$T$2]" office:value-type="float" office:value="-38.26904296875">
            <text:p>-38.2690429688</text:p>
          </table:table-cell>
          <table:table-cell office:value-type="float" office:value="0.32080078125">
            <text:p>0.3208007813</text:p>
          </table:table-cell>
          <table:table-cell table:formula="of:=[.I63]*[.$T$2]" office:value-type="float" office:value="16.0400390625">
            <text:p>16.0400390625</text:p>
          </table:table-cell>
          <table:table-cell office:value-type="float" office:value="0.427734375">
            <text:p>0.427734375</text:p>
          </table:table-cell>
          <table:table-cell office:value-type="float" office:value="-0.0534351145038168">
            <text:p>-0.0534351145</text:p>
          </table:table-cell>
          <table:table-cell office:value-type="float" office:value="5.45038167938931">
            <text:p>5.4503816794</text:p>
          </table:table-cell>
          <table:table-cell office:value-type="float" office:value="0.0229007633587786">
            <text:p>0.0229007634</text:p>
          </table:table-cell>
          <table:table-cell table:number-columns-repeated="3" office:value-type="float" office:value="0">
            <text:p>0</text:p>
          </table:table-cell>
          <table:table-cell office:value-type="float" office:value="15.59">
            <text:p>15.59</text:p>
          </table:table-cell>
          <table:table-cell office:value-type="float" office:value="243">
            <text:p>243</text:p>
          </table:table-cell>
          <table:table-cell/>
          <table:table-cell table:formula="of:=([.$V$2]*(([.U62]/[.$V$3])+[.L63]*[.$X$2])+[.$W$2]*[.H63])*[.$V$3]" office:value-type="float" office:value="-59.2085609529484">
            <text:p>-59.2085609529</text:p>
          </table:table-cell>
          <table:table-cell table:number-columns-repeated="1003"/>
        </table:table-row>
        <table:table-row table:style-name="ro1">
          <table:table-cell office:value-type="string">
            <text:p>2014-02-01_17:09:24_647035</text:p>
          </table:table-cell>
          <table:table-cell office:value-type="float" office:value="704571.3125">
            <text:p>704571.3125</text:p>
          </table:table-cell>
          <table:table-cell office:value-type="float" office:value="6.3">
            <text:p>6.3</text:p>
          </table:table-cell>
          <table:table-cell office:value-type="float" office:value="37">
            <text:p>37</text:p>
          </table:table-cell>
          <table:table-cell office:value-type="float" office:value="182">
            <text:p>182</text:p>
          </table:table-cell>
          <table:table-cell office:value-type="float" office:value="-232">
            <text:p>-232</text:p>
          </table:table-cell>
          <table:table-cell office:value-type="float" office:value="-0.367919921875">
            <text:p>-0.3679199219</text:p>
          </table:table-cell>
          <table:table-cell table:formula="of:=[.G64]*[.$T$2]" office:value-type="float" office:value="-18.39599609375">
            <text:p>-18.3959960938</text:p>
          </table:table-cell>
          <table:table-cell office:value-type="float" office:value="0.1259765625">
            <text:p>0.1259765625</text:p>
          </table:table-cell>
          <table:table-cell table:formula="of:=[.I64]*[.$T$2]" office:value-type="float" office:value="6.298828125">
            <text:p>6.298828125</text:p>
          </table:table-cell>
          <table:table-cell office:value-type="float" office:value="0.782958984375">
            <text:p>0.7829589844</text:p>
          </table:table-cell>
          <table:table-cell office:value-type="float" office:value="-4.11450381679389">
            <text:p>-4.1145038168</text:p>
          </table:table-cell>
          <table:table-cell office:value-type="float" office:value="0.137404580152672">
            <text:p>0.1374045802</text:p>
          </table:table-cell>
          <table:table-cell office:value-type="float" office:value="-1.06870229007634">
            <text:p>-1.0687022901</text:p>
          </table:table-cell>
          <table:table-cell table:number-columns-repeated="3" office:value-type="float" office:value="0">
            <text:p>0</text:p>
          </table:table-cell>
          <table:table-cell office:value-type="float" office:value="15.86">
            <text:p>15.86</text:p>
          </table:table-cell>
          <table:table-cell office:value-type="float" office:value="243">
            <text:p>243</text:p>
          </table:table-cell>
          <table:table-cell/>
          <table:table-cell table:formula="of:=([.$V$2]*(([.U63]/[.$V$3])+[.L64]*[.$X$2])+[.$W$2]*[.H64])*[.$V$3]" office:value-type="float" office:value="-59.198752403856">
            <text:p>-59.1987524039</text:p>
          </table:table-cell>
          <table:table-cell table:number-columns-repeated="1003"/>
        </table:table-row>
        <table:table-row table:style-name="ro1">
          <table:table-cell office:value-type="string">
            <text:p>2014-02-01_17:09:24_760159</text:p>
          </table:table-cell>
          <table:table-cell office:value-type="float" office:value="715877.8125">
            <text:p>715877.8125</text:p>
          </table:table-cell>
          <table:table-cell office:value-type="float" office:value="6.4">
            <text:p>6.4</text:p>
          </table:table-cell>
          <table:table-cell office:value-type="float" office:value="8">
            <text:p>8</text:p>
          </table:table-cell>
          <table:table-cell office:value-type="float" office:value="198">
            <text:p>198</text:p>
          </table:table-cell>
          <table:table-cell office:value-type="float" office:value="-231">
            <text:p>-231</text:p>
          </table:table-cell>
          <table:table-cell office:value-type="float" office:value="-0.426025390625">
            <text:p>-0.4260253906</text:p>
          </table:table-cell>
          <table:table-cell table:formula="of:=[.G65]*[.$T$2]" office:value-type="float" office:value="-21.30126953125">
            <text:p>-21.3012695313</text:p>
          </table:table-cell>
          <table:table-cell office:value-type="float" office:value="-0.121826171875">
            <text:p>-0.1218261719</text:p>
          </table:table-cell>
          <table:table-cell table:formula="of:=[.I65]*[.$T$2]" office:value-type="float" office:value="-6.09130859375">
            <text:p>-6.0913085938</text:p>
          </table:table-cell>
          <table:table-cell office:value-type="float" office:value="0.8505859375">
            <text:p>0.8505859375</text:p>
          </table:table-cell>
          <table:table-cell office:value-type="float" office:value="-8.15267175572519">
            <text:p>-8.1526717557</text:p>
          </table:table-cell>
          <table:table-cell office:value-type="float" office:value="1.38167938931298">
            <text:p>1.3816793893</text:p>
          </table:table-cell>
          <table:table-cell office:value-type="float" office:value="-0.259541984732824">
            <text:p>-0.2595419847</text:p>
          </table:table-cell>
          <table:table-cell table:number-columns-repeated="3" office:value-type="float" office:value="0">
            <text:p>0</text:p>
          </table:table-cell>
          <table:table-cell office:value-type="float" office:value="16.17">
            <text:p>16.17</text:p>
          </table:table-cell>
          <table:table-cell office:value-type="float" office:value="244">
            <text:p>244</text:p>
          </table:table-cell>
          <table:table-cell/>
          <table:table-cell table:formula="of:=([.$V$2]*(([.U64]/[.$V$3])+[.L65]*[.$X$2])+[.$W$2]*[.H65])*[.$V$3]" office:value-type="float" office:value="-60.038726410526">
            <text:p>-60.0387264105</text:p>
          </table:table-cell>
          <table:table-cell table:number-columns-repeated="1003"/>
        </table:table-row>
        <table:table-row table:style-name="ro1">
          <table:table-cell office:value-type="string">
            <text:p>2014-02-01_17:09:24_872684</text:p>
          </table:table-cell>
          <table:table-cell office:value-type="float" office:value="727128.5">
            <text:p>727128.5</text:p>
          </table:table-cell>
          <table:table-cell office:value-type="float" office:value="6.5">
            <text:p>6.5</text:p>
          </table:table-cell>
          <table:table-cell office:value-type="float" office:value="38">
            <text:p>38</text:p>
          </table:table-cell>
          <table:table-cell office:value-type="float" office:value="126">
            <text:p>126</text:p>
          </table:table-cell>
          <table:table-cell office:value-type="float" office:value="-162">
            <text:p>-162</text:p>
          </table:table-cell>
          <table:table-cell office:value-type="float" office:value="-0.743896484375">
            <text:p>-0.7438964844</text:p>
          </table:table-cell>
          <table:table-cell table:formula="of:=[.G66]*[.$T$2]" office:value-type="float" office:value="-37.19482421875">
            <text:p>-37.1948242188</text:p>
          </table:table-cell>
          <table:table-cell office:value-type="float" office:value="0.076416015625">
            <text:p>0.0764160156</text:p>
          </table:table-cell>
          <table:table-cell table:formula="of:=[.I66]*[.$T$2]" office:value-type="float" office:value="3.82080078125">
            <text:p>3.8208007813</text:p>
          </table:table-cell>
          <table:table-cell office:value-type="float" office:value="0.599365234375">
            <text:p>0.5993652344</text:p>
          </table:table-cell>
          <table:table-cell office:value-type="float" office:value="-2.70992366412214">
            <text:p>-2.7099236641</text:p>
          </table:table-cell>
          <table:table-cell office:value-type="float" office:value="6.6030534351145">
            <text:p>6.6030534351</text:p>
          </table:table-cell>
          <table:table-cell office:value-type="float" office:value="-0.221374045801527">
            <text:p>-0.2213740458</text:p>
          </table:table-cell>
          <table:table-cell table:number-columns-repeated="3" office:value-type="float" office:value="0">
            <text:p>0</text:p>
          </table:table-cell>
          <table:table-cell office:value-type="float" office:value="15.83">
            <text:p>15.83</text:p>
          </table:table-cell>
          <table:table-cell office:value-type="float" office:value="244">
            <text:p>244</text:p>
          </table:table-cell>
          <table:table-cell/>
          <table:table-cell table:formula="of:=([.$V$2]*(([.U65]/[.$V$3])+[.L66]*[.$X$2])+[.$W$2]*[.H66])*[.$V$3]" office:value-type="float" office:value="-60.1129934048584">
            <text:p>-60.1129934049</text:p>
          </table:table-cell>
          <table:table-cell table:number-columns-repeated="1003"/>
        </table:table-row>
        <table:table-row table:style-name="ro1">
          <table:table-cell office:value-type="string">
            <text:p>2014-02-01_17:09:24_985518</text:p>
          </table:table-cell>
          <table:table-cell office:value-type="float" office:value="738412.609375">
            <text:p>738412.609375</text:p>
          </table:table-cell>
          <table:table-cell office:value-type="float" office:value="6.6">
            <text:p>6.6</text:p>
          </table:table-cell>
          <table:table-cell office:value-type="float" office:value="84">
            <text:p>84</text:p>
          </table:table-cell>
          <table:table-cell office:value-type="float" office:value="150">
            <text:p>150</text:p>
          </table:table-cell>
          <table:table-cell office:value-type="float" office:value="-200">
            <text:p>-200</text:p>
          </table:table-cell>
          <table:table-cell office:value-type="float" office:value="-0.588134765625">
            <text:p>-0.5881347656</text:p>
          </table:table-cell>
          <table:table-cell table:formula="of:=[.G67]*[.$T$2]" office:value-type="float" office:value="-29.40673828125">
            <text:p>-29.4067382813</text:p>
          </table:table-cell>
          <table:table-cell office:value-type="float" office:value="0.2333984375">
            <text:p>0.2333984375</text:p>
          </table:table-cell>
          <table:table-cell table:formula="of:=[.I67]*[.$T$2]" office:value-type="float" office:value="11.669921875">
            <text:p>11.669921875</text:p>
          </table:table-cell>
          <table:table-cell office:value-type="float" office:value="0.264404296875">
            <text:p>0.2644042969</text:p>
          </table:table-cell>
          <table:table-cell office:value-type="float" office:value="-5.49618320610687">
            <text:p>-5.4961832061</text:p>
          </table:table-cell>
          <table:table-cell office:value-type="float" office:value="0.488549618320611">
            <text:p>0.4885496183</text:p>
          </table:table-cell>
          <table:table-cell office:value-type="float" office:value="-1.08396946564886">
            <text:p>-1.0839694656</text:p>
          </table:table-cell>
          <table:table-cell table:number-columns-repeated="3" office:value-type="float" office:value="0">
            <text:p>0</text:p>
          </table:table-cell>
          <table:table-cell office:value-type="float" office:value="14.65">
            <text:p>14.65</text:p>
          </table:table-cell>
          <table:table-cell office:value-type="float" office:value="245">
            <text:p>245</text:p>
          </table:table-cell>
          <table:table-cell/>
          <table:table-cell table:formula="of:=([.$V$2]*(([.U66]/[.$V$3])+[.L67]*[.$X$2])+[.$W$2]*[.H67])*[.$V$3]" office:value-type="float" office:value="-60.5761202107832">
            <text:p>-60.5761202108</text:p>
          </table:table-cell>
          <table:table-cell table:number-columns-repeated="1003"/>
        </table:table-row>
        <table:table-row table:style-name="ro1">
          <table:table-cell office:value-type="string">
            <text:p>2014-02-01_17:09:25_100013</text:p>
          </table:table-cell>
          <table:table-cell office:value-type="float" office:value="749863.71875">
            <text:p>749863.71875</text:p>
          </table:table-cell>
          <table:table-cell office:value-type="float" office:value="6.7">
            <text:p>6.7</text:p>
          </table:table-cell>
          <table:table-cell office:value-type="float" office:value="65">
            <text:p>65</text:p>
          </table:table-cell>
          <table:table-cell office:value-type="float" office:value="171">
            <text:p>171</text:p>
          </table:table-cell>
          <table:table-cell office:value-type="float" office:value="-145">
            <text:p>-145</text:p>
          </table:table-cell>
          <table:table-cell office:value-type="float" office:value="-0.536376953125">
            <text:p>-0.5363769531</text:p>
          </table:table-cell>
          <table:table-cell table:formula="of:=[.G68]*[.$T$2]" office:value-type="float" office:value="-26.81884765625">
            <text:p>-26.8188476563</text:p>
          </table:table-cell>
          <table:table-cell office:value-type="float" office:value="0.1982421875">
            <text:p>0.1982421875</text:p>
          </table:table-cell>
          <table:table-cell table:formula="of:=[.I68]*[.$T$2]" office:value-type="float" office:value="9.912109375">
            <text:p>9.912109375</text:p>
          </table:table-cell>
          <table:table-cell office:value-type="float" office:value="0.933349609375">
            <text:p>0.9333496094</text:p>
          </table:table-cell>
          <table:table-cell office:value-type="float" office:value="3.97709923664122">
            <text:p>3.9770992366</text:p>
          </table:table-cell>
          <table:table-cell office:value-type="float" office:value="3.84732824427481">
            <text:p>3.8473282443</text:p>
          </table:table-cell>
          <table:table-cell office:value-type="float" office:value="-0.450381679389313">
            <text:p>-0.4503816794</text:p>
          </table:table-cell>
          <table:table-cell table:number-columns-repeated="3" office:value-type="float" office:value="0">
            <text:p>0</text:p>
          </table:table-cell>
          <table:table-cell office:value-type="float" office:value="37.69">
            <text:p>37.69</text:p>
          </table:table-cell>
          <table:table-cell office:value-type="float" office:value="245">
            <text:p>245</text:p>
          </table:table-cell>
          <table:table-cell/>
          <table:table-cell table:formula="of:=([.$V$2]*(([.U67]/[.$V$3])+[.L68]*[.$X$2])+[.$W$2]*[.H68])*[.$V$3]" office:value-type="float" office:value="-59.1214633093109">
            <text:p>-59.1214633093</text:p>
          </table:table-cell>
          <table:table-cell table:number-columns-repeated="1003"/>
        </table:table-row>
        <table:table-row table:style-name="ro1">
          <table:table-cell office:value-type="string">
            <text:p>2014-02-01_17:09:25_212361</text:p>
          </table:table-cell>
          <table:table-cell office:value-type="float" office:value="761096.609375">
            <text:p>761096.609375</text:p>
          </table:table-cell>
          <table:table-cell office:value-type="float" office:value="6.8">
            <text:p>6.8</text:p>
          </table:table-cell>
          <table:table-cell office:value-type="float" office:value="41">
            <text:p>41</text:p>
          </table:table-cell>
          <table:table-cell office:value-type="float" office:value="111">
            <text:p>111</text:p>
          </table:table-cell>
          <table:table-cell office:value-type="float" office:value="-142">
            <text:p>-142</text:p>
          </table:table-cell>
          <table:table-cell office:value-type="float" office:value="-0.68408203125">
            <text:p>-0.6840820313</text:p>
          </table:table-cell>
          <table:table-cell table:formula="of:=[.G69]*[.$T$2]" office:value-type="float" office:value="-34.2041015625">
            <text:p>-34.2041015625</text:p>
          </table:table-cell>
          <table:table-cell office:value-type="float" office:value="0.26220703125">
            <text:p>0.2622070313</text:p>
          </table:table-cell>
          <table:table-cell table:formula="of:=[.I69]*[.$T$2]" office:value-type="float" office:value="13.1103515625">
            <text:p>13.1103515625</text:p>
          </table:table-cell>
          <table:table-cell office:value-type="float" office:value="0.83251953125">
            <text:p>0.8325195313</text:p>
          </table:table-cell>
          <table:table-cell office:value-type="float" office:value="1.02290076335878">
            <text:p>1.0229007634</text:p>
          </table:table-cell>
          <table:table-cell office:value-type="float" office:value="5.40458015267176">
            <text:p>5.4045801527</text:p>
          </table:table-cell>
          <table:table-cell office:value-type="float" office:value="-0.67175572519084">
            <text:p>-0.6717557252</text:p>
          </table:table-cell>
          <table:table-cell table:number-columns-repeated="3" office:value-type="float" office:value="0">
            <text:p>0</text:p>
          </table:table-cell>
          <table:table-cell office:value-type="float" office:value="15.57">
            <text:p>15.57</text:p>
          </table:table-cell>
          <table:table-cell office:value-type="float" office:value="245">
            <text:p>245</text:p>
          </table:table-cell>
          <table:table-cell/>
          <table:table-cell table:formula="of:=([.$V$2]*(([.U68]/[.$V$3])+[.L69]*[.$X$2])+[.$W$2]*[.H69])*[.$V$3]" office:value-type="float" office:value="-58.4226275247563">
            <text:p>-58.4226275248</text:p>
          </table:table-cell>
          <table:table-cell table:number-columns-repeated="1003"/>
        </table:table-row>
        <table:table-row table:style-name="ro1">
          <table:table-cell office:value-type="string">
            <text:p>2014-02-01_17:09:25_325888</text:p>
          </table:table-cell>
          <table:table-cell office:value-type="float" office:value="772450.890625">
            <text:p>772450.890625</text:p>
          </table:table-cell>
          <table:table-cell office:value-type="float" office:value="6.9">
            <text:p>6.9</text:p>
          </table:table-cell>
          <table:table-cell office:value-type="float" office:value="6">
            <text:p>6</text:p>
          </table:table-cell>
          <table:table-cell office:value-type="float" office:value="207">
            <text:p>207</text:p>
          </table:table-cell>
          <table:table-cell office:value-type="float" office:value="-315">
            <text:p>-315</text:p>
          </table:table-cell>
          <table:table-cell office:value-type="float" office:value="-0.423095703125">
            <text:p>-0.4230957031</text:p>
          </table:table-cell>
          <table:table-cell table:formula="of:=[.G70]*[.$T$2]" office:value-type="float" office:value="-21.15478515625">
            <text:p>-21.1547851563</text:p>
          </table:table-cell>
          <table:table-cell office:value-type="float" office:value="0.050048828125">
            <text:p>0.0500488281</text:p>
          </table:table-cell>
          <table:table-cell table:formula="of:=[.I70]*[.$T$2]" office:value-type="float" office:value="2.50244140625">
            <text:p>2.5024414063</text:p>
          </table:table-cell>
          <table:table-cell office:value-type="float" office:value="1.473388671875">
            <text:p>1.4733886719</text:p>
          </table:table-cell>
          <table:table-cell office:value-type="float" office:value="-8.37404580152672">
            <text:p>-8.3740458015</text:p>
          </table:table-cell>
          <table:table-cell office:value-type="float" office:value="2.93893129770992">
            <text:p>2.9389312977</text:p>
          </table:table-cell>
          <table:table-cell office:value-type="float" office:value="-1.13740458015267">
            <text:p>-1.1374045802</text:p>
          </table:table-cell>
          <table:table-cell table:number-columns-repeated="3" office:value-type="float" office:value="0">
            <text:p>0</text:p>
          </table:table-cell>
          <table:table-cell office:value-type="float" office:value="15.37">
            <text:p>15.37</text:p>
          </table:table-cell>
          <table:table-cell office:value-type="float" office:value="246">
            <text:p>246</text:p>
          </table:table-cell>
          <table:table-cell/>
          <table:table-cell table:formula="of:=([.$V$2]*(([.U69]/[.$V$3])+[.L70]*[.$X$2])+[.$W$2]*[.H70])*[.$V$3]" office:value-type="float" office:value="-59.3185836544854">
            <text:p>-59.3185836545</text:p>
          </table:table-cell>
          <table:table-cell table:number-columns-repeated="1003"/>
        </table:table-row>
        <table:table-row table:style-name="ro1">
          <table:table-cell office:value-type="string">
            <text:p>2014-02-01_17:09:25_438936</text:p>
          </table:table-cell>
          <table:table-cell office:value-type="float" office:value="783814.90625">
            <text:p>783814.90625</text:p>
          </table:table-cell>
          <table:table-cell office:value-type="float" office:value="7">
            <text:p>7</text:p>
          </table:table-cell>
          <table:table-cell office:value-type="float" office:value="55">
            <text:p>55</text:p>
          </table:table-cell>
          <table:table-cell office:value-type="float" office:value="141">
            <text:p>141</text:p>
          </table:table-cell>
          <table:table-cell office:value-type="float" office:value="-102">
            <text:p>-102</text:p>
          </table:table-cell>
          <table:table-cell office:value-type="float" office:value="-0.510986328125">
            <text:p>-0.5109863281</text:p>
          </table:table-cell>
          <table:table-cell table:formula="of:=[.G71]*[.$T$2]" office:value-type="float" office:value="-25.54931640625">
            <text:p>-25.5493164063</text:p>
          </table:table-cell>
          <table:table-cell office:value-type="float" office:value="-0.036865234375">
            <text:p>-0.0368652344</text:p>
          </table:table-cell>
          <table:table-cell table:formula="of:=[.I71]*[.$T$2]" office:value-type="float" office:value="-1.84326171875">
            <text:p>-1.8432617188</text:p>
          </table:table-cell>
          <table:table-cell office:value-type="float" office:value="1.12841796875">
            <text:p>1.1284179688</text:p>
          </table:table-cell>
          <table:table-cell office:value-type="float" office:value="-5.89312977099237">
            <text:p>-5.893129771</text:p>
          </table:table-cell>
          <table:table-cell office:value-type="float" office:value="1.9618320610687">
            <text:p>1.9618320611</text:p>
          </table:table-cell>
          <table:table-cell office:value-type="float" office:value="-0.16793893129771">
            <text:p>-0.1679389313</text:p>
          </table:table-cell>
          <table:table-cell table:number-columns-repeated="3" office:value-type="float" office:value="0">
            <text:p>0</text:p>
          </table:table-cell>
          <table:table-cell office:value-type="float" office:value="15.28">
            <text:p>15.28</text:p>
          </table:table-cell>
          <table:table-cell office:value-type="float" office:value="246">
            <text:p>246</text:p>
          </table:table-cell>
          <table:table-cell/>
          <table:table-cell table:formula="of:=([.$V$2]*(([.U70]/[.$V$3])+[.L71]*[.$X$2])+[.$W$2]*[.H71])*[.$V$3]" office:value-type="float" office:value="-59.7982517446352">
            <text:p>-59.7982517446</text:p>
          </table:table-cell>
          <table:table-cell table:number-columns-repeated="1003"/>
        </table:table-row>
        <table:table-row table:style-name="ro1">
          <table:table-cell office:value-type="string">
            <text:p>2014-02-01_17:09:25_552787</text:p>
          </table:table-cell>
          <table:table-cell office:value-type="float" office:value="795139.71875">
            <text:p>795139.71875</text:p>
          </table:table-cell>
          <table:table-cell office:value-type="float" office:value="7.1">
            <text:p>7.1</text:p>
          </table:table-cell>
          <table:table-cell office:value-type="float" office:value="81">
            <text:p>81</text:p>
          </table:table-cell>
          <table:table-cell office:value-type="float" office:value="198">
            <text:p>198</text:p>
          </table:table-cell>
          <table:table-cell office:value-type="float" office:value="-278">
            <text:p>-278</text:p>
          </table:table-cell>
          <table:table-cell office:value-type="float" office:value="-0.489990234375">
            <text:p>-0.4899902344</text:p>
          </table:table-cell>
          <table:table-cell table:formula="of:=[.G72]*[.$T$2]" office:value-type="float" office:value="-24.49951171875">
            <text:p>-24.4995117188</text:p>
          </table:table-cell>
          <table:table-cell office:value-type="float" office:value="-0.099853515625">
            <text:p>-0.0998535156</text:p>
          </table:table-cell>
          <table:table-cell table:formula="of:=[.I72]*[.$T$2]" office:value-type="float" office:value="-4.99267578125">
            <text:p>-4.9926757813</text:p>
          </table:table-cell>
          <table:table-cell office:value-type="float" office:value="0.655029296875">
            <text:p>0.6550292969</text:p>
          </table:table-cell>
          <table:table-cell office:value-type="float" office:value="-5.64885496183206">
            <text:p>-5.6488549618</text:p>
          </table:table-cell>
          <table:table-cell office:value-type="float" office:value="1.76335877862595">
            <text:p>1.7633587786</text:p>
          </table:table-cell>
          <table:table-cell office:value-type="float" office:value="-0.732824427480916">
            <text:p>-0.7328244275</text:p>
          </table:table-cell>
          <table:table-cell table:number-columns-repeated="3" office:value-type="float" office:value="0">
            <text:p>0</text:p>
          </table:table-cell>
          <table:table-cell office:value-type="float" office:value="15.1">
            <text:p>15.1</text:p>
          </table:table-cell>
          <table:table-cell office:value-type="float" office:value="246">
            <text:p>246</text:p>
          </table:table-cell>
          <table:table-cell/>
          <table:table-cell table:formula="of:=([.$V$2]*(([.U71]/[.$V$3])+[.L72]*[.$X$2])+[.$W$2]*[.H72])*[.$V$3]" office:value-type="float" office:value="-60.1994525166366">
            <text:p>-60.1994525166</text:p>
          </table:table-cell>
          <table:table-cell table:number-columns-repeated="1003"/>
        </table:table-row>
        <table:table-row table:style-name="ro1">
          <table:table-cell office:value-type="string">
            <text:p>2014-02-01_17:09:25_665544</text:p>
          </table:table-cell>
          <table:table-cell office:value-type="float" office:value="806414.90625">
            <text:p>806414.90625</text:p>
          </table:table-cell>
          <table:table-cell office:value-type="float" office:value="7.2">
            <text:p>7.2</text:p>
          </table:table-cell>
          <table:table-cell office:value-type="float" office:value="101">
            <text:p>101</text:p>
          </table:table-cell>
          <table:table-cell office:value-type="float" office:value="182">
            <text:p>182</text:p>
          </table:table-cell>
          <table:table-cell office:value-type="float" office:value="-175">
            <text:p>-175</text:p>
          </table:table-cell>
          <table:table-cell office:value-type="float" office:value="-0.5087890625">
            <text:p>-0.5087890625</text:p>
          </table:table-cell>
          <table:table-cell table:formula="of:=[.G73]*[.$T$2]" office:value-type="float" office:value="-25.439453125">
            <text:p>-25.439453125</text:p>
          </table:table-cell>
          <table:table-cell office:value-type="float" office:value="-0.10302734375">
            <text:p>-0.1030273438</text:p>
          </table:table-cell>
          <table:table-cell table:formula="of:=[.I73]*[.$T$2]" office:value-type="float" office:value="-5.1513671875">
            <text:p>-5.1513671875</text:p>
          </table:table-cell>
          <table:table-cell office:value-type="float" office:value="0.823486328125">
            <text:p>0.8234863281</text:p>
          </table:table-cell>
          <table:table-cell office:value-type="float" office:value="-7.03053435114504">
            <text:p>-7.0305343511</text:p>
          </table:table-cell>
          <table:table-cell office:value-type="float" office:value="1.67175572519084">
            <text:p>1.6717557252</text:p>
          </table:table-cell>
          <table:table-cell office:value-type="float" office:value="-0.557251908396947">
            <text:p>-0.5572519084</text:p>
          </table:table-cell>
          <table:table-cell table:number-columns-repeated="3" office:value-type="float" office:value="0">
            <text:p>0</text:p>
          </table:table-cell>
          <table:table-cell office:value-type="float" office:value="15.52">
            <text:p>15.52</text:p>
          </table:table-cell>
          <table:table-cell office:value-type="float" office:value="247">
            <text:p>247</text:p>
          </table:table-cell>
          <table:table-cell/>
          <table:table-cell table:formula="of:=([.$V$2]*(([.U72]/[.$V$3])+[.L73]*[.$X$2])+[.$W$2]*[.H73])*[.$V$3]" office:value-type="float" office:value="-60.8822372616283">
            <text:p>-60.8822372616</text:p>
          </table:table-cell>
          <table:table-cell table:number-columns-repeated="1003"/>
        </table:table-row>
        <table:table-row table:style-name="ro1">
          <table:table-cell office:value-type="string">
            <text:p>2014-02-01_17:09:25_778598</text:p>
          </table:table-cell>
          <table:table-cell office:value-type="float" office:value="817722.3125">
            <text:p>817722.3125</text:p>
          </table:table-cell>
          <table:table-cell office:value-type="float" office:value="7.3">
            <text:p>7.3</text:p>
          </table:table-cell>
          <table:table-cell office:value-type="float" office:value="31">
            <text:p>31</text:p>
          </table:table-cell>
          <table:table-cell office:value-type="float" office:value="169">
            <text:p>169</text:p>
          </table:table-cell>
          <table:table-cell office:value-type="float" office:value="-258">
            <text:p>-258</text:p>
          </table:table-cell>
          <table:table-cell office:value-type="float" office:value="-0.418701171875">
            <text:p>-0.4187011719</text:p>
          </table:table-cell>
          <table:table-cell table:formula="of:=[.G74]*[.$T$2]" office:value-type="float" office:value="-20.93505859375">
            <text:p>-20.9350585938</text:p>
          </table:table-cell>
          <table:table-cell office:value-type="float" office:value="0.176513671875">
            <text:p>0.1765136719</text:p>
          </table:table-cell>
          <table:table-cell table:formula="of:=[.I74]*[.$T$2]" office:value-type="float" office:value="8.82568359375">
            <text:p>8.8256835938</text:p>
          </table:table-cell>
          <table:table-cell office:value-type="float" office:value="0.505859375">
            <text:p>0.505859375</text:p>
          </table:table-cell>
          <table:table-cell office:value-type="float" office:value="-7.12977099236641">
            <text:p>-7.1297709924</text:p>
          </table:table-cell>
          <table:table-cell office:value-type="float" office:value="0.114503816793893">
            <text:p>0.1145038168</text:p>
          </table:table-cell>
          <table:table-cell office:value-type="float" office:value="-0.694656488549618">
            <text:p>-0.6946564885</text:p>
          </table:table-cell>
          <table:table-cell table:number-columns-repeated="3" office:value-type="float" office:value="0">
            <text:p>0</text:p>
          </table:table-cell>
          <table:table-cell office:value-type="float" office:value="14.81">
            <text:p>14.81</text:p>
          </table:table-cell>
          <table:table-cell office:value-type="float" office:value="247">
            <text:p>247</text:p>
          </table:table-cell>
          <table:table-cell/>
          <table:table-cell table:formula="of:=([.$V$2]*(([.U73]/[.$V$3])+[.L74]*[.$X$2])+[.$W$2]*[.H74])*[.$V$3]" office:value-type="float" office:value="-61.4807288027746">
            <text:p>-61.4807288028</text:p>
          </table:table-cell>
          <table:table-cell table:number-columns-repeated="1003"/>
        </table:table-row>
        <table:table-row table:style-name="ro1">
          <table:table-cell office:value-type="string">
            <text:p>2014-02-01_17:09:25_890903</text:p>
          </table:table-cell>
          <table:table-cell office:value-type="float" office:value="828951.109375">
            <text:p>828951.109375</text:p>
          </table:table-cell>
          <table:table-cell office:value-type="float" office:value="7.4">
            <text:p>7.4</text:p>
          </table:table-cell>
          <table:table-cell office:value-type="float" office:value="29">
            <text:p>29</text:p>
          </table:table-cell>
          <table:table-cell office:value-type="float" office:value="195">
            <text:p>195</text:p>
          </table:table-cell>
          <table:table-cell office:value-type="float" office:value="-302">
            <text:p>-302</text:p>
          </table:table-cell>
          <table:table-cell office:value-type="float" office:value="-0.5419921875">
            <text:p>-0.5419921875</text:p>
          </table:table-cell>
          <table:table-cell table:formula="of:=[.G75]*[.$T$2]" office:value-type="float" office:value="-27.099609375">
            <text:p>-27.099609375</text:p>
          </table:table-cell>
          <table:table-cell office:value-type="float" office:value="0.126220703125">
            <text:p>0.1262207031</text:p>
          </table:table-cell>
          <table:table-cell table:formula="of:=[.I75]*[.$T$2]" office:value-type="float" office:value="6.31103515625">
            <text:p>6.3110351563</text:p>
          </table:table-cell>
          <table:table-cell office:value-type="float" office:value="0.302001953125">
            <text:p>0.3020019531</text:p>
          </table:table-cell>
          <table:table-cell office:value-type="float" office:value="-6.31297709923664">
            <text:p>-6.3129770992</text:p>
          </table:table-cell>
          <table:table-cell office:value-type="float" office:value="1.10687022900763">
            <text:p>1.106870229</text:p>
          </table:table-cell>
          <table:table-cell office:value-type="float" office:value="-1.62595419847328">
            <text:p>-1.6259541985</text:p>
          </table:table-cell>
          <table:table-cell table:number-columns-repeated="3" office:value-type="float" office:value="0">
            <text:p>0</text:p>
          </table:table-cell>
          <table:table-cell office:value-type="float" office:value="15.28">
            <text:p>15.28</text:p>
          </table:table-cell>
          <table:table-cell office:value-type="float" office:value="248">
            <text:p>248</text:p>
          </table:table-cell>
          <table:table-cell/>
          <table:table-cell table:formula="of:=([.$V$2]*(([.U74]/[.$V$3])+[.L75]*[.$X$2])+[.$W$2]*[.H75])*[.$V$3]" office:value-type="float" office:value="-62.0304499256694">
            <text:p>-62.0304499257</text:p>
          </table:table-cell>
          <table:table-cell table:number-columns-repeated="1003"/>
        </table:table-row>
        <table:table-row table:style-name="ro1">
          <table:table-cell office:value-type="string">
            <text:p>2014-02-01_17:09:26_004002</text:p>
          </table:table-cell>
          <table:table-cell office:value-type="float" office:value="840261">
            <text:p>840261</text:p>
          </table:table-cell>
          <table:table-cell office:value-type="float" office:value="7.5">
            <text:p>7.5</text:p>
          </table:table-cell>
          <table:table-cell office:value-type="float" office:value="52">
            <text:p>52</text:p>
          </table:table-cell>
          <table:table-cell office:value-type="float" office:value="158">
            <text:p>158</text:p>
          </table:table-cell>
          <table:table-cell office:value-type="float" office:value="-257">
            <text:p>-257</text:p>
          </table:table-cell>
          <table:table-cell office:value-type="float" office:value="-0.513427734375">
            <text:p>-0.5134277344</text:p>
          </table:table-cell>
          <table:table-cell table:formula="of:=[.G76]*[.$T$2]" office:value-type="float" office:value="-25.67138671875">
            <text:p>-25.6713867188</text:p>
          </table:table-cell>
          <table:table-cell office:value-type="float" office:value="0.17236328125">
            <text:p>0.1723632813</text:p>
          </table:table-cell>
          <table:table-cell table:formula="of:=[.I76]*[.$T$2]" office:value-type="float" office:value="8.6181640625">
            <text:p>8.6181640625</text:p>
          </table:table-cell>
          <table:table-cell office:value-type="float" office:value="0.720947265625">
            <text:p>0.7209472656</text:p>
          </table:table-cell>
          <table:table-cell office:value-type="float" office:value="-6.12213740458015">
            <text:p>-6.1221374046</text:p>
          </table:table-cell>
          <table:table-cell office:value-type="float" office:value="2.43511450381679">
            <text:p>2.4351145038</text:p>
          </table:table-cell>
          <table:table-cell office:value-type="float" office:value="-1.01526717557252">
            <text:p>-1.0152671756</text:p>
          </table:table-cell>
          <table:table-cell table:number-columns-repeated="3" office:value-type="float" office:value="0">
            <text:p>0</text:p>
          </table:table-cell>
          <table:table-cell office:value-type="float" office:value="16.32">
            <text:p>16.32</text:p>
          </table:table-cell>
          <table:table-cell office:value-type="float" office:value="248">
            <text:p>248</text:p>
          </table:table-cell>
          <table:table-cell/>
          <table:table-cell table:formula="of:=([.$V$2]*(([.U75]/[.$V$3])+[.L76]*[.$X$2])+[.$W$2]*[.H76])*[.$V$3]" office:value-type="float" office:value="-62.5032075928288">
            <text:p>-62.5032075928</text:p>
          </table:table-cell>
          <table:table-cell table:number-columns-repeated="1003"/>
        </table:table-row>
        <table:table-row table:style-name="ro1">
          <table:table-cell office:value-type="string">
            <text:p>2014-02-01_17:09:26_116711</text:p>
          </table:table-cell>
          <table:table-cell office:value-type="float" office:value="851531.90625">
            <text:p>851531.90625</text:p>
          </table:table-cell>
          <table:table-cell office:value-type="float" office:value="7.6">
            <text:p>7.6</text:p>
          </table:table-cell>
          <table:table-cell office:value-type="float" office:value="110">
            <text:p>110</text:p>
          </table:table-cell>
          <table:table-cell office:value-type="float" office:value="161">
            <text:p>161</text:p>
          </table:table-cell>
          <table:table-cell office:value-type="float" office:value="-257">
            <text:p>-257</text:p>
          </table:table-cell>
          <table:table-cell office:value-type="float" office:value="-0.380615234375">
            <text:p>-0.3806152344</text:p>
          </table:table-cell>
          <table:table-cell table:formula="of:=[.G77]*[.$T$2]" office:value-type="float" office:value="-19.03076171875">
            <text:p>-19.0307617188</text:p>
          </table:table-cell>
          <table:table-cell office:value-type="float" office:value="-0.1552734375">
            <text:p>-0.1552734375</text:p>
          </table:table-cell>
          <table:table-cell table:formula="of:=[.I77]*[.$T$2]" office:value-type="float" office:value="-7.763671875">
            <text:p>-7.763671875</text:p>
          </table:table-cell>
          <table:table-cell office:value-type="float" office:value="0.89404296875">
            <text:p>0.8940429688</text:p>
          </table:table-cell>
          <table:table-cell office:value-type="float" office:value="-7.95419847328244">
            <text:p>-7.9541984733</text:p>
          </table:table-cell>
          <table:table-cell office:value-type="float" office:value="0.66412213740458">
            <text:p>0.6641221374</text:p>
          </table:table-cell>
          <table:table-cell office:value-type="float" office:value="-0.16793893129771">
            <text:p>-0.1679389313</text:p>
          </table:table-cell>
          <table:table-cell table:number-columns-repeated="3" office:value-type="float" office:value="0">
            <text:p>0</text:p>
          </table:table-cell>
          <table:table-cell office:value-type="float" office:value="15.23">
            <text:p>15.23</text:p>
          </table:table-cell>
          <table:table-cell office:value-type="float" office:value="248">
            <text:p>248</text:p>
          </table:table-cell>
          <table:table-cell/>
          <table:table-cell table:formula="of:=([.$V$2]*(([.U76]/[.$V$3])+[.L77]*[.$X$2])+[.$W$2]*[.H77])*[.$V$3]" office:value-type="float" office:value="-63.1927815761105">
            <text:p>-63.1927815761</text:p>
          </table:table-cell>
          <table:table-cell table:number-columns-repeated="1003"/>
        </table:table-row>
        <table:table-row table:style-name="ro1">
          <table:table-cell office:value-type="string">
            <text:p>2014-02-01_17:09:26_229896</text:p>
          </table:table-cell>
          <table:table-cell office:value-type="float" office:value="862883.609375">
            <text:p>862883.609375</text:p>
          </table:table-cell>
          <table:table-cell office:value-type="float" office:value="7.7">
            <text:p>7.7</text:p>
          </table:table-cell>
          <table:table-cell office:value-type="float" office:value="53">
            <text:p>53</text:p>
          </table:table-cell>
          <table:table-cell office:value-type="float" office:value="205">
            <text:p>205</text:p>
          </table:table-cell>
          <table:table-cell office:value-type="float" office:value="-372">
            <text:p>-372</text:p>
          </table:table-cell>
          <table:table-cell office:value-type="float" office:value="-0.578125">
            <text:p>-0.578125</text:p>
          </table:table-cell>
          <table:table-cell table:formula="of:=[.G78]*[.$T$2]" office:value-type="float" office:value="-28.90625">
            <text:p>-28.90625</text:p>
          </table:table-cell>
          <table:table-cell office:value-type="float" office:value="-0.01171875">
            <text:p>-0.01171875</text:p>
          </table:table-cell>
          <table:table-cell table:formula="of:=[.I78]*[.$T$2]" office:value-type="float" office:value="-0.5859375">
            <text:p>-0.5859375</text:p>
          </table:table-cell>
          <table:table-cell office:value-type="float" office:value="0.621337890625">
            <text:p>0.6213378906</text:p>
          </table:table-cell>
          <table:table-cell office:value-type="float" office:value="-8.93893129770992">
            <text:p>-8.9389312977</text:p>
          </table:table-cell>
          <table:table-cell office:value-type="float" office:value="4.70229007633588">
            <text:p>4.7022900763</text:p>
          </table:table-cell>
          <table:table-cell office:value-type="float" office:value="-1.13740458015267">
            <text:p>-1.1374045802</text:p>
          </table:table-cell>
          <table:table-cell table:number-columns-repeated="3" office:value-type="float" office:value="0">
            <text:p>0</text:p>
          </table:table-cell>
          <table:table-cell office:value-type="float" office:value="16.59">
            <text:p>16.59</text:p>
          </table:table-cell>
          <table:table-cell office:value-type="float" office:value="249">
            <text:p>249</text:p>
          </table:table-cell>
          <table:table-cell/>
          <table:table-cell table:formula="of:=([.$V$2]*(([.U77]/[.$V$3])+[.L78]*[.$X$2])+[.$W$2]*[.H78])*[.$V$3]" office:value-type="float" office:value="-64.2590814789395">
            <text:p>-64.2590814789</text:p>
          </table:table-cell>
          <table:table-cell table:number-columns-repeated="1003"/>
        </table:table-row>
        <table:table-row table:style-name="ro1">
          <table:table-cell office:value-type="string">
            <text:p>2014-02-01_17:09:26_342703</text:p>
          </table:table-cell>
          <table:table-cell office:value-type="float" office:value="874131.296875">
            <text:p>874131.296875</text:p>
          </table:table-cell>
          <table:table-cell office:value-type="float" office:value="7.8">
            <text:p>7.8</text:p>
          </table:table-cell>
          <table:table-cell office:value-type="float" office:value="46">
            <text:p>46</text:p>
          </table:table-cell>
          <table:table-cell office:value-type="float" office:value="100">
            <text:p>100</text:p>
          </table:table-cell>
          <table:table-cell office:value-type="float" office:value="-179">
            <text:p>-179</text:p>
          </table:table-cell>
          <table:table-cell office:value-type="float" office:value="-0.47216796875">
            <text:p>-0.4721679688</text:p>
          </table:table-cell>
          <table:table-cell table:formula="of:=[.G79]*[.$T$2]" office:value-type="float" office:value="-23.6083984375">
            <text:p>-23.6083984375</text:p>
          </table:table-cell>
          <table:table-cell office:value-type="float" office:value="0.127197265625">
            <text:p>0.1271972656</text:p>
          </table:table-cell>
          <table:table-cell table:formula="of:=[.I79]*[.$T$2]" office:value-type="float" office:value="6.35986328125">
            <text:p>6.3598632813</text:p>
          </table:table-cell>
          <table:table-cell office:value-type="float" office:value="1.084716796875">
            <text:p>1.0847167969</text:p>
          </table:table-cell>
          <table:table-cell office:value-type="float" office:value="4.51908396946565">
            <text:p>4.5190839695</text:p>
          </table:table-cell>
          <table:table-cell office:value-type="float" office:value="1.80152671755725">
            <text:p>1.8015267176</text:p>
          </table:table-cell>
          <table:table-cell office:value-type="float" office:value="-1.6793893129771">
            <text:p>-1.679389313</text:p>
          </table:table-cell>
          <table:table-cell table:number-columns-repeated="3" office:value-type="float" office:value="0">
            <text:p>0</text:p>
          </table:table-cell>
          <table:table-cell office:value-type="float" office:value="15.39">
            <text:p>15.39</text:p>
          </table:table-cell>
          <table:table-cell office:value-type="float" office:value="249">
            <text:p>249</text:p>
          </table:table-cell>
          <table:table-cell/>
          <table:table-cell table:formula="of:=([.$V$2]*(([.U78]/[.$V$3])+[.L79]*[.$X$2])+[.$W$2]*[.H79])*[.$V$3]" office:value-type="float" office:value="-62.5603273600954">
            <text:p>-62.5603273601</text:p>
          </table:table-cell>
          <table:table-cell table:number-columns-repeated="1003"/>
        </table:table-row>
        <table:table-row table:style-name="ro1">
          <table:table-cell office:value-type="string">
            <text:p>2014-02-01_17:09:26_455723</text:p>
          </table:table-cell>
          <table:table-cell office:value-type="float" office:value="885466">
            <text:p>885466</text:p>
          </table:table-cell>
          <table:table-cell office:value-type="float" office:value="7.9">
            <text:p>7.9</text:p>
          </table:table-cell>
          <table:table-cell office:value-type="float" office:value="66">
            <text:p>66</text:p>
          </table:table-cell>
          <table:table-cell office:value-type="float" office:value="176">
            <text:p>176</text:p>
          </table:table-cell>
          <table:table-cell office:value-type="float" office:value="-291">
            <text:p>-291</text:p>
          </table:table-cell>
          <table:table-cell office:value-type="float" office:value="-0.644775390625">
            <text:p>-0.6447753906</text:p>
          </table:table-cell>
          <table:table-cell table:formula="of:=[.G80]*[.$T$2]" office:value-type="float" office:value="-32.23876953125">
            <text:p>-32.2387695313</text:p>
          </table:table-cell>
          <table:table-cell office:value-type="float" office:value="-0.214111328125">
            <text:p>-0.2141113281</text:p>
          </table:table-cell>
          <table:table-cell table:formula="of:=[.I80]*[.$T$2]" office:value-type="float" office:value="-10.70556640625">
            <text:p>-10.7055664063</text:p>
          </table:table-cell>
          <table:table-cell office:value-type="float" office:value="0.578125">
            <text:p>0.578125</text:p>
          </table:table-cell>
          <table:table-cell office:value-type="float" office:value="-6.64885496183206">
            <text:p>-6.6488549618</text:p>
          </table:table-cell>
          <table:table-cell office:value-type="float" office:value="2.83206106870229">
            <text:p>2.8320610687</text:p>
          </table:table-cell>
          <table:table-cell office:value-type="float" office:value="-0.0992366412213741">
            <text:p>-0.0992366412</text:p>
          </table:table-cell>
          <table:table-cell table:number-columns-repeated="3" office:value-type="float" office:value="0">
            <text:p>0</text:p>
          </table:table-cell>
          <table:table-cell office:value-type="float" office:value="16.07">
            <text:p>16.07</text:p>
          </table:table-cell>
          <table:table-cell office:value-type="float" office:value="250">
            <text:p>250</text:p>
          </table:table-cell>
          <table:table-cell/>
          <table:table-cell table:formula="of:=([.$V$2]*(([.U79]/[.$V$3])+[.L80]*[.$X$2])+[.$W$2]*[.H80])*[.$V$3]" office:value-type="float" office:value="-63.2570717760376">
            <text:p>-63.257071776</text:p>
          </table:table-cell>
          <table:table-cell table:number-columns-repeated="1003"/>
        </table:table-row>
        <table:table-row table:style-name="ro1">
          <table:table-cell office:value-type="string">
            <text:p>2014-02-01_17:09:26_569030</text:p>
          </table:table-cell>
          <table:table-cell office:value-type="float" office:value="896764.109375">
            <text:p>896764.109375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150">
            <text:p>150</text:p>
          </table:table-cell>
          <table:table-cell office:value-type="float" office:value="-82">
            <text:p>-82</text:p>
          </table:table-cell>
          <table:table-cell office:value-type="float" office:value="-0.688232421875">
            <text:p>-0.6882324219</text:p>
          </table:table-cell>
          <table:table-cell table:formula="of:=[.G81]*[.$T$2]" office:value-type="float" office:value="-34.41162109375">
            <text:p>-34.4116210938</text:p>
          </table:table-cell>
          <table:table-cell office:value-type="float" office:value="0.202880859375">
            <text:p>0.2028808594</text:p>
          </table:table-cell>
          <table:table-cell table:formula="of:=[.I81]*[.$T$2]" office:value-type="float" office:value="10.14404296875">
            <text:p>10.1440429688</text:p>
          </table:table-cell>
          <table:table-cell office:value-type="float" office:value="0.895263671875">
            <text:p>0.8952636719</text:p>
          </table:table-cell>
          <table:table-cell office:value-type="float" office:value="3.29007633587786">
            <text:p>3.2900763359</text:p>
          </table:table-cell>
          <table:table-cell office:value-type="float" office:value="2.58778625954198">
            <text:p>2.5877862595</text:p>
          </table:table-cell>
          <table:table-cell office:value-type="float" office:value="-0.259541984732824">
            <text:p>-0.2595419847</text:p>
          </table:table-cell>
          <table:table-cell table:number-columns-repeated="3" office:value-type="float" office:value="0">
            <text:p>0</text:p>
          </table:table-cell>
          <table:table-cell office:value-type="float" office:value="23.44">
            <text:p>23.44</text:p>
          </table:table-cell>
          <table:table-cell office:value-type="float" office:value="250">
            <text:p>250</text:p>
          </table:table-cell>
          <table:table-cell/>
          <table:table-cell table:formula="of:=([.$V$2]*(([.U80]/[.$V$3])+[.L81]*[.$X$2])+[.$W$2]*[.H81])*[.$V$3]" office:value-type="float" office:value="-62.0353078005598">
            <text:p>-62.0353078006</text:p>
          </table:table-cell>
          <table:table-cell table:number-columns-repeated="1003"/>
        </table:table-row>
        <table:table-row table:style-name="ro1">
          <table:table-cell office:value-type="string">
            <text:p>2014-02-01_17:09:26_681992</text:p>
          </table:table-cell>
          <table:table-cell office:value-type="float" office:value="908060.203125">
            <text:p>908060.203125</text:p>
          </table:table-cell>
          <table:table-cell office:value-type="float" office:value="8.1">
            <text:p>8.1</text:p>
          </table:table-cell>
          <table:table-cell office:value-type="float" office:value="25">
            <text:p>25</text:p>
          </table:table-cell>
          <table:table-cell office:value-type="float" office:value="136">
            <text:p>136</text:p>
          </table:table-cell>
          <table:table-cell office:value-type="float" office:value="-260">
            <text:p>-260</text:p>
          </table:table-cell>
          <table:table-cell office:value-type="float" office:value="-0.524169921875">
            <text:p>-0.5241699219</text:p>
          </table:table-cell>
          <table:table-cell table:formula="of:=[.G82]*[.$T$2]" office:value-type="float" office:value="-26.20849609375">
            <text:p>-26.2084960938</text:p>
          </table:table-cell>
          <table:table-cell office:value-type="float" office:value="-0.31298828125">
            <text:p>-0.3129882813</text:p>
          </table:table-cell>
          <table:table-cell table:formula="of:=[.I82]*[.$T$2]" office:value-type="float" office:value="-15.6494140625">
            <text:p>-15.6494140625</text:p>
          </table:table-cell>
          <table:table-cell office:value-type="float" office:value="1.114990234375">
            <text:p>1.1149902344</text:p>
          </table:table-cell>
          <table:table-cell office:value-type="float" office:value="-7.98473282442748">
            <text:p>-7.9847328244</text:p>
          </table:table-cell>
          <table:table-cell office:value-type="float" office:value="4.16793893129771">
            <text:p>4.1679389313</text:p>
          </table:table-cell>
          <table:table-cell office:value-type="float" office:value="-0.32824427480916">
            <text:p>-0.3282442748</text:p>
          </table:table-cell>
          <table:table-cell table:number-columns-repeated="3" office:value-type="float" office:value="0">
            <text:p>0</text:p>
          </table:table-cell>
          <table:table-cell office:value-type="float" office:value="15.69">
            <text:p>15.69</text:p>
          </table:table-cell>
          <table:table-cell office:value-type="float" office:value="250">
            <text:p>250</text:p>
          </table:table-cell>
          <table:table-cell/>
          <table:table-cell table:formula="of:=([.$V$2]*(([.U81]/[.$V$3])+[.L82]*[.$X$2])+[.$W$2]*[.H82])*[.$V$3]" office:value-type="float" office:value="-62.8837792000114">
            <text:p>-62.8837792</text:p>
          </table:table-cell>
          <table:table-cell table:number-columns-repeated="1003"/>
        </table:table-row>
        <table:table-row table:style-name="ro1">
          <table:table-cell office:value-type="string">
            <text:p>2014-02-01_17:09:26_795204</text:p>
          </table:table-cell>
          <table:table-cell office:value-type="float" office:value="919381.296875">
            <text:p>919381.296875</text:p>
          </table:table-cell>
          <table:table-cell office:value-type="float" office:value="8.2">
            <text:p>8.2</text:p>
          </table:table-cell>
          <table:table-cell office:value-type="float" office:value="37">
            <text:p>37</text:p>
          </table:table-cell>
          <table:table-cell office:value-type="float" office:value="125">
            <text:p>125</text:p>
          </table:table-cell>
          <table:table-cell office:value-type="float" office:value="-259">
            <text:p>-259</text:p>
          </table:table-cell>
          <table:table-cell office:value-type="float" office:value="-0.63525390625">
            <text:p>-0.6352539063</text:p>
          </table:table-cell>
          <table:table-cell table:formula="of:=[.G83]*[.$T$2]" office:value-type="float" office:value="-31.7626953125">
            <text:p>-31.7626953125</text:p>
          </table:table-cell>
          <table:table-cell office:value-type="float" office:value="0.186279296875">
            <text:p>0.1862792969</text:p>
          </table:table-cell>
          <table:table-cell table:formula="of:=[.I83]*[.$T$2]" office:value-type="float" office:value="9.31396484375">
            <text:p>9.3139648438</text:p>
          </table:table-cell>
          <table:table-cell office:value-type="float" office:value="1.00634765625">
            <text:p>1.0063476563</text:p>
          </table:table-cell>
          <table:table-cell office:value-type="float" office:value="-1.27480916030534">
            <text:p>-1.2748091603</text:p>
          </table:table-cell>
          <table:table-cell office:value-type="float" office:value="1.59541984732824">
            <text:p>1.5954198473</text:p>
          </table:table-cell>
          <table:table-cell office:value-type="float" office:value="0.0229007633587786">
            <text:p>0.0229007634</text:p>
          </table:table-cell>
          <table:table-cell table:number-columns-repeated="3" office:value-type="float" office:value="0">
            <text:p>0</text:p>
          </table:table-cell>
          <table:table-cell office:value-type="float" office:value="15.66">
            <text:p>15.66</text:p>
          </table:table-cell>
          <table:table-cell office:value-type="float" office:value="251">
            <text:p>251</text:p>
          </table:table-cell>
          <table:table-cell/>
          <table:table-cell table:formula="of:=([.$V$2]*(([.U82]/[.$V$3])+[.L83]*[.$X$2])+[.$W$2]*[.H83])*[.$V$3]" office:value-type="float" office:value="-62.511220117681">
            <text:p>-62.5112201177</text:p>
          </table:table-cell>
          <table:table-cell table:number-columns-repeated="1003"/>
        </table:table-row>
        <table:table-row table:style-name="ro1">
          <table:table-cell office:value-type="string">
            <text:p>2014-02-01_17:09:26_908226</text:p>
          </table:table-cell>
          <table:table-cell office:value-type="float" office:value="930716.515625">
            <text:p>930716.515625</text:p>
          </table:table-cell>
          <table:table-cell office:value-type="float" office:value="8.3">
            <text:p>8.3</text:p>
          </table:table-cell>
          <table:table-cell office:value-type="float" office:value="92">
            <text:p>92</text:p>
          </table:table-cell>
          <table:table-cell office:value-type="float" office:value="186">
            <text:p>186</text:p>
          </table:table-cell>
          <table:table-cell office:value-type="float" office:value="-325">
            <text:p>-325</text:p>
          </table:table-cell>
          <table:table-cell office:value-type="float" office:value="-0.50732421875">
            <text:p>-0.5073242188</text:p>
          </table:table-cell>
          <table:table-cell table:formula="of:=[.G84]*[.$T$2]" office:value-type="float" office:value="-25.3662109375">
            <text:p>-25.3662109375</text:p>
          </table:table-cell>
          <table:table-cell office:value-type="float" office:value="-0.076171875">
            <text:p>-0.076171875</text:p>
          </table:table-cell>
          <table:table-cell table:formula="of:=[.I84]*[.$T$2]" office:value-type="float" office:value="-3.80859375">
            <text:p>-3.80859375</text:p>
          </table:table-cell>
          <table:table-cell office:value-type="float" office:value="1.123779296875">
            <text:p>1.1237792969</text:p>
          </table:table-cell>
          <table:table-cell office:value-type="float" office:value="-9.25954198473282">
            <text:p>-9.2595419847</text:p>
          </table:table-cell>
          <table:table-cell office:value-type="float" office:value="0.244274809160305">
            <text:p>0.2442748092</text:p>
          </table:table-cell>
          <table:table-cell office:value-type="float" office:value="0.824427480916031">
            <text:p>0.8244274809</text:p>
          </table:table-cell>
          <table:table-cell table:number-columns-repeated="3" office:value-type="float" office:value="0">
            <text:p>0</text:p>
          </table:table-cell>
          <table:table-cell office:value-type="float" office:value="15.59">
            <text:p>15.59</text:p>
          </table:table-cell>
          <table:table-cell office:value-type="float" office:value="251">
            <text:p>251</text:p>
          </table:table-cell>
          <table:table-cell/>
          <table:table-cell table:formula="of:=([.$V$2]*(([.U83]/[.$V$3])+[.L84]*[.$X$2])+[.$W$2]*[.H84])*[.$V$3]" office:value-type="float" office:value="-63.583190163085">
            <text:p>-63.5831901631</text:p>
          </table:table-cell>
          <table:table-cell table:number-columns-repeated="1003"/>
        </table:table-row>
        <table:table-row table:style-name="ro1">
          <table:table-cell office:value-type="string">
            <text:p>2014-02-01_17:09:27_021639</text:p>
          </table:table-cell>
          <table:table-cell office:value-type="float" office:value="942024.515625">
            <text:p>942024.515625</text:p>
          </table:table-cell>
          <table:table-cell office:value-type="float" office:value="8.4">
            <text:p>8.4</text:p>
          </table:table-cell>
          <table:table-cell office:value-type="float" office:value="7">
            <text:p>7</text:p>
          </table:table-cell>
          <table:table-cell office:value-type="float" office:value="124">
            <text:p>124</text:p>
          </table:table-cell>
          <table:table-cell office:value-type="float" office:value="-126">
            <text:p>-126</text:p>
          </table:table-cell>
          <table:table-cell office:value-type="float" office:value="-0.511474609375">
            <text:p>-0.5114746094</text:p>
          </table:table-cell>
          <table:table-cell table:formula="of:=[.G85]*[.$T$2]" office:value-type="float" office:value="-25.57373046875">
            <text:p>-25.5737304688</text:p>
          </table:table-cell>
          <table:table-cell office:value-type="float" office:value="-0.32421875">
            <text:p>-0.32421875</text:p>
          </table:table-cell>
          <table:table-cell table:formula="of:=[.I85]*[.$T$2]" office:value-type="float" office:value="-16.2109375">
            <text:p>-16.2109375</text:p>
          </table:table-cell>
          <table:table-cell office:value-type="float" office:value="1.36474609375">
            <text:p>1.3647460938</text:p>
          </table:table-cell>
          <table:table-cell office:value-type="float" office:value="-9.12977099236641">
            <text:p>-9.1297709924</text:p>
          </table:table-cell>
          <table:table-cell office:value-type="float" office:value="5.77862595419847">
            <text:p>5.7786259542</text:p>
          </table:table-cell>
          <table:table-cell office:value-type="float" office:value="-0.587786259541985">
            <text:p>-0.5877862595</text:p>
          </table:table-cell>
          <table:table-cell table:number-columns-repeated="3" office:value-type="float" office:value="0">
            <text:p>0</text:p>
          </table:table-cell>
          <table:table-cell office:value-type="float" office:value="29.77">
            <text:p>29.77</text:p>
          </table:table-cell>
          <table:table-cell office:value-type="float" office:value="251">
            <text:p>251</text:p>
          </table:table-cell>
          <table:table-cell/>
          <table:table-cell table:formula="of:=([.$V$2]*(([.U84]/[.$V$3])+[.L85]*[.$X$2])+[.$W$2]*[.H85])*[.$V$3]" office:value-type="float" office:value="-64.6124360837021">
            <text:p>-64.6124360837</text:p>
          </table:table-cell>
          <table:table-cell table:number-columns-repeated="1003"/>
        </table:table-row>
        <table:table-row table:style-name="ro1">
          <table:table-cell office:value-type="string">
            <text:p>2014-02-01_17:09:27_134548</text:p>
          </table:table-cell>
          <table:table-cell office:value-type="float" office:value="953347.796875">
            <text:p>953347.796875</text:p>
          </table:table-cell>
          <table:table-cell office:value-type="float" office:value="8.5">
            <text:p>8.5</text:p>
          </table:table-cell>
          <table:table-cell office:value-type="float" office:value="70">
            <text:p>70</text:p>
          </table:table-cell>
          <table:table-cell office:value-type="float" office:value="157">
            <text:p>157</text:p>
          </table:table-cell>
          <table:table-cell office:value-type="float" office:value="-240">
            <text:p>-240</text:p>
          </table:table-cell>
          <table:table-cell office:value-type="float" office:value="-0.5908203125">
            <text:p>-0.5908203125</text:p>
          </table:table-cell>
          <table:table-cell table:formula="of:=[.G86]*[.$T$2]" office:value-type="float" office:value="-29.541015625">
            <text:p>-29.541015625</text:p>
          </table:table-cell>
          <table:table-cell office:value-type="float" office:value="0.204833984375">
            <text:p>0.2048339844</text:p>
          </table:table-cell>
          <table:table-cell table:formula="of:=[.I86]*[.$T$2]" office:value-type="float" office:value="10.24169921875">
            <text:p>10.2416992188</text:p>
          </table:table-cell>
          <table:table-cell office:value-type="float" office:value="1.18896484375">
            <text:p>1.1889648438</text:p>
          </table:table-cell>
          <table:table-cell office:value-type="float" office:value="0.244274809160305">
            <text:p>0.2442748092</text:p>
          </table:table-cell>
          <table:table-cell office:value-type="float" office:value="2.34351145038168">
            <text:p>2.3435114504</text:p>
          </table:table-cell>
          <table:table-cell office:value-type="float" office:value="-0.786259541984733">
            <text:p>-0.786259542</text:p>
          </table:table-cell>
          <table:table-cell table:number-columns-repeated="3" office:value-type="float" office:value="0">
            <text:p>0</text:p>
          </table:table-cell>
          <table:table-cell office:value-type="float" office:value="14.98">
            <text:p>14.98</text:p>
          </table:table-cell>
          <table:table-cell office:value-type="float" office:value="252">
            <text:p>252</text:p>
          </table:table-cell>
          <table:table-cell/>
          <table:table-cell table:formula="of:=([.$V$2]*(([.U85]/[.$V$3])+[.L86]*[.$X$2])+[.$W$2]*[.H86])*[.$V$3]" office:value-type="float" office:value="-63.8631298119327">
            <text:p>-63.8631298119</text:p>
          </table:table-cell>
          <table:table-cell table:number-columns-repeated="1003"/>
        </table:table-row>
        <table:table-row table:style-name="ro1">
          <table:table-cell office:value-type="string">
            <text:p>2014-02-01_17:09:27_249128</text:p>
          </table:table-cell>
          <table:table-cell office:value-type="float" office:value="964836.90625">
            <text:p>964836.90625</text:p>
          </table:table-cell>
          <table:table-cell office:value-type="float" office:value="8.6">
            <text:p>8.6</text:p>
          </table:table-cell>
          <table:table-cell office:value-type="float" office:value="46">
            <text:p>46</text:p>
          </table:table-cell>
          <table:table-cell office:value-type="float" office:value="163">
            <text:p>163</text:p>
          </table:table-cell>
          <table:table-cell office:value-type="float" office:value="-278">
            <text:p>-278</text:p>
          </table:table-cell>
          <table:table-cell office:value-type="float" office:value="-0.552734375">
            <text:p>-0.552734375</text:p>
          </table:table-cell>
          <table:table-cell table:formula="of:=[.G87]*[.$T$2]" office:value-type="float" office:value="-27.63671875">
            <text:p>-27.63671875</text:p>
          </table:table-cell>
          <table:table-cell office:value-type="float" office:value="0.152587890625">
            <text:p>0.1525878906</text:p>
          </table:table-cell>
          <table:table-cell table:formula="of:=[.I87]*[.$T$2]" office:value-type="float" office:value="7.62939453125">
            <text:p>7.6293945313</text:p>
          </table:table-cell>
          <table:table-cell office:value-type="float" office:value="0.638916015625">
            <text:p>0.6389160156</text:p>
          </table:table-cell>
          <table:table-cell office:value-type="float" office:value="0.633587786259542">
            <text:p>0.6335877863</text:p>
          </table:table-cell>
          <table:table-cell office:value-type="float" office:value="3.63358778625954">
            <text:p>3.6335877863</text:p>
          </table:table-cell>
          <table:table-cell office:value-type="float" office:value="-1.27480916030534">
            <text:p>-1.2748091603</text:p>
          </table:table-cell>
          <table:table-cell table:number-columns-repeated="3" office:value-type="float" office:value="0">
            <text:p>0</text:p>
          </table:table-cell>
          <table:table-cell office:value-type="float" office:value="38.95">
            <text:p>38.95</text:p>
          </table:table-cell>
          <table:table-cell office:value-type="float" office:value="252">
            <text:p>252</text:p>
          </table:table-cell>
          <table:table-cell/>
          <table:table-cell table:formula="of:=([.$V$2]*(([.U86]/[.$V$3])+[.L87]*[.$X$2])+[.$W$2]*[.H87])*[.$V$3]" office:value-type="float" office:value="-63.0144183845871">
            <text:p>-63.0144183846</text:p>
          </table:table-cell>
          <table:table-cell table:number-columns-repeated="1003"/>
        </table:table-row>
        <table:table-row table:style-name="ro1">
          <table:table-cell office:value-type="string">
            <text:p>2014-02-01_17:09:27_363124</text:p>
          </table:table-cell>
          <table:table-cell office:value-type="float" office:value="976173.703125">
            <text:p>976173.703125</text:p>
          </table:table-cell>
          <table:table-cell office:value-type="float" office:value="8.7">
            <text:p>8.7</text:p>
          </table:table-cell>
          <table:table-cell office:value-type="float" office:value="36">
            <text:p>36</text:p>
          </table:table-cell>
          <table:table-cell office:value-type="float" office:value="163">
            <text:p>163</text:p>
          </table:table-cell>
          <table:table-cell office:value-type="float" office:value="-336">
            <text:p>-336</text:p>
          </table:table-cell>
          <table:table-cell office:value-type="float" office:value="-0.7431640625">
            <text:p>-0.7431640625</text:p>
          </table:table-cell>
          <table:table-cell table:formula="of:=[.G88]*[.$T$2]" office:value-type="float" office:value="-37.158203125">
            <text:p>-37.158203125</text:p>
          </table:table-cell>
          <table:table-cell office:value-type="float" office:value="0.151611328125">
            <text:p>0.1516113281</text:p>
          </table:table-cell>
          <table:table-cell table:formula="of:=[.I88]*[.$T$2]" office:value-type="float" office:value="7.58056640625">
            <text:p>7.5805664063</text:p>
          </table:table-cell>
          <table:table-cell office:value-type="float" office:value="0.02392578125">
            <text:p>0.0239257813</text:p>
          </table:table-cell>
          <table:table-cell office:value-type="float" office:value="-0.190839694656489">
            <text:p>-0.1908396947</text:p>
          </table:table-cell>
          <table:table-cell office:value-type="float" office:value="3.65648854961832">
            <text:p>3.6564885496</text:p>
          </table:table-cell>
          <table:table-cell office:value-type="float" office:value="-0.572519083969466">
            <text:p>-0.572519084</text:p>
          </table:table-cell>
          <table:table-cell table:number-columns-repeated="3" office:value-type="float" office:value="0">
            <text:p>0</text:p>
          </table:table-cell>
          <table:table-cell office:value-type="float" office:value="14.18">
            <text:p>14.18</text:p>
          </table:table-cell>
          <table:table-cell office:value-type="float" office:value="253">
            <text:p>253</text:p>
          </table:table-cell>
          <table:table-cell/>
          <table:table-cell table:formula="of:=([.$V$2]*(([.U87]/[.$V$3])+[.L88]*[.$X$2])+[.$W$2]*[.H88])*[.$V$3]" office:value-type="float" office:value="-62.5346986595481">
            <text:p>-62.5346986595</text:p>
          </table:table-cell>
          <table:table-cell table:number-columns-repeated="1003"/>
        </table:table-row>
        <table:table-row table:style-name="ro1">
          <table:table-cell office:value-type="string">
            <text:p>2014-02-01_17:09:27_475921</text:p>
          </table:table-cell>
          <table:table-cell office:value-type="float" office:value="987452.71875">
            <text:p>987452.71875</text:p>
          </table:table-cell>
          <table:table-cell office:value-type="float" office:value="8.8">
            <text:p>8.8</text:p>
          </table:table-cell>
          <table:table-cell office:value-type="float" office:value="124">
            <text:p>124</text:p>
          </table:table-cell>
          <table:table-cell office:value-type="float" office:value="139">
            <text:p>139</text:p>
          </table:table-cell>
          <table:table-cell office:value-type="float" office:value="-170">
            <text:p>-170</text:p>
          </table:table-cell>
          <table:table-cell office:value-type="float" office:value="-0.646728515625">
            <text:p>-0.6467285156</text:p>
          </table:table-cell>
          <table:table-cell table:formula="of:=[.G89]*[.$T$2]" office:value-type="float" office:value="-32.33642578125">
            <text:p>-32.3364257813</text:p>
          </table:table-cell>
          <table:table-cell office:value-type="float" office:value="-0.12353515625">
            <text:p>-0.1235351563</text:p>
          </table:table-cell>
          <table:table-cell table:formula="of:=[.I89]*[.$T$2]" office:value-type="float" office:value="-6.1767578125">
            <text:p>-6.1767578125</text:p>
          </table:table-cell>
          <table:table-cell office:value-type="float" office:value="1.21142578125">
            <text:p>1.2114257813</text:p>
          </table:table-cell>
          <table:table-cell office:value-type="float" office:value="1.86259541984733">
            <text:p>1.8625954198</text:p>
          </table:table-cell>
          <table:table-cell office:value-type="float" office:value="3.87022900763359">
            <text:p>3.8702290076</text:p>
          </table:table-cell>
          <table:table-cell office:value-type="float" office:value="-0.511450381679389">
            <text:p>-0.5114503817</text:p>
          </table:table-cell>
          <table:table-cell table:number-columns-repeated="3" office:value-type="float" office:value="0">
            <text:p>0</text:p>
          </table:table-cell>
          <table:table-cell office:value-type="float" office:value="14.19">
            <text:p>14.19</text:p>
          </table:table-cell>
          <table:table-cell office:value-type="float" office:value="253">
            <text:p>253</text:p>
          </table:table-cell>
          <table:table-cell/>
          <table:table-cell table:formula="of:=([.$V$2]*(([.U88]/[.$V$3])+[.L89]*[.$X$2])+[.$W$2]*[.H89])*[.$V$3]" office:value-type="float" office:value="-61.565664499692">
            <text:p>-61.5656644997</text:p>
          </table:table-cell>
          <table:table-cell table:number-columns-repeated="1003"/>
        </table:table-row>
        <table:table-row table:style-name="ro1">
          <table:table-cell office:value-type="string">
            <text:p>2014-02-01_17:09:27_588916</text:p>
          </table:table-cell>
          <table:table-cell office:value-type="float" office:value="998752.390625">
            <text:p>998752.390625</text:p>
          </table:table-cell>
          <table:table-cell office:value-type="float" office:value="8.9">
            <text:p>8.9</text:p>
          </table:table-cell>
          <table:table-cell office:value-type="float" office:value="29">
            <text:p>29</text:p>
          </table:table-cell>
          <table:table-cell office:value-type="float" office:value="108">
            <text:p>108</text:p>
          </table:table-cell>
          <table:table-cell office:value-type="float" office:value="-170">
            <text:p>-170</text:p>
          </table:table-cell>
          <table:table-cell office:value-type="float" office:value="-0.69580078125">
            <text:p>-0.6958007813</text:p>
          </table:table-cell>
          <table:table-cell table:formula="of:=[.G90]*[.$T$2]" office:value-type="float" office:value="-34.7900390625">
            <text:p>-34.7900390625</text:p>
          </table:table-cell>
          <table:table-cell office:value-type="float" office:value="0.20751953125">
            <text:p>0.2075195313</text:p>
          </table:table-cell>
          <table:table-cell table:formula="of:=[.I90]*[.$T$2]" office:value-type="float" office:value="10.3759765625">
            <text:p>10.3759765625</text:p>
          </table:table-cell>
          <table:table-cell office:value-type="float" office:value="0.102783203125">
            <text:p>0.1027832031</text:p>
          </table:table-cell>
          <table:table-cell office:value-type="float" office:value="1.03053435114504">
            <text:p>1.0305343511</text:p>
          </table:table-cell>
          <table:table-cell office:value-type="float" office:value="4.40458015267176">
            <text:p>4.4045801527</text:p>
          </table:table-cell>
          <table:table-cell office:value-type="float" office:value="-1.12213740458015">
            <text:p>-1.1221374046</text:p>
          </table:table-cell>
          <table:table-cell table:number-columns-repeated="3" office:value-type="float" office:value="0">
            <text:p>0</text:p>
          </table:table-cell>
          <table:table-cell office:value-type="float" office:value="16.71">
            <text:p>16.71</text:p>
          </table:table-cell>
          <table:table-cell office:value-type="float" office:value="253">
            <text:p>253</text:p>
          </table:table-cell>
          <table:table-cell/>
          <table:table-cell table:formula="of:=([.$V$2]*(([.U89]/[.$V$3])+[.L90]*[.$X$2])+[.$W$2]*[.H90])*[.$V$3]" office:value-type="float" office:value="-60.8281672581238">
            <text:p>-60.8281672581</text:p>
          </table:table-cell>
          <table:table-cell table:number-columns-repeated="1003"/>
        </table:table-row>
        <table:table-row table:style-name="ro1">
          <table:table-cell office:value-type="string">
            <text:p>2014-02-01_17:09:27_701282</text:p>
          </table:table-cell>
          <table:table-cell office:value-type="float" office:value="1009989.109375">
            <text:p>1009989.109375</text:p>
          </table:table-cell>
          <table:table-cell office:value-type="float" office:value="9">
            <text:p>9</text:p>
          </table:table-cell>
          <table:table-cell office:value-type="float" office:value="104">
            <text:p>104</text:p>
          </table:table-cell>
          <table:table-cell office:value-type="float" office:value="141">
            <text:p>141</text:p>
          </table:table-cell>
          <table:table-cell office:value-type="float" office:value="-159">
            <text:p>-159</text:p>
          </table:table-cell>
          <table:table-cell office:value-type="float" office:value="-0.4501953125">
            <text:p>-0.4501953125</text:p>
          </table:table-cell>
          <table:table-cell table:formula="of:=[.G91]*[.$T$2]" office:value-type="float" office:value="-22.509765625">
            <text:p>-22.509765625</text:p>
          </table:table-cell>
          <table:table-cell office:value-type="float" office:value="-0.1640625">
            <text:p>-0.1640625</text:p>
          </table:table-cell>
          <table:table-cell table:formula="of:=[.I91]*[.$T$2]" office:value-type="float" office:value="-8.203125">
            <text:p>-8.203125</text:p>
          </table:table-cell>
          <table:table-cell office:value-type="float" office:value="0.9619140625">
            <text:p>0.9619140625</text:p>
          </table:table-cell>
          <table:table-cell office:value-type="float" office:value="-5.32824427480916">
            <text:p>-5.3282442748</text:p>
          </table:table-cell>
          <table:table-cell office:value-type="float" office:value="0.129770992366412">
            <text:p>0.1297709924</text:p>
          </table:table-cell>
          <table:table-cell office:value-type="float" office:value="-1.08396946564886">
            <text:p>-1.0839694656</text:p>
          </table:table-cell>
          <table:table-cell table:number-columns-repeated="3" office:value-type="float" office:value="0">
            <text:p>0</text:p>
          </table:table-cell>
          <table:table-cell office:value-type="float" office:value="14.13">
            <text:p>14.13</text:p>
          </table:table-cell>
          <table:table-cell office:value-type="float" office:value="254">
            <text:p>254</text:p>
          </table:table-cell>
          <table:table-cell/>
          <table:table-cell table:formula="of:=([.$V$2]*(([.U90]/[.$V$3])+[.L91]*[.$X$2])+[.$W$2]*[.H91])*[.$V$3]" office:value-type="float" office:value="-61.1061351033239">
            <text:p>-61.1061351033</text:p>
          </table:table-cell>
          <table:table-cell table:number-columns-repeated="1003"/>
        </table:table-row>
        <table:table-row table:style-name="ro1">
          <table:table-cell office:value-type="string">
            <text:p>2014-02-01_17:09:27_814206</text:p>
          </table:table-cell>
          <table:table-cell office:value-type="float" office:value="1021281.21875">
            <text:p>1021281.21875</text:p>
          </table:table-cell>
          <table:table-cell office:value-type="float" office:value="9.1">
            <text:p>9.1</text:p>
          </table:table-cell>
          <table:table-cell office:value-type="float" office:value="49">
            <text:p>49</text:p>
          </table:table-cell>
          <table:table-cell office:value-type="float" office:value="196">
            <text:p>196</text:p>
          </table:table-cell>
          <table:table-cell office:value-type="float" office:value="-232">
            <text:p>-232</text:p>
          </table:table-cell>
          <table:table-cell office:value-type="float" office:value="-0.603759765625">
            <text:p>-0.6037597656</text:p>
          </table:table-cell>
          <table:table-cell table:formula="of:=[.G92]*[.$T$2]" office:value-type="float" office:value="-30.18798828125">
            <text:p>-30.1879882813</text:p>
          </table:table-cell>
          <table:table-cell office:value-type="float" office:value="0.032958984375">
            <text:p>0.0329589844</text:p>
          </table:table-cell>
          <table:table-cell table:formula="of:=[.I92]*[.$T$2]" office:value-type="float" office:value="1.64794921875">
            <text:p>1.6479492188</text:p>
          </table:table-cell>
          <table:table-cell office:value-type="float" office:value="1.31396484375">
            <text:p>1.3139648438</text:p>
          </table:table-cell>
          <table:table-cell office:value-type="float" office:value="-5.9618320610687">
            <text:p>-5.9618320611</text:p>
          </table:table-cell>
          <table:table-cell office:value-type="float" office:value="2.36641221374046">
            <text:p>2.3664122137</text:p>
          </table:table-cell>
          <table:table-cell office:value-type="float" office:value="-0.534351145038168">
            <text:p>-0.534351145</text:p>
          </table:table-cell>
          <table:table-cell table:number-columns-repeated="3" office:value-type="float" office:value="0">
            <text:p>0</text:p>
          </table:table-cell>
          <table:table-cell office:value-type="float" office:value="15.06">
            <text:p>15.06</text:p>
          </table:table-cell>
          <table:table-cell office:value-type="float" office:value="254">
            <text:p>254</text:p>
          </table:table-cell>
          <table:table-cell/>
          <table:table-cell table:formula="of:=([.$V$2]*(([.U91]/[.$V$3])+[.L92]*[.$X$2])+[.$W$2]*[.H92])*[.$V$3]" office:value-type="float" office:value="-61.6562912508519">
            <text:p>-61.6562912509</text:p>
          </table:table-cell>
          <table:table-cell table:number-columns-repeated="1003"/>
        </table:table-row>
        <table:table-row table:style-name="ro1">
          <table:table-cell office:value-type="string">
            <text:p>2014-02-01_17:09:27_926882</text:p>
          </table:table-cell>
          <table:table-cell office:value-type="float" office:value="1032548.796875">
            <text:p>1032548.796875</text:p>
          </table:table-cell>
          <table:table-cell office:value-type="float" office:value="9.2">
            <text:p>9.2</text:p>
          </table:table-cell>
          <table:table-cell office:value-type="float" office:value="-30">
            <text:p>-30</text:p>
          </table:table-cell>
          <table:table-cell office:value-type="float" office:value="149">
            <text:p>149</text:p>
          </table:table-cell>
          <table:table-cell office:value-type="float" office:value="-291">
            <text:p>-291</text:p>
          </table:table-cell>
          <table:table-cell office:value-type="float" office:value="-0.59716796875">
            <text:p>-0.5971679688</text:p>
          </table:table-cell>
          <table:table-cell table:formula="of:=[.G93]*[.$T$2]" office:value-type="float" office:value="-29.8583984375">
            <text:p>-29.8583984375</text:p>
          </table:table-cell>
          <table:table-cell office:value-type="float" office:value="0.2919921875">
            <text:p>0.2919921875</text:p>
          </table:table-cell>
          <table:table-cell table:formula="of:=[.I93]*[.$T$2]" office:value-type="float" office:value="14.599609375">
            <text:p>14.599609375</text:p>
          </table:table-cell>
          <table:table-cell office:value-type="float" office:value="0.89404296875">
            <text:p>0.8940429688</text:p>
          </table:table-cell>
          <table:table-cell office:value-type="float" office:value="-4.77862595419847">
            <text:p>-4.7786259542</text:p>
          </table:table-cell>
          <table:table-cell office:value-type="float" office:value="2.35114503816794">
            <text:p>2.3511450382</text:p>
          </table:table-cell>
          <table:table-cell office:value-type="float" office:value="-0.0381679389312977">
            <text:p>-0.0381679389</text:p>
          </table:table-cell>
          <table:table-cell table:number-columns-repeated="3" office:value-type="float" office:value="0">
            <text:p>0</text:p>
          </table:table-cell>
          <table:table-cell office:value-type="float" office:value="15.52">
            <text:p>15.52</text:p>
          </table:table-cell>
          <table:table-cell office:value-type="float" office:value="254">
            <text:p>254</text:p>
          </table:table-cell>
          <table:table-cell/>
          <table:table-cell table:formula="of:=([.$V$2]*(([.U92]/[.$V$3])+[.L93]*[.$X$2])+[.$W$2]*[.H93])*[.$V$3]" office:value-type="float" office:value="-61.9569440816077">
            <text:p>-61.9569440816</text:p>
          </table:table-cell>
          <table:table-cell table:number-columns-repeated="1003"/>
        </table:table-row>
        <table:table-row table:style-name="ro1">
          <table:table-cell office:value-type="string">
            <text:p>2014-02-01_17:09:28_040069</text:p>
          </table:table-cell>
          <table:table-cell office:value-type="float" office:value="1043868.390625">
            <text:p>1043868.390625</text:p>
          </table:table-cell>
          <table:table-cell office:value-type="float" office:value="9.3">
            <text:p>9.3</text:p>
          </table:table-cell>
          <table:table-cell office:value-type="float" office:value="33">
            <text:p>33</text:p>
          </table:table-cell>
          <table:table-cell office:value-type="float" office:value="156">
            <text:p>156</text:p>
          </table:table-cell>
          <table:table-cell office:value-type="float" office:value="-212">
            <text:p>-212</text:p>
          </table:table-cell>
          <table:table-cell office:value-type="float" office:value="-0.47998046875">
            <text:p>-0.4799804688</text:p>
          </table:table-cell>
          <table:table-cell table:formula="of:=[.G94]*[.$T$2]" office:value-type="float" office:value="-23.9990234375">
            <text:p>-23.9990234375</text:p>
          </table:table-cell>
          <table:table-cell office:value-type="float" office:value="0.1962890625">
            <text:p>0.1962890625</text:p>
          </table:table-cell>
          <table:table-cell table:formula="of:=[.I94]*[.$T$2]" office:value-type="float" office:value="9.814453125">
            <text:p>9.814453125</text:p>
          </table:table-cell>
          <table:table-cell office:value-type="float" office:value="0.656982421875">
            <text:p>0.6569824219</text:p>
          </table:table-cell>
          <table:table-cell office:value-type="float" office:value="3.38167938931298">
            <text:p>3.3816793893</text:p>
          </table:table-cell>
          <table:table-cell office:value-type="float" office:value="3.45038167938931">
            <text:p>3.4503816794</text:p>
          </table:table-cell>
          <table:table-cell office:value-type="float" office:value="-0.312977099236641">
            <text:p>-0.3129770992</text:p>
          </table:table-cell>
          <table:table-cell table:number-columns-repeated="3" office:value-type="float" office:value="0">
            <text:p>0</text:p>
          </table:table-cell>
          <table:table-cell office:value-type="float" office:value="15.95">
            <text:p>15.95</text:p>
          </table:table-cell>
          <table:table-cell office:value-type="float" office:value="255">
            <text:p>255</text:p>
          </table:table-cell>
          <table:table-cell/>
          <table:table-cell table:formula="of:=([.$V$2]*(([.U93]/[.$V$3])+[.L94]*[.$X$2])+[.$W$2]*[.H94])*[.$V$3]" office:value-type="float" office:value="-60.5349765084202">
            <text:p>-60.5349765084</text:p>
          </table:table-cell>
          <table:table-cell table:number-columns-repeated="1003"/>
        </table:table-row>
        <table:table-row table:style-name="ro1">
          <table:table-cell office:value-type="string">
            <text:p>2014-02-01_17:09:28_152373</text:p>
          </table:table-cell>
          <table:table-cell office:value-type="float" office:value="1055098.09375">
            <text:p>1055098.09375</text:p>
          </table:table-cell>
          <table:table-cell office:value-type="float" office:value="9.4">
            <text:p>9.4</text:p>
          </table:table-cell>
          <table:table-cell office:value-type="float" office:value="25">
            <text:p>25</text:p>
          </table:table-cell>
          <table:table-cell office:value-type="float" office:value="156">
            <text:p>156</text:p>
          </table:table-cell>
          <table:table-cell office:value-type="float" office:value="-174">
            <text:p>-174</text:p>
          </table:table-cell>
          <table:table-cell office:value-type="float" office:value="-0.7177734375">
            <text:p>-0.7177734375</text:p>
          </table:table-cell>
          <table:table-cell table:formula="of:=[.G95]*[.$T$2]" office:value-type="float" office:value="-35.888671875">
            <text:p>-35.888671875</text:p>
          </table:table-cell>
          <table:table-cell office:value-type="float" office:value="-0.092529296875">
            <text:p>-0.0925292969</text:p>
          </table:table-cell>
          <table:table-cell table:formula="of:=[.I95]*[.$T$2]" office:value-type="float" office:value="-4.62646484375">
            <text:p>-4.6264648438</text:p>
          </table:table-cell>
          <table:table-cell office:value-type="float" office:value="1.5703125">
            <text:p>1.5703125</text:p>
          </table:table-cell>
          <table:table-cell office:value-type="float" office:value="-5.34351145038168">
            <text:p>-5.3435114504</text:p>
          </table:table-cell>
          <table:table-cell office:value-type="float" office:value="3.50381679389313">
            <text:p>3.5038167939</text:p>
          </table:table-cell>
          <table:table-cell office:value-type="float" office:value="0.412213740458015">
            <text:p>0.4122137405</text:p>
          </table:table-cell>
          <table:table-cell table:number-columns-repeated="3" office:value-type="float" office:value="0">
            <text:p>0</text:p>
          </table:table-cell>
          <table:table-cell office:value-type="float" office:value="15.62">
            <text:p>15.62</text:p>
          </table:table-cell>
          <table:table-cell office:value-type="float" office:value="255">
            <text:p>255</text:p>
          </table:table-cell>
          <table:table-cell/>
          <table:table-cell table:formula="of:=([.$V$2]*(([.U94]/[.$V$3])+[.L95]*[.$X$2])+[.$W$2]*[.H95])*[.$V$3]" office:value-type="float" office:value="-61.0893786600266">
            <text:p>-61.08937866</text:p>
          </table:table-cell>
          <table:table-cell table:number-columns-repeated="1003"/>
        </table:table-row>
        <table:table-row table:style-name="ro1">
          <table:table-cell office:value-type="string">
            <text:p>2014-02-01_17:09:28_265268</text:p>
          </table:table-cell>
          <table:table-cell office:value-type="float" office:value="1066387.6875">
            <text:p>1066387.6875</text:p>
          </table:table-cell>
          <table:table-cell office:value-type="float" office:value="9.5">
            <text:p>9.5</text:p>
          </table:table-cell>
          <table:table-cell office:value-type="float" office:value="107">
            <text:p>107</text:p>
          </table:table-cell>
          <table:table-cell office:value-type="float" office:value="201">
            <text:p>201</text:p>
          </table:table-cell>
          <table:table-cell office:value-type="float" office:value="-299">
            <text:p>-299</text:p>
          </table:table-cell>
          <table:table-cell office:value-type="float" office:value="-0.6591796875">
            <text:p>-0.6591796875</text:p>
          </table:table-cell>
          <table:table-cell table:formula="of:=[.G96]*[.$T$2]" office:value-type="float" office:value="-32.958984375">
            <text:p>-32.958984375</text:p>
          </table:table-cell>
          <table:table-cell office:value-type="float" office:value="0.0693359375">
            <text:p>0.0693359375</text:p>
          </table:table-cell>
          <table:table-cell table:formula="of:=[.I96]*[.$T$2]" office:value-type="float" office:value="3.466796875">
            <text:p>3.466796875</text:p>
          </table:table-cell>
          <table:table-cell office:value-type="float" office:value="0.470703125">
            <text:p>0.470703125</text:p>
          </table:table-cell>
          <table:table-cell office:value-type="float" office:value="-6.06870229007634">
            <text:p>-6.0687022901</text:p>
          </table:table-cell>
          <table:table-cell office:value-type="float" office:value="2.52671755725191">
            <text:p>2.5267175573</text:p>
          </table:table-cell>
          <table:table-cell office:value-type="float" office:value="-0.885496183206107">
            <text:p>-0.8854961832</text:p>
          </table:table-cell>
          <table:table-cell table:number-columns-repeated="3" office:value-type="float" office:value="0">
            <text:p>0</text:p>
          </table:table-cell>
          <table:table-cell office:value-type="float" office:value="15.28">
            <text:p>15.28</text:p>
          </table:table-cell>
          <table:table-cell office:value-type="float" office:value="256">
            <text:p>256</text:p>
          </table:table-cell>
          <table:table-cell/>
          <table:table-cell table:formula="of:=([.$V$2]*(([.U95]/[.$V$3])+[.L96]*[.$X$2])+[.$W$2]*[.H96])*[.$V$3]" office:value-type="float" office:value="-61.7162364231811">
            <text:p>-61.7162364232</text:p>
          </table:table-cell>
          <table:table-cell table:number-columns-repeated="1003"/>
        </table:table-row>
        <table:table-row table:style-name="ro1">
          <table:table-cell office:value-type="string">
            <text:p>2014-02-01_17:09:28_378132</text:p>
          </table:table-cell>
          <table:table-cell office:value-type="float" office:value="1077674.09375">
            <text:p>1077674.09375</text:p>
          </table:table-cell>
          <table:table-cell office:value-type="float" office:value="9.6">
            <text:p>9.6</text:p>
          </table:table-cell>
          <table:table-cell office:value-type="float" office:value="55">
            <text:p>55</text:p>
          </table:table-cell>
          <table:table-cell office:value-type="float" office:value="103">
            <text:p>103</text:p>
          </table:table-cell>
          <table:table-cell office:value-type="float" office:value="-273">
            <text:p>-273</text:p>
          </table:table-cell>
          <table:table-cell office:value-type="float" office:value="-0.605224609375">
            <text:p>-0.6052246094</text:p>
          </table:table-cell>
          <table:table-cell table:formula="of:=[.G97]*[.$T$2]" office:value-type="float" office:value="-30.26123046875">
            <text:p>-30.2612304688</text:p>
          </table:table-cell>
          <table:table-cell office:value-type="float" office:value="0.196533203125">
            <text:p>0.1965332031</text:p>
          </table:table-cell>
          <table:table-cell table:formula="of:=[.I97]*[.$T$2]" office:value-type="float" office:value="9.82666015625">
            <text:p>9.8266601563</text:p>
          </table:table-cell>
          <table:table-cell office:value-type="float" office:value="0.748291015625">
            <text:p>0.7482910156</text:p>
          </table:table-cell>
          <table:table-cell office:value-type="float" office:value="1.04580152671756">
            <text:p>1.0458015267</text:p>
          </table:table-cell>
          <table:table-cell office:value-type="float" office:value="1.9236641221374">
            <text:p>1.9236641221</text:p>
          </table:table-cell>
          <table:table-cell office:value-type="float" office:value="1.90839694656489">
            <text:p>1.9083969466</text:p>
          </table:table-cell>
          <table:table-cell table:number-columns-repeated="3" office:value-type="float" office:value="0">
            <text:p>0</text:p>
          </table:table-cell>
          <table:table-cell office:value-type="float" office:value="14.4">
            <text:p>14.4</text:p>
          </table:table-cell>
          <table:table-cell office:value-type="float" office:value="256">
            <text:p>256</text:p>
          </table:table-cell>
          <table:table-cell/>
          <table:table-cell table:formula="of:=([.$V$2]*(([.U96]/[.$V$3])+[.L97]*[.$X$2])+[.$W$2]*[.H97])*[.$V$3]" office:value-type="float" office:value="-60.8821592048558">
            <text:p>-60.8821592049</text:p>
          </table:table-cell>
          <table:table-cell table:number-columns-repeated="1003"/>
        </table:table-row>
        <table:table-row table:style-name="ro1">
          <table:table-cell office:value-type="string">
            <text:p>2014-02-01_17:09:28_490398</text:p>
          </table:table-cell>
          <table:table-cell office:value-type="float" office:value="1088931.296875">
            <text:p>1088931.296875</text:p>
          </table:table-cell>
          <table:table-cell office:value-type="float" office:value="9.7">
            <text:p>9.7</text:p>
          </table:table-cell>
          <table:table-cell office:value-type="float" office:value="-23">
            <text:p>-23</text:p>
          </table:table-cell>
          <table:table-cell office:value-type="float" office:value="141">
            <text:p>141</text:p>
          </table:table-cell>
          <table:table-cell office:value-type="float" office:value="-281">
            <text:p>-281</text:p>
          </table:table-cell>
          <table:table-cell office:value-type="float" office:value="-0.37060546875">
            <text:p>-0.3706054688</text:p>
          </table:table-cell>
          <table:table-cell table:formula="of:=[.G98]*[.$T$2]" office:value-type="float" office:value="-18.5302734375">
            <text:p>-18.5302734375</text:p>
          </table:table-cell>
          <table:table-cell office:value-type="float" office:value="0.054443359375">
            <text:p>0.0544433594</text:p>
          </table:table-cell>
          <table:table-cell table:formula="of:=[.I98]*[.$T$2]" office:value-type="float" office:value="2.72216796875">
            <text:p>2.7221679688</text:p>
          </table:table-cell>
          <table:table-cell office:value-type="float" office:value="0.90673828125">
            <text:p>0.9067382813</text:p>
          </table:table-cell>
          <table:table-cell office:value-type="float" office:value="-4.91603053435115">
            <text:p>-4.9160305344</text:p>
          </table:table-cell>
          <table:table-cell office:value-type="float" office:value="1.2824427480916">
            <text:p>1.2824427481</text:p>
          </table:table-cell>
          <table:table-cell office:value-type="float" office:value="-0.694656488549618">
            <text:p>-0.6946564885</text:p>
          </table:table-cell>
          <table:table-cell table:number-columns-repeated="3" office:value-type="float" office:value="0">
            <text:p>0</text:p>
          </table:table-cell>
          <table:table-cell office:value-type="float" office:value="14.57">
            <text:p>14.57</text:p>
          </table:table-cell>
          <table:table-cell office:value-type="float" office:value="256">
            <text:p>256</text:p>
          </table:table-cell>
          <table:table-cell/>
          <table:table-cell table:formula="of:=([.$V$2]*(([.U97]/[.$V$3])+[.L98]*[.$X$2])+[.$W$2]*[.H98])*[.$V$3]" office:value-type="float" office:value="-60.9986634742415">
            <text:p>-60.9986634742</text:p>
          </table:table-cell>
          <table:table-cell table:number-columns-repeated="1003"/>
        </table:table-row>
        <table:table-row table:style-name="ro1">
          <table:table-cell office:value-type="string">
            <text:p>2014-02-01_17:09:28_603751</text:p>
          </table:table-cell>
          <table:table-cell office:value-type="float" office:value="1100236.3125">
            <text:p>1100236.3125</text:p>
          </table:table-cell>
          <table:table-cell office:value-type="float" office:value="9.8">
            <text:p>9.8</text:p>
          </table:table-cell>
          <table:table-cell office:value-type="float" office:value="111">
            <text:p>111</text:p>
          </table:table-cell>
          <table:table-cell office:value-type="float" office:value="190">
            <text:p>190</text:p>
          </table:table-cell>
          <table:table-cell office:value-type="float" office:value="-312">
            <text:p>-312</text:p>
          </table:table-cell>
          <table:table-cell office:value-type="float" office:value="-0.65966796875">
            <text:p>-0.6596679688</text:p>
          </table:table-cell>
          <table:table-cell table:formula="of:=[.G99]*[.$T$2]" office:value-type="float" office:value="-32.9833984375">
            <text:p>-32.9833984375</text:p>
          </table:table-cell>
          <table:table-cell office:value-type="float" office:value="-0.122802734375">
            <text:p>-0.1228027344</text:p>
          </table:table-cell>
          <table:table-cell table:formula="of:=[.I99]*[.$T$2]" office:value-type="float" office:value="-6.14013671875">
            <text:p>-6.1401367188</text:p>
          </table:table-cell>
          <table:table-cell office:value-type="float" office:value="0.984619140625">
            <text:p>0.9846191406</text:p>
          </table:table-cell>
          <table:table-cell office:value-type="float" office:value="-4.69465648854962">
            <text:p>-4.6946564885</text:p>
          </table:table-cell>
          <table:table-cell office:value-type="float" office:value="1.94656488549618">
            <text:p>1.9465648855</text:p>
          </table:table-cell>
          <table:table-cell office:value-type="float" office:value="-0.244274809160305">
            <text:p>-0.2442748092</text:p>
          </table:table-cell>
          <table:table-cell table:number-columns-repeated="3" office:value-type="float" office:value="0">
            <text:p>0</text:p>
          </table:table-cell>
          <table:table-cell office:value-type="float" office:value="15.73">
            <text:p>15.73</text:p>
          </table:table-cell>
          <table:table-cell office:value-type="float" office:value="257">
            <text:p>257</text:p>
          </table:table-cell>
          <table:table-cell/>
          <table:table-cell table:formula="of:=([.$V$2]*(([.U98]/[.$V$3])+[.L99]*[.$X$2])+[.$W$2]*[.H99])*[.$V$3]" office:value-type="float" office:value="-61.3585108452624">
            <text:p>-61.3585108453</text:p>
          </table:table-cell>
          <table:table-cell table:number-columns-repeated="1003"/>
        </table:table-row>
        <table:table-row table:style-name="ro1">
          <table:table-cell office:value-type="string">
            <text:p>2014-02-01_17:09:28_716855</text:p>
          </table:table-cell>
          <table:table-cell office:value-type="float" office:value="1111547.390625">
            <text:p>1111547.390625</text:p>
          </table:table-cell>
          <table:table-cell office:value-type="float" office:value="9.9">
            <text:p>9.9</text:p>
          </table:table-cell>
          <table:table-cell office:value-type="float" office:value="-75">
            <text:p>-75</text:p>
          </table:table-cell>
          <table:table-cell office:value-type="float" office:value="99">
            <text:p>99</text:p>
          </table:table-cell>
          <table:table-cell office:value-type="float" office:value="-296">
            <text:p>-296</text:p>
          </table:table-cell>
          <table:table-cell office:value-type="float" office:value="-0.750732421875">
            <text:p>-0.7507324219</text:p>
          </table:table-cell>
          <table:table-cell table:formula="of:=[.G100]*[.$T$2]" office:value-type="float" office:value="-37.53662109375">
            <text:p>-37.5366210938</text:p>
          </table:table-cell>
          <table:table-cell office:value-type="float" office:value="0.182373046875">
            <text:p>0.1823730469</text:p>
          </table:table-cell>
          <table:table-cell table:formula="of:=[.I100]*[.$T$2]" office:value-type="float" office:value="9.11865234375">
            <text:p>9.1186523438</text:p>
          </table:table-cell>
          <table:table-cell office:value-type="float" office:value="1.471923828125">
            <text:p>1.4719238281</text:p>
          </table:table-cell>
          <table:table-cell office:value-type="float" office:value="-3.59541984732824">
            <text:p>-3.5954198473</text:p>
          </table:table-cell>
          <table:table-cell office:value-type="float" office:value="3.51908396946565">
            <text:p>3.5190839695</text:p>
          </table:table-cell>
          <table:table-cell office:value-type="float" office:value="1.59541984732824">
            <text:p>1.5954198473</text:p>
          </table:table-cell>
          <table:table-cell table:number-columns-repeated="3" office:value-type="float" office:value="0">
            <text:p>0</text:p>
          </table:table-cell>
          <table:table-cell office:value-type="float" office:value="16.44">
            <text:p>16.44</text:p>
          </table:table-cell>
          <table:table-cell office:value-type="float" office:value="257">
            <text:p>257</text:p>
          </table:table-cell>
          <table:table-cell/>
          <table:table-cell table:formula="of:=([.$V$2]*(([.U99]/[.$V$3])+[.L100]*[.$X$2])+[.$W$2]*[.H100])*[.$V$3]" office:value-type="float" office:value="-61.5867753403085">
            <text:p>-61.5867753403</text:p>
          </table:table-cell>
          <table:table-cell table:number-columns-repeated="1003"/>
        </table:table-row>
        <table:table-row table:style-name="ro1">
          <table:table-cell office:value-type="string">
            <text:p>2014-02-01_17:09:28_829942</text:p>
          </table:table-cell>
          <table:table-cell office:value-type="float" office:value="1122855.296875">
            <text:p>1122855.296875</text:p>
          </table:table-cell>
          <table:table-cell office:value-type="float" office:value="10">
            <text:p>10</text:p>
          </table:table-cell>
          <table:table-cell office:value-type="float" office:value="145">
            <text:p>145</text:p>
          </table:table-cell>
          <table:table-cell office:value-type="float" office:value="176">
            <text:p>176</text:p>
          </table:table-cell>
          <table:table-cell office:value-type="float" office:value="-238">
            <text:p>-238</text:p>
          </table:table-cell>
          <table:table-cell office:value-type="float" office:value="-0.364013671875">
            <text:p>-0.3640136719</text:p>
          </table:table-cell>
          <table:table-cell table:formula="of:=[.G101]*[.$T$2]" office:value-type="float" office:value="-18.20068359375">
            <text:p>-18.2006835938</text:p>
          </table:table-cell>
          <table:table-cell office:value-type="float" office:value="0.446533203125">
            <text:p>0.4465332031</text:p>
          </table:table-cell>
          <table:table-cell table:formula="of:=[.I101]*[.$T$2]" office:value-type="float" office:value="22.32666015625">
            <text:p>22.3266601563</text:p>
          </table:table-cell>
          <table:table-cell office:value-type="float" office:value="0.849853515625">
            <text:p>0.8498535156</text:p>
          </table:table-cell>
          <table:table-cell office:value-type="float" office:value="-5.58778625954199">
            <text:p>-5.5877862595</text:p>
          </table:table-cell>
          <table:table-cell office:value-type="float" office:value="3.70229007633588">
            <text:p>3.7022900763</text:p>
          </table:table-cell>
          <table:table-cell office:value-type="float" office:value="1.94656488549618">
            <text:p>1.9465648855</text:p>
          </table:table-cell>
          <table:table-cell table:number-columns-repeated="3" office:value-type="float" office:value="0">
            <text:p>0</text:p>
          </table:table-cell>
          <table:table-cell office:value-type="float" office:value="14.25">
            <text:p>14.25</text:p>
          </table:table-cell>
          <table:table-cell office:value-type="float" office:value="257">
            <text:p>257</text:p>
          </table:table-cell>
          <table:table-cell/>
          <table:table-cell table:formula="of:=([.$V$2]*(([.U100]/[.$V$3])+[.L101]*[.$X$2])+[.$W$2]*[.H101])*[.$V$3]" office:value-type="float" office:value="-61.8142596122475">
            <text:p>-61.8142596122</text:p>
          </table:table-cell>
          <table:table-cell table:number-columns-repeated="1003"/>
        </table:table-row>
        <table:table-row table:style-name="ro1">
          <table:table-cell office:value-type="string">
            <text:p>2014-02-01_17:09:28_942179</text:p>
          </table:table-cell>
          <table:table-cell office:value-type="float" office:value="1134077.296875">
            <text:p>1134077.296875</text:p>
          </table:table-cell>
          <table:table-cell office:value-type="float" office:value="10.1">
            <text:p>10.1</text:p>
          </table:table-cell>
          <table:table-cell office:value-type="float" office:value="63">
            <text:p>63</text:p>
          </table:table-cell>
          <table:table-cell office:value-type="float" office:value="156">
            <text:p>156</text:p>
          </table:table-cell>
          <table:table-cell office:value-type="float" office:value="-294">
            <text:p>-294</text:p>
          </table:table-cell>
          <table:table-cell office:value-type="float" office:value="-0.3798828125">
            <text:p>-0.3798828125</text:p>
          </table:table-cell>
          <table:table-cell table:formula="of:=[.G102]*[.$T$2]" office:value-type="float" office:value="-18.994140625">
            <text:p>-18.994140625</text:p>
          </table:table-cell>
          <table:table-cell office:value-type="float" office:value="-0.02099609375">
            <text:p>-0.0209960938</text:p>
          </table:table-cell>
          <table:table-cell table:formula="of:=[.I102]*[.$T$2]" office:value-type="float" office:value="-1.0498046875">
            <text:p>-1.0498046875</text:p>
          </table:table-cell>
          <table:table-cell office:value-type="float" office:value="1.30908203125">
            <text:p>1.3090820313</text:p>
          </table:table-cell>
          <table:table-cell office:value-type="float" office:value="-4.59541984732824">
            <text:p>-4.5954198473</text:p>
          </table:table-cell>
          <table:table-cell office:value-type="float" office:value="3.59541984732824">
            <text:p>3.5954198473</text:p>
          </table:table-cell>
          <table:table-cell office:value-type="float" office:value="-0.511450381679389">
            <text:p>-0.5114503817</text:p>
          </table:table-cell>
          <table:table-cell table:number-columns-repeated="3" office:value-type="float" office:value="0">
            <text:p>0</text:p>
          </table:table-cell>
          <table:table-cell office:value-type="float" office:value="14.98">
            <text:p>14.98</text:p>
          </table:table-cell>
          <table:table-cell office:value-type="float" office:value="258">
            <text:p>258</text:p>
          </table:table-cell>
          <table:table-cell/>
          <table:table-cell table:formula="of:=([.$V$2]*(([.U101]/[.$V$3])+[.L102]*[.$X$2])+[.$W$2]*[.H102])*[.$V$3]" office:value-type="float" office:value="-61.8585595225789">
            <text:p>-61.8585595226</text:p>
          </table:table-cell>
          <table:table-cell table:number-columns-repeated="1003"/>
        </table:table-row>
        <table:table-row table:style-name="ro1">
          <table:table-cell office:value-type="string">
            <text:p>2014-02-01_17:09:29_055171</text:p>
          </table:table-cell>
          <table:table-cell office:value-type="float" office:value="1145378.390625">
            <text:p>1145378.390625</text:p>
          </table:table-cell>
          <table:table-cell office:value-type="float" office:value="10.2">
            <text:p>10.2</text:p>
          </table:table-cell>
          <table:table-cell office:value-type="float" office:value="55">
            <text:p>55</text:p>
          </table:table-cell>
          <table:table-cell office:value-type="float" office:value="193">
            <text:p>193</text:p>
          </table:table-cell>
          <table:table-cell office:value-type="float" office:value="-167">
            <text:p>-167</text:p>
          </table:table-cell>
          <table:table-cell office:value-type="float" office:value="-0.691650390625">
            <text:p>-0.6916503906</text:p>
          </table:table-cell>
          <table:table-cell table:formula="of:=[.G103]*[.$T$2]" office:value-type="float" office:value="-34.58251953125">
            <text:p>-34.5825195313</text:p>
          </table:table-cell>
          <table:table-cell office:value-type="float" office:value="-0.064208984375">
            <text:p>-0.0642089844</text:p>
          </table:table-cell>
          <table:table-cell table:formula="of:=[.I103]*[.$T$2]" office:value-type="float" office:value="-3.21044921875">
            <text:p>-3.2104492188</text:p>
          </table:table-cell>
          <table:table-cell office:value-type="float" office:value="0.348388671875">
            <text:p>0.3483886719</text:p>
          </table:table-cell>
          <table:table-cell office:value-type="float" office:value="-3.38931297709924">
            <text:p>-3.3893129771</text:p>
          </table:table-cell>
          <table:table-cell office:value-type="float" office:value="4.80916030534351">
            <text:p>4.8091603053</text:p>
          </table:table-cell>
          <table:table-cell office:value-type="float" office:value="-2.59541984732824">
            <text:p>-2.5954198473</text:p>
          </table:table-cell>
          <table:table-cell table:number-columns-repeated="3" office:value-type="float" office:value="0">
            <text:p>0</text:p>
          </table:table-cell>
          <table:table-cell office:value-type="float" office:value="15.13">
            <text:p>15.13</text:p>
          </table:table-cell>
          <table:table-cell office:value-type="float" office:value="258">
            <text:p>258</text:p>
          </table:table-cell>
          <table:table-cell/>
          <table:table-cell table:formula="of:=([.$V$2]*(([.U102]/[.$V$3])+[.L103]*[.$X$2])+[.$W$2]*[.H103])*[.$V$3]" office:value-type="float" office:value="-61.9773440662638">
            <text:p>-61.9773440663</text:p>
          </table:table-cell>
          <table:table-cell table:number-columns-repeated="1003"/>
        </table:table-row>
        <table:table-row table:style-name="ro1">
          <table:table-cell office:value-type="string">
            <text:p>2014-02-01_17:09:29_167563</text:p>
          </table:table-cell>
          <table:table-cell office:value-type="float" office:value="1156636.390625">
            <text:p>1156636.390625</text:p>
          </table:table-cell>
          <table:table-cell office:value-type="float" office:value="10.3">
            <text:p>10.3</text:p>
          </table:table-cell>
          <table:table-cell office:value-type="float" office:value="40">
            <text:p>40</text:p>
          </table:table-cell>
          <table:table-cell office:value-type="float" office:value="139">
            <text:p>139</text:p>
          </table:table-cell>
          <table:table-cell office:value-type="float" office:value="-224">
            <text:p>-224</text:p>
          </table:table-cell>
          <table:table-cell office:value-type="float" office:value="-0.6435546875">
            <text:p>-0.6435546875</text:p>
          </table:table-cell>
          <table:table-cell table:formula="of:=[.G104]*[.$T$2]" office:value-type="float" office:value="-32.177734375">
            <text:p>-32.177734375</text:p>
          </table:table-cell>
          <table:table-cell office:value-type="float" office:value="-0.217041015625">
            <text:p>-0.2170410156</text:p>
          </table:table-cell>
          <table:table-cell table:formula="of:=[.I104]*[.$T$2]" office:value-type="float" office:value="-10.85205078125">
            <text:p>-10.8520507813</text:p>
          </table:table-cell>
          <table:table-cell office:value-type="float" office:value="0.266845703125">
            <text:p>0.2668457031</text:p>
          </table:table-cell>
          <table:table-cell office:value-type="float" office:value="-6.68702290076336">
            <text:p>-6.6870229008</text:p>
          </table:table-cell>
          <table:table-cell office:value-type="float" office:value="1.51145038167939">
            <text:p>1.5114503817</text:p>
          </table:table-cell>
          <table:table-cell office:value-type="float" office:value="-1.44274809160305">
            <text:p>-1.4427480916</text:p>
          </table:table-cell>
          <table:table-cell table:number-columns-repeated="3" office:value-type="float" office:value="0">
            <text:p>0</text:p>
          </table:table-cell>
          <table:table-cell office:value-type="float" office:value="11.51">
            <text:p>11.51</text:p>
          </table:table-cell>
          <table:table-cell office:value-type="float" office:value="259">
            <text:p>259</text:p>
          </table:table-cell>
          <table:table-cell/>
          <table:table-cell table:formula="of:=([.$V$2]*(([.U103]/[.$V$3])+[.L104]*[.$X$2])+[.$W$2]*[.H104])*[.$V$3]" office:value-type="float" office:value="-62.6920083609881">
            <text:p>-62.692008361</text:p>
          </table:table-cell>
          <table:table-cell table:number-columns-repeated="1003"/>
        </table:table-row>
        <table:table-row table:style-name="ro1">
          <table:table-cell office:value-type="string">
            <text:p>2014-02-01_17:09:29_280970</text:p>
          </table:table-cell>
          <table:table-cell office:value-type="float" office:value="1167989.203125">
            <text:p>1167989.203125</text:p>
          </table:table-cell>
          <table:table-cell office:value-type="float" office:value="10.4">
            <text:p>10.4</text:p>
          </table:table-cell>
          <table:table-cell office:value-type="float" office:value="91">
            <text:p>91</text:p>
          </table:table-cell>
          <table:table-cell office:value-type="float" office:value="149">
            <text:p>149</text:p>
          </table:table-cell>
          <table:table-cell office:value-type="float" office:value="-319">
            <text:p>-319</text:p>
          </table:table-cell>
          <table:table-cell office:value-type="float" office:value="-0.485107421875">
            <text:p>-0.4851074219</text:p>
          </table:table-cell>
          <table:table-cell table:formula="of:=[.G105]*[.$T$2]" office:value-type="float" office:value="-24.25537109375">
            <text:p>-24.2553710938</text:p>
          </table:table-cell>
          <table:table-cell office:value-type="float" office:value="-0.22021484375">
            <text:p>-0.2202148438</text:p>
          </table:table-cell>
          <table:table-cell table:formula="of:=[.I105]*[.$T$2]" office:value-type="float" office:value="-11.0107421875">
            <text:p>-11.0107421875</text:p>
          </table:table-cell>
          <table:table-cell office:value-type="float" office:value="0.5009765625">
            <text:p>0.5009765625</text:p>
          </table:table-cell>
          <table:table-cell office:value-type="float" office:value="-3.36641221374046">
            <text:p>-3.3664122137</text:p>
          </table:table-cell>
          <table:table-cell office:value-type="float" office:value="1.56488549618321">
            <text:p>1.5648854962</text:p>
          </table:table-cell>
          <table:table-cell office:value-type="float" office:value="-2.13740458015267">
            <text:p>-2.1374045802</text:p>
          </table:table-cell>
          <table:table-cell table:number-columns-repeated="3" office:value-type="float" office:value="0">
            <text:p>0</text:p>
          </table:table-cell>
          <table:table-cell office:value-type="float" office:value="15.01">
            <text:p>15.01</text:p>
          </table:table-cell>
          <table:table-cell office:value-type="float" office:value="259">
            <text:p>259</text:p>
          </table:table-cell>
          <table:table-cell/>
          <table:table-cell table:formula="of:=([.$V$2]*(([.U104]/[.$V$3])+[.L105]*[.$X$2])+[.$W$2]*[.H105])*[.$V$3]" office:value-type="float" office:value="-62.5830924095365">
            <text:p>-62.5830924095</text:p>
          </table:table-cell>
          <table:table-cell table:number-columns-repeated="1003"/>
        </table:table-row>
        <table:table-row table:style-name="ro1">
          <table:table-cell office:value-type="string">
            <text:p>2014-02-01_17:09:29_393430</text:p>
          </table:table-cell>
          <table:table-cell office:value-type="float" office:value="1179203.3125">
            <text:p>1179203.3125</text:p>
          </table:table-cell>
          <table:table-cell office:value-type="float" office:value="10.5">
            <text:p>10.5</text:p>
          </table:table-cell>
          <table:table-cell office:value-type="float" office:value="37">
            <text:p>37</text:p>
          </table:table-cell>
          <table:table-cell office:value-type="float" office:value="168">
            <text:p>168</text:p>
          </table:table-cell>
          <table:table-cell office:value-type="float" office:value="-279">
            <text:p>-279</text:p>
          </table:table-cell>
          <table:table-cell office:value-type="float" office:value="-0.560791015625">
            <text:p>-0.5607910156</text:p>
          </table:table-cell>
          <table:table-cell table:formula="of:=[.G106]*[.$T$2]" office:value-type="float" office:value="-28.03955078125">
            <text:p>-28.0395507813</text:p>
          </table:table-cell>
          <table:table-cell office:value-type="float" office:value="0.299072265625">
            <text:p>0.2990722656</text:p>
          </table:table-cell>
          <table:table-cell table:formula="of:=[.I106]*[.$T$2]" office:value-type="float" office:value="14.95361328125">
            <text:p>14.9536132813</text:p>
          </table:table-cell>
          <table:table-cell office:value-type="float" office:value="0.8544921875">
            <text:p>0.8544921875</text:p>
          </table:table-cell>
          <table:table-cell office:value-type="float" office:value="-7.89312977099237">
            <text:p>-7.893129771</text:p>
          </table:table-cell>
          <table:table-cell office:value-type="float" office:value="3.76335877862595">
            <text:p>3.7633587786</text:p>
          </table:table-cell>
          <table:table-cell office:value-type="float" office:value="-0.106870229007634">
            <text:p>-0.106870229</text:p>
          </table:table-cell>
          <table:table-cell table:number-columns-repeated="3" office:value-type="float" office:value="0">
            <text:p>0</text:p>
          </table:table-cell>
          <table:table-cell office:value-type="float" office:value="14.74">
            <text:p>14.74</text:p>
          </table:table-cell>
          <table:table-cell office:value-type="float" office:value="259">
            <text:p>259</text:p>
          </table:table-cell>
          <table:table-cell/>
          <table:table-cell table:formula="of:=([.$V$2]*(([.U105]/[.$V$3])+[.L106]*[.$X$2])+[.$W$2]*[.H106])*[.$V$3]" office:value-type="float" office:value="-63.4392750120853">
            <text:p>-63.4392750121</text:p>
          </table:table-cell>
          <table:table-cell table:number-columns-repeated="1003"/>
        </table:table-row>
        <table:table-row table:style-name="ro1">
          <table:table-cell office:value-type="string">
            <text:p>2014-02-01_17:09:29_506373</text:p>
          </table:table-cell>
          <table:table-cell office:value-type="float" office:value="1190538.203125">
            <text:p>1190538.203125</text:p>
          </table:table-cell>
          <table:table-cell office:value-type="float" office:value="10.6">
            <text:p>10.6</text:p>
          </table:table-cell>
          <table:table-cell office:value-type="float" office:value="98">
            <text:p>98</text:p>
          </table:table-cell>
          <table:table-cell office:value-type="float" office:value="186">
            <text:p>186</text:p>
          </table:table-cell>
          <table:table-cell office:value-type="float" office:value="-198">
            <text:p>-198</text:p>
          </table:table-cell>
          <table:table-cell office:value-type="float" office:value="-0.566650390625">
            <text:p>-0.5666503906</text:p>
          </table:table-cell>
          <table:table-cell table:formula="of:=[.G107]*[.$T$2]" office:value-type="float" office:value="-28.33251953125">
            <text:p>-28.3325195313</text:p>
          </table:table-cell>
          <table:table-cell office:value-type="float" office:value="0.09375">
            <text:p>0.09375</text:p>
          </table:table-cell>
          <table:table-cell table:formula="of:=[.I107]*[.$T$2]" office:value-type="float" office:value="4.6875">
            <text:p>4.6875</text:p>
          </table:table-cell>
          <table:table-cell office:value-type="float" office:value="0.8759765625">
            <text:p>0.8759765625</text:p>
          </table:table-cell>
          <table:table-cell office:value-type="float" office:value="-9.67175572519084">
            <text:p>-9.6717557252</text:p>
          </table:table-cell>
          <table:table-cell office:value-type="float" office:value="1.82442748091603">
            <text:p>1.8244274809</text:p>
          </table:table-cell>
          <table:table-cell office:value-type="float" office:value="-0.259541984732824">
            <text:p>-0.2595419847</text:p>
          </table:table-cell>
          <table:table-cell table:number-columns-repeated="3" office:value-type="float" office:value="0">
            <text:p>0</text:p>
          </table:table-cell>
          <table:table-cell office:value-type="float" office:value="16.52">
            <text:p>16.52</text:p>
          </table:table-cell>
          <table:table-cell office:value-type="float" office:value="260">
            <text:p>260</text:p>
          </table:table-cell>
          <table:table-cell/>
          <table:table-cell table:formula="of:=([.$V$2]*(([.U106]/[.$V$3])+[.L107]*[.$X$2])+[.$W$2]*[.H107])*[.$V$3]" office:value-type="float" office:value="-64.632804024606">
            <text:p>-64.6328040246</text:p>
          </table:table-cell>
          <table:table-cell table:number-columns-repeated="1003"/>
        </table:table-row>
        <table:table-row table:style-name="ro1">
          <table:table-cell office:value-type="string">
            <text:p>2014-02-01_17:09:29_619555</text:p>
          </table:table-cell>
          <table:table-cell office:value-type="float" office:value="1201836.40625">
            <text:p>1201836.40625</text:p>
          </table:table-cell>
          <table:table-cell office:value-type="float" office:value="10.7">
            <text:p>10.7</text:p>
          </table:table-cell>
          <table:table-cell office:value-type="float" office:value="10">
            <text:p>10</text:p>
          </table:table-cell>
          <table:table-cell office:value-type="float" office:value="147">
            <text:p>147</text:p>
          </table:table-cell>
          <table:table-cell office:value-type="float" office:value="-194">
            <text:p>-194</text:p>
          </table:table-cell>
          <table:table-cell office:value-type="float" office:value="-0.49169921875">
            <text:p>-0.4916992188</text:p>
          </table:table-cell>
          <table:table-cell table:formula="of:=[.G108]*[.$T$2]" office:value-type="float" office:value="-24.5849609375">
            <text:p>-24.5849609375</text:p>
          </table:table-cell>
          <table:table-cell office:value-type="float" office:value="0.2080078125">
            <text:p>0.2080078125</text:p>
          </table:table-cell>
          <table:table-cell table:formula="of:=[.I108]*[.$T$2]" office:value-type="float" office:value="10.400390625">
            <text:p>10.400390625</text:p>
          </table:table-cell>
          <table:table-cell office:value-type="float" office:value="1.40771484375">
            <text:p>1.4077148438</text:p>
          </table:table-cell>
          <table:table-cell office:value-type="float" office:value="-6.41221374045802">
            <text:p>-6.4122137405</text:p>
          </table:table-cell>
          <table:table-cell office:value-type="float" office:value="3.91603053435115">
            <text:p>3.9160305344</text:p>
          </table:table-cell>
          <table:table-cell office:value-type="float" office:value="0.450381679389313">
            <text:p>0.4503816794</text:p>
          </table:table-cell>
          <table:table-cell table:number-columns-repeated="3" office:value-type="float" office:value="0">
            <text:p>0</text:p>
          </table:table-cell>
          <table:table-cell office:value-type="float" office:value="14.35">
            <text:p>14.35</text:p>
          </table:table-cell>
          <table:table-cell office:value-type="float" office:value="260">
            <text:p>260</text:p>
          </table:table-cell>
          <table:table-cell/>
          <table:table-cell table:formula="of:=([.$V$2]*(([.U107]/[.$V$3])+[.L108]*[.$X$2])+[.$W$2]*[.H108])*[.$V$3]" office:value-type="float" office:value="-65.0886410559936">
            <text:p>-65.088641056</text:p>
          </table:table-cell>
          <table:table-cell table:number-columns-repeated="1003"/>
        </table:table-row>
        <table:table-row table:style-name="ro1">
          <table:table-cell office:value-type="string">
            <text:p>2014-02-01_17:09:29_733144</text:p>
          </table:table-cell>
          <table:table-cell office:value-type="float" office:value="1213176.09375">
            <text:p>1213176.09375</text:p>
          </table:table-cell>
          <table:table-cell office:value-type="float" office:value="10.8">
            <text:p>10.8</text:p>
          </table:table-cell>
          <table:table-cell office:value-type="float" office:value="79">
            <text:p>79</text:p>
          </table:table-cell>
          <table:table-cell office:value-type="float" office:value="153">
            <text:p>153</text:p>
          </table:table-cell>
          <table:table-cell office:value-type="float" office:value="-323">
            <text:p>-323</text:p>
          </table:table-cell>
          <table:table-cell office:value-type="float" office:value="-0.70703125">
            <text:p>-0.70703125</text:p>
          </table:table-cell>
          <table:table-cell table:formula="of:=[.G109]*[.$T$2]" office:value-type="float" office:value="-35.3515625">
            <text:p>-35.3515625</text:p>
          </table:table-cell>
          <table:table-cell office:value-type="float" office:value="-0.146728515625">
            <text:p>-0.1467285156</text:p>
          </table:table-cell>
          <table:table-cell table:formula="of:=[.I109]*[.$T$2]" office:value-type="float" office:value="-7.33642578125">
            <text:p>-7.3364257813</text:p>
          </table:table-cell>
          <table:table-cell office:value-type="float" office:value="0.52001953125">
            <text:p>0.5200195313</text:p>
          </table:table-cell>
          <table:table-cell office:value-type="float" office:value="-2.44274809160305">
            <text:p>-2.4427480916</text:p>
          </table:table-cell>
          <table:table-cell office:value-type="float" office:value="2.06106870229008">
            <text:p>2.0610687023</text:p>
          </table:table-cell>
          <table:table-cell office:value-type="float" office:value="-1.55725190839695">
            <text:p>-1.5572519084</text:p>
          </table:table-cell>
          <table:table-cell table:number-columns-repeated="3" office:value-type="float" office:value="0">
            <text:p>0</text:p>
          </table:table-cell>
          <table:table-cell office:value-type="float" office:value="15.05">
            <text:p>15.05</text:p>
          </table:table-cell>
          <table:table-cell office:value-type="float" office:value="261">
            <text:p>261</text:p>
          </table:table-cell>
          <table:table-cell/>
          <table:table-cell table:formula="of:=([.$V$2]*(([.U108]/[.$V$3])+[.L109]*[.$X$2])+[.$W$2]*[.H109])*[.$V$3]" office:value-type="float" office:value="-64.9726781108279">
            <text:p>-64.9726781108</text:p>
          </table:table-cell>
          <table:table-cell table:number-columns-repeated="1003"/>
        </table:table-row>
        <table:table-row table:style-name="ro1">
          <table:table-cell office:value-type="string">
            <text:p>2014-02-01_17:09:29_845257</text:p>
          </table:table-cell>
          <table:table-cell office:value-type="float" office:value="1224386.5">
            <text:p>1224386.5</text:p>
          </table:table-cell>
          <table:table-cell office:value-type="float" office:value="10.9">
            <text:p>10.9</text:p>
          </table:table-cell>
          <table:table-cell office:value-type="float" office:value="-100">
            <text:p>-100</text:p>
          </table:table-cell>
          <table:table-cell office:value-type="float" office:value="113">
            <text:p>113</text:p>
          </table:table-cell>
          <table:table-cell office:value-type="float" office:value="-172">
            <text:p>-172</text:p>
          </table:table-cell>
          <table:table-cell office:value-type="float" office:value="-0.50439453125">
            <text:p>-0.5043945313</text:p>
          </table:table-cell>
          <table:table-cell table:formula="of:=[.G110]*[.$T$2]" office:value-type="float" office:value="-25.2197265625">
            <text:p>-25.2197265625</text:p>
          </table:table-cell>
          <table:table-cell office:value-type="float" office:value="0.220703125">
            <text:p>0.220703125</text:p>
          </table:table-cell>
          <table:table-cell table:formula="of:=[.I110]*[.$T$2]" office:value-type="float" office:value="11.03515625">
            <text:p>11.03515625</text:p>
          </table:table-cell>
          <table:table-cell office:value-type="float" office:value="0.7099609375">
            <text:p>0.7099609375</text:p>
          </table:table-cell>
          <table:table-cell office:value-type="float" office:value="-2.19847328244275">
            <text:p>-2.1984732824</text:p>
          </table:table-cell>
          <table:table-cell office:value-type="float" office:value="1.12977099236641">
            <text:p>1.1297709924</text:p>
          </table:table-cell>
          <table:table-cell office:value-type="float" office:value="0.916030534351145">
            <text:p>0.9160305344</text:p>
          </table:table-cell>
          <table:table-cell table:number-columns-repeated="3" office:value-type="float" office:value="0">
            <text:p>0</text:p>
          </table:table-cell>
          <table:table-cell office:value-type="float" office:value="14.11">
            <text:p>14.11</text:p>
          </table:table-cell>
          <table:table-cell office:value-type="float" office:value="261">
            <text:p>261</text:p>
          </table:table-cell>
          <table:table-cell/>
          <table:table-cell table:formula="of:=([.$V$2]*(([.U109]/[.$V$3])+[.L110]*[.$X$2])+[.$W$2]*[.H110])*[.$V$3]" office:value-type="float" office:value="-64.6085198432202">
            <text:p>-64.6085198432</text:p>
          </table:table-cell>
          <table:table-cell table:number-columns-repeated="1003"/>
        </table:table-row>
        <table:table-row table:style-name="ro1">
          <table:table-cell office:value-type="string">
            <text:p>2014-02-01_17:09:29_958298</text:p>
          </table:table-cell>
          <table:table-cell office:value-type="float" office:value="1235690.390625">
            <text:p>1235690.390625</text:p>
          </table:table-cell>
          <table:table-cell office:value-type="float" office:value="11">
            <text:p>11</text:p>
          </table:table-cell>
          <table:table-cell office:value-type="float" office:value="-17">
            <text:p>-17</text:p>
          </table:table-cell>
          <table:table-cell office:value-type="float" office:value="158">
            <text:p>158</text:p>
          </table:table-cell>
          <table:table-cell office:value-type="float" office:value="-175">
            <text:p>-175</text:p>
          </table:table-cell>
          <table:table-cell office:value-type="float" office:value="-0.3759765625">
            <text:p>-0.3759765625</text:p>
          </table:table-cell>
          <table:table-cell table:formula="of:=[.G111]*[.$T$2]" office:value-type="float" office:value="-18.798828125">
            <text:p>-18.798828125</text:p>
          </table:table-cell>
          <table:table-cell office:value-type="float" office:value="-0.038330078125">
            <text:p>-0.0383300781</text:p>
          </table:table-cell>
          <table:table-cell table:formula="of:=[.I111]*[.$T$2]" office:value-type="float" office:value="-1.91650390625">
            <text:p>-1.9165039063</text:p>
          </table:table-cell>
          <table:table-cell office:value-type="float" office:value="1.0322265625">
            <text:p>1.0322265625</text:p>
          </table:table-cell>
          <table:table-cell office:value-type="float" office:value="-4.38931297709924">
            <text:p>-4.3893129771</text:p>
          </table:table-cell>
          <table:table-cell office:value-type="float" office:value="3.45801526717557">
            <text:p>3.4580152672</text:p>
          </table:table-cell>
          <table:table-cell office:value-type="float" office:value="-0.755725190839695">
            <text:p>-0.7557251908</text:p>
          </table:table-cell>
          <table:table-cell table:number-columns-repeated="3"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float" office:value="261">
            <text:p>261</text:p>
          </table:table-cell>
          <table:table-cell/>
          <table:table-cell table:formula="of:=([.$V$2]*(([.U110]/[.$V$3])+[.L111]*[.$X$2])+[.$W$2]*[.H111])*[.$V$3]" office:value-type="float" office:value="-64.5526313523672">
            <text:p>-64.5526313524</text:p>
          </table:table-cell>
          <table:table-cell table:number-columns-repeated="1003"/>
        </table:table-row>
        <table:table-row table:style-name="ro1">
          <table:table-cell office:value-type="string">
            <text:p>2014-02-01_17:09:30_070835</text:p>
          </table:table-cell>
          <table:table-cell office:value-type="float" office:value="1246944.5">
            <text:p>1246944.5</text:p>
          </table:table-cell>
          <table:table-cell office:value-type="float" office:value="11.1">
            <text:p>11.1</text:p>
          </table:table-cell>
          <table:table-cell office:value-type="float" office:value="35">
            <text:p>35</text:p>
          </table:table-cell>
          <table:table-cell office:value-type="float" office:value="169">
            <text:p>169</text:p>
          </table:table-cell>
          <table:table-cell office:value-type="float" office:value="-226">
            <text:p>-226</text:p>
          </table:table-cell>
          <table:table-cell office:value-type="float" office:value="-0.5576171875">
            <text:p>-0.5576171875</text:p>
          </table:table-cell>
          <table:table-cell table:formula="of:=[.G112]*[.$T$2]" office:value-type="float" office:value="-27.880859375">
            <text:p>-27.880859375</text:p>
          </table:table-cell>
          <table:table-cell office:value-type="float" office:value="0.206298828125">
            <text:p>0.2062988281</text:p>
          </table:table-cell>
          <table:table-cell table:formula="of:=[.I112]*[.$T$2]" office:value-type="float" office:value="10.31494140625">
            <text:p>10.3149414063</text:p>
          </table:table-cell>
          <table:table-cell office:value-type="float" office:value="0.867919921875">
            <text:p>0.8679199219</text:p>
          </table:table-cell>
          <table:table-cell office:value-type="float" office:value="-5.20610687022901">
            <text:p>-5.2061068702</text:p>
          </table:table-cell>
          <table:table-cell office:value-type="float" office:value="3.26717557251908">
            <text:p>3.2671755725</text:p>
          </table:table-cell>
          <table:table-cell office:value-type="float" office:value="-0.32824427480916">
            <text:p>-0.3282442748</text:p>
          </table:table-cell>
          <table:table-cell table:number-columns-repeated="3" office:value-type="float" office:value="0">
            <text:p>0</text:p>
          </table:table-cell>
          <table:table-cell office:value-type="float" office:value="15.42">
            <text:p>15.42</text:p>
          </table:table-cell>
          <table:table-cell office:value-type="float" office:value="262">
            <text:p>262</text:p>
          </table:table-cell>
          <table:table-cell/>
          <table:table-cell table:formula="of:=([.$V$2]*(([.U111]/[.$V$3])+[.L112]*[.$X$2])+[.$W$2]*[.H112])*[.$V$3]" office:value-type="float" office:value="-64.8395928593847">
            <text:p>-64.8395928594</text:p>
          </table:table-cell>
          <table:table-cell table:number-columns-repeated="1003"/>
        </table:table-row>
        <table:table-row table:style-name="ro1">
          <table:table-cell office:value-type="string">
            <text:p>2014-02-01_17:09:30_183716</text:p>
          </table:table-cell>
          <table:table-cell office:value-type="float" office:value="1258232.703125">
            <text:p>1258232.703125</text:p>
          </table:table-cell>
          <table:table-cell office:value-type="float" office:value="11.2">
            <text:p>11.2</text:p>
          </table:table-cell>
          <table:table-cell office:value-type="float" office:value="109">
            <text:p>109</text:p>
          </table:table-cell>
          <table:table-cell office:value-type="float" office:value="147">
            <text:p>147</text:p>
          </table:table-cell>
          <table:table-cell office:value-type="float" office:value="-204">
            <text:p>-204</text:p>
          </table:table-cell>
          <table:table-cell office:value-type="float" office:value="-0.492919921875">
            <text:p>-0.4929199219</text:p>
          </table:table-cell>
          <table:table-cell table:formula="of:=[.G113]*[.$T$2]" office:value-type="float" office:value="-24.64599609375">
            <text:p>-24.6459960938</text:p>
          </table:table-cell>
          <table:table-cell office:value-type="float" office:value="0.005615234375">
            <text:p>0.0056152344</text:p>
          </table:table-cell>
          <table:table-cell table:formula="of:=[.I113]*[.$T$2]" office:value-type="float" office:value="0.28076171875">
            <text:p>0.2807617188</text:p>
          </table:table-cell>
          <table:table-cell office:value-type="float" office:value="0.841552734375">
            <text:p>0.8415527344</text:p>
          </table:table-cell>
          <table:table-cell office:value-type="float" office:value="-3.76335877862595">
            <text:p>-3.7633587786</text:p>
          </table:table-cell>
          <table:table-cell office:value-type="float" office:value="3.90076335877863">
            <text:p>3.9007633588</text:p>
          </table:table-cell>
          <table:table-cell office:value-type="float" office:value="1.70229007633588">
            <text:p>1.7022900763</text:p>
          </table:table-cell>
          <table:table-cell table:number-columns-repeated="3" office:value-type="float" office:value="0">
            <text:p>0</text:p>
          </table:table-cell>
          <table:table-cell office:value-type="float" office:value="15.05">
            <text:p>15.05</text:p>
          </table:table-cell>
          <table:table-cell office:value-type="float" office:value="262">
            <text:p>262</text:p>
          </table:table-cell>
          <table:table-cell/>
          <table:table-cell table:formula="of:=([.$V$2]*(([.U112]/[.$V$3])+[.L113]*[.$X$2])+[.$W$2]*[.H113])*[.$V$3]" office:value-type="float" office:value="-64.7733392446827">
            <text:p>-64.7733392447</text:p>
          </table:table-cell>
          <table:table-cell table:number-columns-repeated="1003"/>
        </table:table-row>
        <table:table-row table:style-name="ro1">
          <table:table-cell office:value-type="string">
            <text:p>2014-02-01_17:09:30_295766</text:p>
          </table:table-cell>
          <table:table-cell office:value-type="float" office:value="1269437">
            <text:p>1269437</text:p>
          </table:table-cell>
          <table:table-cell office:value-type="float" office:value="11.3">
            <text:p>11.3</text:p>
          </table:table-cell>
          <table:table-cell office:value-type="float" office:value="-8">
            <text:p>-8</text:p>
          </table:table-cell>
          <table:table-cell office:value-type="float" office:value="122">
            <text:p>122</text:p>
          </table:table-cell>
          <table:table-cell office:value-type="float" office:value="-106">
            <text:p>-106</text:p>
          </table:table-cell>
          <table:table-cell office:value-type="float" office:value="-0.491455078125">
            <text:p>-0.4914550781</text:p>
          </table:table-cell>
          <table:table-cell table:formula="of:=[.G114]*[.$T$2]" office:value-type="float" office:value="-24.57275390625">
            <text:p>-24.5727539063</text:p>
          </table:table-cell>
          <table:table-cell office:value-type="float" office:value="0.09228515625">
            <text:p>0.0922851563</text:p>
          </table:table-cell>
          <table:table-cell table:formula="of:=[.I114]*[.$T$2]" office:value-type="float" office:value="4.6142578125">
            <text:p>4.6142578125</text:p>
          </table:table-cell>
          <table:table-cell office:value-type="float" office:value="0.80908203125">
            <text:p>0.8090820313</text:p>
          </table:table-cell>
          <table:table-cell office:value-type="float" office:value="-0.702290076335878">
            <text:p>-0.7022900763</text:p>
          </table:table-cell>
          <table:table-cell office:value-type="float" office:value="3.47328244274809">
            <text:p>3.4732824427</text:p>
          </table:table-cell>
          <table:table-cell office:value-type="float" office:value="-0.32824427480916">
            <text:p>-0.3282442748</text:p>
          </table:table-cell>
          <table:table-cell table:number-columns-repeated="3" office:value-type="float" office:value="0">
            <text:p>0</text:p>
          </table:table-cell>
          <table:table-cell office:value-type="float" office:value="14.69">
            <text:p>14.69</text:p>
          </table:table-cell>
          <table:table-cell office:value-type="float" office:value="262">
            <text:p>262</text:p>
          </table:table-cell>
          <table:table-cell/>
          <table:table-cell table:formula="of:=([.$V$2]*(([.U113]/[.$V$3])+[.L114]*[.$X$2])+[.$W$2]*[.H114])*[.$V$3]" office:value-type="float" office:value="-64.1069763928759">
            <text:p>-64.1069763929</text:p>
          </table:table-cell>
          <table:table-cell table:number-columns-repeated="1003"/>
        </table:table-row>
        <table:table-row table:style-name="ro1">
          <table:table-cell office:value-type="string">
            <text:p>2014-02-01_17:09:30_408874</text:p>
          </table:table-cell>
          <table:table-cell office:value-type="float" office:value="1280749.8125">
            <text:p>1280749.8125</text:p>
          </table:table-cell>
          <table:table-cell office:value-type="float" office:value="11.4">
            <text:p>11.4</text:p>
          </table:table-cell>
          <table:table-cell office:value-type="float" office:value="-16">
            <text:p>-16</text:p>
          </table:table-cell>
          <table:table-cell office:value-type="float" office:value="106">
            <text:p>106</text:p>
          </table:table-cell>
          <table:table-cell office:value-type="float" office:value="-166">
            <text:p>-166</text:p>
          </table:table-cell>
          <table:table-cell office:value-type="float" office:value="-0.43896484375">
            <text:p>-0.4389648438</text:p>
          </table:table-cell>
          <table:table-cell table:formula="of:=[.G115]*[.$T$2]" office:value-type="float" office:value="-21.9482421875">
            <text:p>-21.9482421875</text:p>
          </table:table-cell>
          <table:table-cell office:value-type="float" office:value="-0.168212890625">
            <text:p>-0.1682128906</text:p>
          </table:table-cell>
          <table:table-cell table:formula="of:=[.I115]*[.$T$2]" office:value-type="float" office:value="-8.41064453125">
            <text:p>-8.4106445313</text:p>
          </table:table-cell>
          <table:table-cell office:value-type="float" office:value="0.962158203125">
            <text:p>0.9621582031</text:p>
          </table:table-cell>
          <table:table-cell office:value-type="float" office:value="-4.78625954198473">
            <text:p>-4.786259542</text:p>
          </table:table-cell>
          <table:table-cell office:value-type="float" office:value="3.01526717557252">
            <text:p>3.0152671756</text:p>
          </table:table-cell>
          <table:table-cell office:value-type="float" office:value="-1.12213740458015">
            <text:p>-1.1221374046</text:p>
          </table:table-cell>
          <table:table-cell table:number-columns-repeated="3" office:value-type="float" office:value="0">
            <text:p>0</text:p>
          </table:table-cell>
          <table:table-cell office:value-type="float" office:value="13.8">
            <text:p>13.8</text:p>
          </table:table-cell>
          <table:table-cell office:value-type="float" office:value="263">
            <text:p>263</text:p>
          </table:table-cell>
          <table:table-cell/>
          <table:table-cell table:formula="of:=([.$V$2]*(([.U114]/[.$V$3])+[.L115]*[.$X$2])+[.$W$2]*[.H115])*[.$V$3]" office:value-type="float" office:value="-64.2019085789974">
            <text:p>-64.201908579</text:p>
          </table:table-cell>
          <table:table-cell table:number-columns-repeated="1003"/>
        </table:table-row>
        <table:table-row table:style-name="ro1">
          <table:table-cell office:value-type="string">
            <text:p>2014-02-01_17:09:30_521653</text:p>
          </table:table-cell>
          <table:table-cell office:value-type="float" office:value="1292026.109375">
            <text:p>1292026.109375</text:p>
          </table:table-cell>
          <table:table-cell office:value-type="float" office:value="11.5">
            <text:p>11.5</text:p>
          </table:table-cell>
          <table:table-cell office:value-type="float" office:value="98">
            <text:p>98</text:p>
          </table:table-cell>
          <table:table-cell office:value-type="float" office:value="169">
            <text:p>169</text:p>
          </table:table-cell>
          <table:table-cell office:value-type="float" office:value="-219">
            <text:p>-219</text:p>
          </table:table-cell>
          <table:table-cell office:value-type="float" office:value="-0.5263671875">
            <text:p>-0.5263671875</text:p>
          </table:table-cell>
          <table:table-cell table:formula="of:=[.G116]*[.$T$2]" office:value-type="float" office:value="-26.318359375">
            <text:p>-26.318359375</text:p>
          </table:table-cell>
          <table:table-cell office:value-type="float" office:value="0.049560546875">
            <text:p>0.0495605469</text:p>
          </table:table-cell>
          <table:table-cell table:formula="of:=[.I116]*[.$T$2]" office:value-type="float" office:value="2.47802734375">
            <text:p>2.4780273438</text:p>
          </table:table-cell>
          <table:table-cell office:value-type="float" office:value="0.762939453125">
            <text:p>0.7629394531</text:p>
          </table:table-cell>
          <table:table-cell office:value-type="float" office:value="1.84732824427481">
            <text:p>1.8473282443</text:p>
          </table:table-cell>
          <table:table-cell office:value-type="float" office:value="6.03053435114504">
            <text:p>6.0305343511</text:p>
          </table:table-cell>
          <table:table-cell office:value-type="float" office:value="0.458015267175573">
            <text:p>0.4580152672</text:p>
          </table:table-cell>
          <table:table-cell table:number-columns-repeated="3" office:value-type="float" office:value="0">
            <text:p>0</text:p>
          </table:table-cell>
          <table:table-cell office:value-type="float" office:value="25.11">
            <text:p>25.11</text:p>
          </table:table-cell>
          <table:table-cell office:value-type="float" office:value="263">
            <text:p>263</text:p>
          </table:table-cell>
          <table:table-cell/>
          <table:table-cell table:formula="of:=([.$V$2]*(([.U115]/[.$V$3])+[.L116]*[.$X$2])+[.$W$2]*[.H116])*[.$V$3]" office:value-type="float" office:value="-63.0821612590396">
            <text:p>-63.082161259</text:p>
          </table:table-cell>
          <table:table-cell table:number-columns-repeated="1003"/>
        </table:table-row>
        <table:table-row table:style-name="ro1">
          <table:table-cell office:value-type="string">
            <text:p>2014-02-01_17:09:30_634630</text:p>
          </table:table-cell>
          <table:table-cell office:value-type="float" office:value="1303332.203125">
            <text:p>1303332.203125</text:p>
          </table:table-cell>
          <table:table-cell office:value-type="float" office:value="11.6">
            <text:p>11.6</text:p>
          </table:table-cell>
          <table:table-cell office:value-type="float" office:value="146">
            <text:p>146</text:p>
          </table:table-cell>
          <table:table-cell office:value-type="float" office:value="232">
            <text:p>232</text:p>
          </table:table-cell>
          <table:table-cell office:value-type="float" office:value="-318">
            <text:p>-318</text:p>
          </table:table-cell>
          <table:table-cell office:value-type="float" office:value="-0.508544921875">
            <text:p>-0.5085449219</text:p>
          </table:table-cell>
          <table:table-cell table:formula="of:=[.G117]*[.$T$2]" office:value-type="float" office:value="-25.42724609375">
            <text:p>-25.4272460938</text:p>
          </table:table-cell>
          <table:table-cell office:value-type="float" office:value="0.193115234375">
            <text:p>0.1931152344</text:p>
          </table:table-cell>
          <table:table-cell table:formula="of:=[.I117]*[.$T$2]" office:value-type="float" office:value="9.65576171875">
            <text:p>9.6557617188</text:p>
          </table:table-cell>
          <table:table-cell office:value-type="float" office:value="1.456298828125">
            <text:p>1.4562988281</text:p>
          </table:table-cell>
          <table:table-cell office:value-type="float" office:value="1.29770992366412">
            <text:p>1.2977099237</text:p>
          </table:table-cell>
          <table:table-cell office:value-type="float" office:value="3.62595419847328">
            <text:p>3.6259541985</text:p>
          </table:table-cell>
          <table:table-cell office:value-type="float" office:value="-0.0992366412213741">
            <text:p>-0.0992366412</text:p>
          </table:table-cell>
          <table:table-cell table:number-columns-repeated="3" office:value-type="float" office:value="0">
            <text:p>0</text:p>
          </table:table-cell>
          <table:table-cell office:value-type="float" office:value="15.98">
            <text:p>15.98</text:p>
          </table:table-cell>
          <table:table-cell office:value-type="float" office:value="264">
            <text:p>264</text:p>
          </table:table-cell>
          <table:table-cell/>
          <table:table-cell table:formula="of:=([.$V$2]*(([.U116]/[.$V$3])+[.L117]*[.$X$2])+[.$W$2]*[.H117])*[.$V$3]" office:value-type="float" office:value="-62.0747118106956">
            <text:p>-62.0747118107</text:p>
          </table:table-cell>
          <table:table-cell table:number-columns-repeated="1003"/>
        </table:table-row>
        <table:table-row table:style-name="ro1">
          <table:table-cell office:value-type="string">
            <text:p>2014-02-01_17:09:30_747013</text:p>
          </table:table-cell>
          <table:table-cell office:value-type="float" office:value="1314568.890625">
            <text:p>1314568.890625</text:p>
          </table:table-cell>
          <table:table-cell office:value-type="float" office:value="11.7">
            <text:p>11.7</text:p>
          </table:table-cell>
          <table:table-cell office:value-type="float" office:value="89">
            <text:p>89</text:p>
          </table:table-cell>
          <table:table-cell office:value-type="float" office:value="132">
            <text:p>132</text:p>
          </table:table-cell>
          <table:table-cell office:value-type="float" office:value="-334">
            <text:p>-334</text:p>
          </table:table-cell>
          <table:table-cell office:value-type="float" office:value="-0.446044921875">
            <text:p>-0.4460449219</text:p>
          </table:table-cell>
          <table:table-cell table:formula="of:=[.G118]*[.$T$2]" office:value-type="float" office:value="-22.30224609375">
            <text:p>-22.3022460938</text:p>
          </table:table-cell>
          <table:table-cell office:value-type="float" office:value="-0.1708984375">
            <text:p>-0.1708984375</text:p>
          </table:table-cell>
          <table:table-cell table:formula="of:=[.I118]*[.$T$2]" office:value-type="float" office:value="-8.544921875">
            <text:p>-8.544921875</text:p>
          </table:table-cell>
          <table:table-cell office:value-type="float" office:value="0.469482421875">
            <text:p>0.4694824219</text:p>
          </table:table-cell>
          <table:table-cell office:value-type="float" office:value="-7.16793893129771">
            <text:p>-7.1679389313</text:p>
          </table:table-cell>
          <table:table-cell office:value-type="float" office:value="-0.877862595419847">
            <text:p>-0.8778625954</text:p>
          </table:table-cell>
          <table:table-cell office:value-type="float" office:value="-1.54198473282443">
            <text:p>-1.5419847328</text:p>
          </table:table-cell>
          <table:table-cell table:number-columns-repeated="3" office:value-type="float" office:value="0">
            <text:p>0</text:p>
          </table:table-cell>
          <table:table-cell office:value-type="float" office:value="15.08">
            <text:p>15.08</text:p>
          </table:table-cell>
          <table:table-cell office:value-type="float" office:value="264">
            <text:p>264</text:p>
          </table:table-cell>
          <table:table-cell/>
          <table:table-cell table:formula="of:=([.$V$2]*(([.U117]/[.$V$3])+[.L118]*[.$X$2])+[.$W$2]*[.H118])*[.$V$3]" office:value-type="float" office:value="-62.6841785268911">
            <text:p>-62.6841785269</text:p>
          </table:table-cell>
          <table:table-cell table:number-columns-repeated="1003"/>
        </table:table-row>
        <table:table-row table:style-name="ro1">
          <table:table-cell office:value-type="string">
            <text:p>2014-02-01_17:09:30_860404</text:p>
          </table:table-cell>
          <table:table-cell office:value-type="float" office:value="1325934.09375">
            <text:p>1325934.09375</text:p>
          </table:table-cell>
          <table:table-cell office:value-type="float" office:value="11.8">
            <text:p>11.8</text:p>
          </table:table-cell>
          <table:table-cell office:value-type="float" office:value="51">
            <text:p>51</text:p>
          </table:table-cell>
          <table:table-cell office:value-type="float" office:value="159">
            <text:p>159</text:p>
          </table:table-cell>
          <table:table-cell office:value-type="float" office:value="-307">
            <text:p>-307</text:p>
          </table:table-cell>
          <table:table-cell office:value-type="float" office:value="-0.473876953125">
            <text:p>-0.4738769531</text:p>
          </table:table-cell>
          <table:table-cell table:formula="of:=[.G119]*[.$T$2]" office:value-type="float" office:value="-23.69384765625">
            <text:p>-23.6938476563</text:p>
          </table:table-cell>
          <table:table-cell office:value-type="float" office:value="0.00634765625">
            <text:p>0.0063476563</text:p>
          </table:table-cell>
          <table:table-cell table:formula="of:=[.I119]*[.$T$2]" office:value-type="float" office:value="0.3173828125">
            <text:p>0.3173828125</text:p>
          </table:table-cell>
          <table:table-cell office:value-type="float" office:value="0.947021484375">
            <text:p>0.9470214844</text:p>
          </table:table-cell>
          <table:table-cell office:value-type="float" office:value="-9.02290076335878">
            <text:p>-9.0229007634</text:p>
          </table:table-cell>
          <table:table-cell office:value-type="float" office:value="4.3206106870229">
            <text:p>4.320610687</text:p>
          </table:table-cell>
          <table:table-cell office:value-type="float" office:value="-0.465648854961832">
            <text:p>-0.465648855</text:p>
          </table:table-cell>
          <table:table-cell table:number-columns-repeated="3" office:value-type="float" office:value="0">
            <text:p>0</text:p>
          </table:table-cell>
          <table:table-cell office:value-type="float" office:value="14.7">
            <text:p>14.7</text:p>
          </table:table-cell>
          <table:table-cell office:value-type="float" office:value="264">
            <text:p>264</text:p>
          </table:table-cell>
          <table:table-cell/>
          <table:table-cell table:formula="of:=([.$V$2]*(([.U118]/[.$V$3])+[.L119]*[.$X$2])+[.$W$2]*[.H119])*[.$V$3]" office:value-type="float" office:value="-63.6728604590966">
            <text:p>-63.6728604591</text:p>
          </table:table-cell>
          <table:table-cell table:number-columns-repeated="1003"/>
        </table:table-row>
        <table:table-row table:style-name="ro1">
          <table:table-cell office:value-type="string">
            <text:p>2014-02-01_17:09:30_973088</text:p>
          </table:table-cell>
          <table:table-cell office:value-type="float" office:value="1337169.21875">
            <text:p>1337169.21875</text:p>
          </table:table-cell>
          <table:table-cell office:value-type="float" office:value="11.9">
            <text:p>11.9</text:p>
          </table:table-cell>
          <table:table-cell office:value-type="float" office:value="-20">
            <text:p>-20</text:p>
          </table:table-cell>
          <table:table-cell office:value-type="float" office:value="200">
            <text:p>200</text:p>
          </table:table-cell>
          <table:table-cell office:value-type="float" office:value="-285">
            <text:p>-285</text:p>
          </table:table-cell>
          <table:table-cell office:value-type="float" office:value="-0.5947265625">
            <text:p>-0.5947265625</text:p>
          </table:table-cell>
          <table:table-cell table:formula="of:=[.G120]*[.$T$2]" office:value-type="float" office:value="-29.736328125">
            <text:p>-29.736328125</text:p>
          </table:table-cell>
          <table:table-cell office:value-type="float" office:value="0.14794921875">
            <text:p>0.1479492188</text:p>
          </table:table-cell>
          <table:table-cell table:formula="of:=[.I120]*[.$T$2]" office:value-type="float" office:value="7.3974609375">
            <text:p>7.3974609375</text:p>
          </table:table-cell>
          <table:table-cell office:value-type="float" office:value="0.891845703125">
            <text:p>0.8918457031</text:p>
          </table:table-cell>
          <table:table-cell office:value-type="float" office:value="-3.38167938931298">
            <text:p>-3.3816793893</text:p>
          </table:table-cell>
          <table:table-cell office:value-type="float" office:value="3.70229007633588">
            <text:p>3.7022900763</text:p>
          </table:table-cell>
          <table:table-cell office:value-type="float" office:value="-0.648854961832061">
            <text:p>-0.6488549618</text:p>
          </table:table-cell>
          <table:table-cell table:number-columns-repeated="3" office:value-type="float" office:value="0">
            <text:p>0</text:p>
          </table:table-cell>
          <table:table-cell office:value-type="float" office:value="15.6">
            <text:p>15.6</text:p>
          </table:table-cell>
          <table:table-cell office:value-type="float" office:value="265">
            <text:p>265</text:p>
          </table:table-cell>
          <table:table-cell/>
          <table:table-cell table:formula="of:=([.$V$2]*(([.U119]/[.$V$3])+[.L120]*[.$X$2])+[.$W$2]*[.H120])*[.$V$3]" office:value-type="float" office:value="-63.65693897272">
            <text:p>-63.6569389727</text:p>
          </table:table-cell>
          <table:table-cell table:number-columns-repeated="1003"/>
        </table:table-row>
        <table:table-row table:style-name="ro1">
          <table:table-cell office:value-type="string">
            <text:p>2014-02-01_17:09:31_086063</text:p>
          </table:table-cell>
          <table:table-cell office:value-type="float" office:value="1348467.890625">
            <text:p>1348467.890625</text:p>
          </table:table-cell>
          <table:table-cell office:value-type="float" office:value="12">
            <text:p>12</text:p>
          </table:table-cell>
          <table:table-cell office:value-type="float" office:value="-36">
            <text:p>-36</text:p>
          </table:table-cell>
          <table:table-cell office:value-type="float" office:value="108">
            <text:p>108</text:p>
          </table:table-cell>
          <table:table-cell office:value-type="float" office:value="-253">
            <text:p>-253</text:p>
          </table:table-cell>
          <table:table-cell office:value-type="float" office:value="-0.416259765625">
            <text:p>-0.4162597656</text:p>
          </table:table-cell>
          <table:table-cell table:formula="of:=[.G121]*[.$T$2]" office:value-type="float" office:value="-20.81298828125">
            <text:p>-20.8129882813</text:p>
          </table:table-cell>
          <table:table-cell office:value-type="float" office:value="0.09130859375">
            <text:p>0.0913085938</text:p>
          </table:table-cell>
          <table:table-cell table:formula="of:=[.I121]*[.$T$2]" office:value-type="float" office:value="4.5654296875">
            <text:p>4.5654296875</text:p>
          </table:table-cell>
          <table:table-cell office:value-type="float" office:value="0.76904296875">
            <text:p>0.7690429688</text:p>
          </table:table-cell>
          <table:table-cell office:value-type="float" office:value="-1.01526717557252">
            <text:p>-1.0152671756</text:p>
          </table:table-cell>
          <table:table-cell office:value-type="float" office:value="2.09923664122137">
            <text:p>2.0992366412</text:p>
          </table:table-cell>
          <table:table-cell office:value-type="float" office:value="-1.90839694656489">
            <text:p>-1.9083969466</text:p>
          </table:table-cell>
          <table:table-cell table:number-columns-repeated="3" office:value-type="float" office:value="0">
            <text:p>0</text:p>
          </table:table-cell>
          <table:table-cell office:value-type="float" office:value="15.89">
            <text:p>15.89</text:p>
          </table:table-cell>
          <table:table-cell office:value-type="float" office:value="265">
            <text:p>265</text:p>
          </table:table-cell>
          <table:table-cell/>
          <table:table-cell table:formula="of:=([.$V$2]*(([.U120]/[.$V$3])+[.L121]*[.$X$2])+[.$W$2]*[.H121])*[.$V$3]" office:value-type="float" office:value="-62.9990523253028">
            <text:p>-62.9990523253</text:p>
          </table:table-cell>
          <table:table-cell table:number-columns-repeated="1003"/>
        </table:table-row>
        <table:table-row table:style-name="ro1">
          <table:table-cell office:value-type="string">
            <text:p>2014-02-01_17:09:31_198252</text:p>
          </table:table-cell>
          <table:table-cell office:value-type="float" office:value="1359686.109375">
            <text:p>1359686.109375</text:p>
          </table:table-cell>
          <table:table-cell office:value-type="float" office:value="12.1">
            <text:p>12.1</text:p>
          </table:table-cell>
          <table:table-cell office:value-type="float" office:value="-26">
            <text:p>-26</text:p>
          </table:table-cell>
          <table:table-cell office:value-type="float" office:value="208">
            <text:p>208</text:p>
          </table:table-cell>
          <table:table-cell office:value-type="float" office:value="-179">
            <text:p>-179</text:p>
          </table:table-cell>
          <table:table-cell office:value-type="float" office:value="-0.467041015625">
            <text:p>-0.4670410156</text:p>
          </table:table-cell>
          <table:table-cell table:formula="of:=[.G122]*[.$T$2]" office:value-type="float" office:value="-23.35205078125">
            <text:p>-23.3520507813</text:p>
          </table:table-cell>
          <table:table-cell office:value-type="float" office:value="0.177734375">
            <text:p>0.177734375</text:p>
          </table:table-cell>
          <table:table-cell table:formula="of:=[.I122]*[.$T$2]" office:value-type="float" office:value="8.88671875">
            <text:p>8.88671875</text:p>
          </table:table-cell>
          <table:table-cell office:value-type="float" office:value="0.723876953125">
            <text:p>0.7238769531</text:p>
          </table:table-cell>
          <table:table-cell office:value-type="float" office:value="-3.04580152671756">
            <text:p>-3.0458015267</text:p>
          </table:table-cell>
          <table:table-cell office:value-type="float" office:value="3.0381679389313">
            <text:p>3.0381679389</text:p>
          </table:table-cell>
          <table:table-cell office:value-type="float" office:value="-0.0229007633587786">
            <text:p>-0.0229007634</text:p>
          </table:table-cell>
          <table:table-cell table:number-columns-repeated="3" office:value-type="float" office:value="0">
            <text:p>0</text:p>
          </table:table-cell>
          <table:table-cell office:value-type="float" office:value="18.19">
            <text:p>18.19</text:p>
          </table:table-cell>
          <table:table-cell office:value-type="float" office:value="265">
            <text:p>265</text:p>
          </table:table-cell>
          <table:table-cell/>
          <table:table-cell table:formula="of:=([.$V$2]*(([.U121]/[.$V$3])+[.L122]*[.$X$2])+[.$W$2]*[.H122])*[.$V$3]" office:value-type="float" office:value="-62.8030893936584">
            <text:p>-62.8030893937</text:p>
          </table:table-cell>
          <table:table-cell table:number-columns-repeated="1003"/>
        </table:table-row>
        <table:table-row table:style-name="ro1">
          <table:table-cell office:value-type="string">
            <text:p>2014-02-01_17:09:31_311236</text:p>
          </table:table-cell>
          <table:table-cell office:value-type="float" office:value="1370984.21875">
            <text:p>1370984.21875</text:p>
          </table:table-cell>
          <table:table-cell office:value-type="float" office:value="12.2">
            <text:p>12.2</text:p>
          </table:table-cell>
          <table:table-cell office:value-type="float" office:value="65">
            <text:p>65</text:p>
          </table:table-cell>
          <table:table-cell office:value-type="float" office:value="137">
            <text:p>137</text:p>
          </table:table-cell>
          <table:table-cell office:value-type="float" office:value="-117">
            <text:p>-117</text:p>
          </table:table-cell>
          <table:table-cell office:value-type="float" office:value="-0.43310546875">
            <text:p>-0.4331054688</text:p>
          </table:table-cell>
          <table:table-cell table:formula="of:=[.G123]*[.$T$2]" office:value-type="float" office:value="-21.6552734375">
            <text:p>-21.6552734375</text:p>
          </table:table-cell>
          <table:table-cell office:value-type="float" office:value="0.027587890625">
            <text:p>0.0275878906</text:p>
          </table:table-cell>
          <table:table-cell table:formula="of:=[.I123]*[.$T$2]" office:value-type="float" office:value="1.37939453125">
            <text:p>1.3793945313</text:p>
          </table:table-cell>
          <table:table-cell office:value-type="float" office:value="0.93603515625">
            <text:p>0.9360351563</text:p>
          </table:table-cell>
          <table:table-cell office:value-type="float" office:value="-4.75572519083969">
            <text:p>-4.7557251908</text:p>
          </table:table-cell>
          <table:table-cell office:value-type="float" office:value="2.80916030534351">
            <text:p>2.8091603053</text:p>
          </table:table-cell>
          <table:table-cell office:value-type="float" office:value="-1.93893129770992">
            <text:p>-1.9389312977</text:p>
          </table:table-cell>
          <table:table-cell table:number-columns-repeated="3" office:value-type="float" office:value="0">
            <text:p>0</text:p>
          </table:table-cell>
          <table:table-cell office:value-type="float" office:value="15.03">
            <text:p>15.03</text:p>
          </table:table-cell>
          <table:table-cell office:value-type="float" office:value="266">
            <text:p>266</text:p>
          </table:table-cell>
          <table:table-cell/>
          <table:table-cell table:formula="of:=([.$V$2]*(([.U122]/[.$V$3])+[.L123]*[.$X$2])+[.$W$2]*[.H123])*[.$V$3]" office:value-type="float" office:value="-62.9122552119398">
            <text:p>-62.9122552119</text:p>
          </table:table-cell>
          <table:table-cell table:number-columns-repeated="1003"/>
        </table:table-row>
        <table:table-row table:style-name="ro1">
          <table:table-cell office:value-type="string">
            <text:p>2014-02-01_17:09:31_423385</text:p>
          </table:table-cell>
          <table:table-cell office:value-type="float" office:value="1382199.296875">
            <text:p>1382199.296875</text:p>
          </table:table-cell>
          <table:table-cell office:value-type="float" office:value="12.3">
            <text:p>12.3</text:p>
          </table:table-cell>
          <table:table-cell office:value-type="float" office:value="-46">
            <text:p>-46</text:p>
          </table:table-cell>
          <table:table-cell office:value-type="float" office:value="142">
            <text:p>142</text:p>
          </table:table-cell>
          <table:table-cell office:value-type="float" office:value="-215">
            <text:p>-215</text:p>
          </table:table-cell>
          <table:table-cell office:value-type="float" office:value="-0.421875">
            <text:p>-0.421875</text:p>
          </table:table-cell>
          <table:table-cell table:formula="of:=[.G124]*[.$T$2]" office:value-type="float" office:value="-21.09375">
            <text:p>-21.09375</text:p>
          </table:table-cell>
          <table:table-cell office:value-type="float" office:value="0.145751953125">
            <text:p>0.1457519531</text:p>
          </table:table-cell>
          <table:table-cell table:formula="of:=[.I124]*[.$T$2]" office:value-type="float" office:value="7.28759765625">
            <text:p>7.2875976563</text:p>
          </table:table-cell>
          <table:table-cell office:value-type="float" office:value="1.078857421875">
            <text:p>1.0788574219</text:p>
          </table:table-cell>
          <table:table-cell office:value-type="float" office:value="-5.09923664122137">
            <text:p>-5.0992366412</text:p>
          </table:table-cell>
          <table:table-cell office:value-type="float" office:value="2.12977099236641">
            <text:p>2.1297709924</text:p>
          </table:table-cell>
          <table:table-cell office:value-type="float" office:value="-0.16793893129771">
            <text:p>-0.1679389313</text:p>
          </table:table-cell>
          <table:table-cell table:number-columns-repeated="3" office:value-type="float" office:value="0">
            <text:p>0</text:p>
          </table:table-cell>
          <table:table-cell office:value-type="float" office:value="14.5">
            <text:p>14.5</text:p>
          </table:table-cell>
          <table:table-cell office:value-type="float" office:value="266">
            <text:p>266</text:p>
          </table:table-cell>
          <table:table-cell/>
          <table:table-cell table:formula="of:=([.$V$2]*(([.U123]/[.$V$3])+[.L124]*[.$X$2])+[.$W$2]*[.H124])*[.$V$3]" office:value-type="float" office:value="-63.0753354893804">
            <text:p>-63.0753354894</text:p>
          </table:table-cell>
          <table:table-cell table:number-columns-repeated="1003"/>
        </table:table-row>
        <table:table-row table:style-name="ro1">
          <table:table-cell office:value-type="string">
            <text:p>2014-02-01_17:09:31_536544</text:p>
          </table:table-cell>
          <table:table-cell office:value-type="float" office:value="1393516.109375">
            <text:p>1393516.109375</text:p>
          </table:table-cell>
          <table:table-cell office:value-type="float" office:value="12.4">
            <text:p>12.4</text:p>
          </table:table-cell>
          <table:table-cell office:value-type="float" office:value="52">
            <text:p>52</text:p>
          </table:table-cell>
          <table:table-cell office:value-type="float" office:value="112">
            <text:p>112</text:p>
          </table:table-cell>
          <table:table-cell office:value-type="float" office:value="-202">
            <text:p>-202</text:p>
          </table:table-cell>
          <table:table-cell office:value-type="float" office:value="-0.55419921875">
            <text:p>-0.5541992188</text:p>
          </table:table-cell>
          <table:table-cell table:formula="of:=[.G125]*[.$T$2]" office:value-type="float" office:value="-27.7099609375">
            <text:p>-27.7099609375</text:p>
          </table:table-cell>
          <table:table-cell office:value-type="float" office:value="-0.2509765625">
            <text:p>-0.2509765625</text:p>
          </table:table-cell>
          <table:table-cell table:formula="of:=[.I125]*[.$T$2]" office:value-type="float" office:value="-12.548828125">
            <text:p>-12.548828125</text:p>
          </table:table-cell>
          <table:table-cell office:value-type="float" office:value="0.1376953125">
            <text:p>0.1376953125</text:p>
          </table:table-cell>
          <table:table-cell office:value-type="float" office:value="-11.381679389313">
            <text:p>-11.3816793893</text:p>
          </table:table-cell>
          <table:table-cell office:value-type="float" office:value="0.595419847328244">
            <text:p>0.5954198473</text:p>
          </table:table-cell>
          <table:table-cell office:value-type="float" office:value="-1.54961832061069">
            <text:p>-1.5496183206</text:p>
          </table:table-cell>
          <table:table-cell table:number-columns-repeated="3" office:value-type="float" office:value="0">
            <text:p>0</text:p>
          </table:table-cell>
          <table:table-cell office:value-type="float" office:value="14.23">
            <text:p>14.23</text:p>
          </table:table-cell>
          <table:table-cell office:value-type="float" office:value="267">
            <text:p>267</text:p>
          </table:table-cell>
          <table:table-cell/>
          <table:table-cell table:formula="of:=([.$V$2]*(([.U124]/[.$V$3])+[.L125]*[.$X$2])+[.$W$2]*[.H125])*[.$V$3]" office:value-type="float" office:value="-64.5988371586481">
            <text:p>-64.5988371586</text:p>
          </table:table-cell>
          <table:table-cell table:number-columns-repeated="1003"/>
        </table:table-row>
        <table:table-row table:style-name="ro1">
          <table:table-cell office:value-type="string">
            <text:p>2014-02-01_17:09:31_649178</text:p>
          </table:table-cell>
          <table:table-cell office:value-type="float" office:value="1404778.21875">
            <text:p>1404778.21875</text:p>
          </table:table-cell>
          <table:table-cell office:value-type="float" office:value="12.5">
            <text:p>12.5</text:p>
          </table:table-cell>
          <table:table-cell office:value-type="float" office:value="-13">
            <text:p>-13</text:p>
          </table:table-cell>
          <table:table-cell office:value-type="float" office:value="121">
            <text:p>121</text:p>
          </table:table-cell>
          <table:table-cell office:value-type="float" office:value="-140">
            <text:p>-140</text:p>
          </table:table-cell>
          <table:table-cell office:value-type="float" office:value="-0.547119140625">
            <text:p>-0.5471191406</text:p>
          </table:table-cell>
          <table:table-cell table:formula="of:=[.G126]*[.$T$2]" office:value-type="float" office:value="-27.35595703125">
            <text:p>-27.3559570313</text:p>
          </table:table-cell>
          <table:table-cell office:value-type="float" office:value="0.15771484375">
            <text:p>0.1577148438</text:p>
          </table:table-cell>
          <table:table-cell table:formula="of:=[.I126]*[.$T$2]" office:value-type="float" office:value="7.8857421875">
            <text:p>7.8857421875</text:p>
          </table:table-cell>
          <table:table-cell office:value-type="float" office:value="0.852783203125">
            <text:p>0.8527832031</text:p>
          </table:table-cell>
          <table:table-cell office:value-type="float" office:value="-2.14503816793893">
            <text:p>-2.1450381679</text:p>
          </table:table-cell>
          <table:table-cell office:value-type="float" office:value="2.45038167938931">
            <text:p>2.4503816794</text:p>
          </table:table-cell>
          <table:table-cell office:value-type="float" office:value="0.0305343511450382">
            <text:p>0.0305343511</text:p>
          </table:table-cell>
          <table:table-cell table:number-columns-repeated="3" office:value-type="float" office:value="0">
            <text:p>0</text:p>
          </table:table-cell>
          <table:table-cell office:value-type="float" office:value="14.98">
            <text:p>14.98</text:p>
          </table:table-cell>
          <table:table-cell office:value-type="float" office:value="267">
            <text:p>267</text:p>
          </table:table-cell>
          <table:table-cell/>
          <table:table-cell table:formula="of:=([.$V$2]*(([.U125]/[.$V$3])+[.L126]*[.$X$2])+[.$W$2]*[.H126])*[.$V$3]" office:value-type="float" office:value="-64.2744070370162">
            <text:p>-64.274407037</text:p>
          </table:table-cell>
          <table:table-cell table:number-columns-repeated="1003"/>
        </table:table-row>
        <table:table-row table:style-name="ro1">
          <table:table-cell office:value-type="string">
            <text:p>2014-02-01_17:09:31_762110</text:p>
          </table:table-cell>
          <table:table-cell office:value-type="float" office:value="1416097.609375">
            <text:p>1416097.609375</text:p>
          </table:table-cell>
          <table:table-cell office:value-type="float" office:value="12.6">
            <text:p>12.6</text:p>
          </table:table-cell>
          <table:table-cell office:value-type="float" office:value="13">
            <text:p>13</text:p>
          </table:table-cell>
          <table:table-cell office:value-type="float" office:value="156">
            <text:p>156</text:p>
          </table:table-cell>
          <table:table-cell office:value-type="float" office:value="-179">
            <text:p>-179</text:p>
          </table:table-cell>
          <table:table-cell office:value-type="float" office:value="-0.540283203125">
            <text:p>-0.5402832031</text:p>
          </table:table-cell>
          <table:table-cell table:formula="of:=[.G127]*[.$T$2]" office:value-type="float" office:value="-27.01416015625">
            <text:p>-27.0141601563</text:p>
          </table:table-cell>
          <table:table-cell office:value-type="float" office:value="0.265380859375">
            <text:p>0.2653808594</text:p>
          </table:table-cell>
          <table:table-cell table:formula="of:=[.I127]*[.$T$2]" office:value-type="float" office:value="13.26904296875">
            <text:p>13.2690429688</text:p>
          </table:table-cell>
          <table:table-cell office:value-type="float" office:value="0.810791015625">
            <text:p>0.8107910156</text:p>
          </table:table-cell>
          <table:table-cell office:value-type="float" office:value="-9.10687022900763">
            <text:p>-9.106870229</text:p>
          </table:table-cell>
          <table:table-cell office:value-type="float" office:value="2.63358778625954">
            <text:p>2.6335877863</text:p>
          </table:table-cell>
          <table:table-cell office:value-type="float" office:value="1.31297709923664">
            <text:p>1.3129770992</text:p>
          </table:table-cell>
          <table:table-cell table:number-columns-repeated="3" office:value-type="float" office:value="0">
            <text:p>0</text:p>
          </table:table-cell>
          <table:table-cell office:value-type="float" office:value="14.67">
            <text:p>14.67</text:p>
          </table:table-cell>
          <table:table-cell office:value-type="float" office:value="267">
            <text:p>267</text:p>
          </table:table-cell>
          <table:table-cell/>
          <table:table-cell table:formula="of:=([.$V$2]*(([.U126]/[.$V$3])+[.L127]*[.$X$2])+[.$W$2]*[.H127])*[.$V$3]" office:value-type="float" office:value="-65.3141486642863">
            <text:p>-65.3141486643</text:p>
          </table:table-cell>
          <table:table-cell table:number-columns-repeated="1003"/>
        </table:table-row>
        <table:table-row table:style-name="ro1">
          <table:table-cell office:value-type="string">
            <text:p>2014-02-01_17:09:31_874479</text:p>
          </table:table-cell>
          <table:table-cell office:value-type="float" office:value="1427341.6875">
            <text:p>1427341.6875</text:p>
          </table:table-cell>
          <table:table-cell office:value-type="float" office:value="12.7">
            <text:p>12.7</text:p>
          </table:table-cell>
          <table:table-cell office:value-type="float" office:value="24">
            <text:p>24</text:p>
          </table:table-cell>
          <table:table-cell office:value-type="float" office:value="149">
            <text:p>149</text:p>
          </table:table-cell>
          <table:table-cell office:value-type="float" office:value="-360">
            <text:p>-360</text:p>
          </table:table-cell>
          <table:table-cell office:value-type="float" office:value="-0.58447265625">
            <text:p>-0.5844726563</text:p>
          </table:table-cell>
          <table:table-cell table:formula="of:=[.G128]*[.$T$2]" office:value-type="float" office:value="-29.2236328125">
            <text:p>-29.2236328125</text:p>
          </table:table-cell>
          <table:table-cell office:value-type="float" office:value="0.0703125">
            <text:p>0.0703125</text:p>
          </table:table-cell>
          <table:table-cell table:formula="of:=[.I128]*[.$T$2]" office:value-type="float" office:value="3.515625">
            <text:p>3.515625</text:p>
          </table:table-cell>
          <table:table-cell office:value-type="float" office:value="0.87890625">
            <text:p>0.87890625</text:p>
          </table:table-cell>
          <table:table-cell office:value-type="float" office:value="-5.20610687022901">
            <text:p>-5.2061068702</text:p>
          </table:table-cell>
          <table:table-cell office:value-type="float" office:value="4.35114503816794">
            <text:p>4.3511450382</text:p>
          </table:table-cell>
          <table:table-cell office:value-type="float" office:value="-1.80152671755725">
            <text:p>-1.8015267176</text:p>
          </table:table-cell>
          <table:table-cell table:number-columns-repeated="3" office:value-type="float" office:value="0">
            <text:p>0</text:p>
          </table:table-cell>
          <table:table-cell office:value-type="float" office:value="14.57">
            <text:p>14.57</text:p>
          </table:table-cell>
          <table:table-cell office:value-type="float" office:value="268">
            <text:p>268</text:p>
          </table:table-cell>
          <table:table-cell/>
          <table:table-cell table:formula="of:=([.$V$2]*(([.U127]/[.$V$3])+[.L128]*[.$X$2])+[.$W$2]*[.H128])*[.$V$3]" office:value-type="float" office:value="-65.6127352938155">
            <text:p>-65.6127352938</text:p>
          </table:table-cell>
          <table:table-cell table:number-columns-repeated="1003"/>
        </table:table-row>
        <table:table-row table:style-name="ro1">
          <table:table-cell office:value-type="string">
            <text:p>2014-02-01_17:09:31_988326</text:p>
          </table:table-cell>
          <table:table-cell office:value-type="float" office:value="1438693.390625">
            <text:p>1438693.390625</text:p>
          </table:table-cell>
          <table:table-cell office:value-type="float" office:value="12.8">
            <text:p>12.8</text:p>
          </table:table-cell>
          <table:table-cell office:value-type="float" office:value="118">
            <text:p>118</text:p>
          </table:table-cell>
          <table:table-cell office:value-type="float" office:value="222">
            <text:p>222</text:p>
          </table:table-cell>
          <table:table-cell office:value-type="float" office:value="-240">
            <text:p>-240</text:p>
          </table:table-cell>
          <table:table-cell office:value-type="float" office:value="-0.366943359375">
            <text:p>-0.3669433594</text:p>
          </table:table-cell>
          <table:table-cell table:formula="of:=[.G129]*[.$T$2]" office:value-type="float" office:value="-18.34716796875">
            <text:p>-18.3471679688</text:p>
          </table:table-cell>
          <table:table-cell office:value-type="float" office:value="0.17431640625">
            <text:p>0.1743164063</text:p>
          </table:table-cell>
          <table:table-cell table:formula="of:=[.I129]*[.$T$2]" office:value-type="float" office:value="8.7158203125">
            <text:p>8.7158203125</text:p>
          </table:table-cell>
          <table:table-cell office:value-type="float" office:value="0.691162109375">
            <text:p>0.6911621094</text:p>
          </table:table-cell>
          <table:table-cell office:value-type="float" office:value="-3.59541984732824">
            <text:p>-3.5954198473</text:p>
          </table:table-cell>
          <table:table-cell office:value-type="float" office:value="2.9618320610687">
            <text:p>2.9618320611</text:p>
          </table:table-cell>
          <table:table-cell office:value-type="float" office:value="1.06106870229008">
            <text:p>1.0610687023</text:p>
          </table:table-cell>
          <table:table-cell table:number-columns-repeated="3" office:value-type="float" office:value="0">
            <text:p>0</text:p>
          </table:table-cell>
          <table:table-cell office:value-type="float" office:value="15.9">
            <text:p>15.9</text:p>
          </table:table-cell>
          <table:table-cell office:value-type="float" office:value="268">
            <text:p>268</text:p>
          </table:table-cell>
          <table:table-cell/>
          <table:table-cell table:formula="of:=([.$V$2]*(([.U128]/[.$V$3])+[.L129]*[.$X$2])+[.$W$2]*[.H129])*[.$V$3]" office:value-type="float" office:value="-65.3721262373905">
            <text:p>-65.3721262374</text:p>
          </table:table-cell>
          <table:table-cell table:number-columns-repeated="1003"/>
        </table:table-row>
        <table:table-row table:style-name="ro1">
          <table:table-cell office:value-type="string">
            <text:p>2014-02-01_17:09:32_101179</text:p>
          </table:table-cell>
          <table:table-cell office:value-type="float" office:value="1449979.015625">
            <text:p>1449979.015625</text:p>
          </table:table-cell>
          <table:table-cell office:value-type="float" office:value="12.9">
            <text:p>12.9</text:p>
          </table:table-cell>
          <table:table-cell office:value-type="float" office:value="109">
            <text:p>109</text:p>
          </table:table-cell>
          <table:table-cell office:value-type="float" office:value="233">
            <text:p>233</text:p>
          </table:table-cell>
          <table:table-cell office:value-type="float" office:value="-220">
            <text:p>-220</text:p>
          </table:table-cell>
          <table:table-cell office:value-type="float" office:value="-0.448486328125">
            <text:p>-0.4484863281</text:p>
          </table:table-cell>
          <table:table-cell table:formula="of:=[.G130]*[.$T$2]" office:value-type="float" office:value="-22.42431640625">
            <text:p>-22.4243164063</text:p>
          </table:table-cell>
          <table:table-cell office:value-type="float" office:value="0.147216796875">
            <text:p>0.1472167969</text:p>
          </table:table-cell>
          <table:table-cell table:formula="of:=[.I130]*[.$T$2]" office:value-type="float" office:value="7.36083984375">
            <text:p>7.3608398438</text:p>
          </table:table-cell>
          <table:table-cell office:value-type="float" office:value="0.88720703125">
            <text:p>0.8872070313</text:p>
          </table:table-cell>
          <table:table-cell office:value-type="float" office:value="-0.656488549618321">
            <text:p>-0.6564885496</text:p>
          </table:table-cell>
          <table:table-cell office:value-type="float" office:value="0.580152671755725">
            <text:p>0.5801526718</text:p>
          </table:table-cell>
          <table:table-cell office:value-type="float" office:value="-1.43511450381679">
            <text:p>-1.4351145038</text:p>
          </table:table-cell>
          <table:table-cell table:number-columns-repeated="3" office:value-type="float" office:value="0">
            <text:p>0</text:p>
          </table:table-cell>
          <table:table-cell office:value-type="float" office:value="15.35">
            <text:p>15.35</text:p>
          </table:table-cell>
          <table:table-cell office:value-type="float" office:value="269">
            <text:p>269</text:p>
          </table:table-cell>
          <table:table-cell/>
          <table:table-cell table:formula="of:=([.$V$2]*(([.U129]/[.$V$3])+[.L130]*[.$X$2])+[.$W$2]*[.H130])*[.$V$3]" office:value-type="float" office:value="-64.6418417964929">
            <text:p>-64.6418417965</text:p>
          </table:table-cell>
          <table:table-cell table:number-columns-repeated="1003"/>
        </table:table-row>
        <table:table-row table:style-name="ro1">
          <table:table-cell office:value-type="string">
            <text:p>2014-02-01_17:09:32_213460</text:p>
          </table:table-cell>
          <table:table-cell office:value-type="float" office:value="1461206.5">
            <text:p>1461206.5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211">
            <text:p>211</text:p>
          </table:table-cell>
          <table:table-cell office:value-type="float" office:value="-263">
            <text:p>-263</text:p>
          </table:table-cell>
          <table:table-cell office:value-type="float" office:value="-0.385986328125">
            <text:p>-0.3859863281</text:p>
          </table:table-cell>
          <table:table-cell table:formula="of:=[.G131]*[.$T$2]" office:value-type="float" office:value="-19.29931640625">
            <text:p>-19.2993164063</text:p>
          </table:table-cell>
          <table:table-cell office:value-type="float" office:value="0.203857421875">
            <text:p>0.2038574219</text:p>
          </table:table-cell>
          <table:table-cell table:formula="of:=[.I131]*[.$T$2]" office:value-type="float" office:value="10.19287109375">
            <text:p>10.1928710938</text:p>
          </table:table-cell>
          <table:table-cell office:value-type="float" office:value="1.254638671875">
            <text:p>1.2546386719</text:p>
          </table:table-cell>
          <table:table-cell office:value-type="float" office:value="-4.38931297709924">
            <text:p>-4.3893129771</text:p>
          </table:table-cell>
          <table:table-cell office:value-type="float" office:value="3.23664122137405">
            <text:p>3.2366412214</text:p>
          </table:table-cell>
          <table:table-cell office:value-type="float" office:value="1.0381679389313">
            <text:p>1.0381679389</text:p>
          </table:table-cell>
          <table:table-cell table:number-columns-repeated="3" office:value-type="float" office:value="0">
            <text:p>0</text:p>
          </table:table-cell>
          <table:table-cell office:value-type="float" office:value="14.82">
            <text:p>14.82</text:p>
          </table:table-cell>
          <table:table-cell office:value-type="float" office:value="269">
            <text:p>269</text:p>
          </table:table-cell>
          <table:table-cell/>
          <table:table-cell table:formula="of:=([.$V$2]*(([.U130]/[.$V$3])+[.L131]*[.$X$2])+[.$W$2]*[.H131])*[.$V$3]" office:value-type="float" office:value="-64.5952966321995">
            <text:p>-64.5952966322</text:p>
          </table:table-cell>
          <table:table-cell table:number-columns-repeated="1003"/>
        </table:table-row>
        <table:table-row table:style-name="ro1">
          <table:table-cell office:value-type="string">
            <text:p>2014-02-01_17:09:32_327126</text:p>
          </table:table-cell>
          <table:table-cell office:value-type="float" office:value="1472610.984375">
            <text:p>1472610.984375</text:p>
          </table:table-cell>
          <table:table-cell office:value-type="float" office:value="13.1">
            <text:p>13.1</text:p>
          </table:table-cell>
          <table:table-cell office:value-type="float" office:value="74">
            <text:p>74</text:p>
          </table:table-cell>
          <table:table-cell office:value-type="float" office:value="217">
            <text:p>217</text:p>
          </table:table-cell>
          <table:table-cell office:value-type="float" office:value="-167">
            <text:p>-167</text:p>
          </table:table-cell>
          <table:table-cell office:value-type="float" office:value="-0.774169921875">
            <text:p>-0.7741699219</text:p>
          </table:table-cell>
          <table:table-cell table:formula="of:=[.G132]*[.$T$2]" office:value-type="float" office:value="-38.70849609375">
            <text:p>-38.7084960938</text:p>
          </table:table-cell>
          <table:table-cell office:value-type="float" office:value="0.204345703125">
            <text:p>0.2043457031</text:p>
          </table:table-cell>
          <table:table-cell table:formula="of:=[.I132]*[.$T$2]" office:value-type="float" office:value="10.21728515625">
            <text:p>10.2172851563</text:p>
          </table:table-cell>
          <table:table-cell office:value-type="float" office:value="0.2119140625">
            <text:p>0.2119140625</text:p>
          </table:table-cell>
          <table:table-cell office:value-type="float" office:value="-11.206106870229">
            <text:p>-11.2061068702</text:p>
          </table:table-cell>
          <table:table-cell office:value-type="float" office:value="1.42748091603053">
            <text:p>1.427480916</text:p>
          </table:table-cell>
          <table:table-cell office:value-type="float" office:value="-0.152671755725191">
            <text:p>-0.1526717557</text:p>
          </table:table-cell>
          <table:table-cell table:number-columns-repeated="3" office:value-type="float" office:value="0">
            <text:p>0</text:p>
          </table:table-cell>
          <table:table-cell office:value-type="float" office:value="27.63">
            <text:p>27.63</text:p>
          </table:table-cell>
          <table:table-cell office:value-type="float" office:value="269">
            <text:p>269</text:p>
          </table:table-cell>
          <table:table-cell/>
          <table:table-cell table:formula="of:=([.$V$2]*(([.U131]/[.$V$3])+[.L132]*[.$X$2])+[.$W$2]*[.H132])*[.$V$3]" office:value-type="float" office:value="-66.2739575679954">
            <text:p>-66.273957568</text:p>
          </table:table-cell>
          <table:table-cell table:number-columns-repeated="1003"/>
        </table:table-row>
        <table:table-row table:style-name="ro1">
          <table:table-cell office:value-type="string">
            <text:p>2014-02-01_17:09:32_439780</text:p>
          </table:table-cell>
          <table:table-cell office:value-type="float" office:value="1483837.5">
            <text:p>1483837.5</text:p>
          </table:table-cell>
          <table:table-cell office:value-type="float" office:value="13.2">
            <text:p>13.2</text:p>
          </table:table-cell>
          <table:table-cell office:value-type="float" office:value="61">
            <text:p>61</text:p>
          </table:table-cell>
          <table:table-cell office:value-type="float" office:value="191">
            <text:p>191</text:p>
          </table:table-cell>
          <table:table-cell office:value-type="float" office:value="-232">
            <text:p>-232</text:p>
          </table:table-cell>
          <table:table-cell office:value-type="float" office:value="-0.43017578125">
            <text:p>-0.4301757813</text:p>
          </table:table-cell>
          <table:table-cell table:formula="of:=[.G133]*[.$T$2]" office:value-type="float" office:value="-21.5087890625">
            <text:p>-21.5087890625</text:p>
          </table:table-cell>
          <table:table-cell office:value-type="float" office:value="0.248291015625">
            <text:p>0.2482910156</text:p>
          </table:table-cell>
          <table:table-cell table:formula="of:=[.I133]*[.$T$2]" office:value-type="float" office:value="12.41455078125">
            <text:p>12.4145507813</text:p>
          </table:table-cell>
          <table:table-cell office:value-type="float" office:value="0.6748046875">
            <text:p>0.6748046875</text:p>
          </table:table-cell>
          <table:table-cell office:value-type="float" office:value="-12.3893129770992">
            <text:p>-12.3893129771</text:p>
          </table:table-cell>
          <table:table-cell office:value-type="float" office:value="1.83206106870229">
            <text:p>1.8320610687</text:p>
          </table:table-cell>
          <table:table-cell office:value-type="float" office:value="-1.30534351145038">
            <text:p>-1.3053435115</text:p>
          </table:table-cell>
          <table:table-cell table:number-columns-repeated="3" office:value-type="float" office:value="0">
            <text:p>0</text:p>
          </table:table-cell>
          <table:table-cell office:value-type="float" office:value="15.11">
            <text:p>15.11</text:p>
          </table:table-cell>
          <table:table-cell office:value-type="float" office:value="270">
            <text:p>270</text:p>
          </table:table-cell>
          <table:table-cell/>
          <table:table-cell table:formula="of:=([.$V$2]*(([.U132]/[.$V$3])+[.L133]*[.$X$2])+[.$W$2]*[.H133])*[.$V$3]" office:value-type="float" office:value="-67.8069595413969">
            <text:p>-67.8069595414</text:p>
          </table:table-cell>
          <table:table-cell table:number-columns-repeated="1003"/>
        </table:table-row>
        <table:table-row table:style-name="ro1">
          <table:table-cell office:value-type="string">
            <text:p>2014-02-01_17:09:32_552690</text:p>
          </table:table-cell>
          <table:table-cell office:value-type="float" office:value="1495130">
            <text:p>1495130</text:p>
          </table:table-cell>
          <table:table-cell office:value-type="float" office:value="13.3">
            <text:p>13.3</text:p>
          </table:table-cell>
          <table:table-cell office:value-type="float" office:value="76">
            <text:p>76</text:p>
          </table:table-cell>
          <table:table-cell office:value-type="float" office:value="180">
            <text:p>180</text:p>
          </table:table-cell>
          <table:table-cell office:value-type="float" office:value="-237">
            <text:p>-237</text:p>
          </table:table-cell>
          <table:table-cell office:value-type="float" office:value="-0.392333984375">
            <text:p>-0.3923339844</text:p>
          </table:table-cell>
          <table:table-cell table:formula="of:=[.G134]*[.$T$2]" office:value-type="float" office:value="-19.61669921875">
            <text:p>-19.6166992188</text:p>
          </table:table-cell>
          <table:table-cell office:value-type="float" office:value="-0.1357421875">
            <text:p>-0.1357421875</text:p>
          </table:table-cell>
          <table:table-cell table:formula="of:=[.I134]*[.$T$2]" office:value-type="float" office:value="-6.787109375">
            <text:p>-6.787109375</text:p>
          </table:table-cell>
          <table:table-cell office:value-type="float" office:value="1.113525390625">
            <text:p>1.1135253906</text:p>
          </table:table-cell>
          <table:table-cell office:value-type="float" office:value="1.19847328244275">
            <text:p>1.1984732824</text:p>
          </table:table-cell>
          <table:table-cell office:value-type="float" office:value="0.801526717557252">
            <text:p>0.8015267176</text:p>
          </table:table-cell>
          <table:table-cell office:value-type="float" office:value="-0.984732824427481">
            <text:p>-0.9847328244</text:p>
          </table:table-cell>
          <table:table-cell table:number-columns-repeated="3" office:value-type="float" office:value="0">
            <text:p>0</text:p>
          </table:table-cell>
          <table:table-cell office:value-type="float" office:value="15.91">
            <text:p>15.91</text:p>
          </table:table-cell>
          <table:table-cell office:value-type="float" office:value="270">
            <text:p>270</text:p>
          </table:table-cell>
          <table:table-cell/>
          <table:table-cell table:formula="of:=([.$V$2]*(([.U133]/[.$V$3])+[.L134]*[.$X$2])+[.$W$2]*[.H134])*[.$V$3]" office:value-type="float" office:value="-66.6082535715852">
            <text:p>-66.6082535716</text:p>
          </table:table-cell>
          <table:table-cell table:number-columns-repeated="1003"/>
        </table:table-row>
        <table:table-row table:style-name="ro1">
          <table:table-cell office:value-type="string">
            <text:p>2014-02-01_17:09:32_664749</text:p>
          </table:table-cell>
          <table:table-cell office:value-type="float" office:value="1506335.609375">
            <text:p>1506335.609375</text:p>
          </table:table-cell>
          <table:table-cell office:value-type="float" office:value="13.4">
            <text:p>13.4</text:p>
          </table:table-cell>
          <table:table-cell office:value-type="float" office:value="-46">
            <text:p>-46</text:p>
          </table:table-cell>
          <table:table-cell office:value-type="float" office:value="124">
            <text:p>124</text:p>
          </table:table-cell>
          <table:table-cell office:value-type="float" office:value="-146">
            <text:p>-146</text:p>
          </table:table-cell>
          <table:table-cell office:value-type="float" office:value="-0.46533203125">
            <text:p>-0.4653320313</text:p>
          </table:table-cell>
          <table:table-cell table:formula="of:=[.G135]*[.$T$2]" office:value-type="float" office:value="-23.2666015625">
            <text:p>-23.2666015625</text:p>
          </table:table-cell>
          <table:table-cell office:value-type="float" office:value="0.347900390625">
            <text:p>0.3479003906</text:p>
          </table:table-cell>
          <table:table-cell table:formula="of:=[.I135]*[.$T$2]" office:value-type="float" office:value="17.39501953125">
            <text:p>17.3950195313</text:p>
          </table:table-cell>
          <table:table-cell office:value-type="float" office:value="0.9326171875">
            <text:p>0.9326171875</text:p>
          </table:table-cell>
          <table:table-cell office:value-type="float" office:value="-2.46564885496183">
            <text:p>-2.465648855</text:p>
          </table:table-cell>
          <table:table-cell office:value-type="float" office:value="2.30534351145038">
            <text:p>2.3053435115</text:p>
          </table:table-cell>
          <table:table-cell table:number-columns-repeated="4" office:value-type="float" office:value="0">
            <text:p>0</text:p>
          </table:table-cell>
          <table:table-cell office:value-type="float" office:value="14.76">
            <text:p>14.76</text:p>
          </table:table-cell>
          <table:table-cell office:value-type="float" office:value="270">
            <text:p>270</text:p>
          </table:table-cell>
          <table:table-cell/>
          <table:table-cell table:formula="of:=([.$V$2]*(([.U134]/[.$V$3])+[.L135]*[.$X$2])+[.$W$2]*[.H135])*[.$V$3]" office:value-type="float" office:value="-66.224687706976">
            <text:p>-66.224687707</text:p>
          </table:table-cell>
          <table:table-cell table:number-columns-repeated="1003"/>
        </table:table-row>
        <table:table-row table:style-name="ro1">
          <table:table-cell office:value-type="string">
            <text:p>2014-02-01_17:09:32_777547</text:p>
          </table:table-cell>
          <table:table-cell office:value-type="float" office:value="1517615.8125">
            <text:p>1517615.8125</text:p>
          </table:table-cell>
          <table:table-cell office:value-type="float" office:value="13.5">
            <text:p>13.5</text:p>
          </table:table-cell>
          <table:table-cell office:value-type="float" office:value="-17">
            <text:p>-17</text:p>
          </table:table-cell>
          <table:table-cell office:value-type="float" office:value="207">
            <text:p>207</text:p>
          </table:table-cell>
          <table:table-cell office:value-type="float" office:value="-238">
            <text:p>-238</text:p>
          </table:table-cell>
          <table:table-cell office:value-type="float" office:value="-0.46826171875">
            <text:p>-0.4682617188</text:p>
          </table:table-cell>
          <table:table-cell table:formula="of:=[.G136]*[.$T$2]" office:value-type="float" office:value="-23.4130859375">
            <text:p>-23.4130859375</text:p>
          </table:table-cell>
          <table:table-cell office:value-type="float" office:value="-0.01220703125">
            <text:p>-0.0122070313</text:p>
          </table:table-cell>
          <table:table-cell table:formula="of:=[.I136]*[.$T$2]" office:value-type="float" office:value="-0.6103515625">
            <text:p>-0.6103515625</text:p>
          </table:table-cell>
          <table:table-cell office:value-type="float" office:value="0.84619140625">
            <text:p>0.8461914063</text:p>
          </table:table-cell>
          <table:table-cell office:value-type="float" office:value="-0.213740458015267">
            <text:p>-0.213740458</text:p>
          </table:table-cell>
          <table:table-cell office:value-type="float" office:value="3.0763358778626">
            <text:p>3.0763358779</text:p>
          </table:table-cell>
          <table:table-cell office:value-type="float" office:value="-0.381679389312977">
            <text:p>-0.3816793893</text:p>
          </table:table-cell>
          <table:table-cell table:number-columns-repeated="3" office:value-type="float" office:value="0">
            <text:p>0</text:p>
          </table:table-cell>
          <table:table-cell office:value-type="float" office:value="15.91">
            <text:p>15.91</text:p>
          </table:table-cell>
          <table:table-cell office:value-type="float" office:value="271">
            <text:p>271</text:p>
          </table:table-cell>
          <table:table-cell/>
          <table:table-cell table:formula="of:=([.$V$2]*(([.U135]/[.$V$3])+[.L136]*[.$X$2])+[.$W$2]*[.H136])*[.$V$3]" office:value-type="float" office:value="-65.4103488013575">
            <text:p>-65.4103488014</text:p>
          </table:table-cell>
          <table:table-cell table:number-columns-repeated="1003"/>
        </table:table-row>
        <table:table-row table:style-name="ro1">
          <table:table-cell office:value-type="string">
            <text:p>2014-02-01_17:09:32_889910</text:p>
          </table:table-cell>
          <table:table-cell office:value-type="float" office:value="1528851.3125">
            <text:p>1528851.3125</text:p>
          </table:table-cell>
          <table:table-cell office:value-type="float" office:value="13.6">
            <text:p>13.6</text:p>
          </table:table-cell>
          <table:table-cell office:value-type="float" office:value="63">
            <text:p>63</text:p>
          </table:table-cell>
          <table:table-cell office:value-type="float" office:value="113">
            <text:p>113</text:p>
          </table:table-cell>
          <table:table-cell office:value-type="float" office:value="-256">
            <text:p>-256</text:p>
          </table:table-cell>
          <table:table-cell office:value-type="float" office:value="-0.60693359375">
            <text:p>-0.6069335938</text:p>
          </table:table-cell>
          <table:table-cell table:formula="of:=[.G137]*[.$T$2]" office:value-type="float" office:value="-30.3466796875">
            <text:p>-30.3466796875</text:p>
          </table:table-cell>
          <table:table-cell office:value-type="float" office:value="0.039794921875">
            <text:p>0.0397949219</text:p>
          </table:table-cell>
          <table:table-cell table:formula="of:=[.I137]*[.$T$2]" office:value-type="float" office:value="1.98974609375">
            <text:p>1.9897460938</text:p>
          </table:table-cell>
          <table:table-cell office:value-type="float" office:value="0.6904296875">
            <text:p>0.6904296875</text:p>
          </table:table-cell>
          <table:table-cell office:value-type="float" office:value="3.85496183206107">
            <text:p>3.8549618321</text:p>
          </table:table-cell>
          <table:table-cell office:value-type="float" office:value="4.11450381679389">
            <text:p>4.1145038168</text:p>
          </table:table-cell>
          <table:table-cell office:value-type="float" office:value="-2.01526717557252">
            <text:p>-2.0152671756</text:p>
          </table:table-cell>
          <table:table-cell table:number-columns-repeated="3" office:value-type="float" office:value="0">
            <text:p>0</text:p>
          </table:table-cell>
          <table:table-cell office:value-type="float" office:value="16.25">
            <text:p>16.25</text:p>
          </table:table-cell>
          <table:table-cell office:value-type="float" office:value="271">
            <text:p>271</text:p>
          </table:table-cell>
          <table:table-cell/>
          <table:table-cell table:formula="of:=([.$V$2]*(([.U136]/[.$V$3])+[.L137]*[.$X$2])+[.$W$2]*[.H137])*[.$V$3]" office:value-type="float" office:value="-63.9535028999964">
            <text:p>-63.9535029</text:p>
          </table:table-cell>
          <table:table-cell table:number-columns-repeated="1003"/>
        </table:table-row>
        <table:table-row table:style-name="ro1">
          <table:table-cell office:value-type="string">
            <text:p>2014-02-01_17:09:33_003116</text:p>
          </table:table-cell>
          <table:table-cell office:value-type="float" office:value="1540176.8125">
            <text:p>1540176.8125</text:p>
          </table:table-cell>
          <table:table-cell office:value-type="float" office:value="13.7">
            <text:p>13.7</text:p>
          </table:table-cell>
          <table:table-cell office:value-type="float" office:value="19">
            <text:p>19</text:p>
          </table:table-cell>
          <table:table-cell office:value-type="float" office:value="218">
            <text:p>218</text:p>
          </table:table-cell>
          <table:table-cell office:value-type="float" office:value="-250">
            <text:p>-250</text:p>
          </table:table-cell>
          <table:table-cell office:value-type="float" office:value="-0.431640625">
            <text:p>-0.431640625</text:p>
          </table:table-cell>
          <table:table-cell table:formula="of:=[.G138]*[.$T$2]" office:value-type="float" office:value="-21.58203125">
            <text:p>-21.58203125</text:p>
          </table:table-cell>
          <table:table-cell office:value-type="float" office:value="0.14453125">
            <text:p>0.14453125</text:p>
          </table:table-cell>
          <table:table-cell table:formula="of:=[.I138]*[.$T$2]" office:value-type="float" office:value="7.2265625">
            <text:p>7.2265625</text:p>
          </table:table-cell>
          <table:table-cell office:value-type="float" office:value="1.044189453125">
            <text:p>1.0441894531</text:p>
          </table:table-cell>
          <table:table-cell office:value-type="float" office:value="-6.54198473282443">
            <text:p>-6.5419847328</text:p>
          </table:table-cell>
          <table:table-cell office:value-type="float" office:value="2.79389312977099">
            <text:p>2.7938931298</text:p>
          </table:table-cell>
          <table:table-cell office:value-type="float" office:value="0.297709923664122">
            <text:p>0.2977099237</text:p>
          </table:table-cell>
          <table:table-cell table:number-columns-repeated="3" office:value-type="float" office:value="0">
            <text:p>0</text:p>
          </table:table-cell>
          <table:table-cell office:value-type="float" office:value="15.56">
            <text:p>15.56</text:p>
          </table:table-cell>
          <table:table-cell office:value-type="float" office:value="272">
            <text:p>272</text:p>
          </table:table-cell>
          <table:table-cell/>
          <table:table-cell table:formula="of:=([.$V$2]*(([.U137]/[.$V$3])+[.L138]*[.$X$2])+[.$W$2]*[.H138])*[.$V$3]" office:value-type="float" office:value="-64.38830247463">
            <text:p>-64.3883024746</text:p>
          </table:table-cell>
          <table:table-cell table:number-columns-repeated="1003"/>
        </table:table-row>
        <table:table-row table:style-name="ro1">
          <table:table-cell office:value-type="string">
            <text:p>2014-02-01_17:09:33_115470</text:p>
          </table:table-cell>
          <table:table-cell office:value-type="float" office:value="1551407.71875">
            <text:p>1551407.71875</text:p>
          </table:table-cell>
          <table:table-cell office:value-type="float" office:value="13.8">
            <text:p>13.8</text:p>
          </table:table-cell>
          <table:table-cell office:value-type="float" office:value="75">
            <text:p>75</text:p>
          </table:table-cell>
          <table:table-cell office:value-type="float" office:value="156">
            <text:p>156</text:p>
          </table:table-cell>
          <table:table-cell office:value-type="float" office:value="-207">
            <text:p>-207</text:p>
          </table:table-cell>
          <table:table-cell office:value-type="float" office:value="-0.49365234375">
            <text:p>-0.4936523438</text:p>
          </table:table-cell>
          <table:table-cell table:formula="of:=[.G139]*[.$T$2]" office:value-type="float" office:value="-24.6826171875">
            <text:p>-24.6826171875</text:p>
          </table:table-cell>
          <table:table-cell office:value-type="float" office:value="0.07177734375">
            <text:p>0.0717773438</text:p>
          </table:table-cell>
          <table:table-cell table:formula="of:=[.I139]*[.$T$2]" office:value-type="float" office:value="3.5888671875">
            <text:p>3.5888671875</text:p>
          </table:table-cell>
          <table:table-cell office:value-type="float" office:value="1.4296875">
            <text:p>1.4296875</text:p>
          </table:table-cell>
          <table:table-cell office:value-type="float" office:value="-6.79389312977099">
            <text:p>-6.7938931298</text:p>
          </table:table-cell>
          <table:table-cell office:value-type="float" office:value="4.90076335877863">
            <text:p>4.9007633588</text:p>
          </table:table-cell>
          <table:table-cell office:value-type="float" office:value="0.755725190839695">
            <text:p>0.7557251908</text:p>
          </table:table-cell>
          <table:table-cell table:number-columns-repeated="3" office:value-type="float" office:value="0">
            <text:p>0</text:p>
          </table:table-cell>
          <table:table-cell office:value-type="float" office:value="15.15">
            <text:p>15.15</text:p>
          </table:table-cell>
          <table:table-cell office:value-type="float" office:value="272">
            <text:p>272</text:p>
          </table:table-cell>
          <table:table-cell/>
          <table:table-cell table:formula="of:=([.$V$2]*(([.U138]/[.$V$3])+[.L139]*[.$X$2])+[.$W$2]*[.H139])*[.$V$3]" office:value-type="float" office:value="-64.9257918223225">
            <text:p>-64.9257918223</text:p>
          </table:table-cell>
          <table:table-cell table:number-columns-repeated="1003"/>
        </table:table-row>
        <table:table-row table:style-name="ro1">
          <table:table-cell office:value-type="string">
            <text:p>2014-02-01_17:09:33_229347</text:p>
          </table:table-cell>
          <table:table-cell office:value-type="float" office:value="1562795.796875">
            <text:p>1562795.796875</text:p>
          </table:table-cell>
          <table:table-cell office:value-type="float" office:value="13.9">
            <text:p>13.9</text:p>
          </table:table-cell>
          <table:table-cell office:value-type="float" office:value="91">
            <text:p>91</text:p>
          </table:table-cell>
          <table:table-cell office:value-type="float" office:value="117">
            <text:p>117</text:p>
          </table:table-cell>
          <table:table-cell office:value-type="float" office:value="-264">
            <text:p>-264</text:p>
          </table:table-cell>
          <table:table-cell office:value-type="float" office:value="-0.74560546875">
            <text:p>-0.7456054688</text:p>
          </table:table-cell>
          <table:table-cell table:formula="of:=[.G140]*[.$T$2]" office:value-type="float" office:value="-37.2802734375">
            <text:p>-37.2802734375</text:p>
          </table:table-cell>
          <table:table-cell office:value-type="float" office:value="-0.053466796875">
            <text:p>-0.0534667969</text:p>
          </table:table-cell>
          <table:table-cell table:formula="of:=[.I140]*[.$T$2]" office:value-type="float" office:value="-2.67333984375">
            <text:p>-2.6733398438</text:p>
          </table:table-cell>
          <table:table-cell office:value-type="float" office:value="1.55859375">
            <text:p>1.55859375</text:p>
          </table:table-cell>
          <table:table-cell office:value-type="float" office:value="-2.94656488549618">
            <text:p>-2.9465648855</text:p>
          </table:table-cell>
          <table:table-cell office:value-type="float" office:value="5.65648854961832">
            <text:p>5.6564885496</text:p>
          </table:table-cell>
          <table:table-cell office:value-type="float" office:value="1.43511450381679">
            <text:p>1.4351145038</text:p>
          </table:table-cell>
          <table:table-cell table:number-columns-repeated="3" office:value-type="float" office:value="0">
            <text:p>0</text:p>
          </table:table-cell>
          <table:table-cell office:value-type="float" office:value="27.69">
            <text:p>27.69</text:p>
          </table:table-cell>
          <table:table-cell office:value-type="float" office:value="272">
            <text:p>272</text:p>
          </table:table-cell>
          <table:table-cell/>
          <table:table-cell table:formula="of:=([.$V$2]*(([.U139]/[.$V$3])+[.L140]*[.$X$2])+[.$W$2]*[.H140])*[.$V$3]" office:value-type="float" office:value="-64.9504081721833">
            <text:p>-64.9504081722</text:p>
          </table:table-cell>
          <table:table-cell table:number-columns-repeated="1003"/>
        </table:table-row>
        <table:table-row table:style-name="ro1">
          <table:table-cell office:value-type="string">
            <text:p>2014-02-01_17:09:33_341792</text:p>
          </table:table-cell>
          <table:table-cell office:value-type="float" office:value="1574039.90625">
            <text:p>1574039.90625</text:p>
          </table:table-cell>
          <table:table-cell office:value-type="float" office:value="14">
            <text:p>14</text:p>
          </table:table-cell>
          <table:table-cell office:value-type="float" office:value="121">
            <text:p>121</text:p>
          </table:table-cell>
          <table:table-cell office:value-type="float" office:value="198">
            <text:p>198</text:p>
          </table:table-cell>
          <table:table-cell office:value-type="float" office:value="-229">
            <text:p>-229</text:p>
          </table:table-cell>
          <table:table-cell office:value-type="float" office:value="-0.518310546875">
            <text:p>-0.5183105469</text:p>
          </table:table-cell>
          <table:table-cell table:formula="of:=[.G141]*[.$T$2]" office:value-type="float" office:value="-25.91552734375">
            <text:p>-25.9155273438</text:p>
          </table:table-cell>
          <table:table-cell office:value-type="float" office:value="-0.078125">
            <text:p>-0.078125</text:p>
          </table:table-cell>
          <table:table-cell table:formula="of:=[.I141]*[.$T$2]" office:value-type="float" office:value="-3.90625">
            <text:p>-3.90625</text:p>
          </table:table-cell>
          <table:table-cell office:value-type="float" office:value="1.298828125">
            <text:p>1.298828125</text:p>
          </table:table-cell>
          <table:table-cell office:value-type="float" office:value="-0.244274809160305">
            <text:p>-0.2442748092</text:p>
          </table:table-cell>
          <table:table-cell office:value-type="float" office:value="7.16793893129771">
            <text:p>7.1679389313</text:p>
          </table:table-cell>
          <table:table-cell office:value-type="float" office:value="0.801526717557252">
            <text:p>0.8015267176</text:p>
          </table:table-cell>
          <table:table-cell table:number-columns-repeated="3" office:value-type="float" office:value="0">
            <text:p>0</text:p>
          </table:table-cell>
          <table:table-cell office:value-type="float" office:value="14.33">
            <text:p>14.33</text:p>
          </table:table-cell>
          <table:table-cell office:value-type="float" office:value="273">
            <text:p>273</text:p>
          </table:table-cell>
          <table:table-cell/>
          <table:table-cell table:formula="of:=([.$V$2]*(([.U140]/[.$V$3])+[.L141]*[.$X$2])+[.$W$2]*[.H141])*[.$V$3]" office:value-type="float" office:value="-64.2175884182101">
            <text:p>-64.2175884182</text:p>
          </table:table-cell>
          <table:table-cell table:number-columns-repeated="1003"/>
        </table:table-row>
        <table:table-row table:style-name="ro1">
          <table:table-cell office:value-type="string">
            <text:p>2014-02-01_17:09:33_454741</text:p>
          </table:table-cell>
          <table:table-cell office:value-type="float" office:value="1585335.296875">
            <text:p>1585335.296875</text:p>
          </table:table-cell>
          <table:table-cell office:value-type="float" office:value="14.1">
            <text:p>14.1</text:p>
          </table:table-cell>
          <table:table-cell office:value-type="float" office:value="57">
            <text:p>57</text:p>
          </table:table-cell>
          <table:table-cell office:value-type="float" office:value="112">
            <text:p>112</text:p>
          </table:table-cell>
          <table:table-cell office:value-type="float" office:value="-82">
            <text:p>-82</text:p>
          </table:table-cell>
          <table:table-cell office:value-type="float" office:value="-0.373779296875">
            <text:p>-0.3737792969</text:p>
          </table:table-cell>
          <table:table-cell table:formula="of:=[.G142]*[.$T$2]" office:value-type="float" office:value="-18.68896484375">
            <text:p>-18.6889648438</text:p>
          </table:table-cell>
          <table:table-cell office:value-type="float" office:value="0.296875">
            <text:p>0.296875</text:p>
          </table:table-cell>
          <table:table-cell table:formula="of:=[.I142]*[.$T$2]" office:value-type="float" office:value="14.84375">
            <text:p>14.84375</text:p>
          </table:table-cell>
          <table:table-cell office:value-type="float" office:value="1.0380859375">
            <text:p>1.0380859375</text:p>
          </table:table-cell>
          <table:table-cell office:value-type="float" office:value="0.793893129770992">
            <text:p>0.7938931298</text:p>
          </table:table-cell>
          <table:table-cell office:value-type="float" office:value="4.93129770992367">
            <text:p>4.9312977099</text:p>
          </table:table-cell>
          <table:table-cell office:value-type="float" office:value="1.3206106870229">
            <text:p>1.320610687</text:p>
          </table:table-cell>
          <table:table-cell table:number-columns-repeated="3" office:value-type="float" office:value="0">
            <text:p>0</text:p>
          </table:table-cell>
          <table:table-cell office:value-type="float" office:value="16.12">
            <text:p>16.12</text:p>
          </table:table-cell>
          <table:table-cell office:value-type="float" office:value="273">
            <text:p>273</text:p>
          </table:table-cell>
          <table:table-cell/>
          <table:table-cell table:formula="of:=([.$V$2]*(([.U141]/[.$V$3])+[.L142]*[.$X$2])+[.$W$2]*[.H142])*[.$V$3]" office:value-type="float" office:value="-63.1514128932858">
            <text:p>-63.1514128933</text:p>
          </table:table-cell>
          <table:table-cell table:number-columns-repeated="1003"/>
        </table:table-row>
        <table:table-row table:style-name="ro1">
          <table:table-cell office:value-type="string">
            <text:p>2014-02-01_17:09:33_566796</text:p>
          </table:table-cell>
          <table:table-cell office:value-type="float" office:value="1596540.203125">
            <text:p>1596540.203125</text:p>
          </table:table-cell>
          <table:table-cell office:value-type="float" office:value="14.2">
            <text:p>14.2</text:p>
          </table:table-cell>
          <table:table-cell office:value-type="float" office:value="33">
            <text:p>33</text:p>
          </table:table-cell>
          <table:table-cell office:value-type="float" office:value="98">
            <text:p>98</text:p>
          </table:table-cell>
          <table:table-cell office:value-type="float" office:value="-191">
            <text:p>-191</text:p>
          </table:table-cell>
          <table:table-cell office:value-type="float" office:value="-0.485107421875">
            <text:p>-0.4851074219</text:p>
          </table:table-cell>
          <table:table-cell table:formula="of:=[.G143]*[.$T$2]" office:value-type="float" office:value="-24.25537109375">
            <text:p>-24.2553710938</text:p>
          </table:table-cell>
          <table:table-cell office:value-type="float" office:value="0.164794921875">
            <text:p>0.1647949219</text:p>
          </table:table-cell>
          <table:table-cell table:formula="of:=[.I143]*[.$T$2]" office:value-type="float" office:value="8.23974609375">
            <text:p>8.2397460938</text:p>
          </table:table-cell>
          <table:table-cell office:value-type="float" office:value="0.6240234375">
            <text:p>0.6240234375</text:p>
          </table:table-cell>
          <table:table-cell office:value-type="float" office:value="-2.93129770992366">
            <text:p>-2.9312977099</text:p>
          </table:table-cell>
          <table:table-cell office:value-type="float" office:value="2.90076335877863">
            <text:p>2.9007633588</text:p>
          </table:table-cell>
          <table:table-cell office:value-type="float" office:value="1.62595419847328">
            <text:p>1.6259541985</text:p>
          </table:table-cell>
          <table:table-cell table:number-columns-repeated="3" office:value-type="float" office:value="0">
            <text:p>0</text:p>
          </table:table-cell>
          <table:table-cell office:value-type="float" office:value="14.6">
            <text:p>14.6</text:p>
          </table:table-cell>
          <table:table-cell office:value-type="float" office:value="273">
            <text:p>273</text:p>
          </table:table-cell>
          <table:table-cell/>
          <table:table-cell table:formula="of:=([.$V$2]*(([.U142]/[.$V$3])+[.L143]*[.$X$2])+[.$W$2]*[.H143])*[.$V$3]" office:value-type="float" office:value="-62.9480264084401">
            <text:p>-62.9480264084</text:p>
          </table:table-cell>
          <table:table-cell table:number-columns-repeated="1003"/>
        </table:table-row>
        <table:table-row table:style-name="ro1">
          <table:table-cell office:value-type="string">
            <text:p>2014-02-01_17:09:33_680698</text:p>
          </table:table-cell>
          <table:table-cell office:value-type="float" office:value="1607931.390625">
            <text:p>1607931.390625</text:p>
          </table:table-cell>
          <table:table-cell office:value-type="float" office:value="14.3">
            <text:p>14.3</text:p>
          </table:table-cell>
          <table:table-cell office:value-type="float" office:value="115">
            <text:p>115</text:p>
          </table:table-cell>
          <table:table-cell office:value-type="float" office:value="250">
            <text:p>250</text:p>
          </table:table-cell>
          <table:table-cell office:value-type="float" office:value="-207">
            <text:p>-207</text:p>
          </table:table-cell>
          <table:table-cell office:value-type="float" office:value="-0.359375">
            <text:p>-0.359375</text:p>
          </table:table-cell>
          <table:table-cell table:formula="of:=[.G144]*[.$T$2]" office:value-type="float" office:value="-17.96875">
            <text:p>-17.96875</text:p>
          </table:table-cell>
          <table:table-cell office:value-type="float" office:value="0.34326171875">
            <text:p>0.3432617188</text:p>
          </table:table-cell>
          <table:table-cell table:formula="of:=[.I144]*[.$T$2]" office:value-type="float" office:value="17.1630859375">
            <text:p>17.1630859375</text:p>
          </table:table-cell>
          <table:table-cell office:value-type="float" office:value="1.648193359375">
            <text:p>1.6481933594</text:p>
          </table:table-cell>
          <table:table-cell office:value-type="float" office:value="-3.37404580152672">
            <text:p>-3.3740458015</text:p>
          </table:table-cell>
          <table:table-cell office:value-type="float" office:value="5.33587786259542">
            <text:p>5.3358778626</text:p>
          </table:table-cell>
          <table:table-cell office:value-type="float" office:value="1.65648854961832">
            <text:p>1.6564885496</text:p>
          </table:table-cell>
          <table:table-cell table:number-columns-repeated="3" office:value-type="float" office:value="0">
            <text:p>0</text:p>
          </table:table-cell>
          <table:table-cell office:value-type="float" office:value="16.44">
            <text:p>16.44</text:p>
          </table:table-cell>
          <table:table-cell office:value-type="float" office:value="274">
            <text:p>274</text:p>
          </table:table-cell>
          <table:table-cell/>
          <table:table-cell table:formula="of:=([.$V$2]*(([.U143]/[.$V$3])+[.L144]*[.$X$2])+[.$W$2]*[.H144])*[.$V$3]" office:value-type="float" office:value="-62.7097538573705">
            <text:p>-62.7097538574</text:p>
          </table:table-cell>
          <table:table-cell table:number-columns-repeated="1003"/>
        </table:table-row>
        <table:table-row table:style-name="ro1">
          <table:table-cell office:value-type="string">
            <text:p>2014-02-01_17:09:33_793524</text:p>
          </table:table-cell>
          <table:table-cell office:value-type="float" office:value="1619213.1875">
            <text:p>1619213.1875</text:p>
          </table:table-cell>
          <table:table-cell office:value-type="float" office:value="14.4">
            <text:p>14.4</text:p>
          </table:table-cell>
          <table:table-cell office:value-type="float" office:value="93">
            <text:p>93</text:p>
          </table:table-cell>
          <table:table-cell office:value-type="float" office:value="275">
            <text:p>275</text:p>
          </table:table-cell>
          <table:table-cell office:value-type="float" office:value="-248">
            <text:p>-248</text:p>
          </table:table-cell>
          <table:table-cell office:value-type="float" office:value="-0.61572265625">
            <text:p>-0.6157226563</text:p>
          </table:table-cell>
          <table:table-cell table:formula="of:=[.G145]*[.$T$2]" office:value-type="float" office:value="-30.7861328125">
            <text:p>-30.7861328125</text:p>
          </table:table-cell>
          <table:table-cell office:value-type="float" office:value="-0.064453125">
            <text:p>-0.064453125</text:p>
          </table:table-cell>
          <table:table-cell table:formula="of:=[.I145]*[.$T$2]" office:value-type="float" office:value="-3.22265625">
            <text:p>-3.22265625</text:p>
          </table:table-cell>
          <table:table-cell office:value-type="float" office:value="0.44970703125">
            <text:p>0.4497070313</text:p>
          </table:table-cell>
          <table:table-cell office:value-type="float" office:value="1.51145038167939">
            <text:p>1.5114503817</text:p>
          </table:table-cell>
          <table:table-cell office:value-type="float" office:value="2.83969465648855">
            <text:p>2.8396946565</text:p>
          </table:table-cell>
          <table:table-cell office:value-type="float" office:value="-0.870229007633588">
            <text:p>-0.8702290076</text:p>
          </table:table-cell>
          <table:table-cell table:number-columns-repeated="3" office:value-type="float" office:value="0">
            <text:p>0</text:p>
          </table:table-cell>
          <table:table-cell office:value-type="float" office:value="26.89">
            <text:p>26.89</text:p>
          </table:table-cell>
          <table:table-cell office:value-type="float" office:value="274">
            <text:p>274</text:p>
          </table:table-cell>
          <table:table-cell/>
          <table:table-cell table:formula="of:=([.$V$2]*(([.U144]/[.$V$3])+[.L145]*[.$X$2])+[.$W$2]*[.H145])*[.$V$3]" office:value-type="float" office:value="-61.775037161664">
            <text:p>-61.7750371617</text:p>
          </table:table-cell>
          <table:table-cell table:number-columns-repeated="1003"/>
        </table:table-row>
        <table:table-row table:style-name="ro1">
          <table:table-cell office:value-type="string">
            <text:p>2014-02-01_17:09:33_906507</text:p>
          </table:table-cell>
          <table:table-cell office:value-type="float" office:value="1630511.484375">
            <text:p>1630511.484375</text:p>
          </table:table-cell>
          <table:table-cell office:value-type="float" office:value="14.5">
            <text:p>14.5</text:p>
          </table:table-cell>
          <table:table-cell office:value-type="float" office:value="-103">
            <text:p>-103</text:p>
          </table:table-cell>
          <table:table-cell office:value-type="float" office:value="17">
            <text:p>17</text:p>
          </table:table-cell>
          <table:table-cell office:value-type="float" office:value="-32">
            <text:p>-32</text:p>
          </table:table-cell>
          <table:table-cell office:value-type="float" office:value="-0.556884765625">
            <text:p>-0.5568847656</text:p>
          </table:table-cell>
          <table:table-cell table:formula="of:=[.G146]*[.$T$2]" office:value-type="float" office:value="-27.84423828125">
            <text:p>-27.8442382813</text:p>
          </table:table-cell>
          <table:table-cell office:value-type="float" office:value="-0.011962890625">
            <text:p>-0.0119628906</text:p>
          </table:table-cell>
          <table:table-cell table:formula="of:=[.I146]*[.$T$2]" office:value-type="float" office:value="-0.59814453125">
            <text:p>-0.5981445313</text:p>
          </table:table-cell>
          <table:table-cell office:value-type="float" office:value="0.344970703125">
            <text:p>0.3449707031</text:p>
          </table:table-cell>
          <table:table-cell office:value-type="float" office:value="0.801526717557252">
            <text:p>0.8015267176</text:p>
          </table:table-cell>
          <table:table-cell office:value-type="float" office:value="4.74045801526718">
            <text:p>4.7404580153</text:p>
          </table:table-cell>
          <table:table-cell office:value-type="float" office:value="-1.32824427480916">
            <text:p>-1.3282442748</text:p>
          </table:table-cell>
          <table:table-cell table:number-columns-repeated="3" office:value-type="float" office:value="0">
            <text:p>0</text:p>
          </table:table-cell>
          <table:table-cell office:value-type="float" office:value="15.77">
            <text:p>15.77</text:p>
          </table:table-cell>
          <table:table-cell office:value-type="float" office:value="275">
            <text:p>275</text:p>
          </table:table-cell>
          <table:table-cell/>
          <table:table-cell table:formula="of:=([.$V$2]*(([.U145]/[.$V$3])+[.L146]*[.$X$2])+[.$W$2]*[.H146])*[.$V$3]" office:value-type="float" office:value="-60.9393219474145">
            <text:p>-60.9393219474</text:p>
          </table:table-cell>
          <table:table-cell table:number-columns-repeated="1003"/>
        </table:table-row>
        <table:table-row table:style-name="ro1">
          <table:table-cell office:value-type="string">
            <text:p>2014-02-01_17:09:34_019541</text:p>
          </table:table-cell>
          <table:table-cell office:value-type="float" office:value="1641815.015625">
            <text:p>1641815.015625</text:p>
          </table:table-cell>
          <table:table-cell office:value-type="float" office:value="14.6">
            <text:p>14.6</text:p>
          </table:table-cell>
          <table:table-cell office:value-type="float" office:value="-43">
            <text:p>-43</text:p>
          </table:table-cell>
          <table:table-cell office:value-type="float" office:value="127">
            <text:p>127</text:p>
          </table:table-cell>
          <table:table-cell office:value-type="float" office:value="-44">
            <text:p>-44</text:p>
          </table:table-cell>
          <table:table-cell office:value-type="float" office:value="-0.43408203125">
            <text:p>-0.4340820313</text:p>
          </table:table-cell>
          <table:table-cell table:formula="of:=[.G147]*[.$T$2]" office:value-type="float" office:value="-21.7041015625">
            <text:p>-21.7041015625</text:p>
          </table:table-cell>
          <table:table-cell office:value-type="float" office:value="0.331787109375">
            <text:p>0.3317871094</text:p>
          </table:table-cell>
          <table:table-cell table:formula="of:=[.I147]*[.$T$2]" office:value-type="float" office:value="16.58935546875">
            <text:p>16.5893554688</text:p>
          </table:table-cell>
          <table:table-cell office:value-type="float" office:value="0.815185546875">
            <text:p>0.8151855469</text:p>
          </table:table-cell>
          <table:table-cell office:value-type="float" office:value="-3.46564885496183">
            <text:p>-3.465648855</text:p>
          </table:table-cell>
          <table:table-cell office:value-type="float" office:value="3.52671755725191">
            <text:p>3.5267175573</text:p>
          </table:table-cell>
          <table:table-cell office:value-type="float" office:value="0.305343511450382">
            <text:p>0.3053435115</text:p>
          </table:table-cell>
          <table:table-cell table:number-columns-repeated="3" office:value-type="float" office:value="0">
            <text:p>0</text:p>
          </table:table-cell>
          <table:table-cell office:value-type="float" office:value="15.49">
            <text:p>15.49</text:p>
          </table:table-cell>
          <table:table-cell office:value-type="float" office:value="275">
            <text:p>275</text:p>
          </table:table-cell>
          <table:table-cell/>
          <table:table-cell table:formula="of:=([.$V$2]*(([.U146]/[.$V$3])+[.L147]*[.$X$2])+[.$W$2]*[.H147])*[.$V$3]" office:value-type="float" office:value="-60.8338847152887">
            <text:p>-60.8338847153</text:p>
          </table:table-cell>
          <table:table-cell table:number-columns-repeated="1003"/>
        </table:table-row>
        <table:table-row table:style-name="ro1">
          <table:table-cell office:value-type="string">
            <text:p>2014-02-01_17:09:34_132914</text:p>
          </table:table-cell>
          <table:table-cell office:value-type="float" office:value="1653152.296875">
            <text:p>1653152.296875</text:p>
          </table:table-cell>
          <table:table-cell office:value-type="float" office:value="14.7">
            <text:p>14.7</text:p>
          </table:table-cell>
          <table:table-cell office:value-type="float" office:value="81">
            <text:p>81</text:p>
          </table:table-cell>
          <table:table-cell office:value-type="float" office:value="198">
            <text:p>198</text:p>
          </table:table-cell>
          <table:table-cell office:value-type="float" office:value="-299">
            <text:p>-299</text:p>
          </table:table-cell>
          <table:table-cell office:value-type="float" office:value="-0.516357421875">
            <text:p>-0.5163574219</text:p>
          </table:table-cell>
          <table:table-cell table:formula="of:=[.G148]*[.$T$2]" office:value-type="float" office:value="-25.81787109375">
            <text:p>-25.8178710938</text:p>
          </table:table-cell>
          <table:table-cell office:value-type="float" office:value="0.261474609375">
            <text:p>0.2614746094</text:p>
          </table:table-cell>
          <table:table-cell table:formula="of:=[.I148]*[.$T$2]" office:value-type="float" office:value="13.07373046875">
            <text:p>13.0737304688</text:p>
          </table:table-cell>
          <table:table-cell office:value-type="float" office:value="0.532470703125">
            <text:p>0.5324707031</text:p>
          </table:table-cell>
          <table:table-cell office:value-type="float" office:value="-0.106870229007634">
            <text:p>-0.106870229</text:p>
          </table:table-cell>
          <table:table-cell office:value-type="float" office:value="1.87022900763359">
            <text:p>1.8702290076</text:p>
          </table:table-cell>
          <table:table-cell office:value-type="float" office:value="1.83206106870229">
            <text:p>1.8320610687</text:p>
          </table:table-cell>
          <table:table-cell table:number-columns-repeated="3" office:value-type="float" office:value="0">
            <text:p>0</text:p>
          </table:table-cell>
          <table:table-cell office:value-type="float" office:value="14.67">
            <text:p>14.67</text:p>
          </table:table-cell>
          <table:table-cell office:value-type="float" office:value="275">
            <text:p>275</text:p>
          </table:table-cell>
          <table:table-cell/>
          <table:table-cell table:formula="of:=([.$V$2]*(([.U147]/[.$V$3])+[.L148]*[.$X$2])+[.$W$2]*[.H148])*[.$V$3]" office:value-type="float" office:value="-60.1545110077434">
            <text:p>-60.1545110077</text:p>
          </table:table-cell>
          <table:table-cell table:number-columns-repeated="1003"/>
        </table:table-row>
        <table:table-row table:style-name="ro1">
          <table:table-cell office:value-type="string">
            <text:p>2014-02-01_17:09:34_246102</text:p>
          </table:table-cell>
          <table:table-cell office:value-type="float" office:value="1664471.5">
            <text:p>1664471.5</text:p>
          </table:table-cell>
          <table:table-cell office:value-type="float" office:value="14.8">
            <text:p>14.8</text:p>
          </table:table-cell>
          <table:table-cell office:value-type="float" office:value="209">
            <text:p>209</text:p>
          </table:table-cell>
          <table:table-cell office:value-type="float" office:value="255">
            <text:p>255</text:p>
          </table:table-cell>
          <table:table-cell office:value-type="float" office:value="-364">
            <text:p>-364</text:p>
          </table:table-cell>
          <table:table-cell office:value-type="float" office:value="-0.532958984375">
            <text:p>-0.5329589844</text:p>
          </table:table-cell>
          <table:table-cell table:formula="of:=[.G149]*[.$T$2]" office:value-type="float" office:value="-26.64794921875">
            <text:p>-26.6479492188</text:p>
          </table:table-cell>
          <table:table-cell office:value-type="float" office:value="0.159423828125">
            <text:p>0.1594238281</text:p>
          </table:table-cell>
          <table:table-cell table:formula="of:=[.I149]*[.$T$2]" office:value-type="float" office:value="7.97119140625">
            <text:p>7.9711914063</text:p>
          </table:table-cell>
          <table:table-cell office:value-type="float" office:value="0.549072265625">
            <text:p>0.5490722656</text:p>
          </table:table-cell>
          <table:table-cell office:value-type="float" office:value="-3.64885496183206">
            <text:p>-3.6488549618</text:p>
          </table:table-cell>
          <table:table-cell office:value-type="float" office:value="2.05343511450382">
            <text:p>2.0534351145</text:p>
          </table:table-cell>
          <table:table-cell office:value-type="float" office:value="-1.29770992366412">
            <text:p>-1.2977099237</text:p>
          </table:table-cell>
          <table:table-cell table:number-columns-repeated="3" office:value-type="float" office:value="0">
            <text:p>0</text:p>
          </table:table-cell>
          <table:table-cell office:value-type="float" office:value="15.03">
            <text:p>15.03</text:p>
          </table:table-cell>
          <table:table-cell office:value-type="float" office:value="276">
            <text:p>276</text:p>
          </table:table-cell>
          <table:table-cell/>
          <table:table-cell table:formula="of:=([.$V$2]*(([.U148]/[.$V$3])+[.L149]*[.$X$2])+[.$W$2]*[.H149])*[.$V$3]" office:value-type="float" office:value="-60.1995553444826">
            <text:p>-60.1995553445</text:p>
          </table:table-cell>
          <table:table-cell table:number-columns-repeated="1003"/>
        </table:table-row>
        <table:table-row table:style-name="ro1">
          <table:table-cell office:value-type="string">
            <text:p>2014-02-01_17:09:34_359186</text:p>
          </table:table-cell>
          <table:table-cell office:value-type="float" office:value="1675779.40625">
            <text:p>1675779.40625</text:p>
          </table:table-cell>
          <table:table-cell office:value-type="float" office:value="14.9">
            <text:p>14.9</text:p>
          </table:table-cell>
          <table:table-cell office:value-type="float" office:value="-81">
            <text:p>-81</text:p>
          </table:table-cell>
          <table:table-cell office:value-type="float" office:value="118">
            <text:p>118</text:p>
          </table:table-cell>
          <table:table-cell office:value-type="float" office:value="-282">
            <text:p>-282</text:p>
          </table:table-cell>
          <table:table-cell office:value-type="float" office:value="-0.598388671875">
            <text:p>-0.5983886719</text:p>
          </table:table-cell>
          <table:table-cell table:formula="of:=[.G150]*[.$T$2]" office:value-type="float" office:value="-29.91943359375">
            <text:p>-29.9194335938</text:p>
          </table:table-cell>
          <table:table-cell office:value-type="float" office:value="0.387451171875">
            <text:p>0.3874511719</text:p>
          </table:table-cell>
          <table:table-cell table:formula="of:=[.I150]*[.$T$2]" office:value-type="float" office:value="19.37255859375">
            <text:p>19.3725585938</text:p>
          </table:table-cell>
          <table:table-cell office:value-type="float" office:value="1.82568359375">
            <text:p>1.8256835938</text:p>
          </table:table-cell>
          <table:table-cell office:value-type="float" office:value="-5.11450381679389">
            <text:p>-5.1145038168</text:p>
          </table:table-cell>
          <table:table-cell office:value-type="float" office:value="5.06870229007634">
            <text:p>5.0687022901</text:p>
          </table:table-cell>
          <table:table-cell office:value-type="float" office:value="1.20610687022901">
            <text:p>1.2061068702</text:p>
          </table:table-cell>
          <table:table-cell table:number-columns-repeated="3" office:value-type="float" office:value="0">
            <text:p>0</text:p>
          </table:table-cell>
          <table:table-cell office:value-type="float" office:value="32.62">
            <text:p>32.62</text:p>
          </table:table-cell>
          <table:table-cell office:value-type="float" office:value="276">
            <text:p>276</text:p>
          </table:table-cell>
          <table:table-cell/>
          <table:table-cell table:formula="of:=([.$V$2]*(([.U149]/[.$V$3])+[.L150]*[.$X$2])+[.$W$2]*[.H150])*[.$V$3]" office:value-type="float" office:value="-60.5963956575596">
            <text:p>-60.5963956576</text:p>
          </table:table-cell>
          <table:table-cell table:number-columns-repeated="1003"/>
        </table:table-row>
        <table:table-row table:style-name="ro1">
          <table:table-cell office:value-type="string">
            <text:p>2014-02-01_17:09:34_472159</text:p>
          </table:table-cell>
          <table:table-cell office:value-type="float" office:value="1687076.609375">
            <text:p>1687076.609375</text:p>
          </table:table-cell>
          <table:table-cell office:value-type="float" office:value="15">
            <text:p>15</text:p>
          </table:table-cell>
          <table:table-cell office:value-type="float" office:value="-135">
            <text:p>-135</text:p>
          </table:table-cell>
          <table:table-cell office:value-type="float" office:value="35">
            <text:p>35</text:p>
          </table:table-cell>
          <table:table-cell office:value-type="float" office:value="-138">
            <text:p>-138</text:p>
          </table:table-cell>
          <table:table-cell office:value-type="float" office:value="-0.721923828125">
            <text:p>-0.7219238281</text:p>
          </table:table-cell>
          <table:table-cell table:formula="of:=[.G151]*[.$T$2]" office:value-type="float" office:value="-36.09619140625">
            <text:p>-36.0961914063</text:p>
          </table:table-cell>
          <table:table-cell office:value-type="float" office:value="0.08837890625">
            <text:p>0.0883789063</text:p>
          </table:table-cell>
          <table:table-cell table:formula="of:=[.I151]*[.$T$2]" office:value-type="float" office:value="4.4189453125">
            <text:p>4.4189453125</text:p>
          </table:table-cell>
          <table:table-cell office:value-type="float" office:value="0.67578125">
            <text:p>0.67578125</text:p>
          </table:table-cell>
          <table:table-cell office:value-type="float" office:value="1.64885496183206">
            <text:p>1.6488549618</text:p>
          </table:table-cell>
          <table:table-cell office:value-type="float" office:value="6.43511450381679">
            <text:p>6.4351145038</text:p>
          </table:table-cell>
          <table:table-cell office:value-type="float" office:value="-1.58778625954198">
            <text:p>-1.5877862595</text:p>
          </table:table-cell>
          <table:table-cell table:number-columns-repeated="3" office:value-type="float" office:value="0">
            <text:p>0</text:p>
          </table:table-cell>
          <table:table-cell office:value-type="float" office:value="15.49">
            <text:p>15.49</text:p>
          </table:table-cell>
          <table:table-cell office:value-type="float" office:value="276">
            <text:p>276</text:p>
          </table:table-cell>
          <table:table-cell/>
          <table:table-cell table:formula="of:=([.$V$2]*(([.U150]/[.$V$3])+[.L151]*[.$X$2])+[.$W$2]*[.H151])*[.$V$3]" office:value-type="float" office:value="-59.7832160000143">
            <text:p>-59.783216</text:p>
          </table:table-cell>
          <table:table-cell table:number-columns-repeated="1003"/>
        </table:table-row>
        <table:table-row table:style-name="ro1">
          <table:table-cell office:value-type="string">
            <text:p>2014-02-01_17:09:34_584537</text:p>
          </table:table-cell>
          <table:table-cell office:value-type="float" office:value="1698313.890625">
            <text:p>1698313.890625</text:p>
          </table:table-cell>
          <table:table-cell office:value-type="float" office:value="15.1">
            <text:p>15.1</text:p>
          </table:table-cell>
          <table:table-cell office:value-type="float" office:value="73">
            <text:p>73</text:p>
          </table:table-cell>
          <table:table-cell office:value-type="float" office:value="252">
            <text:p>252</text:p>
          </table:table-cell>
          <table:table-cell office:value-type="float" office:value="-310">
            <text:p>-310</text:p>
          </table:table-cell>
          <table:table-cell office:value-type="float" office:value="-0.555419921875">
            <text:p>-0.5554199219</text:p>
          </table:table-cell>
          <table:table-cell table:formula="of:=[.G152]*[.$T$2]" office:value-type="float" office:value="-27.77099609375">
            <text:p>-27.7709960938</text:p>
          </table:table-cell>
          <table:table-cell office:value-type="float" office:value="0.363037109375">
            <text:p>0.3630371094</text:p>
          </table:table-cell>
          <table:table-cell table:formula="of:=[.I152]*[.$T$2]" office:value-type="float" office:value="18.15185546875">
            <text:p>18.1518554688</text:p>
          </table:table-cell>
          <table:table-cell office:value-type="float" office:value="0.2958984375">
            <text:p>0.2958984375</text:p>
          </table:table-cell>
          <table:table-cell office:value-type="float" office:value="-5.79389312977099">
            <text:p>-5.7938931298</text:p>
          </table:table-cell>
          <table:table-cell office:value-type="float" office:value="5.53435114503817">
            <text:p>5.534351145</text:p>
          </table:table-cell>
          <table:table-cell office:value-type="float" office:value="-0.236641221374046">
            <text:p>-0.2366412214</text:p>
          </table:table-cell>
          <table:table-cell table:number-columns-repeated="3" office:value-type="float" office:value="0">
            <text:p>0</text:p>
          </table:table-cell>
          <table:table-cell office:value-type="float" office:value="15.22">
            <text:p>15.22</text:p>
          </table:table-cell>
          <table:table-cell office:value-type="float" office:value="277">
            <text:p>277</text:p>
          </table:table-cell>
          <table:table-cell/>
          <table:table-cell table:formula="of:=([.$V$2]*(([.U151]/[.$V$3])+[.L152]*[.$X$2])+[.$W$2]*[.H152])*[.$V$3]" office:value-type="float" office:value="-60.2785746553241">
            <text:p>-60.2785746553</text:p>
          </table:table-cell>
          <table:table-cell table:number-columns-repeated="1003"/>
        </table:table-row>
        <table:table-row table:style-name="ro1">
          <table:table-cell office:value-type="string">
            <text:p>2014-02-01_17:09:34_712211</text:p>
          </table:table-cell>
          <table:table-cell office:value-type="float" office:value="1711082">
            <text:p>1711082</text:p>
          </table:table-cell>
          <table:table-cell office:value-type="float" office:value="15.2">
            <text:p>15.2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-144">
            <text:p>-144</text:p>
          </table:table-cell>
          <table:table-cell office:value-type="float" office:value="-0.59130859375">
            <text:p>-0.5913085938</text:p>
          </table:table-cell>
          <table:table-cell table:formula="of:=[.G153]*[.$T$2]" office:value-type="float" office:value="-29.5654296875">
            <text:p>-29.5654296875</text:p>
          </table:table-cell>
          <table:table-cell office:value-type="float" office:value="0.2607421875">
            <text:p>0.2607421875</text:p>
          </table:table-cell>
          <table:table-cell table:formula="of:=[.I153]*[.$T$2]" office:value-type="float" office:value="13.037109375">
            <text:p>13.037109375</text:p>
          </table:table-cell>
          <table:table-cell office:value-type="float" office:value="0.2265625">
            <text:p>0.2265625</text:p>
          </table:table-cell>
          <table:table-cell office:value-type="float" office:value="-0.129770992366412">
            <text:p>-0.1297709924</text:p>
          </table:table-cell>
          <table:table-cell office:value-type="float" office:value="3.41221374045802">
            <text:p>3.4122137405</text:p>
          </table:table-cell>
          <table:table-cell office:value-type="float" office:value="-1.83969465648855">
            <text:p>-1.8396946565</text:p>
          </table:table-cell>
          <table:table-cell table:number-columns-repeated="3" office:value-type="float" office:value="0">
            <text:p>0</text:p>
          </table:table-cell>
          <table:table-cell office:value-type="float" office:value="16.93">
            <text:p>16.93</text:p>
          </table:table-cell>
          <table:table-cell office:value-type="float" office:value="277">
            <text:p>277</text:p>
          </table:table-cell>
          <table:table-cell/>
          <table:table-cell table:formula="of:=([.$V$2]*(([.U152]/[.$V$3])+[.L153]*[.$X$2])+[.$W$2]*[.H153])*[.$V$3]" office:value-type="float" office:value="-59.6897468704715">
            <text:p>-59.6897468705</text:p>
          </table:table-cell>
          <table:table-cell table:number-columns-repeated="1003"/>
        </table:table-row>
        <table:table-row table:style-name="ro1">
          <table:table-cell office:value-type="string">
            <text:p>2014-02-01_17:09:34_827394</text:p>
          </table:table-cell>
          <table:table-cell office:value-type="float" office:value="1722632.90625">
            <text:p>1722632.90625</text:p>
          </table:table-cell>
          <table:table-cell office:value-type="float" office:value="15.3">
            <text:p>15.3</text:p>
          </table:table-cell>
          <table:table-cell office:value-type="float" office:value="78">
            <text:p>78</text:p>
          </table:table-cell>
          <table:table-cell office:value-type="float" office:value="356">
            <text:p>356</text:p>
          </table:table-cell>
          <table:table-cell office:value-type="float" office:value="-208">
            <text:p>-208</text:p>
          </table:table-cell>
          <table:table-cell office:value-type="float" office:value="-0.498291015625">
            <text:p>-0.4982910156</text:p>
          </table:table-cell>
          <table:table-cell table:formula="of:=[.G154]*[.$T$2]" office:value-type="float" office:value="-24.91455078125">
            <text:p>-24.9145507813</text:p>
          </table:table-cell>
          <table:table-cell office:value-type="float" office:value="0.238525390625">
            <text:p>0.2385253906</text:p>
          </table:table-cell>
          <table:table-cell table:formula="of:=[.I154]*[.$T$2]" office:value-type="float" office:value="11.92626953125">
            <text:p>11.9262695313</text:p>
          </table:table-cell>
          <table:table-cell office:value-type="float" office:value="1.01416015625">
            <text:p>1.0141601563</text:p>
          </table:table-cell>
          <table:table-cell office:value-type="float" office:value="2.02290076335878">
            <text:p>2.0229007634</text:p>
          </table:table-cell>
          <table:table-cell office:value-type="float" office:value="3.49618320610687">
            <text:p>3.4961832061</text:p>
          </table:table-cell>
          <table:table-cell office:value-type="float" office:value="-1.93893129770992">
            <text:p>-1.9389312977</text:p>
          </table:table-cell>
          <table:table-cell table:number-columns-repeated="3" office:value-type="float" office:value="0">
            <text:p>0</text:p>
          </table:table-cell>
          <table:table-cell office:value-type="float" office:value="28.57">
            <text:p>28.57</text:p>
          </table:table-cell>
          <table:table-cell office:value-type="float" office:value="278">
            <text:p>278</text:p>
          </table:table-cell>
          <table:table-cell/>
          <table:table-cell table:formula="of:=([.$V$2]*(([.U153]/[.$V$3])+[.L154]*[.$X$2])+[.$W$2]*[.H154])*[.$V$3]" office:value-type="float" office:value="-58.5977543990687">
            <text:p>-58.5977543991</text:p>
          </table:table-cell>
          <table:table-cell table:number-columns-repeated="1003"/>
        </table:table-row>
        <table:table-row table:style-name="ro1">
          <table:table-cell office:value-type="string">
            <text:p>2014-02-01_17:09:34_941015</text:p>
          </table:table-cell>
          <table:table-cell office:value-type="float" office:value="1733962.09375">
            <text:p>1733962.09375</text:p>
          </table:table-cell>
          <table:table-cell office:value-type="float" office:value="15.4">
            <text:p>15.4</text:p>
          </table:table-cell>
          <table:table-cell office:value-type="float" office:value="180">
            <text:p>180</text:p>
          </table:table-cell>
          <table:table-cell office:value-type="float" office:value="88">
            <text:p>88</text:p>
          </table:table-cell>
          <table:table-cell office:value-type="float" office:value="-140">
            <text:p>-140</text:p>
          </table:table-cell>
          <table:table-cell office:value-type="float" office:value="-0.390625">
            <text:p>-0.390625</text:p>
          </table:table-cell>
          <table:table-cell table:formula="of:=[.G155]*[.$T$2]" office:value-type="float" office:value="-19.53125">
            <text:p>-19.53125</text:p>
          </table:table-cell>
          <table:table-cell office:value-type="float" office:value="-0.193115234375">
            <text:p>-0.1931152344</text:p>
          </table:table-cell>
          <table:table-cell table:formula="of:=[.I155]*[.$T$2]" office:value-type="float" office:value="-9.65576171875">
            <text:p>-9.6557617188</text:p>
          </table:table-cell>
          <table:table-cell office:value-type="float" office:value="0.61572265625">
            <text:p>0.6157226563</text:p>
          </table:table-cell>
          <table:table-cell office:value-type="float" office:value="-4.35114503816794">
            <text:p>-4.3511450382</text:p>
          </table:table-cell>
          <table:table-cell office:value-type="float" office:value="2.56488549618321">
            <text:p>2.5648854962</text:p>
          </table:table-cell>
          <table:table-cell office:value-type="float" office:value="1.31297709923664">
            <text:p>1.3129770992</text:p>
          </table:table-cell>
          <table:table-cell table:number-columns-repeated="3" office:value-type="float" office:value="0">
            <text:p>0</text:p>
          </table:table-cell>
          <table:table-cell office:value-type="float" office:value="14.74">
            <text:p>14.74</text:p>
          </table:table-cell>
          <table:table-cell office:value-type="float" office:value="278">
            <text:p>278</text:p>
          </table:table-cell>
          <table:table-cell/>
          <table:table-cell table:formula="of:=([.$V$2]*(([.U154]/[.$V$3])+[.L155]*[.$X$2])+[.$W$2]*[.H155])*[.$V$3]" office:value-type="float" office:value="-58.6692487385683">
            <text:p>-58.6692487386</text:p>
          </table:table-cell>
          <table:table-cell table:number-columns-repeated="1003"/>
        </table:table-row>
        <table:table-row table:style-name="ro1">
          <table:table-cell office:value-type="string">
            <text:p>2014-02-01_17:09:35_053746</text:p>
          </table:table-cell>
          <table:table-cell office:value-type="float" office:value="1745235.203125">
            <text:p>1745235.203125</text:p>
          </table:table-cell>
          <table:table-cell office:value-type="float" office:value="15.5">
            <text:p>15.5</text:p>
          </table:table-cell>
          <table:table-cell office:value-type="float" office:value="-70">
            <text:p>-70</text:p>
          </table:table-cell>
          <table:table-cell office:value-type="float" office:value="-10">
            <text:p>-10</text:p>
          </table:table-cell>
          <table:table-cell office:value-type="float" office:value="-203">
            <text:p>-203</text:p>
          </table:table-cell>
          <table:table-cell office:value-type="float" office:value="-0.585205078125">
            <text:p>-0.5852050781</text:p>
          </table:table-cell>
          <table:table-cell table:formula="of:=[.G156]*[.$T$2]" office:value-type="float" office:value="-29.26025390625">
            <text:p>-29.2602539063</text:p>
          </table:table-cell>
          <table:table-cell office:value-type="float" office:value="-0.413330078125">
            <text:p>-0.4133300781</text:p>
          </table:table-cell>
          <table:table-cell table:formula="of:=[.I156]*[.$T$2]" office:value-type="float" office:value="-20.66650390625">
            <text:p>-20.6665039063</text:p>
          </table:table-cell>
          <table:table-cell office:value-type="float" office:value="0.082275390625">
            <text:p>0.0822753906</text:p>
          </table:table-cell>
          <table:table-cell office:value-type="float" office:value="-5.91603053435115">
            <text:p>-5.9160305344</text:p>
          </table:table-cell>
          <table:table-cell office:value-type="float" office:value="4.99236641221374">
            <text:p>4.9923664122</text:p>
          </table:table-cell>
          <table:table-cell office:value-type="float" office:value="1.6412213740458">
            <text:p>1.641221374</text:p>
          </table:table-cell>
          <table:table-cell table:number-columns-repeated="3" office:value-type="float" office:value="0">
            <text:p>0</text:p>
          </table:table-cell>
          <table:table-cell office:value-type="float" office:value="15.62">
            <text:p>15.62</text:p>
          </table:table-cell>
          <table:table-cell office:value-type="float" office:value="278">
            <text:p>278</text:p>
          </table:table-cell>
          <table:table-cell/>
          <table:table-cell table:formula="of:=([.$V$2]*(([.U155]/[.$V$3])+[.L156]*[.$X$2])+[.$W$2]*[.H156])*[.$V$3]" office:value-type="float" office:value="-59.2406108266547">
            <text:p>-59.2406108267</text:p>
          </table:table-cell>
          <table:table-cell table:number-columns-repeated="1003"/>
        </table:table-row>
        <table:table-row table:style-name="ro1">
          <table:table-cell office:value-type="string">
            <text:p>2014-02-01_17:09:35_166929</text:p>
          </table:table-cell>
          <table:table-cell office:value-type="float" office:value="1756560.421875">
            <text:p>1756560.421875</text:p>
          </table:table-cell>
          <table:table-cell office:value-type="float" office:value="15.6">
            <text:p>15.6</text:p>
          </table:table-cell>
          <table:table-cell office:value-type="float" office:value="114">
            <text:p>114</text:p>
          </table:table-cell>
          <table:table-cell office:value-type="float" office:value="285">
            <text:p>285</text:p>
          </table:table-cell>
          <table:table-cell office:value-type="float" office:value="-317">
            <text:p>-317</text:p>
          </table:table-cell>
          <table:table-cell office:value-type="float" office:value="-0.470458984375">
            <text:p>-0.4704589844</text:p>
          </table:table-cell>
          <table:table-cell table:formula="of:=[.G157]*[.$T$2]" office:value-type="float" office:value="-23.52294921875">
            <text:p>-23.5229492188</text:p>
          </table:table-cell>
          <table:table-cell office:value-type="float" office:value="0.204345703125">
            <text:p>0.2043457031</text:p>
          </table:table-cell>
          <table:table-cell table:formula="of:=[.I157]*[.$T$2]" office:value-type="float" office:value="10.21728515625">
            <text:p>10.2172851563</text:p>
          </table:table-cell>
          <table:table-cell office:value-type="float" office:value="0.5859375">
            <text:p>0.5859375</text:p>
          </table:table-cell>
          <table:table-cell office:value-type="float" office:value="7.43511450381679">
            <text:p>7.4351145038</text:p>
          </table:table-cell>
          <table:table-cell office:value-type="float" office:value="4.63358778625954">
            <text:p>4.6335877863</text:p>
          </table:table-cell>
          <table:table-cell office:value-type="float" office:value="-1.99236641221374">
            <text:p>-1.9923664122</text:p>
          </table:table-cell>
          <table:table-cell table:number-columns-repeated="3" office:value-type="float" office:value="0">
            <text:p>0</text:p>
          </table:table-cell>
          <table:table-cell office:value-type="float" office:value="15.56">
            <text:p>15.56</text:p>
          </table:table-cell>
          <table:table-cell office:value-type="float" office:value="279">
            <text:p>279</text:p>
          </table:table-cell>
          <table:table-cell/>
          <table:table-cell table:formula="of:=([.$V$2]*(([.U156]/[.$V$3])+[.L157]*[.$X$2])+[.$W$2]*[.H157])*[.$V$3]" office:value-type="float" office:value="-57.0689751517485">
            <text:p>-57.0689751517</text:p>
          </table:table-cell>
          <table:table-cell table:number-columns-repeated="1003"/>
        </table:table-row>
        <table:table-row table:style-name="ro1">
          <table:table-cell office:value-type="string">
            <text:p>2014-02-01_17:09:35_280860</text:p>
          </table:table-cell>
          <table:table-cell office:value-type="float" office:value="1767946.40625">
            <text:p>1767946.40625</text:p>
          </table:table-cell>
          <table:table-cell office:value-type="float" office:value="15.7">
            <text:p>15.7</text:p>
          </table:table-cell>
          <table:table-cell office:value-type="float" office:value="235">
            <text:p>235</text:p>
          </table:table-cell>
          <table:table-cell office:value-type="float" office:value="218">
            <text:p>218</text:p>
          </table:table-cell>
          <table:table-cell office:value-type="float" office:value="-470">
            <text:p>-470</text:p>
          </table:table-cell>
          <table:table-cell office:value-type="float" office:value="-0.64111328125">
            <text:p>-0.6411132813</text:p>
          </table:table-cell>
          <table:table-cell table:formula="of:=[.G158]*[.$T$2]" office:value-type="float" office:value="-32.0556640625">
            <text:p>-32.0556640625</text:p>
          </table:table-cell>
          <table:table-cell office:value-type="float" office:value="-0.24951171875">
            <text:p>-0.2495117188</text:p>
          </table:table-cell>
          <table:table-cell table:formula="of:=[.I158]*[.$T$2]" office:value-type="float" office:value="-12.4755859375">
            <text:p>-12.4755859375</text:p>
          </table:table-cell>
          <table:table-cell office:value-type="float" office:value="0.1884765625">
            <text:p>0.1884765625</text:p>
          </table:table-cell>
          <table:table-cell office:value-type="float" office:value="-5.69465648854962">
            <text:p>-5.6946564885</text:p>
          </table:table-cell>
          <table:table-cell office:value-type="float" office:value="3.29770992366412">
            <text:p>3.2977099237</text:p>
          </table:table-cell>
          <table:table-cell office:value-type="float" office:value="-1.90076335877863">
            <text:p>-1.9007633588</text:p>
          </table:table-cell>
          <table:table-cell table:number-columns-repeated="3" office:value-type="float" office:value="0">
            <text:p>0</text:p>
          </table:table-cell>
          <table:table-cell office:value-type="float" office:value="15.06">
            <text:p>15.06</text:p>
          </table:table-cell>
          <table:table-cell office:value-type="float" office:value="279">
            <text:p>279</text:p>
          </table:table-cell>
          <table:table-cell/>
          <table:table-cell table:formula="of:=([.$V$2]*(([.U157]/[.$V$3])+[.L158]*[.$X$2])+[.$W$2]*[.H158])*[.$V$3]" office:value-type="float" office:value="-57.6848616017193">
            <text:p>-57.6848616017</text:p>
          </table:table-cell>
          <table:table-cell table:number-columns-repeated="1003"/>
        </table:table-row>
        <table:table-row table:style-name="ro1">
          <table:table-cell office:value-type="string">
            <text:p>2014-02-01_17:09:35_393453</text:p>
          </table:table-cell>
          <table:table-cell office:value-type="float" office:value="1779205.796875">
            <text:p>1779205.796875</text:p>
          </table:table-cell>
          <table:table-cell office:value-type="float" office:value="15.8">
            <text:p>15.8</text:p>
          </table:table-cell>
          <table:table-cell office:value-type="float" office:value="97">
            <text:p>97</text:p>
          </table:table-cell>
          <table:table-cell office:value-type="float" office:value="314">
            <text:p>314</text:p>
          </table:table-cell>
          <table:table-cell office:value-type="float" office:value="-223">
            <text:p>-223</text:p>
          </table:table-cell>
          <table:table-cell office:value-type="float" office:value="-0.69140625">
            <text:p>-0.69140625</text:p>
          </table:table-cell>
          <table:table-cell table:formula="of:=[.G159]*[.$T$2]" office:value-type="float" office:value="-34.5703125">
            <text:p>-34.5703125</text:p>
          </table:table-cell>
          <table:table-cell office:value-type="float" office:value="-0.265869140625">
            <text:p>-0.2658691406</text:p>
          </table:table-cell>
          <table:table-cell table:formula="of:=[.I159]*[.$T$2]" office:value-type="float" office:value="-13.29345703125">
            <text:p>-13.2934570313</text:p>
          </table:table-cell>
          <table:table-cell office:value-type="float" office:value="0.622314453125">
            <text:p>0.6223144531</text:p>
          </table:table-cell>
          <table:table-cell office:value-type="float" office:value="2.81679389312977">
            <text:p>2.8167938931</text:p>
          </table:table-cell>
          <table:table-cell office:value-type="float" office:value="2.01526717557252">
            <text:p>2.0152671756</text:p>
          </table:table-cell>
          <table:table-cell office:value-type="float" office:value="-0.839694656488549">
            <text:p>-0.8396946565</text:p>
          </table:table-cell>
          <table:table-cell table:number-columns-repeated="3" office:value-type="float" office:value="0">
            <text:p>0</text:p>
          </table:table-cell>
          <table:table-cell office:value-type="float" office:value="14.65">
            <text:p>14.65</text:p>
          </table:table-cell>
          <table:table-cell office:value-type="float" office:value="280">
            <text:p>280</text:p>
          </table:table-cell>
          <table:table-cell/>
          <table:table-cell table:formula="of:=([.$V$2]*(([.U158]/[.$V$3])+[.L159]*[.$X$2])+[.$W$2]*[.H159])*[.$V$3]" office:value-type="float" office:value="-56.6704790166315">
            <text:p>-56.6704790166</text:p>
          </table:table-cell>
          <table:table-cell table:number-columns-repeated="1003"/>
        </table:table-row>
        <table:table-row table:style-name="ro1">
          <table:table-cell office:value-type="string">
            <text:p>2014-02-01_17:09:35_506506</text:p>
          </table:table-cell>
          <table:table-cell office:value-type="float" office:value="1790512.203125">
            <text:p>1790512.203125</text:p>
          </table:table-cell>
          <table:table-cell office:value-type="float" office:value="15.9">
            <text:p>15.9</text:p>
          </table:table-cell>
          <table:table-cell office:value-type="float" office:value="176">
            <text:p>176</text:p>
          </table:table-cell>
          <table:table-cell office:value-type="float" office:value="136">
            <text:p>136</text:p>
          </table:table-cell>
          <table:table-cell office:value-type="float" office:value="-417">
            <text:p>-417</text:p>
          </table:table-cell>
          <table:table-cell office:value-type="float" office:value="-0.441650390625">
            <text:p>-0.4416503906</text:p>
          </table:table-cell>
          <table:table-cell table:formula="of:=[.G160]*[.$T$2]" office:value-type="float" office:value="-22.08251953125">
            <text:p>-22.0825195313</text:p>
          </table:table-cell>
          <table:table-cell office:value-type="float" office:value="0.0830078125">
            <text:p>0.0830078125</text:p>
          </table:table-cell>
          <table:table-cell table:formula="of:=[.I160]*[.$T$2]" office:value-type="float" office:value="4.150390625">
            <text:p>4.150390625</text:p>
          </table:table-cell>
          <table:table-cell office:value-type="float" office:value="0.5869140625">
            <text:p>0.5869140625</text:p>
          </table:table-cell>
          <table:table-cell office:value-type="float" office:value="-5.17557251908397">
            <text:p>-5.1755725191</text:p>
          </table:table-cell>
          <table:table-cell office:value-type="float" office:value="3.63358778625954">
            <text:p>3.6335877863</text:p>
          </table:table-cell>
          <table:table-cell office:value-type="float" office:value="-0.137404580152672">
            <text:p>-0.1374045802</text:p>
          </table:table-cell>
          <table:table-cell table:number-columns-repeated="3" office:value-type="float" office:value="0">
            <text:p>0</text:p>
          </table:table-cell>
          <table:table-cell office:value-type="float" office:value="16.29">
            <text:p>16.29</text:p>
          </table:table-cell>
          <table:table-cell office:value-type="float" office:value="280">
            <text:p>280</text:p>
          </table:table-cell>
          <table:table-cell/>
          <table:table-cell table:formula="of:=([.$V$2]*(([.U159]/[.$V$3])+[.L160]*[.$X$2])+[.$W$2]*[.H160])*[.$V$3]" office:value-type="float" office:value="-56.9931320406643">
            <text:p>-56.9931320407</text:p>
          </table:table-cell>
          <table:table-cell table:number-columns-repeated="1003"/>
        </table:table-row>
        <table:table-row table:style-name="ro1">
          <table:table-cell office:value-type="string">
            <text:p>2014-02-01_17:09:35_619244</text:p>
          </table:table-cell>
          <table:table-cell office:value-type="float" office:value="1801792.8125">
            <text:p>1801792.8125</text:p>
          </table:table-cell>
          <table:table-cell office:value-type="float" office:value="16">
            <text:p>16</text:p>
          </table:table-cell>
          <table:table-cell office:value-type="float" office:value="204">
            <text:p>204</text:p>
          </table:table-cell>
          <table:table-cell office:value-type="float" office:value="206">
            <text:p>206</text:p>
          </table:table-cell>
          <table:table-cell office:value-type="float" office:value="-273">
            <text:p>-273</text:p>
          </table:table-cell>
          <table:table-cell office:value-type="float" office:value="-0.2763671875">
            <text:p>-0.2763671875</text:p>
          </table:table-cell>
          <table:table-cell table:formula="of:=[.G161]*[.$T$2]" office:value-type="float" office:value="-13.818359375">
            <text:p>-13.818359375</text:p>
          </table:table-cell>
          <table:table-cell office:value-type="float" office:value="0.511962890625">
            <text:p>0.5119628906</text:p>
          </table:table-cell>
          <table:table-cell table:formula="of:=[.I161]*[.$T$2]" office:value-type="float" office:value="25.59814453125">
            <text:p>25.5981445313</text:p>
          </table:table-cell>
          <table:table-cell office:value-type="float" office:value="1.418701171875">
            <text:p>1.4187011719</text:p>
          </table:table-cell>
          <table:table-cell office:value-type="float" office:value="-7.37404580152672">
            <text:p>-7.3740458015</text:p>
          </table:table-cell>
          <table:table-cell office:value-type="float" office:value="5.57251908396947">
            <text:p>5.572519084</text:p>
          </table:table-cell>
          <table:table-cell office:value-type="float" office:value="-0.0687022900763359">
            <text:p>-0.0687022901</text:p>
          </table:table-cell>
          <table:table-cell table:number-columns-repeated="3" office:value-type="float" office:value="0">
            <text:p>0</text:p>
          </table:table-cell>
          <table:table-cell office:value-type="float" office:value="16.34">
            <text:p>16.34</text:p>
          </table:table-cell>
          <table:table-cell office:value-type="float" office:value="280">
            <text:p>280</text:p>
          </table:table-cell>
          <table:table-cell/>
          <table:table-cell table:formula="of:=([.$V$2]*(([.U160]/[.$V$3])+[.L161]*[.$X$2])+[.$W$2]*[.H161])*[.$V$3]" office:value-type="float" office:value="-57.5749495644502">
            <text:p>-57.5749495645</text:p>
          </table:table-cell>
          <table:table-cell table:number-columns-repeated="1003"/>
        </table:table-row>
        <table:table-row table:style-name="ro1">
          <table:table-cell office:value-type="string">
            <text:p>2014-02-01_17:09:35_732749</text:p>
          </table:table-cell>
          <table:table-cell office:value-type="float" office:value="1813136.8125">
            <text:p>1813136.8125</text:p>
          </table:table-cell>
          <table:table-cell office:value-type="float" office:value="16.1">
            <text:p>16.1</text:p>
          </table:table-cell>
          <table:table-cell office:value-type="float" office:value="6">
            <text:p>6</text:p>
          </table:table-cell>
          <table:table-cell office:value-type="float" office:value="130">
            <text:p>130</text:p>
          </table:table-cell>
          <table:table-cell office:value-type="float" office:value="-198">
            <text:p>-198</text:p>
          </table:table-cell>
          <table:table-cell office:value-type="float" office:value="-0.468017578125">
            <text:p>-0.4680175781</text:p>
          </table:table-cell>
          <table:table-cell table:formula="of:=[.G162]*[.$T$2]" office:value-type="float" office:value="-23.40087890625">
            <text:p>-23.4008789063</text:p>
          </table:table-cell>
          <table:table-cell office:value-type="float" office:value="0.2001953125">
            <text:p>0.2001953125</text:p>
          </table:table-cell>
          <table:table-cell table:formula="of:=[.I162]*[.$T$2]" office:value-type="float" office:value="10.009765625">
            <text:p>10.009765625</text:p>
          </table:table-cell>
          <table:table-cell office:value-type="float" office:value="0.646240234375">
            <text:p>0.6462402344</text:p>
          </table:table-cell>
          <table:table-cell office:value-type="float" office:value="-3.41984732824427">
            <text:p>-3.4198473282</text:p>
          </table:table-cell>
          <table:table-cell office:value-type="float" office:value="-0.595419847328244">
            <text:p>-0.5954198473</text:p>
          </table:table-cell>
          <table:table-cell office:value-type="float" office:value="0.618320610687023">
            <text:p>0.6183206107</text:p>
          </table:table-cell>
          <table:table-cell table:number-columns-repeated="3" office:value-type="float" office:value="0">
            <text:p>0</text:p>
          </table:table-cell>
          <table:table-cell office:value-type="float" office:value="16.64">
            <text:p>16.64</text:p>
          </table:table-cell>
          <table:table-cell office:value-type="float" office:value="281">
            <text:p>281</text:p>
          </table:table-cell>
          <table:table-cell/>
          <table:table-cell table:formula="of:=([.$V$2]*(([.U161]/[.$V$3])+[.L162]*[.$X$2])+[.$W$2]*[.H162])*[.$V$3]" office:value-type="float" office:value="-57.5617582276221">
            <text:p>-57.5617582276</text:p>
          </table:table-cell>
          <table:table-cell table:number-columns-repeated="1003"/>
        </table:table-row>
        <table:table-row table:style-name="ro1">
          <table:table-cell office:value-type="string">
            <text:p>2014-02-01_17:09:35_844905</text:p>
          </table:table-cell>
          <table:table-cell office:value-type="float" office:value="1824351.203125">
            <text:p>1824351.203125</text:p>
          </table:table-cell>
          <table:table-cell office:value-type="float" office:value="16.2">
            <text:p>16.2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float" office:value="-187">
            <text:p>-187</text:p>
          </table:table-cell>
          <table:table-cell office:value-type="float" office:value="-0.377197265625">
            <text:p>-0.3771972656</text:p>
          </table:table-cell>
          <table:table-cell table:formula="of:=[.G163]*[.$T$2]" office:value-type="float" office:value="-18.85986328125">
            <text:p>-18.8598632813</text:p>
          </table:table-cell>
          <table:table-cell office:value-type="float" office:value="0.411865234375">
            <text:p>0.4118652344</text:p>
          </table:table-cell>
          <table:table-cell table:formula="of:=[.I163]*[.$T$2]" office:value-type="float" office:value="20.59326171875">
            <text:p>20.5932617188</text:p>
          </table:table-cell>
          <table:table-cell office:value-type="float" office:value="1.466064453125">
            <text:p>1.4660644531</text:p>
          </table:table-cell>
          <table:table-cell office:value-type="float" office:value="-9.91603053435115">
            <text:p>-9.9160305344</text:p>
          </table:table-cell>
          <table:table-cell office:value-type="float" office:value="6.46564885496183">
            <text:p>6.465648855</text:p>
          </table:table-cell>
          <table:table-cell office:value-type="float" office:value="1.15267175572519">
            <text:p>1.1526717557</text:p>
          </table:table-cell>
          <table:table-cell table:number-columns-repeated="3" office:value-type="float" office:value="0">
            <text:p>0</text:p>
          </table:table-cell>
          <table:table-cell office:value-type="float" office:value="13.94">
            <text:p>13.94</text:p>
          </table:table-cell>
          <table:table-cell office:value-type="float" office:value="281">
            <text:p>281</text:p>
          </table:table-cell>
          <table:table-cell/>
          <table:table-cell table:formula="of:=([.$V$2]*(([.U162]/[.$V$3])+[.L163]*[.$X$2])+[.$W$2]*[.H163])*[.$V$3]" office:value-type="float" office:value="-58.7312623134275">
            <text:p>-58.7312623134</text:p>
          </table:table-cell>
          <table:table-cell table:number-columns-repeated="1003"/>
        </table:table-row>
        <table:table-row table:style-name="ro1">
          <table:table-cell office:value-type="string">
            <text:p>2014-02-01_17:09:35_958221</text:p>
          </table:table-cell>
          <table:table-cell office:value-type="float" office:value="1835684.296875">
            <text:p>1835684.296875</text:p>
          </table:table-cell>
          <table:table-cell office:value-type="float" office:value="16.3">
            <text:p>16.3</text:p>
          </table:table-cell>
          <table:table-cell office:value-type="float" office:value="-46">
            <text:p>-46</text:p>
          </table:table-cell>
          <table:table-cell office:value-type="float" office:value="152">
            <text:p>152</text:p>
          </table:table-cell>
          <table:table-cell office:value-type="float" office:value="-210">
            <text:p>-210</text:p>
          </table:table-cell>
          <table:table-cell office:value-type="float" office:value="-0.57470703125">
            <text:p>-0.5747070313</text:p>
          </table:table-cell>
          <table:table-cell table:formula="of:=[.G164]*[.$T$2]" office:value-type="float" office:value="-28.7353515625">
            <text:p>-28.7353515625</text:p>
          </table:table-cell>
          <table:table-cell office:value-type="float" office:value="0.371826171875">
            <text:p>0.3718261719</text:p>
          </table:table-cell>
          <table:table-cell table:formula="of:=[.I164]*[.$T$2]" office:value-type="float" office:value="18.59130859375">
            <text:p>18.5913085938</text:p>
          </table:table-cell>
          <table:table-cell office:value-type="float" office:value="0.96923828125">
            <text:p>0.9692382813</text:p>
          </table:table-cell>
          <table:table-cell office:value-type="float" office:value="-0.862595419847328">
            <text:p>-0.8625954198</text:p>
          </table:table-cell>
          <table:table-cell office:value-type="float" office:value="5.79389312977099">
            <text:p>5.7938931298</text:p>
          </table:table-cell>
          <table:table-cell office:value-type="float" office:value="0.175572519083969">
            <text:p>0.1755725191</text:p>
          </table:table-cell>
          <table:table-cell table:number-columns-repeated="3" office:value-type="float" office:value="0">
            <text:p>0</text:p>
          </table:table-cell>
          <table:table-cell office:value-type="float" office:value="15.37">
            <text:p>15.37</text:p>
          </table:table-cell>
          <table:table-cell office:value-type="float" office:value="281">
            <text:p>281</text:p>
          </table:table-cell>
          <table:table-cell/>
          <table:table-cell table:formula="of:=([.$V$2]*(([.U163]/[.$V$3])+[.L164]*[.$X$2])+[.$W$2]*[.H164])*[.$V$3]" office:value-type="float" office:value="-58.300412800699">
            <text:p>-58.3004128007</text:p>
          </table:table-cell>
          <table:table-cell table:number-columns-repeated="1003"/>
        </table:table-row>
        <table:table-row table:style-name="ro1">
          <table:table-cell office:value-type="string">
            <text:p>2014-02-01_17:09:36_070491</text:p>
          </table:table-cell>
          <table:table-cell office:value-type="float" office:value="1846910.109375">
            <text:p>1846910.109375</text:p>
          </table:table-cell>
          <table:table-cell office:value-type="float" office:value="16.4">
            <text:p>16.4</text:p>
          </table:table-cell>
          <table:table-cell office:value-type="float" office:value="-5">
            <text:p>-5</text:p>
          </table:table-cell>
          <table:table-cell office:value-type="float" office:value="154">
            <text:p>154</text:p>
          </table:table-cell>
          <table:table-cell office:value-type="float" office:value="-313">
            <text:p>-313</text:p>
          </table:table-cell>
          <table:table-cell office:value-type="float" office:value="-0.599609375">
            <text:p>-0.599609375</text:p>
          </table:table-cell>
          <table:table-cell table:formula="of:=[.G165]*[.$T$2]" office:value-type="float" office:value="-29.98046875">
            <text:p>-29.98046875</text:p>
          </table:table-cell>
          <table:table-cell office:value-type="float" office:value="-0.301025390625">
            <text:p>-0.3010253906</text:p>
          </table:table-cell>
          <table:table-cell table:formula="of:=[.I165]*[.$T$2]" office:value-type="float" office:value="-15.05126953125">
            <text:p>-15.0512695313</text:p>
          </table:table-cell>
          <table:table-cell office:value-type="float" office:value="1.66943359375">
            <text:p>1.6694335938</text:p>
          </table:table-cell>
          <table:table-cell office:value-type="float" office:value="-8.96946564885496">
            <text:p>-8.9694656489</text:p>
          </table:table-cell>
          <table:table-cell office:value-type="float" office:value="7.16030534351145">
            <text:p>7.1603053435</text:p>
          </table:table-cell>
          <table:table-cell office:value-type="float" office:value="1.32824427480916">
            <text:p>1.3282442748</text:p>
          </table:table-cell>
          <table:table-cell table:number-columns-repeated="3" office:value-type="float" office:value="0">
            <text:p>0</text:p>
          </table:table-cell>
          <table:table-cell office:value-type="float" office:value="14.35">
            <text:p>14.35</text:p>
          </table:table-cell>
          <table:table-cell office:value-type="float" office:value="282">
            <text:p>282</text:p>
          </table:table-cell>
          <table:table-cell/>
          <table:table-cell table:formula="of:=([.$V$2]*(([.U164]/[.$V$3])+[.L165]*[.$X$2])+[.$W$2]*[.H165])*[.$V$3]" office:value-type="float" office:value="-59.4920291868606">
            <text:p>-59.4920291869</text:p>
          </table:table-cell>
          <table:table-cell table:number-columns-repeated="1003"/>
        </table:table-row>
        <table:table-row table:style-name="ro1">
          <table:table-cell office:value-type="string">
            <text:p>2014-02-01_17:09:36_183712</text:p>
          </table:table-cell>
          <table:table-cell office:value-type="float" office:value="1858233.296875">
            <text:p>1858233.296875</text:p>
          </table:table-cell>
          <table:table-cell office:value-type="float" office:value="16.5">
            <text:p>16.5</text:p>
          </table:table-cell>
          <table:table-cell office:value-type="float" office:value="114">
            <text:p>114</text:p>
          </table:table-cell>
          <table:table-cell office:value-type="float" office:value="190">
            <text:p>190</text:p>
          </table:table-cell>
          <table:table-cell office:value-type="float" office:value="-116">
            <text:p>-116</text:p>
          </table:table-cell>
          <table:table-cell office:value-type="float" office:value="-0.658203125">
            <text:p>-0.658203125</text:p>
          </table:table-cell>
          <table:table-cell table:formula="of:=[.G166]*[.$T$2]" office:value-type="float" office:value="-32.91015625">
            <text:p>-32.91015625</text:p>
          </table:table-cell>
          <table:table-cell office:value-type="float" office:value="-0.21533203125">
            <text:p>-0.2153320313</text:p>
          </table:table-cell>
          <table:table-cell table:formula="of:=[.I166]*[.$T$2]" office:value-type="float" office:value="-10.7666015625">
            <text:p>-10.7666015625</text:p>
          </table:table-cell>
          <table:table-cell office:value-type="float" office:value="1.02099609375">
            <text:p>1.0209960938</text:p>
          </table:table-cell>
          <table:table-cell office:value-type="float" office:value="-0.129770992366412">
            <text:p>-0.1297709924</text:p>
          </table:table-cell>
          <table:table-cell office:value-type="float" office:value="4.93893129770992">
            <text:p>4.9389312977</text:p>
          </table:table-cell>
          <table:table-cell office:value-type="float" office:value="-0.83206106870229">
            <text:p>-0.8320610687</text:p>
          </table:table-cell>
          <table:table-cell table:number-columns-repeated="3" office:value-type="float" office:value="0">
            <text:p>0</text:p>
          </table:table-cell>
          <table:table-cell office:value-type="float" office:value="13.58">
            <text:p>13.58</text:p>
          </table:table-cell>
          <table:table-cell office:value-type="float" office:value="282">
            <text:p>282</text:p>
          </table:table-cell>
          <table:table-cell/>
          <table:table-cell table:formula="of:=([.$V$2]*(([.U165]/[.$V$3])+[.L166]*[.$X$2])+[.$W$2]*[.H166])*[.$V$3]" office:value-type="float" office:value="-58.9858268426272">
            <text:p>-58.9858268426</text:p>
          </table:table-cell>
          <table:table-cell table:number-columns-repeated="1003"/>
        </table:table-row>
        <table:table-row table:style-name="ro1">
          <table:table-cell office:value-type="string">
            <text:p>2014-02-01_17:09:36_296439</text:p>
          </table:table-cell>
          <table:table-cell office:value-type="float" office:value="1869504.609375">
            <text:p>1869504.609375</text:p>
          </table:table-cell>
          <table:table-cell office:value-type="float" office:value="16.6">
            <text:p>16.6</text:p>
          </table:table-cell>
          <table:table-cell office:value-type="float" office:value="-2">
            <text:p>-2</text:p>
          </table:table-cell>
          <table:table-cell office:value-type="float" office:value="91">
            <text:p>91</text:p>
          </table:table-cell>
          <table:table-cell office:value-type="float" office:value="-223">
            <text:p>-223</text:p>
          </table:table-cell>
          <table:table-cell office:value-type="float" office:value="-0.401611328125">
            <text:p>-0.4016113281</text:p>
          </table:table-cell>
          <table:table-cell table:formula="of:=[.G167]*[.$T$2]" office:value-type="float" office:value="-20.08056640625">
            <text:p>-20.0805664063</text:p>
          </table:table-cell>
          <table:table-cell office:value-type="float" office:value="-0.270263671875">
            <text:p>-0.2702636719</text:p>
          </table:table-cell>
          <table:table-cell table:formula="of:=[.I167]*[.$T$2]" office:value-type="float" office:value="-13.51318359375">
            <text:p>-13.5131835938</text:p>
          </table:table-cell>
          <table:table-cell office:value-type="float" office:value="1.544921875">
            <text:p>1.544921875</text:p>
          </table:table-cell>
          <table:table-cell office:value-type="float" office:value="-6.55725190839695">
            <text:p>-6.5572519084</text:p>
          </table:table-cell>
          <table:table-cell office:value-type="float" office:value="2.97709923664122">
            <text:p>2.9770992366</text:p>
          </table:table-cell>
          <table:table-cell office:value-type="float" office:value="1.3206106870229">
            <text:p>1.320610687</text:p>
          </table:table-cell>
          <table:table-cell table:number-columns-repeated="3" office:value-type="float" office:value="0">
            <text:p>0</text:p>
          </table:table-cell>
          <table:table-cell office:value-type="float" office:value="20.81">
            <text:p>20.81</text:p>
          </table:table-cell>
          <table:table-cell office:value-type="float" office:value="283">
            <text:p>283</text:p>
          </table:table-cell>
          <table:table-cell/>
          <table:table-cell table:formula="of:=([.$V$2]*(([.U166]/[.$V$3])+[.L167]*[.$X$2])+[.$W$2]*[.H167])*[.$V$3]" office:value-type="float" office:value="-59.4929430079455">
            <text:p>-59.4929430079</text:p>
          </table:table-cell>
          <table:table-cell table:number-columns-repeated="1003"/>
        </table:table-row>
        <table:table-row table:style-name="ro1">
          <table:table-cell office:value-type="string">
            <text:p>2014-02-01_17:09:36_410426</text:p>
          </table:table-cell>
          <table:table-cell office:value-type="float" office:value="1880904">
            <text:p>1880904</text:p>
          </table:table-cell>
          <table:table-cell office:value-type="float" office:value="16.7">
            <text:p>16.7</text:p>
          </table:table-cell>
          <table:table-cell office:value-type="float" office:value="138">
            <text:p>138</text:p>
          </table:table-cell>
          <table:table-cell office:value-type="float" office:value="220">
            <text:p>220</text:p>
          </table:table-cell>
          <table:table-cell office:value-type="float" office:value="-386">
            <text:p>-386</text:p>
          </table:table-cell>
          <table:table-cell office:value-type="float" office:value="-0.55859375">
            <text:p>-0.55859375</text:p>
          </table:table-cell>
          <table:table-cell table:formula="of:=[.G168]*[.$T$2]" office:value-type="float" office:value="-27.9296875">
            <text:p>-27.9296875</text:p>
          </table:table-cell>
          <table:table-cell office:value-type="float" office:value="0.193359375">
            <text:p>0.193359375</text:p>
          </table:table-cell>
          <table:table-cell table:formula="of:=[.I168]*[.$T$2]" office:value-type="float" office:value="9.66796875">
            <text:p>9.66796875</text:p>
          </table:table-cell>
          <table:table-cell office:value-type="float" office:value="0.23681640625">
            <text:p>0.2368164063</text:p>
          </table:table-cell>
          <table:table-cell office:value-type="float" office:value="-3.84732824427481">
            <text:p>-3.8473282443</text:p>
          </table:table-cell>
          <table:table-cell office:value-type="float" office:value="-3.87786259541985">
            <text:p>-3.8778625954</text:p>
          </table:table-cell>
          <table:table-cell office:value-type="float" office:value="0.282442748091603">
            <text:p>0.2824427481</text:p>
          </table:table-cell>
          <table:table-cell table:number-columns-repeated="3" office:value-type="float" office:value="0">
            <text:p>0</text:p>
          </table:table-cell>
          <table:table-cell office:value-type="float" office:value="33.42">
            <text:p>33.42</text:p>
          </table:table-cell>
          <table:table-cell office:value-type="float" office:value="283">
            <text:p>283</text:p>
          </table:table-cell>
          <table:table-cell/>
          <table:table-cell table:formula="of:=([.$V$2]*(([.U167]/[.$V$3])+[.L168]*[.$X$2])+[.$W$2]*[.H168])*[.$V$3]" office:value-type="float" office:value="-59.6157542336644">
            <text:p>-59.6157542337</text:p>
          </table:table-cell>
          <table:table-cell table:number-columns-repeated="1003"/>
        </table:table-row>
        <table:table-row table:style-name="ro1">
          <table:table-cell office:value-type="string">
            <text:p>2014-02-01_17:09:36_523046</text:p>
          </table:table-cell>
          <table:table-cell office:value-type="float" office:value="1892165.296875">
            <text:p>1892165.296875</text:p>
          </table:table-cell>
          <table:table-cell office:value-type="float" office:value="16.8">
            <text:p>16.8</text:p>
          </table:table-cell>
          <table:table-cell office:value-type="float" office:value="-47">
            <text:p>-47</text:p>
          </table:table-cell>
          <table:table-cell office:value-type="float" office:value="16">
            <text:p>16</text:p>
          </table:table-cell>
          <table:table-cell office:value-type="float" office:value="-200">
            <text:p>-200</text:p>
          </table:table-cell>
          <table:table-cell office:value-type="float" office:value="-0.56591796875">
            <text:p>-0.5659179688</text:p>
          </table:table-cell>
          <table:table-cell table:formula="of:=[.G169]*[.$T$2]" office:value-type="float" office:value="-28.2958984375">
            <text:p>-28.2958984375</text:p>
          </table:table-cell>
          <table:table-cell office:value-type="float" office:value="0.535888671875">
            <text:p>0.5358886719</text:p>
          </table:table-cell>
          <table:table-cell table:formula="of:=[.I169]*[.$T$2]" office:value-type="float" office:value="26.79443359375">
            <text:p>26.7944335938</text:p>
          </table:table-cell>
          <table:table-cell office:value-type="float" office:value="0.8984375">
            <text:p>0.8984375</text:p>
          </table:table-cell>
          <table:table-cell office:value-type="float" office:value="0.641221374045801">
            <text:p>0.641221374</text:p>
          </table:table-cell>
          <table:table-cell office:value-type="float" office:value="2.66412213740458">
            <text:p>2.6641221374</text:p>
          </table:table-cell>
          <table:table-cell office:value-type="float" office:value="-1.47328244274809">
            <text:p>-1.4732824427</text:p>
          </table:table-cell>
          <table:table-cell table:number-columns-repeated="3" office:value-type="float" office:value="0">
            <text:p>0</text:p>
          </table:table-cell>
          <table:table-cell office:value-type="float" office:value="22.9">
            <text:p>22.9</text:p>
          </table:table-cell>
          <table:table-cell office:value-type="float" office:value="283">
            <text:p>283</text:p>
          </table:table-cell>
          <table:table-cell/>
          <table:table-cell table:formula="of:=([.$V$2]*(([.U168]/[.$V$3])+[.L169]*[.$X$2])+[.$W$2]*[.H169])*[.$V$3]" office:value-type="float" office:value="-58.8636777284282">
            <text:p>-58.8636777284</text:p>
          </table:table-cell>
          <table:table-cell table:number-columns-repeated="1003"/>
        </table:table-row>
        <table:table-row table:style-name="ro1">
          <table:table-cell office:value-type="string">
            <text:p>2014-02-01_17:09:36_636465</text:p>
          </table:table-cell>
          <table:table-cell office:value-type="float" office:value="1903507.296875">
            <text:p>1903507.296875</text:p>
          </table:table-cell>
          <table:table-cell office:value-type="float" office:value="16.9">
            <text:p>16.9</text:p>
          </table:table-cell>
          <table:table-cell office:value-type="float" office:value="-39">
            <text:p>-39</text:p>
          </table:table-cell>
          <table:table-cell office:value-type="float" office:value="37">
            <text:p>37</text:p>
          </table:table-cell>
          <table:table-cell office:value-type="float" office:value="-204">
            <text:p>-204</text:p>
          </table:table-cell>
          <table:table-cell office:value-type="float" office:value="-0.595947265625">
            <text:p>-0.5959472656</text:p>
          </table:table-cell>
          <table:table-cell table:formula="of:=[.G170]*[.$T$2]" office:value-type="float" office:value="-29.79736328125">
            <text:p>-29.7973632813</text:p>
          </table:table-cell>
          <table:table-cell office:value-type="float" office:value="-0.2158203125">
            <text:p>-0.2158203125</text:p>
          </table:table-cell>
          <table:table-cell table:formula="of:=[.I170]*[.$T$2]" office:value-type="float" office:value="-10.791015625">
            <text:p>-10.791015625</text:p>
          </table:table-cell>
          <table:table-cell office:value-type="float" office:value="1.08447265625">
            <text:p>1.0844726563</text:p>
          </table:table-cell>
          <table:table-cell office:value-type="float" office:value="0.0763358778625954">
            <text:p>0.0763358779</text:p>
          </table:table-cell>
          <table:table-cell office:value-type="float" office:value="3.79389312977099">
            <text:p>3.7938931298</text:p>
          </table:table-cell>
          <table:table-cell office:value-type="float" office:value="-0.419847328244275">
            <text:p>-0.4198473282</text:p>
          </table:table-cell>
          <table:table-cell table:number-columns-repeated="3" office:value-type="float" office:value="0">
            <text:p>0</text:p>
          </table:table-cell>
          <table:table-cell office:value-type="float" office:value="23.61">
            <text:p>23.61</text:p>
          </table:table-cell>
          <table:table-cell office:value-type="float" office:value="284">
            <text:p>284</text:p>
          </table:table-cell>
          <table:table-cell/>
          <table:table-cell table:formula="of:=([.$V$2]*(([.U169]/[.$V$3])+[.L170]*[.$X$2])+[.$W$2]*[.H170])*[.$V$3]" office:value-type="float" office:value="-58.2673896074235">
            <text:p>-58.2673896074</text:p>
          </table:table-cell>
          <table:table-cell table:number-columns-repeated="1003"/>
        </table:table-row>
        <table:table-row table:style-name="ro1">
          <table:table-cell office:value-type="string">
            <text:p>2014-02-01_17:09:36_749664</text:p>
          </table:table-cell>
          <table:table-cell office:value-type="float" office:value="1914827.109375">
            <text:p>1914827.109375</text:p>
          </table:table-cell>
          <table:table-cell office:value-type="float" office:value="17">
            <text:p>17</text:p>
          </table:table-cell>
          <table:table-cell office:value-type="float" office:value="149">
            <text:p>149</text:p>
          </table:table-cell>
          <table:table-cell office:value-type="float" office:value="55">
            <text:p>55</text:p>
          </table:table-cell>
          <table:table-cell office:value-type="float" office:value="-301">
            <text:p>-301</text:p>
          </table:table-cell>
          <table:table-cell office:value-type="float" office:value="-0.535400390625">
            <text:p>-0.5354003906</text:p>
          </table:table-cell>
          <table:table-cell table:formula="of:=[.G171]*[.$T$2]" office:value-type="float" office:value="-26.77001953125">
            <text:p>-26.7700195313</text:p>
          </table:table-cell>
          <table:table-cell office:value-type="float" office:value="0.057373046875">
            <text:p>0.0573730469</text:p>
          </table:table-cell>
          <table:table-cell table:formula="of:=[.I171]*[.$T$2]" office:value-type="float" office:value="2.86865234375">
            <text:p>2.8686523438</text:p>
          </table:table-cell>
          <table:table-cell office:value-type="float" office:value="0.570556640625">
            <text:p>0.5705566406</text:p>
          </table:table-cell>
          <table:table-cell office:value-type="float" office:value="-10.2977099236641">
            <text:p>-10.2977099237</text:p>
          </table:table-cell>
          <table:table-cell office:value-type="float" office:value="-0.839694656488549">
            <text:p>-0.8396946565</text:p>
          </table:table-cell>
          <table:table-cell office:value-type="float" office:value="-0.442748091603054">
            <text:p>-0.4427480916</text:p>
          </table:table-cell>
          <table:table-cell table:number-columns-repeated="3" office:value-type="float" office:value="0">
            <text:p>0</text:p>
          </table:table-cell>
          <table:table-cell office:value-type="float" office:value="23.09">
            <text:p>23.09</text:p>
          </table:table-cell>
          <table:table-cell office:value-type="float" office:value="284">
            <text:p>284</text:p>
          </table:table-cell>
          <table:table-cell/>
          <table:table-cell table:formula="of:=([.$V$2]*(([.U170]/[.$V$3])+[.L171]*[.$X$2])+[.$W$2]*[.H171])*[.$V$3]" office:value-type="float" office:value="-59.6557933509382">
            <text:p>-59.6557933509</text:p>
          </table:table-cell>
          <table:table-cell table:number-columns-repeated="1003"/>
        </table:table-row>
        <table:table-row table:style-name="ro1">
          <table:table-cell office:value-type="string">
            <text:p>2014-02-01_17:09:36_863213</text:p>
          </table:table-cell>
          <table:table-cell office:value-type="float" office:value="1926183.3125">
            <text:p>1926183.3125</text:p>
          </table:table-cell>
          <table:table-cell office:value-type="float" office:value="17.1">
            <text:p>17.1</text:p>
          </table:table-cell>
          <table:table-cell office:value-type="float" office:value="-107">
            <text:p>-107</text:p>
          </table:table-cell>
          <table:table-cell office:value-type="float" office:value="76">
            <text:p>76</text:p>
          </table:table-cell>
          <table:table-cell office:value-type="float" office:value="-211">
            <text:p>-211</text:p>
          </table:table-cell>
          <table:table-cell office:value-type="float" office:value="-0.63330078125">
            <text:p>-0.6333007813</text:p>
          </table:table-cell>
          <table:table-cell table:formula="of:=[.G172]*[.$T$2]" office:value-type="float" office:value="-31.6650390625">
            <text:p>-31.6650390625</text:p>
          </table:table-cell>
          <table:table-cell office:value-type="float" office:value="0.400390625">
            <text:p>0.400390625</text:p>
          </table:table-cell>
          <table:table-cell table:formula="of:=[.I172]*[.$T$2]" office:value-type="float" office:value="20.01953125">
            <text:p>20.01953125</text:p>
          </table:table-cell>
          <table:table-cell office:value-type="float" office:value="1.00390625">
            <text:p>1.00390625</text:p>
          </table:table-cell>
          <table:table-cell office:value-type="float" office:value="10.1526717557252">
            <text:p>10.1526717557</text:p>
          </table:table-cell>
          <table:table-cell office:value-type="float" office:value="3.03053435114504">
            <text:p>3.0305343511</text:p>
          </table:table-cell>
          <table:table-cell office:value-type="float" office:value="-1.37404580152672">
            <text:p>-1.3740458015</text:p>
          </table:table-cell>
          <table:table-cell table:number-columns-repeated="3" office:value-type="float" office:value="0">
            <text:p>0</text:p>
          </table:table-cell>
          <table:table-cell office:value-type="float" office:value="24.48">
            <text:p>24.48</text:p>
          </table:table-cell>
          <table:table-cell office:value-type="float" office:value="284">
            <text:p>284</text:p>
          </table:table-cell>
          <table:table-cell/>
          <table:table-cell table:formula="of:=([.$V$2]*(([.U171]/[.$V$3])+[.L172]*[.$X$2])+[.$W$2]*[.H172])*[.$V$3]" office:value-type="float" office:value="-57.1060546010473">
            <text:p>-57.106054601</text:p>
          </table:table-cell>
          <table:table-cell table:number-columns-repeated="1003"/>
        </table:table-row>
        <table:table-row table:style-name="ro1">
          <table:table-cell office:value-type="string">
            <text:p>2014-02-01_17:09:36_975528</text:p>
          </table:table-cell>
          <table:table-cell office:value-type="float" office:value="1937413.40625">
            <text:p>1937413.40625</text:p>
          </table:table-cell>
          <table:table-cell office:value-type="float" office:value="17.2">
            <text:p>17.2</text:p>
          </table:table-cell>
          <table:table-cell office:value-type="float" office:value="-59">
            <text:p>-59</text:p>
          </table:table-cell>
          <table:table-cell office:value-type="float" office:value="190">
            <text:p>190</text:p>
          </table:table-cell>
          <table:table-cell office:value-type="float" office:value="-274">
            <text:p>-274</text:p>
          </table:table-cell>
          <table:table-cell office:value-type="float" office:value="-0.243896484375">
            <text:p>-0.2438964844</text:p>
          </table:table-cell>
          <table:table-cell table:formula="of:=[.G173]*[.$T$2]" office:value-type="float" office:value="-12.19482421875">
            <text:p>-12.1948242188</text:p>
          </table:table-cell>
          <table:table-cell office:value-type="float" office:value="-0.477783203125">
            <text:p>-0.4777832031</text:p>
          </table:table-cell>
          <table:table-cell table:formula="of:=[.I173]*[.$T$2]" office:value-type="float" office:value="-23.88916015625">
            <text:p>-23.8891601563</text:p>
          </table:table-cell>
          <table:table-cell office:value-type="float" office:value="0.526611328125">
            <text:p>0.5266113281</text:p>
          </table:table-cell>
          <table:table-cell office:value-type="float" office:value="-9.63358778625954">
            <text:p>-9.6335877863</text:p>
          </table:table-cell>
          <table:table-cell office:value-type="float" office:value="2.47328244274809">
            <text:p>2.4732824427</text:p>
          </table:table-cell>
          <table:table-cell office:value-type="float" office:value="2.29007633587786">
            <text:p>2.2900763359</text:p>
          </table:table-cell>
          <table:table-cell table:number-columns-repeated="3" office:value-type="float" office:value="0">
            <text:p>0</text:p>
          </table:table-cell>
          <table:table-cell office:value-type="float" office:value="17.76">
            <text:p>17.76</text:p>
          </table:table-cell>
          <table:table-cell office:value-type="float" office:value="285">
            <text:p>285</text:p>
          </table:table-cell>
          <table:table-cell/>
          <table:table-cell table:formula="of:=([.$V$2]*(([.U172]/[.$V$3])+[.L173]*[.$X$2])+[.$W$2]*[.H173])*[.$V$3]" office:value-type="float" office:value="-58.0960131995082">
            <text:p>-58.0960131995</text:p>
          </table:table-cell>
          <table:table-cell table:number-columns-repeated="1003"/>
        </table:table-row>
        <table:table-row table:style-name="ro1">
          <table:table-cell office:value-type="string">
            <text:p>2014-02-01_17:09:37_089168</text:p>
          </table:table-cell>
          <table:table-cell office:value-type="float" office:value="1948778.59375">
            <text:p>1948778.59375</text:p>
          </table:table-cell>
          <table:table-cell office:value-type="float" office:value="17.3">
            <text:p>17.3</text:p>
          </table:table-cell>
          <table:table-cell office:value-type="float" office:value="146">
            <text:p>146</text:p>
          </table:table-cell>
          <table:table-cell office:value-type="float" office:value="177">
            <text:p>177</text:p>
          </table:table-cell>
          <table:table-cell office:value-type="float" office:value="-278">
            <text:p>-278</text:p>
          </table:table-cell>
          <table:table-cell office:value-type="float" office:value="-0.461181640625">
            <text:p>-0.4611816406</text:p>
          </table:table-cell>
          <table:table-cell table:formula="of:=[.G174]*[.$T$2]" office:value-type="float" office:value="-23.05908203125">
            <text:p>-23.0590820313</text:p>
          </table:table-cell>
          <table:table-cell office:value-type="float" office:value="0.069580078125">
            <text:p>0.0695800781</text:p>
          </table:table-cell>
          <table:table-cell table:formula="of:=[.I174]*[.$T$2]" office:value-type="float" office:value="3.47900390625">
            <text:p>3.4790039063</text:p>
          </table:table-cell>
          <table:table-cell office:value-type="float" office:value="0.733154296875">
            <text:p>0.7331542969</text:p>
          </table:table-cell>
          <table:table-cell office:value-type="float" office:value="-11.6106870229008">
            <text:p>-11.6106870229</text:p>
          </table:table-cell>
          <table:table-cell office:value-type="float" office:value="-4.30534351145038">
            <text:p>-4.3053435115</text:p>
          </table:table-cell>
          <table:table-cell office:value-type="float" office:value="-1.6030534351145">
            <text:p>-1.6030534351</text:p>
          </table:table-cell>
          <table:table-cell table:number-columns-repeated="3" office:value-type="float" office:value="0">
            <text:p>0</text:p>
          </table:table-cell>
          <table:table-cell office:value-type="float" office:value="21.2">
            <text:p>21.2</text:p>
          </table:table-cell>
          <table:table-cell office:value-type="float" office:value="285">
            <text:p>285</text:p>
          </table:table-cell>
          <table:table-cell/>
          <table:table-cell table:formula="of:=([.$V$2]*(([.U173]/[.$V$3])+[.L174]*[.$X$2])+[.$W$2]*[.H174])*[.$V$3]" office:value-type="float" office:value="-59.6709692326316">
            <text:p>-59.6709692326</text:p>
          </table:table-cell>
          <table:table-cell table:number-columns-repeated="1003"/>
        </table:table-row>
        <table:table-row table:style-name="ro1">
          <table:table-cell office:value-type="string">
            <text:p>2014-02-01_17:09:37_202126</text:p>
          </table:table-cell>
          <table:table-cell office:value-type="float" office:value="1960073.796875">
            <text:p>1960073.796875</text:p>
          </table:table-cell>
          <table:table-cell office:value-type="float" office:value="17.4">
            <text:p>17.4</text:p>
          </table:table-cell>
          <table:table-cell office:value-type="float" office:value="-106">
            <text:p>-106</text:p>
          </table:table-cell>
          <table:table-cell office:value-type="float" office:value="-36">
            <text:p>-36</text:p>
          </table:table-cell>
          <table:table-cell office:value-type="float" office:value="-116">
            <text:p>-116</text:p>
          </table:table-cell>
          <table:table-cell office:value-type="float" office:value="-0.617431640625">
            <text:p>-0.6174316406</text:p>
          </table:table-cell>
          <table:table-cell table:formula="of:=[.G175]*[.$T$2]" office:value-type="float" office:value="-30.87158203125">
            <text:p>-30.8715820313</text:p>
          </table:table-cell>
          <table:table-cell office:value-type="float" office:value="-0.22216796875">
            <text:p>-0.2221679688</text:p>
          </table:table-cell>
          <table:table-cell table:formula="of:=[.I175]*[.$T$2]" office:value-type="float" office:value="-11.1083984375">
            <text:p>-11.1083984375</text:p>
          </table:table-cell>
          <table:table-cell office:value-type="float" office:value="0.743896484375">
            <text:p>0.7438964844</text:p>
          </table:table-cell>
          <table:table-cell office:value-type="float" office:value="-3.27480916030534">
            <text:p>-3.2748091603</text:p>
          </table:table-cell>
          <table:table-cell office:value-type="float" office:value="-0.198473282442748">
            <text:p>-0.1984732824</text:p>
          </table:table-cell>
          <table:table-cell office:value-type="float" office:value="-3.02290076335878">
            <text:p>-3.0229007634</text:p>
          </table:table-cell>
          <table:table-cell table:number-columns-repeated="3" office:value-type="float" office:value="0">
            <text:p>0</text:p>
          </table:table-cell>
          <table:table-cell office:value-type="float" office:value="19.67">
            <text:p>19.67</text:p>
          </table:table-cell>
          <table:table-cell office:value-type="float" office:value="286">
            <text:p>286</text:p>
          </table:table-cell>
          <table:table-cell/>
          <table:table-cell table:formula="of:=([.$V$2]*(([.U174]/[.$V$3])+[.L175]*[.$X$2])+[.$W$2]*[.H175])*[.$V$3]" office:value-type="float" office:value="-59.7368440840238">
            <text:p>-59.736844084</text:p>
          </table:table-cell>
          <table:table-cell table:number-columns-repeated="1003"/>
        </table:table-row>
        <table:table-row table:style-name="ro1">
          <table:table-cell office:value-type="string">
            <text:p>2014-02-01_17:09:37_315346</text:p>
          </table:table-cell>
          <table:table-cell office:value-type="float" office:value="1971402.609375">
            <text:p>1971402.609375</text:p>
          </table:table-cell>
          <table:table-cell office:value-type="float" office:value="17.5">
            <text:p>17.5</text:p>
          </table:table-cell>
          <table:table-cell office:value-type="float" office:value="86">
            <text:p>86</text:p>
          </table:table-cell>
          <table:table-cell office:value-type="float" office:value="242">
            <text:p>242</text:p>
          </table:table-cell>
          <table:table-cell office:value-type="float" office:value="-182">
            <text:p>-182</text:p>
          </table:table-cell>
          <table:table-cell office:value-type="float" office:value="-0.51416015625">
            <text:p>-0.5141601563</text:p>
          </table:table-cell>
          <table:table-cell table:formula="of:=[.G176]*[.$T$2]" office:value-type="float" office:value="-25.7080078125">
            <text:p>-25.7080078125</text:p>
          </table:table-cell>
          <table:table-cell office:value-type="float" office:value="-0.179443359375">
            <text:p>-0.1794433594</text:p>
          </table:table-cell>
          <table:table-cell table:formula="of:=[.I176]*[.$T$2]" office:value-type="float" office:value="-8.97216796875">
            <text:p>-8.9721679688</text:p>
          </table:table-cell>
          <table:table-cell office:value-type="float" office:value="1.249755859375">
            <text:p>1.2497558594</text:p>
          </table:table-cell>
          <table:table-cell office:value-type="float" office:value="-1.70229007633588">
            <text:p>-1.7022900763</text:p>
          </table:table-cell>
          <table:table-cell office:value-type="float" office:value="2.38931297709924">
            <text:p>2.3893129771</text:p>
          </table:table-cell>
          <table:table-cell office:value-type="float" office:value="0.213740458015267">
            <text:p>0.213740458</text:p>
          </table:table-cell>
          <table:table-cell table:number-columns-repeated="3" office:value-type="float" office:value="0">
            <text:p>0</text:p>
          </table:table-cell>
          <table:table-cell office:value-type="float" office:value="18.58">
            <text:p>18.58</text:p>
          </table:table-cell>
          <table:table-cell office:value-type="float" office:value="286">
            <text:p>286</text:p>
          </table:table-cell>
          <table:table-cell/>
          <table:table-cell table:formula="of:=([.$V$2]*(([.U175]/[.$V$3])+[.L176]*[.$X$2])+[.$W$2]*[.H176])*[.$V$3]" office:value-type="float" office:value="-59.3899162135552">
            <text:p>-59.3899162136</text:p>
          </table:table-cell>
          <table:table-cell table:number-columns-repeated="1003"/>
        </table:table-row>
        <table:table-row table:style-name="ro1">
          <table:table-cell office:value-type="string">
            <text:p>2014-02-01_17:09:37_427957</text:p>
          </table:table-cell>
          <table:table-cell office:value-type="float" office:value="1982656.90625">
            <text:p>1982656.90625</text:p>
          </table:table-cell>
          <table:table-cell office:value-type="float" office:value="17.6">
            <text:p>17.6</text:p>
          </table:table-cell>
          <table:table-cell office:value-type="float" office:value="119">
            <text:p>119</text:p>
          </table:table-cell>
          <table:table-cell office:value-type="float" office:value="109">
            <text:p>109</text:p>
          </table:table-cell>
          <table:table-cell office:value-type="float" office:value="-209">
            <text:p>-209</text:p>
          </table:table-cell>
          <table:table-cell office:value-type="float" office:value="-0.3486328125">
            <text:p>-0.3486328125</text:p>
          </table:table-cell>
          <table:table-cell table:formula="of:=[.G177]*[.$T$2]" office:value-type="float" office:value="-17.431640625">
            <text:p>-17.431640625</text:p>
          </table:table-cell>
          <table:table-cell office:value-type="float" office:value="0.364501953125">
            <text:p>0.3645019531</text:p>
          </table:table-cell>
          <table:table-cell table:formula="of:=[.I177]*[.$T$2]" office:value-type="float" office:value="18.22509765625">
            <text:p>18.2250976563</text:p>
          </table:table-cell>
          <table:table-cell office:value-type="float" office:value="0.851806640625">
            <text:p>0.8518066406</text:p>
          </table:table-cell>
          <table:table-cell office:value-type="float" office:value="-5.12977099236641">
            <text:p>-5.1297709924</text:p>
          </table:table-cell>
          <table:table-cell office:value-type="float" office:value="5.57251908396947">
            <text:p>5.572519084</text:p>
          </table:table-cell>
          <table:table-cell office:value-type="float" office:value="1.37404580152672">
            <text:p>1.3740458015</text:p>
          </table:table-cell>
          <table:table-cell table:number-columns-repeated="3" office:value-type="float" office:value="0">
            <text:p>0</text:p>
          </table:table-cell>
          <table:table-cell office:value-type="float" office:value="16.96">
            <text:p>16.96</text:p>
          </table:table-cell>
          <table:table-cell office:value-type="float" office:value="286">
            <text:p>286</text:p>
          </table:table-cell>
          <table:table-cell/>
          <table:table-cell table:formula="of:=([.$V$2]*(([.U176]/[.$V$3])+[.L177]*[.$X$2])+[.$W$2]*[.H177])*[.$V$3]" office:value-type="float" office:value="-59.5561858162879">
            <text:p>-59.5561858163</text:p>
          </table:table-cell>
          <table:table-cell table:number-columns-repeated="1003"/>
        </table:table-row>
        <table:table-row table:style-name="ro1">
          <table:table-cell office:value-type="string">
            <text:p>2014-02-01_17:09:37_541371</text:p>
          </table:table-cell>
          <table:table-cell office:value-type="float" office:value="1993997.8125">
            <text:p>1993997.8125</text:p>
          </table:table-cell>
          <table:table-cell office:value-type="float" office:value="17.7">
            <text:p>17.7</text:p>
          </table:table-cell>
          <table:table-cell office:value-type="float" office:value="194">
            <text:p>194</text:p>
          </table:table-cell>
          <table:table-cell office:value-type="float" office:value="222">
            <text:p>222</text:p>
          </table:table-cell>
          <table:table-cell office:value-type="float" office:value="-320">
            <text:p>-320</text:p>
          </table:table-cell>
          <table:table-cell office:value-type="float" office:value="-0.601318359375">
            <text:p>-0.6013183594</text:p>
          </table:table-cell>
          <table:table-cell table:formula="of:=[.G178]*[.$T$2]" office:value-type="float" office:value="-30.06591796875">
            <text:p>-30.0659179688</text:p>
          </table:table-cell>
          <table:table-cell office:value-type="float" office:value="-0.224853515625">
            <text:p>-0.2248535156</text:p>
          </table:table-cell>
          <table:table-cell table:formula="of:=[.I178]*[.$T$2]" office:value-type="float" office:value="-11.24267578125">
            <text:p>-11.2426757813</text:p>
          </table:table-cell>
          <table:table-cell office:value-type="float" office:value="0.854248046875">
            <text:p>0.8542480469</text:p>
          </table:table-cell>
          <table:table-cell office:value-type="float" office:value="2.45038167938931">
            <text:p>2.4503816794</text:p>
          </table:table-cell>
          <table:table-cell office:value-type="float" office:value="-0.122137404580153">
            <text:p>-0.1221374046</text:p>
          </table:table-cell>
          <table:table-cell office:value-type="float" office:value="-2.86259541984733">
            <text:p>-2.8625954198</text:p>
          </table:table-cell>
          <table:table-cell table:number-columns-repeated="3" office:value-type="float" office:value="0">
            <text:p>0</text:p>
          </table:table-cell>
          <table:table-cell office:value-type="float" office:value="22.78">
            <text:p>22.78</text:p>
          </table:table-cell>
          <table:table-cell office:value-type="float" office:value="287">
            <text:p>287</text:p>
          </table:table-cell>
          <table:table-cell/>
          <table:table-cell table:formula="of:=([.$V$2]*(([.U177]/[.$V$3])+[.L178]*[.$X$2])+[.$W$2]*[.H178])*[.$V$3]" office:value-type="float" office:value="-58.4861056501768">
            <text:p>-58.4861056502</text:p>
          </table:table-cell>
          <table:table-cell table:number-columns-repeated="1003"/>
        </table:table-row>
        <table:table-row table:style-name="ro1">
          <table:table-cell office:value-type="string">
            <text:p>2014-02-01_17:09:37_653673</text:p>
          </table:table-cell>
          <table:table-cell office:value-type="float" office:value="2005228.203125">
            <text:p>2005228.203125</text:p>
          </table:table-cell>
          <table:table-cell office:value-type="float" office:value="17.8">
            <text:p>17.8</text:p>
          </table:table-cell>
          <table:table-cell office:value-type="float" office:value="-6">
            <text:p>-6</text:p>
          </table:table-cell>
          <table:table-cell office:value-type="float" office:value="237">
            <text:p>237</text:p>
          </table:table-cell>
          <table:table-cell office:value-type="float" office:value="-157">
            <text:p>-157</text:p>
          </table:table-cell>
          <table:table-cell office:value-type="float" office:value="-0.468017578125">
            <text:p>-0.4680175781</text:p>
          </table:table-cell>
          <table:table-cell table:formula="of:=[.G179]*[.$T$2]" office:value-type="float" office:value="-23.40087890625">
            <text:p>-23.4008789063</text:p>
          </table:table-cell>
          <table:table-cell office:value-type="float" office:value="0.289306640625">
            <text:p>0.2893066406</text:p>
          </table:table-cell>
          <table:table-cell table:formula="of:=[.I179]*[.$T$2]" office:value-type="float" office:value="14.46533203125">
            <text:p>14.4653320313</text:p>
          </table:table-cell>
          <table:table-cell office:value-type="float" office:value="0.546875">
            <text:p>0.546875</text:p>
          </table:table-cell>
          <table:table-cell office:value-type="float" office:value="-10.9618320610687">
            <text:p>-10.9618320611</text:p>
          </table:table-cell>
          <table:table-cell office:value-type="float" office:value="-3.12213740458015">
            <text:p>-3.1221374046</text:p>
          </table:table-cell>
          <table:table-cell office:value-type="float" office:value="-2.79389312977099">
            <text:p>-2.7938931298</text:p>
          </table:table-cell>
          <table:table-cell table:number-columns-repeated="3" office:value-type="float" office:value="0">
            <text:p>0</text:p>
          </table:table-cell>
          <table:table-cell office:value-type="float" office:value="17.07">
            <text:p>17.07</text:p>
          </table:table-cell>
          <table:table-cell office:value-type="float" office:value="287">
            <text:p>287</text:p>
          </table:table-cell>
          <table:table-cell/>
          <table:table-cell table:formula="of:=([.$V$2]*(([.U178]/[.$V$3])+[.L179]*[.$X$2])+[.$W$2]*[.H179])*[.$V$3]" office:value-type="float" office:value="-59.9329201992678">
            <text:p>-59.9329201993</text:p>
          </table:table-cell>
          <table:table-cell table:number-columns-repeated="1003"/>
        </table:table-row>
        <table:table-row table:style-name="ro1">
          <table:table-cell office:value-type="string">
            <text:p>2014-02-01_17:09:37_766876</text:p>
          </table:table-cell>
          <table:table-cell office:value-type="float" office:value="2016548.296875">
            <text:p>2016548.296875</text:p>
          </table:table-cell>
          <table:table-cell office:value-type="float" office:value="17.9">
            <text:p>17.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-177">
            <text:p>-177</text:p>
          </table:table-cell>
          <table:table-cell office:value-type="float" office:value="-0.4970703125">
            <text:p>-0.4970703125</text:p>
          </table:table-cell>
          <table:table-cell table:formula="of:=[.G180]*[.$T$2]" office:value-type="float" office:value="-24.853515625">
            <text:p>-24.853515625</text:p>
          </table:table-cell>
          <table:table-cell office:value-type="float" office:value="0.29638671875">
            <text:p>0.2963867188</text:p>
          </table:table-cell>
          <table:table-cell table:formula="of:=[.I180]*[.$T$2]" office:value-type="float" office:value="14.8193359375">
            <text:p>14.8193359375</text:p>
          </table:table-cell>
          <table:table-cell office:value-type="float" office:value="0.17626953125">
            <text:p>0.1762695313</text:p>
          </table:table-cell>
          <table:table-cell office:value-type="float" office:value="-9.16793893129771">
            <text:p>-9.1679389313</text:p>
          </table:table-cell>
          <table:table-cell office:value-type="float" office:value="-4.83206106870229">
            <text:p>-4.8320610687</text:p>
          </table:table-cell>
          <table:table-cell office:value-type="float" office:value="-1.6030534351145">
            <text:p>-1.6030534351</text:p>
          </table:table-cell>
          <table:table-cell table:number-columns-repeated="3" office:value-type="float" office:value="0">
            <text:p>0</text:p>
          </table:table-cell>
          <table:table-cell office:value-type="float" office:value="18.09">
            <text:p>18.09</text:p>
          </table:table-cell>
          <table:table-cell office:value-type="float" office:value="288">
            <text:p>288</text:p>
          </table:table-cell>
          <table:table-cell/>
          <table:table-cell table:formula="of:=([.$V$2]*(([.U179]/[.$V$3])+[.L180]*[.$X$2])+[.$W$2]*[.H180])*[.$V$3]" office:value-type="float" office:value="-61.0282481383168">
            <text:p>-61.0282481383</text:p>
          </table:table-cell>
          <table:table-cell table:number-columns-repeated="1003"/>
        </table:table-row>
        <table:table-row table:style-name="ro1">
          <table:table-cell office:value-type="string">
            <text:p>2014-02-01_17:09:37_879457</text:p>
          </table:table-cell>
          <table:table-cell office:value-type="float" office:value="2027806.296875">
            <text:p>2027806.296875</text:p>
          </table:table-cell>
          <table:table-cell office:value-type="float" office:value="18">
            <text:p>18</text:p>
          </table:table-cell>
          <table:table-cell office:value-type="float" office:value="205">
            <text:p>205</text:p>
          </table:table-cell>
          <table:table-cell office:value-type="float" office:value="274">
            <text:p>274</text:p>
          </table:table-cell>
          <table:table-cell office:value-type="float" office:value="-167">
            <text:p>-167</text:p>
          </table:table-cell>
          <table:table-cell office:value-type="float" office:value="-0.49267578125">
            <text:p>-0.4926757813</text:p>
          </table:table-cell>
          <table:table-cell table:formula="of:=[.G181]*[.$T$2]" office:value-type="float" office:value="-24.6337890625">
            <text:p>-24.6337890625</text:p>
          </table:table-cell>
          <table:table-cell office:value-type="float" office:value="0.218505859375">
            <text:p>0.2185058594</text:p>
          </table:table-cell>
          <table:table-cell table:formula="of:=[.I181]*[.$T$2]" office:value-type="float" office:value="10.92529296875">
            <text:p>10.9252929688</text:p>
          </table:table-cell>
          <table:table-cell office:value-type="float" office:value="0.97265625">
            <text:p>0.97265625</text:p>
          </table:table-cell>
          <table:table-cell office:value-type="float" office:value="-0.534351145038168">
            <text:p>-0.534351145</text:p>
          </table:table-cell>
          <table:table-cell office:value-type="float" office:value="-5.25190839694657">
            <text:p>-5.2519083969</text:p>
          </table:table-cell>
          <table:table-cell office:value-type="float" office:value="-1.43511450381679">
            <text:p>-1.4351145038</text:p>
          </table:table-cell>
          <table:table-cell table:number-columns-repeated="3" office:value-type="float" office:value="0">
            <text:p>0</text:p>
          </table:table-cell>
          <table:table-cell office:value-type="float" office:value="17.56">
            <text:p>17.56</text:p>
          </table:table-cell>
          <table:table-cell office:value-type="float" office:value="288">
            <text:p>288</text:p>
          </table:table-cell>
          <table:table-cell/>
          <table:table-cell table:formula="of:=([.$V$2]*(([.U180]/[.$V$3])+[.L181]*[.$X$2])+[.$W$2]*[.H181])*[.$V$3]" office:value-type="float" office:value="-60.4050917812279">
            <text:p>-60.4050917812</text:p>
          </table:table-cell>
          <table:table-cell table:number-columns-repeated="1003"/>
        </table:table-row>
        <table:table-row table:style-name="ro1">
          <table:table-cell office:value-type="string">
            <text:p>2014-02-01_17:09:37_992644</text:p>
          </table:table-cell>
          <table:table-cell office:value-type="float" office:value="2039126.109375">
            <text:p>2039126.109375</text:p>
          </table:table-cell>
          <table:table-cell office:value-type="float" office:value="18.1">
            <text:p>18.1</text:p>
          </table:table-cell>
          <table:table-cell office:value-type="float" office:value="53">
            <text:p>53</text:p>
          </table:table-cell>
          <table:table-cell office:value-type="float" office:value="316">
            <text:p>316</text:p>
          </table:table-cell>
          <table:table-cell office:value-type="float" office:value="-345">
            <text:p>-345</text:p>
          </table:table-cell>
          <table:table-cell office:value-type="float" office:value="-0.549560546875">
            <text:p>-0.5495605469</text:p>
          </table:table-cell>
          <table:table-cell table:formula="of:=[.G182]*[.$T$2]" office:value-type="float" office:value="-27.47802734375">
            <text:p>-27.4780273438</text:p>
          </table:table-cell>
          <table:table-cell office:value-type="float" office:value="0.180419921875">
            <text:p>0.1804199219</text:p>
          </table:table-cell>
          <table:table-cell table:formula="of:=[.I182]*[.$T$2]" office:value-type="float" office:value="9.02099609375">
            <text:p>9.0209960938</text:p>
          </table:table-cell>
          <table:table-cell office:value-type="float" office:value="1.009521484375">
            <text:p>1.0095214844</text:p>
          </table:table-cell>
          <table:table-cell office:value-type="float" office:value="0.374045801526718">
            <text:p>0.3740458015</text:p>
          </table:table-cell>
          <table:table-cell office:value-type="float" office:value="-2.00763358778626">
            <text:p>-2.0076335878</text:p>
          </table:table-cell>
          <table:table-cell office:value-type="float" office:value="-0.0381679389312977">
            <text:p>-0.0381679389</text:p>
          </table:table-cell>
          <table:table-cell table:number-columns-repeated="3" office:value-type="float" office:value="0">
            <text:p>0</text:p>
          </table:table-cell>
          <table:table-cell office:value-type="float" office:value="15.5">
            <text:p>15.5</text:p>
          </table:table-cell>
          <table:table-cell office:value-type="float" office:value="288">
            <text:p>288</text:p>
          </table:table-cell>
          <table:table-cell/>
          <table:table-cell table:formula="of:=([.$V$2]*(([.U181]/[.$V$3])+[.L182]*[.$X$2])+[.$W$2]*[.H182])*[.$V$3]" office:value-type="float" office:value="-59.6732375153791">
            <text:p>-59.6732375154</text:p>
          </table:table-cell>
          <table:table-cell table:number-columns-repeated="1003"/>
        </table:table-row>
        <table:table-row table:style-name="ro1">
          <table:table-cell office:value-type="string">
            <text:p>2014-02-01_17:09:38_104900</text:p>
          </table:table-cell>
          <table:table-cell office:value-type="float" office:value="2050350.5">
            <text:p>2050350.5</text:p>
          </table:table-cell>
          <table:table-cell office:value-type="float" office:value="18.2">
            <text:p>18.2</text:p>
          </table:table-cell>
          <table:table-cell office:value-type="float" office:value="-48">
            <text:p>-48</text:p>
          </table:table-cell>
          <table:table-cell office:value-type="float" office:value="71">
            <text:p>71</text:p>
          </table:table-cell>
          <table:table-cell office:value-type="float" office:value="-272">
            <text:p>-272</text:p>
          </table:table-cell>
          <table:table-cell office:value-type="float" office:value="-0.337158203125">
            <text:p>-0.3371582031</text:p>
          </table:table-cell>
          <table:table-cell table:formula="of:=[.G183]*[.$T$2]" office:value-type="float" office:value="-16.85791015625">
            <text:p>-16.8579101563</text:p>
          </table:table-cell>
          <table:table-cell office:value-type="float" office:value="-0.118896484375">
            <text:p>-0.1188964844</text:p>
          </table:table-cell>
          <table:table-cell table:formula="of:=[.I183]*[.$T$2]" office:value-type="float" office:value="-5.94482421875">
            <text:p>-5.9448242188</text:p>
          </table:table-cell>
          <table:table-cell office:value-type="float" office:value="1.200439453125">
            <text:p>1.2004394531</text:p>
          </table:table-cell>
          <table:table-cell office:value-type="float" office:value="2.01526717557252">
            <text:p>2.0152671756</text:p>
          </table:table-cell>
          <table:table-cell office:value-type="float" office:value="-2.45038167938931">
            <text:p>-2.4503816794</text:p>
          </table:table-cell>
          <table:table-cell office:value-type="float" office:value="0.870229007633588">
            <text:p>0.8702290076</text:p>
          </table:table-cell>
          <table:table-cell table:number-columns-repeated="3" office:value-type="float" office:value="0">
            <text:p>0</text:p>
          </table:table-cell>
          <table:table-cell office:value-type="float" office:value="17.36">
            <text:p>17.36</text:p>
          </table:table-cell>
          <table:table-cell office:value-type="float" office:value="289">
            <text:p>289</text:p>
          </table:table-cell>
          <table:table-cell/>
          <table:table-cell table:formula="of:=([.$V$2]*(([.U182]/[.$V$3])+[.L183]*[.$X$2])+[.$W$2]*[.H183])*[.$V$3]" office:value-type="float" office:value="-58.4219386017843">
            <text:p>-58.4219386018</text:p>
          </table:table-cell>
          <table:table-cell table:number-columns-repeated="1003"/>
        </table:table-row>
        <table:table-row table:style-name="ro1">
          <table:table-cell office:value-type="string">
            <text:p>2014-02-01_17:09:38_218013</text:p>
          </table:table-cell>
          <table:table-cell office:value-type="float" office:value="2061662.21875">
            <text:p>2061662.21875</text:p>
          </table:table-cell>
          <table:table-cell office:value-type="float" office:value="18.3">
            <text:p>18.3</text:p>
          </table:table-cell>
          <table:table-cell office:value-type="float" office:value="-42">
            <text:p>-42</text:p>
          </table:table-cell>
          <table:table-cell office:value-type="float" office:value="56">
            <text:p>56</text:p>
          </table:table-cell>
          <table:table-cell office:value-type="float" office:value="-98">
            <text:p>-98</text:p>
          </table:table-cell>
          <table:table-cell office:value-type="float" office:value="-0.52587890625">
            <text:p>-0.5258789063</text:p>
          </table:table-cell>
          <table:table-cell table:formula="of:=[.G184]*[.$T$2]" office:value-type="float" office:value="-26.2939453125">
            <text:p>-26.2939453125</text:p>
          </table:table-cell>
          <table:table-cell office:value-type="float" office:value="-0.017333984375">
            <text:p>-0.0173339844</text:p>
          </table:table-cell>
          <table:table-cell table:formula="of:=[.I184]*[.$T$2]" office:value-type="float" office:value="-0.86669921875">
            <text:p>-0.8666992188</text:p>
          </table:table-cell>
          <table:table-cell office:value-type="float" office:value="0.96875">
            <text:p>0.96875</text:p>
          </table:table-cell>
          <table:table-cell office:value-type="float" office:value="3.48854961832061">
            <text:p>3.4885496183</text:p>
          </table:table-cell>
          <table:table-cell office:value-type="float" office:value="0.618320610687023">
            <text:p>0.6183206107</text:p>
          </table:table-cell>
          <table:table-cell office:value-type="float" office:value="-0.793893129770992">
            <text:p>-0.7938931298</text:p>
          </table:table-cell>
          <table:table-cell table:number-columns-repeated="3" office:value-type="float" office:value="0">
            <text:p>0</text:p>
          </table:table-cell>
          <table:table-cell office:value-type="float" office:value="17.73">
            <text:p>17.73</text:p>
          </table:table-cell>
          <table:table-cell office:value-type="float" office:value="289">
            <text:p>289</text:p>
          </table:table-cell>
          <table:table-cell/>
          <table:table-cell table:formula="of:=([.$V$2]*(([.U183]/[.$V$3])+[.L184]*[.$X$2])+[.$W$2]*[.H184])*[.$V$3]" office:value-type="float" office:value="-57.0956230108078">
            <text:p>-57.0956230108</text:p>
          </table:table-cell>
          <table:table-cell table:number-columns-repeated="1003"/>
        </table:table-row>
        <table:table-row table:style-name="ro1">
          <table:table-cell office:value-type="string">
            <text:p>2014-02-01_17:09:38_330579</text:p>
          </table:table-cell>
          <table:table-cell office:value-type="float" office:value="2072918.1875">
            <text:p>2072918.1875</text:p>
          </table:table-cell>
          <table:table-cell office:value-type="float" office:value="18.4">
            <text:p>18.4</text:p>
          </table:table-cell>
          <table:table-cell office:value-type="float" office:value="67">
            <text:p>67</text:p>
          </table:table-cell>
          <table:table-cell office:value-type="float" office:value="175">
            <text:p>175</text:p>
          </table:table-cell>
          <table:table-cell office:value-type="float" office:value="-290">
            <text:p>-290</text:p>
          </table:table-cell>
          <table:table-cell office:value-type="float" office:value="-0.44580078125">
            <text:p>-0.4458007813</text:p>
          </table:table-cell>
          <table:table-cell table:formula="of:=[.G185]*[.$T$2]" office:value-type="float" office:value="-22.2900390625">
            <text:p>-22.2900390625</text:p>
          </table:table-cell>
          <table:table-cell office:value-type="float" office:value="0.03955078125">
            <text:p>0.0395507813</text:p>
          </table:table-cell>
          <table:table-cell table:formula="of:=[.I185]*[.$T$2]" office:value-type="float" office:value="1.9775390625">
            <text:p>1.9775390625</text:p>
          </table:table-cell>
          <table:table-cell office:value-type="float" office:value="0.818115234375">
            <text:p>0.8181152344</text:p>
          </table:table-cell>
          <table:table-cell office:value-type="float" office:value="-5.61832061068702">
            <text:p>-5.6183206107</text:p>
          </table:table-cell>
          <table:table-cell office:value-type="float" office:value="5.59541984732824">
            <text:p>5.5954198473</text:p>
          </table:table-cell>
          <table:table-cell office:value-type="float" office:value="-1.31297709923664">
            <text:p>-1.3129770992</text:p>
          </table:table-cell>
          <table:table-cell table:number-columns-repeated="3" office:value-type="float" office:value="0">
            <text:p>0</text:p>
          </table:table-cell>
          <table:table-cell office:value-type="float" office:value="17.51">
            <text:p>17.51</text:p>
          </table:table-cell>
          <table:table-cell office:value-type="float" office:value="289">
            <text:p>289</text:p>
          </table:table-cell>
          <table:table-cell/>
          <table:table-cell table:formula="of:=([.$V$2]*(([.U184]/[.$V$3])+[.L185]*[.$X$2])+[.$W$2]*[.H185])*[.$V$3]" office:value-type="float" office:value="-57.5007021715363">
            <text:p>-57.5007021715</text:p>
          </table:table-cell>
          <table:table-cell table:number-columns-repeated="1003"/>
        </table:table-row>
        <table:table-row table:style-name="ro1">
          <table:table-cell office:value-type="string">
            <text:p>2014-02-01_17:09:38_443797</text:p>
          </table:table-cell>
          <table:table-cell office:value-type="float" office:value="2084241.1875">
            <text:p>2084241.1875</text:p>
          </table:table-cell>
          <table:table-cell office:value-type="float" office:value="18.5">
            <text:p>18.5</text:p>
          </table:table-cell>
          <table:table-cell office:value-type="float" office:value="105">
            <text:p>105</text:p>
          </table:table-cell>
          <table:table-cell office:value-type="float" office:value="254">
            <text:p>254</text:p>
          </table:table-cell>
          <table:table-cell office:value-type="float" office:value="-209">
            <text:p>-209</text:p>
          </table:table-cell>
          <table:table-cell office:value-type="float" office:value="-0.488525390625">
            <text:p>-0.4885253906</text:p>
          </table:table-cell>
          <table:table-cell table:formula="of:=[.G186]*[.$T$2]" office:value-type="float" office:value="-24.42626953125">
            <text:p>-24.4262695313</text:p>
          </table:table-cell>
          <table:table-cell office:value-type="float" office:value="0.267822265625">
            <text:p>0.2678222656</text:p>
          </table:table-cell>
          <table:table-cell table:formula="of:=[.I186]*[.$T$2]" office:value-type="float" office:value="13.39111328125">
            <text:p>13.3911132813</text:p>
          </table:table-cell>
          <table:table-cell office:value-type="float" office:value="1.176513671875">
            <text:p>1.1765136719</text:p>
          </table:table-cell>
          <table:table-cell office:value-type="float" office:value="-1.47328244274809">
            <text:p>-1.4732824427</text:p>
          </table:table-cell>
          <table:table-cell office:value-type="float" office:value="6.80152671755725">
            <text:p>6.8015267176</text:p>
          </table:table-cell>
          <table:table-cell office:value-type="float" office:value="-0.106870229007634">
            <text:p>-0.106870229</text:p>
          </table:table-cell>
          <table:table-cell table:number-columns-repeated="3" office:value-type="float" office:value="0">
            <text:p>0</text:p>
          </table:table-cell>
          <table:table-cell office:value-type="float" office:value="16.98">
            <text:p>16.98</text:p>
          </table:table-cell>
          <table:table-cell office:value-type="float" office:value="290">
            <text:p>290</text:p>
          </table:table-cell>
          <table:table-cell/>
          <table:table-cell table:formula="of:=([.$V$2]*(([.U185]/[.$V$3])+[.L186]*[.$X$2])+[.$W$2]*[.H186])*[.$V$3]" office:value-type="float" office:value="-57.1279768775092">
            <text:p>-57.1279768775</text:p>
          </table:table-cell>
          <table:table-cell table:number-columns-repeated="1003"/>
        </table:table-row>
        <table:table-row table:style-name="ro1">
          <table:table-cell office:value-type="string">
            <text:p>2014-02-01_17:09:38_556652</text:p>
          </table:table-cell>
          <table:table-cell office:value-type="float" office:value="2095526.3125">
            <text:p>2095526.3125</text:p>
          </table:table-cell>
          <table:table-cell office:value-type="float" office:value="18.6">
            <text:p>18.6</text:p>
          </table:table-cell>
          <table:table-cell office:value-type="float" office:value="-120">
            <text:p>-120</text:p>
          </table:table-cell>
          <table:table-cell office:value-type="float" office:value="-52">
            <text:p>-52</text:p>
          </table:table-cell>
          <table:table-cell office:value-type="float" office:value="-214">
            <text:p>-214</text:p>
          </table:table-cell>
          <table:table-cell office:value-type="float" office:value="-0.3359375">
            <text:p>-0.3359375</text:p>
          </table:table-cell>
          <table:table-cell table:formula="of:=[.G187]*[.$T$2]" office:value-type="float" office:value="-16.796875">
            <text:p>-16.796875</text:p>
          </table:table-cell>
          <table:table-cell office:value-type="float" office:value="-0.10107421875">
            <text:p>-0.1010742188</text:p>
          </table:table-cell>
          <table:table-cell table:formula="of:=[.I187]*[.$T$2]" office:value-type="float" office:value="-5.0537109375">
            <text:p>-5.0537109375</text:p>
          </table:table-cell>
          <table:table-cell office:value-type="float" office:value="1.07568359375">
            <text:p>1.0756835938</text:p>
          </table:table-cell>
          <table:table-cell office:value-type="float" office:value="1.40458015267176">
            <text:p>1.4045801527</text:p>
          </table:table-cell>
          <table:table-cell office:value-type="float" office:value="6.6412213740458">
            <text:p>6.641221374</text:p>
          </table:table-cell>
          <table:table-cell office:value-type="float" office:value="-0.49618320610687">
            <text:p>-0.4961832061</text:p>
          </table:table-cell>
          <table:table-cell table:number-columns-repeated="3" office:value-type="float" office:value="0">
            <text:p>0</text:p>
          </table:table-cell>
          <table:table-cell office:value-type="float" office:value="15.94">
            <text:p>15.94</text:p>
          </table:table-cell>
          <table:table-cell office:value-type="float" office:value="290">
            <text:p>290</text:p>
          </table:table-cell>
          <table:table-cell/>
          <table:table-cell table:formula="of:=([.$V$2]*(([.U186]/[.$V$3])+[.L187]*[.$X$2])+[.$W$2]*[.H187])*[.$V$3]" office:value-type="float" office:value="-56.0460571300353">
            <text:p>-56.04605713</text:p>
          </table:table-cell>
          <table:table-cell table:number-columns-repeated="1003"/>
        </table:table-row>
        <table:table-row table:style-name="ro1">
          <table:table-cell office:value-type="string">
            <text:p>2014-02-01_17:09:38_669638</text:p>
          </table:table-cell>
          <table:table-cell office:value-type="float" office:value="2106858.015625">
            <text:p>2106858.015625</text:p>
          </table:table-cell>
          <table:table-cell office:value-type="float" office:value="18.7">
            <text:p>18.7</text:p>
          </table:table-cell>
          <table:table-cell office:value-type="float" office:value="93">
            <text:p>93</text:p>
          </table:table-cell>
          <table:table-cell office:value-type="float" office:value="164">
            <text:p>164</text:p>
          </table:table-cell>
          <table:table-cell office:value-type="float" office:value="-144">
            <text:p>-144</text:p>
          </table:table-cell>
          <table:table-cell office:value-type="float" office:value="-0.467529296875">
            <text:p>-0.4675292969</text:p>
          </table:table-cell>
          <table:table-cell table:formula="of:=[.G188]*[.$T$2]" office:value-type="float" office:value="-23.37646484375">
            <text:p>-23.3764648438</text:p>
          </table:table-cell>
          <table:table-cell office:value-type="float" office:value="0.138916015625">
            <text:p>0.1389160156</text:p>
          </table:table-cell>
          <table:table-cell table:formula="of:=[.I188]*[.$T$2]" office:value-type="float" office:value="6.94580078125">
            <text:p>6.9458007813</text:p>
          </table:table-cell>
          <table:table-cell office:value-type="float" office:value="1.17529296875">
            <text:p>1.1752929688</text:p>
          </table:table-cell>
          <table:table-cell office:value-type="float" office:value="-0.0458015267175573">
            <text:p>-0.0458015267</text:p>
          </table:table-cell>
          <table:table-cell office:value-type="float" office:value="4.90076335877863">
            <text:p>4.9007633588</text:p>
          </table:table-cell>
          <table:table-cell office:value-type="float" office:value="0.656488549618321">
            <text:p>0.6564885496</text:p>
          </table:table-cell>
          <table:table-cell table:number-columns-repeated="3" office:value-type="float" office:value="0">
            <text:p>0</text:p>
          </table:table-cell>
          <table:table-cell office:value-type="float" office:value="15.52">
            <text:p>15.52</text:p>
          </table:table-cell>
          <table:table-cell office:value-type="float" office:value="291">
            <text:p>291</text:p>
          </table:table-cell>
          <table:table-cell/>
          <table:table-cell table:formula="of:=([.$V$2]*(([.U187]/[.$V$3])+[.L188]*[.$X$2])+[.$W$2]*[.H188])*[.$V$3]" office:value-type="float" office:value="-55.4016423835463">
            <text:p>-55.4016423835</text:p>
          </table:table-cell>
          <table:table-cell table:number-columns-repeated="1003"/>
        </table:table-row>
        <table:table-row table:style-name="ro1">
          <table:table-cell office:value-type="string">
            <text:p>2014-02-01_17:09:38_782203</text:p>
          </table:table-cell>
          <table:table-cell office:value-type="float" office:value="2118081.203125">
            <text:p>2118081.203125</text:p>
          </table:table-cell>
          <table:table-cell office:value-type="float" office:value="18.8">
            <text:p>18.8</text:p>
          </table:table-cell>
          <table:table-cell office:value-type="float" office:value="-64">
            <text:p>-64</text:p>
          </table:table-cell>
          <table:table-cell office:value-type="float" office:value="83">
            <text:p>83</text:p>
          </table:table-cell>
          <table:table-cell office:value-type="float" office:value="-175">
            <text:p>-175</text:p>
          </table:table-cell>
          <table:table-cell office:value-type="float" office:value="-0.4267578125">
            <text:p>-0.4267578125</text:p>
          </table:table-cell>
          <table:table-cell table:formula="of:=[.G189]*[.$T$2]" office:value-type="float" office:value="-21.337890625">
            <text:p>-21.337890625</text:p>
          </table:table-cell>
          <table:table-cell office:value-type="float" office:value="0.01171875">
            <text:p>0.01171875</text:p>
          </table:table-cell>
          <table:table-cell table:formula="of:=[.I189]*[.$T$2]" office:value-type="float" office:value="0.5859375">
            <text:p>0.5859375</text:p>
          </table:table-cell>
          <table:table-cell office:value-type="float" office:value="0.665283203125">
            <text:p>0.6652832031</text:p>
          </table:table-cell>
          <table:table-cell office:value-type="float" office:value="-2.45801526717557">
            <text:p>-2.4580152672</text:p>
          </table:table-cell>
          <table:table-cell office:value-type="float" office:value="5.83969465648855">
            <text:p>5.8396946565</text:p>
          </table:table-cell>
          <table:table-cell office:value-type="float" office:value="-0.83206106870229">
            <text:p>-0.8320610687</text:p>
          </table:table-cell>
          <table:table-cell table:number-columns-repeated="3" office:value-type="float" office:value="0">
            <text:p>0</text:p>
          </table:table-cell>
          <table:table-cell office:value-type="float" office:value="16.12">
            <text:p>16.12</text:p>
          </table:table-cell>
          <table:table-cell office:value-type="float" office:value="291">
            <text:p>291</text:p>
          </table:table-cell>
          <table:table-cell/>
          <table:table-cell table:formula="of:=([.$V$2]*(([.U188]/[.$V$3])+[.L189]*[.$X$2])+[.$W$2]*[.H189])*[.$V$3]" office:value-type="float" office:value="-55.2021383407418">
            <text:p>-55.2021383407</text:p>
          </table:table-cell>
          <table:table-cell table:number-columns-repeated="1003"/>
        </table:table-row>
        <table:table-row table:style-name="ro1">
          <table:table-cell office:value-type="string">
            <text:p>2014-02-01_17:09:38_895175</text:p>
          </table:table-cell>
          <table:table-cell office:value-type="float" office:value="2129378">
            <text:p>2129378</text:p>
          </table:table-cell>
          <table:table-cell office:value-type="float" office:value="18.9">
            <text:p>18.9</text:p>
          </table:table-cell>
          <table:table-cell office:value-type="float" office:value="35">
            <text:p>35</text:p>
          </table:table-cell>
          <table:table-cell office:value-type="float" office:value="111">
            <text:p>111</text:p>
          </table:table-cell>
          <table:table-cell office:value-type="float" office:value="-216">
            <text:p>-216</text:p>
          </table:table-cell>
          <table:table-cell office:value-type="float" office:value="-0.295166015625">
            <text:p>-0.2951660156</text:p>
          </table:table-cell>
          <table:table-cell table:formula="of:=[.G190]*[.$T$2]" office:value-type="float" office:value="-14.75830078125">
            <text:p>-14.7583007813</text:p>
          </table:table-cell>
          <table:table-cell office:value-type="float" office:value="0.032958984375">
            <text:p>0.0329589844</text:p>
          </table:table-cell>
          <table:table-cell table:formula="of:=[.I190]*[.$T$2]" office:value-type="float" office:value="1.64794921875">
            <text:p>1.6479492188</text:p>
          </table:table-cell>
          <table:table-cell office:value-type="float" office:value="0.3662109375">
            <text:p>0.3662109375</text:p>
          </table:table-cell>
          <table:table-cell office:value-type="float" office:value="4.56488549618321">
            <text:p>4.5648854962</text:p>
          </table:table-cell>
          <table:table-cell office:value-type="float" office:value="-1.70992366412214">
            <text:p>-1.7099236641</text:p>
          </table:table-cell>
          <table:table-cell office:value-type="float" office:value="2.05343511450382">
            <text:p>2.0534351145</text:p>
          </table:table-cell>
          <table:table-cell table:number-columns-repeated="3" office:value-type="float" office:value="0">
            <text:p>0</text:p>
          </table:table-cell>
          <table:table-cell office:value-type="float" office:value="16.71">
            <text:p>16.71</text:p>
          </table:table-cell>
          <table:table-cell office:value-type="float" office:value="291">
            <text:p>291</text:p>
          </table:table-cell>
          <table:table-cell/>
          <table:table-cell table:formula="of:=([.$V$2]*(([.U189]/[.$V$3])+[.L190]*[.$X$2])+[.$W$2]*[.H190])*[.$V$3]" office:value-type="float" office:value="-53.4985440323">
            <text:p>-53.4985440323</text:p>
          </table:table-cell>
          <table:table-cell table:number-columns-repeated="1003"/>
        </table:table-row>
        <table:table-row table:style-name="ro1">
          <table:table-cell office:value-type="string">
            <text:p>2014-02-01_17:09:39_007682</text:p>
          </table:table-cell>
          <table:table-cell office:value-type="float" office:value="2140629.5">
            <text:p>2140629.5</text:p>
          </table:table-cell>
          <table:table-cell office:value-type="float" office:value="19">
            <text:p>19</text:p>
          </table:table-cell>
          <table:table-cell office:value-type="float" office:value="-115">
            <text:p>-115</text:p>
          </table:table-cell>
          <table:table-cell office:value-type="float" office:value="48">
            <text:p>48</text:p>
          </table:table-cell>
          <table:table-cell office:value-type="float" office:value="-110">
            <text:p>-110</text:p>
          </table:table-cell>
          <table:table-cell office:value-type="float" office:value="-0.44189453125">
            <text:p>-0.4418945313</text:p>
          </table:table-cell>
          <table:table-cell table:formula="of:=[.G191]*[.$T$2]" office:value-type="float" office:value="-22.0947265625">
            <text:p>-22.0947265625</text:p>
          </table:table-cell>
          <table:table-cell office:value-type="float" office:value="0.156005859375">
            <text:p>0.1560058594</text:p>
          </table:table-cell>
          <table:table-cell table:formula="of:=[.I191]*[.$T$2]" office:value-type="float" office:value="7.80029296875">
            <text:p>7.8002929688</text:p>
          </table:table-cell>
          <table:table-cell office:value-type="float" office:value="0.0888671875">
            <text:p>0.0888671875</text:p>
          </table:table-cell>
          <table:table-cell office:value-type="float" office:value="-6.36641221374046">
            <text:p>-6.3664122137</text:p>
          </table:table-cell>
          <table:table-cell office:value-type="float" office:value="-0.541984732824427">
            <text:p>-0.5419847328</text:p>
          </table:table-cell>
          <table:table-cell office:value-type="float" office:value="0.526717557251908">
            <text:p>0.5267175573</text:p>
          </table:table-cell>
          <table:table-cell table:number-columns-repeated="3" office:value-type="float" office:value="0">
            <text:p>0</text:p>
          </table:table-cell>
          <table:table-cell office:value-type="float" office:value="18.82">
            <text:p>18.82</text:p>
          </table:table-cell>
          <table:table-cell office:value-type="float" office:value="292">
            <text:p>292</text:p>
          </table:table-cell>
          <table:table-cell/>
          <table:table-cell table:formula="of:=([.$V$2]*(([.U190]/[.$V$3])+[.L191]*[.$X$2])+[.$W$2]*[.H191])*[.$V$3]" office:value-type="float" office:value="-54.1182844767971">
            <text:p>-54.1182844768</text:p>
          </table:table-cell>
          <table:table-cell table:number-columns-repeated="1003"/>
        </table:table-row>
        <table:table-row table:style-name="ro1">
          <table:table-cell office:value-type="string">
            <text:p>2014-02-01_17:09:39_120680</text:p>
          </table:table-cell>
          <table:table-cell office:value-type="float" office:value="2151929.109375">
            <text:p>2151929.109375</text:p>
          </table:table-cell>
          <table:table-cell office:value-type="float" office:value="19.1">
            <text:p>19.1</text:p>
          </table:table-cell>
          <table:table-cell office:value-type="float" office:value="-48">
            <text:p>-48</text:p>
          </table:table-cell>
          <table:table-cell office:value-type="float" office:value="-9">
            <text:p>-9</text:p>
          </table:table-cell>
          <table:table-cell office:value-type="float" office:value="-204">
            <text:p>-204</text:p>
          </table:table-cell>
          <table:table-cell office:value-type="float" office:value="-0.448486328125">
            <text:p>-0.4484863281</text:p>
          </table:table-cell>
          <table:table-cell table:formula="of:=[.G192]*[.$T$2]" office:value-type="float" office:value="-22.42431640625">
            <text:p>-22.4243164063</text:p>
          </table:table-cell>
          <table:table-cell office:value-type="float" office:value="0.06005859375">
            <text:p>0.0600585938</text:p>
          </table:table-cell>
          <table:table-cell table:formula="of:=[.I192]*[.$T$2]" office:value-type="float" office:value="3.0029296875">
            <text:p>3.0029296875</text:p>
          </table:table-cell>
          <table:table-cell office:value-type="float" office:value="0.493408203125">
            <text:p>0.4934082031</text:p>
          </table:table-cell>
          <table:table-cell office:value-type="float" office:value="-7.58778625954199">
            <text:p>-7.5877862595</text:p>
          </table:table-cell>
          <table:table-cell office:value-type="float" office:value="-1.26717557251908">
            <text:p>-1.2671755725</text:p>
          </table:table-cell>
          <table:table-cell office:value-type="float" office:value="1.93893129770992">
            <text:p>1.9389312977</text:p>
          </table:table-cell>
          <table:table-cell table:number-columns-repeated="3" office:value-type="float" office:value="0">
            <text:p>0</text:p>
          </table:table-cell>
          <table:table-cell office:value-type="float" office:value="17.31">
            <text:p>17.31</text:p>
          </table:table-cell>
          <table:table-cell office:value-type="float" office:value="292">
            <text:p>292</text:p>
          </table:table-cell>
          <table:table-cell/>
          <table:table-cell table:formula="of:=([.$V$2]*(([.U191]/[.$V$3])+[.L192]*[.$X$2])+[.$W$2]*[.H192])*[.$V$3]" office:value-type="float" office:value="-54.9716112222564">
            <text:p>-54.9716112223</text:p>
          </table:table-cell>
          <table:table-cell table:number-columns-repeated="1003"/>
        </table:table-row>
        <table:table-row table:style-name="ro1">
          <table:table-cell office:value-type="string">
            <text:p>2014-02-01_17:09:39_234107</text:p>
          </table:table-cell>
          <table:table-cell office:value-type="float" office:value="2163271.484375">
            <text:p>2163271.484375</text:p>
          </table:table-cell>
          <table:table-cell office:value-type="float" office:value="19.2">
            <text:p>19.2</text:p>
          </table:table-cell>
          <table:table-cell office:value-type="float" office:value="-41">
            <text:p>-41</text:p>
          </table:table-cell>
          <table:table-cell office:value-type="float" office:value="7">
            <text:p>7</text:p>
          </table:table-cell>
          <table:table-cell office:value-type="float" office:value="-268">
            <text:p>-268</text:p>
          </table:table-cell>
          <table:table-cell office:value-type="float" office:value="-0.4345703125">
            <text:p>-0.4345703125</text:p>
          </table:table-cell>
          <table:table-cell table:formula="of:=[.G193]*[.$T$2]" office:value-type="float" office:value="-21.728515625">
            <text:p>-21.728515625</text:p>
          </table:table-cell>
          <table:table-cell office:value-type="float" office:value="0.213134765625">
            <text:p>0.2131347656</text:p>
          </table:table-cell>
          <table:table-cell table:formula="of:=[.I193]*[.$T$2]" office:value-type="float" office:value="10.65673828125">
            <text:p>10.6567382813</text:p>
          </table:table-cell>
          <table:table-cell office:value-type="float" office:value="0.656005859375">
            <text:p>0.6560058594</text:p>
          </table:table-cell>
          <table:table-cell office:value-type="float" office:value="-6.72519083969466">
            <text:p>-6.7251908397</text:p>
          </table:table-cell>
          <table:table-cell office:value-type="float" office:value="2.83969465648855">
            <text:p>2.8396946565</text:p>
          </table:table-cell>
          <table:table-cell office:value-type="float" office:value="-1.66412213740458">
            <text:p>-1.6641221374</text:p>
          </table:table-cell>
          <table:table-cell table:number-columns-repeated="3" office:value-type="float" office:value="0">
            <text:p>0</text:p>
          </table:table-cell>
          <table:table-cell office:value-type="float" office:value="16.83">
            <text:p>16.83</text:p>
          </table:table-cell>
          <table:table-cell office:value-type="float" office:value="292">
            <text:p>292</text:p>
          </table:table-cell>
          <table:table-cell/>
          <table:table-cell table:formula="of:=([.$V$2]*(([.U192]/[.$V$3])+[.L193]*[.$X$2])+[.$W$2]*[.H193])*[.$V$3]" office:value-type="float" office:value="-55.6248867148915">
            <text:p>-55.6248867149</text:p>
          </table:table-cell>
          <table:table-cell table:number-columns-repeated="1003"/>
        </table:table-row>
        <table:table-row table:style-name="ro1">
          <table:table-cell office:value-type="string">
            <text:p>2014-02-01_17:09:39_346521</text:p>
          </table:table-cell>
          <table:table-cell office:value-type="float" office:value="2174512.8125">
            <text:p>2174512.8125</text:p>
          </table:table-cell>
          <table:table-cell office:value-type="float" office:value="19.3">
            <text:p>19.3</text:p>
          </table:table-cell>
          <table:table-cell office:value-type="float" office:value="130">
            <text:p>130</text:p>
          </table:table-cell>
          <table:table-cell office:value-type="float" office:value="211">
            <text:p>211</text:p>
          </table:table-cell>
          <table:table-cell office:value-type="float" office:value="-237">
            <text:p>-237</text:p>
          </table:table-cell>
          <table:table-cell office:value-type="float" office:value="-0.4833984375">
            <text:p>-0.4833984375</text:p>
          </table:table-cell>
          <table:table-cell table:formula="of:=[.G194]*[.$T$2]" office:value-type="float" office:value="-24.169921875">
            <text:p>-24.169921875</text:p>
          </table:table-cell>
          <table:table-cell office:value-type="float" office:value="-0.224609375">
            <text:p>-0.224609375</text:p>
          </table:table-cell>
          <table:table-cell table:formula="of:=[.I194]*[.$T$2]" office:value-type="float" office:value="-11.23046875">
            <text:p>-11.23046875</text:p>
          </table:table-cell>
          <table:table-cell office:value-type="float" office:value="1.30224609375">
            <text:p>1.3022460938</text:p>
          </table:table-cell>
          <table:table-cell office:value-type="float" office:value="2.91603053435115">
            <text:p>2.9160305344</text:p>
          </table:table-cell>
          <table:table-cell office:value-type="float" office:value="-0.244274809160305">
            <text:p>-0.2442748092</text:p>
          </table:table-cell>
          <table:table-cell office:value-type="float" office:value="-1.30534351145038">
            <text:p>-1.3053435115</text:p>
          </table:table-cell>
          <table:table-cell table:number-columns-repeated="3" office:value-type="float" office:value="0">
            <text:p>0</text:p>
          </table:table-cell>
          <table:table-cell office:value-type="float" office:value="17.05">
            <text:p>17.05</text:p>
          </table:table-cell>
          <table:table-cell office:value-type="float" office:value="293">
            <text:p>293</text:p>
          </table:table-cell>
          <table:table-cell/>
          <table:table-cell table:formula="of:=([.$V$2]*(([.U193]/[.$V$3])+[.L194]*[.$X$2])+[.$W$2]*[.H194])*[.$V$3]" office:value-type="float" office:value="-54.4242454333608">
            <text:p>-54.4242454334</text:p>
          </table:table-cell>
          <table:table-cell table:number-columns-repeated="1003"/>
        </table:table-row>
        <table:table-row table:style-name="ro1">
          <table:table-cell office:value-type="string">
            <text:p>2014-02-01_17:09:39_459819</text:p>
          </table:table-cell>
          <table:table-cell office:value-type="float" office:value="2185842.109375">
            <text:p>2185842.109375</text:p>
          </table:table-cell>
          <table:table-cell office:value-type="float" office:value="19.4">
            <text:p>19.4</text:p>
          </table:table-cell>
          <table:table-cell office:value-type="float" office:value="141">
            <text:p>141</text:p>
          </table:table-cell>
          <table:table-cell office:value-type="float" office:value="158">
            <text:p>158</text:p>
          </table:table-cell>
          <table:table-cell office:value-type="float" office:value="-200">
            <text:p>-200</text:p>
          </table:table-cell>
          <table:table-cell office:value-type="float" office:value="-0.265625">
            <text:p>-0.265625</text:p>
          </table:table-cell>
          <table:table-cell table:formula="of:=[.G195]*[.$T$2]" office:value-type="float" office:value="-13.28125">
            <text:p>-13.28125</text:p>
          </table:table-cell>
          <table:table-cell office:value-type="float" office:value="0.275390625">
            <text:p>0.275390625</text:p>
          </table:table-cell>
          <table:table-cell table:formula="of:=[.I195]*[.$T$2]" office:value-type="float" office:value="13.76953125">
            <text:p>13.76953125</text:p>
          </table:table-cell>
          <table:table-cell office:value-type="float" office:value="1.10595703125">
            <text:p>1.1059570313</text:p>
          </table:table-cell>
          <table:table-cell office:value-type="float" office:value="-3.59541984732824">
            <text:p>-3.5954198473</text:p>
          </table:table-cell>
          <table:table-cell office:value-type="float" office:value="3.16030534351145">
            <text:p>3.1603053435</text:p>
          </table:table-cell>
          <table:table-cell office:value-type="float" office:value="0.854961832061069">
            <text:p>0.8549618321</text:p>
          </table:table-cell>
          <table:table-cell table:number-columns-repeated="3" office:value-type="float" office:value="0">
            <text:p>0</text:p>
          </table:table-cell>
          <table:table-cell office:value-type="float" office:value="16.8">
            <text:p>16.8</text:p>
          </table:table-cell>
          <table:table-cell office:value-type="float" office:value="293">
            <text:p>293</text:p>
          </table:table-cell>
          <table:table-cell/>
          <table:table-cell table:formula="of:=([.$V$2]*(([.U194]/[.$V$3])+[.L195]*[.$X$2])+[.$W$2]*[.H195])*[.$V$3]" office:value-type="float" office:value="-54.3060878147699">
            <text:p>-54.3060878148</text:p>
          </table:table-cell>
          <table:table-cell table:number-columns-repeated="1003"/>
        </table:table-row>
        <table:table-row table:style-name="ro1">
          <table:table-cell office:value-type="string">
            <text:p>2014-02-01_17:09:39_572903</text:p>
          </table:table-cell>
          <table:table-cell office:value-type="float" office:value="2197151.203125">
            <text:p>2197151.203125</text:p>
          </table:table-cell>
          <table:table-cell office:value-type="float" office:value="19.5">
            <text:p>19.5</text:p>
          </table:table-cell>
          <table:table-cell office:value-type="float" office:value="44">
            <text:p>44</text:p>
          </table:table-cell>
          <table:table-cell office:value-type="float" office:value="242">
            <text:p>242</text:p>
          </table:table-cell>
          <table:table-cell office:value-type="float" office:value="-227">
            <text:p>-227</text:p>
          </table:table-cell>
          <table:table-cell office:value-type="float" office:value="-0.44873046875">
            <text:p>-0.4487304688</text:p>
          </table:table-cell>
          <table:table-cell table:formula="of:=[.G196]*[.$T$2]" office:value-type="float" office:value="-22.4365234375">
            <text:p>-22.4365234375</text:p>
          </table:table-cell>
          <table:table-cell office:value-type="float" office:value="-0.307861328125">
            <text:p>-0.3078613281</text:p>
          </table:table-cell>
          <table:table-cell table:formula="of:=[.I196]*[.$T$2]" office:value-type="float" office:value="-15.39306640625">
            <text:p>-15.3930664063</text:p>
          </table:table-cell>
          <table:table-cell office:value-type="float" office:value="1.268310546875">
            <text:p>1.2683105469</text:p>
          </table:table-cell>
          <table:table-cell office:value-type="float" office:value="-3.03053435114504">
            <text:p>-3.0305343511</text:p>
          </table:table-cell>
          <table:table-cell office:value-type="float" office:value="4.85496183206107">
            <text:p>4.8549618321</text:p>
          </table:table-cell>
          <table:table-cell office:value-type="float" office:value="-0.0763358778625954">
            <text:p>-0.0763358779</text:p>
          </table:table-cell>
          <table:table-cell table:number-columns-repeated="3" office:value-type="float" office:value="0">
            <text:p>0</text:p>
          </table:table-cell>
          <table:table-cell office:value-type="float" office:value="16.17">
            <text:p>16.17</text:p>
          </table:table-cell>
          <table:table-cell office:value-type="float" office:value="294">
            <text:p>294</text:p>
          </table:table-cell>
          <table:table-cell/>
          <table:table-cell table:formula="of:=([.$V$2]*(([.U195]/[.$V$3])+[.L196]*[.$X$2])+[.$W$2]*[.H196])*[.$V$3]" office:value-type="float" office:value="-54.2626812600489">
            <text:p>-54.26268126</text:p>
          </table:table-cell>
          <table:table-cell table:number-columns-repeated="1003"/>
        </table:table-row>
        <table:table-row table:style-name="ro1">
          <table:table-cell office:value-type="string">
            <text:p>2014-02-01_17:09:39_685763</text:p>
          </table:table-cell>
          <table:table-cell office:value-type="float" office:value="2208436.796875">
            <text:p>2208436.796875</text:p>
          </table:table-cell>
          <table:table-cell office:value-type="float" office:value="19.6">
            <text:p>19.6</text:p>
          </table:table-cell>
          <table:table-cell office:value-type="float" office:value="-31">
            <text:p>-31</text:p>
          </table:table-cell>
          <table:table-cell office:value-type="float" office:value="127">
            <text:p>127</text:p>
          </table:table-cell>
          <table:table-cell office:value-type="float" office:value="-222">
            <text:p>-222</text:p>
          </table:table-cell>
          <table:table-cell office:value-type="float" office:value="-0.49609375">
            <text:p>-0.49609375</text:p>
          </table:table-cell>
          <table:table-cell table:formula="of:=[.G197]*[.$T$2]" office:value-type="float" office:value="-24.8046875">
            <text:p>-24.8046875</text:p>
          </table:table-cell>
          <table:table-cell office:value-type="float" office:value="0.417236328125">
            <text:p>0.4172363281</text:p>
          </table:table-cell>
          <table:table-cell table:formula="of:=[.I197]*[.$T$2]" office:value-type="float" office:value="20.86181640625">
            <text:p>20.8618164063</text:p>
          </table:table-cell>
          <table:table-cell office:value-type="float" office:value="0.7587890625">
            <text:p>0.7587890625</text:p>
          </table:table-cell>
          <table:table-cell office:value-type="float" office:value="0.648854961832061">
            <text:p>0.6488549618</text:p>
          </table:table-cell>
          <table:table-cell office:value-type="float" office:value="-0.534351145038168">
            <text:p>-0.534351145</text:p>
          </table:table-cell>
          <table:table-cell office:value-type="float" office:value="-0.290076335877863">
            <text:p>-0.2900763359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94">
            <text:p>294</text:p>
          </table:table-cell>
          <table:table-cell/>
          <table:table-cell table:formula="of:=([.$V$2]*(([.U196]/[.$V$3])+[.L197]*[.$X$2])+[.$W$2]*[.H197])*[.$V$3]" office:value-type="float" office:value="-53.5463458123289">
            <text:p>-53.5463458123</text:p>
          </table:table-cell>
          <table:table-cell table:number-columns-repeated="1003"/>
        </table:table-row>
        <table:table-row table:style-name="ro1">
          <table:table-cell office:value-type="string">
            <text:p>2014-02-01_17:09:39_798160</text:p>
          </table:table-cell>
          <table:table-cell office:value-type="float" office:value="2219676.890625">
            <text:p>2219676.890625</text:p>
          </table:table-cell>
          <table:table-cell office:value-type="float" office:value="19.7">
            <text:p>19.7</text:p>
          </table:table-cell>
          <table:table-cell office:value-type="float" office:value="-54">
            <text:p>-54</text:p>
          </table:table-cell>
          <table:table-cell office:value-type="float" office:value="95">
            <text:p>95</text:p>
          </table:table-cell>
          <table:table-cell office:value-type="float" office:value="-148">
            <text:p>-148</text:p>
          </table:table-cell>
          <table:table-cell office:value-type="float" office:value="-0.35107421875">
            <text:p>-0.3510742188</text:p>
          </table:table-cell>
          <table:table-cell table:formula="of:=[.G198]*[.$T$2]" office:value-type="float" office:value="-17.5537109375">
            <text:p>-17.5537109375</text:p>
          </table:table-cell>
          <table:table-cell office:value-type="float" office:value="0.099853515625">
            <text:p>0.0998535156</text:p>
          </table:table-cell>
          <table:table-cell table:formula="of:=[.I198]*[.$T$2]" office:value-type="float" office:value="4.99267578125">
            <text:p>4.9926757813</text:p>
          </table:table-cell>
          <table:table-cell office:value-type="float" office:value="1.3330078125">
            <text:p>1.3330078125</text:p>
          </table:table-cell>
          <table:table-cell office:value-type="float" office:value="5.17557251908397">
            <text:p>5.1755725191</text:p>
          </table:table-cell>
          <table:table-cell office:value-type="float" office:value="-2.32824427480916">
            <text:p>-2.3282442748</text:p>
          </table:table-cell>
          <table:table-cell office:value-type="float" office:value="0.709923664122137">
            <text:p>0.7099236641</text:p>
          </table:table-cell>
          <table:table-cell table:number-columns-repeated="3" office:value-type="float" office:value="0">
            <text:p>0</text:p>
          </table:table-cell>
          <table:table-cell office:value-type="float" office:value="16.98">
            <text:p>16.98</text:p>
          </table:table-cell>
          <table:table-cell office:value-type="float" office:value="294">
            <text:p>294</text:p>
          </table:table-cell>
          <table:table-cell/>
          <table:table-cell table:formula="of:=([.$V$2]*(([.U197]/[.$V$3])+[.L198]*[.$X$2])+[.$W$2]*[.H198])*[.$V$3]" office:value-type="float" office:value="-51.8120809010919">
            <text:p>-51.8120809011</text:p>
          </table:table-cell>
          <table:table-cell table:number-columns-repeated="1003"/>
        </table:table-row>
        <table:table-row table:style-name="ro1">
          <table:table-cell office:value-type="string">
            <text:p>2014-02-01_17:09:39_911192</text:p>
          </table:table-cell>
          <table:table-cell office:value-type="float" office:value="2231013.09375">
            <text:p>2231013.09375</text:p>
          </table:table-cell>
          <table:table-cell office:value-type="float" office:value="19.8">
            <text:p>19.8</text:p>
          </table:table-cell>
          <table:table-cell office:value-type="float" office:value="-73">
            <text:p>-73</text:p>
          </table:table-cell>
          <table:table-cell office:value-type="float" office:value="-37">
            <text:p>-37</text:p>
          </table:table-cell>
          <table:table-cell office:value-type="float" office:value="-164">
            <text:p>-164</text:p>
          </table:table-cell>
          <table:table-cell office:value-type="float" office:value="-0.470947265625">
            <text:p>-0.4709472656</text:p>
          </table:table-cell>
          <table:table-cell table:formula="of:=[.G199]*[.$T$2]" office:value-type="float" office:value="-23.54736328125">
            <text:p>-23.5473632813</text:p>
          </table:table-cell>
          <table:table-cell office:value-type="float" office:value="0.24755859375">
            <text:p>0.2475585938</text:p>
          </table:table-cell>
          <table:table-cell table:formula="of:=[.I199]*[.$T$2]" office:value-type="float" office:value="12.3779296875">
            <text:p>12.3779296875</text:p>
          </table:table-cell>
          <table:table-cell office:value-type="float" office:value="0.514892578125">
            <text:p>0.5148925781</text:p>
          </table:table-cell>
          <table:table-cell office:value-type="float" office:value="-5.56488549618321">
            <text:p>-5.5648854962</text:p>
          </table:table-cell>
          <table:table-cell office:value-type="float" office:value="0.274809160305343">
            <text:p>0.2748091603</text:p>
          </table:table-cell>
          <table:table-cell office:value-type="float" office:value="-0.412213740458015">
            <text:p>-0.4122137405</text:p>
          </table:table-cell>
          <table:table-cell table:number-columns-repeated="3" office:value-type="float" office:value="0">
            <text:p>0</text:p>
          </table:table-cell>
          <table:table-cell office:value-type="float" office:value="16.68">
            <text:p>16.68</text:p>
          </table:table-cell>
          <table:table-cell office:value-type="float" office:value="295">
            <text:p>295</text:p>
          </table:table-cell>
          <table:table-cell/>
          <table:table-cell table:formula="of:=([.$V$2]*(([.U198]/[.$V$3])+[.L199]*[.$X$2])+[.$W$2]*[.H199])*[.$V$3]" office:value-type="float" office:value="-52.3375041059469">
            <text:p>-52.3375041059</text:p>
          </table:table-cell>
          <table:table-cell table:number-columns-repeated="1003"/>
        </table:table-row>
        <table:table-row table:style-name="ro1">
          <table:table-cell office:value-type="string">
            <text:p>2014-02-01_17:09:40_023688</text:p>
          </table:table-cell>
          <table:table-cell office:value-type="float" office:value="2242229.90625">
            <text:p>2242229.90625</text:p>
          </table:table-cell>
          <table:table-cell office:value-type="float" office:value="19.9">
            <text:p>19.9</text:p>
          </table:table-cell>
          <table:table-cell office:value-type="float" office:value="-4">
            <text:p>-4</text:p>
          </table:table-cell>
          <table:table-cell office:value-type="float" office:value="82">
            <text:p>82</text:p>
          </table:table-cell>
          <table:table-cell office:value-type="float" office:value="-310">
            <text:p>-310</text:p>
          </table:table-cell>
          <table:table-cell office:value-type="float" office:value="-0.47509765625">
            <text:p>-0.4750976563</text:p>
          </table:table-cell>
          <table:table-cell table:formula="of:=[.G200]*[.$T$2]" office:value-type="float" office:value="-23.7548828125">
            <text:p>-23.7548828125</text:p>
          </table:table-cell>
          <table:table-cell office:value-type="float" office:value="-0.17529296875">
            <text:p>-0.1752929688</text:p>
          </table:table-cell>
          <table:table-cell table:formula="of:=[.I200]*[.$T$2]" office:value-type="float" office:value="-8.7646484375">
            <text:p>-8.7646484375</text:p>
          </table:table-cell>
          <table:table-cell office:value-type="float" office:value="1.1484375">
            <text:p>1.1484375</text:p>
          </table:table-cell>
          <table:table-cell office:value-type="float" office:value="4.63358778625954">
            <text:p>4.6335877863</text:p>
          </table:table-cell>
          <table:table-cell office:value-type="float" office:value="3.29007633587786">
            <text:p>3.2900763359</text:p>
          </table:table-cell>
          <table:table-cell office:value-type="float" office:value="-1.77862595419847">
            <text:p>-1.7786259542</text:p>
          </table:table-cell>
          <table:table-cell table:number-columns-repeated="3" office:value-type="float" office:value="0">
            <text:p>0</text:p>
          </table:table-cell>
          <table:table-cell office:value-type="float" office:value="16.05">
            <text:p>16.05</text:p>
          </table:table-cell>
          <table:table-cell office:value-type="float" office:value="295">
            <text:p>295</text:p>
          </table:table-cell>
          <table:table-cell/>
          <table:table-cell table:formula="of:=([.$V$2]*(([.U199]/[.$V$3])+[.L200]*[.$X$2])+[.$W$2]*[.H200])*[.$V$3]" office:value-type="float" office:value="-50.8576684739711">
            <text:p>-50.857668474</text:p>
          </table:table-cell>
          <table:table-cell table:number-columns-repeated="1003"/>
        </table:table-row>
        <table:table-row table:style-name="ro1">
          <table:table-cell office:value-type="string">
            <text:p>2014-02-01_17:09:40_136996</text:p>
          </table:table-cell>
          <table:table-cell office:value-type="float" office:value="2253595.515625">
            <text:p>2253595.515625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54">
            <text:p>54</text:p>
          </table:table-cell>
          <table:table-cell office:value-type="float" office:value="-234">
            <text:p>-234</text:p>
          </table:table-cell>
          <table:table-cell office:value-type="float" office:value="-0.316162109375">
            <text:p>-0.3161621094</text:p>
          </table:table-cell>
          <table:table-cell table:formula="of:=[.G201]*[.$T$2]" office:value-type="float" office:value="-15.80810546875">
            <text:p>-15.8081054688</text:p>
          </table:table-cell>
          <table:table-cell office:value-type="float" office:value="-0.1982421875">
            <text:p>-0.1982421875</text:p>
          </table:table-cell>
          <table:table-cell table:formula="of:=[.I201]*[.$T$2]" office:value-type="float" office:value="-9.912109375">
            <text:p>-9.912109375</text:p>
          </table:table-cell>
          <table:table-cell office:value-type="float" office:value="1.082275390625">
            <text:p>1.0822753906</text:p>
          </table:table-cell>
          <table:table-cell office:value-type="float" office:value="-4.69465648854962">
            <text:p>-4.6946564885</text:p>
          </table:table-cell>
          <table:table-cell office:value-type="float" office:value="4.51145038167939">
            <text:p>4.5114503817</text:p>
          </table:table-cell>
          <table:table-cell office:value-type="float" office:value="-0.488549618320611">
            <text:p>-0.4885496183</text:p>
          </table:table-cell>
          <table:table-cell table:number-columns-repeated="3" office:value-type="float" office:value="0">
            <text:p>0</text:p>
          </table:table-cell>
          <table:table-cell office:value-type="float" office:value="16.08">
            <text:p>16.08</text:p>
          </table:table-cell>
          <table:table-cell office:value-type="float" office:value="296">
            <text:p>296</text:p>
          </table:table-cell>
          <table:table-cell/>
          <table:table-cell table:formula="of:=([.$V$2]*(([.U200]/[.$V$3])+[.L201]*[.$X$2])+[.$W$2]*[.H201])*[.$V$3]" office:value-type="float" office:value="-51.0768298856224">
            <text:p>-51.0768298856</text:p>
          </table:table-cell>
          <table:table-cell table:number-columns-repeated="1003"/>
        </table:table-row>
        <table:table-row table:style-name="ro1">
          <table:table-cell office:value-type="string">
            <text:p>2014-02-01_17:09:40_250537</text:p>
          </table:table-cell>
          <table:table-cell office:value-type="float" office:value="2264914.796875">
            <text:p>2264914.796875</text:p>
          </table:table-cell>
          <table:table-cell office:value-type="float" office:value="20.1">
            <text:p>20.1</text:p>
          </table:table-cell>
          <table:table-cell office:value-type="float" office:value="74">
            <text:p>74</text:p>
          </table:table-cell>
          <table:table-cell office:value-type="float" office:value="198">
            <text:p>198</text:p>
          </table:table-cell>
          <table:table-cell office:value-type="float" office:value="-222">
            <text:p>-222</text:p>
          </table:table-cell>
          <table:table-cell office:value-type="float" office:value="-0.554443359375">
            <text:p>-0.5544433594</text:p>
          </table:table-cell>
          <table:table-cell table:formula="of:=[.G202]*[.$T$2]" office:value-type="float" office:value="-27.72216796875">
            <text:p>-27.7221679688</text:p>
          </table:table-cell>
          <table:table-cell office:value-type="float" office:value="0.037841796875">
            <text:p>0.0378417969</text:p>
          </table:table-cell>
          <table:table-cell table:formula="of:=[.I202]*[.$T$2]" office:value-type="float" office:value="1.89208984375">
            <text:p>1.8920898438</text:p>
          </table:table-cell>
          <table:table-cell office:value-type="float" office:value="0.8369140625">
            <text:p>0.8369140625</text:p>
          </table:table-cell>
          <table:table-cell office:value-type="float" office:value="0.740458015267176">
            <text:p>0.7404580153</text:p>
          </table:table-cell>
          <table:table-cell office:value-type="float" office:value="3.70992366412214">
            <text:p>3.7099236641</text:p>
          </table:table-cell>
          <table:table-cell office:value-type="float" office:value="-1.21374045801527">
            <text:p>-1.213740458</text:p>
          </table:table-cell>
          <table:table-cell table:number-columns-repeated="3" office:value-type="float" office:value="0">
            <text:p>0</text:p>
          </table:table-cell>
          <table:table-cell office:value-type="float" office:value="19.24">
            <text:p>19.24</text:p>
          </table:table-cell>
          <table:table-cell office:value-type="float" office:value="296">
            <text:p>296</text:p>
          </table:table-cell>
          <table:table-cell/>
          <table:table-cell table:formula="of:=([.$V$2]*(([.U201]/[.$V$3])+[.L202]*[.$X$2])+[.$W$2]*[.H202])*[.$V$3]" office:value-type="float" office:value="-50.4646068762926">
            <text:p>-50.4646068763</text:p>
          </table:table-cell>
          <table:table-cell table:number-columns-repeated="1003"/>
        </table:table-row>
        <table:table-row table:style-name="ro1">
          <table:table-cell office:value-type="string">
            <text:p>2014-02-01_17:09:40_362735</text:p>
          </table:table-cell>
          <table:table-cell office:value-type="float" office:value="2276133.796875">
            <text:p>2276133.796875</text:p>
          </table:table-cell>
          <table:table-cell office:value-type="float" office:value="20.2">
            <text:p>20.2</text:p>
          </table:table-cell>
          <table:table-cell office:value-type="float" office:value="-10">
            <text:p>-10</text:p>
          </table:table-cell>
          <table:table-cell office:value-type="float" office:value="127">
            <text:p>127</text:p>
          </table:table-cell>
          <table:table-cell office:value-type="float" office:value="-207">
            <text:p>-207</text:p>
          </table:table-cell>
          <table:table-cell office:value-type="float" office:value="-0.416015625">
            <text:p>-0.416015625</text:p>
          </table:table-cell>
          <table:table-cell table:formula="of:=[.G203]*[.$T$2]" office:value-type="float" office:value="-20.80078125">
            <text:p>-20.80078125</text:p>
          </table:table-cell>
          <table:table-cell office:value-type="float" office:value="0.078369140625">
            <text:p>0.0783691406</text:p>
          </table:table-cell>
          <table:table-cell table:formula="of:=[.I203]*[.$T$2]" office:value-type="float" office:value="3.91845703125">
            <text:p>3.9184570313</text:p>
          </table:table-cell>
          <table:table-cell office:value-type="float" office:value="0.448486328125">
            <text:p>0.4484863281</text:p>
          </table:table-cell>
          <table:table-cell office:value-type="float" office:value="-11.9389312977099">
            <text:p>-11.9389312977</text:p>
          </table:table-cell>
          <table:table-cell office:value-type="float" office:value="0.183206106870229">
            <text:p>0.1832061069</text:p>
          </table:table-cell>
          <table:table-cell office:value-type="float" office:value="-1.61832061068702">
            <text:p>-1.6183206107</text:p>
          </table:table-cell>
          <table:table-cell table:number-columns-repeated="3" office:value-type="float" office:value="0">
            <text:p>0</text:p>
          </table:table-cell>
          <table:table-cell office:value-type="float" office:value="15.94">
            <text:p>15.94</text:p>
          </table:table-cell>
          <table:table-cell office:value-type="float" office:value="296">
            <text:p>296</text:p>
          </table:table-cell>
          <table:table-cell/>
          <table:table-cell table:formula="of:=([.$V$2]*(([.U202]/[.$V$3])+[.L203]*[.$X$2])+[.$W$2]*[.H203])*[.$V$3]" office:value-type="float" office:value="-52.2113608981179">
            <text:p>-52.2113608981</text:p>
          </table:table-cell>
          <table:table-cell table:number-columns-repeated="1003"/>
        </table:table-row>
        <table:table-row table:style-name="ro1">
          <table:table-cell office:value-type="string">
            <text:p>2014-02-01_17:09:40_476446</text:p>
          </table:table-cell>
          <table:table-cell office:value-type="float" office:value="2287506">
            <text:p>2287506</text:p>
          </table:table-cell>
          <table:table-cell office:value-type="float" office:value="20.3">
            <text:p>20.3</text:p>
          </table:table-cell>
          <table:table-cell office:value-type="float" office:value="40">
            <text:p>40</text:p>
          </table:table-cell>
          <table:table-cell office:value-type="float" office:value="117">
            <text:p>117</text:p>
          </table:table-cell>
          <table:table-cell office:value-type="float" office:value="-360">
            <text:p>-360</text:p>
          </table:table-cell>
          <table:table-cell office:value-type="float" office:value="-0.53515625">
            <text:p>-0.53515625</text:p>
          </table:table-cell>
          <table:table-cell table:formula="of:=[.G204]*[.$T$2]" office:value-type="float" office:value="-26.7578125">
            <text:p>-26.7578125</text:p>
          </table:table-cell>
          <table:table-cell office:value-type="float" office:value="-0.116455078125">
            <text:p>-0.1164550781</text:p>
          </table:table-cell>
          <table:table-cell table:formula="of:=[.I204]*[.$T$2]" office:value-type="float" office:value="-5.82275390625">
            <text:p>-5.8227539063</text:p>
          </table:table-cell>
          <table:table-cell office:value-type="float" office:value="1.9404296875">
            <text:p>1.9404296875</text:p>
          </table:table-cell>
          <table:table-cell office:value-type="float" office:value="2.0381679389313">
            <text:p>2.0381679389</text:p>
          </table:table-cell>
          <table:table-cell office:value-type="float" office:value="2.78625954198473">
            <text:p>2.786259542</text:p>
          </table:table-cell>
          <table:table-cell office:value-type="float" office:value="1.16793893129771">
            <text:p>1.1679389313</text:p>
          </table:table-cell>
          <table:table-cell table:number-columns-repeated="3" office:value-type="float" office:value="0">
            <text:p>0</text:p>
          </table:table-cell>
          <table:table-cell office:value-type="float" office:value="28.71">
            <text:p>28.71</text:p>
          </table:table-cell>
          <table:table-cell office:value-type="float" office:value="297">
            <text:p>297</text:p>
          </table:table-cell>
          <table:table-cell/>
          <table:table-cell table:formula="of:=([.$V$2]*(([.U203]/[.$V$3])+[.L204]*[.$X$2])+[.$W$2]*[.H204])*[.$V$3]" office:value-type="float" office:value="-51.302809014125">
            <text:p>-51.3028090141</text:p>
          </table:table-cell>
          <table:table-cell table:number-columns-repeated="1003"/>
        </table:table-row>
        <table:table-row table:style-name="ro1">
          <table:table-cell office:value-type="string">
            <text:p>2014-02-01_17:09:40_589388</text:p>
          </table:table-cell>
          <table:table-cell office:value-type="float" office:value="2298799.515625">
            <text:p>2298799.515625</text:p>
          </table:table-cell>
          <table:table-cell office:value-type="float" office:value="20.4">
            <text:p>20.4</text:p>
          </table:table-cell>
          <table:table-cell office:value-type="float" office:value="54">
            <text:p>54</text:p>
          </table:table-cell>
          <table:table-cell office:value-type="float" office:value="159">
            <text:p>159</text:p>
          </table:table-cell>
          <table:table-cell office:value-type="float" office:value="-186">
            <text:p>-186</text:p>
          </table:table-cell>
          <table:table-cell office:value-type="float" office:value="-0.436767578125">
            <text:p>-0.4367675781</text:p>
          </table:table-cell>
          <table:table-cell table:formula="of:=[.G205]*[.$T$2]" office:value-type="float" office:value="-21.83837890625">
            <text:p>-21.8383789063</text:p>
          </table:table-cell>
          <table:table-cell office:value-type="float" office:value="0.191162109375">
            <text:p>0.1911621094</text:p>
          </table:table-cell>
          <table:table-cell table:formula="of:=[.I205]*[.$T$2]" office:value-type="float" office:value="9.55810546875">
            <text:p>9.5581054688</text:p>
          </table:table-cell>
          <table:table-cell office:value-type="float" office:value="1.280029296875">
            <text:p>1.2800292969</text:p>
          </table:table-cell>
          <table:table-cell office:value-type="float" office:value="1.77099236641221">
            <text:p>1.7709923664</text:p>
          </table:table-cell>
          <table:table-cell office:value-type="float" office:value="2.91603053435115">
            <text:p>2.9160305344</text:p>
          </table:table-cell>
          <table:table-cell office:value-type="float" office:value="-1.00763358778626">
            <text:p>-1.0076335878</text:p>
          </table:table-cell>
          <table:table-cell table:number-columns-repeated="3" office:value-type="float" office:value="0">
            <text:p>0</text:p>
          </table:table-cell>
          <table:table-cell office:value-type="float" office:value="18.43">
            <text:p>18.43</text:p>
          </table:table-cell>
          <table:table-cell office:value-type="float" office:value="297">
            <text:p>297</text:p>
          </table:table-cell>
          <table:table-cell/>
          <table:table-cell table:formula="of:=([.$V$2]*(([.U204]/[.$V$3])+[.L205]*[.$X$2])+[.$W$2]*[.H205])*[.$V$3]" office:value-type="float" office:value="-50.3664059081507">
            <text:p>-50.3664059082</text:p>
          </table:table-cell>
          <table:table-cell table:number-columns-repeated="1003"/>
        </table:table-row>
        <table:table-row table:style-name="ro1">
          <table:table-cell office:value-type="string">
            <text:p>2014-02-01_17:09:40_702730</text:p>
          </table:table-cell>
          <table:table-cell office:value-type="float" office:value="2310134.71875">
            <text:p>2310134.71875</text:p>
          </table:table-cell>
          <table:table-cell office:value-type="float" office:value="20.5">
            <text:p>20.5</text:p>
          </table:table-cell>
          <table:table-cell office:value-type="float" office:value="27">
            <text:p>27</text:p>
          </table:table-cell>
          <table:table-cell office:value-type="float" office:value="158">
            <text:p>158</text:p>
          </table:table-cell>
          <table:table-cell office:value-type="float" office:value="-246">
            <text:p>-246</text:p>
          </table:table-cell>
          <table:table-cell office:value-type="float" office:value="-0.390869140625">
            <text:p>-0.3908691406</text:p>
          </table:table-cell>
          <table:table-cell table:formula="of:=[.G206]*[.$T$2]" office:value-type="float" office:value="-19.54345703125">
            <text:p>-19.5434570313</text:p>
          </table:table-cell>
          <table:table-cell office:value-type="float" office:value="0.22314453125">
            <text:p>0.2231445313</text:p>
          </table:table-cell>
          <table:table-cell table:formula="of:=[.I206]*[.$T$2]" office:value-type="float" office:value="11.1572265625">
            <text:p>11.1572265625</text:p>
          </table:table-cell>
          <table:table-cell office:value-type="float" office:value="0.9111328125">
            <text:p>0.9111328125</text:p>
          </table:table-cell>
          <table:table-cell office:value-type="float" office:value="3.46564885496183">
            <text:p>3.465648855</text:p>
          </table:table-cell>
          <table:table-cell office:value-type="float" office:value="1.25954198473282">
            <text:p>1.2595419847</text:p>
          </table:table-cell>
          <table:table-cell office:value-type="float" office:value="-1.86259541984733">
            <text:p>-1.8625954198</text:p>
          </table:table-cell>
          <table:table-cell table:number-columns-repeated="3" office:value-type="float" office:value="0">
            <text:p>0</text:p>
          </table:table-cell>
          <table:table-cell office:value-type="float" office:value="16.88">
            <text:p>16.88</text:p>
          </table:table-cell>
          <table:table-cell office:value-type="float" office:value="297">
            <text:p>297</text:p>
          </table:table-cell>
          <table:table-cell/>
          <table:table-cell table:formula="of:=([.$V$2]*(([.U205]/[.$V$3])+[.L206]*[.$X$2])+[.$W$2]*[.H206])*[.$V$3]" office:value-type="float" office:value="-49.0706797550402">
            <text:p>-49.070679755</text:p>
          </table:table-cell>
          <table:table-cell table:number-columns-repeated="1003"/>
        </table:table-row>
        <table:table-row table:style-name="ro1">
          <table:table-cell office:value-type="string">
            <text:p>2014-02-01_17:09:40_815559</text:p>
          </table:table-cell>
          <table:table-cell office:value-type="float" office:value="2321416.890625">
            <text:p>2321416.890625</text:p>
          </table:table-cell>
          <table:table-cell office:value-type="float" office:value="20.6">
            <text:p>20.6</text:p>
          </table:table-cell>
          <table:table-cell office:value-type="float" office:value="61">
            <text:p>61</text:p>
          </table:table-cell>
          <table:table-cell office:value-type="float" office:value="214">
            <text:p>214</text:p>
          </table:table-cell>
          <table:table-cell office:value-type="float" office:value="-332">
            <text:p>-332</text:p>
          </table:table-cell>
          <table:table-cell office:value-type="float" office:value="-0.531005859375">
            <text:p>-0.5310058594</text:p>
          </table:table-cell>
          <table:table-cell table:formula="of:=[.G207]*[.$T$2]" office:value-type="float" office:value="-26.55029296875">
            <text:p>-26.5502929688</text:p>
          </table:table-cell>
          <table:table-cell office:value-type="float" office:value="-0.109375">
            <text:p>-0.109375</text:p>
          </table:table-cell>
          <table:table-cell table:formula="of:=[.I207]*[.$T$2]" office:value-type="float" office:value="-5.46875">
            <text:p>-5.46875</text:p>
          </table:table-cell>
          <table:table-cell office:value-type="float" office:value="0.67181396484375">
            <text:p>0.6718139648</text:p>
          </table:table-cell>
          <table:table-cell office:value-type="float" office:value="-12.7328244274809">
            <text:p>-12.7328244275</text:p>
          </table:table-cell>
          <table:table-cell office:value-type="float" office:value="-1.88549618320611">
            <text:p>-1.8854961832</text:p>
          </table:table-cell>
          <table:table-cell office:value-type="float" office:value="-0.465648854961832">
            <text:p>-0.465648855</text:p>
          </table:table-cell>
          <table:table-cell table:number-columns-repeated="3" office:value-type="float" office:value="0">
            <text:p>0</text:p>
          </table:table-cell>
          <table:table-cell office:value-type="float" office:value="16.63">
            <text:p>16.63</text:p>
          </table:table-cell>
          <table:table-cell office:value-type="float" office:value="298">
            <text:p>298</text:p>
          </table:table-cell>
          <table:table-cell/>
          <table:table-cell table:formula="of:=([.$V$2]*(([.U206]/[.$V$3])+[.L207]*[.$X$2])+[.$W$2]*[.H207])*[.$V$3]" office:value-type="float" office:value="-51.1159056071006">
            <text:p>-51.1159056071</text:p>
          </table:table-cell>
          <table:table-cell table:number-columns-repeated="1003"/>
        </table:table-row>
        <table:table-row table:style-name="ro1">
          <table:table-cell office:value-type="string">
            <text:p>2014-02-01_17:09:40_928500</text:p>
          </table:table-cell>
          <table:table-cell office:value-type="float" office:value="2332769.796875">
            <text:p>2332769.796875</text:p>
          </table:table-cell>
          <table:table-cell office:value-type="float" office:value="20.7">
            <text:p>20.7</text:p>
          </table:table-cell>
          <table:table-cell office:value-type="float" office:value="52">
            <text:p>52</text:p>
          </table:table-cell>
          <table:table-cell office:value-type="float" office:value="188">
            <text:p>188</text:p>
          </table:table-cell>
          <table:table-cell office:value-type="float" office:value="-152">
            <text:p>-152</text:p>
          </table:table-cell>
          <table:table-cell office:value-type="float" office:value="-0.436767578125">
            <text:p>-0.4367675781</text:p>
          </table:table-cell>
          <table:table-cell table:formula="of:=[.G208]*[.$T$2]" office:value-type="float" office:value="-21.83837890625">
            <text:p>-21.8383789063</text:p>
          </table:table-cell>
          <table:table-cell office:value-type="float" office:value="-0.542236328125">
            <text:p>-0.5422363281</text:p>
          </table:table-cell>
          <table:table-cell table:formula="of:=[.I208]*[.$T$2]" office:value-type="float" office:value="-27.11181640625">
            <text:p>-27.1118164063</text:p>
          </table:table-cell>
          <table:table-cell office:value-type="float" office:value="1.479248046875">
            <text:p>1.4792480469</text:p>
          </table:table-cell>
          <table:table-cell office:value-type="float" office:value="-4.83206106870229">
            <text:p>-4.8320610687</text:p>
          </table:table-cell>
          <table:table-cell office:value-type="float" office:value="1.93893129770992">
            <text:p>1.9389312977</text:p>
          </table:table-cell>
          <table:table-cell office:value-type="float" office:value="0.549618320610687">
            <text:p>0.5496183206</text:p>
          </table:table-cell>
          <table:table-cell table:number-columns-repeated="3" office:value-type="float" office:value="0">
            <text:p>0</text:p>
          </table:table-cell>
          <table:table-cell office:value-type="float" office:value="16.81">
            <text:p>16.81</text:p>
          </table:table-cell>
          <table:table-cell office:value-type="float" office:value="298">
            <text:p>298</text:p>
          </table:table-cell>
          <table:table-cell/>
          <table:table-cell table:formula="of:=([.$V$2]*(([.U207]/[.$V$3])+[.L208]*[.$X$2])+[.$W$2]*[.H208])*[.$V$3]" office:value-type="float" office:value="-51.4774390425493">
            <text:p>-51.4774390425</text:p>
          </table:table-cell>
          <table:table-cell table:number-columns-repeated="1003"/>
        </table:table-row>
        <table:table-row table:style-name="ro1">
          <table:table-cell office:value-type="string">
            <text:p>2014-02-01_17:09:41_041461</text:p>
          </table:table-cell>
          <table:table-cell office:value-type="float" office:value="2344006.703125">
            <text:p>2344006.703125</text:p>
          </table:table-cell>
          <table:table-cell office:value-type="float" office:value="20.8">
            <text:p>20.8</text:p>
          </table:table-cell>
          <table:table-cell office:value-type="float" office:value="165">
            <text:p>165</text:p>
          </table:table-cell>
          <table:table-cell office:value-type="float" office:value="182">
            <text:p>182</text:p>
          </table:table-cell>
          <table:table-cell office:value-type="float" office:value="-190">
            <text:p>-190</text:p>
          </table:table-cell>
          <table:table-cell office:value-type="float" office:value="-0.28125">
            <text:p>-0.28125</text:p>
          </table:table-cell>
          <table:table-cell table:formula="of:=[.G209]*[.$T$2]" office:value-type="float" office:value="-14.0625">
            <text:p>-14.0625</text:p>
          </table:table-cell>
          <table:table-cell office:value-type="float" office:value="0.056640625">
            <text:p>0.056640625</text:p>
          </table:table-cell>
          <table:table-cell table:formula="of:=[.I209]*[.$T$2]" office:value-type="float" office:value="2.83203125">
            <text:p>2.83203125</text:p>
          </table:table-cell>
          <table:table-cell office:value-type="float" office:value="0.5986328125">
            <text:p>0.5986328125</text:p>
          </table:table-cell>
          <table:table-cell office:value-type="float" office:value="-1.35114503816794">
            <text:p>-1.3511450382</text:p>
          </table:table-cell>
          <table:table-cell office:value-type="float" office:value="-3.70229007633588">
            <text:p>-3.7022900763</text:p>
          </table:table-cell>
          <table:table-cell office:value-type="float" office:value="-0.122137404580153">
            <text:p>-0.1221374046</text:p>
          </table:table-cell>
          <table:table-cell table:number-columns-repeated="3" office:value-type="float" office:value="0">
            <text:p>0</text:p>
          </table:table-cell>
          <table:table-cell office:value-type="float" office:value="17.73">
            <text:p>17.73</text:p>
          </table:table-cell>
          <table:table-cell office:value-type="float" office:value="299">
            <text:p>299</text:p>
          </table:table-cell>
          <table:table-cell/>
          <table:table-cell table:formula="of:=([.$V$2]*(([.U208]/[.$V$3])+[.L209]*[.$X$2])+[.$W$2]*[.H209])*[.$V$3]" office:value-type="float" office:value="-50.9939646891792">
            <text:p>-50.9939646892</text:p>
          </table:table-cell>
          <table:table-cell table:number-columns-repeated="1003"/>
        </table:table-row>
        <table:table-row table:style-name="ro1">
          <table:table-cell office:value-type="string">
            <text:p>2014-02-01_17:09:41_154552</text:p>
          </table:table-cell>
          <table:table-cell office:value-type="float" office:value="2355316.609375">
            <text:p>2355316.609375</text:p>
          </table:table-cell>
          <table:table-cell office:value-type="float" office:value="20.9">
            <text:p>20.9</text:p>
          </table:table-cell>
          <table:table-cell office:value-type="float" office:value="64">
            <text:p>64</text:p>
          </table:table-cell>
          <table:table-cell office:value-type="float" office:value="89">
            <text:p>89</text:p>
          </table:table-cell>
          <table:table-cell office:value-type="float" office:value="-257">
            <text:p>-257</text:p>
          </table:table-cell>
          <table:table-cell office:value-type="float" office:value="-0.413330078125">
            <text:p>-0.4133300781</text:p>
          </table:table-cell>
          <table:table-cell table:formula="of:=[.G210]*[.$T$2]" office:value-type="float" office:value="-20.66650390625">
            <text:p>-20.6665039063</text:p>
          </table:table-cell>
          <table:table-cell office:value-type="float" office:value="-0.328857421875">
            <text:p>-0.3288574219</text:p>
          </table:table-cell>
          <table:table-cell table:formula="of:=[.I210]*[.$T$2]" office:value-type="float" office:value="-16.44287109375">
            <text:p>-16.4428710938</text:p>
          </table:table-cell>
          <table:table-cell office:value-type="float" office:value="1.15869140625">
            <text:p>1.1586914063</text:p>
          </table:table-cell>
          <table:table-cell office:value-type="float" office:value="-3.58778625954198">
            <text:p>-3.5877862595</text:p>
          </table:table-cell>
          <table:table-cell office:value-type="float" office:value="-0.587786259541985">
            <text:p>-0.5877862595</text:p>
          </table:table-cell>
          <table:table-cell office:value-type="float" office:value="-0.198473282442748">
            <text:p>-0.1984732824</text:p>
          </table:table-cell>
          <table:table-cell table:number-columns-repeated="3" office:value-type="float" office:value="0">
            <text:p>0</text:p>
          </table:table-cell>
          <table:table-cell office:value-type="float" office:value="17.76">
            <text:p>17.76</text:p>
          </table:table-cell>
          <table:table-cell office:value-type="float" office:value="299">
            <text:p>299</text:p>
          </table:table-cell>
          <table:table-cell/>
          <table:table-cell table:formula="of:=([.$V$2]*(([.U209]/[.$V$3])+[.L210]*[.$X$2])+[.$W$2]*[.H210])*[.$V$3]" office:value-type="float" office:value="-51.0906215803908">
            <text:p>-51.0906215804</text:p>
          </table:table-cell>
          <table:table-cell table:number-columns-repeated="1003"/>
        </table:table-row>
        <table:table-row table:style-name="ro1">
          <table:table-cell office:value-type="string">
            <text:p>2014-02-01_17:09:41_267824</text:p>
          </table:table-cell>
          <table:table-cell office:value-type="float" office:value="2366679.296875">
            <text:p>2366679.296875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-42">
            <text:p>-42</text:p>
          </table:table-cell>
          <table:table-cell office:value-type="float" office:value="-188">
            <text:p>-188</text:p>
          </table:table-cell>
          <table:table-cell office:value-type="float" office:value="-0.51416015625">
            <text:p>-0.5141601563</text:p>
          </table:table-cell>
          <table:table-cell table:formula="of:=[.G211]*[.$T$2]" office:value-type="float" office:value="-25.7080078125">
            <text:p>-25.7080078125</text:p>
          </table:table-cell>
          <table:table-cell office:value-type="float" office:value="0.22314453125">
            <text:p>0.2231445313</text:p>
          </table:table-cell>
          <table:table-cell table:formula="of:=[.I211]*[.$T$2]" office:value-type="float" office:value="11.1572265625">
            <text:p>11.1572265625</text:p>
          </table:table-cell>
          <table:table-cell office:value-type="float" office:value="1.393310546875">
            <text:p>1.3933105469</text:p>
          </table:table-cell>
          <table:table-cell office:value-type="float" office:value="-0.49618320610687">
            <text:p>-0.4961832061</text:p>
          </table:table-cell>
          <table:table-cell office:value-type="float" office:value="0.16030534351145">
            <text:p>0.1603053435</text:p>
          </table:table-cell>
          <table:table-cell office:value-type="float" office:value="0.854961832061069">
            <text:p>0.8549618321</text:p>
          </table:table-cell>
          <table:table-cell table:number-columns-repeated="3" office:value-type="float" office:value="0">
            <text:p>0</text:p>
          </table:table-cell>
          <table:table-cell office:value-type="float" office:value="19.5">
            <text:p>19.5</text:p>
          </table:table-cell>
          <table:table-cell office:value-type="float" office:value="299">
            <text:p>299</text:p>
          </table:table-cell>
          <table:table-cell/>
          <table:table-cell table:formula="of:=([.$V$2]*(([.U210]/[.$V$3])+[.L211]*[.$X$2])+[.$W$2]*[.H211])*[.$V$3]" office:value-type="float" office:value="-50.68022121343">
            <text:p>-50.6802212134</text:p>
          </table:table-cell>
          <table:table-cell table:number-columns-repeated="1003"/>
        </table:table-row>
        <table:table-row table:style-name="ro1">
          <table:table-cell office:value-type="string">
            <text:p>2014-02-01_17:09:41_380492</text:p>
          </table:table-cell>
          <table:table-cell office:value-type="float" office:value="2377910.015625">
            <text:p>2377910.015625</text:p>
          </table:table-cell>
          <table:table-cell office:value-type="float" office:value="21.1">
            <text:p>21.1</text:p>
          </table:table-cell>
          <table:table-cell office:value-type="float" office:value="18">
            <text:p>18</text:p>
          </table:table-cell>
          <table:table-cell office:value-type="float" office:value="71">
            <text:p>71</text:p>
          </table:table-cell>
          <table:table-cell office:value-type="float" office:value="-220">
            <text:p>-220</text:p>
          </table:table-cell>
          <table:table-cell office:value-type="float" office:value="-0.422119140625">
            <text:p>-0.4221191406</text:p>
          </table:table-cell>
          <table:table-cell table:formula="of:=[.G212]*[.$T$2]" office:value-type="float" office:value="-21.10595703125">
            <text:p>-21.1059570313</text:p>
          </table:table-cell>
          <table:table-cell office:value-type="float" office:value="0.536865234375">
            <text:p>0.5368652344</text:p>
          </table:table-cell>
          <table:table-cell table:formula="of:=[.I212]*[.$T$2]" office:value-type="float" office:value="26.84326171875">
            <text:p>26.8432617188</text:p>
          </table:table-cell>
          <table:table-cell office:value-type="float" office:value="-0.454345703125">
            <text:p>-0.4543457031</text:p>
          </table:table-cell>
          <table:table-cell office:value-type="float" office:value="-6.81679389312977">
            <text:p>-6.8167938931</text:p>
          </table:table-cell>
          <table:table-cell office:value-type="float" office:value="-3.7175572519084">
            <text:p>-3.7175572519</text:p>
          </table:table-cell>
          <table:table-cell office:value-type="float" office:value="-2.32824427480916">
            <text:p>-2.3282442748</text:p>
          </table:table-cell>
          <table:table-cell table:number-columns-repeated="3" office:value-type="float" office:value="0">
            <text:p>0</text:p>
          </table:table-cell>
          <table:table-cell office:value-type="float" office:value="17.71">
            <text:p>17.71</text:p>
          </table:table-cell>
          <table:table-cell office:value-type="float" office:value="300">
            <text:p>300</text:p>
          </table:table-cell>
          <table:table-cell/>
          <table:table-cell table:formula="of:=([.$V$2]*(([.U211]/[.$V$3])+[.L212]*[.$X$2])+[.$W$2]*[.H212])*[.$V$3]" office:value-type="float" office:value="-51.4248275328398">
            <text:p>-51.4248275328</text:p>
          </table:table-cell>
          <table:table-cell table:number-columns-repeated="1003"/>
        </table:table-row>
        <table:table-row table:style-name="ro1">
          <table:table-cell office:value-type="string">
            <text:p>2014-02-01_17:09:41_494215</text:p>
          </table:table-cell>
          <table:table-cell office:value-type="float" office:value="2389283.609375">
            <text:p>2389283.609375</text:p>
          </table:table-cell>
          <table:table-cell office:value-type="float" office:value="21.2">
            <text:p>21.2</text:p>
          </table:table-cell>
          <table:table-cell office:value-type="float" office:value="127">
            <text:p>127</text:p>
          </table:table-cell>
          <table:table-cell office:value-type="float" office:value="190">
            <text:p>190</text:p>
          </table:table-cell>
          <table:table-cell office:value-type="float" office:value="-316">
            <text:p>-316</text:p>
          </table:table-cell>
          <table:table-cell office:value-type="float" office:value="-0.40087890625">
            <text:p>-0.4008789063</text:p>
          </table:table-cell>
          <table:table-cell table:formula="of:=[.G213]*[.$T$2]" office:value-type="float" office:value="-20.0439453125">
            <text:p>-20.0439453125</text:p>
          </table:table-cell>
          <table:table-cell office:value-type="float" office:value="-0.21923828125">
            <text:p>-0.2192382813</text:p>
          </table:table-cell>
          <table:table-cell table:formula="of:=[.I213]*[.$T$2]" office:value-type="float" office:value="-10.9619140625">
            <text:p>-10.9619140625</text:p>
          </table:table-cell>
          <table:table-cell office:value-type="float" office:value="1.26025390625">
            <text:p>1.2602539063</text:p>
          </table:table-cell>
          <table:table-cell office:value-type="float" office:value="-6.83206106870229">
            <text:p>-6.8320610687</text:p>
          </table:table-cell>
          <table:table-cell office:value-type="float" office:value="6.84732824427481">
            <text:p>6.8473282443</text:p>
          </table:table-cell>
          <table:table-cell office:value-type="float" office:value="-0.67175572519084">
            <text:p>-0.6717557252</text:p>
          </table:table-cell>
          <table:table-cell table:number-columns-repeated="3" office:value-type="float" office:value="0">
            <text:p>0</text:p>
          </table:table-cell>
          <table:table-cell office:value-type="float" office:value="19.9">
            <text:p>19.9</text:p>
          </table:table-cell>
          <table:table-cell office:value-type="float" office:value="300">
            <text:p>300</text:p>
          </table:table-cell>
          <table:table-cell/>
          <table:table-cell table:formula="of:=([.$V$2]*(([.U212]/[.$V$3])+[.L213]*[.$X$2])+[.$W$2]*[.H213])*[.$V$3]" office:value-type="float" office:value="-52.1362938578987">
            <text:p>-52.1362938579</text:p>
          </table:table-cell>
          <table:table-cell table:number-columns-repeated="1003"/>
        </table:table-row>
        <table:table-row table:style-name="ro1">
          <table:table-cell office:value-type="string">
            <text:p>2014-02-01_17:09:41_606736</text:p>
          </table:table-cell>
          <table:table-cell office:value-type="float" office:value="2400534.40625">
            <text:p>2400534.40625</text:p>
          </table:table-cell>
          <table:table-cell office:value-type="float" office:value="21.3">
            <text:p>21.3</text:p>
          </table:table-cell>
          <table:table-cell office:value-type="float" office:value="-14">
            <text:p>-14</text:p>
          </table:table-cell>
          <table:table-cell office:value-type="float" office:value="-24">
            <text:p>-24</text:p>
          </table:table-cell>
          <table:table-cell office:value-type="float" office:value="-156">
            <text:p>-156</text:p>
          </table:table-cell>
          <table:table-cell office:value-type="float" office:value="-0.4521484375">
            <text:p>-0.4521484375</text:p>
          </table:table-cell>
          <table:table-cell table:formula="of:=[.G214]*[.$T$2]" office:value-type="float" office:value="-22.607421875">
            <text:p>-22.607421875</text:p>
          </table:table-cell>
          <table:table-cell office:value-type="float" office:value="-0.15576171875">
            <text:p>-0.1557617188</text:p>
          </table:table-cell>
          <table:table-cell table:formula="of:=[.I214]*[.$T$2]" office:value-type="float" office:value="-7.7880859375">
            <text:p>-7.7880859375</text:p>
          </table:table-cell>
          <table:table-cell office:value-type="float" office:value="0.15478515625">
            <text:p>0.1547851563</text:p>
          </table:table-cell>
          <table:table-cell office:value-type="float" office:value="2.18320610687023">
            <text:p>2.1832061069</text:p>
          </table:table-cell>
          <table:table-cell office:value-type="float" office:value="5.76335877862595">
            <text:p>5.7633587786</text:p>
          </table:table-cell>
          <table:table-cell office:value-type="float" office:value="-1.35114503816794">
            <text:p>-1.3511450382</text:p>
          </table:table-cell>
          <table:table-cell table:number-columns-repeated="3" office:value-type="float" office:value="0">
            <text:p>0</text:p>
          </table:table-cell>
          <table:table-cell office:value-type="float" office:value="18.9">
            <text:p>18.9</text:p>
          </table:table-cell>
          <table:table-cell office:value-type="float" office:value="300">
            <text:p>300</text:p>
          </table:table-cell>
          <table:table-cell/>
          <table:table-cell table:formula="of:=([.$V$2]*(([.U213]/[.$V$3])+[.L214]*[.$X$2])+[.$W$2]*[.H214])*[.$V$3]" office:value-type="float" office:value="-51.1178080212941">
            <text:p>-51.1178080213</text:p>
          </table:table-cell>
          <table:table-cell table:number-columns-repeated="1003"/>
        </table:table-row>
        <table:table-row table:style-name="ro1">
          <table:table-cell office:value-type="string">
            <text:p>2014-02-01_17:09:41_720585</text:p>
          </table:table-cell>
          <table:table-cell office:value-type="float" office:value="2411919.296875">
            <text:p>2411919.296875</text:p>
          </table:table-cell>
          <table:table-cell office:value-type="float" office:value="21.4">
            <text:p>21.4</text:p>
          </table:table-cell>
          <table:table-cell office:value-type="float" office:value="173">
            <text:p>173</text:p>
          </table:table-cell>
          <table:table-cell office:value-type="float" office:value="161">
            <text:p>161</text:p>
          </table:table-cell>
          <table:table-cell office:value-type="float" office:value="-364">
            <text:p>-364</text:p>
          </table:table-cell>
          <table:table-cell office:value-type="float" office:value="-0.234375">
            <text:p>-0.234375</text:p>
          </table:table-cell>
          <table:table-cell table:formula="of:=[.G215]*[.$T$2]" office:value-type="float" office:value="-11.71875">
            <text:p>-11.71875</text:p>
          </table:table-cell>
          <table:table-cell office:value-type="float" office:value="-0.00732421875">
            <text:p>-0.0073242188</text:p>
          </table:table-cell>
          <table:table-cell table:formula="of:=[.I215]*[.$T$2]" office:value-type="float" office:value="-0.3662109375">
            <text:p>-0.3662109375</text:p>
          </table:table-cell>
          <table:table-cell office:value-type="float" office:value="0.1103515625">
            <text:p>0.1103515625</text:p>
          </table:table-cell>
          <table:table-cell office:value-type="float" office:value="-7.51908396946565">
            <text:p>-7.5190839695</text:p>
          </table:table-cell>
          <table:table-cell office:value-type="float" office:value="4.13740458015267">
            <text:p>4.1374045802</text:p>
          </table:table-cell>
          <table:table-cell office:value-type="float" office:value="1.18320610687023">
            <text:p>1.1832061069</text:p>
          </table:table-cell>
          <table:table-cell table:number-columns-repeated="3" office:value-type="float" office:value="0">
            <text:p>0</text:p>
          </table:table-cell>
          <table:table-cell office:value-type="float" office:value="18.41">
            <text:p>18.41</text:p>
          </table:table-cell>
          <table:table-cell office:value-type="float" office:value="301">
            <text:p>301</text:p>
          </table:table-cell>
          <table:table-cell/>
          <table:table-cell table:formula="of:=([.$V$2]*(([.U214]/[.$V$3])+[.L215]*[.$X$2])+[.$W$2]*[.H215])*[.$V$3]" office:value-type="float" office:value="-51.8035673188835">
            <text:p>-51.8035673189</text:p>
          </table:table-cell>
          <table:table-cell table:number-columns-repeated="1003"/>
        </table:table-row>
        <table:table-row table:style-name="ro1">
          <table:table-cell office:value-type="string">
            <text:p>2014-02-01_17:09:41_834282</text:p>
          </table:table-cell>
          <table:table-cell office:value-type="float" office:value="2423288.796875">
            <text:p>2423288.796875</text:p>
          </table:table-cell>
          <table:table-cell office:value-type="float" office:value="21.5">
            <text:p>21.5</text:p>
          </table:table-cell>
          <table:table-cell office:value-type="float" office:value="129">
            <text:p>129</text:p>
          </table:table-cell>
          <table:table-cell office:value-type="float" office:value="152">
            <text:p>152</text:p>
          </table:table-cell>
          <table:table-cell office:value-type="float" office:value="-216">
            <text:p>-216</text:p>
          </table:table-cell>
          <table:table-cell office:value-type="float" office:value="-0.253173828125">
            <text:p>-0.2531738281</text:p>
          </table:table-cell>
          <table:table-cell table:formula="of:=[.G216]*[.$T$2]" office:value-type="float" office:value="-12.65869140625">
            <text:p>-12.6586914063</text:p>
          </table:table-cell>
          <table:table-cell office:value-type="float" office:value="-0.220458984375">
            <text:p>-0.2204589844</text:p>
          </table:table-cell>
          <table:table-cell table:formula="of:=[.I216]*[.$T$2]" office:value-type="float" office:value="-11.02294921875">
            <text:p>-11.0229492188</text:p>
          </table:table-cell>
          <table:table-cell office:value-type="float" office:value="0.530029296875">
            <text:p>0.5300292969</text:p>
          </table:table-cell>
          <table:table-cell office:value-type="float" office:value="-0.259541984732824">
            <text:p>-0.2595419847</text:p>
          </table:table-cell>
          <table:table-cell office:value-type="float" office:value="-4.3206106870229">
            <text:p>-4.320610687</text:p>
          </table:table-cell>
          <table:table-cell office:value-type="float" office:value="0.33587786259542">
            <text:p>0.3358778626</text:p>
          </table:table-cell>
          <table:table-cell table:number-columns-repeated="3" office:value-type="float" office:value="0">
            <text:p>0</text:p>
          </table:table-cell>
          <table:table-cell office:value-type="float" office:value="18.13">
            <text:p>18.13</text:p>
          </table:table-cell>
          <table:table-cell office:value-type="float" office:value="301">
            <text:p>301</text:p>
          </table:table-cell>
          <table:table-cell/>
          <table:table-cell table:formula="of:=([.$V$2]*(([.U215]/[.$V$3])+[.L216]*[.$X$2])+[.$W$2]*[.H216])*[.$V$3]" office:value-type="float" office:value="-51.0715400296385">
            <text:p>-51.0715400296</text:p>
          </table:table-cell>
          <table:table-cell table:number-columns-repeated="1003"/>
        </table:table-row>
        <table:table-row table:style-name="ro1">
          <table:table-cell office:value-type="string">
            <text:p>2014-02-01_17:09:41_946921</text:p>
          </table:table-cell>
          <table:table-cell office:value-type="float" office:value="2434559.09375">
            <text:p>2434559.09375</text:p>
          </table:table-cell>
          <table:table-cell office:value-type="float" office:value="21.6">
            <text:p>21.6</text:p>
          </table:table-cell>
          <table:table-cell office:value-type="float" office:value="102">
            <text:p>102</text:p>
          </table:table-cell>
          <table:table-cell office:value-type="float" office:value="128">
            <text:p>128</text:p>
          </table:table-cell>
          <table:table-cell office:value-type="float" office:value="-232">
            <text:p>-232</text:p>
          </table:table-cell>
          <table:table-cell office:value-type="float" office:value="-0.13427734375">
            <text:p>-0.1342773438</text:p>
          </table:table-cell>
          <table:table-cell table:formula="of:=[.G217]*[.$T$2]" office:value-type="float" office:value="-6.7138671875">
            <text:p>-6.7138671875</text:p>
          </table:table-cell>
          <table:table-cell office:value-type="float" office:value="0.106201171875">
            <text:p>0.1062011719</text:p>
          </table:table-cell>
          <table:table-cell table:formula="of:=[.I217]*[.$T$2]" office:value-type="float" office:value="5.31005859375">
            <text:p>5.3100585938</text:p>
          </table:table-cell>
          <table:table-cell office:value-type="float" office:value="0.83740234375">
            <text:p>0.8374023438</text:p>
          </table:table-cell>
          <table:table-cell office:value-type="float" office:value="1.88549618320611">
            <text:p>1.8854961832</text:p>
          </table:table-cell>
          <table:table-cell office:value-type="float" office:value="-6.14503816793893">
            <text:p>-6.1450381679</text:p>
          </table:table-cell>
          <table:table-cell office:value-type="float" office:value="-0.244274809160305">
            <text:p>-0.2442748092</text:p>
          </table:table-cell>
          <table:table-cell table:number-columns-repeated="3" office:value-type="float" office:value="0">
            <text:p>0</text:p>
          </table:table-cell>
          <table:table-cell office:value-type="float" office:value="21.52">
            <text:p>21.52</text:p>
          </table:table-cell>
          <table:table-cell office:value-type="float" office:value="302">
            <text:p>302</text:p>
          </table:table-cell>
          <table:table-cell/>
          <table:table-cell table:formula="of:=([.$V$2]*(([.U216]/[.$V$3])+[.L217]*[.$X$2])+[.$W$2]*[.H217])*[.$V$3]" office:value-type="float" office:value="-49.8148293208873">
            <text:p>-49.8148293209</text:p>
          </table:table-cell>
          <table:table-cell table:number-columns-repeated="1003"/>
        </table:table-row>
        <table:table-row table:style-name="ro1">
          <table:table-cell office:value-type="string">
            <text:p>2014-02-01_17:09:42_060420</text:p>
          </table:table-cell>
          <table:table-cell office:value-type="float" office:value="2445903.515625">
            <text:p>2445903.515625</text:p>
          </table:table-cell>
          <table:table-cell office:value-type="float" office:value="21.7">
            <text:p>21.7</text:p>
          </table:table-cell>
          <table:table-cell office:value-type="float" office:value="-30">
            <text:p>-30</text:p>
          </table:table-cell>
          <table:table-cell office:value-type="float" office:value="105">
            <text:p>105</text:p>
          </table:table-cell>
          <table:table-cell office:value-type="float" office:value="-186">
            <text:p>-186</text:p>
          </table:table-cell>
          <table:table-cell office:value-type="float" office:value="-0.17626953125">
            <text:p>-0.1762695313</text:p>
          </table:table-cell>
          <table:table-cell table:formula="of:=[.G218]*[.$T$2]" office:value-type="float" office:value="-8.8134765625">
            <text:p>-8.8134765625</text:p>
          </table:table-cell>
          <table:table-cell office:value-type="float" office:value="0.205078125">
            <text:p>0.205078125</text:p>
          </table:table-cell>
          <table:table-cell table:formula="of:=[.I218]*[.$T$2]" office:value-type="float" office:value="10.25390625">
            <text:p>10.25390625</text:p>
          </table:table-cell>
          <table:table-cell office:value-type="float" office:value="1.376708984375">
            <text:p>1.3767089844</text:p>
          </table:table-cell>
          <table:table-cell office:value-type="float" office:value="2.90076335877863">
            <text:p>2.9007633588</text:p>
          </table:table-cell>
          <table:table-cell office:value-type="float" office:value="-1.73282442748092">
            <text:p>-1.7328244275</text:p>
          </table:table-cell>
          <table:table-cell office:value-type="float" office:value="1.70992366412214">
            <text:p>1.7099236641</text:p>
          </table:table-cell>
          <table:table-cell table:number-columns-repeated="3" office:value-type="float" office:value="0">
            <text:p>0</text:p>
          </table:table-cell>
          <table:table-cell office:value-type="float" office:value="21.4">
            <text:p>21.4</text:p>
          </table:table-cell>
          <table:table-cell office:value-type="float" office:value="302">
            <text:p>302</text:p>
          </table:table-cell>
          <table:table-cell/>
          <table:table-cell table:formula="of:=([.$V$2]*(([.U217]/[.$V$3])+[.L218]*[.$X$2])+[.$W$2]*[.H218])*[.$V$3]" office:value-type="float" office:value="-48.4262526473989">
            <text:p>-48.4262526474</text:p>
          </table:table-cell>
          <table:table-cell table:number-columns-repeated="1003"/>
        </table:table-row>
        <table:table-row table:style-name="ro1">
          <table:table-cell office:value-type="string">
            <text:p>2014-02-01_17:09:42_173428</text:p>
          </table:table-cell>
          <table:table-cell office:value-type="float" office:value="2457203.5">
            <text:p>2457203.5</text:p>
          </table:table-cell>
          <table:table-cell office:value-type="float" office:value="21.8">
            <text:p>21.8</text:p>
          </table:table-cell>
          <table:table-cell office:value-type="float" office:value="114">
            <text:p>114</text:p>
          </table:table-cell>
          <table:table-cell office:value-type="float" office:value="75">
            <text:p>75</text:p>
          </table:table-cell>
          <table:table-cell office:value-type="float" office:value="-250">
            <text:p>-250</text:p>
          </table:table-cell>
          <table:table-cell office:value-type="float" office:value="-0.05517578125">
            <text:p>-0.0551757813</text:p>
          </table:table-cell>
          <table:table-cell table:formula="of:=[.G219]*[.$T$2]" office:value-type="float" office:value="-2.7587890625">
            <text:p>-2.7587890625</text:p>
          </table:table-cell>
          <table:table-cell office:value-type="float" office:value="-0.192138671875">
            <text:p>-0.1921386719</text:p>
          </table:table-cell>
          <table:table-cell table:formula="of:=[.I219]*[.$T$2]" office:value-type="float" office:value="-9.60693359375">
            <text:p>-9.6069335938</text:p>
          </table:table-cell>
          <table:table-cell office:value-type="float" office:value="0.8046875">
            <text:p>0.8046875</text:p>
          </table:table-cell>
          <table:table-cell office:value-type="float" office:value="-3.09923664122137">
            <text:p>-3.0992366412</text:p>
          </table:table-cell>
          <table:table-cell office:value-type="float" office:value="-0.267175572519084">
            <text:p>-0.2671755725</text:p>
          </table:table-cell>
          <table:table-cell office:value-type="float" office:value="1.89312977099237">
            <text:p>1.893129771</text:p>
          </table:table-cell>
          <table:table-cell table:number-columns-repeated="3" office:value-type="float" office:value="0">
            <text:p>0</text:p>
          </table:table-cell>
          <table:table-cell office:value-type="float" office:value="19.29">
            <text:p>19.29</text:p>
          </table:table-cell>
          <table:table-cell office:value-type="float" office:value="302">
            <text:p>302</text:p>
          </table:table-cell>
          <table:table-cell/>
          <table:table-cell table:formula="of:=([.$V$2]*(([.U218]/[.$V$3])+[.L219]*[.$X$2])+[.$W$2]*[.H219])*[.$V$3]" office:value-type="float" office:value="-48.1203537573803">
            <text:p>-48.1203537574</text:p>
          </table:table-cell>
          <table:table-cell table:number-columns-repeated="1003"/>
        </table:table-row>
        <table:table-row table:style-name="ro1">
          <table:table-cell office:value-type="string">
            <text:p>2014-02-01_17:09:42_286692</text:p>
          </table:table-cell>
          <table:table-cell office:value-type="float" office:value="2468529.90625">
            <text:p>2468529.90625</text:p>
          </table:table-cell>
          <table:table-cell office:value-type="float" office:value="21.9">
            <text:p>21.9</text:p>
          </table:table-cell>
          <table:table-cell office:value-type="float" office:value="114">
            <text:p>114</text:p>
          </table:table-cell>
          <table:table-cell office:value-type="float" office:value="190">
            <text:p>190</text:p>
          </table:table-cell>
          <table:table-cell office:value-type="float" office:value="-304">
            <text:p>-304</text:p>
          </table:table-cell>
          <table:table-cell office:value-type="float" office:value="-0.403076171875">
            <text:p>-0.4030761719</text:p>
          </table:table-cell>
          <table:table-cell table:formula="of:=[.G220]*[.$T$2]" office:value-type="float" office:value="-20.15380859375">
            <text:p>-20.1538085938</text:p>
          </table:table-cell>
          <table:table-cell office:value-type="float" office:value="-0.010498046875">
            <text:p>-0.0104980469</text:p>
          </table:table-cell>
          <table:table-cell table:formula="of:=[.I220]*[.$T$2]" office:value-type="float" office:value="-0.52490234375">
            <text:p>-0.5249023438</text:p>
          </table:table-cell>
          <table:table-cell office:value-type="float" office:value="1.572265625">
            <text:p>1.572265625</text:p>
          </table:table-cell>
          <table:table-cell office:value-type="float" office:value="7.12977099236641">
            <text:p>7.1297709924</text:p>
          </table:table-cell>
          <table:table-cell office:value-type="float" office:value="6.58015267175573">
            <text:p>6.5801526718</text:p>
          </table:table-cell>
          <table:table-cell office:value-type="float" office:value="0.511450381679389">
            <text:p>0.5114503817</text:p>
          </table:table-cell>
          <table:table-cell table:number-columns-repeated="3" office:value-type="float" office:value="0">
            <text:p>0</text:p>
          </table:table-cell>
          <table:table-cell office:value-type="float" office:value="19.75">
            <text:p>19.75</text:p>
          </table:table-cell>
          <table:table-cell office:value-type="float" office:value="303">
            <text:p>303</text:p>
          </table:table-cell>
          <table:table-cell/>
          <table:table-cell table:formula="of:=([.$V$2]*(([.U219]/[.$V$3])+[.L220]*[.$X$2])+[.$W$2]*[.H220])*[.$V$3]" office:value-type="float" office:value="-46.1635877396039">
            <text:p>-46.1635877396</text:p>
          </table:table-cell>
          <table:table-cell table:number-columns-repeated="1003"/>
        </table:table-row>
        <table:table-row table:style-name="ro1">
          <table:table-cell office:value-type="string">
            <text:p>2014-02-01_17:09:42_399471</text:p>
          </table:table-cell>
          <table:table-cell office:value-type="float" office:value="2479807.296875">
            <text:p>2479807.296875</text:p>
          </table:table-cell>
          <table:table-cell office:value-type="float" office:value="22">
            <text:p>22</text:p>
          </table:table-cell>
          <table:table-cell office:value-type="float" office:value="74">
            <text:p>74</text:p>
          </table:table-cell>
          <table:table-cell office:value-type="float" office:value="67">
            <text:p>67</text:p>
          </table:table-cell>
          <table:table-cell office:value-type="float" office:value="-219">
            <text:p>-219</text:p>
          </table:table-cell>
          <table:table-cell office:value-type="float" office:value="0.00439453125">
            <text:p>0.0043945313</text:p>
          </table:table-cell>
          <table:table-cell table:formula="of:=[.G221]*[.$T$2]" office:value-type="float" office:value="0.2197265625">
            <text:p>0.2197265625</text:p>
          </table:table-cell>
          <table:table-cell office:value-type="float" office:value="-0.017578125">
            <text:p>-0.017578125</text:p>
          </table:table-cell>
          <table:table-cell table:formula="of:=[.I221]*[.$T$2]" office:value-type="float" office:value="-0.87890625">
            <text:p>-0.87890625</text:p>
          </table:table-cell>
          <table:table-cell office:value-type="float" office:value="-0.280517578125">
            <text:p>-0.2805175781</text:p>
          </table:table-cell>
          <table:table-cell office:value-type="float" office:value="-3.99236641221374">
            <text:p>-3.9923664122</text:p>
          </table:table-cell>
          <table:table-cell office:value-type="float" office:value="0.656488549618321">
            <text:p>0.6564885496</text:p>
          </table:table-cell>
          <table:table-cell office:value-type="float" office:value="-0.916030534351145">
            <text:p>-0.9160305344</text:p>
          </table:table-cell>
          <table:table-cell table:number-columns-repeated="3" office:value-type="float" office:value="0">
            <text:p>0</text:p>
          </table:table-cell>
          <table:table-cell office:value-type="float" office:value="19.31">
            <text:p>19.31</text:p>
          </table:table-cell>
          <table:table-cell office:value-type="float" office:value="303">
            <text:p>303</text:p>
          </table:table-cell>
          <table:table-cell/>
          <table:table-cell table:formula="of:=([.$V$2]*(([.U220]/[.$V$3])+[.L221]*[.$X$2])+[.$W$2]*[.H221])*[.$V$3]" office:value-type="float" office:value="-46.0184252703557">
            <text:p>-46.0184252704</text:p>
          </table:table-cell>
          <table:table-cell table:number-columns-repeated="1003"/>
        </table:table-row>
        <table:table-row table:style-name="ro1">
          <table:table-cell office:value-type="string">
            <text:p>2014-02-01_17:09:42_513107</text:p>
          </table:table-cell>
          <table:table-cell office:value-type="float" office:value="2491172.71875">
            <text:p>2491172.71875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57">
            <text:p>57</text:p>
          </table:table-cell>
          <table:table-cell office:value-type="float" office:value="-377">
            <text:p>-377</text:p>
          </table:table-cell>
          <table:table-cell office:value-type="float" office:value="-0.434814453125">
            <text:p>-0.4348144531</text:p>
          </table:table-cell>
          <table:table-cell table:formula="of:=[.G222]*[.$T$2]" office:value-type="float" office:value="-21.74072265625">
            <text:p>-21.7407226563</text:p>
          </table:table-cell>
          <table:table-cell office:value-type="float" office:value="-0.168212890625">
            <text:p>-0.1682128906</text:p>
          </table:table-cell>
          <table:table-cell table:formula="of:=[.I222]*[.$T$2]" office:value-type="float" office:value="-8.41064453125">
            <text:p>-8.4106445313</text:p>
          </table:table-cell>
          <table:table-cell office:value-type="float" office:value="0.22802734375">
            <text:p>0.2280273438</text:p>
          </table:table-cell>
          <table:table-cell office:value-type="float" office:value="3.27480916030534">
            <text:p>3.2748091603</text:p>
          </table:table-cell>
          <table:table-cell office:value-type="float" office:value="-8.06106870229008">
            <text:p>-8.0610687023</text:p>
          </table:table-cell>
          <table:table-cell office:value-type="float" office:value="0.473282442748092">
            <text:p>0.4732824427</text:p>
          </table:table-cell>
          <table:table-cell table:number-columns-repeated="3" office:value-type="float" office:value="0">
            <text:p>0</text:p>
          </table:table-cell>
          <table:table-cell office:value-type="float" office:value="21.78">
            <text:p>21.78</text:p>
          </table:table-cell>
          <table:table-cell office:value-type="float" office:value="303">
            <text:p>303</text:p>
          </table:table-cell>
          <table:table-cell/>
          <table:table-cell table:formula="of:=([.$V$2]*(([.U221]/[.$V$3])+[.L222]*[.$X$2])+[.$W$2]*[.H222])*[.$V$3]" office:value-type="float" office:value="-44.8910086226538">
            <text:p>-44.8910086227</text:p>
          </table:table-cell>
          <table:table-cell table:number-columns-repeated="1003"/>
        </table:table-row>
        <table:table-row table:style-name="ro1">
          <table:table-cell office:value-type="string">
            <text:p>2014-02-01_17:09:42_625679</text:p>
          </table:table-cell>
          <table:table-cell office:value-type="float" office:value="2502428.3125">
            <text:p>2502428.3125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30">
            <text:p>30</text:p>
          </table:table-cell>
          <table:table-cell office:value-type="float" office:value="-323">
            <text:p>-323</text:p>
          </table:table-cell>
          <table:table-cell office:value-type="float" office:value="-0.434814453125">
            <text:p>-0.4348144531</text:p>
          </table:table-cell>
          <table:table-cell table:formula="of:=[.G223]*[.$T$2]" office:value-type="float" office:value="-21.74072265625">
            <text:p>-21.7407226563</text:p>
          </table:table-cell>
          <table:table-cell office:value-type="float" office:value="0.203125">
            <text:p>0.203125</text:p>
          </table:table-cell>
          <table:table-cell table:formula="of:=[.I223]*[.$T$2]" office:value-type="float" office:value="10.15625">
            <text:p>10.15625</text:p>
          </table:table-cell>
          <table:table-cell office:value-type="float" office:value="1.939208984375">
            <text:p>1.9392089844</text:p>
          </table:table-cell>
          <table:table-cell office:value-type="float" office:value="-3.3587786259542">
            <text:p>-3.358778626</text:p>
          </table:table-cell>
          <table:table-cell office:value-type="float" office:value="-0.908396946564885">
            <text:p>-0.9083969466</text:p>
          </table:table-cell>
          <table:table-cell office:value-type="float" office:value="1.56488549618321">
            <text:p>1.5648854962</text:p>
          </table:table-cell>
          <table:table-cell table:number-columns-repeated="3" office:value-type="float" office:value="0">
            <text:p>0</text:p>
          </table:table-cell>
          <table:table-cell office:value-type="float" office:value="21.98">
            <text:p>21.98</text:p>
          </table:table-cell>
          <table:table-cell office:value-type="float" office:value="303">
            <text:p>303</text:p>
          </table:table-cell>
          <table:table-cell/>
          <table:table-cell table:formula="of:=([.$V$2]*(([.U222]/[.$V$3])+[.L223]*[.$X$2])+[.$W$2]*[.H223])*[.$V$3]" office:value-type="float" office:value="-45.0863235140127">
            <text:p>-45.086323514</text:p>
          </table:table-cell>
          <table:table-cell table:number-columns-repeated="1003"/>
        </table:table-row>
        <table:table-row table:style-name="ro1">
          <table:table-cell office:value-type="string">
            <text:p>2014-02-01_17:09:42_739220</text:p>
          </table:table-cell>
          <table:table-cell office:value-type="float" office:value="2513808.40625">
            <text:p>2513808.40625</text:p>
          </table:table-cell>
          <table:table-cell office:value-type="float" office:value="22">
            <text:p>22</text:p>
          </table:table-cell>
          <table:table-cell office:value-type="float" office:value="111">
            <text:p>111</text:p>
          </table:table-cell>
          <table:table-cell office:value-type="float" office:value="85">
            <text:p>85</text:p>
          </table:table-cell>
          <table:table-cell office:value-type="float" office:value="-347">
            <text:p>-347</text:p>
          </table:table-cell>
          <table:table-cell office:value-type="float" office:value="-0.2841796875">
            <text:p>-0.2841796875</text:p>
          </table:table-cell>
          <table:table-cell table:formula="of:=[.G224]*[.$T$2]" office:value-type="float" office:value="-14.208984375">
            <text:p>-14.208984375</text:p>
          </table:table-cell>
          <table:table-cell office:value-type="float" office:value="-0.23583984375">
            <text:p>-0.2358398438</text:p>
          </table:table-cell>
          <table:table-cell table:formula="of:=[.I224]*[.$T$2]" office:value-type="float" office:value="-11.7919921875">
            <text:p>-11.7919921875</text:p>
          </table:table-cell>
          <table:table-cell office:value-type="float" office:value="1.3759765625">
            <text:p>1.3759765625</text:p>
          </table:table-cell>
          <table:table-cell office:value-type="float" office:value="-13.1221374045802">
            <text:p>-13.1221374046</text:p>
          </table:table-cell>
          <table:table-cell office:value-type="float" office:value="-16.8015267175573">
            <text:p>-16.8015267176</text:p>
          </table:table-cell>
          <table:table-cell office:value-type="float" office:value="-0.877862595419847">
            <text:p>-0.8778625954</text:p>
          </table:table-cell>
          <table:table-cell table:number-columns-repeated="3" office:value-type="float" office:value="0">
            <text:p>0</text:p>
          </table:table-cell>
          <table:table-cell office:value-type="float" office:value="20.61">
            <text:p>20.61</text:p>
          </table:table-cell>
          <table:table-cell office:value-type="float" office:value="303">
            <text:p>303</text:p>
          </table:table-cell>
          <table:table-cell/>
          <table:table-cell table:formula="of:=([.$V$2]*(([.U223]/[.$V$3])+[.L224]*[.$X$2])+[.$W$2]*[.H224])*[.$V$3]" office:value-type="float" office:value="-47.0407156625302">
            <text:p>-47.0407156625</text:p>
          </table:table-cell>
          <table:table-cell table:number-columns-repeated="1003"/>
        </table:table-row>
        <table:table-row table:style-name="ro1">
          <table:table-cell office:value-type="string">
            <text:p>2014-02-01_17:09:42_853029</text:p>
          </table:table-cell>
          <table:table-cell office:value-type="float" office:value="2525163.8125">
            <text:p>2525163.8125</text:p>
          </table:table-cell>
          <table:table-cell office:value-type="float" office:value="22">
            <text:p>22</text:p>
          </table:table-cell>
          <table:table-cell office:value-type="float" office:value="118">
            <text:p>118</text:p>
          </table:table-cell>
          <table:table-cell office:value-type="float" office:value="189">
            <text:p>189</text:p>
          </table:table-cell>
          <table:table-cell office:value-type="float" office:value="-284">
            <text:p>-284</text:p>
          </table:table-cell>
          <table:table-cell office:value-type="float" office:value="-0.20361328125">
            <text:p>-0.2036132813</text:p>
          </table:table-cell>
          <table:table-cell table:formula="of:=[.G225]*[.$T$2]" office:value-type="float" office:value="-10.1806640625">
            <text:p>-10.1806640625</text:p>
          </table:table-cell>
          <table:table-cell office:value-type="float" office:value="-0.179443359375">
            <text:p>-0.1794433594</text:p>
          </table:table-cell>
          <table:table-cell table:formula="of:=[.I225]*[.$T$2]" office:value-type="float" office:value="-8.97216796875">
            <text:p>-8.9721679688</text:p>
          </table:table-cell>
          <table:table-cell office:value-type="float" office:value="-0.004150390625">
            <text:p>-0.0041503906</text:p>
          </table:table-cell>
          <table:table-cell office:value-type="float" office:value="0.549618320610687">
            <text:p>0.5496183206</text:p>
          </table:table-cell>
          <table:table-cell office:value-type="float" office:value="-17.7862595419847">
            <text:p>-17.786259542</text:p>
          </table:table-cell>
          <table:table-cell office:value-type="float" office:value="2.52671755725191">
            <text:p>2.5267175573</text:p>
          </table:table-cell>
          <table:table-cell table:number-columns-repeated="3" office:value-type="float" office:value="0">
            <text:p>0</text:p>
          </table:table-cell>
          <table:table-cell office:value-type="float" office:value="22.12">
            <text:p>22.12</text:p>
          </table:table-cell>
          <table:table-cell office:value-type="float" office:value="303">
            <text:p>303</text:p>
          </table:table-cell>
          <table:table-cell/>
          <table:table-cell table:formula="of:=([.$V$2]*(([.U224]/[.$V$3])+[.L225]*[.$X$2])+[.$W$2]*[.H225])*[.$V$3]" office:value-type="float" office:value="-46.1957894396899">
            <text:p>-46.1957894397</text:p>
          </table:table-cell>
          <table:table-cell table:number-columns-repeated="1003"/>
        </table:table-row>
        <table:table-row table:style-name="ro1">
          <table:table-cell office:value-type="string">
            <text:p>2014-02-01_17:09:42_966542</text:p>
          </table:table-cell>
          <table:table-cell office:value-type="float" office:value="2536514.015625">
            <text:p>2536514.015625</text:p>
          </table:table-cell>
          <table:table-cell office:value-type="float" office:value="22">
            <text:p>22</text:p>
          </table:table-cell>
          <table:table-cell office:value-type="float" office:value="109">
            <text:p>109</text:p>
          </table:table-cell>
          <table:table-cell office:value-type="float" office:value="168">
            <text:p>168</text:p>
          </table:table-cell>
          <table:table-cell office:value-type="float" office:value="-473">
            <text:p>-473</text:p>
          </table:table-cell>
          <table:table-cell office:value-type="float" office:value="-0.34423828125">
            <text:p>-0.3442382813</text:p>
          </table:table-cell>
          <table:table-cell table:formula="of:=[.G226]*[.$T$2]" office:value-type="float" office:value="-17.2119140625">
            <text:p>-17.2119140625</text:p>
          </table:table-cell>
          <table:table-cell office:value-type="float" office:value="0.466796875">
            <text:p>0.466796875</text:p>
          </table:table-cell>
          <table:table-cell table:formula="of:=[.I226]*[.$T$2]" office:value-type="float" office:value="23.33984375">
            <text:p>23.33984375</text:p>
          </table:table-cell>
          <table:table-cell office:value-type="float" office:value="1.901611328125">
            <text:p>1.9016113281</text:p>
          </table:table-cell>
          <table:table-cell office:value-type="float" office:value="-10.5343511450382">
            <text:p>-10.534351145</text:p>
          </table:table-cell>
          <table:table-cell office:value-type="float" office:value="-12.4351145038168">
            <text:p>-12.4351145038</text:p>
          </table:table-cell>
          <table:table-cell office:value-type="float" office:value="2.6793893129771">
            <text:p>2.679389313</text:p>
          </table:table-cell>
          <table:table-cell table:number-columns-repeated="3" office:value-type="float" office:value="0">
            <text:p>0</text:p>
          </table:table-cell>
          <table:table-cell office:value-type="float" office:value="23.92">
            <text:p>23.92</text:p>
          </table:table-cell>
          <table:table-cell office:value-type="float" office:value="303">
            <text:p>303</text:p>
          </table:table-cell>
          <table:table-cell/>
          <table:table-cell table:formula="of:=([.$V$2]*(([.U225]/[.$V$3])+[.L226]*[.$X$2])+[.$W$2]*[.H226])*[.$V$3]" office:value-type="float" office:value="-47.6808447565736">
            <text:p>-47.6808447566</text:p>
          </table:table-cell>
          <table:table-cell table:number-columns-repeated="1003"/>
        </table:table-row>
        <table:table-row table:style-name="ro1">
          <table:table-cell office:value-type="string">
            <text:p>2014-02-01_17:09:43_079761</text:p>
          </table:table-cell>
          <table:table-cell office:value-type="float" office:value="2547837.015625">
            <text:p>2547837.015625</text:p>
          </table:table-cell>
          <table:table-cell office:value-type="float" office:value="22">
            <text:p>22</text:p>
          </table:table-cell>
          <table:table-cell office:value-type="float" office:value="168">
            <text:p>168</text:p>
          </table:table-cell>
          <table:table-cell office:value-type="float" office:value="228">
            <text:p>228</text:p>
          </table:table-cell>
          <table:table-cell office:value-type="float" office:value="-340">
            <text:p>-340</text:p>
          </table:table-cell>
          <table:table-cell office:value-type="float" office:value="-0.2412109375">
            <text:p>-0.2412109375</text:p>
          </table:table-cell>
          <table:table-cell table:formula="of:=[.G227]*[.$T$2]" office:value-type="float" office:value="-12.060546875">
            <text:p>-12.060546875</text:p>
          </table:table-cell>
          <table:table-cell office:value-type="float" office:value="0.05224609375">
            <text:p>0.0522460938</text:p>
          </table:table-cell>
          <table:table-cell table:formula="of:=[.I227]*[.$T$2]" office:value-type="float" office:value="2.6123046875">
            <text:p>2.6123046875</text:p>
          </table:table-cell>
          <table:table-cell office:value-type="float" office:value="1.3427734375">
            <text:p>1.3427734375</text:p>
          </table:table-cell>
          <table:table-cell office:value-type="float" office:value="-5.6412213740458">
            <text:p>-5.641221374</text:p>
          </table:table-cell>
          <table:table-cell office:value-type="float" office:value="-18.9541984732824">
            <text:p>-18.9541984733</text:p>
          </table:table-cell>
          <table:table-cell office:value-type="float" office:value="0.755725190839695">
            <text:p>0.7557251908</text:p>
          </table:table-cell>
          <table:table-cell table:number-columns-repeated="3" office:value-type="float" office:value="0">
            <text:p>0</text:p>
          </table:table-cell>
          <table:table-cell office:value-type="float" office:value="24.16">
            <text:p>24.16</text:p>
          </table:table-cell>
          <table:table-cell office:value-type="float" office:value="303">
            <text:p>303</text:p>
          </table:table-cell>
          <table:table-cell/>
          <table:table-cell table:formula="of:=([.$V$2]*(([.U226]/[.$V$3])+[.L227]*[.$X$2])+[.$W$2]*[.H227])*[.$V$3]" office:value-type="float" office:value="-48.0741181882551">
            <text:p>-48.0741181883</text:p>
          </table:table-cell>
          <table:table-cell table:number-columns-repeated="1003"/>
        </table:table-row>
        <table:table-row table:style-name="ro1">
          <table:table-cell office:value-type="string">
            <text:p>2014-02-01_17:09:43_193223</text:p>
          </table:table-cell>
          <table:table-cell office:value-type="float" office:value="2559182.703125">
            <text:p>2559182.703125</text:p>
          </table:table-cell>
          <table:table-cell office:value-type="float" office:value="22">
            <text:p>22</text:p>
          </table:table-cell>
          <table:table-cell office:value-type="float" office:value="56">
            <text:p>56</text:p>
          </table:table-cell>
          <table:table-cell office:value-type="float" office:value="-24">
            <text:p>-24</text:p>
          </table:table-cell>
          <table:table-cell office:value-type="float" office:value="-112">
            <text:p>-112</text:p>
          </table:table-cell>
          <table:table-cell office:value-type="float" office:value="-0.07861328125">
            <text:p>-0.0786132813</text:p>
          </table:table-cell>
          <table:table-cell table:formula="of:=[.G228]*[.$T$2]" office:value-type="float" office:value="-3.9306640625">
            <text:p>-3.9306640625</text:p>
          </table:table-cell>
          <table:table-cell office:value-type="float" office:value="0.185791015625">
            <text:p>0.1857910156</text:p>
          </table:table-cell>
          <table:table-cell table:formula="of:=[.I228]*[.$T$2]" office:value-type="float" office:value="9.28955078125">
            <text:p>9.2895507813</text:p>
          </table:table-cell>
          <table:table-cell office:value-type="float" office:value="0.840087890625">
            <text:p>0.8400878906</text:p>
          </table:table-cell>
          <table:table-cell office:value-type="float" office:value="9.0381679389313">
            <text:p>9.0381679389</text:p>
          </table:table-cell>
          <table:table-cell office:value-type="float" office:value="-4.51908396946565">
            <text:p>-4.5190839695</text:p>
          </table:table-cell>
          <table:table-cell office:value-type="float" office:value="1.61068702290076">
            <text:p>1.6106870229</text:p>
          </table:table-cell>
          <table:table-cell table:number-columns-repeated="3" office:value-type="float" office:value="0">
            <text:p>0</text:p>
          </table:table-cell>
          <table:table-cell office:value-type="float" office:value="24.55">
            <text:p>24.55</text:p>
          </table:table-cell>
          <table:table-cell office:value-type="float" office:value="303">
            <text:p>303</text:p>
          </table:table-cell>
          <table:table-cell/>
          <table:table-cell table:formula="of:=([.$V$2]*(([.U227]/[.$V$3])+[.L228]*[.$X$2])+[.$W$2]*[.H228])*[.$V$3]" office:value-type="float" office:value="-45.4197681897094">
            <text:p>-45.4197681897</text:p>
          </table:table-cell>
          <table:table-cell table:number-columns-repeated="1003"/>
        </table:table-row>
        <table:table-row table:style-name="ro1">
          <table:table-cell office:value-type="string">
            <text:p>2014-02-01_17:09:43_306236</text:p>
          </table:table-cell>
          <table:table-cell office:value-type="float" office:value="2570483.703125">
            <text:p>2570483.703125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-510">
            <text:p>-510</text:p>
          </table:table-cell>
          <table:table-cell office:value-type="float" office:value="-0.219970703125">
            <text:p>-0.2199707031</text:p>
          </table:table-cell>
          <table:table-cell table:formula="of:=[.G229]*[.$T$2]" office:value-type="float" office:value="-10.99853515625">
            <text:p>-10.9985351563</text:p>
          </table:table-cell>
          <table:table-cell office:value-type="float" office:value="0.53955078125">
            <text:p>0.5395507813</text:p>
          </table:table-cell>
          <table:table-cell table:formula="of:=[.I229]*[.$T$2]" office:value-type="float" office:value="26.9775390625">
            <text:p>26.9775390625</text:p>
          </table:table-cell>
          <table:table-cell office:value-type="float" office:value="1.99993896484375">
            <text:p>1.9999389648</text:p>
          </table:table-cell>
          <table:table-cell office:value-type="float" office:value="-9.77862595419847">
            <text:p>-9.7786259542</text:p>
          </table:table-cell>
          <table:table-cell office:value-type="float" office:value="-1.14503816793893">
            <text:p>-1.1450381679</text:p>
          </table:table-cell>
          <table:table-cell office:value-type="float" office:value="0.32824427480916">
            <text:p>0.3282442748</text:p>
          </table:table-cell>
          <table:table-cell table:number-columns-repeated="3" office:value-type="float" office:value="0">
            <text:p>0</text:p>
          </table:table-cell>
          <table:table-cell office:value-type="float" office:value="23.58">
            <text:p>23.58</text:p>
          </table:table-cell>
          <table:table-cell office:value-type="float" office:value="303">
            <text:p>303</text:p>
          </table:table-cell>
          <table:table-cell/>
          <table:table-cell table:formula="of:=([.$V$2]*(([.U228]/[.$V$3])+[.L229]*[.$X$2])+[.$W$2]*[.H229])*[.$V$3]" office:value-type="float" office:value="-46.6479542160631">
            <text:p>-46.6479542161</text:p>
          </table:table-cell>
          <table:table-cell table:number-columns-repeated="1003"/>
        </table:table-row>
        <table:table-row table:style-name="ro1">
          <table:table-cell office:value-type="string">
            <text:p>2014-02-01_17:09:43_419706</text:p>
          </table:table-cell>
          <table:table-cell office:value-type="float" office:value="2581835.59375">
            <text:p>2581835.59375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-30">
            <text:p>-30</text:p>
          </table:table-cell>
          <table:table-cell office:value-type="float" office:value="-362">
            <text:p>-362</text:p>
          </table:table-cell>
          <table:table-cell office:value-type="float" office:value="-0.085205078125">
            <text:p>-0.0852050781</text:p>
          </table:table-cell>
          <table:table-cell table:formula="of:=[.G230]*[.$T$2]" office:value-type="float" office:value="-4.26025390625">
            <text:p>-4.2602539063</text:p>
          </table:table-cell>
          <table:table-cell office:value-type="float" office:value="0.39501953125">
            <text:p>0.3950195313</text:p>
          </table:table-cell>
          <table:table-cell table:formula="of:=[.I230]*[.$T$2]" office:value-type="float" office:value="19.7509765625">
            <text:p>19.7509765625</text:p>
          </table:table-cell>
          <table:table-cell office:value-type="float" office:value="0.71923828125">
            <text:p>0.7192382813</text:p>
          </table:table-cell>
          <table:table-cell office:value-type="float" office:value="-15.8167938931298">
            <text:p>-15.8167938931</text:p>
          </table:table-cell>
          <table:table-cell office:value-type="float" office:value="-7.37404580152672">
            <text:p>-7.3740458015</text:p>
          </table:table-cell>
          <table:table-cell office:value-type="float" office:value="-3.25190839694656">
            <text:p>-3.2519083969</text:p>
          </table:table-cell>
          <table:table-cell table:number-columns-repeated="3" office:value-type="float" office:value="0">
            <text:p>0</text:p>
          </table:table-cell>
          <table:table-cell office:value-type="float" office:value="23.37">
            <text:p>23.37</text:p>
          </table:table-cell>
          <table:table-cell office:value-type="float" office:value="303">
            <text:p>303</text:p>
          </table:table-cell>
          <table:table-cell/>
          <table:table-cell table:formula="of:=([.$V$2]*(([.U229]/[.$V$3])+[.L230]*[.$X$2])+[.$W$2]*[.H230])*[.$V$3]" office:value-type="float" office:value="-48.9002918129203">
            <text:p>-48.9002918129</text:p>
          </table:table-cell>
          <table:table-cell table:number-columns-repeated="1003"/>
        </table:table-row>
        <table:table-row table:style-name="ro1">
          <table:table-cell office:value-type="string">
            <text:p>2014-02-01_17:09:43_532669</text:p>
          </table:table-cell>
          <table:table-cell office:value-type="float" office:value="2593127.703125">
            <text:p>2593127.703125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-37">
            <text:p>-37</text:p>
          </table:table-cell>
          <table:table-cell office:value-type="float" office:value="-119">
            <text:p>-119</text:p>
          </table:table-cell>
          <table:table-cell office:value-type="float" office:value="-0.123291015625">
            <text:p>-0.1232910156</text:p>
          </table:table-cell>
          <table:table-cell table:formula="of:=[.G231]*[.$T$2]" office:value-type="float" office:value="-6.16455078125">
            <text:p>-6.1645507813</text:p>
          </table:table-cell>
          <table:table-cell office:value-type="float" office:value="0.03271484375">
            <text:p>0.0327148438</text:p>
          </table:table-cell>
          <table:table-cell table:formula="of:=[.I231]*[.$T$2]" office:value-type="float" office:value="1.6357421875">
            <text:p>1.6357421875</text:p>
          </table:table-cell>
          <table:table-cell office:value-type="float" office:value="1.027587890625">
            <text:p>1.0275878906</text:p>
          </table:table-cell>
          <table:table-cell office:value-type="float" office:value="8.86259541984733">
            <text:p>8.8625954198</text:p>
          </table:table-cell>
          <table:table-cell office:value-type="float" office:value="0.595419847328244">
            <text:p>0.5954198473</text:p>
          </table:table-cell>
          <table:table-cell office:value-type="float" office:value="-0.00763358778625954">
            <text:p>-0.0076335878</text:p>
          </table:table-cell>
          <table:table-cell table:number-columns-repeated="3" office:value-type="float" office:value="0">
            <text:p>0</text:p>
          </table:table-cell>
          <table:table-cell office:value-type="float" office:value="26.79">
            <text:p>26.79</text:p>
          </table:table-cell>
          <table:table-cell office:value-type="float" office:value="303">
            <text:p>303</text:p>
          </table:table-cell>
          <table:table-cell/>
          <table:table-cell table:formula="of:=([.$V$2]*(([.U230]/[.$V$3])+[.L231]*[.$X$2])+[.$W$2]*[.H231])*[.$V$3]" office:value-type="float" office:value="-46.3085082899968">
            <text:p>-46.30850829</text:p>
          </table:table-cell>
          <table:table-cell table:number-columns-repeated="1003"/>
        </table:table-row>
        <table:table-row table:style-name="ro1">
          <table:table-cell office:value-type="string">
            <text:p>2014-02-01_17:09:43_646469</text:p>
          </table:table-cell>
          <table:table-cell office:value-type="float" office:value="2604507.609375">
            <text:p>2604507.609375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-354">
            <text:p>-354</text:p>
          </table:table-cell>
          <table:table-cell office:value-type="float" office:value="-0.1435546875">
            <text:p>-0.1435546875</text:p>
          </table:table-cell>
          <table:table-cell table:formula="of:=[.G232]*[.$T$2]" office:value-type="float" office:value="-7.177734375">
            <text:p>-7.177734375</text:p>
          </table:table-cell>
          <table:table-cell office:value-type="float" office:value="0.43310546875">
            <text:p>0.4331054688</text:p>
          </table:table-cell>
          <table:table-cell table:formula="of:=[.I232]*[.$T$2]" office:value-type="float" office:value="21.6552734375">
            <text:p>21.6552734375</text:p>
          </table:table-cell>
          <table:table-cell office:value-type="float" office:value="1.689453125">
            <text:p>1.689453125</text:p>
          </table:table-cell>
          <table:table-cell office:value-type="float" office:value="-3.15267175572519">
            <text:p>-3.1526717557</text:p>
          </table:table-cell>
          <table:table-cell office:value-type="float" office:value="4.17557251908397">
            <text:p>4.1755725191</text:p>
          </table:table-cell>
          <table:table-cell office:value-type="float" office:value="0.305343511450382">
            <text:p>0.3053435115</text:p>
          </table:table-cell>
          <table:table-cell table:number-columns-repeated="3" office:value-type="float" office:value="0">
            <text:p>0</text:p>
          </table:table-cell>
          <table:table-cell office:value-type="float" office:value="24.81">
            <text:p>24.81</text:p>
          </table:table-cell>
          <table:table-cell office:value-type="float" office:value="303">
            <text:p>303</text:p>
          </table:table-cell>
          <table:table-cell/>
          <table:table-cell table:formula="of:=([.$V$2]*(([.U231]/[.$V$3])+[.L232]*[.$X$2])+[.$W$2]*[.H232])*[.$V$3]" office:value-type="float" office:value="-46.143816475819">
            <text:p>-46.1438164758</text:p>
          </table:table-cell>
          <table:table-cell table:number-columns-repeated="1003"/>
        </table:table-row>
        <table:table-row table:style-name="ro1">
          <table:table-cell office:value-type="string">
            <text:p>2014-02-01_17:09:43_760133</text:p>
          </table:table-cell>
          <table:table-cell office:value-type="float" office:value="2615873.59375">
            <text:p>2615873.59375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-23">
            <text:p>-23</text:p>
          </table:table-cell>
          <table:table-cell office:value-type="float" office:value="-235">
            <text:p>-235</text:p>
          </table:table-cell>
          <table:table-cell office:value-type="float" office:value="-0.188720703125">
            <text:p>-0.1887207031</text:p>
          </table:table-cell>
          <table:table-cell table:formula="of:=[.G233]*[.$T$2]" office:value-type="float" office:value="-9.43603515625">
            <text:p>-9.4360351563</text:p>
          </table:table-cell>
          <table:table-cell office:value-type="float" office:value="0.064453125">
            <text:p>0.064453125</text:p>
          </table:table-cell>
          <table:table-cell table:formula="of:=[.I233]*[.$T$2]" office:value-type="float" office:value="3.22265625">
            <text:p>3.22265625</text:p>
          </table:table-cell>
          <table:table-cell office:value-type="float" office:value="0.575439453125">
            <text:p>0.5754394531</text:p>
          </table:table-cell>
          <table:table-cell office:value-type="float" office:value="-1.93129770992366">
            <text:p>-1.9312977099</text:p>
          </table:table-cell>
          <table:table-cell office:value-type="float" office:value="2.25190839694656">
            <text:p>2.2519083969</text:p>
          </table:table-cell>
          <table:table-cell office:value-type="float" office:value="-0.534351145038168">
            <text:p>-0.534351145</text:p>
          </table:table-cell>
          <table:table-cell table:number-columns-repeated="3" office:value-type="float" office:value="0">
            <text:p>0</text:p>
          </table:table-cell>
          <table:table-cell office:value-type="float" office:value="26.84">
            <text:p>26.84</text:p>
          </table:table-cell>
          <table:table-cell office:value-type="float" office:value="303">
            <text:p>303</text:p>
          </table:table-cell>
          <table:table-cell/>
          <table:table-cell table:formula="of:=([.$V$2]*(([.U232]/[.$V$3])+[.L233]*[.$X$2])+[.$W$2]*[.H233])*[.$V$3]" office:value-type="float" office:value="-45.7881952005727">
            <text:p>-45.7881952006</text:p>
          </table:table-cell>
          <table:table-cell table:number-columns-repeated="1003"/>
        </table:table-row>
        <table:table-row table:style-name="ro1">
          <table:table-cell office:value-type="string">
            <text:p>2014-02-01_17:09:43_873958</text:p>
          </table:table-cell>
          <table:table-cell office:value-type="float" office:value="2627257.203125">
            <text:p>2627257.203125</text:p>
          </table:table-cell>
          <table:table-cell office:value-type="float" office:value="22">
            <text:p>22</text:p>
          </table:table-cell>
          <table:table-cell office:value-type="float" office:value="95">
            <text:p>95</text:p>
          </table:table-cell>
          <table:table-cell office:value-type="float" office:value="69">
            <text:p>69</text:p>
          </table:table-cell>
          <table:table-cell office:value-type="float" office:value="-187">
            <text:p>-187</text:p>
          </table:table-cell>
          <table:table-cell office:value-type="float" office:value="-0.19189453125">
            <text:p>-0.1918945313</text:p>
          </table:table-cell>
          <table:table-cell table:formula="of:=[.G234]*[.$T$2]" office:value-type="float" office:value="-9.5947265625">
            <text:p>-9.5947265625</text:p>
          </table:table-cell>
          <table:table-cell office:value-type="float" office:value="-0.071533203125">
            <text:p>-0.0715332031</text:p>
          </table:table-cell>
          <table:table-cell table:formula="of:=[.I234]*[.$T$2]" office:value-type="float" office:value="-3.57666015625">
            <text:p>-3.5766601563</text:p>
          </table:table-cell>
          <table:table-cell office:value-type="float" office:value="0.473388671875">
            <text:p>0.4733886719</text:p>
          </table:table-cell>
          <table:table-cell office:value-type="float" office:value="-16.5954198473282">
            <text:p>-16.5954198473</text:p>
          </table:table-cell>
          <table:table-cell office:value-type="float" office:value="-2.22900763358779">
            <text:p>-2.2290076336</text:p>
          </table:table-cell>
          <table:table-cell office:value-type="float" office:value="-2.90839694656489">
            <text:p>-2.9083969466</text:p>
          </table:table-cell>
          <table:table-cell table:number-columns-repeated="3" office:value-type="float" office:value="0">
            <text:p>0</text:p>
          </table:table-cell>
          <table:table-cell office:value-type="float" office:value="26.6">
            <text:p>26.6</text:p>
          </table:table-cell>
          <table:table-cell office:value-type="float" office:value="303">
            <text:p>303</text:p>
          </table:table-cell>
          <table:table-cell/>
          <table:table-cell table:formula="of:=([.$V$2]*(([.U233]/[.$V$3])+[.L234]*[.$X$2])+[.$W$2]*[.H234])*[.$V$3]" office:value-type="float" office:value="-48.3170281178876">
            <text:p>-48.3170281179</text:p>
          </table:table-cell>
          <table:table-cell table:number-columns-repeated="1003"/>
        </table:table-row>
        <table:table-row table:style-name="ro1">
          <table:table-cell office:value-type="string">
            <text:p>2014-02-01_17:09:43_986846</text:p>
          </table:table-cell>
          <table:table-cell office:value-type="float" office:value="2638545">
            <text:p>2638545</text:p>
          </table:table-cell>
          <table:table-cell office:value-type="float" office:value="22">
            <text:p>22</text:p>
          </table:table-cell>
          <table:table-cell office:value-type="float" office:value="-80">
            <text:p>-80</text:p>
          </table:table-cell>
          <table:table-cell office:value-type="float" office:value="10">
            <text:p>10</text:p>
          </table:table-cell>
          <table:table-cell office:value-type="float" office:value="-143">
            <text:p>-143</text:p>
          </table:table-cell>
          <table:table-cell office:value-type="float" office:value="0.028564453125">
            <text:p>0.0285644531</text:p>
          </table:table-cell>
          <table:table-cell table:formula="of:=[.G235]*[.$T$2]" office:value-type="float" office:value="1.42822265625">
            <text:p>1.4282226563</text:p>
          </table:table-cell>
          <table:table-cell office:value-type="float" office:value="0.3359375">
            <text:p>0.3359375</text:p>
          </table:table-cell>
          <table:table-cell table:formula="of:=[.I235]*[.$T$2]" office:value-type="float" office:value="16.796875">
            <text:p>16.796875</text:p>
          </table:table-cell>
          <table:table-cell office:value-type="float" office:value="0.66796875">
            <text:p>0.66796875</text:p>
          </table:table-cell>
          <table:table-cell office:value-type="float" office:value="4.27480916030534">
            <text:p>4.2748091603</text:p>
          </table:table-cell>
          <table:table-cell office:value-type="float" office:value="-0.587786259541985">
            <text:p>-0.5877862595</text:p>
          </table:table-cell>
          <table:table-cell office:value-type="float" office:value="-1.37404580152672">
            <text:p>-1.3740458015</text:p>
          </table:table-cell>
          <table:table-cell table:number-columns-repeated="3" office:value-type="float" office:value="0">
            <text:p>0</text:p>
          </table:table-cell>
          <table:table-cell office:value-type="float" office:value="28.29">
            <text:p>28.29</text:p>
          </table:table-cell>
          <table:table-cell office:value-type="float" office:value="303">
            <text:p>303</text:p>
          </table:table-cell>
          <table:table-cell/>
          <table:table-cell table:formula="of:=([.$V$2]*(([.U234]/[.$V$3])+[.L235]*[.$X$2])+[.$W$2]*[.H235])*[.$V$3]" office:value-type="float" office:value="-46.484260506985">
            <text:p>-46.484260507</text:p>
          </table:table-cell>
          <table:table-cell table:number-columns-repeated="1003"/>
        </table:table-row>
        <table:table-row table:style-name="ro1">
          <table:table-cell office:value-type="string">
            <text:p>2014-02-01_17:09:44_101358</text:p>
          </table:table-cell>
          <table:table-cell office:value-type="float" office:value="2649997.390625">
            <text:p>2649997.390625</text:p>
          </table:table-cell>
          <table:table-cell office:value-type="float" office:value="22">
            <text:p>22</text:p>
          </table:table-cell>
          <table:table-cell office:value-type="float" office:value="-129">
            <text:p>-129</text:p>
          </table:table-cell>
          <table:table-cell office:value-type="float" office:value="8">
            <text:p>8</text:p>
          </table:table-cell>
          <table:table-cell office:value-type="float" office:value="-170">
            <text:p>-170</text:p>
          </table:table-cell>
          <table:table-cell office:value-type="float" office:value="-0.01806640625">
            <text:p>-0.0180664063</text:p>
          </table:table-cell>
          <table:table-cell table:formula="of:=[.G236]*[.$T$2]" office:value-type="float" office:value="-0.9033203125">
            <text:p>-0.9033203125</text:p>
          </table:table-cell>
          <table:table-cell office:value-type="float" office:value="0.296875">
            <text:p>0.296875</text:p>
          </table:table-cell>
          <table:table-cell table:formula="of:=[.I236]*[.$T$2]" office:value-type="float" office:value="14.84375">
            <text:p>14.84375</text:p>
          </table:table-cell>
          <table:table-cell office:value-type="float" office:value="0.974609375">
            <text:p>0.974609375</text:p>
          </table:table-cell>
          <table:table-cell office:value-type="float" office:value="11.4656488549618">
            <text:p>11.465648855</text:p>
          </table:table-cell>
          <table:table-cell office:value-type="float" office:value="5.55725190839695">
            <text:p>5.5572519084</text:p>
          </table:table-cell>
          <table:table-cell office:value-type="float" office:value="-0.480916030534351">
            <text:p>-0.4809160305</text:p>
          </table:table-cell>
          <table:table-cell table:number-columns-repeated="3" office:value-type="float" office:value="0">
            <text:p>0</text:p>
          </table:table-cell>
          <table:table-cell office:value-type="float" office:value="25.65">
            <text:p>25.65</text:p>
          </table:table-cell>
          <table:table-cell office:value-type="float" office:value="303">
            <text:p>303</text:p>
          </table:table-cell>
          <table:table-cell/>
          <table:table-cell table:formula="of:=([.$V$2]*(([.U235]/[.$V$3])+[.L236]*[.$X$2])+[.$W$2]*[.H236])*[.$V$3]" office:value-type="float" office:value="-43.3253745275228">
            <text:p>-43.3253745275</text:p>
          </table:table-cell>
          <table:table-cell table:number-columns-repeated="1003"/>
        </table:table-row>
        <table:table-row table:style-name="ro1">
          <table:table-cell office:value-type="string">
            <text:p>2014-02-01_17:09:44_214195</text:p>
          </table:table-cell>
          <table:table-cell office:value-type="float" office:value="2661279.90625">
            <text:p>2661279.9062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-87">
            <text:p>-87</text:p>
          </table:table-cell>
          <table:table-cell office:value-type="float" office:value="-213">
            <text:p>-213</text:p>
          </table:table-cell>
          <table:table-cell office:value-type="float" office:value="-0.09814453125">
            <text:p>-0.0981445313</text:p>
          </table:table-cell>
          <table:table-cell table:formula="of:=[.G237]*[.$T$2]" office:value-type="float" office:value="-4.9072265625">
            <text:p>-4.9072265625</text:p>
          </table:table-cell>
          <table:table-cell office:value-type="float" office:value="0.5263671875">
            <text:p>0.5263671875</text:p>
          </table:table-cell>
          <table:table-cell table:formula="of:=[.I237]*[.$T$2]" office:value-type="float" office:value="26.318359375">
            <text:p>26.318359375</text:p>
          </table:table-cell>
          <table:table-cell office:value-type="float" office:value="1.99993896484375">
            <text:p>1.9999389648</text:p>
          </table:table-cell>
          <table:table-cell office:value-type="float" office:value="-3.88549618320611">
            <text:p>-3.8854961832</text:p>
          </table:table-cell>
          <table:table-cell office:value-type="float" office:value="4.09160305343511">
            <text:p>4.0916030534</text:p>
          </table:table-cell>
          <table:table-cell office:value-type="float" office:value="0.717557251908397">
            <text:p>0.7175572519</text:p>
          </table:table-cell>
          <table:table-cell table:number-columns-repeated="3" office:value-type="float" office:value="0">
            <text:p>0</text:p>
          </table:table-cell>
          <table:table-cell office:value-type="float" office:value="24.4">
            <text:p>24.4</text:p>
          </table:table-cell>
          <table:table-cell office:value-type="float" office:value="303">
            <text:p>303</text:p>
          </table:table-cell>
          <table:table-cell/>
          <table:table-cell table:formula="of:=([.$V$2]*(([.U236]/[.$V$3])+[.L237]*[.$X$2])+[.$W$2]*[.H237])*[.$V$3]" office:value-type="float" office:value="-43.3185688201307">
            <text:p>-43.3185688201</text:p>
          </table:table-cell>
          <table:table-cell table:number-columns-repeated="1003"/>
        </table:table-row>
        <table:table-row table:style-name="ro1">
          <table:table-cell office:value-type="string">
            <text:p>2014-02-01_17:09:44_327639</text:p>
          </table:table-cell>
          <table:table-cell office:value-type="float" office:value="2672681.703125">
            <text:p>2672681.703125</text:p>
          </table:table-cell>
          <table:table-cell office:value-type="float" office:value="22">
            <text:p>22</text:p>
          </table:table-cell>
          <table:table-cell office:value-type="float" office:value="-126">
            <text:p>-126</text:p>
          </table:table-cell>
          <table:table-cell office:value-type="float" office:value="82">
            <text:p>82</text:p>
          </table:table-cell>
          <table:table-cell office:value-type="float" office:value="-123">
            <text:p>-123</text:p>
          </table:table-cell>
          <table:table-cell office:value-type="float" office:value="-0.21630859375">
            <text:p>-0.2163085938</text:p>
          </table:table-cell>
          <table:table-cell table:formula="of:=[.G238]*[.$T$2]" office:value-type="float" office:value="-10.8154296875">
            <text:p>-10.8154296875</text:p>
          </table:table-cell>
          <table:table-cell office:value-type="float" office:value="0.1279296875">
            <text:p>0.1279296875</text:p>
          </table:table-cell>
          <table:table-cell table:formula="of:=[.I238]*[.$T$2]" office:value-type="float" office:value="6.396484375">
            <text:p>6.396484375</text:p>
          </table:table-cell>
          <table:table-cell office:value-type="float" office:value="0.42236328125">
            <text:p>0.4223632813</text:p>
          </table:table-cell>
          <table:table-cell office:value-type="float" office:value="-2.75572519083969">
            <text:p>-2.7557251908</text:p>
          </table:table-cell>
          <table:table-cell office:value-type="float" office:value="5.54198473282443">
            <text:p>5.5419847328</text:p>
          </table:table-cell>
          <table:table-cell office:value-type="float" office:value="0.320610687022901">
            <text:p>0.320610687</text:p>
          </table:table-cell>
          <table:table-cell table:number-columns-repeated="3" office:value-type="float" office:value="0">
            <text:p>0</text:p>
          </table:table-cell>
          <table:table-cell office:value-type="float" office:value="23.53">
            <text:p>23.53</text:p>
          </table:table-cell>
          <table:table-cell office:value-type="float" office:value="303">
            <text:p>303</text:p>
          </table:table-cell>
          <table:table-cell/>
          <table:table-cell table:formula="of:=([.$V$2]*(([.U237]/[.$V$3])+[.L238]*[.$X$2])+[.$W$2]*[.H238])*[.$V$3]" office:value-type="float" office:value="-43.2086281748827">
            <text:p>-43.2086281749</text:p>
          </table:table-cell>
          <table:table-cell table:number-columns-repeated="1003"/>
        </table:table-row>
        <table:table-row table:style-name="ro1">
          <table:table-cell office:value-type="string">
            <text:p>2014-02-01_17:09:44_440966</text:p>
          </table:table-cell>
          <table:table-cell office:value-type="float" office:value="2683957">
            <text:p>2683957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-6">
            <text:p>-6</text:p>
          </table:table-cell>
          <table:table-cell office:value-type="float" office:value="-305">
            <text:p>-305</text:p>
          </table:table-cell>
          <table:table-cell office:value-type="float" office:value="0.09130859375">
            <text:p>0.0913085938</text:p>
          </table:table-cell>
          <table:table-cell table:formula="of:=[.G239]*[.$T$2]" office:value-type="float" office:value="4.5654296875">
            <text:p>4.5654296875</text:p>
          </table:table-cell>
          <table:table-cell office:value-type="float" office:value="0.14990234375">
            <text:p>0.1499023438</text:p>
          </table:table-cell>
          <table:table-cell table:formula="of:=[.I239]*[.$T$2]" office:value-type="float" office:value="7.4951171875">
            <text:p>7.4951171875</text:p>
          </table:table-cell>
          <table:table-cell office:value-type="float" office:value="1.517822265625">
            <text:p>1.5178222656</text:p>
          </table:table-cell>
          <table:table-cell office:value-type="float" office:value="-12.9236641221374">
            <text:p>-12.9236641221</text:p>
          </table:table-cell>
          <table:table-cell office:value-type="float" office:value="1.11450381679389">
            <text:p>1.1145038168</text:p>
          </table:table-cell>
          <table:table-cell office:value-type="float" office:value="-0.770992366412214">
            <text:p>-0.7709923664</text:p>
          </table:table-cell>
          <table:table-cell table:number-columns-repeated="3" office:value-type="float" office:value="0">
            <text:p>0</text:p>
          </table:table-cell>
          <table:table-cell office:value-type="float" office:value="23.37">
            <text:p>23.37</text:p>
          </table:table-cell>
          <table:table-cell office:value-type="float" office:value="303">
            <text:p>303</text:p>
          </table:table-cell>
          <table:table-cell/>
          <table:table-cell table:formula="of:=([.$V$2]*(([.U238]/[.$V$3])+[.L239]*[.$X$2])+[.$W$2]*[.H239])*[.$V$3]" office:value-type="float" office:value="-44.7861851855739">
            <text:p>-44.7861851856</text:p>
          </table:table-cell>
          <table:table-cell table:number-columns-repeated="1003"/>
        </table:table-row>
        <table:table-row table:style-name="ro1">
          <table:table-cell office:value-type="string">
            <text:p>2014-02-01_17:09:44_554443</text:p>
          </table:table-cell>
          <table:table-cell office:value-type="float" office:value="2695304.796875">
            <text:p>2695304.796875</text:p>
          </table:table-cell>
          <table:table-cell office:value-type="float" office:value="22">
            <text:p>22</text:p>
          </table:table-cell>
          <table:table-cell office:value-type="float" office:value="121">
            <text:p>121</text:p>
          </table:table-cell>
          <table:table-cell office:value-type="float" office:value="-31">
            <text:p>-31</text:p>
          </table:table-cell>
          <table:table-cell office:value-type="float" office:value="-272">
            <text:p>-272</text:p>
          </table:table-cell>
          <table:table-cell office:value-type="float" office:value="-0.02392578125">
            <text:p>-0.0239257813</text:p>
          </table:table-cell>
          <table:table-cell table:formula="of:=[.G240]*[.$T$2]" office:value-type="float" office:value="-1.1962890625">
            <text:p>-1.1962890625</text:p>
          </table:table-cell>
          <table:table-cell office:value-type="float" office:value="0.582275390625">
            <text:p>0.5822753906</text:p>
          </table:table-cell>
          <table:table-cell table:formula="of:=[.I240]*[.$T$2]" office:value-type="float" office:value="29.11376953125">
            <text:p>29.1137695313</text:p>
          </table:table-cell>
          <table:table-cell office:value-type="float" office:value="0.47314453125">
            <text:p>0.4731445313</text:p>
          </table:table-cell>
          <table:table-cell office:value-type="float" office:value="-0.50381679389313">
            <text:p>-0.5038167939</text:p>
          </table:table-cell>
          <table:table-cell office:value-type="float" office:value="-0.977099236641221">
            <text:p>-0.9770992366</text:p>
          </table:table-cell>
          <table:table-cell office:value-type="float" office:value="-3.10687022900763">
            <text:p>-3.106870229</text:p>
          </table:table-cell>
          <table:table-cell table:number-columns-repeated="3" office:value-type="float" office:value="0">
            <text:p>0</text:p>
          </table:table-cell>
          <table:table-cell office:value-type="float" office:value="24.02">
            <text:p>24.02</text:p>
          </table:table-cell>
          <table:table-cell office:value-type="float" office:value="303">
            <text:p>303</text:p>
          </table:table-cell>
          <table:table-cell/>
          <table:table-cell table:formula="of:=([.$V$2]*(([.U239]/[.$V$3])+[.L240]*[.$X$2])+[.$W$2]*[.H240])*[.$V$3]" office:value-type="float" office:value="-44.0131353547155">
            <text:p>-44.0131353547</text:p>
          </table:table-cell>
          <table:table-cell table:number-columns-repeated="1003"/>
        </table:table-row>
        <table:table-row table:style-name="ro1">
          <table:table-cell office:value-type="string">
            <text:p>2014-02-01_17:09:44_667479</text:p>
          </table:table-cell>
          <table:table-cell office:value-type="float" office:value="2706608.59375">
            <text:p>2706608.59375</text:p>
          </table:table-cell>
          <table:table-cell office:value-type="float" office:value="22">
            <text:p>22</text:p>
          </table:table-cell>
          <table:table-cell office:value-type="float" office:value="94">
            <text:p>94</text:p>
          </table:table-cell>
          <table:table-cell office:value-type="float" office:value="144">
            <text:p>144</text:p>
          </table:table-cell>
          <table:table-cell office:value-type="float" office:value="-245">
            <text:p>-245</text:p>
          </table:table-cell>
          <table:table-cell office:value-type="float" office:value="-0.00146484375">
            <text:p>-0.0014648438</text:p>
          </table:table-cell>
          <table:table-cell table:formula="of:=[.G241]*[.$T$2]" office:value-type="float" office:value="-0.0732421875">
            <text:p>-0.0732421875</text:p>
          </table:table-cell>
          <table:table-cell office:value-type="float" office:value="-0.2119140625">
            <text:p>-0.2119140625</text:p>
          </table:table-cell>
          <table:table-cell table:formula="of:=[.I241]*[.$T$2]" office:value-type="float" office:value="-10.595703125">
            <text:p>-10.595703125</text:p>
          </table:table-cell>
          <table:table-cell office:value-type="float" office:value="0.810791015625">
            <text:p>0.8107910156</text:p>
          </table:table-cell>
          <table:table-cell office:value-type="float" office:value="9.49618320610687">
            <text:p>9.4961832061</text:p>
          </table:table-cell>
          <table:table-cell office:value-type="float" office:value="2.6030534351145">
            <text:p>2.6030534351</text:p>
          </table:table-cell>
          <table:table-cell office:value-type="float" office:value="-0.862595419847328">
            <text:p>-0.8625954198</text:p>
          </table:table-cell>
          <table:table-cell table:number-columns-repeated="3" office:value-type="float" office:value="0">
            <text:p>0</text:p>
          </table:table-cell>
          <table:table-cell office:value-type="float" office:value="23.31">
            <text:p>23.31</text:p>
          </table:table-cell>
          <table:table-cell office:value-type="float" office:value="303">
            <text:p>303</text:p>
          </table:table-cell>
          <table:table-cell/>
          <table:table-cell table:formula="of:=([.$V$2]*(([.U240]/[.$V$3])+[.L241]*[.$X$2])+[.$W$2]*[.H241])*[.$V$3]" office:value-type="float" office:value="-41.2730855829743">
            <text:p>-41.273085583</text:p>
          </table:table-cell>
          <table:table-cell table:number-columns-repeated="1003"/>
        </table:table-row>
        <table:table-row table:style-name="ro1">
          <table:table-cell office:value-type="string">
            <text:p>2014-02-01_17:09:44_781819</text:p>
          </table:table-cell>
          <table:table-cell office:value-type="float" office:value="2718075">
            <text:p>2718075</text:p>
          </table:table-cell>
          <table:table-cell office:value-type="float" office:value="22">
            <text:p>22</text:p>
          </table:table-cell>
          <table:table-cell office:value-type="float" office:value="113">
            <text:p>113</text:p>
          </table:table-cell>
          <table:table-cell office:value-type="float" office:value="28">
            <text:p>28</text:p>
          </table:table-cell>
          <table:table-cell office:value-type="float" office:value="-294">
            <text:p>-294</text:p>
          </table:table-cell>
          <table:table-cell office:value-type="float" office:value="-0.2412109375">
            <text:p>-0.2412109375</text:p>
          </table:table-cell>
          <table:table-cell table:formula="of:=[.G242]*[.$T$2]" office:value-type="float" office:value="-12.060546875">
            <text:p>-12.060546875</text:p>
          </table:table-cell>
          <table:table-cell office:value-type="float" office:value="0.265380859375">
            <text:p>0.2653808594</text:p>
          </table:table-cell>
          <table:table-cell table:formula="of:=[.I242]*[.$T$2]" office:value-type="float" office:value="13.26904296875">
            <text:p>13.2690429688</text:p>
          </table:table-cell>
          <table:table-cell office:value-type="float" office:value="1.99658203125">
            <text:p>1.9965820313</text:p>
          </table:table-cell>
          <table:table-cell office:value-type="float" office:value="-2.32824427480916">
            <text:p>-2.3282442748</text:p>
          </table:table-cell>
          <table:table-cell office:value-type="float" office:value="3.53435114503817">
            <text:p>3.534351145</text:p>
          </table:table-cell>
          <table:table-cell office:value-type="float" office:value="1.20610687022901">
            <text:p>1.2061068702</text:p>
          </table:table-cell>
          <table:table-cell table:number-columns-repeated="3" office:value-type="float" office:value="0">
            <text:p>0</text:p>
          </table:table-cell>
          <table:table-cell office:value-type="float" office:value="26.66">
            <text:p>26.66</text:p>
          </table:table-cell>
          <table:table-cell office:value-type="float" office:value="303">
            <text:p>303</text:p>
          </table:table-cell>
          <table:table-cell/>
          <table:table-cell table:formula="of:=([.$V$2]*(([.U241]/[.$V$3])+[.L242]*[.$X$2])+[.$W$2]*[.H242])*[.$V$3]" office:value-type="float" office:value="-41.1451706866774">
            <text:p>-41.1451706867</text:p>
          </table:table-cell>
          <table:table-cell table:number-columns-repeated="1003"/>
        </table:table-row>
        <table:table-row table:style-name="ro1">
          <table:table-cell office:value-type="string">
            <text:p>2014-02-01_17:09:44_894812</text:p>
          </table:table-cell>
          <table:table-cell office:value-type="float" office:value="2729341.59375">
            <text:p>2729341.59375</text:p>
          </table:table-cell>
          <table:table-cell office:value-type="float" office:value="22">
            <text:p>22</text:p>
          </table:table-cell>
          <table:table-cell office:value-type="float" office:value="73">
            <text:p>73</text:p>
          </table:table-cell>
          <table:table-cell office:value-type="float" office:value="-63">
            <text:p>-63</text:p>
          </table:table-cell>
          <table:table-cell office:value-type="float" office:value="-344">
            <text:p>-344</text:p>
          </table:table-cell>
          <table:table-cell office:value-type="float" office:value="-0.217529296875">
            <text:p>-0.2175292969</text:p>
          </table:table-cell>
          <table:table-cell table:formula="of:=[.G243]*[.$T$2]" office:value-type="float" office:value="-10.87646484375">
            <text:p>-10.8764648438</text:p>
          </table:table-cell>
          <table:table-cell office:value-type="float" office:value="0.380615234375">
            <text:p>0.3806152344</text:p>
          </table:table-cell>
          <table:table-cell table:formula="of:=[.I243]*[.$T$2]" office:value-type="float" office:value="19.03076171875">
            <text:p>19.0307617188</text:p>
          </table:table-cell>
          <table:table-cell office:value-type="float" office:value="1.99993896484375">
            <text:p>1.9999389648</text:p>
          </table:table-cell>
          <table:table-cell office:value-type="float" office:value="3.16030534351145">
            <text:p>3.1603053435</text:p>
          </table:table-cell>
          <table:table-cell office:value-type="float" office:value="1.80916030534351">
            <text:p>1.8091603053</text:p>
          </table:table-cell>
          <table:table-cell office:value-type="float" office:value="2.31297709923664">
            <text:p>2.3129770992</text:p>
          </table:table-cell>
          <table:table-cell table:number-columns-repeated="3" office:value-type="float" office:value="0">
            <text:p>0</text:p>
          </table:table-cell>
          <table:table-cell office:value-type="float" office:value="24.68">
            <text:p>24.68</text:p>
          </table:table-cell>
          <table:table-cell office:value-type="float" office:value="303">
            <text:p>303</text:p>
          </table:table-cell>
          <table:table-cell/>
          <table:table-cell table:formula="of:=([.$V$2]*(([.U242]/[.$V$3])+[.L243]*[.$X$2])+[.$W$2]*[.H243])*[.$V$3]" office:value-type="float" office:value="-39.9203767224906">
            <text:p>-39.9203767225</text:p>
          </table:table-cell>
          <table:table-cell table:number-columns-repeated="1003"/>
        </table:table-row>
        <table:table-row table:style-name="ro1">
          <table:table-cell office:value-type="string">
            <text:p>2014-02-01_17:09:45_008468</text:p>
          </table:table-cell>
          <table:table-cell office:value-type="float" office:value="2740707.609375">
            <text:p>2740707.609375</text:p>
          </table:table-cell>
          <table:table-cell office:value-type="float" office:value="22">
            <text:p>22</text:p>
          </table:table-cell>
          <table:table-cell office:value-type="float" office:value="-44">
            <text:p>-44</text:p>
          </table:table-cell>
          <table:table-cell office:value-type="float" office:value="-59">
            <text:p>-59</text:p>
          </table:table-cell>
          <table:table-cell office:value-type="float" office:value="-175">
            <text:p>-175</text:p>
          </table:table-cell>
          <table:table-cell office:value-type="float" office:value="-0.135009765625">
            <text:p>-0.1350097656</text:p>
          </table:table-cell>
          <table:table-cell table:formula="of:=[.G244]*[.$T$2]" office:value-type="float" office:value="-6.75048828125">
            <text:p>-6.7504882813</text:p>
          </table:table-cell>
          <table:table-cell office:value-type="float" office:value="-0.000732421875">
            <text:p>-0.0007324219</text:p>
          </table:table-cell>
          <table:table-cell table:formula="of:=[.I244]*[.$T$2]" office:value-type="float" office:value="-0.03662109375">
            <text:p>-0.0366210938</text:p>
          </table:table-cell>
          <table:table-cell office:value-type="float" office:value="0.369384765625">
            <text:p>0.3693847656</text:p>
          </table:table-cell>
          <table:table-cell office:value-type="float" office:value="-0.381679389312977">
            <text:p>-0.3816793893</text:p>
          </table:table-cell>
          <table:table-cell office:value-type="float" office:value="-1.90076335877863">
            <text:p>-1.9007633588</text:p>
          </table:table-cell>
          <table:table-cell office:value-type="float" office:value="0.763358778625954">
            <text:p>0.7633587786</text:p>
          </table:table-cell>
          <table:table-cell table:number-columns-repeated="3" office:value-type="float" office:value="0">
            <text:p>0</text:p>
          </table:table-cell>
          <table:table-cell office:value-type="float" office:value="26.79">
            <text:p>26.79</text:p>
          </table:table-cell>
          <table:table-cell office:value-type="float" office:value="303">
            <text:p>303</text:p>
          </table:table-cell>
          <table:table-cell/>
          <table:table-cell table:formula="of:=([.$V$2]*(([.U243]/[.$V$3])+[.L244]*[.$X$2])+[.$W$2]*[.H244])*[.$V$3]" office:value-type="float" office:value="-39.3317881139711">
            <text:p>-39.331788114</text:p>
          </table:table-cell>
          <table:table-cell table:number-columns-repeated="1003"/>
        </table:table-row>
        <table:table-row table:style-name="ro1">
          <table:table-cell office:value-type="string">
            <text:p>2014-02-01_17:09:45_121352</text:p>
          </table:table-cell>
          <table:table-cell office:value-type="float" office:value="2751995.703125">
            <text:p>2751995.703125</text:p>
          </table:table-cell>
          <table:table-cell office:value-type="float" office:value="22">
            <text:p>22</text:p>
          </table:table-cell>
          <table:table-cell office:value-type="float" office:value="-128">
            <text:p>-128</text:p>
          </table:table-cell>
          <table:table-cell office:value-type="float" office:value="28">
            <text:p>28</text:p>
          </table:table-cell>
          <table:table-cell office:value-type="float" office:value="-170">
            <text:p>-170</text:p>
          </table:table-cell>
          <table:table-cell office:value-type="float" office:value="-0.220703125">
            <text:p>-0.220703125</text:p>
          </table:table-cell>
          <table:table-cell table:formula="of:=[.G245]*[.$T$2]" office:value-type="float" office:value="-11.03515625">
            <text:p>-11.03515625</text:p>
          </table:table-cell>
          <table:table-cell office:value-type="float" office:value="0.106201171875">
            <text:p>0.1062011719</text:p>
          </table:table-cell>
          <table:table-cell table:formula="of:=[.I245]*[.$T$2]" office:value-type="float" office:value="5.31005859375">
            <text:p>5.3100585938</text:p>
          </table:table-cell>
          <table:table-cell office:value-type="float" office:value="1.012451171875">
            <text:p>1.0124511719</text:p>
          </table:table-cell>
          <table:table-cell office:value-type="float" office:value="-9.45038167938931">
            <text:p>-9.4503816794</text:p>
          </table:table-cell>
          <table:table-cell office:value-type="float" office:value="-9.44274809160305">
            <text:p>-9.4427480916</text:p>
          </table:table-cell>
          <table:table-cell office:value-type="float" office:value="-2.13740458015267">
            <text:p>-2.1374045802</text:p>
          </table:table-cell>
          <table:table-cell table:number-columns-repeated="3" office:value-type="float" office:value="0">
            <text:p>0</text:p>
          </table:table-cell>
          <table:table-cell office:value-type="float" office:value="22.81">
            <text:p>22.81</text:p>
          </table:table-cell>
          <table:table-cell office:value-type="float" office:value="303">
            <text:p>303</text:p>
          </table:table-cell>
          <table:table-cell/>
          <table:table-cell table:formula="of:=([.$V$2]*(([.U244]/[.$V$3])+[.L245]*[.$X$2])+[.$W$2]*[.H245])*[.$V$3]" office:value-type="float" office:value="-40.618130285852">
            <text:p>-40.6181302859</text:p>
          </table:table-cell>
          <table:table-cell table:number-columns-repeated="1003"/>
        </table:table-row>
        <table:table-row table:style-name="ro1">
          <table:table-cell office:value-type="string">
            <text:p>2014-02-01_17:09:45_235137</text:p>
          </table:table-cell>
          <table:table-cell office:value-type="float" office:value="2763374.796875">
            <text:p>2763374.796875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34">
            <text:p>34</text:p>
          </table:table-cell>
          <table:table-cell office:value-type="float" office:value="-190">
            <text:p>-190</text:p>
          </table:table-cell>
          <table:table-cell office:value-type="float" office:value="0.138916015625">
            <text:p>0.1389160156</text:p>
          </table:table-cell>
          <table:table-cell table:formula="of:=[.G246]*[.$T$2]" office:value-type="float" office:value="6.94580078125">
            <text:p>6.9458007813</text:p>
          </table:table-cell>
          <table:table-cell office:value-type="float" office:value="0.305419921875">
            <text:p>0.3054199219</text:p>
          </table:table-cell>
          <table:table-cell table:formula="of:=[.I246]*[.$T$2]" office:value-type="float" office:value="15.27099609375">
            <text:p>15.2709960938</text:p>
          </table:table-cell>
          <table:table-cell office:value-type="float" office:value="1.294921875">
            <text:p>1.294921875</text:p>
          </table:table-cell>
          <table:table-cell office:value-type="float" office:value="1.78625954198473">
            <text:p>1.786259542</text:p>
          </table:table-cell>
          <table:table-cell office:value-type="float" office:value="-6.09160305343511">
            <text:p>-6.0916030534</text:p>
          </table:table-cell>
          <table:table-cell office:value-type="float" office:value="-0.648854961832061">
            <text:p>-0.6488549618</text:p>
          </table:table-cell>
          <table:table-cell table:number-columns-repeated="3" office:value-type="float" office:value="0">
            <text:p>0</text:p>
          </table:table-cell>
          <table:table-cell office:value-type="float" office:value="28.94">
            <text:p>28.94</text:p>
          </table:table-cell>
          <table:table-cell office:value-type="float" office:value="303">
            <text:p>303</text:p>
          </table:table-cell>
          <table:table-cell/>
          <table:table-cell table:formula="of:=([.$V$2]*(([.U245]/[.$V$3])+[.L246]*[.$X$2])+[.$W$2]*[.H246])*[.$V$3]" office:value-type="float" office:value="-39.3167447942809">
            <text:p>-39.3167447943</text:p>
          </table:table-cell>
          <table:table-cell table:number-columns-repeated="1003"/>
        </table:table-row>
        <table:table-row table:style-name="ro1">
          <table:table-cell office:value-type="string">
            <text:p>2014-02-01_17:09:45_347707</text:p>
          </table:table-cell>
          <table:table-cell office:value-type="float" office:value="2774630.890625">
            <text:p>2774630.890625</text:p>
          </table:table-cell>
          <table:table-cell office:value-type="float" office:value="22">
            <text:p>22</text:p>
          </table:table-cell>
          <table:table-cell office:value-type="float" office:value="-18">
            <text:p>-18</text:p>
          </table:table-cell>
          <table:table-cell office:value-type="float" office:value="7">
            <text:p>7</text:p>
          </table:table-cell>
          <table:table-cell office:value-type="float" office:value="-133">
            <text:p>-133</text:p>
          </table:table-cell>
          <table:table-cell office:value-type="float" office:value="-0.189453125">
            <text:p>-0.189453125</text:p>
          </table:table-cell>
          <table:table-cell table:formula="of:=[.G247]*[.$T$2]" office:value-type="float" office:value="-9.47265625">
            <text:p>-9.47265625</text:p>
          </table:table-cell>
          <table:table-cell office:value-type="float" office:value="0.2890625">
            <text:p>0.2890625</text:p>
          </table:table-cell>
          <table:table-cell table:formula="of:=[.I247]*[.$T$2]" office:value-type="float" office:value="14.453125">
            <text:p>14.453125</text:p>
          </table:table-cell>
          <table:table-cell office:value-type="float" office:value="1.252197265625">
            <text:p>1.2521972656</text:p>
          </table:table-cell>
          <table:table-cell office:value-type="float" office:value="9.80152671755725">
            <text:p>9.8015267176</text:p>
          </table:table-cell>
          <table:table-cell office:value-type="float" office:value="-1.40458015267176">
            <text:p>-1.4045801527</text:p>
          </table:table-cell>
          <table:table-cell office:value-type="float" office:value="0.946564885496183">
            <text:p>0.9465648855</text:p>
          </table:table-cell>
          <table:table-cell table:number-columns-repeated="3" office:value-type="float" office:value="0">
            <text:p>0</text:p>
          </table:table-cell>
          <table:table-cell office:value-type="float" office:value="23.02">
            <text:p>23.02</text:p>
          </table:table-cell>
          <table:table-cell office:value-type="float" office:value="303">
            <text:p>303</text:p>
          </table:table-cell>
          <table:table-cell/>
          <table:table-cell table:formula="of:=([.$V$2]*(([.U246]/[.$V$3])+[.L247]*[.$X$2])+[.$W$2]*[.H247])*[.$V$3]" office:value-type="float" office:value="-36.7987637867541">
            <text:p>-36.7987637868</text:p>
          </table:table-cell>
          <table:table-cell table:number-columns-repeated="1003"/>
        </table:table-row>
        <table:table-row table:style-name="ro1">
          <table:table-cell office:value-type="string">
            <text:p>2014-02-01_17:09:45_461174</text:p>
          </table:table-cell>
          <table:table-cell office:value-type="float" office:value="2785978.6875">
            <text:p>2785978.6875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-152">
            <text:p>-152</text:p>
          </table:table-cell>
          <table:table-cell office:value-type="float" office:value="-359">
            <text:p>-359</text:p>
          </table:table-cell>
          <table:table-cell office:value-type="float" office:value="0.23779296875">
            <text:p>0.2377929688</text:p>
          </table:table-cell>
          <table:table-cell table:formula="of:=[.G248]*[.$T$2]" office:value-type="float" office:value="11.8896484375">
            <text:p>11.8896484375</text:p>
          </table:table-cell>
          <table:table-cell office:value-type="float" office:value="0.407470703125">
            <text:p>0.4074707031</text:p>
          </table:table-cell>
          <table:table-cell table:formula="of:=[.I248]*[.$T$2]" office:value-type="float" office:value="20.37353515625">
            <text:p>20.3735351563</text:p>
          </table:table-cell>
          <table:table-cell office:value-type="float" office:value="0.78759765625">
            <text:p>0.7875976563</text:p>
          </table:table-cell>
          <table:table-cell office:value-type="float" office:value="-0.793893129770992">
            <text:p>-0.7938931298</text:p>
          </table:table-cell>
          <table:table-cell office:value-type="float" office:value="-1.48091603053435">
            <text:p>-1.4809160305</text:p>
          </table:table-cell>
          <table:table-cell office:value-type="float" office:value="0.793893129770992">
            <text:p>0.7938931298</text:p>
          </table:table-cell>
          <table:table-cell table:number-columns-repeated="3" office:value-type="float" office:value="0">
            <text:p>0</text:p>
          </table:table-cell>
          <table:table-cell office:value-type="float" office:value="22.59">
            <text:p>22.59</text:p>
          </table:table-cell>
          <table:table-cell office:value-type="float" office:value="303">
            <text:p>303</text:p>
          </table:table-cell>
          <table:table-cell/>
          <table:table-cell table:formula="of:=([.$V$2]*(([.U247]/[.$V$3])+[.L248]*[.$X$2])+[.$W$2]*[.H248])*[.$V$3]" office:value-type="float" office:value="-35.9805985957041">
            <text:p>-35.9805985957</text:p>
          </table:table-cell>
          <table:table-cell table:number-columns-repeated="1003"/>
        </table:table-row>
        <table:table-row table:style-name="ro1">
          <table:table-cell office:value-type="string">
            <text:p>2014-02-01_17:09:45_574093</text:p>
          </table:table-cell>
          <table:table-cell office:value-type="float" office:value="2797268.90625">
            <text:p>2797268.90625</text:p>
          </table:table-cell>
          <table:table-cell office:value-type="float" office:value="22">
            <text:p>22</text:p>
          </table:table-cell>
          <table:table-cell office:value-type="float" office:value="72">
            <text:p>72</text:p>
          </table:table-cell>
          <table:table-cell office:value-type="float" office:value="-30">
            <text:p>-30</text:p>
          </table:table-cell>
          <table:table-cell office:value-type="float" office:value="-351">
            <text:p>-351</text:p>
          </table:table-cell>
          <table:table-cell office:value-type="float" office:value="-0.005859375">
            <text:p>-0.005859375</text:p>
          </table:table-cell>
          <table:table-cell table:formula="of:=[.G249]*[.$T$2]" office:value-type="float" office:value="-0.29296875">
            <text:p>-0.29296875</text:p>
          </table:table-cell>
          <table:table-cell office:value-type="float" office:value="0.208251953125">
            <text:p>0.2082519531</text:p>
          </table:table-cell>
          <table:table-cell table:formula="of:=[.I249]*[.$T$2]" office:value-type="float" office:value="10.41259765625">
            <text:p>10.4125976563</text:p>
          </table:table-cell>
          <table:table-cell office:value-type="float" office:value="0.203125">
            <text:p>0.203125</text:p>
          </table:table-cell>
          <table:table-cell office:value-type="float" office:value="-15.0229007633588">
            <text:p>-15.0229007634</text:p>
          </table:table-cell>
          <table:table-cell office:value-type="float" office:value="-3.44274809160305">
            <text:p>-3.4427480916</text:p>
          </table:table-cell>
          <table:table-cell office:value-type="float" office:value="-2.67175572519084">
            <text:p>-2.6717557252</text:p>
          </table:table-cell>
          <table:table-cell table:number-columns-repeated="3" office:value-type="float" office:value="0">
            <text:p>0</text:p>
          </table:table-cell>
          <table:table-cell office:value-type="float" office:value="26.74">
            <text:p>26.74</text:p>
          </table:table-cell>
          <table:table-cell office:value-type="float" office:value="303">
            <text:p>303</text:p>
          </table:table-cell>
          <table:table-cell/>
          <table:table-cell table:formula="of:=([.$V$2]*(([.U248]/[.$V$3])+[.L249]*[.$X$2])+[.$W$2]*[.H249])*[.$V$3]" office:value-type="float" office:value="-38.2113345484084">
            <text:p>-38.2113345484</text:p>
          </table:table-cell>
          <table:table-cell table:number-columns-repeated="1003"/>
        </table:table-row>
        <table:table-row table:style-name="ro1">
          <table:table-cell office:value-type="string">
            <text:p>2014-02-01_17:09:45_688158</text:p>
          </table:table-cell>
          <table:table-cell office:value-type="float" office:value="2808678.21875">
            <text:p>2808678.21875</text:p>
          </table:table-cell>
          <table:table-cell office:value-type="float" office:value="22">
            <text:p>22</text:p>
          </table:table-cell>
          <table:table-cell office:value-type="float" office:value="114">
            <text:p>114</text:p>
          </table:table-cell>
          <table:table-cell office:value-type="float" office:value="30">
            <text:p>30</text:p>
          </table:table-cell>
          <table:table-cell office:value-type="float" office:value="-140">
            <text:p>-140</text:p>
          </table:table-cell>
          <table:table-cell office:value-type="float" office:value="-0.193603515625">
            <text:p>-0.1936035156</text:p>
          </table:table-cell>
          <table:table-cell table:formula="of:=[.G250]*[.$T$2]" office:value-type="float" office:value="-9.68017578125">
            <text:p>-9.6801757813</text:p>
          </table:table-cell>
          <table:table-cell office:value-type="float" office:value="0.331298828125">
            <text:p>0.3312988281</text:p>
          </table:table-cell>
          <table:table-cell table:formula="of:=[.I250]*[.$T$2]" office:value-type="float" office:value="16.56494140625">
            <text:p>16.5649414063</text:p>
          </table:table-cell>
          <table:table-cell office:value-type="float" office:value="1.267578125">
            <text:p>1.267578125</text:p>
          </table:table-cell>
          <table:table-cell office:value-type="float" office:value="14.9160305343511">
            <text:p>14.9160305344</text:p>
          </table:table-cell>
          <table:table-cell office:value-type="float" office:value="8.70229007633588">
            <text:p>8.7022900763</text:p>
          </table:table-cell>
          <table:table-cell office:value-type="float" office:value="-1.16793893129771">
            <text:p>-1.1679389313</text:p>
          </table:table-cell>
          <table:table-cell table:number-columns-repeated="3" office:value-type="float" office:value="0">
            <text:p>0</text:p>
          </table:table-cell>
          <table:table-cell office:value-type="float" office:value="28.12">
            <text:p>28.12</text:p>
          </table:table-cell>
          <table:table-cell office:value-type="float" office:value="303">
            <text:p>303</text:p>
          </table:table-cell>
          <table:table-cell/>
          <table:table-cell table:formula="of:=([.$V$2]*(([.U249]/[.$V$3])+[.L250]*[.$X$2])+[.$W$2]*[.H250])*[.$V$3]" office:value-type="float" office:value="-34.7171693883324">
            <text:p>-34.7171693883</text:p>
          </table:table-cell>
          <table:table-cell table:number-columns-repeated="1003"/>
        </table:table-row>
        <table:table-row table:style-name="ro1">
          <table:table-cell office:value-type="string">
            <text:p>2014-02-01_17:09:45_800920</text:p>
          </table:table-cell>
          <table:table-cell office:value-type="float" office:value="2819977.984375">
            <text:p>2819977.984375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-39">
            <text:p>-39</text:p>
          </table:table-cell>
          <table:table-cell office:value-type="float" office:value="-144">
            <text:p>-144</text:p>
          </table:table-cell>
          <table:table-cell office:value-type="float" office:value="-0.025390625">
            <text:p>-0.025390625</text:p>
          </table:table-cell>
          <table:table-cell table:formula="of:=[.G251]*[.$T$2]" office:value-type="float" office:value="-1.26953125">
            <text:p>-1.26953125</text:p>
          </table:table-cell>
          <table:table-cell office:value-type="float" office:value="-0.098876953125">
            <text:p>-0.0988769531</text:p>
          </table:table-cell>
          <table:table-cell table:formula="of:=[.I251]*[.$T$2]" office:value-type="float" office:value="-4.94384765625">
            <text:p>-4.9438476563</text:p>
          </table:table-cell>
          <table:table-cell office:value-type="float" office:value="1.206787109375">
            <text:p>1.2067871094</text:p>
          </table:table-cell>
          <table:table-cell office:value-type="float" office:value="-12.236641221374">
            <text:p>-12.2366412214</text:p>
          </table:table-cell>
          <table:table-cell office:value-type="float" office:value="5.35114503816794">
            <text:p>5.3511450382</text:p>
          </table:table-cell>
          <table:table-cell office:value-type="float" office:value="0.404580152671756">
            <text:p>0.4045801527</text:p>
          </table:table-cell>
          <table:table-cell table:number-columns-repeated="3" office:value-type="float" office:value="0">
            <text:p>0</text:p>
          </table:table-cell>
          <table:table-cell office:value-type="float" office:value="22.93">
            <text:p>22.93</text:p>
          </table:table-cell>
          <table:table-cell office:value-type="float" office:value="303">
            <text:p>303</text:p>
          </table:table-cell>
          <table:table-cell/>
          <table:table-cell table:formula="of:=([.$V$2]*(([.U250]/[.$V$3])+[.L251]*[.$X$2])+[.$W$2]*[.H251])*[.$V$3]" office:value-type="float" office:value="-36.446598304955">
            <text:p>-36.446598305</text:p>
          </table:table-cell>
          <table:table-cell table:number-columns-repeated="1003"/>
        </table:table-row>
        <table:table-row table:style-name="ro1">
          <table:table-cell office:value-type="string">
            <text:p>2014-02-01_17:09:45_914904</text:p>
          </table:table-cell>
          <table:table-cell office:value-type="float" office:value="2831350.796875">
            <text:p>2831350.796875</text:p>
          </table:table-cell>
          <table:table-cell office:value-type="float" office:value="22">
            <text:p>22</text:p>
          </table:table-cell>
          <table:table-cell office:value-type="float" office:value="-29">
            <text:p>-29</text:p>
          </table:table-cell>
          <table:table-cell office:value-type="float" office:value="103">
            <text:p>103</text:p>
          </table:table-cell>
          <table:table-cell office:value-type="float" office:value="-62">
            <text:p>-62</text:p>
          </table:table-cell>
          <table:table-cell office:value-type="float" office:value="0.337890625">
            <text:p>0.337890625</text:p>
          </table:table-cell>
          <table:table-cell table:formula="of:=[.G252]*[.$T$2]" office:value-type="float" office:value="16.89453125">
            <text:p>16.89453125</text:p>
          </table:table-cell>
          <table:table-cell office:value-type="float" office:value="0.18212890625">
            <text:p>0.1821289063</text:p>
          </table:table-cell>
          <table:table-cell table:formula="of:=[.I252]*[.$T$2]" office:value-type="float" office:value="9.1064453125">
            <text:p>9.1064453125</text:p>
          </table:table-cell>
          <table:table-cell office:value-type="float" office:value="1.19775390625">
            <text:p>1.1977539063</text:p>
          </table:table-cell>
          <table:table-cell office:value-type="float" office:value="-8.45038167938931">
            <text:p>-8.4503816794</text:p>
          </table:table-cell>
          <table:table-cell office:value-type="float" office:value="-3.70229007633588">
            <text:p>-3.7022900763</text:p>
          </table:table-cell>
          <table:table-cell office:value-type="float" office:value="-0.885496183206107">
            <text:p>-0.8854961832</text:p>
          </table:table-cell>
          <table:table-cell table:number-columns-repeated="3" office:value-type="float" office:value="0">
            <text:p>0</text:p>
          </table:table-cell>
          <table:table-cell office:value-type="float" office:value="26.98">
            <text:p>26.98</text:p>
          </table:table-cell>
          <table:table-cell office:value-type="float" office:value="303">
            <text:p>303</text:p>
          </table:table-cell>
          <table:table-cell/>
          <table:table-cell table:formula="of:=([.$V$2]*(([.U251]/[.$V$3])+[.L252]*[.$X$2])+[.$W$2]*[.H252])*[.$V$3]" office:value-type="float" office:value="-37.0360505230162">
            <text:p>-37.036050523</text:p>
          </table:table-cell>
          <table:table-cell table:number-columns-repeated="1003"/>
        </table:table-row>
        <table:table-row table:style-name="ro1">
          <table:table-cell office:value-type="string">
            <text:p>2014-02-01_17:09:46_028086</text:p>
          </table:table-cell>
          <table:table-cell office:value-type="float" office:value="2842678.203125">
            <text:p>2842678.203125</text:p>
          </table:table-cell>
          <table:table-cell office:value-type="float" office:value="22">
            <text:p>22</text:p>
          </table:table-cell>
          <table:table-cell office:value-type="float" office:value="-69">
            <text:p>-69</text:p>
          </table:table-cell>
          <table:table-cell office:value-type="float" office:value="-165">
            <text:p>-165</text:p>
          </table:table-cell>
          <table:table-cell office:value-type="float" office:value="-232">
            <text:p>-232</text:p>
          </table:table-cell>
          <table:table-cell office:value-type="float" office:value="0.078369140625">
            <text:p>0.0783691406</text:p>
          </table:table-cell>
          <table:table-cell table:formula="of:=[.G253]*[.$T$2]" office:value-type="float" office:value="3.91845703125">
            <text:p>3.9184570313</text:p>
          </table:table-cell>
          <table:table-cell office:value-type="float" office:value="0.05712890625">
            <text:p>0.0571289063</text:p>
          </table:table-cell>
          <table:table-cell table:formula="of:=[.I253]*[.$T$2]" office:value-type="float" office:value="2.8564453125">
            <text:p>2.8564453125</text:p>
          </table:table-cell>
          <table:table-cell office:value-type="float" office:value="0.16162109375">
            <text:p>0.1616210938</text:p>
          </table:table-cell>
          <table:table-cell office:value-type="float" office:value="-4.61068702290076">
            <text:p>-4.6106870229</text:p>
          </table:table-cell>
          <table:table-cell office:value-type="float" office:value="-1.83206106870229">
            <text:p>-1.8320610687</text:p>
          </table:table-cell>
          <table:table-cell office:value-type="float" office:value="-3.46564885496183">
            <text:p>-3.465648855</text:p>
          </table:table-cell>
          <table:table-cell table:number-columns-repeated="3" office:value-type="float" office:value="0">
            <text:p>0</text:p>
          </table:table-cell>
          <table:table-cell office:value-type="float" office:value="28.83">
            <text:p>28.83</text:p>
          </table:table-cell>
          <table:table-cell office:value-type="float" office:value="303">
            <text:p>303</text:p>
          </table:table-cell>
          <table:table-cell/>
          <table:table-cell table:formula="of:=([.$V$2]*(([.U252]/[.$V$3])+[.L253]*[.$X$2])+[.$W$2]*[.H253])*[.$V$3]" office:value-type="float" office:value="-37.1206550284195">
            <text:p>-37.1206550284</text:p>
          </table:table-cell>
          <table:table-cell table:number-columns-repeated="1003"/>
        </table:table-row>
        <table:table-row table:style-name="ro1">
          <table:table-cell office:value-type="string">
            <text:p>2014-02-01_17:09:46_141637</text:p>
          </table:table-cell>
          <table:table-cell office:value-type="float" office:value="2854023.71875">
            <text:p>2854023.71875</text:p>
          </table:table-cell>
          <table:table-cell office:value-type="float" office:value="22">
            <text:p>22</text:p>
          </table:table-cell>
          <table:table-cell office:value-type="float" office:value="-51">
            <text:p>-51</text:p>
          </table:table-cell>
          <table:table-cell office:value-type="float" office:value="5">
            <text:p>5</text:p>
          </table:table-cell>
          <table:table-cell office:value-type="float" office:value="-221">
            <text:p>-221</text:p>
          </table:table-cell>
          <table:table-cell office:value-type="float" office:value="0.046875">
            <text:p>0.046875</text:p>
          </table:table-cell>
          <table:table-cell table:formula="of:=[.G254]*[.$T$2]" office:value-type="float" office:value="2.34375">
            <text:p>2.34375</text:p>
          </table:table-cell>
          <table:table-cell office:value-type="float" office:value="0.099365234375">
            <text:p>0.0993652344</text:p>
          </table:table-cell>
          <table:table-cell table:formula="of:=[.I254]*[.$T$2]" office:value-type="float" office:value="4.96826171875">
            <text:p>4.9682617188</text:p>
          </table:table-cell>
          <table:table-cell office:value-type="float" office:value="1.052734375">
            <text:p>1.052734375</text:p>
          </table:table-cell>
          <table:table-cell office:value-type="float" office:value="12.412213740458">
            <text:p>12.4122137405</text:p>
          </table:table-cell>
          <table:table-cell office:value-type="float" office:value="9.19083969465649">
            <text:p>9.1908396947</text:p>
          </table:table-cell>
          <table:table-cell office:value-type="float" office:value="-0.320610687022901">
            <text:p>-0.320610687</text:p>
          </table:table-cell>
          <table:table-cell table:number-columns-repeated="3" office:value-type="float" office:value="0">
            <text:p>0</text:p>
          </table:table-cell>
          <table:table-cell office:value-type="float" office:value="23.82">
            <text:p>23.82</text:p>
          </table:table-cell>
          <table:table-cell office:value-type="float" office:value="303">
            <text:p>303</text:p>
          </table:table-cell>
          <table:table-cell/>
          <table:table-cell table:formula="of:=([.$V$2]*(([.U253]/[.$V$3])+[.L254]*[.$X$2])+[.$W$2]*[.H254])*[.$V$3]" office:value-type="float" office:value="-33.8985730347213">
            <text:p>-33.8985730347</text:p>
          </table:table-cell>
          <table:table-cell table:number-columns-repeated="1003"/>
        </table:table-row>
        <table:table-row table:style-name="ro1">
          <table:table-cell office:value-type="string">
            <text:p>2014-02-01_17:09:46_254708</text:p>
          </table:table-cell>
          <table:table-cell office:value-type="float" office:value="2865331.21875">
            <text:p>2865331.21875</text:p>
          </table:table-cell>
          <table:table-cell office:value-type="float" office:value="22">
            <text:p>22</text:p>
          </table:table-cell>
          <table:table-cell office:value-type="float" office:value="76">
            <text:p>76</text:p>
          </table:table-cell>
          <table:table-cell office:value-type="float" office:value="-124">
            <text:p>-124</text:p>
          </table:table-cell>
          <table:table-cell office:value-type="float" office:value="-368">
            <text:p>-368</text:p>
          </table:table-cell>
          <table:table-cell office:value-type="float" office:value="-0.07958984375">
            <text:p>-0.0795898438</text:p>
          </table:table-cell>
          <table:table-cell table:formula="of:=[.G255]*[.$T$2]" office:value-type="float" office:value="-3.9794921875">
            <text:p>-3.9794921875</text:p>
          </table:table-cell>
          <table:table-cell office:value-type="float" office:value="0.228759765625">
            <text:p>0.2287597656</text:p>
          </table:table-cell>
          <table:table-cell table:formula="of:=[.I255]*[.$T$2]" office:value-type="float" office:value="11.43798828125">
            <text:p>11.4379882813</text:p>
          </table:table-cell>
          <table:table-cell office:value-type="float" office:value="1.26556396484375">
            <text:p>1.2655639648</text:p>
          </table:table-cell>
          <table:table-cell office:value-type="float" office:value="-8.08396946564885">
            <text:p>-8.0839694656</text:p>
          </table:table-cell>
          <table:table-cell office:value-type="float" office:value="7.06106870229008">
            <text:p>7.0610687023</text:p>
          </table:table-cell>
          <table:table-cell office:value-type="float" office:value="0.442748091603054">
            <text:p>0.4427480916</text:p>
          </table:table-cell>
          <table:table-cell table:number-columns-repeated="3" office:value-type="float" office:value="0">
            <text:p>0</text:p>
          </table:table-cell>
          <table:table-cell office:value-type="float" office:value="23.55">
            <text:p>23.55</text:p>
          </table:table-cell>
          <table:table-cell office:value-type="float" office:value="303">
            <text:p>303</text:p>
          </table:table-cell>
          <table:table-cell/>
          <table:table-cell table:formula="of:=([.$V$2]*(([.U254]/[.$V$3])+[.L255]*[.$X$2])+[.$W$2]*[.H255])*[.$V$3]" office:value-type="float" office:value="-34.8846494330441">
            <text:p>-34.884649433</text:p>
          </table:table-cell>
          <table:table-cell table:number-columns-repeated="1003"/>
        </table:table-row>
        <table:table-row table:style-name="ro1">
          <table:table-cell office:value-type="string">
            <text:p>2014-02-01_17:09:46_368325</text:p>
          </table:table-cell>
          <table:table-cell office:value-type="float" office:value="2876694.40625">
            <text:p>2876694.40625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float" office:value="-17">
            <text:p>-17</text:p>
          </table:table-cell>
          <table:table-cell office:value-type="float" office:value="-243">
            <text:p>-243</text:p>
          </table:table-cell>
          <table:table-cell office:value-type="float" office:value="0.157470703125">
            <text:p>0.1574707031</text:p>
          </table:table-cell>
          <table:table-cell table:formula="of:=[.G256]*[.$T$2]" office:value-type="float" office:value="7.87353515625">
            <text:p>7.8735351563</text:p>
          </table:table-cell>
          <table:table-cell office:value-type="float" office:value="-0.261474609375">
            <text:p>-0.2614746094</text:p>
          </table:table-cell>
          <table:table-cell table:formula="of:=[.I256]*[.$T$2]" office:value-type="float" office:value="-13.07373046875">
            <text:p>-13.0737304688</text:p>
          </table:table-cell>
          <table:table-cell office:value-type="float" office:value="0.46337890625">
            <text:p>0.4633789063</text:p>
          </table:table-cell>
          <table:table-cell office:value-type="float" office:value="-7.75572519083969">
            <text:p>-7.7557251908</text:p>
          </table:table-cell>
          <table:table-cell office:value-type="float" office:value="-0.679389312977099">
            <text:p>-0.679389313</text:p>
          </table:table-cell>
          <table:table-cell office:value-type="float" office:value="0.549618320610687">
            <text:p>0.5496183206</text:p>
          </table:table-cell>
          <table:table-cell table:number-columns-repeated="3" office:value-type="float" office:value="0">
            <text:p>0</text:p>
          </table:table-cell>
          <table:table-cell office:value-type="float" office:value="25.81">
            <text:p>25.81</text:p>
          </table:table-cell>
          <table:table-cell office:value-type="float" office:value="303">
            <text:p>303</text:p>
          </table:table-cell>
          <table:table-cell/>
          <table:table-cell table:formula="of:=([.$V$2]*(([.U255]/[.$V$3])+[.L256]*[.$X$2])+[.$W$2]*[.H256])*[.$V$3]" office:value-type="float" office:value="-35.5496078786628">
            <text:p>-35.5496078787</text:p>
          </table:table-cell>
          <table:table-cell table:number-columns-repeated="1003"/>
        </table:table-row>
        <table:table-row table:style-name="ro1">
          <table:table-cell office:value-type="string">
            <text:p>2014-02-01_17:09:46_481754</text:p>
          </table:table-cell>
          <table:table-cell office:value-type="float" office:value="2888034.6875">
            <text:p>2888034.6875</text:p>
          </table:table-cell>
          <table:table-cell office:value-type="float" office:value="22">
            <text:p>22</text:p>
          </table:table-cell>
          <table:table-cell office:value-type="float" office:value="76">
            <text:p>76</text:p>
          </table:table-cell>
          <table:table-cell office:value-type="float" office:value="15">
            <text:p>15</text:p>
          </table:table-cell>
          <table:table-cell office:value-type="float" office:value="-279">
            <text:p>-279</text:p>
          </table:table-cell>
          <table:table-cell office:value-type="float" office:value="-0.018798828125">
            <text:p>-0.0187988281</text:p>
          </table:table-cell>
          <table:table-cell table:formula="of:=[.G257]*[.$T$2]" office:value-type="float" office:value="-0.93994140625">
            <text:p>-0.9399414063</text:p>
          </table:table-cell>
          <table:table-cell office:value-type="float" office:value="0.39306640625">
            <text:p>0.3930664063</text:p>
          </table:table-cell>
          <table:table-cell table:formula="of:=[.I257]*[.$T$2]" office:value-type="float" office:value="19.6533203125">
            <text:p>19.6533203125</text:p>
          </table:table-cell>
          <table:table-cell office:value-type="float" office:value="-0.152587890625">
            <text:p>-0.1525878906</text:p>
          </table:table-cell>
          <table:table-cell office:value-type="float" office:value="-7.70992366412214">
            <text:p>-7.7099236641</text:p>
          </table:table-cell>
          <table:table-cell office:value-type="float" office:value="-2.87786259541985">
            <text:p>-2.8778625954</text:p>
          </table:table-cell>
          <table:table-cell office:value-type="float" office:value="-1.65648854961832">
            <text:p>-1.6564885496</text:p>
          </table:table-cell>
          <table:table-cell table:number-columns-repeated="3" office:value-type="float" office:value="0">
            <text:p>0</text:p>
          </table:table-cell>
          <table:table-cell office:value-type="float" office:value="29.19">
            <text:p>29.19</text:p>
          </table:table-cell>
          <table:table-cell office:value-type="float" office:value="303">
            <text:p>303</text:p>
          </table:table-cell>
          <table:table-cell/>
          <table:table-cell table:formula="of:=([.$V$2]*(([.U256]/[.$V$3])+[.L257]*[.$X$2])+[.$W$2]*[.H257])*[.$V$3]" office:value-type="float" office:value="-36.3685595873824">
            <text:p>-36.3685595874</text:p>
          </table:table-cell>
          <table:table-cell table:number-columns-repeated="1003"/>
        </table:table-row>
        <table:table-row table:style-name="ro1">
          <table:table-cell office:value-type="string">
            <text:p>2014-02-01_17:09:46_595193</text:p>
          </table:table-cell>
          <table:table-cell office:value-type="float" office:value="2899379.796875">
            <text:p>2899379.796875</text:p>
          </table:table-cell>
          <table:table-cell office:value-type="float" office:value="22">
            <text:p>22</text:p>
          </table:table-cell>
          <table:table-cell office:value-type="float" office:value="108">
            <text:p>108</text:p>
          </table:table-cell>
          <table:table-cell office:value-type="float" office:value="82">
            <text:p>82</text:p>
          </table:table-cell>
          <table:table-cell office:value-type="float" office:value="-245">
            <text:p>-245</text:p>
          </table:table-cell>
          <table:table-cell office:value-type="float" office:value="0.04931640625">
            <text:p>0.0493164063</text:p>
          </table:table-cell>
          <table:table-cell table:formula="of:=[.G258]*[.$T$2]" office:value-type="float" office:value="2.4658203125">
            <text:p>2.4658203125</text:p>
          </table:table-cell>
          <table:table-cell office:value-type="float" office:value="-0.124267578125">
            <text:p>-0.1242675781</text:p>
          </table:table-cell>
          <table:table-cell table:formula="of:=[.I258]*[.$T$2]" office:value-type="float" office:value="-6.21337890625">
            <text:p>-6.2133789063</text:p>
          </table:table-cell>
          <table:table-cell office:value-type="float" office:value="1.2021484375">
            <text:p>1.2021484375</text:p>
          </table:table-cell>
          <table:table-cell office:value-type="float" office:value="10.4732824427481">
            <text:p>10.4732824427</text:p>
          </table:table-cell>
          <table:table-cell office:value-type="float" office:value="6.30534351145038">
            <text:p>6.3053435115</text:p>
          </table:table-cell>
          <table:table-cell office:value-type="float" office:value="-0.557251908396947">
            <text:p>-0.5572519084</text:p>
          </table:table-cell>
          <table:table-cell table:number-columns-repeated="3" office:value-type="float" office:value="0">
            <text:p>0</text:p>
          </table:table-cell>
          <table:table-cell office:value-type="float" office:value="26.13">
            <text:p>26.13</text:p>
          </table:table-cell>
          <table:table-cell office:value-type="float" office:value="303">
            <text:p>303</text:p>
          </table:table-cell>
          <table:table-cell/>
          <table:table-cell table:formula="of:=([.$V$2]*(([.U257]/[.$V$3])+[.L258]*[.$X$2])+[.$W$2]*[.H258])*[.$V$3]" office:value-type="float" office:value="-33.5391086306062">
            <text:p>-33.5391086306</text:p>
          </table:table-cell>
          <table:table-cell table:number-columns-repeated="1003"/>
        </table:table-row>
        <table:table-row table:style-name="ro1">
          <table:table-cell office:value-type="string">
            <text:p>2014-02-01_17:09:46_708114</text:p>
          </table:table-cell>
          <table:table-cell office:value-type="float" office:value="2910680">
            <text:p>2910680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-80">
            <text:p>-80</text:p>
          </table:table-cell>
          <table:table-cell office:value-type="float" office:value="-74">
            <text:p>-74</text:p>
          </table:table-cell>
          <table:table-cell office:value-type="float" office:value="0.000244140625">
            <text:p>0.0002441406</text:p>
          </table:table-cell>
          <table:table-cell table:formula="of:=[.G259]*[.$T$2]" office:value-type="float" office:value="0.01220703125">
            <text:p>0.0122070313</text:p>
          </table:table-cell>
          <table:table-cell office:value-type="float" office:value="0.498046875">
            <text:p>0.498046875</text:p>
          </table:table-cell>
          <table:table-cell table:formula="of:=[.I259]*[.$T$2]" office:value-type="float" office:value="24.90234375">
            <text:p>24.90234375</text:p>
          </table:table-cell>
          <table:table-cell office:value-type="float" office:value="1.58544921875">
            <text:p>1.5854492188</text:p>
          </table:table-cell>
          <table:table-cell office:value-type="float" office:value="-6.14503816793893">
            <text:p>-6.1450381679</text:p>
          </table:table-cell>
          <table:table-cell office:value-type="float" office:value="11.0076335877863">
            <text:p>11.0076335878</text:p>
          </table:table-cell>
          <table:table-cell office:value-type="float" office:value="2.14503816793893">
            <text:p>2.1450381679</text:p>
          </table:table-cell>
          <table:table-cell table:number-columns-repeated="3" office:value-type="float" office:value="0">
            <text:p>0</text:p>
          </table:table-cell>
          <table:table-cell office:value-type="float" office:value="25.92">
            <text:p>25.92</text:p>
          </table:table-cell>
          <table:table-cell office:value-type="float" office:value="303">
            <text:p>303</text:p>
          </table:table-cell>
          <table:table-cell/>
          <table:table-cell table:formula="of:=([.$V$2]*(([.U258]/[.$V$3])+[.L259]*[.$X$2])+[.$W$2]*[.H259])*[.$V$3]" office:value-type="float" office:value="-34.0725097982851">
            <text:p>-34.0725097983</text:p>
          </table:table-cell>
          <table:table-cell table:number-columns-repeated="1003"/>
        </table:table-row>
        <table:table-row table:style-name="ro1">
          <table:table-cell office:value-type="string">
            <text:p>2014-02-01_17:09:46_821790</text:p>
          </table:table-cell>
          <table:table-cell office:value-type="float" office:value="2922039.90625">
            <text:p>2922039.90625</text:p>
          </table:table-cell>
          <table:table-cell office:value-type="float" office:value="22">
            <text:p>22</text:p>
          </table:table-cell>
          <table:table-cell office:value-type="float" office:value="157">
            <text:p>157</text:p>
          </table:table-cell>
          <table:table-cell office:value-type="float" office:value="101">
            <text:p>101</text:p>
          </table:table-cell>
          <table:table-cell office:value-type="float" office:value="-318">
            <text:p>-318</text:p>
          </table:table-cell>
          <table:table-cell office:value-type="float" office:value="0.184326171875">
            <text:p>0.1843261719</text:p>
          </table:table-cell>
          <table:table-cell table:formula="of:=[.G260]*[.$T$2]" office:value-type="float" office:value="9.21630859375">
            <text:p>9.2163085938</text:p>
          </table:table-cell>
          <table:table-cell office:value-type="float" office:value="0.379638671875">
            <text:p>0.3796386719</text:p>
          </table:table-cell>
          <table:table-cell table:formula="of:=[.I260]*[.$T$2]" office:value-type="float" office:value="18.98193359375">
            <text:p>18.9819335938</text:p>
          </table:table-cell>
          <table:table-cell office:value-type="float" office:value="0.85400390625">
            <text:p>0.8540039063</text:p>
          </table:table-cell>
          <table:table-cell office:value-type="float" office:value="-8.41984732824428">
            <text:p>-8.4198473282</text:p>
          </table:table-cell>
          <table:table-cell office:value-type="float" office:value="0.801526717557252">
            <text:p>0.8015267176</text:p>
          </table:table-cell>
          <table:table-cell office:value-type="float" office:value="0.50381679389313">
            <text:p>0.5038167939</text:p>
          </table:table-cell>
          <table:table-cell table:number-columns-repeated="3" office:value-type="float" office:value="0">
            <text:p>0</text:p>
          </table:table-cell>
          <table:table-cell office:value-type="float" office:value="25.57">
            <text:p>25.57</text:p>
          </table:table-cell>
          <table:table-cell office:value-type="float" office:value="303">
            <text:p>303</text:p>
          </table:table-cell>
          <table:table-cell/>
          <table:table-cell table:formula="of:=([.$V$2]*(([.U259]/[.$V$3])+[.L260]*[.$X$2])+[.$W$2]*[.H260])*[.$V$3]" office:value-type="float" office:value="-34.8570235067802">
            <text:p>-34.8570235068</text:p>
          </table:table-cell>
          <table:table-cell table:number-columns-repeated="1003"/>
        </table:table-row>
        <table:table-row table:style-name="ro1">
          <table:table-cell office:value-type="string">
            <text:p>2014-02-01_17:09:46_935242</text:p>
          </table:table-cell>
          <table:table-cell office:value-type="float" office:value="2933384.609375">
            <text:p>2933384.609375</text:p>
          </table:table-cell>
          <table:table-cell office:value-type="float" office:value="22">
            <text:p>22</text:p>
          </table:table-cell>
          <table:table-cell office:value-type="float" office:value="-10">
            <text:p>-10</text:p>
          </table:table-cell>
          <table:table-cell office:value-type="float" office:value="-49">
            <text:p>-49</text:p>
          </table:table-cell>
          <table:table-cell office:value-type="float" office:value="-391">
            <text:p>-391</text:p>
          </table:table-cell>
          <table:table-cell office:value-type="float" office:value="0.18310546875">
            <text:p>0.1831054688</text:p>
          </table:table-cell>
          <table:table-cell table:formula="of:=[.G261]*[.$T$2]" office:value-type="float" office:value="9.1552734375">
            <text:p>9.1552734375</text:p>
          </table:table-cell>
          <table:table-cell office:value-type="float" office:value="-0.01513671875">
            <text:p>-0.0151367188</text:p>
          </table:table-cell>
          <table:table-cell table:formula="of:=[.I261]*[.$T$2]" office:value-type="float" office:value="-0.7568359375">
            <text:p>-0.7568359375</text:p>
          </table:table-cell>
          <table:table-cell office:value-type="float" office:value="1.18115234375">
            <text:p>1.1811523438</text:p>
          </table:table-cell>
          <table:table-cell office:value-type="float" office:value="-16.4045801526718">
            <text:p>-16.4045801527</text:p>
          </table:table-cell>
          <table:table-cell office:value-type="float" office:value="-3.6412213740458">
            <text:p>-3.641221374</text:p>
          </table:table-cell>
          <table:table-cell office:value-type="float" office:value="-1.83969465648855">
            <text:p>-1.8396946565</text:p>
          </table:table-cell>
          <table:table-cell table:number-columns-repeated="3" office:value-type="float" office:value="0">
            <text:p>0</text:p>
          </table:table-cell>
          <table:table-cell office:value-type="float" office:value="28.76">
            <text:p>28.76</text:p>
          </table:table-cell>
          <table:table-cell office:value-type="float" office:value="303">
            <text:p>303</text:p>
          </table:table-cell>
          <table:table-cell/>
          <table:table-cell table:formula="of:=([.$V$2]*(([.U260]/[.$V$3])+[.L261]*[.$X$2])+[.$W$2]*[.H261])*[.$V$3]" office:value-type="float" office:value="-37.1920752778183">
            <text:p>-37.1920752778</text:p>
          </table:table-cell>
          <table:table-cell table:number-columns-repeated="1003"/>
        </table:table-row>
        <table:table-row table:style-name="ro1">
          <table:table-cell office:value-type="string">
            <text:p>2014-02-01_17:09:47_048592</text:p>
          </table:table-cell>
          <table:table-cell office:value-type="float" office:value="2944720">
            <text:p>2944720</text:p>
          </table:table-cell>
          <table:table-cell office:value-type="float" office:value="22">
            <text:p>22</text:p>
          </table:table-cell>
          <table:table-cell office:value-type="float" office:value="88">
            <text:p>88</text:p>
          </table:table-cell>
          <table:table-cell office:value-type="float" office:value="-87">
            <text:p>-87</text:p>
          </table:table-cell>
          <table:table-cell office:value-type="float" office:value="-242">
            <text:p>-242</text:p>
          </table:table-cell>
          <table:table-cell office:value-type="float" office:value="0.035888671875">
            <text:p>0.0358886719</text:p>
          </table:table-cell>
          <table:table-cell table:formula="of:=[.G262]*[.$T$2]" office:value-type="float" office:value="1.79443359375">
            <text:p>1.7944335938</text:p>
          </table:table-cell>
          <table:table-cell office:value-type="float" office:value="0.121826171875">
            <text:p>0.1218261719</text:p>
          </table:table-cell>
          <table:table-cell table:formula="of:=[.I262]*[.$T$2]" office:value-type="float" office:value="6.09130859375">
            <text:p>6.0913085938</text:p>
          </table:table-cell>
          <table:table-cell office:value-type="float" office:value="1.581298828125">
            <text:p>1.5812988281</text:p>
          </table:table-cell>
          <table:table-cell office:value-type="float" office:value="0.0534351145038168">
            <text:p>0.0534351145</text:p>
          </table:table-cell>
          <table:table-cell office:value-type="float" office:value="-0.0458015267175573">
            <text:p>-0.0458015267</text:p>
          </table:table-cell>
          <table:table-cell office:value-type="float" office:value="-1.67175572519084">
            <text:p>-1.6717557252</text:p>
          </table:table-cell>
          <table:table-cell table:number-columns-repeated="3" office:value-type="float" office:value="0">
            <text:p>0</text:p>
          </table:table-cell>
          <table:table-cell office:value-type="float" office:value="23.39">
            <text:p>23.39</text:p>
          </table:table-cell>
          <table:table-cell office:value-type="float" office:value="303">
            <text:p>303</text:p>
          </table:table-cell>
          <table:table-cell/>
          <table:table-cell table:formula="of:=([.$V$2]*(([.U261]/[.$V$3])+[.L262]*[.$X$2])+[.$W$2]*[.H262])*[.$V$3]" office:value-type="float" office:value="-36.4018718179442">
            <text:p>-36.4018718179</text:p>
          </table:table-cell>
          <table:table-cell table:number-columns-repeated="1003"/>
        </table:table-row>
        <table:table-row table:style-name="ro1">
          <table:table-cell office:value-type="string">
            <text:p>2014-02-01_17:09:47_161690</text:p>
          </table:table-cell>
          <table:table-cell office:value-type="float" office:value="2956029.09375">
            <text:p>2956029.09375</text:p>
          </table:table-cell>
          <table:table-cell office:value-type="float" office:value="22">
            <text:p>22</text:p>
          </table:table-cell>
          <table:table-cell office:value-type="float" office:value="81">
            <text:p>81</text:p>
          </table:table-cell>
          <table:table-cell office:value-type="float" office:value="25">
            <text:p>25</text:p>
          </table:table-cell>
          <table:table-cell office:value-type="float" office:value="-225">
            <text:p>-225</text:p>
          </table:table-cell>
          <table:table-cell office:value-type="float" office:value="-0.146240234375">
            <text:p>-0.1462402344</text:p>
          </table:table-cell>
          <table:table-cell table:formula="of:=[.G263]*[.$T$2]" office:value-type="float" office:value="-7.31201171875">
            <text:p>-7.3120117188</text:p>
          </table:table-cell>
          <table:table-cell office:value-type="float" office:value="0.710693359375">
            <text:p>0.7106933594</text:p>
          </table:table-cell>
          <table:table-cell table:formula="of:=[.I263]*[.$T$2]" office:value-type="float" office:value="35.53466796875">
            <text:p>35.5346679688</text:p>
          </table:table-cell>
          <table:table-cell office:value-type="float" office:value="1.546875">
            <text:p>1.546875</text:p>
          </table:table-cell>
          <table:table-cell office:value-type="float" office:value="-0.854961832061069">
            <text:p>-0.8549618321</text:p>
          </table:table-cell>
          <table:table-cell office:value-type="float" office:value="8.23664122137405">
            <text:p>8.2366412214</text:p>
          </table:table-cell>
          <table:table-cell office:value-type="float" office:value="-0.458015267175573">
            <text:p>-0.4580152672</text:p>
          </table:table-cell>
          <table:table-cell table:number-columns-repeated="3" office:value-type="float" office:value="0">
            <text:p>0</text:p>
          </table:table-cell>
          <table:table-cell office:value-type="float" office:value="30.6">
            <text:p>30.6</text:p>
          </table:table-cell>
          <table:table-cell office:value-type="float" office:value="303">
            <text:p>303</text:p>
          </table:table-cell>
          <table:table-cell/>
          <table:table-cell table:formula="of:=([.$V$2]*(([.U262]/[.$V$3])+[.L263]*[.$X$2])+[.$W$2]*[.H263])*[.$V$3]" office:value-type="float" office:value="-35.9876471350443">
            <text:p>-35.987647135</text:p>
          </table:table-cell>
          <table:table-cell table:number-columns-repeated="1003"/>
        </table:table-row>
        <table:table-row table:style-name="ro1">
          <table:table-cell office:value-type="string">
            <text:p>2014-02-01_17:09:47_275193</text:p>
          </table:table-cell>
          <table:table-cell office:value-type="float" office:value="2967379.609375">
            <text:p>2967379.609375</text:p>
          </table:table-cell>
          <table:table-cell office:value-type="float" office:value="22">
            <text:p>22</text:p>
          </table:table-cell>
          <table:table-cell office:value-type="float" office:value="160">
            <text:p>160</text:p>
          </table:table-cell>
          <table:table-cell office:value-type="float" office:value="34">
            <text:p>34</text:p>
          </table:table-cell>
          <table:table-cell office:value-type="float" office:value="-375">
            <text:p>-375</text:p>
          </table:table-cell>
          <table:table-cell office:value-type="float" office:value="-0.01513671875">
            <text:p>-0.0151367188</text:p>
          </table:table-cell>
          <table:table-cell table:formula="of:=[.G264]*[.$T$2]" office:value-type="float" office:value="-0.7568359375">
            <text:p>-0.7568359375</text:p>
          </table:table-cell>
          <table:table-cell office:value-type="float" office:value="-0.516357421875">
            <text:p>-0.5163574219</text:p>
          </table:table-cell>
          <table:table-cell table:formula="of:=[.I264]*[.$T$2]" office:value-type="float" office:value="-25.81787109375">
            <text:p>-25.8178710938</text:p>
          </table:table-cell>
          <table:table-cell office:value-type="float" office:value="0.5341796875">
            <text:p>0.5341796875</text:p>
          </table:table-cell>
          <table:table-cell office:value-type="float" office:value="-4.65648854961832">
            <text:p>-4.6564885496</text:p>
          </table:table-cell>
          <table:table-cell office:value-type="float" office:value="4.6030534351145">
            <text:p>4.6030534351</text:p>
          </table:table-cell>
          <table:table-cell office:value-type="float" office:value="0.435114503816794">
            <text:p>0.4351145038</text:p>
          </table:table-cell>
          <table:table-cell table:number-columns-repeated="3" office:value-type="float" office:value="0">
            <text:p>0</text:p>
          </table:table-cell>
          <table:table-cell office:value-type="float" office:value="25.02">
            <text:p>25.02</text:p>
          </table:table-cell>
          <table:table-cell office:value-type="float" office:value="303">
            <text:p>303</text:p>
          </table:table-cell>
          <table:table-cell/>
          <table:table-cell table:formula="of:=([.$V$2]*(([.U263]/[.$V$3])+[.L264]*[.$X$2])+[.$W$2]*[.H264])*[.$V$3]" office:value-type="float" office:value="-36.1957026668186">
            <text:p>-36.1957026668</text:p>
          </table:table-cell>
          <table:table-cell table:number-columns-repeated="1003"/>
        </table:table-row>
        <table:table-row table:style-name="ro1">
          <table:table-cell office:value-type="string">
            <text:p>2014-02-01_17:09:47_388086</text:p>
          </table:table-cell>
          <table:table-cell office:value-type="float" office:value="2978674.09375">
            <text:p>2978674.09375</text:p>
          </table:table-cell>
          <table:table-cell office:value-type="float" office:value="22">
            <text:p>22</text:p>
          </table:table-cell>
          <table:table-cell office:value-type="float" office:value="222">
            <text:p>222</text:p>
          </table:table-cell>
          <table:table-cell office:value-type="float" office:value="150">
            <text:p>150</text:p>
          </table:table-cell>
          <table:table-cell office:value-type="float" office:value="-478">
            <text:p>-478</text:p>
          </table:table-cell>
          <table:table-cell office:value-type="float" office:value="0.128662109375">
            <text:p>0.1286621094</text:p>
          </table:table-cell>
          <table:table-cell table:formula="of:=[.G265]*[.$T$2]" office:value-type="float" office:value="6.43310546875">
            <text:p>6.4331054688</text:p>
          </table:table-cell>
          <table:table-cell office:value-type="float" office:value="-0.0771484375">
            <text:p>-0.0771484375</text:p>
          </table:table-cell>
          <table:table-cell table:formula="of:=[.I265]*[.$T$2]" office:value-type="float" office:value="-3.857421875">
            <text:p>-3.857421875</text:p>
          </table:table-cell>
          <table:table-cell office:value-type="float" office:value="0.544677734375">
            <text:p>0.5446777344</text:p>
          </table:table-cell>
          <table:table-cell office:value-type="float" office:value="-15.7480916030534">
            <text:p>-15.7480916031</text:p>
          </table:table-cell>
          <table:table-cell office:value-type="float" office:value="-1.58015267175573">
            <text:p>-1.5801526718</text:p>
          </table:table-cell>
          <table:table-cell office:value-type="float" office:value="0.954198473282443">
            <text:p>0.9541984733</text:p>
          </table:table-cell>
          <table:table-cell table:number-columns-repeated="3" office:value-type="float" office:value="0">
            <text:p>0</text:p>
          </table:table-cell>
          <table:table-cell office:value-type="float" office:value="25.81">
            <text:p>25.81</text:p>
          </table:table-cell>
          <table:table-cell office:value-type="float" office:value="303">
            <text:p>303</text:p>
          </table:table-cell>
          <table:table-cell/>
          <table:table-cell table:formula="of:=([.$V$2]*(([.U264]/[.$V$3])+[.L265]*[.$X$2])+[.$W$2]*[.H265])*[.$V$3]" office:value-type="float" office:value="-38.4297524583057">
            <text:p>-38.4297524583</text:p>
          </table:table-cell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4-02-01T18:24:18</dc:date>
    <meta:editing-duration>P0D</meta:editing-duration>
    <meta:editing-cycles>1</meta:editing-cycles>
    <meta:document-statistic meta:table-count="1" meta:cell-count="5305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8.101cm" svg:height="12.655cm" xlink:href=".." xlink:type="simple" chart:class="chart:scatter" chart:style-name="ch1">
        <chart:legend chart:legend-position="end" svg:x="36.387cm" svg:y="5.53cm" style:legend-expansion="high" chart:style-name="ch2"/>
        <chart:plot-area chart:style-name="ch3" table:cell-range-address="Sheet1.B1:Sheet1.B265 Sheet1.H1:Sheet1.H265 Sheet1.L1:Sheet1.L265 Sheet1.R1:Sheet1.R265" chart:data-source-has-labels="row" svg:x="1.212cm" svg:y="1.147cm" svg:width="33.651cm" svg:height="10.835cm">
          <chartooo:coordinate-region svg:x="1.939cm" svg:y="1.346cm" svg:width="32.274cm" svg:height="10.4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265" chart:label-cell-address="Sheet1.H1:Sheet1.H1" chart:class="chart:scatter">
            <chart:domain table:cell-range-address="Sheet1.B2:Sheet1.B265"/>
            <chart:data-point chart:repeated="264"/>
          </chart:series>
          <chart:series chart:style-name="ch7" chart:values-cell-range-address="Sheet1.L2:Sheet1.L265" chart:label-cell-address="Sheet1.L1:Sheet1.L1" chart:class="chart:scatter">
            <chart:data-point chart:repeated="264"/>
          </chart:series>
          <chart:series chart:style-name="ch8" chart:values-cell-range-address="Sheet1.R2:Sheet1.R265" chart:label-cell-address="Sheet1.R1:Sheet1.R1" chart:class="chart:scatter">
            <chart:data-point chart:repeated="26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x2</text:p>
                <draw:g>
                  <svg:desc>Sheet1.H1:Sheet1.H1</svg:desc>
                </draw:g>
              </table:table-cell>
              <table:table-cell office:value-type="string">
                <text:p>gx</text:p>
                <draw:g>
                  <svg:desc>Sheet1.L1:Sheet1.L1</svg:desc>
                </draw:g>
              </table:table-cell>
              <table:table-cell office:value-type="string">
                <text:p>d</text:p>
                <draw:g>
                  <svg:desc>Sheet1.R1:Sheet1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40.40625">
                <text:p>2340.40625</text:p>
                <draw:g>
                  <svg:desc>Sheet1.B2:Sheet1.B265</svg:desc>
                </draw:g>
              </table:table-cell>
              <table:table-cell office:value-type="float" office:value="-26.806640625">
                <text:p>-26.806640625</text:p>
                <draw:g>
                  <svg:desc>Sheet1.H2:Sheet1.H265</svg:desc>
                </draw:g>
              </table:table-cell>
              <table:table-cell office:value-type="float" office:value="-3.40458015267176">
                <text:p>-3.40458015267176</text:p>
                <draw:g>
                  <svg:desc>Sheet1.L2:Sheet1.L265</svg:desc>
                </draw:g>
              </table:table-cell>
              <table:table-cell office:value-type="float" office:value="25.26">
                <text:p>25.26</text:p>
                <draw:g>
                  <svg:desc>Sheet1.R2:Sheet1.R2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669.796875">
                <text:p>13669.796875</text:p>
              </table:table-cell>
              <table:table-cell office:value-type="float" office:value="-27.9052734375">
                <text:p>-27.9052734375</text:p>
              </table:table-cell>
              <table:table-cell office:value-type="float" office:value="-3.17557251908397">
                <text:p>-3.17557251908397</text:p>
              </table:table-cell>
              <table:table-cell office:value-type="float" office:value="24.94">
                <text:p>24.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145.59375">
                <text:p>25145.59375</text:p>
              </table:table-cell>
              <table:table-cell office:value-type="float" office:value="-26.9775390625">
                <text:p>-26.9775390625</text:p>
              </table:table-cell>
              <table:table-cell office:value-type="float" office:value="-3.48091603053435">
                <text:p>-3.48091603053435</text:p>
              </table:table-cell>
              <table:table-cell office:value-type="float" office:value="25.18">
                <text:p>25.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451.5">
                <text:p>36451.5</text:p>
              </table:table-cell>
              <table:table-cell office:value-type="float" office:value="-25.10986328125">
                <text:p>-25.10986328125</text:p>
              </table:table-cell>
              <table:table-cell office:value-type="float" office:value="-4.41221374045802">
                <text:p>-4.41221374045802</text:p>
              </table:table-cell>
              <table:table-cell office:value-type="float" office:value="24.87">
                <text:p>24.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812.5">
                <text:p>47812.5</text:p>
              </table:table-cell>
              <table:table-cell office:value-type="float" office:value="-27.734375">
                <text:p>-27.734375</text:p>
              </table:table-cell>
              <table:table-cell office:value-type="float" office:value="-3.02290076335878">
                <text:p>-3.02290076335878</text:p>
              </table:table-cell>
              <table:table-cell office:value-type="float" office:value="26.88">
                <text:p>26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087.796875">
                <text:p>59087.796875</text:p>
              </table:table-cell>
              <table:table-cell office:value-type="float" office:value="-27.0263671875">
                <text:p>-27.0263671875</text:p>
              </table:table-cell>
              <table:table-cell office:value-type="float" office:value="-2.55725190839695">
                <text:p>-2.55725190839695</text:p>
              </table:table-cell>
              <table:table-cell office:value-type="float" office:value="24.72">
                <text:p>24.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440.71875">
                <text:p>70440.71875</text:p>
              </table:table-cell>
              <table:table-cell office:value-type="float" office:value="-28.076171875">
                <text:p>-28.076171875</text:p>
              </table:table-cell>
              <table:table-cell office:value-type="float" office:value="-3.10687022900763">
                <text:p>-3.10687022900763</text:p>
              </table:table-cell>
              <table:table-cell office:value-type="float" office:value="25.16">
                <text:p>25.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727.71875">
                <text:p>81727.71875</text:p>
              </table:table-cell>
              <table:table-cell office:value-type="float" office:value="-24.93896484375">
                <text:p>-24.93896484375</text:p>
              </table:table-cell>
              <table:table-cell office:value-type="float" office:value="-0.786259541984733">
                <text:p>-0.786259541984733</text:p>
              </table:table-cell>
              <table:table-cell office:value-type="float" office:value="24.65">
                <text:p>24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3110.703125">
                <text:p>93110.703125</text:p>
              </table:table-cell>
              <table:table-cell office:value-type="float" office:value="-24.1943359375">
                <text:p>-24.1943359375</text:p>
              </table:table-cell>
              <table:table-cell office:value-type="float" office:value="-3.29770992366412">
                <text:p>-3.29770992366412</text:p>
              </table:table-cell>
              <table:table-cell office:value-type="float" office:value="24.81">
                <text:p>24.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380.3125">
                <text:p>104380.3125</text:p>
              </table:table-cell>
              <table:table-cell office:value-type="float" office:value="-23.9501953125">
                <text:p>-23.9501953125</text:p>
              </table:table-cell>
              <table:table-cell office:value-type="float" office:value="-2.73282442748092">
                <text:p>-2.73282442748092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884.703125">
                <text:p>115884.703125</text:p>
              </table:table-cell>
              <table:table-cell office:value-type="float" office:value="-29.931640625">
                <text:p>-29.931640625</text:p>
              </table:table-cell>
              <table:table-cell office:value-type="float" office:value="-2.77099236641221">
                <text:p>-2.77099236641221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7119.203125">
                <text:p>127119.203125</text:p>
              </table:table-cell>
              <table:table-cell office:value-type="float" office:value="-32.16552734375">
                <text:p>-32.16552734375</text:p>
              </table:table-cell>
              <table:table-cell office:value-type="float" office:value="-3.08396946564885">
                <text:p>-3.08396946564885</text:p>
              </table:table-cell>
              <table:table-cell office:value-type="float" office:value="15.57">
                <text:p>15.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8400.90625">
                <text:p>138400.90625</text:p>
              </table:table-cell>
              <table:table-cell office:value-type="float" office:value="-24.91455078125">
                <text:p>-24.91455078125</text:p>
              </table:table-cell>
              <table:table-cell office:value-type="float" office:value="-6.19083969465649">
                <text:p>-6.19083969465649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9725">
                <text:p>149725</text:p>
              </table:table-cell>
              <table:table-cell office:value-type="float" office:value="-27.83203125">
                <text:p>-27.83203125</text:p>
              </table:table-cell>
              <table:table-cell office:value-type="float" office:value="-3.55725190839695">
                <text:p>-3.55725190839695</text:p>
              </table:table-cell>
              <table:table-cell office:value-type="float" office:value="16.18">
                <text:p>16.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975">
                <text:p>160975</text:p>
              </table:table-cell>
              <table:table-cell office:value-type="float" office:value="-29.06494140625">
                <text:p>-29.06494140625</text:p>
              </table:table-cell>
              <table:table-cell office:value-type="float" office:value="-2.90839694656489">
                <text:p>-2.90839694656489</text:p>
              </table:table-cell>
              <table:table-cell office:value-type="float" office:value="16.05">
                <text:p>16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2381.109375">
                <text:p>172381.109375</text:p>
              </table:table-cell>
              <table:table-cell office:value-type="float" office:value="-29.08935546875">
                <text:p>-29.08935546875</text:p>
              </table:table-cell>
              <table:table-cell office:value-type="float" office:value="-3.0381679389313">
                <text:p>-3.0381679389313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3780.3125">
                <text:p>183780.3125</text:p>
              </table:table-cell>
              <table:table-cell office:value-type="float" office:value="-23.876953125">
                <text:p>-23.876953125</text:p>
              </table:table-cell>
              <table:table-cell office:value-type="float" office:value="-6.61832061068702">
                <text:p>-6.61832061068702</text:p>
              </table:table-cell>
              <table:table-cell office:value-type="float" office:value="26.22">
                <text:p>26.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5168.515625">
                <text:p>195168.515625</text:p>
              </table:table-cell>
              <table:table-cell office:value-type="float" office:value="-33.5693359375">
                <text:p>-33.5693359375</text:p>
              </table:table-cell>
              <table:table-cell office:value-type="float" office:value="-3.09160305343511">
                <text:p>-3.09160305343511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6425.390625">
                <text:p>206425.390625</text:p>
              </table:table-cell>
              <table:table-cell office:value-type="float" office:value="-30.60302734375">
                <text:p>-30.60302734375</text:p>
              </table:table-cell>
              <table:table-cell office:value-type="float" office:value="-2.70992366412214">
                <text:p>-2.70992366412214</text:p>
              </table:table-cell>
              <table:table-cell office:value-type="float" office:value="16.91">
                <text:p>16.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7833.109375">
                <text:p>217833.109375</text:p>
              </table:table-cell>
              <table:table-cell office:value-type="float" office:value="-25.7568359375">
                <text:p>-25.7568359375</text:p>
              </table:table-cell>
              <table:table-cell office:value-type="float" office:value="-2.62595419847328">
                <text:p>-2.62595419847328</text:p>
              </table:table-cell>
              <table:table-cell office:value-type="float" office:value="25.04">
                <text:p>25.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9135.09375">
                <text:p>229135.09375</text:p>
              </table:table-cell>
              <table:table-cell office:value-type="float" office:value="-23.9013671875">
                <text:p>-23.9013671875</text:p>
              </table:table-cell>
              <table:table-cell office:value-type="float" office:value="0.305343511450382">
                <text:p>0.305343511450382</text:p>
              </table:table-cell>
              <table:table-cell office:value-type="float" office:value="24.58">
                <text:p>24.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0493.40625">
                <text:p>240493.40625</text:p>
              </table:table-cell>
              <table:table-cell office:value-type="float" office:value="-27.1728515625">
                <text:p>-27.1728515625</text:p>
              </table:table-cell>
              <table:table-cell office:value-type="float" office:value="-7.30534351145038">
                <text:p>-7.30534351145038</text:p>
              </table:table-cell>
              <table:table-cell office:value-type="float" office:value="25.14">
                <text:p>25.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1781.40625">
                <text:p>251781.40625</text:p>
              </table:table-cell>
              <table:table-cell office:value-type="float" office:value="-27.94189453125">
                <text:p>-27.94189453125</text:p>
              </table:table-cell>
              <table:table-cell office:value-type="float" office:value="-1.20610687022901">
                <text:p>-1.20610687022901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3126.296875">
                <text:p>263126.296875</text:p>
              </table:table-cell>
              <table:table-cell office:value-type="float" office:value="-28.369140625">
                <text:p>-28.369140625</text:p>
              </table:table-cell>
              <table:table-cell office:value-type="float" office:value="-3.16030534351145">
                <text:p>-3.16030534351145</text:p>
              </table:table-cell>
              <table:table-cell office:value-type="float" office:value="24.23">
                <text:p>24.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4424.71875">
                <text:p>274424.71875</text:p>
              </table:table-cell>
              <table:table-cell office:value-type="float" office:value="-28.466796875">
                <text:p>-28.466796875</text:p>
              </table:table-cell>
              <table:table-cell office:value-type="float" office:value="-1.69465648854962">
                <text:p>-1.69465648854962</text:p>
              </table:table-cell>
              <table:table-cell office:value-type="float" office:value="25.94">
                <text:p>25.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5828.515625">
                <text:p>285828.515625</text:p>
              </table:table-cell>
              <table:table-cell office:value-type="float" office:value="-24.755859375">
                <text:p>-24.755859375</text:p>
              </table:table-cell>
              <table:table-cell office:value-type="float" office:value="-0.610687022900763">
                <text:p>-0.610687022900763</text:p>
              </table:table-cell>
              <table:table-cell office:value-type="float" office:value="25.89">
                <text:p>25.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7108.09375">
                <text:p>297108.09375</text:p>
              </table:table-cell>
              <table:table-cell office:value-type="float" office:value="-27.6123046875">
                <text:p>-27.6123046875</text:p>
              </table:table-cell>
              <table:table-cell office:value-type="float" office:value="-3.6412213740458">
                <text:p>-3.6412213740458</text:p>
              </table:table-cell>
              <table:table-cell office:value-type="float" office:value="25.11">
                <text:p>25.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8485.8125">
                <text:p>308485.8125</text:p>
              </table:table-cell>
              <table:table-cell office:value-type="float" office:value="-28.6376953125">
                <text:p>-28.6376953125</text:p>
              </table:table-cell>
              <table:table-cell office:value-type="float" office:value="-2.6412213740458">
                <text:p>-2.6412213740458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9781.203125">
                <text:p>319781.203125</text:p>
              </table:table-cell>
              <table:table-cell office:value-type="float" office:value="-26.35498046875">
                <text:p>-26.35498046875</text:p>
              </table:table-cell>
              <table:table-cell office:value-type="float" office:value="-2.82442748091603">
                <text:p>-2.82442748091603</text:p>
              </table:table-cell>
              <table:table-cell office:value-type="float" office:value="24.87">
                <text:p>24.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1129.109375">
                <text:p>331129.109375</text:p>
              </table:table-cell>
              <table:table-cell office:value-type="float" office:value="-28.2470703125">
                <text:p>-28.2470703125</text:p>
              </table:table-cell>
              <table:table-cell office:value-type="float" office:value="-5.13740458015267">
                <text:p>-5.13740458015267</text:p>
              </table:table-cell>
              <table:table-cell office:value-type="float" office:value="25.18">
                <text:p>25.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2418.71875">
                <text:p>342418.71875</text:p>
              </table:table-cell>
              <table:table-cell office:value-type="float" office:value="-26.611328125">
                <text:p>-26.611328125</text:p>
              </table:table-cell>
              <table:table-cell office:value-type="float" office:value="-1.44274809160305">
                <text:p>-1.44274809160305</text:p>
              </table:table-cell>
              <table:table-cell office:value-type="float" office:value="21.47">
                <text:p>21.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3792.609375">
                <text:p>353792.609375</text:p>
              </table:table-cell>
              <table:table-cell office:value-type="float" office:value="-26.318359375">
                <text:p>-26.318359375</text:p>
              </table:table-cell>
              <table:table-cell office:value-type="float" office:value="-2.29007633587786">
                <text:p>-2.29007633587786</text:p>
              </table:table-cell>
              <table:table-cell office:value-type="float" office:value="25.08">
                <text:p>25.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5076.796875">
                <text:p>365076.796875</text:p>
              </table:table-cell>
              <table:table-cell office:value-type="float" office:value="-28.30810546875">
                <text:p>-28.30810546875</text:p>
              </table:table-cell>
              <table:table-cell office:value-type="float" office:value="-4.20610687022901">
                <text:p>-4.20610687022901</text:p>
              </table:table-cell>
              <table:table-cell office:value-type="float" office:value="24.89">
                <text:p>24.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6429.3125">
                <text:p>376429.3125</text:p>
              </table:table-cell>
              <table:table-cell office:value-type="float" office:value="-26.025390625">
                <text:p>-26.025390625</text:p>
              </table:table-cell>
              <table:table-cell office:value-type="float" office:value="-3.02290076335878">
                <text:p>-3.02290076335878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7653.203125">
                <text:p>387653.203125</text:p>
              </table:table-cell>
              <table:table-cell office:value-type="float" office:value="-25.390625">
                <text:p>-25.390625</text:p>
              </table:table-cell>
              <table:table-cell office:value-type="float" office:value="-6.16793893129771">
                <text:p>-6.16793893129771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8947.796875">
                <text:p>398947.796875</text:p>
              </table:table-cell>
              <table:table-cell office:value-type="float" office:value="-22.6806640625">
                <text:p>-22.6806640625</text:p>
              </table:table-cell>
              <table:table-cell office:value-type="float" office:value="-4.93893129770992">
                <text:p>-4.93893129770992</text:p>
              </table:table-cell>
              <table:table-cell office:value-type="float" office:value="16.76">
                <text:p>16.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0199.796875">
                <text:p>410199.796875</text:p>
              </table:table-cell>
              <table:table-cell office:value-type="float" office:value="-30.76171875">
                <text:p>-30.76171875</text:p>
              </table:table-cell>
              <table:table-cell office:value-type="float" office:value="-2.91603053435115">
                <text:p>-2.91603053435115</text:p>
              </table:table-cell>
              <table:table-cell office:value-type="float" office:value="17.12">
                <text:p>17.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1497.5">
                <text:p>421497.5</text:p>
              </table:table-cell>
              <table:table-cell office:value-type="float" office:value="-23.66943359375">
                <text:p>-23.66943359375</text:p>
              </table:table-cell>
              <table:table-cell office:value-type="float" office:value="-4.43511450381679">
                <text:p>-4.43511450381679</text:p>
              </table:table-cell>
              <table:table-cell office:value-type="float" office:value="16.03">
                <text:p>16.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2810.890625">
                <text:p>432810.890625</text:p>
              </table:table-cell>
              <table:table-cell office:value-type="float" office:value="-27.7099609375">
                <text:p>-27.7099609375</text:p>
              </table:table-cell>
              <table:table-cell office:value-type="float" office:value="-5.66412213740458">
                <text:p>-5.66412213740458</text:p>
              </table:table-cell>
              <table:table-cell office:value-type="float" office:value="25.91">
                <text:p>25.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4198.90625">
                <text:p>444198.90625</text:p>
              </table:table-cell>
              <table:table-cell office:value-type="float" office:value="-31.4697265625">
                <text:p>-31.4697265625</text:p>
              </table:table-cell>
              <table:table-cell office:value-type="float" office:value="-4.03053435114504">
                <text:p>-4.03053435114504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5419.109375">
                <text:p>455419.109375</text:p>
              </table:table-cell>
              <table:table-cell office:value-type="float" office:value="-29.91943359375">
                <text:p>-29.91943359375</text:p>
              </table:table-cell>
              <table:table-cell office:value-type="float" office:value="-2.91603053435115">
                <text:p>-2.91603053435115</text:p>
              </table:table-cell>
              <table:table-cell office:value-type="float" office:value="16.01">
                <text:p>16.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6822.40625">
                <text:p>466822.40625</text:p>
              </table:table-cell>
              <table:table-cell office:value-type="float" office:value="-24.6826171875">
                <text:p>-24.6826171875</text:p>
              </table:table-cell>
              <table:table-cell office:value-type="float" office:value="-3.35114503816794">
                <text:p>-3.35114503816794</text:p>
              </table:table-cell>
              <table:table-cell office:value-type="float" office:value="25.43">
                <text:p>25.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8258.90625">
                <text:p>478258.90625</text:p>
              </table:table-cell>
              <table:table-cell office:value-type="float" office:value="-27.47802734375">
                <text:p>-27.47802734375</text:p>
              </table:table-cell>
              <table:table-cell office:value-type="float" office:value="-2.52671755725191">
                <text:p>-2.52671755725191</text:p>
              </table:table-cell>
              <table:table-cell office:value-type="float" office:value="49.52">
                <text:p>49.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9616.09375">
                <text:p>489616.09375</text:p>
              </table:table-cell>
              <table:table-cell office:value-type="float" office:value="-28.91845703125">
                <text:p>-28.91845703125</text:p>
              </table:table-cell>
              <table:table-cell office:value-type="float" office:value="-4.15267175572519">
                <text:p>-4.15267175572519</text:p>
              </table:table-cell>
              <table:table-cell office:value-type="float" office:value="26.06">
                <text:p>26.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0905.203125">
                <text:p>500905.203125</text:p>
              </table:table-cell>
              <table:table-cell office:value-type="float" office:value="-24.59716796875">
                <text:p>-24.59716796875</text:p>
              </table:table-cell>
              <table:table-cell office:value-type="float" office:value="-3.02290076335878">
                <text:p>-3.02290076335878</text:p>
              </table:table-cell>
              <table:table-cell office:value-type="float" office:value="24.26">
                <text:p>24.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2232.296875">
                <text:p>512232.296875</text:p>
              </table:table-cell>
              <table:table-cell office:value-type="float" office:value="-27.69775390625">
                <text:p>-27.69775390625</text:p>
              </table:table-cell>
              <table:table-cell office:value-type="float" office:value="-3.79389312977099">
                <text:p>-3.79389312977099</text:p>
              </table:table-cell>
              <table:table-cell office:value-type="float" office:value="15.98">
                <text:p>15.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3732.703125">
                <text:p>523732.703125</text:p>
              </table:table-cell>
              <table:table-cell office:value-type="float" office:value="-26.11083984375">
                <text:p>-26.11083984375</text:p>
              </table:table-cell>
              <table:table-cell office:value-type="float" office:value="-3.41221374045802">
                <text:p>-3.41221374045802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5153.90625">
                <text:p>535153.90625</text:p>
              </table:table-cell>
              <table:table-cell office:value-type="float" office:value="-25.91552734375">
                <text:p>-25.91552734375</text:p>
              </table:table-cell>
              <table:table-cell office:value-type="float" office:value="-2.25190839694656">
                <text:p>-2.25190839694656</text:p>
              </table:table-cell>
              <table:table-cell office:value-type="float" office:value="24.31">
                <text:p>24.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6446">
                <text:p>546446</text:p>
              </table:table-cell>
              <table:table-cell office:value-type="float" office:value="-21.74072265625">
                <text:p>-21.74072265625</text:p>
              </table:table-cell>
              <table:table-cell office:value-type="float" office:value="-3.38167938931298">
                <text:p>-3.381679389312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7761.3125">
                <text:p>557761.3125</text:p>
              </table:table-cell>
              <table:table-cell office:value-type="float" office:value="-26.18408203125">
                <text:p>-26.18408203125</text:p>
              </table:table-cell>
              <table:table-cell office:value-type="float" office:value="-7.25190839694657">
                <text:p>-7.25190839694657</text:p>
              </table:table-cell>
              <table:table-cell office:value-type="float" office:value="16.71">
                <text:p>16.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9017.21875">
                <text:p>569017.21875</text:p>
              </table:table-cell>
              <table:table-cell office:value-type="float" office:value="-34.0087890625">
                <text:p>-34.0087890625</text:p>
              </table:table-cell>
              <table:table-cell office:value-type="float" office:value="-1.89312977099237">
                <text:p>-1.89312977099237</text:p>
              </table:table-cell>
              <table:table-cell office:value-type="float" office:value="16.03">
                <text:p>16.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0367.109375">
                <text:p>580367.109375</text:p>
              </table:table-cell>
              <table:table-cell office:value-type="float" office:value="-26.806640625">
                <text:p>-26.806640625</text:p>
              </table:table-cell>
              <table:table-cell office:value-type="float" office:value="-7.70229007633588">
                <text:p>-7.70229007633588</text:p>
              </table:table-cell>
              <table:table-cell office:value-type="float" office:value="25.04">
                <text:p>25.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1625.890625">
                <text:p>591625.890625</text:p>
              </table:table-cell>
              <table:table-cell office:value-type="float" office:value="-28.6376953125">
                <text:p>-28.6376953125</text:p>
              </table:table-cell>
              <table:table-cell office:value-type="float" office:value="0.816793893129771">
                <text:p>0.816793893129771</text:p>
              </table:table-cell>
              <table:table-cell office:value-type="float" office:value="13.59">
                <text:p>13.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2978.203125">
                <text:p>602978.203125</text:p>
              </table:table-cell>
              <table:table-cell office:value-type="float" office:value="-30.322265625">
                <text:p>-30.322265625</text:p>
              </table:table-cell>
              <table:table-cell office:value-type="float" office:value="-4.42748091603053">
                <text:p>-4.42748091603053</text:p>
              </table:table-cell>
              <table:table-cell office:value-type="float" office:value="24.77">
                <text:p>24.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14201.390625">
                <text:p>614201.390625</text:p>
              </table:table-cell>
              <table:table-cell office:value-type="float" office:value="-24.20654296875">
                <text:p>-24.20654296875</text:p>
              </table:table-cell>
              <table:table-cell office:value-type="float" office:value="-7.29770992366412">
                <text:p>-7.29770992366412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5676.90625">
                <text:p>625676.90625</text:p>
              </table:table-cell>
              <table:table-cell office:value-type="float" office:value="-26.52587890625">
                <text:p>-26.52587890625</text:p>
              </table:table-cell>
              <table:table-cell office:value-type="float" office:value="-6.54198473282443">
                <text:p>-6.54198473282443</text:p>
              </table:table-cell>
              <table:table-cell office:value-type="float" office:value="38.17">
                <text:p>38.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36902.890625">
                <text:p>636902.890625</text:p>
              </table:table-cell>
              <table:table-cell office:value-type="float" office:value="-20.93505859375">
                <text:p>-20.93505859375</text:p>
              </table:table-cell>
              <table:table-cell office:value-type="float" office:value="0.290076335877863">
                <text:p>0.290076335877863</text:p>
              </table:table-cell>
              <table:table-cell office:value-type="float" office:value="15.71">
                <text:p>15.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48196.3125">
                <text:p>648196.3125</text:p>
              </table:table-cell>
              <table:table-cell office:value-type="float" office:value="-19.54345703125">
                <text:p>-19.54345703125</text:p>
              </table:table-cell>
              <table:table-cell office:value-type="float" office:value="3.61832061068702">
                <text:p>3.618320610687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59485.71875">
                <text:p>659485.71875</text:p>
              </table:table-cell>
              <table:table-cell office:value-type="float" office:value="-24.9267578125">
                <text:p>-24.9267578125</text:p>
              </table:table-cell>
              <table:table-cell office:value-type="float" office:value="4.58015267175573">
                <text:p>4.58015267175573</text:p>
              </table:table-cell>
              <table:table-cell office:value-type="float" office:value="16.73">
                <text:p>16.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0785.109375">
                <text:p>670785.109375</text:p>
              </table:table-cell>
              <table:table-cell office:value-type="float" office:value="-24.15771484375">
                <text:p>-24.15771484375</text:p>
              </table:table-cell>
              <table:table-cell office:value-type="float" office:value="-7.83969465648855">
                <text:p>-7.83969465648855</text:p>
              </table:table-cell>
              <table:table-cell office:value-type="float" office:value="15.11">
                <text:p>15.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2033.296875">
                <text:p>682033.296875</text:p>
              </table:table-cell>
              <table:table-cell office:value-type="float" office:value="-23.53515625">
                <text:p>-23.53515625</text:p>
              </table:table-cell>
              <table:table-cell office:value-type="float" office:value="-7.33587786259542">
                <text:p>-7.33587786259542</text:p>
              </table:table-cell>
              <table:table-cell office:value-type="float" office:value="16.65">
                <text:p>16.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3329.703125">
                <text:p>693329.703125</text:p>
              </table:table-cell>
              <table:table-cell office:value-type="float" office:value="-38.26904296875">
                <text:p>-38.26904296875</text:p>
              </table:table-cell>
              <table:table-cell office:value-type="float" office:value="-0.0534351145038168">
                <text:p>-0.0534351145038168</text:p>
              </table:table-cell>
              <table:table-cell office:value-type="float" office:value="15.59">
                <text:p>15.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4571.3125">
                <text:p>704571.3125</text:p>
              </table:table-cell>
              <table:table-cell office:value-type="float" office:value="-18.39599609375">
                <text:p>-18.39599609375</text:p>
              </table:table-cell>
              <table:table-cell office:value-type="float" office:value="-4.11450381679389">
                <text:p>-4.11450381679389</text:p>
              </table:table-cell>
              <table:table-cell office:value-type="float" office:value="15.86">
                <text:p>15.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15877.8125">
                <text:p>715877.8125</text:p>
              </table:table-cell>
              <table:table-cell office:value-type="float" office:value="-21.30126953125">
                <text:p>-21.30126953125</text:p>
              </table:table-cell>
              <table:table-cell office:value-type="float" office:value="-8.15267175572519">
                <text:p>-8.15267175572519</text:p>
              </table:table-cell>
              <table:table-cell office:value-type="float" office:value="16.17">
                <text:p>16.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27128.5">
                <text:p>727128.5</text:p>
              </table:table-cell>
              <table:table-cell office:value-type="float" office:value="-37.19482421875">
                <text:p>-37.19482421875</text:p>
              </table:table-cell>
              <table:table-cell office:value-type="float" office:value="-2.70992366412214">
                <text:p>-2.70992366412214</text:p>
              </table:table-cell>
              <table:table-cell office:value-type="float" office:value="15.83">
                <text:p>15.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38412.609375">
                <text:p>738412.609375</text:p>
              </table:table-cell>
              <table:table-cell office:value-type="float" office:value="-29.40673828125">
                <text:p>-29.40673828125</text:p>
              </table:table-cell>
              <table:table-cell office:value-type="float" office:value="-5.49618320610687">
                <text:p>-5.49618320610687</text:p>
              </table:table-cell>
              <table:table-cell office:value-type="float" office:value="14.65">
                <text:p>14.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49863.71875">
                <text:p>749863.71875</text:p>
              </table:table-cell>
              <table:table-cell office:value-type="float" office:value="-26.81884765625">
                <text:p>-26.81884765625</text:p>
              </table:table-cell>
              <table:table-cell office:value-type="float" office:value="3.97709923664122">
                <text:p>3.97709923664122</text:p>
              </table:table-cell>
              <table:table-cell office:value-type="float" office:value="37.69">
                <text:p>37.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61096.609375">
                <text:p>761096.609375</text:p>
              </table:table-cell>
              <table:table-cell office:value-type="float" office:value="-34.2041015625">
                <text:p>-34.2041015625</text:p>
              </table:table-cell>
              <table:table-cell office:value-type="float" office:value="1.02290076335878">
                <text:p>1.02290076335878</text:p>
              </table:table-cell>
              <table:table-cell office:value-type="float" office:value="15.57">
                <text:p>15.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72450.890625">
                <text:p>772450.890625</text:p>
              </table:table-cell>
              <table:table-cell office:value-type="float" office:value="-21.15478515625">
                <text:p>-21.15478515625</text:p>
              </table:table-cell>
              <table:table-cell office:value-type="float" office:value="-8.37404580152672">
                <text:p>-8.37404580152672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83814.90625">
                <text:p>783814.90625</text:p>
              </table:table-cell>
              <table:table-cell office:value-type="float" office:value="-25.54931640625">
                <text:p>-25.54931640625</text:p>
              </table:table-cell>
              <table:table-cell office:value-type="float" office:value="-5.89312977099237">
                <text:p>-5.89312977099237</text:p>
              </table:table-cell>
              <table:table-cell office:value-type="float" office:value="15.28">
                <text:p>15.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95139.71875">
                <text:p>795139.71875</text:p>
              </table:table-cell>
              <table:table-cell office:value-type="float" office:value="-24.49951171875">
                <text:p>-24.49951171875</text:p>
              </table:table-cell>
              <table:table-cell office:value-type="float" office:value="-5.64885496183206">
                <text:p>-5.64885496183206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06414.90625">
                <text:p>806414.90625</text:p>
              </table:table-cell>
              <table:table-cell office:value-type="float" office:value="-25.439453125">
                <text:p>-25.439453125</text:p>
              </table:table-cell>
              <table:table-cell office:value-type="float" office:value="-7.03053435114504">
                <text:p>-7.03053435114504</text:p>
              </table:table-cell>
              <table:table-cell office:value-type="float" office:value="15.52">
                <text:p>15.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17722.3125">
                <text:p>817722.3125</text:p>
              </table:table-cell>
              <table:table-cell office:value-type="float" office:value="-20.93505859375">
                <text:p>-20.93505859375</text:p>
              </table:table-cell>
              <table:table-cell office:value-type="float" office:value="-7.12977099236641">
                <text:p>-7.12977099236641</text:p>
              </table:table-cell>
              <table:table-cell office:value-type="float" office:value="14.81">
                <text:p>14.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28951.109375">
                <text:p>828951.109375</text:p>
              </table:table-cell>
              <table:table-cell office:value-type="float" office:value="-27.099609375">
                <text:p>-27.099609375</text:p>
              </table:table-cell>
              <table:table-cell office:value-type="float" office:value="-6.31297709923664">
                <text:p>-6.31297709923664</text:p>
              </table:table-cell>
              <table:table-cell office:value-type="float" office:value="15.28">
                <text:p>15.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0261">
                <text:p>840261</text:p>
              </table:table-cell>
              <table:table-cell office:value-type="float" office:value="-25.67138671875">
                <text:p>-25.67138671875</text:p>
              </table:table-cell>
              <table:table-cell office:value-type="float" office:value="-6.12213740458015">
                <text:p>-6.12213740458015</text:p>
              </table:table-cell>
              <table:table-cell office:value-type="float" office:value="16.32">
                <text:p>16.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1531.90625">
                <text:p>851531.90625</text:p>
              </table:table-cell>
              <table:table-cell office:value-type="float" office:value="-19.03076171875">
                <text:p>-19.03076171875</text:p>
              </table:table-cell>
              <table:table-cell office:value-type="float" office:value="-7.95419847328244">
                <text:p>-7.95419847328244</text:p>
              </table:table-cell>
              <table:table-cell office:value-type="float" office:value="15.23">
                <text:p>15.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2883.609375">
                <text:p>862883.609375</text:p>
              </table:table-cell>
              <table:table-cell office:value-type="float" office:value="-28.90625">
                <text:p>-28.90625</text:p>
              </table:table-cell>
              <table:table-cell office:value-type="float" office:value="-8.93893129770992">
                <text:p>-8.93893129770992</text:p>
              </table:table-cell>
              <table:table-cell office:value-type="float" office:value="16.59">
                <text:p>16.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4131.296875">
                <text:p>874131.296875</text:p>
              </table:table-cell>
              <table:table-cell office:value-type="float" office:value="-23.6083984375">
                <text:p>-23.6083984375</text:p>
              </table:table-cell>
              <table:table-cell office:value-type="float" office:value="4.51908396946565">
                <text:p>4.51908396946565</text:p>
              </table:table-cell>
              <table:table-cell office:value-type="float" office:value="15.39">
                <text:p>15.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5466">
                <text:p>885466</text:p>
              </table:table-cell>
              <table:table-cell office:value-type="float" office:value="-32.23876953125">
                <text:p>-32.23876953125</text:p>
              </table:table-cell>
              <table:table-cell office:value-type="float" office:value="-6.64885496183206">
                <text:p>-6.64885496183206</text:p>
              </table:table-cell>
              <table:table-cell office:value-type="float" office:value="16.07">
                <text:p>16.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6764.109375">
                <text:p>896764.109375</text:p>
              </table:table-cell>
              <table:table-cell office:value-type="float" office:value="-34.41162109375">
                <text:p>-34.41162109375</text:p>
              </table:table-cell>
              <table:table-cell office:value-type="float" office:value="3.29007633587786">
                <text:p>3.29007633587786</text:p>
              </table:table-cell>
              <table:table-cell office:value-type="float" office:value="23.44">
                <text:p>23.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8060.203125">
                <text:p>908060.203125</text:p>
              </table:table-cell>
              <table:table-cell office:value-type="float" office:value="-26.20849609375">
                <text:p>-26.20849609375</text:p>
              </table:table-cell>
              <table:table-cell office:value-type="float" office:value="-7.98473282442748">
                <text:p>-7.98473282442748</text:p>
              </table:table-cell>
              <table:table-cell office:value-type="float" office:value="15.69">
                <text:p>15.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19381.296875">
                <text:p>919381.296875</text:p>
              </table:table-cell>
              <table:table-cell office:value-type="float" office:value="-31.7626953125">
                <text:p>-31.7626953125</text:p>
              </table:table-cell>
              <table:table-cell office:value-type="float" office:value="-1.27480916030534">
                <text:p>-1.27480916030534</text:p>
              </table:table-cell>
              <table:table-cell office:value-type="float" office:value="15.66">
                <text:p>15.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30716.515625">
                <text:p>930716.515625</text:p>
              </table:table-cell>
              <table:table-cell office:value-type="float" office:value="-25.3662109375">
                <text:p>-25.3662109375</text:p>
              </table:table-cell>
              <table:table-cell office:value-type="float" office:value="-9.25954198473282">
                <text:p>-9.25954198473282</text:p>
              </table:table-cell>
              <table:table-cell office:value-type="float" office:value="15.59">
                <text:p>15.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42024.515625">
                <text:p>942024.515625</text:p>
              </table:table-cell>
              <table:table-cell office:value-type="float" office:value="-25.57373046875">
                <text:p>-25.57373046875</text:p>
              </table:table-cell>
              <table:table-cell office:value-type="float" office:value="-9.12977099236641">
                <text:p>-9.12977099236641</text:p>
              </table:table-cell>
              <table:table-cell office:value-type="float" office:value="29.77">
                <text:p>29.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53347.796875">
                <text:p>953347.796875</text:p>
              </table:table-cell>
              <table:table-cell office:value-type="float" office:value="-29.541015625">
                <text:p>-29.541015625</text:p>
              </table:table-cell>
              <table:table-cell office:value-type="float" office:value="0.244274809160305">
                <text:p>0.244274809160305</text:p>
              </table:table-cell>
              <table:table-cell office:value-type="float" office:value="14.98">
                <text:p>14.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64836.90625">
                <text:p>964836.90625</text:p>
              </table:table-cell>
              <table:table-cell office:value-type="float" office:value="-27.63671875">
                <text:p>-27.63671875</text:p>
              </table:table-cell>
              <table:table-cell office:value-type="float" office:value="0.633587786259542">
                <text:p>0.633587786259542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76173.703125">
                <text:p>976173.703125</text:p>
              </table:table-cell>
              <table:table-cell office:value-type="float" office:value="-37.158203125">
                <text:p>-37.158203125</text:p>
              </table:table-cell>
              <table:table-cell office:value-type="float" office:value="-0.190839694656489">
                <text:p>-0.190839694656489</text:p>
              </table:table-cell>
              <table:table-cell office:value-type="float" office:value="14.18">
                <text:p>14.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87452.71875">
                <text:p>987452.71875</text:p>
              </table:table-cell>
              <table:table-cell office:value-type="float" office:value="-32.33642578125">
                <text:p>-32.33642578125</text:p>
              </table:table-cell>
              <table:table-cell office:value-type="float" office:value="1.86259541984733">
                <text:p>1.86259541984733</text:p>
              </table:table-cell>
              <table:table-cell office:value-type="float" office:value="14.19">
                <text:p>14.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98752.390625">
                <text:p>998752.390625</text:p>
              </table:table-cell>
              <table:table-cell office:value-type="float" office:value="-34.7900390625">
                <text:p>-34.7900390625</text:p>
              </table:table-cell>
              <table:table-cell office:value-type="float" office:value="1.03053435114504">
                <text:p>1.03053435114504</text:p>
              </table:table-cell>
              <table:table-cell office:value-type="float" office:value="16.71">
                <text:p>16.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9989.109375">
                <text:p>1009989.109375</text:p>
              </table:table-cell>
              <table:table-cell office:value-type="float" office:value="-22.509765625">
                <text:p>-22.509765625</text:p>
              </table:table-cell>
              <table:table-cell office:value-type="float" office:value="-5.32824427480916">
                <text:p>-5.32824427480916</text:p>
              </table:table-cell>
              <table:table-cell office:value-type="float" office:value="14.13">
                <text:p>14.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21281.21875">
                <text:p>1021281.21875</text:p>
              </table:table-cell>
              <table:table-cell office:value-type="float" office:value="-30.18798828125">
                <text:p>-30.18798828125</text:p>
              </table:table-cell>
              <table:table-cell office:value-type="float" office:value="-5.9618320610687">
                <text:p>-5.9618320610687</text:p>
              </table:table-cell>
              <table:table-cell office:value-type="float" office:value="15.06">
                <text:p>15.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32548.796875">
                <text:p>1032548.796875</text:p>
              </table:table-cell>
              <table:table-cell office:value-type="float" office:value="-29.8583984375">
                <text:p>-29.8583984375</text:p>
              </table:table-cell>
              <table:table-cell office:value-type="float" office:value="-4.77862595419847">
                <text:p>-4.77862595419847</text:p>
              </table:table-cell>
              <table:table-cell office:value-type="float" office:value="15.52">
                <text:p>15.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43868.390625">
                <text:p>1043868.390625</text:p>
              </table:table-cell>
              <table:table-cell office:value-type="float" office:value="-23.9990234375">
                <text:p>-23.9990234375</text:p>
              </table:table-cell>
              <table:table-cell office:value-type="float" office:value="3.38167938931298">
                <text:p>3.38167938931298</text:p>
              </table:table-cell>
              <table:table-cell office:value-type="float" office:value="15.95">
                <text:p>15.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5098.09375">
                <text:p>1055098.09375</text:p>
              </table:table-cell>
              <table:table-cell office:value-type="float" office:value="-35.888671875">
                <text:p>-35.888671875</text:p>
              </table:table-cell>
              <table:table-cell office:value-type="float" office:value="-5.34351145038168">
                <text:p>-5.34351145038168</text:p>
              </table:table-cell>
              <table:table-cell office:value-type="float" office:value="15.62">
                <text:p>15.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66387.6875">
                <text:p>1066387.6875</text:p>
              </table:table-cell>
              <table:table-cell office:value-type="float" office:value="-32.958984375">
                <text:p>-32.958984375</text:p>
              </table:table-cell>
              <table:table-cell office:value-type="float" office:value="-6.06870229007634">
                <text:p>-6.06870229007634</text:p>
              </table:table-cell>
              <table:table-cell office:value-type="float" office:value="15.28">
                <text:p>15.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77674.09375">
                <text:p>1077674.09375</text:p>
              </table:table-cell>
              <table:table-cell office:value-type="float" office:value="-30.26123046875">
                <text:p>-30.26123046875</text:p>
              </table:table-cell>
              <table:table-cell office:value-type="float" office:value="1.04580152671756">
                <text:p>1.04580152671756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88931.296875">
                <text:p>1088931.296875</text:p>
              </table:table-cell>
              <table:table-cell office:value-type="float" office:value="-18.5302734375">
                <text:p>-18.5302734375</text:p>
              </table:table-cell>
              <table:table-cell office:value-type="float" office:value="-4.91603053435115">
                <text:p>-4.91603053435115</text:p>
              </table:table-cell>
              <table:table-cell office:value-type="float" office:value="14.57">
                <text:p>14.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00236.3125">
                <text:p>1100236.3125</text:p>
              </table:table-cell>
              <table:table-cell office:value-type="float" office:value="-32.9833984375">
                <text:p>-32.9833984375</text:p>
              </table:table-cell>
              <table:table-cell office:value-type="float" office:value="-4.69465648854962">
                <text:p>-4.69465648854962</text:p>
              </table:table-cell>
              <table:table-cell office:value-type="float" office:value="15.73">
                <text:p>15.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11547.390625">
                <text:p>1111547.390625</text:p>
              </table:table-cell>
              <table:table-cell office:value-type="float" office:value="-37.53662109375">
                <text:p>-37.53662109375</text:p>
              </table:table-cell>
              <table:table-cell office:value-type="float" office:value="-3.59541984732824">
                <text:p>-3.59541984732824</text:p>
              </table:table-cell>
              <table:table-cell office:value-type="float" office:value="16.44">
                <text:p>16.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22855.296875">
                <text:p>1122855.296875</text:p>
              </table:table-cell>
              <table:table-cell office:value-type="float" office:value="-18.20068359375">
                <text:p>-18.20068359375</text:p>
              </table:table-cell>
              <table:table-cell office:value-type="float" office:value="-5.58778625954199">
                <text:p>-5.58778625954199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34077.296875">
                <text:p>1134077.296875</text:p>
              </table:table-cell>
              <table:table-cell office:value-type="float" office:value="-18.994140625">
                <text:p>-18.994140625</text:p>
              </table:table-cell>
              <table:table-cell office:value-type="float" office:value="-4.59541984732824">
                <text:p>-4.59541984732824</text:p>
              </table:table-cell>
              <table:table-cell office:value-type="float" office:value="14.98">
                <text:p>14.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45378.390625">
                <text:p>1145378.390625</text:p>
              </table:table-cell>
              <table:table-cell office:value-type="float" office:value="-34.58251953125">
                <text:p>-34.58251953125</text:p>
              </table:table-cell>
              <table:table-cell office:value-type="float" office:value="-3.38931297709924">
                <text:p>-3.38931297709924</text:p>
              </table:table-cell>
              <table:table-cell office:value-type="float" office:value="15.13">
                <text:p>15.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56636.390625">
                <text:p>1156636.390625</text:p>
              </table:table-cell>
              <table:table-cell office:value-type="float" office:value="-32.177734375">
                <text:p>-32.177734375</text:p>
              </table:table-cell>
              <table:table-cell office:value-type="float" office:value="-6.68702290076336">
                <text:p>-6.68702290076336</text:p>
              </table:table-cell>
              <table:table-cell office:value-type="float" office:value="11.51">
                <text:p>11.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67989.203125">
                <text:p>1167989.203125</text:p>
              </table:table-cell>
              <table:table-cell office:value-type="float" office:value="-24.25537109375">
                <text:p>-24.25537109375</text:p>
              </table:table-cell>
              <table:table-cell office:value-type="float" office:value="-3.36641221374046">
                <text:p>-3.36641221374046</text:p>
              </table:table-cell>
              <table:table-cell office:value-type="float" office:value="15.01">
                <text:p>15.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79203.3125">
                <text:p>1179203.3125</text:p>
              </table:table-cell>
              <table:table-cell office:value-type="float" office:value="-28.03955078125">
                <text:p>-28.03955078125</text:p>
              </table:table-cell>
              <table:table-cell office:value-type="float" office:value="-7.89312977099237">
                <text:p>-7.89312977099237</text:p>
              </table:table-cell>
              <table:table-cell office:value-type="float" office:value="14.74">
                <text:p>14.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90538.203125">
                <text:p>1190538.203125</text:p>
              </table:table-cell>
              <table:table-cell office:value-type="float" office:value="-28.33251953125">
                <text:p>-28.33251953125</text:p>
              </table:table-cell>
              <table:table-cell office:value-type="float" office:value="-9.67175572519084">
                <text:p>-9.67175572519084</text:p>
              </table:table-cell>
              <table:table-cell office:value-type="float" office:value="16.52">
                <text:p>16.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01836.40625">
                <text:p>1201836.40625</text:p>
              </table:table-cell>
              <table:table-cell office:value-type="float" office:value="-24.5849609375">
                <text:p>-24.5849609375</text:p>
              </table:table-cell>
              <table:table-cell office:value-type="float" office:value="-6.41221374045802">
                <text:p>-6.41221374045802</text:p>
              </table:table-cell>
              <table:table-cell office:value-type="float" office:value="14.35">
                <text:p>14.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13176.09375">
                <text:p>1213176.09375</text:p>
              </table:table-cell>
              <table:table-cell office:value-type="float" office:value="-35.3515625">
                <text:p>-35.3515625</text:p>
              </table:table-cell>
              <table:table-cell office:value-type="float" office:value="-2.44274809160305">
                <text:p>-2.44274809160305</text:p>
              </table:table-cell>
              <table:table-cell office:value-type="float" office:value="15.05">
                <text:p>15.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24386.5">
                <text:p>1224386.5</text:p>
              </table:table-cell>
              <table:table-cell office:value-type="float" office:value="-25.2197265625">
                <text:p>-25.2197265625</text:p>
              </table:table-cell>
              <table:table-cell office:value-type="float" office:value="-2.19847328244275">
                <text:p>-2.19847328244275</text:p>
              </table:table-cell>
              <table:table-cell office:value-type="float" office:value="14.11">
                <text:p>14.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35690.390625">
                <text:p>1235690.390625</text:p>
              </table:table-cell>
              <table:table-cell office:value-type="float" office:value="-18.798828125">
                <text:p>-18.798828125</text:p>
              </table:table-cell>
              <table:table-cell office:value-type="float" office:value="-4.38931297709924">
                <text:p>-4.38931297709924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46944.5">
                <text:p>1246944.5</text:p>
              </table:table-cell>
              <table:table-cell office:value-type="float" office:value="-27.880859375">
                <text:p>-27.880859375</text:p>
              </table:table-cell>
              <table:table-cell office:value-type="float" office:value="-5.20610687022901">
                <text:p>-5.20610687022901</text:p>
              </table:table-cell>
              <table:table-cell office:value-type="float" office:value="15.42">
                <text:p>15.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58232.703125">
                <text:p>1258232.703125</text:p>
              </table:table-cell>
              <table:table-cell office:value-type="float" office:value="-24.64599609375">
                <text:p>-24.64599609375</text:p>
              </table:table-cell>
              <table:table-cell office:value-type="float" office:value="-3.76335877862595">
                <text:p>-3.76335877862595</text:p>
              </table:table-cell>
              <table:table-cell office:value-type="float" office:value="15.05">
                <text:p>15.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69437">
                <text:p>1269437</text:p>
              </table:table-cell>
              <table:table-cell office:value-type="float" office:value="-24.57275390625">
                <text:p>-24.57275390625</text:p>
              </table:table-cell>
              <table:table-cell office:value-type="float" office:value="-0.702290076335878">
                <text:p>-0.702290076335878</text:p>
              </table:table-cell>
              <table:table-cell office:value-type="float" office:value="14.69">
                <text:p>14.6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80749.8125">
                <text:p>1280749.8125</text:p>
              </table:table-cell>
              <table:table-cell office:value-type="float" office:value="-21.9482421875">
                <text:p>-21.9482421875</text:p>
              </table:table-cell>
              <table:table-cell office:value-type="float" office:value="-4.78625954198473">
                <text:p>-4.78625954198473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92026.109375">
                <text:p>1292026.109375</text:p>
              </table:table-cell>
              <table:table-cell office:value-type="float" office:value="-26.318359375">
                <text:p>-26.318359375</text:p>
              </table:table-cell>
              <table:table-cell office:value-type="float" office:value="1.84732824427481">
                <text:p>1.84732824427481</text:p>
              </table:table-cell>
              <table:table-cell office:value-type="float" office:value="25.11">
                <text:p>25.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03332.203125">
                <text:p>1303332.203125</text:p>
              </table:table-cell>
              <table:table-cell office:value-type="float" office:value="-25.42724609375">
                <text:p>-25.42724609375</text:p>
              </table:table-cell>
              <table:table-cell office:value-type="float" office:value="1.29770992366412">
                <text:p>1.29770992366412</text:p>
              </table:table-cell>
              <table:table-cell office:value-type="float" office:value="15.98">
                <text:p>15.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14568.890625">
                <text:p>1314568.890625</text:p>
              </table:table-cell>
              <table:table-cell office:value-type="float" office:value="-22.30224609375">
                <text:p>-22.30224609375</text:p>
              </table:table-cell>
              <table:table-cell office:value-type="float" office:value="-7.16793893129771">
                <text:p>-7.16793893129771</text:p>
              </table:table-cell>
              <table:table-cell office:value-type="float" office:value="15.08">
                <text:p>15.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25934.09375">
                <text:p>1325934.09375</text:p>
              </table:table-cell>
              <table:table-cell office:value-type="float" office:value="-23.69384765625">
                <text:p>-23.69384765625</text:p>
              </table:table-cell>
              <table:table-cell office:value-type="float" office:value="-9.02290076335878">
                <text:p>-9.02290076335878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37169.21875">
                <text:p>1337169.21875</text:p>
              </table:table-cell>
              <table:table-cell office:value-type="float" office:value="-29.736328125">
                <text:p>-29.736328125</text:p>
              </table:table-cell>
              <table:table-cell office:value-type="float" office:value="-3.38167938931298">
                <text:p>-3.38167938931298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48467.890625">
                <text:p>1348467.890625</text:p>
              </table:table-cell>
              <table:table-cell office:value-type="float" office:value="-20.81298828125">
                <text:p>-20.81298828125</text:p>
              </table:table-cell>
              <table:table-cell office:value-type="float" office:value="-1.01526717557252">
                <text:p>-1.01526717557252</text:p>
              </table:table-cell>
              <table:table-cell office:value-type="float" office:value="15.89">
                <text:p>15.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59686.109375">
                <text:p>1359686.109375</text:p>
              </table:table-cell>
              <table:table-cell office:value-type="float" office:value="-23.35205078125">
                <text:p>-23.35205078125</text:p>
              </table:table-cell>
              <table:table-cell office:value-type="float" office:value="-3.04580152671756">
                <text:p>-3.04580152671756</text:p>
              </table:table-cell>
              <table:table-cell office:value-type="float" office:value="18.19">
                <text:p>18.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0984.21875">
                <text:p>1370984.21875</text:p>
              </table:table-cell>
              <table:table-cell office:value-type="float" office:value="-21.6552734375">
                <text:p>-21.6552734375</text:p>
              </table:table-cell>
              <table:table-cell office:value-type="float" office:value="-4.75572519083969">
                <text:p>-4.75572519083969</text:p>
              </table:table-cell>
              <table:table-cell office:value-type="float" office:value="15.03">
                <text:p>15.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82199.296875">
                <text:p>1382199.296875</text:p>
              </table:table-cell>
              <table:table-cell office:value-type="float" office:value="-21.09375">
                <text:p>-21.09375</text:p>
              </table:table-cell>
              <table:table-cell office:value-type="float" office:value="-5.09923664122137">
                <text:p>-5.09923664122137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93516.109375">
                <text:p>1393516.109375</text:p>
              </table:table-cell>
              <table:table-cell office:value-type="float" office:value="-27.7099609375">
                <text:p>-27.7099609375</text:p>
              </table:table-cell>
              <table:table-cell office:value-type="float" office:value="-11.381679389313">
                <text:p>-11.381679389313</text:p>
              </table:table-cell>
              <table:table-cell office:value-type="float" office:value="14.23">
                <text:p>14.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4778.21875">
                <text:p>1404778.21875</text:p>
              </table:table-cell>
              <table:table-cell office:value-type="float" office:value="-27.35595703125">
                <text:p>-27.35595703125</text:p>
              </table:table-cell>
              <table:table-cell office:value-type="float" office:value="-2.14503816793893">
                <text:p>-2.14503816793893</text:p>
              </table:table-cell>
              <table:table-cell office:value-type="float" office:value="14.98">
                <text:p>14.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16097.609375">
                <text:p>1416097.609375</text:p>
              </table:table-cell>
              <table:table-cell office:value-type="float" office:value="-27.01416015625">
                <text:p>-27.01416015625</text:p>
              </table:table-cell>
              <table:table-cell office:value-type="float" office:value="-9.10687022900763">
                <text:p>-9.10687022900763</text:p>
              </table:table-cell>
              <table:table-cell office:value-type="float" office:value="14.67">
                <text:p>14.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27341.6875">
                <text:p>1427341.6875</text:p>
              </table:table-cell>
              <table:table-cell office:value-type="float" office:value="-29.2236328125">
                <text:p>-29.2236328125</text:p>
              </table:table-cell>
              <table:table-cell office:value-type="float" office:value="-5.20610687022901">
                <text:p>-5.20610687022901</text:p>
              </table:table-cell>
              <table:table-cell office:value-type="float" office:value="14.57">
                <text:p>14.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38693.390625">
                <text:p>1438693.390625</text:p>
              </table:table-cell>
              <table:table-cell office:value-type="float" office:value="-18.34716796875">
                <text:p>-18.34716796875</text:p>
              </table:table-cell>
              <table:table-cell office:value-type="float" office:value="-3.59541984732824">
                <text:p>-3.59541984732824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9979.015625">
                <text:p>1449979.015625</text:p>
              </table:table-cell>
              <table:table-cell office:value-type="float" office:value="-22.42431640625">
                <text:p>-22.42431640625</text:p>
              </table:table-cell>
              <table:table-cell office:value-type="float" office:value="-0.656488549618321">
                <text:p>-0.656488549618321</text:p>
              </table:table-cell>
              <table:table-cell office:value-type="float" office:value="15.35">
                <text:p>15.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61206.5">
                <text:p>1461206.5</text:p>
              </table:table-cell>
              <table:table-cell office:value-type="float" office:value="-19.29931640625">
                <text:p>-19.29931640625</text:p>
              </table:table-cell>
              <table:table-cell office:value-type="float" office:value="-4.38931297709924">
                <text:p>-4.38931297709924</text:p>
              </table:table-cell>
              <table:table-cell office:value-type="float" office:value="14.82">
                <text:p>14.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72610.984375">
                <text:p>1472610.984375</text:p>
              </table:table-cell>
              <table:table-cell office:value-type="float" office:value="-38.70849609375">
                <text:p>-38.70849609375</text:p>
              </table:table-cell>
              <table:table-cell office:value-type="float" office:value="-11.206106870229">
                <text:p>-11.206106870229</text:p>
              </table:table-cell>
              <table:table-cell office:value-type="float" office:value="27.63">
                <text:p>27.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83837.5">
                <text:p>1483837.5</text:p>
              </table:table-cell>
              <table:table-cell office:value-type="float" office:value="-21.5087890625">
                <text:p>-21.5087890625</text:p>
              </table:table-cell>
              <table:table-cell office:value-type="float" office:value="-12.3893129770992">
                <text:p>-12.3893129770992</text:p>
              </table:table-cell>
              <table:table-cell office:value-type="float" office:value="15.11">
                <text:p>15.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95130">
                <text:p>1495130</text:p>
              </table:table-cell>
              <table:table-cell office:value-type="float" office:value="-19.61669921875">
                <text:p>-19.61669921875</text:p>
              </table:table-cell>
              <table:table-cell office:value-type="float" office:value="1.19847328244275">
                <text:p>1.19847328244275</text:p>
              </table:table-cell>
              <table:table-cell office:value-type="float" office:value="15.91">
                <text:p>15.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06335.609375">
                <text:p>1506335.609375</text:p>
              </table:table-cell>
              <table:table-cell office:value-type="float" office:value="-23.2666015625">
                <text:p>-23.2666015625</text:p>
              </table:table-cell>
              <table:table-cell office:value-type="float" office:value="-2.46564885496183">
                <text:p>-2.46564885496183</text:p>
              </table:table-cell>
              <table:table-cell office:value-type="float" office:value="14.76">
                <text:p>14.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17615.8125">
                <text:p>1517615.8125</text:p>
              </table:table-cell>
              <table:table-cell office:value-type="float" office:value="-23.4130859375">
                <text:p>-23.4130859375</text:p>
              </table:table-cell>
              <table:table-cell office:value-type="float" office:value="-0.213740458015267">
                <text:p>-0.213740458015267</text:p>
              </table:table-cell>
              <table:table-cell office:value-type="float" office:value="15.91">
                <text:p>15.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28851.3125">
                <text:p>1528851.3125</text:p>
              </table:table-cell>
              <table:table-cell office:value-type="float" office:value="-30.3466796875">
                <text:p>-30.3466796875</text:p>
              </table:table-cell>
              <table:table-cell office:value-type="float" office:value="3.85496183206107">
                <text:p>3.85496183206107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40176.8125">
                <text:p>1540176.8125</text:p>
              </table:table-cell>
              <table:table-cell office:value-type="float" office:value="-21.58203125">
                <text:p>-21.58203125</text:p>
              </table:table-cell>
              <table:table-cell office:value-type="float" office:value="-6.54198473282443">
                <text:p>-6.54198473282443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51407.71875">
                <text:p>1551407.71875</text:p>
              </table:table-cell>
              <table:table-cell office:value-type="float" office:value="-24.6826171875">
                <text:p>-24.6826171875</text:p>
              </table:table-cell>
              <table:table-cell office:value-type="float" office:value="-6.79389312977099">
                <text:p>-6.79389312977099</text:p>
              </table:table-cell>
              <table:table-cell office:value-type="float" office:value="15.15">
                <text:p>15.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62795.796875">
                <text:p>1562795.796875</text:p>
              </table:table-cell>
              <table:table-cell office:value-type="float" office:value="-37.2802734375">
                <text:p>-37.2802734375</text:p>
              </table:table-cell>
              <table:table-cell office:value-type="float" office:value="-2.94656488549618">
                <text:p>-2.94656488549618</text:p>
              </table:table-cell>
              <table:table-cell office:value-type="float" office:value="27.69">
                <text:p>27.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74039.90625">
                <text:p>1574039.90625</text:p>
              </table:table-cell>
              <table:table-cell office:value-type="float" office:value="-25.91552734375">
                <text:p>-25.91552734375</text:p>
              </table:table-cell>
              <table:table-cell office:value-type="float" office:value="-0.244274809160305">
                <text:p>-0.244274809160305</text:p>
              </table:table-cell>
              <table:table-cell office:value-type="float" office:value="14.33">
                <text:p>14.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85335.296875">
                <text:p>1585335.296875</text:p>
              </table:table-cell>
              <table:table-cell office:value-type="float" office:value="-18.68896484375">
                <text:p>-18.68896484375</text:p>
              </table:table-cell>
              <table:table-cell office:value-type="float" office:value="0.793893129770992">
                <text:p>0.793893129770992</text:p>
              </table:table-cell>
              <table:table-cell office:value-type="float" office:value="16.12">
                <text:p>16.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96540.203125">
                <text:p>1596540.203125</text:p>
              </table:table-cell>
              <table:table-cell office:value-type="float" office:value="-24.25537109375">
                <text:p>-24.25537109375</text:p>
              </table:table-cell>
              <table:table-cell office:value-type="float" office:value="-2.93129770992366">
                <text:p>-2.93129770992366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07931.390625">
                <text:p>1607931.390625</text:p>
              </table:table-cell>
              <table:table-cell office:value-type="float" office:value="-17.96875">
                <text:p>-17.96875</text:p>
              </table:table-cell>
              <table:table-cell office:value-type="float" office:value="-3.37404580152672">
                <text:p>-3.37404580152672</text:p>
              </table:table-cell>
              <table:table-cell office:value-type="float" office:value="16.44">
                <text:p>16.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19213.1875">
                <text:p>1619213.1875</text:p>
              </table:table-cell>
              <table:table-cell office:value-type="float" office:value="-30.7861328125">
                <text:p>-30.7861328125</text:p>
              </table:table-cell>
              <table:table-cell office:value-type="float" office:value="1.51145038167939">
                <text:p>1.51145038167939</text:p>
              </table:table-cell>
              <table:table-cell office:value-type="float" office:value="26.89">
                <text:p>26.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30511.484375">
                <text:p>1630511.484375</text:p>
              </table:table-cell>
              <table:table-cell office:value-type="float" office:value="-27.84423828125">
                <text:p>-27.84423828125</text:p>
              </table:table-cell>
              <table:table-cell office:value-type="float" office:value="0.801526717557252">
                <text:p>0.801526717557252</text:p>
              </table:table-cell>
              <table:table-cell office:value-type="float" office:value="15.77">
                <text:p>15.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41815.015625">
                <text:p>1641815.015625</text:p>
              </table:table-cell>
              <table:table-cell office:value-type="float" office:value="-21.7041015625">
                <text:p>-21.7041015625</text:p>
              </table:table-cell>
              <table:table-cell office:value-type="float" office:value="-3.46564885496183">
                <text:p>-3.46564885496183</text:p>
              </table:table-cell>
              <table:table-cell office:value-type="float" office:value="15.49">
                <text:p>15.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53152.296875">
                <text:p>1653152.296875</text:p>
              </table:table-cell>
              <table:table-cell office:value-type="float" office:value="-25.81787109375">
                <text:p>-25.81787109375</text:p>
              </table:table-cell>
              <table:table-cell office:value-type="float" office:value="-0.106870229007634">
                <text:p>-0.106870229007634</text:p>
              </table:table-cell>
              <table:table-cell office:value-type="float" office:value="14.67">
                <text:p>14.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64471.5">
                <text:p>1664471.5</text:p>
              </table:table-cell>
              <table:table-cell office:value-type="float" office:value="-26.64794921875">
                <text:p>-26.64794921875</text:p>
              </table:table-cell>
              <table:table-cell office:value-type="float" office:value="-3.64885496183206">
                <text:p>-3.64885496183206</text:p>
              </table:table-cell>
              <table:table-cell office:value-type="float" office:value="15.03">
                <text:p>15.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75779.40625">
                <text:p>1675779.40625</text:p>
              </table:table-cell>
              <table:table-cell office:value-type="float" office:value="-29.91943359375">
                <text:p>-29.91943359375</text:p>
              </table:table-cell>
              <table:table-cell office:value-type="float" office:value="-5.11450381679389">
                <text:p>-5.11450381679389</text:p>
              </table:table-cell>
              <table:table-cell office:value-type="float" office:value="32.62">
                <text:p>32.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87076.609375">
                <text:p>1687076.609375</text:p>
              </table:table-cell>
              <table:table-cell office:value-type="float" office:value="-36.09619140625">
                <text:p>-36.09619140625</text:p>
              </table:table-cell>
              <table:table-cell office:value-type="float" office:value="1.64885496183206">
                <text:p>1.64885496183206</text:p>
              </table:table-cell>
              <table:table-cell office:value-type="float" office:value="15.49">
                <text:p>15.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98313.890625">
                <text:p>1698313.890625</text:p>
              </table:table-cell>
              <table:table-cell office:value-type="float" office:value="-27.77099609375">
                <text:p>-27.77099609375</text:p>
              </table:table-cell>
              <table:table-cell office:value-type="float" office:value="-5.79389312977099">
                <text:p>-5.79389312977099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11082">
                <text:p>1711082</text:p>
              </table:table-cell>
              <table:table-cell office:value-type="float" office:value="-29.5654296875">
                <text:p>-29.5654296875</text:p>
              </table:table-cell>
              <table:table-cell office:value-type="float" office:value="-0.129770992366412">
                <text:p>-0.129770992366412</text:p>
              </table:table-cell>
              <table:table-cell office:value-type="float" office:value="16.93">
                <text:p>16.9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22632.90625">
                <text:p>1722632.90625</text:p>
              </table:table-cell>
              <table:table-cell office:value-type="float" office:value="-24.91455078125">
                <text:p>-24.91455078125</text:p>
              </table:table-cell>
              <table:table-cell office:value-type="float" office:value="2.02290076335878">
                <text:p>2.02290076335878</text:p>
              </table:table-cell>
              <table:table-cell office:value-type="float" office:value="28.57">
                <text:p>28.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33962.09375">
                <text:p>1733962.09375</text:p>
              </table:table-cell>
              <table:table-cell office:value-type="float" office:value="-19.53125">
                <text:p>-19.53125</text:p>
              </table:table-cell>
              <table:table-cell office:value-type="float" office:value="-4.35114503816794">
                <text:p>-4.35114503816794</text:p>
              </table:table-cell>
              <table:table-cell office:value-type="float" office:value="14.74">
                <text:p>14.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45235.203125">
                <text:p>1745235.203125</text:p>
              </table:table-cell>
              <table:table-cell office:value-type="float" office:value="-29.26025390625">
                <text:p>-29.26025390625</text:p>
              </table:table-cell>
              <table:table-cell office:value-type="float" office:value="-5.91603053435115">
                <text:p>-5.91603053435115</text:p>
              </table:table-cell>
              <table:table-cell office:value-type="float" office:value="15.62">
                <text:p>15.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56560.421875">
                <text:p>1756560.421875</text:p>
              </table:table-cell>
              <table:table-cell office:value-type="float" office:value="-23.52294921875">
                <text:p>-23.52294921875</text:p>
              </table:table-cell>
              <table:table-cell office:value-type="float" office:value="7.43511450381679">
                <text:p>7.43511450381679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67946.40625">
                <text:p>1767946.40625</text:p>
              </table:table-cell>
              <table:table-cell office:value-type="float" office:value="-32.0556640625">
                <text:p>-32.0556640625</text:p>
              </table:table-cell>
              <table:table-cell office:value-type="float" office:value="-5.69465648854962">
                <text:p>-5.69465648854962</text:p>
              </table:table-cell>
              <table:table-cell office:value-type="float" office:value="15.06">
                <text:p>15.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79205.796875">
                <text:p>1779205.796875</text:p>
              </table:table-cell>
              <table:table-cell office:value-type="float" office:value="-34.5703125">
                <text:p>-34.5703125</text:p>
              </table:table-cell>
              <table:table-cell office:value-type="float" office:value="2.81679389312977">
                <text:p>2.81679389312977</text:p>
              </table:table-cell>
              <table:table-cell office:value-type="float" office:value="14.65">
                <text:p>14.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90512.203125">
                <text:p>1790512.203125</text:p>
              </table:table-cell>
              <table:table-cell office:value-type="float" office:value="-22.08251953125">
                <text:p>-22.08251953125</text:p>
              </table:table-cell>
              <table:table-cell office:value-type="float" office:value="-5.17557251908397">
                <text:p>-5.17557251908397</text:p>
              </table:table-cell>
              <table:table-cell office:value-type="float" office:value="16.29">
                <text:p>16.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01792.8125">
                <text:p>1801792.8125</text:p>
              </table:table-cell>
              <table:table-cell office:value-type="float" office:value="-13.818359375">
                <text:p>-13.818359375</text:p>
              </table:table-cell>
              <table:table-cell office:value-type="float" office:value="-7.37404580152672">
                <text:p>-7.37404580152672</text:p>
              </table:table-cell>
              <table:table-cell office:value-type="float" office:value="16.34">
                <text:p>16.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13136.8125">
                <text:p>1813136.8125</text:p>
              </table:table-cell>
              <table:table-cell office:value-type="float" office:value="-23.40087890625">
                <text:p>-23.40087890625</text:p>
              </table:table-cell>
              <table:table-cell office:value-type="float" office:value="-3.41984732824427">
                <text:p>-3.41984732824427</text:p>
              </table:table-cell>
              <table:table-cell office:value-type="float" office:value="16.64">
                <text:p>16.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24351.203125">
                <text:p>1824351.203125</text:p>
              </table:table-cell>
              <table:table-cell office:value-type="float" office:value="-18.85986328125">
                <text:p>-18.85986328125</text:p>
              </table:table-cell>
              <table:table-cell office:value-type="float" office:value="-9.91603053435115">
                <text:p>-9.91603053435115</text:p>
              </table:table-cell>
              <table:table-cell office:value-type="float" office:value="13.94">
                <text:p>13.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35684.296875">
                <text:p>1835684.296875</text:p>
              </table:table-cell>
              <table:table-cell office:value-type="float" office:value="-28.7353515625">
                <text:p>-28.7353515625</text:p>
              </table:table-cell>
              <table:table-cell office:value-type="float" office:value="-0.862595419847328">
                <text:p>-0.862595419847328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46910.109375">
                <text:p>1846910.109375</text:p>
              </table:table-cell>
              <table:table-cell office:value-type="float" office:value="-29.98046875">
                <text:p>-29.98046875</text:p>
              </table:table-cell>
              <table:table-cell office:value-type="float" office:value="-8.96946564885496">
                <text:p>-8.96946564885496</text:p>
              </table:table-cell>
              <table:table-cell office:value-type="float" office:value="14.35">
                <text:p>14.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58233.296875">
                <text:p>1858233.296875</text:p>
              </table:table-cell>
              <table:table-cell office:value-type="float" office:value="-32.91015625">
                <text:p>-32.91015625</text:p>
              </table:table-cell>
              <table:table-cell office:value-type="float" office:value="-0.129770992366412">
                <text:p>-0.129770992366412</text:p>
              </table:table-cell>
              <table:table-cell office:value-type="float" office:value="13.58">
                <text:p>13.5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69504.609375">
                <text:p>1869504.609375</text:p>
              </table:table-cell>
              <table:table-cell office:value-type="float" office:value="-20.08056640625">
                <text:p>-20.08056640625</text:p>
              </table:table-cell>
              <table:table-cell office:value-type="float" office:value="-6.55725190839695">
                <text:p>-6.55725190839695</text:p>
              </table:table-cell>
              <table:table-cell office:value-type="float" office:value="20.81">
                <text:p>20.8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80904">
                <text:p>1880904</text:p>
              </table:table-cell>
              <table:table-cell office:value-type="float" office:value="-27.9296875">
                <text:p>-27.9296875</text:p>
              </table:table-cell>
              <table:table-cell office:value-type="float" office:value="-3.84732824427481">
                <text:p>-3.84732824427481</text:p>
              </table:table-cell>
              <table:table-cell office:value-type="float" office:value="33.42">
                <text:p>33.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92165.296875">
                <text:p>1892165.296875</text:p>
              </table:table-cell>
              <table:table-cell office:value-type="float" office:value="-28.2958984375">
                <text:p>-28.2958984375</text:p>
              </table:table-cell>
              <table:table-cell office:value-type="float" office:value="0.641221374045801">
                <text:p>0.641221374045801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03507.296875">
                <text:p>1903507.296875</text:p>
              </table:table-cell>
              <table:table-cell office:value-type="float" office:value="-29.79736328125">
                <text:p>-29.79736328125</text:p>
              </table:table-cell>
              <table:table-cell office:value-type="float" office:value="0.0763358778625954">
                <text:p>0.0763358778625954</text:p>
              </table:table-cell>
              <table:table-cell office:value-type="float" office:value="23.61">
                <text:p>23.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14827.109375">
                <text:p>1914827.109375</text:p>
              </table:table-cell>
              <table:table-cell office:value-type="float" office:value="-26.77001953125">
                <text:p>-26.77001953125</text:p>
              </table:table-cell>
              <table:table-cell office:value-type="float" office:value="-10.2977099236641">
                <text:p>-10.2977099236641</text:p>
              </table:table-cell>
              <table:table-cell office:value-type="float" office:value="23.09">
                <text:p>23.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26183.3125">
                <text:p>1926183.3125</text:p>
              </table:table-cell>
              <table:table-cell office:value-type="float" office:value="-31.6650390625">
                <text:p>-31.6650390625</text:p>
              </table:table-cell>
              <table:table-cell office:value-type="float" office:value="10.1526717557252">
                <text:p>10.1526717557252</text:p>
              </table:table-cell>
              <table:table-cell office:value-type="float" office:value="24.48">
                <text:p>24.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37413.40625">
                <text:p>1937413.40625</text:p>
              </table:table-cell>
              <table:table-cell office:value-type="float" office:value="-12.19482421875">
                <text:p>-12.19482421875</text:p>
              </table:table-cell>
              <table:table-cell office:value-type="float" office:value="-9.63358778625954">
                <text:p>-9.63358778625954</text:p>
              </table:table-cell>
              <table:table-cell office:value-type="float" office:value="17.76">
                <text:p>17.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48778.59375">
                <text:p>1948778.59375</text:p>
              </table:table-cell>
              <table:table-cell office:value-type="float" office:value="-23.05908203125">
                <text:p>-23.05908203125</text:p>
              </table:table-cell>
              <table:table-cell office:value-type="float" office:value="-11.6106870229008">
                <text:p>-11.6106870229008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60073.796875">
                <text:p>1960073.796875</text:p>
              </table:table-cell>
              <table:table-cell office:value-type="float" office:value="-30.87158203125">
                <text:p>-30.87158203125</text:p>
              </table:table-cell>
              <table:table-cell office:value-type="float" office:value="-3.27480916030534">
                <text:p>-3.27480916030534</text:p>
              </table:table-cell>
              <table:table-cell office:value-type="float" office:value="19.67">
                <text:p>19.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71402.609375">
                <text:p>1971402.609375</text:p>
              </table:table-cell>
              <table:table-cell office:value-type="float" office:value="-25.7080078125">
                <text:p>-25.7080078125</text:p>
              </table:table-cell>
              <table:table-cell office:value-type="float" office:value="-1.70229007633588">
                <text:p>-1.70229007633588</text:p>
              </table:table-cell>
              <table:table-cell office:value-type="float" office:value="18.58">
                <text:p>18.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82656.90625">
                <text:p>1982656.90625</text:p>
              </table:table-cell>
              <table:table-cell office:value-type="float" office:value="-17.431640625">
                <text:p>-17.431640625</text:p>
              </table:table-cell>
              <table:table-cell office:value-type="float" office:value="-5.12977099236641">
                <text:p>-5.12977099236641</text:p>
              </table:table-cell>
              <table:table-cell office:value-type="float" office:value="16.96">
                <text:p>16.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93997.8125">
                <text:p>1993997.8125</text:p>
              </table:table-cell>
              <table:table-cell office:value-type="float" office:value="-30.06591796875">
                <text:p>-30.06591796875</text:p>
              </table:table-cell>
              <table:table-cell office:value-type="float" office:value="2.45038167938931">
                <text:p>2.45038167938931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05228.203125">
                <text:p>2005228.203125</text:p>
              </table:table-cell>
              <table:table-cell office:value-type="float" office:value="-23.40087890625">
                <text:p>-23.40087890625</text:p>
              </table:table-cell>
              <table:table-cell office:value-type="float" office:value="-10.9618320610687">
                <text:p>-10.9618320610687</text:p>
              </table:table-cell>
              <table:table-cell office:value-type="float" office:value="17.07">
                <text:p>17.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16548.296875">
                <text:p>2016548.296875</text:p>
              </table:table-cell>
              <table:table-cell office:value-type="float" office:value="-24.853515625">
                <text:p>-24.853515625</text:p>
              </table:table-cell>
              <table:table-cell office:value-type="float" office:value="-9.16793893129771">
                <text:p>-9.16793893129771</text:p>
              </table:table-cell>
              <table:table-cell office:value-type="float" office:value="18.09">
                <text:p>18.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27806.296875">
                <text:p>2027806.296875</text:p>
              </table:table-cell>
              <table:table-cell office:value-type="float" office:value="-24.6337890625">
                <text:p>-24.6337890625</text:p>
              </table:table-cell>
              <table:table-cell office:value-type="float" office:value="-0.534351145038168">
                <text:p>-0.534351145038168</text:p>
              </table:table-cell>
              <table:table-cell office:value-type="float" office:value="17.56">
                <text:p>17.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39126.109375">
                <text:p>2039126.109375</text:p>
              </table:table-cell>
              <table:table-cell office:value-type="float" office:value="-27.47802734375">
                <text:p>-27.47802734375</text:p>
              </table:table-cell>
              <table:table-cell office:value-type="float" office:value="0.374045801526718">
                <text:p>0.374045801526718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50350.5">
                <text:p>2050350.5</text:p>
              </table:table-cell>
              <table:table-cell office:value-type="float" office:value="-16.85791015625">
                <text:p>-16.85791015625</text:p>
              </table:table-cell>
              <table:table-cell office:value-type="float" office:value="2.01526717557252">
                <text:p>2.01526717557252</text:p>
              </table:table-cell>
              <table:table-cell office:value-type="float" office:value="17.36">
                <text:p>17.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61662.21875">
                <text:p>2061662.21875</text:p>
              </table:table-cell>
              <table:table-cell office:value-type="float" office:value="-26.2939453125">
                <text:p>-26.2939453125</text:p>
              </table:table-cell>
              <table:table-cell office:value-type="float" office:value="3.48854961832061">
                <text:p>3.48854961832061</text:p>
              </table:table-cell>
              <table:table-cell office:value-type="float" office:value="17.73">
                <text:p>17.7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72918.1875">
                <text:p>2072918.1875</text:p>
              </table:table-cell>
              <table:table-cell office:value-type="float" office:value="-22.2900390625">
                <text:p>-22.2900390625</text:p>
              </table:table-cell>
              <table:table-cell office:value-type="float" office:value="-5.61832061068702">
                <text:p>-5.61832061068702</text:p>
              </table:table-cell>
              <table:table-cell office:value-type="float" office:value="17.51">
                <text:p>17.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84241.1875">
                <text:p>2084241.1875</text:p>
              </table:table-cell>
              <table:table-cell office:value-type="float" office:value="-24.42626953125">
                <text:p>-24.42626953125</text:p>
              </table:table-cell>
              <table:table-cell office:value-type="float" office:value="-1.47328244274809">
                <text:p>-1.47328244274809</text:p>
              </table:table-cell>
              <table:table-cell office:value-type="float" office:value="16.98">
                <text:p>16.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95526.3125">
                <text:p>2095526.3125</text:p>
              </table:table-cell>
              <table:table-cell office:value-type="float" office:value="-16.796875">
                <text:p>-16.796875</text:p>
              </table:table-cell>
              <table:table-cell office:value-type="float" office:value="1.40458015267176">
                <text:p>1.40458015267176</text:p>
              </table:table-cell>
              <table:table-cell office:value-type="float" office:value="15.94">
                <text:p>15.9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06858.015625">
                <text:p>2106858.015625</text:p>
              </table:table-cell>
              <table:table-cell office:value-type="float" office:value="-23.37646484375">
                <text:p>-23.37646484375</text:p>
              </table:table-cell>
              <table:table-cell office:value-type="float" office:value="-0.0458015267175573">
                <text:p>-0.0458015267175573</text:p>
              </table:table-cell>
              <table:table-cell office:value-type="float" office:value="15.52">
                <text:p>15.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18081.203125">
                <text:p>2118081.203125</text:p>
              </table:table-cell>
              <table:table-cell office:value-type="float" office:value="-21.337890625">
                <text:p>-21.337890625</text:p>
              </table:table-cell>
              <table:table-cell office:value-type="float" office:value="-2.45801526717557">
                <text:p>-2.45801526717557</text:p>
              </table:table-cell>
              <table:table-cell office:value-type="float" office:value="16.12">
                <text:p>16.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29378">
                <text:p>2129378</text:p>
              </table:table-cell>
              <table:table-cell office:value-type="float" office:value="-14.75830078125">
                <text:p>-14.75830078125</text:p>
              </table:table-cell>
              <table:table-cell office:value-type="float" office:value="4.56488549618321">
                <text:p>4.56488549618321</text:p>
              </table:table-cell>
              <table:table-cell office:value-type="float" office:value="16.71">
                <text:p>16.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40629.5">
                <text:p>2140629.5</text:p>
              </table:table-cell>
              <table:table-cell office:value-type="float" office:value="-22.0947265625">
                <text:p>-22.0947265625</text:p>
              </table:table-cell>
              <table:table-cell office:value-type="float" office:value="-6.36641221374046">
                <text:p>-6.36641221374046</text:p>
              </table:table-cell>
              <table:table-cell office:value-type="float" office:value="18.82">
                <text:p>18.8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51929.109375">
                <text:p>2151929.109375</text:p>
              </table:table-cell>
              <table:table-cell office:value-type="float" office:value="-22.42431640625">
                <text:p>-22.42431640625</text:p>
              </table:table-cell>
              <table:table-cell office:value-type="float" office:value="-7.58778625954199">
                <text:p>-7.58778625954199</text:p>
              </table:table-cell>
              <table:table-cell office:value-type="float" office:value="17.31">
                <text:p>17.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63271.484375">
                <text:p>2163271.484375</text:p>
              </table:table-cell>
              <table:table-cell office:value-type="float" office:value="-21.728515625">
                <text:p>-21.728515625</text:p>
              </table:table-cell>
              <table:table-cell office:value-type="float" office:value="-6.72519083969466">
                <text:p>-6.72519083969466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74512.8125">
                <text:p>2174512.8125</text:p>
              </table:table-cell>
              <table:table-cell office:value-type="float" office:value="-24.169921875">
                <text:p>-24.169921875</text:p>
              </table:table-cell>
              <table:table-cell office:value-type="float" office:value="2.91603053435115">
                <text:p>2.9160305343511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85842.109375">
                <text:p>2185842.109375</text:p>
              </table:table-cell>
              <table:table-cell office:value-type="float" office:value="-13.28125">
                <text:p>-13.28125</text:p>
              </table:table-cell>
              <table:table-cell office:value-type="float" office:value="-3.59541984732824">
                <text:p>-3.59541984732824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97151.203125">
                <text:p>2197151.203125</text:p>
              </table:table-cell>
              <table:table-cell office:value-type="float" office:value="-22.4365234375">
                <text:p>-22.4365234375</text:p>
              </table:table-cell>
              <table:table-cell office:value-type="float" office:value="-3.03053435114504">
                <text:p>-3.03053435114504</text:p>
              </table:table-cell>
              <table:table-cell office:value-type="float" office:value="16.17">
                <text:p>16.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208436.796875">
                <text:p>2208436.796875</text:p>
              </table:table-cell>
              <table:table-cell office:value-type="float" office:value="-24.8046875">
                <text:p>-24.8046875</text:p>
              </table:table-cell>
              <table:table-cell office:value-type="float" office:value="0.648854961832061">
                <text:p>0.6488549618320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219676.890625">
                <text:p>2219676.890625</text:p>
              </table:table-cell>
              <table:table-cell office:value-type="float" office:value="-17.5537109375">
                <text:p>-17.5537109375</text:p>
              </table:table-cell>
              <table:table-cell office:value-type="float" office:value="5.17557251908397">
                <text:p>5.17557251908397</text:p>
              </table:table-cell>
              <table:table-cell office:value-type="float" office:value="16.98">
                <text:p>16.9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231013.09375">
                <text:p>2231013.09375</text:p>
              </table:table-cell>
              <table:table-cell office:value-type="float" office:value="-23.54736328125">
                <text:p>-23.54736328125</text:p>
              </table:table-cell>
              <table:table-cell office:value-type="float" office:value="-5.56488549618321">
                <text:p>-5.56488549618321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242229.90625">
                <text:p>2242229.90625</text:p>
              </table:table-cell>
              <table:table-cell office:value-type="float" office:value="-23.7548828125">
                <text:p>-23.7548828125</text:p>
              </table:table-cell>
              <table:table-cell office:value-type="float" office:value="4.63358778625954">
                <text:p>4.63358778625954</text:p>
              </table:table-cell>
              <table:table-cell office:value-type="float" office:value="16.05">
                <text:p>16.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53595.515625">
                <text:p>2253595.515625</text:p>
              </table:table-cell>
              <table:table-cell office:value-type="float" office:value="-15.80810546875">
                <text:p>-15.80810546875</text:p>
              </table:table-cell>
              <table:table-cell office:value-type="float" office:value="-4.69465648854962">
                <text:p>-4.69465648854962</text:p>
              </table:table-cell>
              <table:table-cell office:value-type="float" office:value="16.08">
                <text:p>16.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64914.796875">
                <text:p>2264914.796875</text:p>
              </table:table-cell>
              <table:table-cell office:value-type="float" office:value="-27.72216796875">
                <text:p>-27.72216796875</text:p>
              </table:table-cell>
              <table:table-cell office:value-type="float" office:value="0.740458015267176">
                <text:p>0.740458015267176</text:p>
              </table:table-cell>
              <table:table-cell office:value-type="float" office:value="19.24">
                <text:p>19.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76133.796875">
                <text:p>2276133.796875</text:p>
              </table:table-cell>
              <table:table-cell office:value-type="float" office:value="-20.80078125">
                <text:p>-20.80078125</text:p>
              </table:table-cell>
              <table:table-cell office:value-type="float" office:value="-11.9389312977099">
                <text:p>-11.9389312977099</text:p>
              </table:table-cell>
              <table:table-cell office:value-type="float" office:value="15.94">
                <text:p>15.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87506">
                <text:p>2287506</text:p>
              </table:table-cell>
              <table:table-cell office:value-type="float" office:value="-26.7578125">
                <text:p>-26.7578125</text:p>
              </table:table-cell>
              <table:table-cell office:value-type="float" office:value="2.0381679389313">
                <text:p>2.0381679389313</text:p>
              </table:table-cell>
              <table:table-cell office:value-type="float" office:value="28.71">
                <text:p>28.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98799.515625">
                <text:p>2298799.515625</text:p>
              </table:table-cell>
              <table:table-cell office:value-type="float" office:value="-21.83837890625">
                <text:p>-21.83837890625</text:p>
              </table:table-cell>
              <table:table-cell office:value-type="float" office:value="1.77099236641221">
                <text:p>1.77099236641221</text:p>
              </table:table-cell>
              <table:table-cell office:value-type="float" office:value="18.43">
                <text:p>18.4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10134.71875">
                <text:p>2310134.71875</text:p>
              </table:table-cell>
              <table:table-cell office:value-type="float" office:value="-19.54345703125">
                <text:p>-19.54345703125</text:p>
              </table:table-cell>
              <table:table-cell office:value-type="float" office:value="3.46564885496183">
                <text:p>3.46564885496183</text:p>
              </table:table-cell>
              <table:table-cell office:value-type="float" office:value="16.88">
                <text:p>16.8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321416.890625">
                <text:p>2321416.890625</text:p>
              </table:table-cell>
              <table:table-cell office:value-type="float" office:value="-26.55029296875">
                <text:p>-26.55029296875</text:p>
              </table:table-cell>
              <table:table-cell office:value-type="float" office:value="-12.7328244274809">
                <text:p>-12.7328244274809</text:p>
              </table:table-cell>
              <table:table-cell office:value-type="float" office:value="16.63">
                <text:p>16.6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332769.796875">
                <text:p>2332769.796875</text:p>
              </table:table-cell>
              <table:table-cell office:value-type="float" office:value="-21.83837890625">
                <text:p>-21.83837890625</text:p>
              </table:table-cell>
              <table:table-cell office:value-type="float" office:value="-4.83206106870229">
                <text:p>-4.83206106870229</text:p>
              </table:table-cell>
              <table:table-cell office:value-type="float" office:value="16.81">
                <text:p>16.8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344006.703125">
                <text:p>2344006.703125</text:p>
              </table:table-cell>
              <table:table-cell office:value-type="float" office:value="-14.0625">
                <text:p>-14.0625</text:p>
              </table:table-cell>
              <table:table-cell office:value-type="float" office:value="-1.35114503816794">
                <text:p>-1.35114503816794</text:p>
              </table:table-cell>
              <table:table-cell office:value-type="float" office:value="17.73">
                <text:p>17.7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355316.609375">
                <text:p>2355316.609375</text:p>
              </table:table-cell>
              <table:table-cell office:value-type="float" office:value="-20.66650390625">
                <text:p>-20.66650390625</text:p>
              </table:table-cell>
              <table:table-cell office:value-type="float" office:value="-3.58778625954198">
                <text:p>-3.58778625954198</text:p>
              </table:table-cell>
              <table:table-cell office:value-type="float" office:value="17.76">
                <text:p>17.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366679.296875">
                <text:p>2366679.296875</text:p>
              </table:table-cell>
              <table:table-cell office:value-type="float" office:value="-25.7080078125">
                <text:p>-25.7080078125</text:p>
              </table:table-cell>
              <table:table-cell office:value-type="float" office:value="-0.49618320610687">
                <text:p>-0.49618320610687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377910.015625">
                <text:p>2377910.015625</text:p>
              </table:table-cell>
              <table:table-cell office:value-type="float" office:value="-21.10595703125">
                <text:p>-21.10595703125</text:p>
              </table:table-cell>
              <table:table-cell office:value-type="float" office:value="-6.81679389312977">
                <text:p>-6.81679389312977</text:p>
              </table:table-cell>
              <table:table-cell office:value-type="float" office:value="17.71">
                <text:p>17.7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389283.609375">
                <text:p>2389283.609375</text:p>
              </table:table-cell>
              <table:table-cell office:value-type="float" office:value="-20.0439453125">
                <text:p>-20.0439453125</text:p>
              </table:table-cell>
              <table:table-cell office:value-type="float" office:value="-6.83206106870229">
                <text:p>-6.83206106870229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400534.40625">
                <text:p>2400534.40625</text:p>
              </table:table-cell>
              <table:table-cell office:value-type="float" office:value="-22.607421875">
                <text:p>-22.607421875</text:p>
              </table:table-cell>
              <table:table-cell office:value-type="float" office:value="2.18320610687023">
                <text:p>2.18320610687023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411919.296875">
                <text:p>2411919.296875</text:p>
              </table:table-cell>
              <table:table-cell office:value-type="float" office:value="-11.71875">
                <text:p>-11.71875</text:p>
              </table:table-cell>
              <table:table-cell office:value-type="float" office:value="-7.51908396946565">
                <text:p>-7.51908396946565</text:p>
              </table:table-cell>
              <table:table-cell office:value-type="float" office:value="18.41">
                <text:p>18.4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423288.796875">
                <text:p>2423288.796875</text:p>
              </table:table-cell>
              <table:table-cell office:value-type="float" office:value="-12.65869140625">
                <text:p>-12.65869140625</text:p>
              </table:table-cell>
              <table:table-cell office:value-type="float" office:value="-0.259541984732824">
                <text:p>-0.259541984732824</text:p>
              </table:table-cell>
              <table:table-cell office:value-type="float" office:value="18.13">
                <text:p>18.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434559.09375">
                <text:p>2434559.09375</text:p>
              </table:table-cell>
              <table:table-cell office:value-type="float" office:value="-6.7138671875">
                <text:p>-6.7138671875</text:p>
              </table:table-cell>
              <table:table-cell office:value-type="float" office:value="1.88549618320611">
                <text:p>1.88549618320611</text:p>
              </table:table-cell>
              <table:table-cell office:value-type="float" office:value="21.52">
                <text:p>21.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445903.515625">
                <text:p>2445903.515625</text:p>
              </table:table-cell>
              <table:table-cell office:value-type="float" office:value="-8.8134765625">
                <text:p>-8.8134765625</text:p>
              </table:table-cell>
              <table:table-cell office:value-type="float" office:value="2.90076335877863">
                <text:p>2.90076335877863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57203.5">
                <text:p>2457203.5</text:p>
              </table:table-cell>
              <table:table-cell office:value-type="float" office:value="-2.7587890625">
                <text:p>-2.7587890625</text:p>
              </table:table-cell>
              <table:table-cell office:value-type="float" office:value="-3.09923664122137">
                <text:p>-3.09923664122137</text:p>
              </table:table-cell>
              <table:table-cell office:value-type="float" office:value="19.29">
                <text:p>19.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68529.90625">
                <text:p>2468529.90625</text:p>
              </table:table-cell>
              <table:table-cell office:value-type="float" office:value="-20.15380859375">
                <text:p>-20.15380859375</text:p>
              </table:table-cell>
              <table:table-cell office:value-type="float" office:value="7.12977099236641">
                <text:p>7.12977099236641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79807.296875">
                <text:p>2479807.296875</text:p>
              </table:table-cell>
              <table:table-cell office:value-type="float" office:value="0.2197265625">
                <text:p>0.2197265625</text:p>
              </table:table-cell>
              <table:table-cell office:value-type="float" office:value="-3.99236641221374">
                <text:p>-3.99236641221374</text:p>
              </table:table-cell>
              <table:table-cell office:value-type="float" office:value="19.31">
                <text:p>19.3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491172.71875">
                <text:p>2491172.71875</text:p>
              </table:table-cell>
              <table:table-cell office:value-type="float" office:value="-21.74072265625">
                <text:p>-21.74072265625</text:p>
              </table:table-cell>
              <table:table-cell office:value-type="float" office:value="3.27480916030534">
                <text:p>3.27480916030534</text:p>
              </table:table-cell>
              <table:table-cell office:value-type="float" office:value="21.78">
                <text:p>21.7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502428.3125">
                <text:p>2502428.3125</text:p>
              </table:table-cell>
              <table:table-cell office:value-type="float" office:value="-21.74072265625">
                <text:p>-21.74072265625</text:p>
              </table:table-cell>
              <table:table-cell office:value-type="float" office:value="-3.3587786259542">
                <text:p>-3.3587786259542</text:p>
              </table:table-cell>
              <table:table-cell office:value-type="float" office:value="21.98">
                <text:p>21.9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13808.40625">
                <text:p>2513808.40625</text:p>
              </table:table-cell>
              <table:table-cell office:value-type="float" office:value="-14.208984375">
                <text:p>-14.208984375</text:p>
              </table:table-cell>
              <table:table-cell office:value-type="float" office:value="-13.1221374045802">
                <text:p>-13.1221374045802</text:p>
              </table:table-cell>
              <table:table-cell office:value-type="float" office:value="20.61">
                <text:p>20.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525163.8125">
                <text:p>2525163.8125</text:p>
              </table:table-cell>
              <table:table-cell office:value-type="float" office:value="-10.1806640625">
                <text:p>-10.1806640625</text:p>
              </table:table-cell>
              <table:table-cell office:value-type="float" office:value="0.549618320610687">
                <text:p>0.549618320610687</text:p>
              </table:table-cell>
              <table:table-cell office:value-type="float" office:value="22.12">
                <text:p>22.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536514.015625">
                <text:p>2536514.015625</text:p>
              </table:table-cell>
              <table:table-cell office:value-type="float" office:value="-17.2119140625">
                <text:p>-17.2119140625</text:p>
              </table:table-cell>
              <table:table-cell office:value-type="float" office:value="-10.5343511450382">
                <text:p>-10.5343511450382</text:p>
              </table:table-cell>
              <table:table-cell office:value-type="float" office:value="23.92">
                <text:p>23.9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47837.015625">
                <text:p>2547837.015625</text:p>
              </table:table-cell>
              <table:table-cell office:value-type="float" office:value="-12.060546875">
                <text:p>-12.060546875</text:p>
              </table:table-cell>
              <table:table-cell office:value-type="float" office:value="-5.6412213740458">
                <text:p>-5.6412213740458</text:p>
              </table:table-cell>
              <table:table-cell office:value-type="float" office:value="24.16">
                <text:p>24.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559182.703125">
                <text:p>2559182.703125</text:p>
              </table:table-cell>
              <table:table-cell office:value-type="float" office:value="-3.9306640625">
                <text:p>-3.9306640625</text:p>
              </table:table-cell>
              <table:table-cell office:value-type="float" office:value="9.0381679389313">
                <text:p>9.0381679389313</text:p>
              </table:table-cell>
              <table:table-cell office:value-type="float" office:value="24.55">
                <text:p>24.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570483.703125">
                <text:p>2570483.703125</text:p>
              </table:table-cell>
              <table:table-cell office:value-type="float" office:value="-10.99853515625">
                <text:p>-10.99853515625</text:p>
              </table:table-cell>
              <table:table-cell office:value-type="float" office:value="-9.77862595419847">
                <text:p>-9.77862595419847</text:p>
              </table:table-cell>
              <table:table-cell office:value-type="float" office:value="23.58">
                <text:p>23.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581835.59375">
                <text:p>2581835.59375</text:p>
              </table:table-cell>
              <table:table-cell office:value-type="float" office:value="-4.26025390625">
                <text:p>-4.26025390625</text:p>
              </table:table-cell>
              <table:table-cell office:value-type="float" office:value="-15.8167938931298">
                <text:p>-15.8167938931298</text:p>
              </table:table-cell>
              <table:table-cell office:value-type="float" office:value="23.37">
                <text:p>23.3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593127.703125">
                <text:p>2593127.703125</text:p>
              </table:table-cell>
              <table:table-cell office:value-type="float" office:value="-6.16455078125">
                <text:p>-6.16455078125</text:p>
              </table:table-cell>
              <table:table-cell office:value-type="float" office:value="8.86259541984733">
                <text:p>8.86259541984733</text:p>
              </table:table-cell>
              <table:table-cell office:value-type="float" office:value="26.79">
                <text:p>26.7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604507.609375">
                <text:p>2604507.609375</text:p>
              </table:table-cell>
              <table:table-cell office:value-type="float" office:value="-7.177734375">
                <text:p>-7.177734375</text:p>
              </table:table-cell>
              <table:table-cell office:value-type="float" office:value="-3.15267175572519">
                <text:p>-3.15267175572519</text:p>
              </table:table-cell>
              <table:table-cell office:value-type="float" office:value="24.81">
                <text:p>24.8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615873.59375">
                <text:p>2615873.59375</text:p>
              </table:table-cell>
              <table:table-cell office:value-type="float" office:value="-9.43603515625">
                <text:p>-9.43603515625</text:p>
              </table:table-cell>
              <table:table-cell office:value-type="float" office:value="-1.93129770992366">
                <text:p>-1.93129770992366</text:p>
              </table:table-cell>
              <table:table-cell office:value-type="float" office:value="26.84">
                <text:p>26.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627257.203125">
                <text:p>2627257.203125</text:p>
              </table:table-cell>
              <table:table-cell office:value-type="float" office:value="-9.5947265625">
                <text:p>-9.5947265625</text:p>
              </table:table-cell>
              <table:table-cell office:value-type="float" office:value="-16.5954198473282">
                <text:p>-16.5954198473282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638545">
                <text:p>2638545</text:p>
              </table:table-cell>
              <table:table-cell office:value-type="float" office:value="1.42822265625">
                <text:p>1.42822265625</text:p>
              </table:table-cell>
              <table:table-cell office:value-type="float" office:value="4.27480916030534">
                <text:p>4.27480916030534</text:p>
              </table:table-cell>
              <table:table-cell office:value-type="float" office:value="28.29">
                <text:p>28.2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649997.390625">
                <text:p>2649997.390625</text:p>
              </table:table-cell>
              <table:table-cell office:value-type="float" office:value="-0.9033203125">
                <text:p>-0.9033203125</text:p>
              </table:table-cell>
              <table:table-cell office:value-type="float" office:value="11.4656488549618">
                <text:p>11.4656488549618</text:p>
              </table:table-cell>
              <table:table-cell office:value-type="float" office:value="25.65">
                <text:p>25.6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61279.90625">
                <text:p>2661279.90625</text:p>
              </table:table-cell>
              <table:table-cell office:value-type="float" office:value="-4.9072265625">
                <text:p>-4.9072265625</text:p>
              </table:table-cell>
              <table:table-cell office:value-type="float" office:value="-3.88549618320611">
                <text:p>-3.88549618320611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672681.703125">
                <text:p>2672681.703125</text:p>
              </table:table-cell>
              <table:table-cell office:value-type="float" office:value="-10.8154296875">
                <text:p>-10.8154296875</text:p>
              </table:table-cell>
              <table:table-cell office:value-type="float" office:value="-2.75572519083969">
                <text:p>-2.75572519083969</text:p>
              </table:table-cell>
              <table:table-cell office:value-type="float" office:value="23.53">
                <text:p>23.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683957">
                <text:p>2683957</text:p>
              </table:table-cell>
              <table:table-cell office:value-type="float" office:value="4.5654296875">
                <text:p>4.5654296875</text:p>
              </table:table-cell>
              <table:table-cell office:value-type="float" office:value="-12.9236641221374">
                <text:p>-12.9236641221374</text:p>
              </table:table-cell>
              <table:table-cell office:value-type="float" office:value="23.37">
                <text:p>23.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695304.796875">
                <text:p>2695304.796875</text:p>
              </table:table-cell>
              <table:table-cell office:value-type="float" office:value="-1.1962890625">
                <text:p>-1.1962890625</text:p>
              </table:table-cell>
              <table:table-cell office:value-type="float" office:value="-0.50381679389313">
                <text:p>-0.50381679389313</text:p>
              </table:table-cell>
              <table:table-cell office:value-type="float" office:value="24.02">
                <text:p>24.0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706608.59375">
                <text:p>2706608.59375</text:p>
              </table:table-cell>
              <table:table-cell office:value-type="float" office:value="-0.0732421875">
                <text:p>-0.0732421875</text:p>
              </table:table-cell>
              <table:table-cell office:value-type="float" office:value="9.49618320610687">
                <text:p>9.49618320610687</text:p>
              </table:table-cell>
              <table:table-cell office:value-type="float" office:value="23.31">
                <text:p>23.3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718075">
                <text:p>2718075</text:p>
              </table:table-cell>
              <table:table-cell office:value-type="float" office:value="-12.060546875">
                <text:p>-12.060546875</text:p>
              </table:table-cell>
              <table:table-cell office:value-type="float" office:value="-2.32824427480916">
                <text:p>-2.32824427480916</text:p>
              </table:table-cell>
              <table:table-cell office:value-type="float" office:value="26.66">
                <text:p>26.6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729341.59375">
                <text:p>2729341.59375</text:p>
              </table:table-cell>
              <table:table-cell office:value-type="float" office:value="-10.87646484375">
                <text:p>-10.87646484375</text:p>
              </table:table-cell>
              <table:table-cell office:value-type="float" office:value="3.16030534351145">
                <text:p>3.16030534351145</text:p>
              </table:table-cell>
              <table:table-cell office:value-type="float" office:value="24.68">
                <text:p>24.6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740707.609375">
                <text:p>2740707.609375</text:p>
              </table:table-cell>
              <table:table-cell office:value-type="float" office:value="-6.75048828125">
                <text:p>-6.75048828125</text:p>
              </table:table-cell>
              <table:table-cell office:value-type="float" office:value="-0.381679389312977">
                <text:p>-0.381679389312977</text:p>
              </table:table-cell>
              <table:table-cell office:value-type="float" office:value="26.79">
                <text:p>26.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751995.703125">
                <text:p>2751995.703125</text:p>
              </table:table-cell>
              <table:table-cell office:value-type="float" office:value="-11.03515625">
                <text:p>-11.03515625</text:p>
              </table:table-cell>
              <table:table-cell office:value-type="float" office:value="-9.45038167938931">
                <text:p>-9.45038167938931</text:p>
              </table:table-cell>
              <table:table-cell office:value-type="float" office:value="22.81">
                <text:p>22.8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763374.796875">
                <text:p>2763374.796875</text:p>
              </table:table-cell>
              <table:table-cell office:value-type="float" office:value="6.94580078125">
                <text:p>6.94580078125</text:p>
              </table:table-cell>
              <table:table-cell office:value-type="float" office:value="1.78625954198473">
                <text:p>1.78625954198473</text:p>
              </table:table-cell>
              <table:table-cell office:value-type="float" office:value="28.94">
                <text:p>28.9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774630.890625">
                <text:p>2774630.890625</text:p>
              </table:table-cell>
              <table:table-cell office:value-type="float" office:value="-9.47265625">
                <text:p>-9.47265625</text:p>
              </table:table-cell>
              <table:table-cell office:value-type="float" office:value="9.80152671755725">
                <text:p>9.80152671755725</text:p>
              </table:table-cell>
              <table:table-cell office:value-type="float" office:value="23.02">
                <text:p>23.0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785978.6875">
                <text:p>2785978.6875</text:p>
              </table:table-cell>
              <table:table-cell office:value-type="float" office:value="11.8896484375">
                <text:p>11.8896484375</text:p>
              </table:table-cell>
              <table:table-cell office:value-type="float" office:value="-0.793893129770992">
                <text:p>-0.793893129770992</text:p>
              </table:table-cell>
              <table:table-cell office:value-type="float" office:value="22.59">
                <text:p>22.5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797268.90625">
                <text:p>2797268.90625</text:p>
              </table:table-cell>
              <table:table-cell office:value-type="float" office:value="-0.29296875">
                <text:p>-0.29296875</text:p>
              </table:table-cell>
              <table:table-cell office:value-type="float" office:value="-15.0229007633588">
                <text:p>-15.0229007633588</text:p>
              </table:table-cell>
              <table:table-cell office:value-type="float" office:value="26.74">
                <text:p>26.7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808678.21875">
                <text:p>2808678.21875</text:p>
              </table:table-cell>
              <table:table-cell office:value-type="float" office:value="-9.68017578125">
                <text:p>-9.68017578125</text:p>
              </table:table-cell>
              <table:table-cell office:value-type="float" office:value="14.9160305343511">
                <text:p>14.9160305343511</text:p>
              </table:table-cell>
              <table:table-cell office:value-type="float" office:value="28.12">
                <text:p>28.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819977.984375">
                <text:p>2819977.984375</text:p>
              </table:table-cell>
              <table:table-cell office:value-type="float" office:value="-1.26953125">
                <text:p>-1.26953125</text:p>
              </table:table-cell>
              <table:table-cell office:value-type="float" office:value="-12.236641221374">
                <text:p>-12.236641221374</text:p>
              </table:table-cell>
              <table:table-cell office:value-type="float" office:value="22.93">
                <text:p>22.9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831350.796875">
                <text:p>2831350.796875</text:p>
              </table:table-cell>
              <table:table-cell office:value-type="float" office:value="16.89453125">
                <text:p>16.89453125</text:p>
              </table:table-cell>
              <table:table-cell office:value-type="float" office:value="-8.45038167938931">
                <text:p>-8.45038167938931</text:p>
              </table:table-cell>
              <table:table-cell office:value-type="float" office:value="26.98">
                <text:p>26.9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842678.203125">
                <text:p>2842678.203125</text:p>
              </table:table-cell>
              <table:table-cell office:value-type="float" office:value="3.91845703125">
                <text:p>3.91845703125</text:p>
              </table:table-cell>
              <table:table-cell office:value-type="float" office:value="-4.61068702290076">
                <text:p>-4.61068702290076</text:p>
              </table:table-cell>
              <table:table-cell office:value-type="float" office:value="28.83">
                <text:p>28.8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854023.71875">
                <text:p>2854023.71875</text:p>
              </table:table-cell>
              <table:table-cell office:value-type="float" office:value="2.34375">
                <text:p>2.34375</text:p>
              </table:table-cell>
              <table:table-cell office:value-type="float" office:value="12.412213740458">
                <text:p>12.412213740458</text:p>
              </table:table-cell>
              <table:table-cell office:value-type="float" office:value="23.82">
                <text:p>23.8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865331.21875">
                <text:p>2865331.21875</text:p>
              </table:table-cell>
              <table:table-cell office:value-type="float" office:value="-3.9794921875">
                <text:p>-3.9794921875</text:p>
              </table:table-cell>
              <table:table-cell office:value-type="float" office:value="-8.08396946564885">
                <text:p>-8.08396946564885</text:p>
              </table:table-cell>
              <table:table-cell office:value-type="float" office:value="23.55">
                <text:p>23.5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76694.40625">
                <text:p>2876694.40625</text:p>
              </table:table-cell>
              <table:table-cell office:value-type="float" office:value="7.87353515625">
                <text:p>7.87353515625</text:p>
              </table:table-cell>
              <table:table-cell office:value-type="float" office:value="-7.75572519083969">
                <text:p>-7.75572519083969</text:p>
              </table:table-cell>
              <table:table-cell office:value-type="float" office:value="25.81">
                <text:p>25.8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888034.6875">
                <text:p>2888034.6875</text:p>
              </table:table-cell>
              <table:table-cell office:value-type="float" office:value="-0.93994140625">
                <text:p>-0.93994140625</text:p>
              </table:table-cell>
              <table:table-cell office:value-type="float" office:value="-7.70992366412214">
                <text:p>-7.70992366412214</text:p>
              </table:table-cell>
              <table:table-cell office:value-type="float" office:value="29.19">
                <text:p>29.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899379.796875">
                <text:p>2899379.796875</text:p>
              </table:table-cell>
              <table:table-cell office:value-type="float" office:value="2.4658203125">
                <text:p>2.4658203125</text:p>
              </table:table-cell>
              <table:table-cell office:value-type="float" office:value="10.4732824427481">
                <text:p>10.4732824427481</text:p>
              </table:table-cell>
              <table:table-cell office:value-type="float" office:value="26.13">
                <text:p>26.1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910680">
                <text:p>2910680</text:p>
              </table:table-cell>
              <table:table-cell office:value-type="float" office:value="0.01220703125">
                <text:p>0.01220703125</text:p>
              </table:table-cell>
              <table:table-cell office:value-type="float" office:value="-6.14503816793893">
                <text:p>-6.14503816793893</text:p>
              </table:table-cell>
              <table:table-cell office:value-type="float" office:value="25.92">
                <text:p>25.9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922039.90625">
                <text:p>2922039.90625</text:p>
              </table:table-cell>
              <table:table-cell office:value-type="float" office:value="9.21630859375">
                <text:p>9.21630859375</text:p>
              </table:table-cell>
              <table:table-cell office:value-type="float" office:value="-8.41984732824428">
                <text:p>-8.41984732824428</text:p>
              </table:table-cell>
              <table:table-cell office:value-type="float" office:value="25.57">
                <text:p>25.5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933384.609375">
                <text:p>2933384.609375</text:p>
              </table:table-cell>
              <table:table-cell office:value-type="float" office:value="9.1552734375">
                <text:p>9.1552734375</text:p>
              </table:table-cell>
              <table:table-cell office:value-type="float" office:value="-16.4045801526718">
                <text:p>-16.4045801526718</text:p>
              </table:table-cell>
              <table:table-cell office:value-type="float" office:value="28.76">
                <text:p>28.7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44720">
                <text:p>2944720</text:p>
              </table:table-cell>
              <table:table-cell office:value-type="float" office:value="1.79443359375">
                <text:p>1.79443359375</text:p>
              </table:table-cell>
              <table:table-cell office:value-type="float" office:value="0.0534351145038168">
                <text:p>0.0534351145038168</text:p>
              </table:table-cell>
              <table:table-cell office:value-type="float" office:value="23.39">
                <text:p>23.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956029.09375">
                <text:p>2956029.09375</text:p>
              </table:table-cell>
              <table:table-cell office:value-type="float" office:value="-7.31201171875">
                <text:p>-7.31201171875</text:p>
              </table:table-cell>
              <table:table-cell office:value-type="float" office:value="-0.854961832061069">
                <text:p>-0.854961832061069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967379.609375">
                <text:p>2967379.609375</text:p>
              </table:table-cell>
              <table:table-cell office:value-type="float" office:value="-0.7568359375">
                <text:p>-0.7568359375</text:p>
              </table:table-cell>
              <table:table-cell office:value-type="float" office:value="-4.65648854961832">
                <text:p>-4.65648854961832</text:p>
              </table:table-cell>
              <table:table-cell office:value-type="float" office:value="25.02">
                <text:p>25.0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978674.09375">
                <text:p>2978674.09375</text:p>
              </table:table-cell>
              <table:table-cell office:value-type="float" office:value="6.43310546875">
                <text:p>6.43310546875</text:p>
              </table:table-cell>
              <table:table-cell office:value-type="float" office:value="-15.7480916030534">
                <text:p>-15.7480916030534</text:p>
              </table:table-cell>
              <table:table-cell office:value-type="float" office:value="25.81">
                <text:p>25.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597cm" svg:height="9.606cm" xlink:href=".." xlink:type="simple" chart:class="chart:scatter" chart:style-name="ch1">
        <chart:legend chart:legend-position="end" svg:x="23.433cm" svg:y="4.255cm" style:legend-expansion="high" chart:style-name="ch2"/>
        <chart:plot-area chart:style-name="ch3" table:cell-range-address="Sheet1.B1:Sheet1.B265 Sheet1.R1:Sheet1.R265 Sheet1.U1:Sheet1.U265" chart:data-source-has-labels="row" svg:x="0.961cm" svg:y="0.903cm" svg:width="21.45cm" svg:height="8.091cm">
          <chartooo:coordinate-region svg:x="1.688cm" svg:y="1.102cm" svg:width="20.074cm" svg:height="7.6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R2:Sheet1.R265" chart:label-cell-address="Sheet1.R1:Sheet1.R1" chart:class="chart:scatter">
            <chart:domain table:cell-range-address="Sheet1.B2:Sheet1.B265"/>
            <chart:data-point chart:repeated="264"/>
          </chart:series>
          <chart:series chart:style-name="ch7" chart:values-cell-range-address="Sheet1.U2:Sheet1.U265" chart:label-cell-address="Sheet1.U1:Sheet1.U1" chart:class="chart:scatter">
            <chart:data-point chart:repeated="2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</text:p>
                <draw:g>
                  <svg:desc>Sheet1.R1:Sheet1.R1</svg:desc>
                </draw:g>
              </table:table-cell>
              <table:table-cell office:value-type="string">
                <text:p>angle</text:p>
                <draw:g>
                  <svg:desc>Sheet1.U1:Sheet1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40.40625">
                <text:p>2340.40625</text:p>
                <draw:g>
                  <svg:desc>Sheet1.B2:Sheet1.B265</svg:desc>
                </draw:g>
              </table:table-cell>
              <table:table-cell office:value-type="float" office:value="25.26">
                <text:p>25.26</text:p>
                <draw:g>
                  <svg:desc>Sheet1.R2:Sheet1.R265</svg:desc>
                </draw:g>
              </table:table-cell>
              <table:table-cell office:value-type="float" office:value="-60">
                <text:p>-60</text:p>
                <draw:g>
                  <svg:desc>Sheet1.U2:Sheet1.U2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669.796875">
                <text:p>13669.796875</text:p>
              </table:table-cell>
              <table:table-cell office:value-type="float" office:value="24.94">
                <text:p>24.94</text:p>
              </table:table-cell>
              <table:table-cell office:value-type="float" office:value="-59.9805176824905">
                <text:p>-59.98051768249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145.59375">
                <text:p>25145.59375</text:p>
              </table:table-cell>
              <table:table-cell office:value-type="float" office:value="25.18">
                <text:p>25.18</text:p>
              </table:table-cell>
              <table:table-cell office:value-type="float" office:value="-60.0027176520754">
                <text:p>-60.0027176520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451.5">
                <text:p>36451.5</text:p>
              </table:table-cell>
              <table:table-cell office:value-type="float" office:value="24.87">
                <text:p>24.87</text:p>
              </table:table-cell>
              <table:table-cell office:value-type="float" office:value="-60.1696544577886">
                <text:p>-60.16965445778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812.5">
                <text:p>47812.5</text:p>
              </table:table-cell>
              <table:table-cell office:value-type="float" office:value="26.88">
                <text:p>26.88</text:p>
              </table:table-cell>
              <table:table-cell office:value-type="float" office:value="-60.1134374182512">
                <text:p>-60.1134374182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087.796875">
                <text:p>59087.796875</text:p>
              </table:table-cell>
              <table:table-cell office:value-type="float" office:value="24.72">
                <text:p>24.72</text:p>
              </table:table-cell>
              <table:table-cell office:value-type="float" office:value="-59.952917387682">
                <text:p>-59.9529173876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440.71875">
                <text:p>70440.71875</text:p>
              </table:table-cell>
              <table:table-cell office:value-type="float" office:value="25.16">
                <text:p>25.16</text:p>
              </table:table-cell>
              <table:table-cell office:value-type="float" office:value="-59.9243290423138">
                <text:p>-59.92432904231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727.71875">
                <text:p>81727.71875</text:p>
              </table:table-cell>
              <table:table-cell office:value-type="float" office:value="24.65">
                <text:p>24.65</text:p>
              </table:table-cell>
              <table:table-cell office:value-type="float" office:value="-59.3787286285716">
                <text:p>-59.37872862857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3110.703125">
                <text:p>93110.703125</text:p>
              </table:table-cell>
              <table:table-cell office:value-type="float" office:value="24.81">
                <text:p>24.81</text:p>
              </table:table-cell>
              <table:table-cell office:value-type="float" office:value="-59.3213919197883">
                <text:p>-59.32139191978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380.3125">
                <text:p>104380.3125</text:p>
              </table:table-cell>
              <table:table-cell office:value-type="float" office:value="25.13">
                <text:p>25.13</text:p>
              </table:table-cell>
              <table:table-cell office:value-type="float" office:value="-59.1496015754288">
                <text:p>-59.14960157542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884.703125">
                <text:p>115884.703125</text:p>
              </table:table-cell>
              <table:table-cell office:value-type="float" office:value="49.3">
                <text:p>49.3</text:p>
              </table:table-cell>
              <table:table-cell office:value-type="float" office:value="-59.108356860237">
                <text:p>-59.1083568602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7119.203125">
                <text:p>127119.203125</text:p>
              </table:table-cell>
              <table:table-cell office:value-type="float" office:value="15.57">
                <text:p>15.57</text:p>
              </table:table-cell>
              <table:table-cell office:value-type="float" office:value="-59.1739582851744">
                <text:p>-59.17395828517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8400.90625">
                <text:p>138400.90625</text:p>
              </table:table-cell>
              <table:table-cell office:value-type="float" office:value="15.56">
                <text:p>15.56</text:p>
              </table:table-cell>
              <table:table-cell office:value-type="float" office:value="-59.7021747152486">
                <text:p>-59.70217471524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9725">
                <text:p>149725</text:p>
              </table:table-cell>
              <table:table-cell office:value-type="float" office:value="16.18">
                <text:p>16.18</text:p>
              </table:table-cell>
              <table:table-cell office:value-type="float" office:value="-59.7619932199895">
                <text:p>-59.76199321998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975">
                <text:p>160975</text:p>
              </table:table-cell>
              <table:table-cell office:value-type="float" office:value="16.05">
                <text:p>16.05</text:p>
              </table:table-cell>
              <table:table-cell office:value-type="float" office:value="-59.7180979852414">
                <text:p>-59.71809798524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2381.109375">
                <text:p>172381.109375</text:p>
              </table:table-cell>
              <table:table-cell office:value-type="float" office:value="25.13">
                <text:p>25.13</text:p>
              </table:table-cell>
              <table:table-cell office:value-type="float" office:value="-59.7010040509421">
                <text:p>-59.70100405094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3780.3125">
                <text:p>183780.3125</text:p>
              </table:table-cell>
              <table:table-cell office:value-type="float" office:value="26.22">
                <text:p>26.22</text:p>
              </table:table-cell>
              <table:table-cell office:value-type="float" office:value="-60.2817138721179">
                <text:p>-60.28171387211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5168.515625">
                <text:p>195168.515625</text:p>
              </table:table-cell>
              <table:table-cell office:value-type="float" office:value="24.75">
                <text:p>24.75</text:p>
              </table:table-cell>
              <table:table-cell office:value-type="float" office:value="-60.3534205118988">
                <text:p>-60.35342051189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6425.390625">
                <text:p>206425.390625</text:p>
              </table:table-cell>
              <table:table-cell office:value-type="float" office:value="16.91">
                <text:p>16.91</text:p>
              </table:table-cell>
              <table:table-cell office:value-type="float" office:value="-60.2895576867038">
                <text:p>-60.28955768670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7833.109375">
                <text:p>217833.109375</text:p>
              </table:table-cell>
              <table:table-cell office:value-type="float" office:value="25.04">
                <text:p>25.04</text:p>
              </table:table-cell>
              <table:table-cell office:value-type="float" office:value="-60.1135902746205">
                <text:p>-60.11359027462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9135.09375">
                <text:p>229135.09375</text:p>
              </table:table-cell>
              <table:table-cell office:value-type="float" office:value="24.58">
                <text:p>24.58</text:p>
              </table:table-cell>
              <table:table-cell office:value-type="float" office:value="-59.3294984846338">
                <text:p>-59.32949848463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0493.40625">
                <text:p>240493.40625</text:p>
              </table:table-cell>
              <table:table-cell office:value-type="float" office:value="25.14">
                <text:p>25.14</text:p>
              </table:table-cell>
              <table:table-cell office:value-type="float" office:value="-60.1182128744354">
                <text:p>-60.11821287443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1781.40625">
                <text:p>251781.40625</text:p>
              </table:table-cell>
              <table:table-cell office:value-type="float" office:value="24.9">
                <text:p>24.9</text:p>
              </table:table-cell>
              <table:table-cell office:value-type="float" office:value="-59.7110834541365">
                <text:p>-59.71108345413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3126.296875">
                <text:p>263126.296875</text:p>
              </table:table-cell>
              <table:table-cell office:value-type="float" office:value="24.23">
                <text:p>24.23</text:p>
              </table:table-cell>
              <table:table-cell office:value-type="float" office:value="-59.7036644448821">
                <text:p>-59.70366444488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4424.71875">
                <text:p>274424.71875</text:p>
              </table:table-cell>
              <table:table-cell office:value-type="float" office:value="25.94">
                <text:p>25.94</text:p>
              </table:table-cell>
              <table:table-cell office:value-type="float" office:value="-59.4110797652401">
                <text:p>-59.41107976524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5828.515625">
                <text:p>285828.515625</text:p>
              </table:table-cell>
              <table:table-cell office:value-type="float" office:value="25.89">
                <text:p>25.89</text:p>
              </table:table-cell>
              <table:table-cell office:value-type="float" office:value="-58.8376700139239">
                <text:p>-58.83767001392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7108.09375">
                <text:p>297108.09375</text:p>
              </table:table-cell>
              <table:table-cell office:value-type="float" office:value="25.11">
                <text:p>25.11</text:p>
              </table:table-cell>
              <table:table-cell office:value-type="float" office:value="-58.9268420967084">
                <text:p>-58.92684209670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8485.8125">
                <text:p>308485.8125</text:p>
              </table:table-cell>
              <table:table-cell office:value-type="float" office:value="24.6">
                <text:p>24.6</text:p>
              </table:table-cell>
              <table:table-cell office:value-type="float" office:value="-58.8387385503372">
                <text:p>-58.83873855033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9781.203125">
                <text:p>319781.203125</text:p>
              </table:table-cell>
              <table:table-cell office:value-type="float" office:value="24.87">
                <text:p>24.87</text:p>
              </table:table-cell>
              <table:table-cell office:value-type="float" office:value="-58.742651174965">
                <text:p>-58.7426511749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1129.109375">
                <text:p>331129.109375</text:p>
              </table:table-cell>
              <table:table-cell office:value-type="float" office:value="25.18">
                <text:p>25.18</text:p>
              </table:table-cell>
              <table:table-cell office:value-type="float" office:value="-59.1396708554256">
                <text:p>-59.13967085542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2418.71875">
                <text:p>342418.71875</text:p>
              </table:table-cell>
              <table:table-cell office:value-type="float" office:value="21.47">
                <text:p>21.47</text:p>
              </table:table-cell>
              <table:table-cell office:value-type="float" office:value="-58.7718826267713">
                <text:p>-58.77188262677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3792.609375">
                <text:p>353792.609375</text:p>
              </table:table-cell>
              <table:table-cell office:value-type="float" office:value="25.08">
                <text:p>25.08</text:p>
              </table:table-cell>
              <table:table-cell office:value-type="float" office:value="-58.5716671235679">
                <text:p>-58.57166712356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5076.796875">
                <text:p>365076.796875</text:p>
              </table:table-cell>
              <table:table-cell office:value-type="float" office:value="24.89">
                <text:p>24.89</text:p>
              </table:table-cell>
              <table:table-cell office:value-type="float" office:value="-58.7907928370365">
                <text:p>-58.79079283703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6429.3125">
                <text:p>376429.3125</text:p>
              </table:table-cell>
              <table:table-cell office:value-type="float" office:value="25.15">
                <text:p>25.15</text:p>
              </table:table-cell>
              <table:table-cell office:value-type="float" office:value="-58.7279733424141">
                <text:p>-58.72797334241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7653.203125">
                <text:p>387653.203125</text:p>
              </table:table-cell>
              <table:table-cell office:value-type="float" office:value="15.4">
                <text:p>15.4</text:p>
              </table:table-cell>
              <table:table-cell office:value-type="float" office:value="-59.2701424061001">
                <text:p>-59.2701424061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8947.796875">
                <text:p>398947.796875</text:p>
              </table:table-cell>
              <table:table-cell office:value-type="float" office:value="16.76">
                <text:p>16.76</text:p>
              </table:table-cell>
              <table:table-cell office:value-type="float" office:value="-59.5063833735793">
                <text:p>-59.50638337357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0199.796875">
                <text:p>410199.796875</text:p>
              </table:table-cell>
              <table:table-cell office:value-type="float" office:value="17.12">
                <text:p>17.12</text:p>
              </table:table-cell>
              <table:table-cell office:value-type="float" office:value="-59.5030320658405">
                <text:p>-59.50303206584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1497.5">
                <text:p>421497.5</text:p>
              </table:table-cell>
              <table:table-cell office:value-type="float" office:value="16.03">
                <text:p>16.03</text:p>
              </table:table-cell>
              <table:table-cell office:value-type="float" office:value="-59.6556425391468">
                <text:p>-59.65564253914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2810.890625">
                <text:p>432810.890625</text:p>
              </table:table-cell>
              <table:table-cell office:value-type="float" office:value="25.91">
                <text:p>25.91</text:p>
              </table:table-cell>
              <table:table-cell office:value-type="float" office:value="-60.1268968460452">
                <text:p>-60.12689684604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4198.90625">
                <text:p>444198.90625</text:p>
              </table:table-cell>
              <table:table-cell office:value-type="float" office:value="16.83">
                <text:p>16.83</text:p>
              </table:table-cell>
              <table:table-cell office:value-type="float" office:value="-60.3437381731987">
                <text:p>-60.34373817319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5419.109375">
                <text:p>455419.109375</text:p>
              </table:table-cell>
              <table:table-cell office:value-type="float" office:value="16.01">
                <text:p>16.01</text:p>
              </table:table-cell>
              <table:table-cell office:value-type="float" office:value="-60.3067940663425">
                <text:p>-60.30679406634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6822.40625">
                <text:p>466822.40625</text:p>
              </table:table-cell>
              <table:table-cell office:value-type="float" office:value="25.43">
                <text:p>25.43</text:p>
              </table:table-cell>
              <table:table-cell office:value-type="float" office:value="-60.2511349562466">
                <text:p>-60.25113495624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8258.90625">
                <text:p>478258.90625</text:p>
              </table:table-cell>
              <table:table-cell office:value-type="float" office:value="49.52">
                <text:p>49.52</text:p>
              </table:table-cell>
              <table:table-cell office:value-type="float" office:value="-60.090909445218">
                <text:p>-60.0909094452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9616.09375">
                <text:p>489616.09375</text:p>
              </table:table-cell>
              <table:table-cell office:value-type="float" office:value="26.06">
                <text:p>26.06</text:p>
              </table:table-cell>
              <table:table-cell office:value-type="float" office:value="-60.2813840610608">
                <text:p>-60.28138406106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0905.203125">
                <text:p>500905.203125</text:p>
              </table:table-cell>
              <table:table-cell office:value-type="float" office:value="24.26">
                <text:p>24.26</text:p>
              </table:table-cell>
              <table:table-cell office:value-type="float" office:value="-60.1601882888329">
                <text:p>-60.16018828883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2232.296875">
                <text:p>512232.296875</text:p>
              </table:table-cell>
              <table:table-cell office:value-type="float" office:value="15.98">
                <text:p>15.98</text:p>
              </table:table-cell>
              <table:table-cell office:value-type="float" office:value="-60.2545426546164">
                <text:p>-60.25454265461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3732.703125">
                <text:p>523732.703125</text:p>
              </table:table-cell>
              <table:table-cell office:value-type="float" office:value="48.69">
                <text:p>48.69</text:p>
              </table:table-cell>
              <table:table-cell office:value-type="float" office:value="-60.2404624915288">
                <text:p>-60.24046249152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5153.90625">
                <text:p>535153.90625</text:p>
              </table:table-cell>
              <table:table-cell office:value-type="float" office:value="24.31">
                <text:p>24.31</text:p>
              </table:table-cell>
              <table:table-cell office:value-type="float" office:value="-59.9953378343748">
                <text:p>-59.99533783437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6446">
                <text:p>546446</text:p>
              </table:table-cell>
              <table:table-cell office:value-type="float" office:value="24">
                <text:p>24</text:p>
              </table:table-cell>
              <table:table-cell office:value-type="float" office:value="-59.8930546911176">
                <text:p>-59.89305469111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7761.3125">
                <text:p>557761.3125</text:p>
              </table:table-cell>
              <table:table-cell office:value-type="float" office:value="16.71">
                <text:p>16.71</text:p>
              </table:table-cell>
              <table:table-cell office:value-type="float" office:value="-60.6402492837218">
                <text:p>-60.64024928372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9017.21875">
                <text:p>569017.21875</text:p>
              </table:table-cell>
              <table:table-cell office:value-type="float" office:value="16.03">
                <text:p>16.03</text:p>
              </table:table-cell>
              <table:table-cell office:value-type="float" office:value="-60.4786735144119">
                <text:p>-60.47867351441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0367.109375">
                <text:p>580367.109375</text:p>
              </table:table-cell>
              <table:table-cell office:value-type="float" office:value="25.04">
                <text:p>25.04</text:p>
              </table:table-cell>
              <table:table-cell office:value-type="float" office:value="-61.3148817115855">
                <text:p>-61.31488171158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1625.890625">
                <text:p>591625.890625</text:p>
              </table:table-cell>
              <table:table-cell office:value-type="float" office:value="13.59">
                <text:p>13.59</text:p>
              </table:table-cell>
              <table:table-cell office:value-type="float" office:value="-60.5012463805503">
                <text:p>-60.50124638055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2978.203125">
                <text:p>602978.203125</text:p>
              </table:table-cell>
              <table:table-cell office:value-type="float" office:value="24.77">
                <text:p>24.77</text:p>
              </table:table-cell>
              <table:table-cell office:value-type="float" office:value="-60.7654530249813">
                <text:p>-60.76545302498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14201.390625">
                <text:p>614201.390625</text:p>
              </table:table-cell>
              <table:table-cell office:value-type="float" office:value="15.25">
                <text:p>15.25</text:p>
              </table:table-cell>
              <table:table-cell office:value-type="float" office:value="-61.4646259688948">
                <text:p>-61.46462596889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5676.90625">
                <text:p>625676.90625</text:p>
              </table:table-cell>
              <table:table-cell office:value-type="float" office:value="38.17">
                <text:p>38.17</text:p>
              </table:table-cell>
              <table:table-cell office:value-type="float" office:value="-62.0480800352755">
                <text:p>-62.04808003527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36902.890625">
                <text:p>636902.890625</text:p>
              </table:table-cell>
              <table:table-cell office:value-type="float" office:value="15.71">
                <text:p>15.71</text:p>
              </table:table-cell>
              <table:table-cell office:value-type="float" office:value="-61.168964644613">
                <text:p>-61.1689646446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48196.3125">
                <text:p>648196.3125</text:p>
              </table:table-cell>
              <table:table-cell office:value-type="float" office:value="15">
                <text:p>15</text:p>
              </table:table-cell>
              <table:table-cell office:value-type="float" office:value="-59.627263652651">
                <text:p>-59.6272636526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59485.71875">
                <text:p>659485.71875</text:p>
              </table:table-cell>
              <table:table-cell office:value-type="float" office:value="16.73">
                <text:p>16.73</text:p>
              </table:table-cell>
              <table:table-cell office:value-type="float" office:value="-58.0355436121839">
                <text:p>-58.03554361218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0785.109375">
                <text:p>670785.109375</text:p>
              </table:table-cell>
              <table:table-cell office:value-type="float" office:value="15.11">
                <text:p>15.11</text:p>
              </table:table-cell>
              <table:table-cell office:value-type="float" office:value="-58.894567189487">
                <text:p>-58.8945671894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2033.296875">
                <text:p>682033.296875</text:p>
              </table:table-cell>
              <table:table-cell office:value-type="float" office:value="16.65">
                <text:p>16.65</text:p>
              </table:table-cell>
              <table:table-cell office:value-type="float" office:value="-59.6252110317659">
                <text:p>-59.62521103176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3329.703125">
                <text:p>693329.703125</text:p>
              </table:table-cell>
              <table:table-cell office:value-type="float" office:value="15.59">
                <text:p>15.59</text:p>
              </table:table-cell>
              <table:table-cell office:value-type="float" office:value="-59.2085609529484">
                <text:p>-59.20856095294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4571.3125">
                <text:p>704571.3125</text:p>
              </table:table-cell>
              <table:table-cell office:value-type="float" office:value="15.86">
                <text:p>15.86</text:p>
              </table:table-cell>
              <table:table-cell office:value-type="float" office:value="-59.198752403856">
                <text:p>-59.1987524038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15877.8125">
                <text:p>715877.8125</text:p>
              </table:table-cell>
              <table:table-cell office:value-type="float" office:value="16.17">
                <text:p>16.17</text:p>
              </table:table-cell>
              <table:table-cell office:value-type="float" office:value="-60.038726410526">
                <text:p>-60.0387264105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27128.5">
                <text:p>727128.5</text:p>
              </table:table-cell>
              <table:table-cell office:value-type="float" office:value="15.83">
                <text:p>15.83</text:p>
              </table:table-cell>
              <table:table-cell office:value-type="float" office:value="-60.1129934048584">
                <text:p>-60.11299340485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38412.609375">
                <text:p>738412.609375</text:p>
              </table:table-cell>
              <table:table-cell office:value-type="float" office:value="14.65">
                <text:p>14.65</text:p>
              </table:table-cell>
              <table:table-cell office:value-type="float" office:value="-60.5761202107832">
                <text:p>-60.57612021078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49863.71875">
                <text:p>749863.71875</text:p>
              </table:table-cell>
              <table:table-cell office:value-type="float" office:value="37.69">
                <text:p>37.69</text:p>
              </table:table-cell>
              <table:table-cell office:value-type="float" office:value="-59.1214633093109">
                <text:p>-59.12146330931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61096.609375">
                <text:p>761096.609375</text:p>
              </table:table-cell>
              <table:table-cell office:value-type="float" office:value="15.57">
                <text:p>15.57</text:p>
              </table:table-cell>
              <table:table-cell office:value-type="float" office:value="-58.4226275247563">
                <text:p>-58.42262752475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72450.890625">
                <text:p>772450.890625</text:p>
              </table:table-cell>
              <table:table-cell office:value-type="float" office:value="15.37">
                <text:p>15.37</text:p>
              </table:table-cell>
              <table:table-cell office:value-type="float" office:value="-59.3185836544854">
                <text:p>-59.31858365448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83814.90625">
                <text:p>783814.90625</text:p>
              </table:table-cell>
              <table:table-cell office:value-type="float" office:value="15.28">
                <text:p>15.28</text:p>
              </table:table-cell>
              <table:table-cell office:value-type="float" office:value="-59.7982517446352">
                <text:p>-59.79825174463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95139.71875">
                <text:p>795139.71875</text:p>
              </table:table-cell>
              <table:table-cell office:value-type="float" office:value="15.1">
                <text:p>15.1</text:p>
              </table:table-cell>
              <table:table-cell office:value-type="float" office:value="-60.1994525166366">
                <text:p>-60.19945251663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06414.90625">
                <text:p>806414.90625</text:p>
              </table:table-cell>
              <table:table-cell office:value-type="float" office:value="15.52">
                <text:p>15.52</text:p>
              </table:table-cell>
              <table:table-cell office:value-type="float" office:value="-60.8822372616283">
                <text:p>-60.88223726162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17722.3125">
                <text:p>817722.3125</text:p>
              </table:table-cell>
              <table:table-cell office:value-type="float" office:value="14.81">
                <text:p>14.81</text:p>
              </table:table-cell>
              <table:table-cell office:value-type="float" office:value="-61.4807288027746">
                <text:p>-61.48072880277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28951.109375">
                <text:p>828951.109375</text:p>
              </table:table-cell>
              <table:table-cell office:value-type="float" office:value="15.28">
                <text:p>15.28</text:p>
              </table:table-cell>
              <table:table-cell office:value-type="float" office:value="-62.0304499256694">
                <text:p>-62.03044992566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0261">
                <text:p>840261</text:p>
              </table:table-cell>
              <table:table-cell office:value-type="float" office:value="16.32">
                <text:p>16.32</text:p>
              </table:table-cell>
              <table:table-cell office:value-type="float" office:value="-62.5032075928288">
                <text:p>-62.50320759282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1531.90625">
                <text:p>851531.90625</text:p>
              </table:table-cell>
              <table:table-cell office:value-type="float" office:value="15.23">
                <text:p>15.23</text:p>
              </table:table-cell>
              <table:table-cell office:value-type="float" office:value="-63.1927815761105">
                <text:p>-63.19278157611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2883.609375">
                <text:p>862883.609375</text:p>
              </table:table-cell>
              <table:table-cell office:value-type="float" office:value="16.59">
                <text:p>16.59</text:p>
              </table:table-cell>
              <table:table-cell office:value-type="float" office:value="-64.2590814789395">
                <text:p>-64.25908147893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4131.296875">
                <text:p>874131.296875</text:p>
              </table:table-cell>
              <table:table-cell office:value-type="float" office:value="15.39">
                <text:p>15.39</text:p>
              </table:table-cell>
              <table:table-cell office:value-type="float" office:value="-62.5603273600954">
                <text:p>-62.56032736009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5466">
                <text:p>885466</text:p>
              </table:table-cell>
              <table:table-cell office:value-type="float" office:value="16.07">
                <text:p>16.07</text:p>
              </table:table-cell>
              <table:table-cell office:value-type="float" office:value="-63.2570717760376">
                <text:p>-63.25707177603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6764.109375">
                <text:p>896764.109375</text:p>
              </table:table-cell>
              <table:table-cell office:value-type="float" office:value="23.44">
                <text:p>23.44</text:p>
              </table:table-cell>
              <table:table-cell office:value-type="float" office:value="-62.0353078005598">
                <text:p>-62.03530780055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8060.203125">
                <text:p>908060.203125</text:p>
              </table:table-cell>
              <table:table-cell office:value-type="float" office:value="15.69">
                <text:p>15.69</text:p>
              </table:table-cell>
              <table:table-cell office:value-type="float" office:value="-62.8837792000114">
                <text:p>-62.88377920001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19381.296875">
                <text:p>919381.296875</text:p>
              </table:table-cell>
              <table:table-cell office:value-type="float" office:value="15.66">
                <text:p>15.66</text:p>
              </table:table-cell>
              <table:table-cell office:value-type="float" office:value="-62.511220117681">
                <text:p>-62.5112201176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30716.515625">
                <text:p>930716.515625</text:p>
              </table:table-cell>
              <table:table-cell office:value-type="float" office:value="15.59">
                <text:p>15.59</text:p>
              </table:table-cell>
              <table:table-cell office:value-type="float" office:value="-63.583190163085">
                <text:p>-63.5831901630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42024.515625">
                <text:p>942024.515625</text:p>
              </table:table-cell>
              <table:table-cell office:value-type="float" office:value="29.77">
                <text:p>29.77</text:p>
              </table:table-cell>
              <table:table-cell office:value-type="float" office:value="-64.6124360837021">
                <text:p>-64.61243608370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53347.796875">
                <text:p>953347.796875</text:p>
              </table:table-cell>
              <table:table-cell office:value-type="float" office:value="14.98">
                <text:p>14.98</text:p>
              </table:table-cell>
              <table:table-cell office:value-type="float" office:value="-63.8631298119327">
                <text:p>-63.86312981193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64836.90625">
                <text:p>964836.90625</text:p>
              </table:table-cell>
              <table:table-cell office:value-type="float" office:value="38.95">
                <text:p>38.95</text:p>
              </table:table-cell>
              <table:table-cell office:value-type="float" office:value="-63.0144183845871">
                <text:p>-63.01441838458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76173.703125">
                <text:p>976173.703125</text:p>
              </table:table-cell>
              <table:table-cell office:value-type="float" office:value="14.18">
                <text:p>14.18</text:p>
              </table:table-cell>
              <table:table-cell office:value-type="float" office:value="-62.5346986595481">
                <text:p>-62.53469865954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87452.71875">
                <text:p>987452.71875</text:p>
              </table:table-cell>
              <table:table-cell office:value-type="float" office:value="14.19">
                <text:p>14.19</text:p>
              </table:table-cell>
              <table:table-cell office:value-type="float" office:value="-61.565664499692">
                <text:p>-61.5656644996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98752.390625">
                <text:p>998752.390625</text:p>
              </table:table-cell>
              <table:table-cell office:value-type="float" office:value="16.71">
                <text:p>16.71</text:p>
              </table:table-cell>
              <table:table-cell office:value-type="float" office:value="-60.8281672581238">
                <text:p>-60.82816725812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9989.109375">
                <text:p>1009989.109375</text:p>
              </table:table-cell>
              <table:table-cell office:value-type="float" office:value="14.13">
                <text:p>14.13</text:p>
              </table:table-cell>
              <table:table-cell office:value-type="float" office:value="-61.1061351033239">
                <text:p>-61.10613510332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21281.21875">
                <text:p>1021281.21875</text:p>
              </table:table-cell>
              <table:table-cell office:value-type="float" office:value="15.06">
                <text:p>15.06</text:p>
              </table:table-cell>
              <table:table-cell office:value-type="float" office:value="-61.6562912508519">
                <text:p>-61.65629125085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32548.796875">
                <text:p>1032548.796875</text:p>
              </table:table-cell>
              <table:table-cell office:value-type="float" office:value="15.52">
                <text:p>15.52</text:p>
              </table:table-cell>
              <table:table-cell office:value-type="float" office:value="-61.9569440816077">
                <text:p>-61.95694408160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43868.390625">
                <text:p>1043868.390625</text:p>
              </table:table-cell>
              <table:table-cell office:value-type="float" office:value="15.95">
                <text:p>15.95</text:p>
              </table:table-cell>
              <table:table-cell office:value-type="float" office:value="-60.5349765084202">
                <text:p>-60.53497650842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5098.09375">
                <text:p>1055098.09375</text:p>
              </table:table-cell>
              <table:table-cell office:value-type="float" office:value="15.62">
                <text:p>15.62</text:p>
              </table:table-cell>
              <table:table-cell office:value-type="float" office:value="-61.0893786600266">
                <text:p>-61.08937866002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66387.6875">
                <text:p>1066387.6875</text:p>
              </table:table-cell>
              <table:table-cell office:value-type="float" office:value="15.28">
                <text:p>15.28</text:p>
              </table:table-cell>
              <table:table-cell office:value-type="float" office:value="-61.7162364231811">
                <text:p>-61.71623642318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77674.09375">
                <text:p>1077674.09375</text:p>
              </table:table-cell>
              <table:table-cell office:value-type="float" office:value="14.4">
                <text:p>14.4</text:p>
              </table:table-cell>
              <table:table-cell office:value-type="float" office:value="-60.8821592048558">
                <text:p>-60.88215920485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88931.296875">
                <text:p>1088931.296875</text:p>
              </table:table-cell>
              <table:table-cell office:value-type="float" office:value="14.57">
                <text:p>14.57</text:p>
              </table:table-cell>
              <table:table-cell office:value-type="float" office:value="-60.9986634742415">
                <text:p>-60.99866347424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00236.3125">
                <text:p>1100236.3125</text:p>
              </table:table-cell>
              <table:table-cell office:value-type="float" office:value="15.73">
                <text:p>15.73</text:p>
              </table:table-cell>
              <table:table-cell office:value-type="float" office:value="-61.3585108452624">
                <text:p>-61.35851084526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11547.390625">
                <text:p>1111547.390625</text:p>
              </table:table-cell>
              <table:table-cell office:value-type="float" office:value="16.44">
                <text:p>16.44</text:p>
              </table:table-cell>
              <table:table-cell office:value-type="float" office:value="-61.5867753403085">
                <text:p>-61.58677534030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22855.296875">
                <text:p>1122855.296875</text:p>
              </table:table-cell>
              <table:table-cell office:value-type="float" office:value="14.25">
                <text:p>14.25</text:p>
              </table:table-cell>
              <table:table-cell office:value-type="float" office:value="-61.8142596122475">
                <text:p>-61.81425961224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34077.296875">
                <text:p>1134077.296875</text:p>
              </table:table-cell>
              <table:table-cell office:value-type="float" office:value="14.98">
                <text:p>14.98</text:p>
              </table:table-cell>
              <table:table-cell office:value-type="float" office:value="-61.8585595225789">
                <text:p>-61.85855952257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45378.390625">
                <text:p>1145378.390625</text:p>
              </table:table-cell>
              <table:table-cell office:value-type="float" office:value="15.13">
                <text:p>15.13</text:p>
              </table:table-cell>
              <table:table-cell office:value-type="float" office:value="-61.9773440662638">
                <text:p>-61.97734406626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56636.390625">
                <text:p>1156636.390625</text:p>
              </table:table-cell>
              <table:table-cell office:value-type="float" office:value="11.51">
                <text:p>11.51</text:p>
              </table:table-cell>
              <table:table-cell office:value-type="float" office:value="-62.6920083609881">
                <text:p>-62.69200836098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67989.203125">
                <text:p>1167989.203125</text:p>
              </table:table-cell>
              <table:table-cell office:value-type="float" office:value="15.01">
                <text:p>15.01</text:p>
              </table:table-cell>
              <table:table-cell office:value-type="float" office:value="-62.5830924095365">
                <text:p>-62.58309240953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79203.3125">
                <text:p>1179203.3125</text:p>
              </table:table-cell>
              <table:table-cell office:value-type="float" office:value="14.74">
                <text:p>14.74</text:p>
              </table:table-cell>
              <table:table-cell office:value-type="float" office:value="-63.4392750120853">
                <text:p>-63.43927501208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90538.203125">
                <text:p>1190538.203125</text:p>
              </table:table-cell>
              <table:table-cell office:value-type="float" office:value="16.52">
                <text:p>16.52</text:p>
              </table:table-cell>
              <table:table-cell office:value-type="float" office:value="-64.632804024606">
                <text:p>-64.6328040246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01836.40625">
                <text:p>1201836.40625</text:p>
              </table:table-cell>
              <table:table-cell office:value-type="float" office:value="14.35">
                <text:p>14.35</text:p>
              </table:table-cell>
              <table:table-cell office:value-type="float" office:value="-65.0886410559936">
                <text:p>-65.08864105599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13176.09375">
                <text:p>1213176.09375</text:p>
              </table:table-cell>
              <table:table-cell office:value-type="float" office:value="15.05">
                <text:p>15.05</text:p>
              </table:table-cell>
              <table:table-cell office:value-type="float" office:value="-64.9726781108279">
                <text:p>-64.97267811082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24386.5">
                <text:p>1224386.5</text:p>
              </table:table-cell>
              <table:table-cell office:value-type="float" office:value="14.11">
                <text:p>14.11</text:p>
              </table:table-cell>
              <table:table-cell office:value-type="float" office:value="-64.6085198432202">
                <text:p>-64.60851984322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35690.390625">
                <text:p>1235690.390625</text:p>
              </table:table-cell>
              <table:table-cell office:value-type="float" office:value="14.3">
                <text:p>14.3</text:p>
              </table:table-cell>
              <table:table-cell office:value-type="float" office:value="-64.5526313523672">
                <text:p>-64.55263135236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46944.5">
                <text:p>1246944.5</text:p>
              </table:table-cell>
              <table:table-cell office:value-type="float" office:value="15.42">
                <text:p>15.42</text:p>
              </table:table-cell>
              <table:table-cell office:value-type="float" office:value="-64.8395928593847">
                <text:p>-64.83959285938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58232.703125">
                <text:p>1258232.703125</text:p>
              </table:table-cell>
              <table:table-cell office:value-type="float" office:value="15.05">
                <text:p>15.05</text:p>
              </table:table-cell>
              <table:table-cell office:value-type="float" office:value="-64.7733392446827">
                <text:p>-64.77333924468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69437">
                <text:p>1269437</text:p>
              </table:table-cell>
              <table:table-cell office:value-type="float" office:value="14.69">
                <text:p>14.69</text:p>
              </table:table-cell>
              <table:table-cell office:value-type="float" office:value="-64.1069763928759">
                <text:p>-64.10697639287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80749.8125">
                <text:p>1280749.8125</text:p>
              </table:table-cell>
              <table:table-cell office:value-type="float" office:value="13.8">
                <text:p>13.8</text:p>
              </table:table-cell>
              <table:table-cell office:value-type="float" office:value="-64.2019085789974">
                <text:p>-64.20190857899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92026.109375">
                <text:p>1292026.109375</text:p>
              </table:table-cell>
              <table:table-cell office:value-type="float" office:value="25.11">
                <text:p>25.11</text:p>
              </table:table-cell>
              <table:table-cell office:value-type="float" office:value="-63.0821612590396">
                <text:p>-63.08216125903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03332.203125">
                <text:p>1303332.203125</text:p>
              </table:table-cell>
              <table:table-cell office:value-type="float" office:value="15.98">
                <text:p>15.98</text:p>
              </table:table-cell>
              <table:table-cell office:value-type="float" office:value="-62.0747118106956">
                <text:p>-62.07471181069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14568.890625">
                <text:p>1314568.890625</text:p>
              </table:table-cell>
              <table:table-cell office:value-type="float" office:value="15.08">
                <text:p>15.08</text:p>
              </table:table-cell>
              <table:table-cell office:value-type="float" office:value="-62.6841785268911">
                <text:p>-62.68417852689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25934.09375">
                <text:p>1325934.09375</text:p>
              </table:table-cell>
              <table:table-cell office:value-type="float" office:value="14.7">
                <text:p>14.7</text:p>
              </table:table-cell>
              <table:table-cell office:value-type="float" office:value="-63.6728604590966">
                <text:p>-63.67286045909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37169.21875">
                <text:p>1337169.21875</text:p>
              </table:table-cell>
              <table:table-cell office:value-type="float" office:value="15.6">
                <text:p>15.6</text:p>
              </table:table-cell>
              <table:table-cell office:value-type="float" office:value="-63.65693897272">
                <text:p>-63.656938972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48467.890625">
                <text:p>1348467.890625</text:p>
              </table:table-cell>
              <table:table-cell office:value-type="float" office:value="15.89">
                <text:p>15.89</text:p>
              </table:table-cell>
              <table:table-cell office:value-type="float" office:value="-62.9990523253028">
                <text:p>-62.99905232530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59686.109375">
                <text:p>1359686.109375</text:p>
              </table:table-cell>
              <table:table-cell office:value-type="float" office:value="18.19">
                <text:p>18.19</text:p>
              </table:table-cell>
              <table:table-cell office:value-type="float" office:value="-62.8030893936584">
                <text:p>-62.80308939365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0984.21875">
                <text:p>1370984.21875</text:p>
              </table:table-cell>
              <table:table-cell office:value-type="float" office:value="15.03">
                <text:p>15.03</text:p>
              </table:table-cell>
              <table:table-cell office:value-type="float" office:value="-62.9122552119398">
                <text:p>-62.91225521193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82199.296875">
                <text:p>1382199.296875</text:p>
              </table:table-cell>
              <table:table-cell office:value-type="float" office:value="14.5">
                <text:p>14.5</text:p>
              </table:table-cell>
              <table:table-cell office:value-type="float" office:value="-63.0753354893804">
                <text:p>-63.07533548938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93516.109375">
                <text:p>1393516.109375</text:p>
              </table:table-cell>
              <table:table-cell office:value-type="float" office:value="14.23">
                <text:p>14.23</text:p>
              </table:table-cell>
              <table:table-cell office:value-type="float" office:value="-64.5988371586481">
                <text:p>-64.59883715864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4778.21875">
                <text:p>1404778.21875</text:p>
              </table:table-cell>
              <table:table-cell office:value-type="float" office:value="14.98">
                <text:p>14.98</text:p>
              </table:table-cell>
              <table:table-cell office:value-type="float" office:value="-64.2744070370162">
                <text:p>-64.27440703701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16097.609375">
                <text:p>1416097.609375</text:p>
              </table:table-cell>
              <table:table-cell office:value-type="float" office:value="14.67">
                <text:p>14.67</text:p>
              </table:table-cell>
              <table:table-cell office:value-type="float" office:value="-65.3141486642863">
                <text:p>-65.31414866428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27341.6875">
                <text:p>1427341.6875</text:p>
              </table:table-cell>
              <table:table-cell office:value-type="float" office:value="14.57">
                <text:p>14.57</text:p>
              </table:table-cell>
              <table:table-cell office:value-type="float" office:value="-65.6127352938155">
                <text:p>-65.61273529381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38693.390625">
                <text:p>1438693.390625</text:p>
              </table:table-cell>
              <table:table-cell office:value-type="float" office:value="15.9">
                <text:p>15.9</text:p>
              </table:table-cell>
              <table:table-cell office:value-type="float" office:value="-65.3721262373905">
                <text:p>-65.37212623739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9979.015625">
                <text:p>1449979.015625</text:p>
              </table:table-cell>
              <table:table-cell office:value-type="float" office:value="15.35">
                <text:p>15.35</text:p>
              </table:table-cell>
              <table:table-cell office:value-type="float" office:value="-64.6418417964929">
                <text:p>-64.64184179649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61206.5">
                <text:p>1461206.5</text:p>
              </table:table-cell>
              <table:table-cell office:value-type="float" office:value="14.82">
                <text:p>14.82</text:p>
              </table:table-cell>
              <table:table-cell office:value-type="float" office:value="-64.5952966321995">
                <text:p>-64.59529663219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72610.984375">
                <text:p>1472610.984375</text:p>
              </table:table-cell>
              <table:table-cell office:value-type="float" office:value="27.63">
                <text:p>27.63</text:p>
              </table:table-cell>
              <table:table-cell office:value-type="float" office:value="-66.2739575679954">
                <text:p>-66.27395756799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83837.5">
                <text:p>1483837.5</text:p>
              </table:table-cell>
              <table:table-cell office:value-type="float" office:value="15.11">
                <text:p>15.11</text:p>
              </table:table-cell>
              <table:table-cell office:value-type="float" office:value="-67.8069595413969">
                <text:p>-67.80695954139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95130">
                <text:p>1495130</text:p>
              </table:table-cell>
              <table:table-cell office:value-type="float" office:value="15.91">
                <text:p>15.91</text:p>
              </table:table-cell>
              <table:table-cell office:value-type="float" office:value="-66.6082535715852">
                <text:p>-66.60825357158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06335.609375">
                <text:p>1506335.609375</text:p>
              </table:table-cell>
              <table:table-cell office:value-type="float" office:value="14.76">
                <text:p>14.76</text:p>
              </table:table-cell>
              <table:table-cell office:value-type="float" office:value="-66.224687706976">
                <text:p>-66.2246877069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17615.8125">
                <text:p>1517615.8125</text:p>
              </table:table-cell>
              <table:table-cell office:value-type="float" office:value="15.91">
                <text:p>15.91</text:p>
              </table:table-cell>
              <table:table-cell office:value-type="float" office:value="-65.4103488013575">
                <text:p>-65.41034880135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28851.3125">
                <text:p>1528851.3125</text:p>
              </table:table-cell>
              <table:table-cell office:value-type="float" office:value="16.25">
                <text:p>16.25</text:p>
              </table:table-cell>
              <table:table-cell office:value-type="float" office:value="-63.9535028999964">
                <text:p>-63.95350289999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40176.8125">
                <text:p>1540176.8125</text:p>
              </table:table-cell>
              <table:table-cell office:value-type="float" office:value="15.56">
                <text:p>15.56</text:p>
              </table:table-cell>
              <table:table-cell office:value-type="float" office:value="-64.38830247463">
                <text:p>-64.388302474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51407.71875">
                <text:p>1551407.71875</text:p>
              </table:table-cell>
              <table:table-cell office:value-type="float" office:value="15.15">
                <text:p>15.15</text:p>
              </table:table-cell>
              <table:table-cell office:value-type="float" office:value="-64.9257918223225">
                <text:p>-64.92579182232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62795.796875">
                <text:p>1562795.796875</text:p>
              </table:table-cell>
              <table:table-cell office:value-type="float" office:value="27.69">
                <text:p>27.69</text:p>
              </table:table-cell>
              <table:table-cell office:value-type="float" office:value="-64.9504081721833">
                <text:p>-64.95040817218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74039.90625">
                <text:p>1574039.90625</text:p>
              </table:table-cell>
              <table:table-cell office:value-type="float" office:value="14.33">
                <text:p>14.33</text:p>
              </table:table-cell>
              <table:table-cell office:value-type="float" office:value="-64.2175884182101">
                <text:p>-64.21758841821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85335.296875">
                <text:p>1585335.296875</text:p>
              </table:table-cell>
              <table:table-cell office:value-type="float" office:value="16.12">
                <text:p>16.12</text:p>
              </table:table-cell>
              <table:table-cell office:value-type="float" office:value="-63.1514128932858">
                <text:p>-63.15141289328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96540.203125">
                <text:p>1596540.203125</text:p>
              </table:table-cell>
              <table:table-cell office:value-type="float" office:value="14.6">
                <text:p>14.6</text:p>
              </table:table-cell>
              <table:table-cell office:value-type="float" office:value="-62.9480264084401">
                <text:p>-62.94802640844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07931.390625">
                <text:p>1607931.390625</text:p>
              </table:table-cell>
              <table:table-cell office:value-type="float" office:value="16.44">
                <text:p>16.44</text:p>
              </table:table-cell>
              <table:table-cell office:value-type="float" office:value="-62.7097538573705">
                <text:p>-62.70975385737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19213.1875">
                <text:p>1619213.1875</text:p>
              </table:table-cell>
              <table:table-cell office:value-type="float" office:value="26.89">
                <text:p>26.89</text:p>
              </table:table-cell>
              <table:table-cell office:value-type="float" office:value="-61.775037161664">
                <text:p>-61.7750371616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30511.484375">
                <text:p>1630511.484375</text:p>
              </table:table-cell>
              <table:table-cell office:value-type="float" office:value="15.77">
                <text:p>15.77</text:p>
              </table:table-cell>
              <table:table-cell office:value-type="float" office:value="-60.9393219474145">
                <text:p>-60.93932194741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41815.015625">
                <text:p>1641815.015625</text:p>
              </table:table-cell>
              <table:table-cell office:value-type="float" office:value="15.49">
                <text:p>15.49</text:p>
              </table:table-cell>
              <table:table-cell office:value-type="float" office:value="-60.8338847152887">
                <text:p>-60.83388471528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53152.296875">
                <text:p>1653152.296875</text:p>
              </table:table-cell>
              <table:table-cell office:value-type="float" office:value="14.67">
                <text:p>14.67</text:p>
              </table:table-cell>
              <table:table-cell office:value-type="float" office:value="-60.1545110077434">
                <text:p>-60.15451100774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64471.5">
                <text:p>1664471.5</text:p>
              </table:table-cell>
              <table:table-cell office:value-type="float" office:value="15.03">
                <text:p>15.03</text:p>
              </table:table-cell>
              <table:table-cell office:value-type="float" office:value="-60.1995553444826">
                <text:p>-60.19955534448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75779.40625">
                <text:p>1675779.40625</text:p>
              </table:table-cell>
              <table:table-cell office:value-type="float" office:value="32.62">
                <text:p>32.62</text:p>
              </table:table-cell>
              <table:table-cell office:value-type="float" office:value="-60.5963956575596">
                <text:p>-60.59639565755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87076.609375">
                <text:p>1687076.609375</text:p>
              </table:table-cell>
              <table:table-cell office:value-type="float" office:value="15.49">
                <text:p>15.49</text:p>
              </table:table-cell>
              <table:table-cell office:value-type="float" office:value="-59.7832160000143">
                <text:p>-59.78321600001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98313.890625">
                <text:p>1698313.890625</text:p>
              </table:table-cell>
              <table:table-cell office:value-type="float" office:value="15.22">
                <text:p>15.22</text:p>
              </table:table-cell>
              <table:table-cell office:value-type="float" office:value="-60.2785746553241">
                <text:p>-60.27857465532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11082">
                <text:p>1711082</text:p>
              </table:table-cell>
              <table:table-cell office:value-type="float" office:value="16.93">
                <text:p>16.93</text:p>
              </table:table-cell>
              <table:table-cell office:value-type="float" office:value="-59.6897468704715">
                <text:p>-59.68974687047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22632.90625">
                <text:p>1722632.90625</text:p>
              </table:table-cell>
              <table:table-cell office:value-type="float" office:value="28.57">
                <text:p>28.57</text:p>
              </table:table-cell>
              <table:table-cell office:value-type="float" office:value="-58.5977543990687">
                <text:p>-58.597754399068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33962.09375">
                <text:p>1733962.09375</text:p>
              </table:table-cell>
              <table:table-cell office:value-type="float" office:value="14.74">
                <text:p>14.74</text:p>
              </table:table-cell>
              <table:table-cell office:value-type="float" office:value="-58.6692487385683">
                <text:p>-58.66924873856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45235.203125">
                <text:p>1745235.203125</text:p>
              </table:table-cell>
              <table:table-cell office:value-type="float" office:value="15.62">
                <text:p>15.62</text:p>
              </table:table-cell>
              <table:table-cell office:value-type="float" office:value="-59.2406108266547">
                <text:p>-59.24061082665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56560.421875">
                <text:p>1756560.421875</text:p>
              </table:table-cell>
              <table:table-cell office:value-type="float" office:value="15.56">
                <text:p>15.56</text:p>
              </table:table-cell>
              <table:table-cell office:value-type="float" office:value="-57.0689751517485">
                <text:p>-57.06897515174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67946.40625">
                <text:p>1767946.40625</text:p>
              </table:table-cell>
              <table:table-cell office:value-type="float" office:value="15.06">
                <text:p>15.06</text:p>
              </table:table-cell>
              <table:table-cell office:value-type="float" office:value="-57.6848616017193">
                <text:p>-57.68486160171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79205.796875">
                <text:p>1779205.796875</text:p>
              </table:table-cell>
              <table:table-cell office:value-type="float" office:value="14.65">
                <text:p>14.65</text:p>
              </table:table-cell>
              <table:table-cell office:value-type="float" office:value="-56.6704790166315">
                <text:p>-56.67047901663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90512.203125">
                <text:p>1790512.203125</text:p>
              </table:table-cell>
              <table:table-cell office:value-type="float" office:value="16.29">
                <text:p>16.29</text:p>
              </table:table-cell>
              <table:table-cell office:value-type="float" office:value="-56.9931320406643">
                <text:p>-56.99313204066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01792.8125">
                <text:p>1801792.8125</text:p>
              </table:table-cell>
              <table:table-cell office:value-type="float" office:value="16.34">
                <text:p>16.34</text:p>
              </table:table-cell>
              <table:table-cell office:value-type="float" office:value="-57.5749495644502">
                <text:p>-57.57494956445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13136.8125">
                <text:p>1813136.8125</text:p>
              </table:table-cell>
              <table:table-cell office:value-type="float" office:value="16.64">
                <text:p>16.64</text:p>
              </table:table-cell>
              <table:table-cell office:value-type="float" office:value="-57.5617582276221">
                <text:p>-57.56175822762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24351.203125">
                <text:p>1824351.203125</text:p>
              </table:table-cell>
              <table:table-cell office:value-type="float" office:value="13.94">
                <text:p>13.94</text:p>
              </table:table-cell>
              <table:table-cell office:value-type="float" office:value="-58.7312623134275">
                <text:p>-58.73126231342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35684.296875">
                <text:p>1835684.296875</text:p>
              </table:table-cell>
              <table:table-cell office:value-type="float" office:value="15.37">
                <text:p>15.37</text:p>
              </table:table-cell>
              <table:table-cell office:value-type="float" office:value="-58.300412800699">
                <text:p>-58.3004128006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46910.109375">
                <text:p>1846910.109375</text:p>
              </table:table-cell>
              <table:table-cell office:value-type="float" office:value="14.35">
                <text:p>14.35</text:p>
              </table:table-cell>
              <table:table-cell office:value-type="float" office:value="-59.4920291868606">
                <text:p>-59.49202918686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58233.296875">
                <text:p>1858233.296875</text:p>
              </table:table-cell>
              <table:table-cell office:value-type="float" office:value="13.58">
                <text:p>13.58</text:p>
              </table:table-cell>
              <table:table-cell office:value-type="float" office:value="-58.9858268426272">
                <text:p>-58.98582684262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69504.609375">
                <text:p>1869504.609375</text:p>
              </table:table-cell>
              <table:table-cell office:value-type="float" office:value="20.81">
                <text:p>20.81</text:p>
              </table:table-cell>
              <table:table-cell office:value-type="float" office:value="-59.4929430079455">
                <text:p>-59.49294300794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80904">
                <text:p>1880904</text:p>
              </table:table-cell>
              <table:table-cell office:value-type="float" office:value="33.42">
                <text:p>33.42</text:p>
              </table:table-cell>
              <table:table-cell office:value-type="float" office:value="-59.6157542336644">
                <text:p>-59.61575423366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92165.296875">
                <text:p>1892165.296875</text:p>
              </table:table-cell>
              <table:table-cell office:value-type="float" office:value="22.9">
                <text:p>22.9</text:p>
              </table:table-cell>
              <table:table-cell office:value-type="float" office:value="-58.8636777284282">
                <text:p>-58.86367772842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03507.296875">
                <text:p>1903507.296875</text:p>
              </table:table-cell>
              <table:table-cell office:value-type="float" office:value="23.61">
                <text:p>23.61</text:p>
              </table:table-cell>
              <table:table-cell office:value-type="float" office:value="-58.2673896074235">
                <text:p>-58.26738960742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14827.109375">
                <text:p>1914827.109375</text:p>
              </table:table-cell>
              <table:table-cell office:value-type="float" office:value="23.09">
                <text:p>23.09</text:p>
              </table:table-cell>
              <table:table-cell office:value-type="float" office:value="-59.6557933509382">
                <text:p>-59.65579335093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26183.3125">
                <text:p>1926183.3125</text:p>
              </table:table-cell>
              <table:table-cell office:value-type="float" office:value="24.48">
                <text:p>24.48</text:p>
              </table:table-cell>
              <table:table-cell office:value-type="float" office:value="-57.1060546010473">
                <text:p>-57.10605460104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37413.40625">
                <text:p>1937413.40625</text:p>
              </table:table-cell>
              <table:table-cell office:value-type="float" office:value="17.76">
                <text:p>17.76</text:p>
              </table:table-cell>
              <table:table-cell office:value-type="float" office:value="-58.0960131995082">
                <text:p>-58.09601319950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48778.59375">
                <text:p>1948778.59375</text:p>
              </table:table-cell>
              <table:table-cell office:value-type="float" office:value="21.2">
                <text:p>21.2</text:p>
              </table:table-cell>
              <table:table-cell office:value-type="float" office:value="-59.6709692326316">
                <text:p>-59.67096923263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60073.796875">
                <text:p>1960073.796875</text:p>
              </table:table-cell>
              <table:table-cell office:value-type="float" office:value="19.67">
                <text:p>19.67</text:p>
              </table:table-cell>
              <table:table-cell office:value-type="float" office:value="-59.7368440840238">
                <text:p>-59.73684408402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71402.609375">
                <text:p>1971402.609375</text:p>
              </table:table-cell>
              <table:table-cell office:value-type="float" office:value="18.58">
                <text:p>18.58</text:p>
              </table:table-cell>
              <table:table-cell office:value-type="float" office:value="-59.3899162135552">
                <text:p>-59.38991621355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82656.90625">
                <text:p>1982656.90625</text:p>
              </table:table-cell>
              <table:table-cell office:value-type="float" office:value="16.96">
                <text:p>16.96</text:p>
              </table:table-cell>
              <table:table-cell office:value-type="float" office:value="-59.5561858162879">
                <text:p>-59.55618581628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93997.8125">
                <text:p>1993997.8125</text:p>
              </table:table-cell>
              <table:table-cell office:value-type="float" office:value="22.78">
                <text:p>22.78</text:p>
              </table:table-cell>
              <table:table-cell office:value-type="float" office:value="-58.4861056501768">
                <text:p>-58.48610565017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05228.203125">
                <text:p>2005228.203125</text:p>
              </table:table-cell>
              <table:table-cell office:value-type="float" office:value="17.07">
                <text:p>17.07</text:p>
              </table:table-cell>
              <table:table-cell office:value-type="float" office:value="-59.9329201992678">
                <text:p>-59.93292019926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16548.296875">
                <text:p>2016548.296875</text:p>
              </table:table-cell>
              <table:table-cell office:value-type="float" office:value="18.09">
                <text:p>18.09</text:p>
              </table:table-cell>
              <table:table-cell office:value-type="float" office:value="-61.0282481383168">
                <text:p>-61.02824813831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27806.296875">
                <text:p>2027806.296875</text:p>
              </table:table-cell>
              <table:table-cell office:value-type="float" office:value="17.56">
                <text:p>17.56</text:p>
              </table:table-cell>
              <table:table-cell office:value-type="float" office:value="-60.4050917812279">
                <text:p>-60.40509178122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39126.109375">
                <text:p>2039126.109375</text:p>
              </table:table-cell>
              <table:table-cell office:value-type="float" office:value="15.5">
                <text:p>15.5</text:p>
              </table:table-cell>
              <table:table-cell office:value-type="float" office:value="-59.6732375153791">
                <text:p>-59.67323751537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50350.5">
                <text:p>2050350.5</text:p>
              </table:table-cell>
              <table:table-cell office:value-type="float" office:value="17.36">
                <text:p>17.36</text:p>
              </table:table-cell>
              <table:table-cell office:value-type="float" office:value="-58.4219386017843">
                <text:p>-58.42193860178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61662.21875">
                <text:p>2061662.21875</text:p>
              </table:table-cell>
              <table:table-cell office:value-type="float" office:value="17.73">
                <text:p>17.73</text:p>
              </table:table-cell>
              <table:table-cell office:value-type="float" office:value="-57.0956230108078">
                <text:p>-57.09562301080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72918.1875">
                <text:p>2072918.1875</text:p>
              </table:table-cell>
              <table:table-cell office:value-type="float" office:value="17.51">
                <text:p>17.51</text:p>
              </table:table-cell>
              <table:table-cell office:value-type="float" office:value="-57.5007021715363">
                <text:p>-57.50070217153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84241.1875">
                <text:p>2084241.1875</text:p>
              </table:table-cell>
              <table:table-cell office:value-type="float" office:value="16.98">
                <text:p>16.98</text:p>
              </table:table-cell>
              <table:table-cell office:value-type="float" office:value="-57.1279768775092">
                <text:p>-57.12797687750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95526.3125">
                <text:p>2095526.3125</text:p>
              </table:table-cell>
              <table:table-cell office:value-type="float" office:value="15.94">
                <text:p>15.94</text:p>
              </table:table-cell>
              <table:table-cell office:value-type="float" office:value="-56.0460571300353">
                <text:p>-56.04605713003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06858.015625">
                <text:p>2106858.015625</text:p>
              </table:table-cell>
              <table:table-cell office:value-type="float" office:value="15.52">
                <text:p>15.52</text:p>
              </table:table-cell>
              <table:table-cell office:value-type="float" office:value="-55.4016423835463">
                <text:p>-55.40164238354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18081.203125">
                <text:p>2118081.203125</text:p>
              </table:table-cell>
              <table:table-cell office:value-type="float" office:value="16.12">
                <text:p>16.12</text:p>
              </table:table-cell>
              <table:table-cell office:value-type="float" office:value="-55.2021383407418">
                <text:p>-55.20213834074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29378">
                <text:p>2129378</text:p>
              </table:table-cell>
              <table:table-cell office:value-type="float" office:value="16.71">
                <text:p>16.71</text:p>
              </table:table-cell>
              <table:table-cell office:value-type="float" office:value="-53.4985440323">
                <text:p>-53.498544032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40629.5">
                <text:p>2140629.5</text:p>
              </table:table-cell>
              <table:table-cell office:value-type="float" office:value="18.82">
                <text:p>18.82</text:p>
              </table:table-cell>
              <table:table-cell office:value-type="float" office:value="-54.1182844767971">
                <text:p>-54.11828447679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51929.109375">
                <text:p>2151929.109375</text:p>
              </table:table-cell>
              <table:table-cell office:value-type="float" office:value="17.31">
                <text:p>17.31</text:p>
              </table:table-cell>
              <table:table-cell office:value-type="float" office:value="-54.9716112222564">
                <text:p>-54.97161122225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63271.484375">
                <text:p>2163271.484375</text:p>
              </table:table-cell>
              <table:table-cell office:value-type="float" office:value="16.83">
                <text:p>16.83</text:p>
              </table:table-cell>
              <table:table-cell office:value-type="float" office:value="-55.6248867148915">
                <text:p>-55.62488671489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74512.8125">
                <text:p>2174512.8125</text:p>
              </table:table-cell>
              <table:table-cell office:value-type="float" office:value="17.05">
                <text:p>17.05</text:p>
              </table:table-cell>
              <table:table-cell office:value-type="float" office:value="-54.4242454333608">
                <text:p>-54.42424543336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85842.109375">
                <text:p>2185842.109375</text:p>
              </table:table-cell>
              <table:table-cell office:value-type="float" office:value="16.8">
                <text:p>16.8</text:p>
              </table:table-cell>
              <table:table-cell office:value-type="float" office:value="-54.3060878147699">
                <text:p>-54.30608781476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97151.203125">
                <text:p>2197151.203125</text:p>
              </table:table-cell>
              <table:table-cell office:value-type="float" office:value="16.17">
                <text:p>16.17</text:p>
              </table:table-cell>
              <table:table-cell office:value-type="float" office:value="-54.2626812600489">
                <text:p>-54.262681260048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208436.796875">
                <text:p>2208436.796875</text:p>
              </table:table-cell>
              <table:table-cell office:value-type="float" office:value="16">
                <text:p>16</text:p>
              </table:table-cell>
              <table:table-cell office:value-type="float" office:value="-53.5463458123289">
                <text:p>-53.54634581232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219676.890625">
                <text:p>2219676.890625</text:p>
              </table:table-cell>
              <table:table-cell office:value-type="float" office:value="16.98">
                <text:p>16.98</text:p>
              </table:table-cell>
              <table:table-cell office:value-type="float" office:value="-51.8120809010919">
                <text:p>-51.81208090109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231013.09375">
                <text:p>2231013.09375</text:p>
              </table:table-cell>
              <table:table-cell office:value-type="float" office:value="16.68">
                <text:p>16.68</text:p>
              </table:table-cell>
              <table:table-cell office:value-type="float" office:value="-52.3375041059469">
                <text:p>-52.337504105946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242229.90625">
                <text:p>2242229.90625</text:p>
              </table:table-cell>
              <table:table-cell office:value-type="float" office:value="16.05">
                <text:p>16.05</text:p>
              </table:table-cell>
              <table:table-cell office:value-type="float" office:value="-50.8576684739711">
                <text:p>-50.85766847397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53595.515625">
                <text:p>2253595.515625</text:p>
              </table:table-cell>
              <table:table-cell office:value-type="float" office:value="16.08">
                <text:p>16.08</text:p>
              </table:table-cell>
              <table:table-cell office:value-type="float" office:value="-51.0768298856224">
                <text:p>-51.076829885622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64914.796875">
                <text:p>2264914.796875</text:p>
              </table:table-cell>
              <table:table-cell office:value-type="float" office:value="19.24">
                <text:p>19.24</text:p>
              </table:table-cell>
              <table:table-cell office:value-type="float" office:value="-50.4646068762926">
                <text:p>-50.46460687629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76133.796875">
                <text:p>2276133.796875</text:p>
              </table:table-cell>
              <table:table-cell office:value-type="float" office:value="15.94">
                <text:p>15.94</text:p>
              </table:table-cell>
              <table:table-cell office:value-type="float" office:value="-52.2113608981179">
                <text:p>-52.21136089811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87506">
                <text:p>2287506</text:p>
              </table:table-cell>
              <table:table-cell office:value-type="float" office:value="28.71">
                <text:p>28.71</text:p>
              </table:table-cell>
              <table:table-cell office:value-type="float" office:value="-51.302809014125">
                <text:p>-51.3028090141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98799.515625">
                <text:p>2298799.515625</text:p>
              </table:table-cell>
              <table:table-cell office:value-type="float" office:value="18.43">
                <text:p>18.43</text:p>
              </table:table-cell>
              <table:table-cell office:value-type="float" office:value="-50.3664059081507">
                <text:p>-50.366405908150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10134.71875">
                <text:p>2310134.71875</text:p>
              </table:table-cell>
              <table:table-cell office:value-type="float" office:value="16.88">
                <text:p>16.88</text:p>
              </table:table-cell>
              <table:table-cell office:value-type="float" office:value="-49.0706797550402">
                <text:p>-49.07067975504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321416.890625">
                <text:p>2321416.890625</text:p>
              </table:table-cell>
              <table:table-cell office:value-type="float" office:value="16.63">
                <text:p>16.63</text:p>
              </table:table-cell>
              <table:table-cell office:value-type="float" office:value="-51.1159056071006">
                <text:p>-51.11590560710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332769.796875">
                <text:p>2332769.796875</text:p>
              </table:table-cell>
              <table:table-cell office:value-type="float" office:value="16.81">
                <text:p>16.81</text:p>
              </table:table-cell>
              <table:table-cell office:value-type="float" office:value="-51.4774390425493">
                <text:p>-51.477439042549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344006.703125">
                <text:p>2344006.703125</text:p>
              </table:table-cell>
              <table:table-cell office:value-type="float" office:value="17.73">
                <text:p>17.73</text:p>
              </table:table-cell>
              <table:table-cell office:value-type="float" office:value="-50.9939646891792">
                <text:p>-50.993964689179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355316.609375">
                <text:p>2355316.609375</text:p>
              </table:table-cell>
              <table:table-cell office:value-type="float" office:value="17.76">
                <text:p>17.76</text:p>
              </table:table-cell>
              <table:table-cell office:value-type="float" office:value="-51.0906215803908">
                <text:p>-51.09062158039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366679.296875">
                <text:p>2366679.296875</text:p>
              </table:table-cell>
              <table:table-cell office:value-type="float" office:value="19.5">
                <text:p>19.5</text:p>
              </table:table-cell>
              <table:table-cell office:value-type="float" office:value="-50.68022121343">
                <text:p>-50.680221213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377910.015625">
                <text:p>2377910.015625</text:p>
              </table:table-cell>
              <table:table-cell office:value-type="float" office:value="17.71">
                <text:p>17.71</text:p>
              </table:table-cell>
              <table:table-cell office:value-type="float" office:value="-51.4248275328398">
                <text:p>-51.42482753283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389283.609375">
                <text:p>2389283.609375</text:p>
              </table:table-cell>
              <table:table-cell office:value-type="float" office:value="19.9">
                <text:p>19.9</text:p>
              </table:table-cell>
              <table:table-cell office:value-type="float" office:value="-52.1362938578987">
                <text:p>-52.13629385789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400534.40625">
                <text:p>2400534.40625</text:p>
              </table:table-cell>
              <table:table-cell office:value-type="float" office:value="18.9">
                <text:p>18.9</text:p>
              </table:table-cell>
              <table:table-cell office:value-type="float" office:value="-51.1178080212941">
                <text:p>-51.11780802129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411919.296875">
                <text:p>2411919.296875</text:p>
              </table:table-cell>
              <table:table-cell office:value-type="float" office:value="18.41">
                <text:p>18.41</text:p>
              </table:table-cell>
              <table:table-cell office:value-type="float" office:value="-51.8035673188835">
                <text:p>-51.80356731888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423288.796875">
                <text:p>2423288.796875</text:p>
              </table:table-cell>
              <table:table-cell office:value-type="float" office:value="18.13">
                <text:p>18.13</text:p>
              </table:table-cell>
              <table:table-cell office:value-type="float" office:value="-51.0715400296385">
                <text:p>-51.071540029638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434559.09375">
                <text:p>2434559.09375</text:p>
              </table:table-cell>
              <table:table-cell office:value-type="float" office:value="21.52">
                <text:p>21.52</text:p>
              </table:table-cell>
              <table:table-cell office:value-type="float" office:value="-49.8148293208873">
                <text:p>-49.81482932088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445903.515625">
                <text:p>2445903.515625</text:p>
              </table:table-cell>
              <table:table-cell office:value-type="float" office:value="21.4">
                <text:p>21.4</text:p>
              </table:table-cell>
              <table:table-cell office:value-type="float" office:value="-48.4262526473989">
                <text:p>-48.426252647398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57203.5">
                <text:p>2457203.5</text:p>
              </table:table-cell>
              <table:table-cell office:value-type="float" office:value="19.29">
                <text:p>19.29</text:p>
              </table:table-cell>
              <table:table-cell office:value-type="float" office:value="-48.1203537573803">
                <text:p>-48.120353757380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68529.90625">
                <text:p>2468529.90625</text:p>
              </table:table-cell>
              <table:table-cell office:value-type="float" office:value="19.75">
                <text:p>19.75</text:p>
              </table:table-cell>
              <table:table-cell office:value-type="float" office:value="-46.1635877396039">
                <text:p>-46.163587739603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79807.296875">
                <text:p>2479807.296875</text:p>
              </table:table-cell>
              <table:table-cell office:value-type="float" office:value="19.31">
                <text:p>19.31</text:p>
              </table:table-cell>
              <table:table-cell office:value-type="float" office:value="-46.0184252703557">
                <text:p>-46.01842527035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491172.71875">
                <text:p>2491172.71875</text:p>
              </table:table-cell>
              <table:table-cell office:value-type="float" office:value="21.78">
                <text:p>21.78</text:p>
              </table:table-cell>
              <table:table-cell office:value-type="float" office:value="-44.8910086226538">
                <text:p>-44.89100862265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502428.3125">
                <text:p>2502428.3125</text:p>
              </table:table-cell>
              <table:table-cell office:value-type="float" office:value="21.98">
                <text:p>21.98</text:p>
              </table:table-cell>
              <table:table-cell office:value-type="float" office:value="-45.0863235140127">
                <text:p>-45.086323514012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13808.40625">
                <text:p>2513808.40625</text:p>
              </table:table-cell>
              <table:table-cell office:value-type="float" office:value="20.61">
                <text:p>20.61</text:p>
              </table:table-cell>
              <table:table-cell office:value-type="float" office:value="-47.0407156625302">
                <text:p>-47.04071566253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525163.8125">
                <text:p>2525163.8125</text:p>
              </table:table-cell>
              <table:table-cell office:value-type="float" office:value="22.12">
                <text:p>22.12</text:p>
              </table:table-cell>
              <table:table-cell office:value-type="float" office:value="-46.1957894396899">
                <text:p>-46.19578943968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536514.015625">
                <text:p>2536514.015625</text:p>
              </table:table-cell>
              <table:table-cell office:value-type="float" office:value="23.92">
                <text:p>23.92</text:p>
              </table:table-cell>
              <table:table-cell office:value-type="float" office:value="-47.6808447565736">
                <text:p>-47.68084475657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47837.015625">
                <text:p>2547837.015625</text:p>
              </table:table-cell>
              <table:table-cell office:value-type="float" office:value="24.16">
                <text:p>24.16</text:p>
              </table:table-cell>
              <table:table-cell office:value-type="float" office:value="-48.0741181882551">
                <text:p>-48.07411818825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559182.703125">
                <text:p>2559182.703125</text:p>
              </table:table-cell>
              <table:table-cell office:value-type="float" office:value="24.55">
                <text:p>24.55</text:p>
              </table:table-cell>
              <table:table-cell office:value-type="float" office:value="-45.4197681897094">
                <text:p>-45.419768189709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570483.703125">
                <text:p>2570483.703125</text:p>
              </table:table-cell>
              <table:table-cell office:value-type="float" office:value="23.58">
                <text:p>23.58</text:p>
              </table:table-cell>
              <table:table-cell office:value-type="float" office:value="-46.6479542160631">
                <text:p>-46.647954216063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581835.59375">
                <text:p>2581835.59375</text:p>
              </table:table-cell>
              <table:table-cell office:value-type="float" office:value="23.37">
                <text:p>23.37</text:p>
              </table:table-cell>
              <table:table-cell office:value-type="float" office:value="-48.9002918129203">
                <text:p>-48.900291812920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593127.703125">
                <text:p>2593127.703125</text:p>
              </table:table-cell>
              <table:table-cell office:value-type="float" office:value="26.79">
                <text:p>26.79</text:p>
              </table:table-cell>
              <table:table-cell office:value-type="float" office:value="-46.3085082899968">
                <text:p>-46.308508289996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604507.609375">
                <text:p>2604507.609375</text:p>
              </table:table-cell>
              <table:table-cell office:value-type="float" office:value="24.81">
                <text:p>24.81</text:p>
              </table:table-cell>
              <table:table-cell office:value-type="float" office:value="-46.143816475819">
                <text:p>-46.1438164758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615873.59375">
                <text:p>2615873.59375</text:p>
              </table:table-cell>
              <table:table-cell office:value-type="float" office:value="26.84">
                <text:p>26.84</text:p>
              </table:table-cell>
              <table:table-cell office:value-type="float" office:value="-45.7881952005727">
                <text:p>-45.78819520057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627257.203125">
                <text:p>2627257.203125</text:p>
              </table:table-cell>
              <table:table-cell office:value-type="float" office:value="26.6">
                <text:p>26.6</text:p>
              </table:table-cell>
              <table:table-cell office:value-type="float" office:value="-48.3170281178876">
                <text:p>-48.31702811788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638545">
                <text:p>2638545</text:p>
              </table:table-cell>
              <table:table-cell office:value-type="float" office:value="28.29">
                <text:p>28.29</text:p>
              </table:table-cell>
              <table:table-cell office:value-type="float" office:value="-46.484260506985">
                <text:p>-46.4842605069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649997.390625">
                <text:p>2649997.390625</text:p>
              </table:table-cell>
              <table:table-cell office:value-type="float" office:value="25.65">
                <text:p>25.65</text:p>
              </table:table-cell>
              <table:table-cell office:value-type="float" office:value="-43.3253745275228">
                <text:p>-43.32537452752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61279.90625">
                <text:p>2661279.90625</text:p>
              </table:table-cell>
              <table:table-cell office:value-type="float" office:value="24.4">
                <text:p>24.4</text:p>
              </table:table-cell>
              <table:table-cell office:value-type="float" office:value="-43.3185688201307">
                <text:p>-43.318568820130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672681.703125">
                <text:p>2672681.703125</text:p>
              </table:table-cell>
              <table:table-cell office:value-type="float" office:value="23.53">
                <text:p>23.53</text:p>
              </table:table-cell>
              <table:table-cell office:value-type="float" office:value="-43.2086281748827">
                <text:p>-43.208628174882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683957">
                <text:p>2683957</text:p>
              </table:table-cell>
              <table:table-cell office:value-type="float" office:value="23.37">
                <text:p>23.37</text:p>
              </table:table-cell>
              <table:table-cell office:value-type="float" office:value="-44.7861851855739">
                <text:p>-44.786185185573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695304.796875">
                <text:p>2695304.796875</text:p>
              </table:table-cell>
              <table:table-cell office:value-type="float" office:value="24.02">
                <text:p>24.02</text:p>
              </table:table-cell>
              <table:table-cell office:value-type="float" office:value="-44.0131353547155">
                <text:p>-44.01313535471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706608.59375">
                <text:p>2706608.59375</text:p>
              </table:table-cell>
              <table:table-cell office:value-type="float" office:value="23.31">
                <text:p>23.31</text:p>
              </table:table-cell>
              <table:table-cell office:value-type="float" office:value="-41.2730855829743">
                <text:p>-41.273085582974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718075">
                <text:p>2718075</text:p>
              </table:table-cell>
              <table:table-cell office:value-type="float" office:value="26.66">
                <text:p>26.66</text:p>
              </table:table-cell>
              <table:table-cell office:value-type="float" office:value="-41.1451706866774">
                <text:p>-41.145170686677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729341.59375">
                <text:p>2729341.59375</text:p>
              </table:table-cell>
              <table:table-cell office:value-type="float" office:value="24.68">
                <text:p>24.68</text:p>
              </table:table-cell>
              <table:table-cell office:value-type="float" office:value="-39.9203767224906">
                <text:p>-39.92037672249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740707.609375">
                <text:p>2740707.609375</text:p>
              </table:table-cell>
              <table:table-cell office:value-type="float" office:value="26.79">
                <text:p>26.79</text:p>
              </table:table-cell>
              <table:table-cell office:value-type="float" office:value="-39.3317881139711">
                <text:p>-39.331788113971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751995.703125">
                <text:p>2751995.703125</text:p>
              </table:table-cell>
              <table:table-cell office:value-type="float" office:value="22.81">
                <text:p>22.81</text:p>
              </table:table-cell>
              <table:table-cell office:value-type="float" office:value="-40.618130285852">
                <text:p>-40.61813028585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763374.796875">
                <text:p>2763374.796875</text:p>
              </table:table-cell>
              <table:table-cell office:value-type="float" office:value="28.94">
                <text:p>28.94</text:p>
              </table:table-cell>
              <table:table-cell office:value-type="float" office:value="-39.3167447942809">
                <text:p>-39.316744794280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774630.890625">
                <text:p>2774630.890625</text:p>
              </table:table-cell>
              <table:table-cell office:value-type="float" office:value="23.02">
                <text:p>23.02</text:p>
              </table:table-cell>
              <table:table-cell office:value-type="float" office:value="-36.7987637867541">
                <text:p>-36.798763786754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785978.6875">
                <text:p>2785978.6875</text:p>
              </table:table-cell>
              <table:table-cell office:value-type="float" office:value="22.59">
                <text:p>22.59</text:p>
              </table:table-cell>
              <table:table-cell office:value-type="float" office:value="-35.9805985957041">
                <text:p>-35.980598595704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797268.90625">
                <text:p>2797268.90625</text:p>
              </table:table-cell>
              <table:table-cell office:value-type="float" office:value="26.74">
                <text:p>26.74</text:p>
              </table:table-cell>
              <table:table-cell office:value-type="float" office:value="-38.2113345484084">
                <text:p>-38.211334548408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808678.21875">
                <text:p>2808678.21875</text:p>
              </table:table-cell>
              <table:table-cell office:value-type="float" office:value="28.12">
                <text:p>28.12</text:p>
              </table:table-cell>
              <table:table-cell office:value-type="float" office:value="-34.7171693883324">
                <text:p>-34.71716938833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819977.984375">
                <text:p>2819977.984375</text:p>
              </table:table-cell>
              <table:table-cell office:value-type="float" office:value="22.93">
                <text:p>22.93</text:p>
              </table:table-cell>
              <table:table-cell office:value-type="float" office:value="-36.446598304955">
                <text:p>-36.44659830495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831350.796875">
                <text:p>2831350.796875</text:p>
              </table:table-cell>
              <table:table-cell office:value-type="float" office:value="26.98">
                <text:p>26.98</text:p>
              </table:table-cell>
              <table:table-cell office:value-type="float" office:value="-37.0360505230162">
                <text:p>-37.036050523016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842678.203125">
                <text:p>2842678.203125</text:p>
              </table:table-cell>
              <table:table-cell office:value-type="float" office:value="28.83">
                <text:p>28.83</text:p>
              </table:table-cell>
              <table:table-cell office:value-type="float" office:value="-37.1206550284195">
                <text:p>-37.120655028419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854023.71875">
                <text:p>2854023.71875</text:p>
              </table:table-cell>
              <table:table-cell office:value-type="float" office:value="23.82">
                <text:p>23.82</text:p>
              </table:table-cell>
              <table:table-cell office:value-type="float" office:value="-33.8985730347213">
                <text:p>-33.89857303472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865331.21875">
                <text:p>2865331.21875</text:p>
              </table:table-cell>
              <table:table-cell office:value-type="float" office:value="23.55">
                <text:p>23.55</text:p>
              </table:table-cell>
              <table:table-cell office:value-type="float" office:value="-34.8846494330441">
                <text:p>-34.884649433044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76694.40625">
                <text:p>2876694.40625</text:p>
              </table:table-cell>
              <table:table-cell office:value-type="float" office:value="25.81">
                <text:p>25.81</text:p>
              </table:table-cell>
              <table:table-cell office:value-type="float" office:value="-35.5496078786628">
                <text:p>-35.54960787866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888034.6875">
                <text:p>2888034.6875</text:p>
              </table:table-cell>
              <table:table-cell office:value-type="float" office:value="29.19">
                <text:p>29.19</text:p>
              </table:table-cell>
              <table:table-cell office:value-type="float" office:value="-36.3685595873824">
                <text:p>-36.368559587382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899379.796875">
                <text:p>2899379.796875</text:p>
              </table:table-cell>
              <table:table-cell office:value-type="float" office:value="26.13">
                <text:p>26.13</text:p>
              </table:table-cell>
              <table:table-cell office:value-type="float" office:value="-33.5391086306062">
                <text:p>-33.539108630606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910680">
                <text:p>2910680</text:p>
              </table:table-cell>
              <table:table-cell office:value-type="float" office:value="25.92">
                <text:p>25.92</text:p>
              </table:table-cell>
              <table:table-cell office:value-type="float" office:value="-34.0725097982851">
                <text:p>-34.072509798285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922039.90625">
                <text:p>2922039.90625</text:p>
              </table:table-cell>
              <table:table-cell office:value-type="float" office:value="25.57">
                <text:p>25.57</text:p>
              </table:table-cell>
              <table:table-cell office:value-type="float" office:value="-34.8570235067802">
                <text:p>-34.857023506780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933384.609375">
                <text:p>2933384.609375</text:p>
              </table:table-cell>
              <table:table-cell office:value-type="float" office:value="28.76">
                <text:p>28.76</text:p>
              </table:table-cell>
              <table:table-cell office:value-type="float" office:value="-37.1920752778183">
                <text:p>-37.192075277818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44720">
                <text:p>2944720</text:p>
              </table:table-cell>
              <table:table-cell office:value-type="float" office:value="23.39">
                <text:p>23.39</text:p>
              </table:table-cell>
              <table:table-cell office:value-type="float" office:value="-36.4018718179442">
                <text:p>-36.401871817944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956029.09375">
                <text:p>2956029.09375</text:p>
              </table:table-cell>
              <table:table-cell office:value-type="float" office:value="30.6">
                <text:p>30.6</text:p>
              </table:table-cell>
              <table:table-cell office:value-type="float" office:value="-35.9876471350443">
                <text:p>-35.987647135044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967379.609375">
                <text:p>2967379.609375</text:p>
              </table:table-cell>
              <table:table-cell office:value-type="float" office:value="25.02">
                <text:p>25.02</text:p>
              </table:table-cell>
              <table:table-cell office:value-type="float" office:value="-36.1957026668186">
                <text:p>-36.19570266681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978674.09375">
                <text:p>2978674.09375</text:p>
              </table:table-cell>
              <table:table-cell office:value-type="float" office:value="25.81">
                <text:p>25.81</text:p>
              </table:table-cell>
              <table:table-cell office:value-type="float" office:value="-38.4297524583057">
                <text:p>-38.42975245830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